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921cm"/>
    </style:style>
    <style:style style:name="co8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 style:data-style-name="N137"/>
    <style:style style:name="ce1" style:family="table-cell" style:parent-style-name="Default" style:data-style-name="N140"/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24"/>
    <style:style style:name="ce16" style:family="table-cell" style:parent-style-name="Default" style:data-style-name="N144"/>
    <style:style style:name="ce17" style:family="table-cell" style:parent-style-name="Default" style:data-style-name="N119"/>
    <style:style style:name="ce18" style:family="table-cell" style:parent-style-name="Default" style:data-style-name="N118"/>
    <style:style style:name="ce7" style:family="table-cell" style:parent-style-name="Default" style:data-style-name="N125"/>
    <style:style style:name="ce8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8" table:default-cell-style-name="Default"/>
        <table:table-column table:style-name="co2" table:default-cell-style-name="ce9"/>
        <table:table-column table:style-name="co3" table:default-cell-style-name="ce9"/>
        <table:table-row table:style-name="ro1">
          <table:table-cell office:value-type="float" office:value="511150.182" calcext:value-type="float">
            <text:p>511150.182</text:p>
          </table:table-cell>
          <table:table-cell office:value-type="float" office:value="6962104.105" calcext:value-type="float">
            <text:p>6962104.105</text:p>
          </table:table-cell>
          <table:table-cell office:value-type="float" office:value="2.182" calcext:value-type="float">
            <text:p>2.182</text:p>
          </table:table-cell>
          <table:table-cell/>
          <table:table-cell office:value-type="float" office:value="511131.248" calcext:value-type="float">
            <text:p>511131.248</text:p>
          </table:table-cell>
          <table:table-cell office:value-type="float" office:value="6962105.495" calcext:value-type="float">
            <text:p>6962105.495</text:p>
          </table:table-cell>
          <table:table-cell office:value-type="float" office:value="2.182" calcext:value-type="float">
            <text:p>2.182</text:p>
          </table:table-cell>
          <table:table-cell/>
          <table:table-cell table:formula="of:=[.E1]-[.A1]" office:value-type="float" office:value="-18.9339999999502" calcext:value-type="float">
            <text:p>-18.934</text:p>
          </table:table-cell>
          <table:table-cell table:formula="of:=[.F1]-[.B1]" office:value-type="float" office:value="1.38999999966472" calcext:value-type="float">
            <text:p>1.390</text:p>
          </table:table-cell>
        </table:table-row>
        <table:table-row table:style-name="ro1">
          <table:table-cell office:value-type="float" office:value="511105.551" calcext:value-type="float">
            <text:p>511105.551</text:p>
          </table:table-cell>
          <table:table-cell office:value-type="float" office:value="6962200.017" calcext:value-type="float">
            <text:p>6962200.017</text:p>
          </table:table-cell>
          <table:table-cell office:value-type="float" office:value="6.956" calcext:value-type="float">
            <text:p>6.956</text:p>
          </table:table-cell>
          <table:table-cell/>
          <table:table-cell office:value-type="float" office:value="511086.617" calcext:value-type="float">
            <text:p>511086.617</text:p>
          </table:table-cell>
          <table:table-cell office:value-type="float" office:value="6962201.407" calcext:value-type="float">
            <text:p>6962201.407</text:p>
          </table:table-cell>
          <table:table-cell office:value-type="float" office:value="6.956" calcext:value-type="float">
            <text:p>6.956</text:p>
          </table:table-cell>
          <table:table-cell/>
          <table:table-cell table:formula="of:=[.E2]-[.A2]" office:value-type="float" office:value="-18.9339999999502" calcext:value-type="float">
            <text:p>-18.934</text:p>
          </table:table-cell>
          <table:table-cell table:formula="of:=[.F2]-[.B2]" office:value-type="float" office:value="1.38999999966472" calcext:value-type="float">
            <text:p>1.390</text:p>
          </table:table-cell>
        </table:table-row>
      </table:table>
      <table:table table:name="Sheet2" table:style-name="ta1">
        <table:table-column table:style-name="co1" table:number-columns-repeated="18" table:default-cell-style-name="Default"/>
        <table:table-row table:style-name="ro1">
          <table:table-cell office:value-type="float" office:value="511354.724" calcext:value-type="float">
            <text:p>511354.724</text:p>
          </table:table-cell>
          <table:table-cell office:value-type="float" office:value="6964890.061" calcext:value-type="float">
            <text:p>6964890.061</text:p>
          </table:table-cell>
          <table:table-cell office:value-type="float" office:value="2.182" calcext:value-type="float">
            <text:p>2.182</text:p>
          </table:table-cell>
          <table:table-cell/>
          <table:table-cell office:value-type="float" office:value="511150.182" calcext:value-type="float">
            <text:p>511150.182</text:p>
          </table:table-cell>
          <table:table-cell office:value-type="float" office:value="6962104.105" calcext:value-type="float">
            <text:p>6962104.105</text:p>
          </table:table-cell>
          <table:table-cell office:value-type="float" office:value="2.182" calcext:value-type="float">
            <text:p>2.182</text:p>
          </table:table-cell>
          <table:table-cell/>
          <table:table-cell office:value-type="float" office:value="511150.182" calcext:value-type="float">
            <text:p>511150.182</text:p>
          </table:table-cell>
          <table:table-cell office:value-type="float" office:value="6962104.105" calcext:value-type="float">
            <text:p>6962104.105</text:p>
          </table:table-cell>
          <table:table-cell office:value-type="float" office:value="2.182" calcext:value-type="float">
            <text:p>2.182</text:p>
          </table:table-cell>
          <table:table-cell/>
          <table:table-cell table:style-name="ce1" table:formula="of:=[.I1]-[.E1]" office:value-type="float" office:value="0" calcext:value-type="float">
            <text:p>0.000000</text:p>
          </table:table-cell>
          <table:table-cell table:style-name="ce1" table:formula="of:=[.J1]-[.F1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8.303" calcext:value-type="float">
            <text:p>511358.303</text:p>
          </table:table-cell>
          <table:table-cell office:value-type="float" office:value="6964893.862" calcext:value-type="float">
            <text:p>6964893.862</text:p>
          </table:table-cell>
          <table:table-cell office:value-type="float" office:value="2.176" calcext:value-type="float">
            <text:p>2.176</text:p>
          </table:table-cell>
          <table:table-cell/>
          <table:table-cell office:value-type="float" office:value="511153.76" calcext:value-type="float">
            <text:p>511153.76</text:p>
          </table:table-cell>
          <table:table-cell office:value-type="float" office:value="6962107.905" calcext:value-type="float">
            <text:p>6962107.905</text:p>
          </table:table-cell>
          <table:table-cell office:value-type="float" office:value="2.176" calcext:value-type="float">
            <text:p>2.176</text:p>
          </table:table-cell>
          <table:table-cell/>
          <table:table-cell office:value-type="float" office:value="511153.7596" calcext:value-type="float">
            <text:p>511153.7596</text:p>
          </table:table-cell>
          <table:table-cell office:value-type="float" office:value="6962107.9045" calcext:value-type="float">
            <text:p>6962107.9045</text:p>
          </table:table-cell>
          <table:table-cell office:value-type="float" office:value="2.176" calcext:value-type="float">
            <text:p>2.176</text:p>
          </table:table-cell>
          <table:table-cell/>
          <table:table-cell table:style-name="ce1" table:formula="of:=[.I2]-[.E2]" office:value-type="float" office:value="-0.000400000018998981" calcext:value-type="float">
            <text:p>-0.000400</text:p>
          </table:table-cell>
          <table:table-cell table:style-name="ce1" table:formula="of:=[.J2]-[.F2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9.24" calcext:value-type="float">
            <text:p>511359.24</text:p>
          </table:table-cell>
          <table:table-cell office:value-type="float" office:value="6964896.434" calcext:value-type="float">
            <text:p>6964896.434</text:p>
          </table:table-cell>
          <table:table-cell office:value-type="float" office:value="1.712" calcext:value-type="float">
            <text:p>1.712</text:p>
          </table:table-cell>
          <table:table-cell/>
          <table:table-cell office:value-type="float" office:value="511154.696" calcext:value-type="float">
            <text:p>511154.696</text:p>
          </table:table-cell>
          <table:table-cell office:value-type="float" office:value="6962110.476" calcext:value-type="float">
            <text:p>6962110.476</text:p>
          </table:table-cell>
          <table:table-cell office:value-type="float" office:value="1.712" calcext:value-type="float">
            <text:p>1.712</text:p>
          </table:table-cell>
          <table:table-cell/>
          <table:table-cell office:value-type="float" office:value="511154.6962" calcext:value-type="float">
            <text:p>511154.6962</text:p>
          </table:table-cell>
          <table:table-cell office:value-type="float" office:value="6962110.4754" calcext:value-type="float">
            <text:p>6962110.4754</text:p>
          </table:table-cell>
          <table:table-cell office:value-type="float" office:value="1.712" calcext:value-type="float">
            <text:p>1.712</text:p>
          </table:table-cell>
          <table:table-cell/>
          <table:table-cell table:style-name="ce1" table:formula="of:=[.I3]-[.E3]" office:value-type="float" office:value="0.00020000000949949" calcext:value-type="float">
            <text:p>0.000200</text:p>
          </table:table-cell>
          <table:table-cell table:style-name="ce1" table:formula="of:=[.J3]-[.F3]" office:value-type="float" office:value="-0.000599999912083149" calcext:value-type="float">
            <text:p>-0.000600</text:p>
          </table:table-cell>
          <table:table-cell table:number-columns-repeated="4"/>
        </table:table-row>
        <table:table-row table:style-name="ro1">
          <table:table-cell office:value-type="float" office:value="511358.88" calcext:value-type="float">
            <text:p>511358.88</text:p>
          </table:table-cell>
          <table:table-cell office:value-type="float" office:value="6964898.718" calcext:value-type="float">
            <text:p>6964898.718</text:p>
          </table:table-cell>
          <table:table-cell office:value-type="float" office:value="1.393" calcext:value-type="float">
            <text:p>1.393</text:p>
          </table:table-cell>
          <table:table-cell/>
          <table:table-cell office:value-type="float" office:value="511154.336" calcext:value-type="float">
            <text:p>511154.336</text:p>
          </table:table-cell>
          <table:table-cell office:value-type="float" office:value="6962112.759" calcext:value-type="float">
            <text:p>6962112.759</text:p>
          </table:table-cell>
          <table:table-cell office:value-type="float" office:value="1.393" calcext:value-type="float">
            <text:p>1.393</text:p>
          </table:table-cell>
          <table:table-cell/>
          <table:table-cell office:value-type="float" office:value="511154.3364" calcext:value-type="float">
            <text:p>511154.3364</text:p>
          </table:table-cell>
          <table:table-cell office:value-type="float" office:value="6962112.7585" calcext:value-type="float">
            <text:p>6962112.7585</text:p>
          </table:table-cell>
          <table:table-cell office:value-type="float" office:value="1.393" calcext:value-type="float">
            <text:p>1.393</text:p>
          </table:table-cell>
          <table:table-cell/>
          <table:table-cell table:style-name="ce1" table:formula="of:=[.I4]-[.E4]" office:value-type="float" office:value="0.00039999996079132" calcext:value-type="float">
            <text:p>0.000400</text:p>
          </table:table-cell>
          <table:table-cell table:style-name="ce1" table:formula="of:=[.J4]-[.F4]" office:value-type="float" office:value="-0.000499999150633812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9.185" calcext:value-type="float">
            <text:p>511359.185</text:p>
          </table:table-cell>
          <table:table-cell office:value-type="float" office:value="6964896.369" calcext:value-type="float">
            <text:p>6964896.369</text:p>
          </table:table-cell>
          <table:table-cell office:value-type="float" office:value="2.606" calcext:value-type="float">
            <text:p>2.606</text:p>
          </table:table-cell>
          <table:table-cell/>
          <table:table-cell office:value-type="float" office:value="511154.641" calcext:value-type="float">
            <text:p>511154.641</text:p>
          </table:table-cell>
          <table:table-cell office:value-type="float" office:value="6962110.411" calcext:value-type="float">
            <text:p>6962110.411</text:p>
          </table:table-cell>
          <table:table-cell office:value-type="float" office:value="2.606" calcext:value-type="float">
            <text:p>2.606</text:p>
          </table:table-cell>
          <table:table-cell/>
          <table:table-cell office:value-type="float" office:value="511154.6412" calcext:value-type="float">
            <text:p>511154.6412</text:p>
          </table:table-cell>
          <table:table-cell office:value-type="float" office:value="6962110.4105" calcext:value-type="float">
            <text:p>6962110.4105</text:p>
          </table:table-cell>
          <table:table-cell office:value-type="float" office:value="2.606" calcext:value-type="float">
            <text:p>2.606</text:p>
          </table:table-cell>
          <table:table-cell/>
          <table:table-cell table:style-name="ce1" table:formula="of:=[.I5]-[.E5]" office:value-type="float" office:value="0.00020000000949949" calcext:value-type="float">
            <text:p>0.000200</text:p>
          </table:table-cell>
          <table:table-cell table:style-name="ce1" table:formula="of:=[.J5]-[.F5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7.687" calcext:value-type="float">
            <text:p>511357.687</text:p>
          </table:table-cell>
          <table:table-cell office:value-type="float" office:value="6964898.636" calcext:value-type="float">
            <text:p>6964898.636</text:p>
          </table:table-cell>
          <table:table-cell office:value-type="float" office:value="2.607" calcext:value-type="float">
            <text:p>2.607</text:p>
          </table:table-cell>
          <table:table-cell/>
          <table:table-cell office:value-type="float" office:value="511153.144" calcext:value-type="float">
            <text:p>511153.144</text:p>
          </table:table-cell>
          <table:table-cell office:value-type="float" office:value="6962112.677" calcext:value-type="float">
            <text:p>6962112.677</text:p>
          </table:table-cell>
          <table:table-cell office:value-type="float" office:value="2.607" calcext:value-type="float">
            <text:p>2.607</text:p>
          </table:table-cell>
          <table:table-cell/>
          <table:table-cell office:value-type="float" office:value="511153.1438" calcext:value-type="float">
            <text:p>511153.1438</text:p>
          </table:table-cell>
          <table:table-cell office:value-type="float" office:value="6962112.6766" calcext:value-type="float">
            <text:p>6962112.6766</text:p>
          </table:table-cell>
          <table:table-cell office:value-type="float" office:value="2.607" calcext:value-type="float">
            <text:p>2.607</text:p>
          </table:table-cell>
          <table:table-cell/>
          <table:table-cell table:style-name="ce1" table:formula="of:=[.I6]-[.E6]" office:value-type="float" office:value="-0.000199999951291829" calcext:value-type="float">
            <text:p>-0.000200</text:p>
          </table:table-cell>
          <table:table-cell table:style-name="ce1" table:formula="of:=[.J6]-[.F6]" office:value-type="float" office:value="-0.000400000251829624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8.583" calcext:value-type="float">
            <text:p>511358.583</text:p>
          </table:table-cell>
          <table:table-cell office:value-type="float" office:value="6964898.568" calcext:value-type="float">
            <text:p>6964898.568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511154.04" calcext:value-type="float">
            <text:p>511154.04</text:p>
          </table:table-cell>
          <table:table-cell office:value-type="float" office:value="6962112.609" calcext:value-type="float">
            <text:p>6962112.609</text:p>
          </table:table-cell>
          <table:table-cell office:value-type="float" office:value="2.69" calcext:value-type="float">
            <text:p>2.69</text:p>
          </table:table-cell>
          <table:table-cell/>
          <table:table-cell office:value-type="float" office:value="511154.0395" calcext:value-type="float">
            <text:p>511154.0395</text:p>
          </table:table-cell>
          <table:table-cell office:value-type="float" office:value="6962112.6086" calcext:value-type="float">
            <text:p>6962112.6086</text:p>
          </table:table-cell>
          <table:table-cell office:value-type="float" office:value="2.69" calcext:value-type="float">
            <text:p>2.69</text:p>
          </table:table-cell>
          <table:table-cell/>
          <table:table-cell table:style-name="ce1" table:formula="of:=[.I7]-[.E7]" office:value-type="float" office:value="-0.000499999965541065" calcext:value-type="float">
            <text:p>-0.000500</text:p>
          </table:table-cell>
          <table:table-cell table:style-name="ce1" table:formula="of:=[.J7]-[.F7]" office:value-type="float" office:value="-0.000400000251829624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5.306" calcext:value-type="float">
            <text:p>511355.306</text:p>
          </table:table-cell>
          <table:table-cell office:value-type="float" office:value="6964901.326" calcext:value-type="float">
            <text:p>6964901.326</text:p>
          </table:table-cell>
          <table:table-cell office:value-type="float" office:value="2.388" calcext:value-type="float">
            <text:p>2.388</text:p>
          </table:table-cell>
          <table:table-cell/>
          <table:table-cell office:value-type="float" office:value="511150.764" calcext:value-type="float">
            <text:p>511150.764</text:p>
          </table:table-cell>
          <table:table-cell office:value-type="float" office:value="6962115.366" calcext:value-type="float">
            <text:p>6962115.366</text:p>
          </table:table-cell>
          <table:table-cell office:value-type="float" office:value="2.388" calcext:value-type="float">
            <text:p>2.388</text:p>
          </table:table-cell>
          <table:table-cell/>
          <table:table-cell office:value-type="float" office:value="511150.7638" calcext:value-type="float">
            <text:p>511150.7638</text:p>
          </table:table-cell>
          <table:table-cell office:value-type="float" office:value="6962115.3655" calcext:value-type="float">
            <text:p>6962115.3655</text:p>
          </table:table-cell>
          <table:table-cell office:value-type="float" office:value="2.388" calcext:value-type="float">
            <text:p>2.388</text:p>
          </table:table-cell>
          <table:table-cell/>
          <table:table-cell table:style-name="ce1" table:formula="of:=[.I8]-[.E8]" office:value-type="float" office:value="-0.00020000000949949" calcext:value-type="float">
            <text:p>-0.000200</text:p>
          </table:table-cell>
          <table:table-cell table:style-name="ce1" table:formula="of:=[.J8]-[.F8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5.319" calcext:value-type="float">
            <text:p>511355.319</text:p>
          </table:table-cell>
          <table:table-cell office:value-type="float" office:value="6964902.613" calcext:value-type="float">
            <text:p>6964902.613</text:p>
          </table:table-cell>
          <table:table-cell office:value-type="float" office:value="2.716" calcext:value-type="float">
            <text:p>2.716</text:p>
          </table:table-cell>
          <table:table-cell/>
          <table:table-cell office:value-type="float" office:value="511150.777" calcext:value-type="float">
            <text:p>511150.777</text:p>
          </table:table-cell>
          <table:table-cell office:value-type="float" office:value="6962116.652" calcext:value-type="float">
            <text:p>6962116.652</text:p>
          </table:table-cell>
          <table:table-cell office:value-type="float" office:value="2.716" calcext:value-type="float">
            <text:p>2.716</text:p>
          </table:table-cell>
          <table:table-cell/>
          <table:table-cell office:value-type="float" office:value="511150.7768" calcext:value-type="float">
            <text:p>511150.7768</text:p>
          </table:table-cell>
          <table:table-cell office:value-type="float" office:value="6962116.652" calcext:value-type="float">
            <text:p>6962116.652</text:p>
          </table:table-cell>
          <table:table-cell office:value-type="float" office:value="2.716" calcext:value-type="float">
            <text:p>2.716</text:p>
          </table:table-cell>
          <table:table-cell/>
          <table:table-cell table:style-name="ce1" table:formula="of:=[.I9]-[.E9]" office:value-type="float" office:value="-0.00020000000949949" calcext:value-type="float">
            <text:p>-0.000200</text:p>
          </table:table-cell>
          <table:table-cell table:style-name="ce1" table:formula="of:=[.J9]-[.F9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7.066" calcext:value-type="float">
            <text:p>511357.066</text:p>
          </table:table-cell>
          <table:table-cell office:value-type="float" office:value="6964900.992" calcext:value-type="float">
            <text:p>6964900.992</text:p>
          </table:table-cell>
          <table:table-cell office:value-type="float" office:value="1.781" calcext:value-type="float">
            <text:p>1.781</text:p>
          </table:table-cell>
          <table:table-cell/>
          <table:table-cell office:value-type="float" office:value="511152.523" calcext:value-type="float">
            <text:p>511152.523</text:p>
          </table:table-cell>
          <table:table-cell office:value-type="float" office:value="6962115.032" calcext:value-type="float">
            <text:p>6962115.032</text:p>
          </table:table-cell>
          <table:table-cell office:value-type="float" office:value="1.781" calcext:value-type="float">
            <text:p>1.781</text:p>
          </table:table-cell>
          <table:table-cell/>
          <table:table-cell office:value-type="float" office:value="511152.5231" calcext:value-type="float">
            <text:p>511152.5231</text:p>
          </table:table-cell>
          <table:table-cell office:value-type="float" office:value="6962115.0316" calcext:value-type="float">
            <text:p>6962115.0316</text:p>
          </table:table-cell>
          <table:table-cell office:value-type="float" office:value="1.781" calcext:value-type="float">
            <text:p>1.781</text:p>
          </table:table-cell>
          <table:table-cell/>
          <table:table-cell table:style-name="ce1" table:formula="of:=[.I10]-[.E10]" office:value-type="float" office:value="0.000100000004749745" calcext:value-type="float">
            <text:p>0.000100</text:p>
          </table:table-cell>
          <table:table-cell table:style-name="ce1" table:formula="of:=[.J10]-[.F10]" office:value-type="float" office:value="-0.00039999932050705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9.971" calcext:value-type="float">
            <text:p>511359.971</text:p>
          </table:table-cell>
          <table:table-cell office:value-type="float" office:value="6964900.32" calcext:value-type="float">
            <text:p>6964900.32</text:p>
          </table:table-cell>
          <table:table-cell office:value-type="float" office:value="1.841" calcext:value-type="float">
            <text:p>1.841</text:p>
          </table:table-cell>
          <table:table-cell/>
          <table:table-cell office:value-type="float" office:value="511155.427" calcext:value-type="float">
            <text:p>511155.427</text:p>
          </table:table-cell>
          <table:table-cell office:value-type="float" office:value="6962114.36" calcext:value-type="float">
            <text:p>6962114.36</text:p>
          </table:table-cell>
          <table:table-cell office:value-type="float" office:value="1.841" calcext:value-type="float">
            <text:p>1.841</text:p>
          </table:table-cell>
          <table:table-cell/>
          <table:table-cell office:value-type="float" office:value="511155.4269" calcext:value-type="float">
            <text:p>511155.4269</text:p>
          </table:table-cell>
          <table:table-cell office:value-type="float" office:value="6962114.3599" calcext:value-type="float">
            <text:p>6962114.3599</text:p>
          </table:table-cell>
          <table:table-cell office:value-type="float" office:value="1.841" calcext:value-type="float">
            <text:p>1.841</text:p>
          </table:table-cell>
          <table:table-cell/>
          <table:table-cell table:style-name="ce1" table:formula="of:=[.I11]-[.E11]" office:value-type="float" office:value="-0.000100000004749745" calcext:value-type="float">
            <text:p>-0.000100</text:p>
          </table:table-cell>
          <table:table-cell table:style-name="ce1" table:formula="of:=[.J11]-[.F11]" office:value-type="float" office:value="-0.000100000761449337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9.64" calcext:value-type="float">
            <text:p>511359.64</text:p>
          </table:table-cell>
          <table:table-cell office:value-type="float" office:value="6964901.432" calcext:value-type="float">
            <text:p>6964901.432</text:p>
          </table:table-cell>
          <table:table-cell office:value-type="float" office:value="1.871" calcext:value-type="float">
            <text:p>1.871</text:p>
          </table:table-cell>
          <table:table-cell/>
          <table:table-cell office:value-type="float" office:value="511155.096" calcext:value-type="float">
            <text:p>511155.096</text:p>
          </table:table-cell>
          <table:table-cell office:value-type="float" office:value="6962115.472" calcext:value-type="float">
            <text:p>6962115.472</text:p>
          </table:table-cell>
          <table:table-cell office:value-type="float" office:value="1.871" calcext:value-type="float">
            <text:p>1.871</text:p>
          </table:table-cell>
          <table:table-cell/>
          <table:table-cell office:value-type="float" office:value="511155.0961" calcext:value-type="float">
            <text:p>511155.0961</text:p>
          </table:table-cell>
          <table:table-cell office:value-type="float" office:value="6962115.4714" calcext:value-type="float">
            <text:p>6962115.4714</text:p>
          </table:table-cell>
          <table:table-cell office:value-type="float" office:value="1.871" calcext:value-type="float">
            <text:p>1.871</text:p>
          </table:table-cell>
          <table:table-cell/>
          <table:table-cell table:style-name="ce1" table:formula="of:=[.I12]-[.E12]" office:value-type="float" office:value="0.000100000004749745" calcext:value-type="float">
            <text:p>0.000100</text:p>
          </table:table-cell>
          <table:table-cell table:style-name="ce1" table:formula="of:=[.J12]-[.F12]" office:value-type="float" office:value="-0.000599999912083149" calcext:value-type="float">
            <text:p>-0.000600</text:p>
          </table:table-cell>
          <table:table-cell table:number-columns-repeated="4"/>
        </table:table-row>
        <table:table-row table:style-name="ro1">
          <table:table-cell office:value-type="float" office:value="511356.386" calcext:value-type="float">
            <text:p>511356.386</text:p>
          </table:table-cell>
          <table:table-cell office:value-type="float" office:value="6964902.62" calcext:value-type="float">
            <text:p>6964902.62</text:p>
          </table:table-cell>
          <table:table-cell office:value-type="float" office:value="1.889" calcext:value-type="float">
            <text:p>1.889</text:p>
          </table:table-cell>
          <table:table-cell/>
          <table:table-cell office:value-type="float" office:value="511151.843" calcext:value-type="float">
            <text:p>511151.843</text:p>
          </table:table-cell>
          <table:table-cell office:value-type="float" office:value="6962116.659" calcext:value-type="float">
            <text:p>6962116.659</text:p>
          </table:table-cell>
          <table:table-cell office:value-type="float" office:value="1.889" calcext:value-type="float">
            <text:p>1.889</text:p>
          </table:table-cell>
          <table:table-cell/>
          <table:table-cell office:value-type="float" office:value="511151.8434" calcext:value-type="float">
            <text:p>511151.8434</text:p>
          </table:table-cell>
          <table:table-cell office:value-type="float" office:value="6962116.659" calcext:value-type="float">
            <text:p>6962116.659</text:p>
          </table:table-cell>
          <table:table-cell office:value-type="float" office:value="1.889" calcext:value-type="float">
            <text:p>1.889</text:p>
          </table:table-cell>
          <table:table-cell/>
          <table:table-cell table:style-name="ce1" table:formula="of:=[.I13]-[.E13]" office:value-type="float" office:value="0.000400000018998981" calcext:value-type="float">
            <text:p>0.000400</text:p>
          </table:table-cell>
          <table:table-cell table:style-name="ce1" table:formula="of:=[.J13]-[.F13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8.95" calcext:value-type="float">
            <text:p>511358.95</text:p>
          </table:table-cell>
          <table:table-cell office:value-type="float" office:value="6964902.025" calcext:value-type="float">
            <text:p>6964902.025</text:p>
          </table:table-cell>
          <table:table-cell office:value-type="float" office:value="1.746" calcext:value-type="float">
            <text:p>1.746</text:p>
          </table:table-cell>
          <table:table-cell/>
          <table:table-cell office:value-type="float" office:value="511154.406" calcext:value-type="float">
            <text:p>511154.406</text:p>
          </table:table-cell>
          <table:table-cell office:value-type="float" office:value="6962116.064" calcext:value-type="float">
            <text:p>6962116.064</text:p>
          </table:table-cell>
          <table:table-cell office:value-type="float" office:value="1.746" calcext:value-type="float">
            <text:p>1.746</text:p>
          </table:table-cell>
          <table:table-cell/>
          <table:table-cell office:value-type="float" office:value="511154.4064" calcext:value-type="float">
            <text:p>511154.4064</text:p>
          </table:table-cell>
          <table:table-cell office:value-type="float" office:value="6962116.0642" calcext:value-type="float">
            <text:p>6962116.0642</text:p>
          </table:table-cell>
          <table:table-cell office:value-type="float" office:value="1.746" calcext:value-type="float">
            <text:p>1.746</text:p>
          </table:table-cell>
          <table:table-cell/>
          <table:table-cell table:style-name="ce1" table:formula="of:=[.I14]-[.E14]" office:value-type="float" office:value="0.00039999996079132" calcext:value-type="float">
            <text:p>0.000400</text:p>
          </table:table-cell>
          <table:table-cell table:style-name="ce1" table:formula="of:=[.J14]-[.F14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359.098" calcext:value-type="float">
            <text:p>511359.098</text:p>
          </table:table-cell>
          <table:table-cell office:value-type="float" office:value="6964902.749" calcext:value-type="float">
            <text:p>6964902.749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511154.554" calcext:value-type="float">
            <text:p>511154.554</text:p>
          </table:table-cell>
          <table:table-cell office:value-type="float" office:value="6962116.788" calcext:value-type="float">
            <text:p>6962116.788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511154.5543" calcext:value-type="float">
            <text:p>511154.5543</text:p>
          </table:table-cell>
          <table:table-cell office:value-type="float" office:value="6962116.7879" calcext:value-type="float">
            <text:p>6962116.7879</text:p>
          </table:table-cell>
          <table:table-cell office:value-type="float" office:value="1.749" calcext:value-type="float">
            <text:p>1.749</text:p>
          </table:table-cell>
          <table:table-cell/>
          <table:table-cell table:style-name="ce1" table:formula="of:=[.I15]-[.E15]" office:value-type="float" office:value="0.000300000014249235" calcext:value-type="float">
            <text:p>0.000300</text:p>
          </table:table-cell>
          <table:table-cell table:style-name="ce1" table:formula="of:=[.J15]-[.F15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8.612" calcext:value-type="float">
            <text:p>511358.612</text:p>
          </table:table-cell>
          <table:table-cell office:value-type="float" office:value="6964903.752" calcext:value-type="float">
            <text:p>6964903.752</text:p>
          </table:table-cell>
          <table:table-cell office:value-type="float" office:value="1.674" calcext:value-type="float">
            <text:p>1.674</text:p>
          </table:table-cell>
          <table:table-cell/>
          <table:table-cell office:value-type="float" office:value="511154.069" calcext:value-type="float">
            <text:p>511154.069</text:p>
          </table:table-cell>
          <table:table-cell office:value-type="float" office:value="6962117.791" calcext:value-type="float">
            <text:p>6962117.791</text:p>
          </table:table-cell>
          <table:table-cell office:value-type="float" office:value="1.674" calcext:value-type="float">
            <text:p>1.674</text:p>
          </table:table-cell>
          <table:table-cell/>
          <table:table-cell office:value-type="float" office:value="511154.0685" calcext:value-type="float">
            <text:p>511154.0685</text:p>
          </table:table-cell>
          <table:table-cell office:value-type="float" office:value="6962117.7905" calcext:value-type="float">
            <text:p>6962117.7905</text:p>
          </table:table-cell>
          <table:table-cell office:value-type="float" office:value="1.674" calcext:value-type="float">
            <text:p>1.674</text:p>
          </table:table-cell>
          <table:table-cell/>
          <table:table-cell table:style-name="ce1" table:formula="of:=[.I16]-[.E16]" office:value-type="float" office:value="-0.000500000023748726" calcext:value-type="float">
            <text:p>-0.000500</text:p>
          </table:table-cell>
          <table:table-cell table:style-name="ce1" table:formula="of:=[.J16]-[.F16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9.988" calcext:value-type="float">
            <text:p>511359.988</text:p>
          </table:table-cell>
          <table:table-cell office:value-type="float" office:value="6964903.654" calcext:value-type="float">
            <text:p>6964903.654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55.444" calcext:value-type="float">
            <text:p>511155.444</text:p>
          </table:table-cell>
          <table:table-cell office:value-type="float" office:value="6962117.693" calcext:value-type="float">
            <text:p>6962117.693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55.4439" calcext:value-type="float">
            <text:p>511155.4439</text:p>
          </table:table-cell>
          <table:table-cell office:value-type="float" office:value="6962117.6926" calcext:value-type="float">
            <text:p>6962117.6926</text:p>
          </table:table-cell>
          <table:table-cell office:value-type="float" office:value="1.751" calcext:value-type="float">
            <text:p>1.751</text:p>
          </table:table-cell>
          <table:table-cell/>
          <table:table-cell table:style-name="ce1" table:formula="of:=[.I17]-[.E17]" office:value-type="float" office:value="-0.000100000004749745" calcext:value-type="float">
            <text:p>-0.000100</text:p>
          </table:table-cell>
          <table:table-cell table:style-name="ce1" table:formula="of:=[.J17]-[.F17]" office:value-type="float" office:value="-0.000400000251829624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8.293" calcext:value-type="float">
            <text:p>511358.293</text:p>
          </table:table-cell>
          <table:table-cell office:value-type="float" office:value="6964900.021" calcext:value-type="float">
            <text:p>6964900.021</text:p>
          </table:table-cell>
          <table:table-cell office:value-type="float" office:value="2.283" calcext:value-type="float">
            <text:p>2.283</text:p>
          </table:table-cell>
          <table:table-cell/>
          <table:table-cell office:value-type="float" office:value="511153.75" calcext:value-type="float">
            <text:p>511153.75</text:p>
          </table:table-cell>
          <table:table-cell office:value-type="float" office:value="6962114.061" calcext:value-type="float">
            <text:p>6962114.061</text:p>
          </table:table-cell>
          <table:table-cell office:value-type="float" office:value="2.283" calcext:value-type="float">
            <text:p>2.283</text:p>
          </table:table-cell>
          <table:table-cell/>
          <table:table-cell office:value-type="float" office:value="511153.7496" calcext:value-type="float">
            <text:p>511153.7496</text:p>
          </table:table-cell>
          <table:table-cell office:value-type="float" office:value="6962114.061" calcext:value-type="float">
            <text:p>6962114.061</text:p>
          </table:table-cell>
          <table:table-cell office:value-type="float" office:value="2.283" calcext:value-type="float">
            <text:p>2.283</text:p>
          </table:table-cell>
          <table:table-cell/>
          <table:table-cell table:style-name="ce1" table:formula="of:=[.I18]-[.E18]" office:value-type="float" office:value="-0.000400000018998981" calcext:value-type="float">
            <text:p>-0.000400</text:p>
          </table:table-cell>
          <table:table-cell table:style-name="ce1" table:formula="of:=[.J18]-[.F18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5.866" calcext:value-type="float">
            <text:p>511355.866</text:p>
          </table:table-cell>
          <table:table-cell office:value-type="float" office:value="6964904.471" calcext:value-type="float">
            <text:p>6964904.471</text:p>
          </table:table-cell>
          <table:table-cell office:value-type="float" office:value="1.187" calcext:value-type="float">
            <text:p>1.187</text:p>
          </table:table-cell>
          <table:table-cell/>
          <table:table-cell office:value-type="float" office:value="511151.324" calcext:value-type="float">
            <text:p>511151.324</text:p>
          </table:table-cell>
          <table:table-cell office:value-type="float" office:value="6962118.509" calcext:value-type="float">
            <text:p>6962118.509</text:p>
          </table:table-cell>
          <table:table-cell office:value-type="float" office:value="1.187" calcext:value-type="float">
            <text:p>1.187</text:p>
          </table:table-cell>
          <table:table-cell/>
          <table:table-cell office:value-type="float" office:value="511151.3236" calcext:value-type="float">
            <text:p>511151.3236</text:p>
          </table:table-cell>
          <table:table-cell office:value-type="float" office:value="6962118.5093" calcext:value-type="float">
            <text:p>6962118.5093</text:p>
          </table:table-cell>
          <table:table-cell office:value-type="float" office:value="1.187" calcext:value-type="float">
            <text:p>1.187</text:p>
          </table:table-cell>
          <table:table-cell/>
          <table:table-cell table:style-name="ce1" table:formula="of:=[.I19]-[.E19]" office:value-type="float" office:value="-0.000400000018998981" calcext:value-type="float">
            <text:p>-0.000400</text:p>
          </table:table-cell>
          <table:table-cell table:style-name="ce1" table:formula="of:=[.J19]-[.F19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5.881" calcext:value-type="float">
            <text:p>511355.881</text:p>
          </table:table-cell>
          <table:table-cell office:value-type="float" office:value="6964907.135" calcext:value-type="float">
            <text:p>6964907.135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151.339" calcext:value-type="float">
            <text:p>511151.339</text:p>
          </table:table-cell>
          <table:table-cell office:value-type="float" office:value="6962121.172" calcext:value-type="float">
            <text:p>6962121.172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151.3386" calcext:value-type="float">
            <text:p>511151.3386</text:p>
          </table:table-cell>
          <table:table-cell office:value-type="float" office:value="6962121.1722" calcext:value-type="float">
            <text:p>6962121.1722</text:p>
          </table:table-cell>
          <table:table-cell office:value-type="float" office:value="1.699" calcext:value-type="float">
            <text:p>1.699</text:p>
          </table:table-cell>
          <table:table-cell/>
          <table:table-cell table:style-name="ce1" table:formula="of:=[.I20]-[.E20]" office:value-type="float" office:value="-0.00039999996079132" calcext:value-type="float">
            <text:p>-0.000400</text:p>
          </table:table-cell>
          <table:table-cell table:style-name="ce1" table:formula="of:=[.J20]-[.F20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355.298" calcext:value-type="float">
            <text:p>511355.298</text:p>
          </table:table-cell>
          <table:table-cell office:value-type="float" office:value="6964905.678" calcext:value-type="float">
            <text:p>6964905.678</text:p>
          </table:table-cell>
          <table:table-cell office:value-type="float" office:value="3.016" calcext:value-type="float">
            <text:p>3.016</text:p>
          </table:table-cell>
          <table:table-cell/>
          <table:table-cell office:value-type="float" office:value="511150.756" calcext:value-type="float">
            <text:p>511150.756</text:p>
          </table:table-cell>
          <table:table-cell office:value-type="float" office:value="6962119.716" calcext:value-type="float">
            <text:p>6962119.716</text:p>
          </table:table-cell>
          <table:table-cell office:value-type="float" office:value="3.016" calcext:value-type="float">
            <text:p>3.016</text:p>
          </table:table-cell>
          <table:table-cell/>
          <table:table-cell office:value-type="float" office:value="511150.7558" calcext:value-type="float">
            <text:p>511150.7558</text:p>
          </table:table-cell>
          <table:table-cell office:value-type="float" office:value="6962119.7158" calcext:value-type="float">
            <text:p>6962119.7158</text:p>
          </table:table-cell>
          <table:table-cell office:value-type="float" office:value="3.016" calcext:value-type="float">
            <text:p>3.016</text:p>
          </table:table-cell>
          <table:table-cell/>
          <table:table-cell table:style-name="ce1" table:formula="of:=[.I21]-[.E21]" office:value-type="float" office:value="-0.00020000000949949" calcext:value-type="float">
            <text:p>-0.000200</text:p>
          </table:table-cell>
          <table:table-cell table:style-name="ce1" table:formula="of:=[.J21]-[.F21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55.42" calcext:value-type="float">
            <text:p>511355.42</text:p>
          </table:table-cell>
          <table:table-cell office:value-type="float" office:value="6964907.315" calcext:value-type="float">
            <text:p>6964907.315</text:p>
          </table:table-cell>
          <table:table-cell office:value-type="float" office:value="3.851" calcext:value-type="float">
            <text:p>3.851</text:p>
          </table:table-cell>
          <table:table-cell/>
          <table:table-cell office:value-type="float" office:value="511150.878" calcext:value-type="float">
            <text:p>511150.878</text:p>
          </table:table-cell>
          <table:table-cell office:value-type="float" office:value="6962121.352" calcext:value-type="float">
            <text:p>6962121.352</text:p>
          </table:table-cell>
          <table:table-cell office:value-type="float" office:value="3.851" calcext:value-type="float">
            <text:p>3.851</text:p>
          </table:table-cell>
          <table:table-cell/>
          <table:table-cell office:value-type="float" office:value="511150.8778" calcext:value-type="float">
            <text:p>511150.8778</text:p>
          </table:table-cell>
          <table:table-cell office:value-type="float" office:value="6962121.3521" calcext:value-type="float">
            <text:p>6962121.3521</text:p>
          </table:table-cell>
          <table:table-cell office:value-type="float" office:value="3.851" calcext:value-type="float">
            <text:p>3.851</text:p>
          </table:table-cell>
          <table:table-cell/>
          <table:table-cell table:style-name="ce1" table:formula="of:=[.I22]-[.E22]" office:value-type="float" office:value="-0.00020000000949949" calcext:value-type="float">
            <text:p>-0.000200</text:p>
          </table:table-cell>
          <table:table-cell table:style-name="ce1" table:formula="of:=[.J22]-[.F22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8.669" calcext:value-type="float">
            <text:p>511358.669</text:p>
          </table:table-cell>
          <table:table-cell office:value-type="float" office:value="6964904.31" calcext:value-type="float">
            <text:p>6964904.31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511154.126" calcext:value-type="float">
            <text:p>511154.126</text:p>
          </table:table-cell>
          <table:table-cell office:value-type="float" office:value="6962118.348" calcext:value-type="float">
            <text:p>6962118.348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511154.1255" calcext:value-type="float">
            <text:p>511154.1255</text:p>
          </table:table-cell>
          <table:table-cell office:value-type="float" office:value="6962118.3483" calcext:value-type="float">
            <text:p>6962118.3483</text:p>
          </table:table-cell>
          <table:table-cell office:value-type="float" office:value="1.66" calcext:value-type="float">
            <text:p>1.66</text:p>
          </table:table-cell>
          <table:table-cell/>
          <table:table-cell table:style-name="ce1" table:formula="of:=[.I23]-[.E23]" office:value-type="float" office:value="-0.000499999965541065" calcext:value-type="float">
            <text:p>-0.000500</text:p>
          </table:table-cell>
          <table:table-cell table:style-name="ce1" table:formula="of:=[.J23]-[.F23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8.715" calcext:value-type="float">
            <text:p>511358.715</text:p>
          </table:table-cell>
          <table:table-cell office:value-type="float" office:value="6964905.455" calcext:value-type="float">
            <text:p>6964905.455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511154.171" calcext:value-type="float">
            <text:p>511154.171</text:p>
          </table:table-cell>
          <table:table-cell office:value-type="float" office:value="6962119.493" calcext:value-type="float">
            <text:p>6962119.493</text:p>
          </table:table-cell>
          <table:table-cell office:value-type="float" office:value="1.586" calcext:value-type="float">
            <text:p>1.586</text:p>
          </table:table-cell>
          <table:table-cell/>
          <table:table-cell office:value-type="float" office:value="511154.1715" calcext:value-type="float">
            <text:p>511154.1715</text:p>
          </table:table-cell>
          <table:table-cell office:value-type="float" office:value="6962119.4929" calcext:value-type="float">
            <text:p>6962119.4929</text:p>
          </table:table-cell>
          <table:table-cell office:value-type="float" office:value="1.586" calcext:value-type="float">
            <text:p>1.586</text:p>
          </table:table-cell>
          <table:table-cell/>
          <table:table-cell table:style-name="ce1" table:formula="of:=[.I24]-[.E24]" office:value-type="float" office:value="0.000500000023748726" calcext:value-type="float">
            <text:p>0.000500</text:p>
          </table:table-cell>
          <table:table-cell table:style-name="ce1" table:formula="of:=[.J24]-[.F24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6.974" calcext:value-type="float">
            <text:p>511356.974</text:p>
          </table:table-cell>
          <table:table-cell office:value-type="float" office:value="6964907.457" calcext:value-type="float">
            <text:p>6964907.457</text:p>
          </table:table-cell>
          <table:table-cell office:value-type="float" office:value="1.253" calcext:value-type="float">
            <text:p>1.253</text:p>
          </table:table-cell>
          <table:table-cell/>
          <table:table-cell office:value-type="float" office:value="511152.431" calcext:value-type="float">
            <text:p>511152.431</text:p>
          </table:table-cell>
          <table:table-cell office:value-type="float" office:value="6962121.494" calcext:value-type="float">
            <text:p>6962121.494</text:p>
          </table:table-cell>
          <table:table-cell office:value-type="float" office:value="1.253" calcext:value-type="float">
            <text:p>1.253</text:p>
          </table:table-cell>
          <table:table-cell/>
          <table:table-cell office:value-type="float" office:value="511152.4312" calcext:value-type="float">
            <text:p>511152.4312</text:p>
          </table:table-cell>
          <table:table-cell office:value-type="float" office:value="6962121.4941" calcext:value-type="float">
            <text:p>6962121.4941</text:p>
          </table:table-cell>
          <table:table-cell office:value-type="float" office:value="1.253" calcext:value-type="float">
            <text:p>1.253</text:p>
          </table:table-cell>
          <table:table-cell/>
          <table:table-cell table:style-name="ce1" table:formula="of:=[.I25]-[.E25]" office:value-type="float" office:value="0.00020000000949949" calcext:value-type="float">
            <text:p>0.000200</text:p>
          </table:table-cell>
          <table:table-cell table:style-name="ce1" table:formula="of:=[.J25]-[.F25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9.09" calcext:value-type="float">
            <text:p>511359.09</text:p>
          </table:table-cell>
          <table:table-cell office:value-type="float" office:value="6964907.233" calcext:value-type="float">
            <text:p>6964907.233</text:p>
          </table:table-cell>
          <table:table-cell office:value-type="float" office:value="1.399" calcext:value-type="float">
            <text:p>1.399</text:p>
          </table:table-cell>
          <table:table-cell/>
          <table:table-cell office:value-type="float" office:value="511154.546" calcext:value-type="float">
            <text:p>511154.546</text:p>
          </table:table-cell>
          <table:table-cell office:value-type="float" office:value="6962121.27" calcext:value-type="float">
            <text:p>6962121.27</text:p>
          </table:table-cell>
          <table:table-cell office:value-type="float" office:value="1.399" calcext:value-type="float">
            <text:p>1.399</text:p>
          </table:table-cell>
          <table:table-cell/>
          <table:table-cell office:value-type="float" office:value="511154.5463" calcext:value-type="float">
            <text:p>511154.5463</text:p>
          </table:table-cell>
          <table:table-cell office:value-type="float" office:value="6962121.2701" calcext:value-type="float">
            <text:p>6962121.2701</text:p>
          </table:table-cell>
          <table:table-cell office:value-type="float" office:value="1.399" calcext:value-type="float">
            <text:p>1.399</text:p>
          </table:table-cell>
          <table:table-cell/>
          <table:table-cell table:style-name="ce1" table:formula="of:=[.I26]-[.E26]" office:value-type="float" office:value="0.000300000014249235" calcext:value-type="float">
            <text:p>0.000300</text:p>
          </table:table-cell>
          <table:table-cell table:style-name="ce1" table:formula="of:=[.J26]-[.F26]" office:value-type="float" office:value="0.000100000761449337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6.696" calcext:value-type="float">
            <text:p>511356.696</text:p>
          </table:table-cell>
          <table:table-cell office:value-type="float" office:value="6964906.786" calcext:value-type="float">
            <text:p>6964906.786</text:p>
          </table:table-cell>
          <table:table-cell office:value-type="float" office:value="2.612" calcext:value-type="float">
            <text:p>2.612</text:p>
          </table:table-cell>
          <table:table-cell/>
          <table:table-cell office:value-type="float" office:value="511152.153" calcext:value-type="float">
            <text:p>511152.153</text:p>
          </table:table-cell>
          <table:table-cell office:value-type="float" office:value="6962120.823" calcext:value-type="float">
            <text:p>6962120.823</text:p>
          </table:table-cell>
          <table:table-cell office:value-type="float" office:value="2.612" calcext:value-type="float">
            <text:p>2.612</text:p>
          </table:table-cell>
          <table:table-cell/>
          <table:table-cell office:value-type="float" office:value="511152.1533" calcext:value-type="float">
            <text:p>511152.1533</text:p>
          </table:table-cell>
          <table:table-cell office:value-type="float" office:value="6962120.8233" calcext:value-type="float">
            <text:p>6962120.8233</text:p>
          </table:table-cell>
          <table:table-cell office:value-type="float" office:value="2.612" calcext:value-type="float">
            <text:p>2.612</text:p>
          </table:table-cell>
          <table:table-cell/>
          <table:table-cell table:style-name="ce1" table:formula="of:=[.I27]-[.E27]" office:value-type="float" office:value="0.000300000014249235" calcext:value-type="float">
            <text:p>0.000300</text:p>
          </table:table-cell>
          <table:table-cell table:style-name="ce1" table:formula="of:=[.J27]-[.F27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4.988" calcext:value-type="float">
            <text:p>511354.988</text:p>
          </table:table-cell>
          <table:table-cell office:value-type="float" office:value="6964908.352" calcext:value-type="float">
            <text:p>6964908.352</text:p>
          </table:table-cell>
          <table:table-cell office:value-type="float" office:value="1.314" calcext:value-type="float">
            <text:p>1.314</text:p>
          </table:table-cell>
          <table:table-cell/>
          <table:table-cell office:value-type="float" office:value="511150.446" calcext:value-type="float">
            <text:p>511150.446</text:p>
          </table:table-cell>
          <table:table-cell office:value-type="float" office:value="6962122.389" calcext:value-type="float">
            <text:p>6962122.389</text:p>
          </table:table-cell>
          <table:table-cell office:value-type="float" office:value="1.314" calcext:value-type="float">
            <text:p>1.314</text:p>
          </table:table-cell>
          <table:table-cell/>
          <table:table-cell office:value-type="float" office:value="511150.4459" calcext:value-type="float">
            <text:p>511150.4459</text:p>
          </table:table-cell>
          <table:table-cell office:value-type="float" office:value="6962122.3887" calcext:value-type="float">
            <text:p>6962122.3887</text:p>
          </table:table-cell>
          <table:table-cell office:value-type="float" office:value="1.314" calcext:value-type="float">
            <text:p>1.314</text:p>
          </table:table-cell>
          <table:table-cell/>
          <table:table-cell table:style-name="ce1" table:formula="of:=[.I28]-[.E28]" office:value-type="float" office:value="-0.000100000004749745" calcext:value-type="float">
            <text:p>-0.000100</text:p>
          </table:table-cell>
          <table:table-cell table:style-name="ce1" table:formula="of:=[.J28]-[.F28]" office:value-type="float" office:value="-0.000300000421702862" calcext:value-type="float">
            <text:p>-0.000300</text:p>
          </table:table-cell>
          <table:table-cell table:number-columns-repeated="4"/>
        </table:table-row>
        <table:table-row table:style-name="ro1">
          <table:table-cell office:value-type="float" office:value="511355.005" calcext:value-type="float">
            <text:p>511355.005</text:p>
          </table:table-cell>
          <table:table-cell office:value-type="float" office:value="6964908.363" calcext:value-type="float">
            <text:p>6964908.363</text:p>
          </table:table-cell>
          <table:table-cell office:value-type="float" office:value="2.025" calcext:value-type="float">
            <text:p>2.025</text:p>
          </table:table-cell>
          <table:table-cell/>
          <table:table-cell office:value-type="float" office:value="511150.463" calcext:value-type="float">
            <text:p>511150.463</text:p>
          </table:table-cell>
          <table:table-cell office:value-type="float" office:value="6962122.4" calcext:value-type="float">
            <text:p>6962122.4</text:p>
          </table:table-cell>
          <table:table-cell office:value-type="float" office:value="2.025" calcext:value-type="float">
            <text:p>2.025</text:p>
          </table:table-cell>
          <table:table-cell/>
          <table:table-cell office:value-type="float" office:value="511150.4629" calcext:value-type="float">
            <text:p>511150.4629</text:p>
          </table:table-cell>
          <table:table-cell office:value-type="float" office:value="6962122.3997" calcext:value-type="float">
            <text:p>6962122.3997</text:p>
          </table:table-cell>
          <table:table-cell office:value-type="float" office:value="2.025" calcext:value-type="float">
            <text:p>2.025</text:p>
          </table:table-cell>
          <table:table-cell/>
          <table:table-cell table:style-name="ce1" table:formula="of:=[.I29]-[.E29]" office:value-type="float" office:value="-0.000100000004749745" calcext:value-type="float">
            <text:p>-0.000100</text:p>
          </table:table-cell>
          <table:table-cell table:style-name="ce1" table:formula="of:=[.J29]-[.F29]" office:value-type="float" office:value="-0.000300000421702862" calcext:value-type="float">
            <text:p>-0.000300</text:p>
          </table:table-cell>
          <table:table-cell table:number-columns-repeated="4"/>
        </table:table-row>
        <table:table-row table:style-name="ro1">
          <table:table-cell office:value-type="float" office:value="511353.158" calcext:value-type="float">
            <text:p>511353.158</text:p>
          </table:table-cell>
          <table:table-cell office:value-type="float" office:value="6964911.867" calcext:value-type="float">
            <text:p>6964911.867</text:p>
          </table:table-cell>
          <table:table-cell office:value-type="float" office:value="2.923" calcext:value-type="float">
            <text:p>2.923</text:p>
          </table:table-cell>
          <table:table-cell/>
          <table:table-cell office:value-type="float" office:value="511148.617" calcext:value-type="float">
            <text:p>511148.617</text:p>
          </table:table-cell>
          <table:table-cell office:value-type="float" office:value="6962125.902" calcext:value-type="float">
            <text:p>6962125.902</text:p>
          </table:table-cell>
          <table:table-cell office:value-type="float" office:value="2.923" calcext:value-type="float">
            <text:p>2.923</text:p>
          </table:table-cell>
          <table:table-cell/>
          <table:table-cell office:value-type="float" office:value="511148.6167" calcext:value-type="float">
            <text:p>511148.6167</text:p>
          </table:table-cell>
          <table:table-cell office:value-type="float" office:value="6962125.9023" calcext:value-type="float">
            <text:p>6962125.9023</text:p>
          </table:table-cell>
          <table:table-cell office:value-type="float" office:value="2.923" calcext:value-type="float">
            <text:p>2.923</text:p>
          </table:table-cell>
          <table:table-cell/>
          <table:table-cell table:style-name="ce1" table:formula="of:=[.I30]-[.E30]" office:value-type="float" office:value="-0.000300000014249235" calcext:value-type="float">
            <text:p>-0.000300</text:p>
          </table:table-cell>
          <table:table-cell table:style-name="ce1" table:formula="of:=[.J30]-[.F30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4.419" calcext:value-type="float">
            <text:p>511354.419</text:p>
          </table:table-cell>
          <table:table-cell office:value-type="float" office:value="6964911.38" calcext:value-type="float">
            <text:p>6964911.38</text:p>
          </table:table-cell>
          <table:table-cell office:value-type="float" office:value="3.385" calcext:value-type="float">
            <text:p>3.385</text:p>
          </table:table-cell>
          <table:table-cell/>
          <table:table-cell office:value-type="float" office:value="511149.877" calcext:value-type="float">
            <text:p>511149.877</text:p>
          </table:table-cell>
          <table:table-cell office:value-type="float" office:value="6962125.416" calcext:value-type="float">
            <text:p>6962125.416</text:p>
          </table:table-cell>
          <table:table-cell office:value-type="float" office:value="3.385" calcext:value-type="float">
            <text:p>3.385</text:p>
          </table:table-cell>
          <table:table-cell/>
          <table:table-cell office:value-type="float" office:value="511149.8772" calcext:value-type="float">
            <text:p>511149.8772</text:p>
          </table:table-cell>
          <table:table-cell office:value-type="float" office:value="6962125.4155" calcext:value-type="float">
            <text:p>6962125.4155</text:p>
          </table:table-cell>
          <table:table-cell office:value-type="float" office:value="3.385" calcext:value-type="float">
            <text:p>3.385</text:p>
          </table:table-cell>
          <table:table-cell/>
          <table:table-cell table:style-name="ce1" table:formula="of:=[.I31]-[.E31]" office:value-type="float" office:value="0.00020000000949949" calcext:value-type="float">
            <text:p>0.000200</text:p>
          </table:table-cell>
          <table:table-cell table:style-name="ce1" table:formula="of:=[.J31]-[.F31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9.351" calcext:value-type="float">
            <text:p>511359.351</text:p>
          </table:table-cell>
          <table:table-cell office:value-type="float" office:value="6964908.037" calcext:value-type="float">
            <text:p>6964908.037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float" office:value="511154.807" calcext:value-type="float">
            <text:p>511154.807</text:p>
          </table:table-cell>
          <table:table-cell office:value-type="float" office:value="6962122.074" calcext:value-type="float">
            <text:p>6962122.074</text:p>
          </table:table-cell>
          <table:table-cell office:value-type="float" office:value="1.304" calcext:value-type="float">
            <text:p>1.304</text:p>
          </table:table-cell>
          <table:table-cell/>
          <table:table-cell office:value-type="float" office:value="511154.8072" calcext:value-type="float">
            <text:p>511154.8072</text:p>
          </table:table-cell>
          <table:table-cell office:value-type="float" office:value="6962122.0738" calcext:value-type="float">
            <text:p>6962122.0738</text:p>
          </table:table-cell>
          <table:table-cell office:value-type="float" office:value="1.304" calcext:value-type="float">
            <text:p>1.304</text:p>
          </table:table-cell>
          <table:table-cell/>
          <table:table-cell table:style-name="ce1" table:formula="of:=[.I32]-[.E32]" office:value-type="float" office:value="0.00020000000949949" calcext:value-type="float">
            <text:p>0.000200</text:p>
          </table:table-cell>
          <table:table-cell table:style-name="ce1" table:formula="of:=[.J32]-[.F32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56.24" calcext:value-type="float">
            <text:p>511356.24</text:p>
          </table:table-cell>
          <table:table-cell office:value-type="float" office:value="6964911.338" calcext:value-type="float">
            <text:p>6964911.338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float" office:value="511151.697" calcext:value-type="float">
            <text:p>511151.697</text:p>
          </table:table-cell>
          <table:table-cell office:value-type="float" office:value="6962125.374" calcext:value-type="float">
            <text:p>6962125.374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float" office:value="511151.6975" calcext:value-type="float">
            <text:p>511151.6975</text:p>
          </table:table-cell>
          <table:table-cell office:value-type="float" office:value="6962125.3735" calcext:value-type="float">
            <text:p>6962125.3735</text:p>
          </table:table-cell>
          <table:table-cell office:value-type="float" office:value="1.059" calcext:value-type="float">
            <text:p>1.059</text:p>
          </table:table-cell>
          <table:table-cell/>
          <table:table-cell table:style-name="ce1" table:formula="of:=[.I33]-[.E33]" office:value-type="float" office:value="0.000500000023748726" calcext:value-type="float">
            <text:p>0.000500</text:p>
          </table:table-cell>
          <table:table-cell table:style-name="ce1" table:formula="of:=[.J33]-[.F33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8.466" calcext:value-type="float">
            <text:p>511358.466</text:p>
          </table:table-cell>
          <table:table-cell office:value-type="float" office:value="6964911.861" calcext:value-type="float">
            <text:p>6964911.861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511153.923" calcext:value-type="float">
            <text:p>511153.923</text:p>
          </table:table-cell>
          <table:table-cell office:value-type="float" office:value="6962125.896" calcext:value-type="float">
            <text:p>6962125.896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511153.9226" calcext:value-type="float">
            <text:p>511153.9226</text:p>
          </table:table-cell>
          <table:table-cell office:value-type="float" office:value="6962125.8963" calcext:value-type="float">
            <text:p>6962125.8963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ce1" table:formula="of:=[.I34]-[.E34]" office:value-type="float" office:value="-0.000400000018998981" calcext:value-type="float">
            <text:p>-0.000400</text:p>
          </table:table-cell>
          <table:table-cell table:style-name="ce1" table:formula="of:=[.J34]-[.F34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6.264" calcext:value-type="float">
            <text:p>511356.264</text:p>
          </table:table-cell>
          <table:table-cell office:value-type="float" office:value="6964909.526" calcext:value-type="float">
            <text:p>6964909.526</text:p>
          </table:table-cell>
          <table:table-cell office:value-type="float" office:value="3.451" calcext:value-type="float">
            <text:p>3.451</text:p>
          </table:table-cell>
          <table:table-cell/>
          <table:table-cell office:value-type="float" office:value="511151.721" calcext:value-type="float">
            <text:p>511151.721</text:p>
          </table:table-cell>
          <table:table-cell office:value-type="float" office:value="6962123.562" calcext:value-type="float">
            <text:p>6962123.562</text:p>
          </table:table-cell>
          <table:table-cell office:value-type="float" office:value="3.451" calcext:value-type="float">
            <text:p>3.451</text:p>
          </table:table-cell>
          <table:table-cell/>
          <table:table-cell office:value-type="float" office:value="511151.7214" calcext:value-type="float">
            <text:p>511151.7214</text:p>
          </table:table-cell>
          <table:table-cell office:value-type="float" office:value="6962123.5622" calcext:value-type="float">
            <text:p>6962123.5622</text:p>
          </table:table-cell>
          <table:table-cell office:value-type="float" office:value="3.451" calcext:value-type="float">
            <text:p>3.451</text:p>
          </table:table-cell>
          <table:table-cell/>
          <table:table-cell table:style-name="ce1" table:formula="of:=[.I35]-[.E35]" office:value-type="float" office:value="0.00039999996079132" calcext:value-type="float">
            <text:p>0.000400</text:p>
          </table:table-cell>
          <table:table-cell table:style-name="ce1" table:formula="of:=[.J35]-[.F35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359.869" calcext:value-type="float">
            <text:p>511359.869</text:p>
          </table:table-cell>
          <table:table-cell office:value-type="float" office:value="6964910.623" calcext:value-type="float">
            <text:p>6964910.623</text:p>
          </table:table-cell>
          <table:table-cell office:value-type="float" office:value="2.736" calcext:value-type="float">
            <text:p>2.736</text:p>
          </table:table-cell>
          <table:table-cell/>
          <table:table-cell office:value-type="float" office:value="511155.325" calcext:value-type="float">
            <text:p>511155.325</text:p>
          </table:table-cell>
          <table:table-cell office:value-type="float" office:value="6962124.659" calcext:value-type="float">
            <text:p>6962124.659</text:p>
          </table:table-cell>
          <table:table-cell office:value-type="float" office:value="2.736" calcext:value-type="float">
            <text:p>2.736</text:p>
          </table:table-cell>
          <table:table-cell/>
          <table:table-cell office:value-type="float" office:value="511155.325" calcext:value-type="float">
            <text:p>511155.325</text:p>
          </table:table-cell>
          <table:table-cell office:value-type="float" office:value="6962124.6588" calcext:value-type="float">
            <text:p>6962124.6588</text:p>
          </table:table-cell>
          <table:table-cell office:value-type="float" office:value="2.736" calcext:value-type="float">
            <text:p>2.736</text:p>
          </table:table-cell>
          <table:table-cell/>
          <table:table-cell table:style-name="ce1" table:formula="of:=[.I36]-[.E36]" office:value-type="float" office:value="0" calcext:value-type="float">
            <text:p>0.000000</text:p>
          </table:table-cell>
          <table:table-cell table:style-name="ce1" table:formula="of:=[.J36]-[.F36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55.538" calcext:value-type="float">
            <text:p>511355.538</text:p>
          </table:table-cell>
          <table:table-cell office:value-type="float" office:value="6964907.309" calcext:value-type="float">
            <text:p>6964907.309</text:p>
          </table:table-cell>
          <table:table-cell office:value-type="float" office:value="4.142" calcext:value-type="float">
            <text:p>4.142</text:p>
          </table:table-cell>
          <table:table-cell/>
          <table:table-cell office:value-type="float" office:value="511150.996" calcext:value-type="float">
            <text:p>511150.996</text:p>
          </table:table-cell>
          <table:table-cell office:value-type="float" office:value="6962121.346" calcext:value-type="float">
            <text:p>6962121.346</text:p>
          </table:table-cell>
          <table:table-cell office:value-type="float" office:value="4.142" calcext:value-type="float">
            <text:p>4.142</text:p>
          </table:table-cell>
          <table:table-cell/>
          <table:table-cell office:value-type="float" office:value="511150.9957" calcext:value-type="float">
            <text:p>511150.9957</text:p>
          </table:table-cell>
          <table:table-cell office:value-type="float" office:value="6962121.3461" calcext:value-type="float">
            <text:p>6962121.3461</text:p>
          </table:table-cell>
          <table:table-cell office:value-type="float" office:value="4.142" calcext:value-type="float">
            <text:p>4.142</text:p>
          </table:table-cell>
          <table:table-cell/>
          <table:table-cell table:style-name="ce1" table:formula="of:=[.I37]-[.E37]" office:value-type="float" office:value="-0.000299999956041575" calcext:value-type="float">
            <text:p>-0.000300</text:p>
          </table:table-cell>
          <table:table-cell table:style-name="ce1" table:formula="of:=[.J37]-[.F37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6.352" calcext:value-type="float">
            <text:p>511356.352</text:p>
          </table:table-cell>
          <table:table-cell office:value-type="float" office:value="6964907.379" calcext:value-type="float">
            <text:p>6964907.379</text:p>
          </table:table-cell>
          <table:table-cell office:value-type="float" office:value="4.433" calcext:value-type="float">
            <text:p>4.433</text:p>
          </table:table-cell>
          <table:table-cell/>
          <table:table-cell office:value-type="float" office:value="511151.809" calcext:value-type="float">
            <text:p>511151.809</text:p>
          </table:table-cell>
          <table:table-cell office:value-type="float" office:value="6962121.416" calcext:value-type="float">
            <text:p>6962121.416</text:p>
          </table:table-cell>
          <table:table-cell office:value-type="float" office:value="4.433" calcext:value-type="float">
            <text:p>4.433</text:p>
          </table:table-cell>
          <table:table-cell/>
          <table:table-cell office:value-type="float" office:value="511151.8094" calcext:value-type="float">
            <text:p>511151.8094</text:p>
          </table:table-cell>
          <table:table-cell office:value-type="float" office:value="6962121.4161" calcext:value-type="float">
            <text:p>6962121.4161</text:p>
          </table:table-cell>
          <table:table-cell office:value-type="float" office:value="4.433" calcext:value-type="float">
            <text:p>4.433</text:p>
          </table:table-cell>
          <table:table-cell/>
          <table:table-cell table:style-name="ce1" table:formula="of:=[.I38]-[.E38]" office:value-type="float" office:value="0.000400000018998981" calcext:value-type="float">
            <text:p>0.000400</text:p>
          </table:table-cell>
          <table:table-cell table:style-name="ce1" table:formula="of:=[.J38]-[.F38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3.112" calcext:value-type="float">
            <text:p>511353.112</text:p>
          </table:table-cell>
          <table:table-cell office:value-type="float" office:value="6964911.625" calcext:value-type="float">
            <text:p>6964911.625</text:p>
          </table:table-cell>
          <table:table-cell office:value-type="float" office:value="5.484" calcext:value-type="float">
            <text:p>5.484</text:p>
          </table:table-cell>
          <table:table-cell/>
          <table:table-cell office:value-type="float" office:value="511148.571" calcext:value-type="float">
            <text:p>511148.571</text:p>
          </table:table-cell>
          <table:table-cell office:value-type="float" office:value="6962125.661" calcext:value-type="float">
            <text:p>6962125.661</text:p>
          </table:table-cell>
          <table:table-cell office:value-type="float" office:value="5.484" calcext:value-type="float">
            <text:p>5.484</text:p>
          </table:table-cell>
          <table:table-cell/>
          <table:table-cell office:value-type="float" office:value="511148.5707" calcext:value-type="float">
            <text:p>511148.5707</text:p>
          </table:table-cell>
          <table:table-cell office:value-type="float" office:value="6962125.6604" calcext:value-type="float">
            <text:p>6962125.6604</text:p>
          </table:table-cell>
          <table:table-cell office:value-type="float" office:value="5.484" calcext:value-type="float">
            <text:p>5.484</text:p>
          </table:table-cell>
          <table:table-cell/>
          <table:table-cell table:style-name="ce1" table:formula="of:=[.I39]-[.E39]" office:value-type="float" office:value="-0.000300000014249235" calcext:value-type="float">
            <text:p>-0.000300</text:p>
          </table:table-cell>
          <table:table-cell table:style-name="ce1" table:formula="of:=[.J39]-[.F39]" office:value-type="float" office:value="-0.000599999912083149" calcext:value-type="float">
            <text:p>-0.000600</text:p>
          </table:table-cell>
          <table:table-cell table:number-columns-repeated="4"/>
        </table:table-row>
        <table:table-row table:style-name="ro1">
          <table:table-cell office:value-type="float" office:value="511359.791" calcext:value-type="float">
            <text:p>511359.791</text:p>
          </table:table-cell>
          <table:table-cell office:value-type="float" office:value="6964909.793" calcext:value-type="float">
            <text:p>6964909.793</text:p>
          </table:table-cell>
          <table:table-cell office:value-type="float" office:value="5.494" calcext:value-type="float">
            <text:p>5.494</text:p>
          </table:table-cell>
          <table:table-cell/>
          <table:table-cell office:value-type="float" office:value="511155.247" calcext:value-type="float">
            <text:p>511155.247</text:p>
          </table:table-cell>
          <table:table-cell office:value-type="float" office:value="6962123.829" calcext:value-type="float">
            <text:p>6962123.829</text:p>
          </table:table-cell>
          <table:table-cell office:value-type="float" office:value="5.494" calcext:value-type="float">
            <text:p>5.494</text:p>
          </table:table-cell>
          <table:table-cell/>
          <table:table-cell office:value-type="float" office:value="511155.247" calcext:value-type="float">
            <text:p>511155.247</text:p>
          </table:table-cell>
          <table:table-cell office:value-type="float" office:value="6962123.8291" calcext:value-type="float">
            <text:p>6962123.8291</text:p>
          </table:table-cell>
          <table:table-cell office:value-type="float" office:value="5.494" calcext:value-type="float">
            <text:p>5.494</text:p>
          </table:table-cell>
          <table:table-cell/>
          <table:table-cell table:style-name="ce1" table:formula="of:=[.I40]-[.E40]" office:value-type="float" office:value="0" calcext:value-type="float">
            <text:p>0.000000</text:p>
          </table:table-cell>
          <table:table-cell table:style-name="ce1" table:formula="of:=[.J40]-[.F40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9.401" calcext:value-type="float">
            <text:p>511359.401</text:p>
          </table:table-cell>
          <table:table-cell office:value-type="float" office:value="6964910.255" calcext:value-type="float">
            <text:p>6964910.255</text:p>
          </table:table-cell>
          <table:table-cell office:value-type="float" office:value="4.761" calcext:value-type="float">
            <text:p>4.761</text:p>
          </table:table-cell>
          <table:table-cell/>
          <table:table-cell office:value-type="float" office:value="511154.857" calcext:value-type="float">
            <text:p>511154.857</text:p>
          </table:table-cell>
          <table:table-cell office:value-type="float" office:value="6962124.291" calcext:value-type="float">
            <text:p>6962124.291</text:p>
          </table:table-cell>
          <table:table-cell office:value-type="float" office:value="4.761" calcext:value-type="float">
            <text:p>4.761</text:p>
          </table:table-cell>
          <table:table-cell/>
          <table:table-cell office:value-type="float" office:value="511154.8572" calcext:value-type="float">
            <text:p>511154.8572</text:p>
          </table:table-cell>
          <table:table-cell office:value-type="float" office:value="6962124.2909" calcext:value-type="float">
            <text:p>6962124.2909</text:p>
          </table:table-cell>
          <table:table-cell office:value-type="float" office:value="4.761" calcext:value-type="float">
            <text:p>4.761</text:p>
          </table:table-cell>
          <table:table-cell/>
          <table:table-cell table:style-name="ce1" table:formula="of:=[.I41]-[.E41]" office:value-type="float" office:value="0.00020000000949949" calcext:value-type="float">
            <text:p>0.000200</text:p>
          </table:table-cell>
          <table:table-cell table:style-name="ce1" table:formula="of:=[.J41]-[.F41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9.08" calcext:value-type="float">
            <text:p>511359.08</text:p>
          </table:table-cell>
          <table:table-cell office:value-type="float" office:value="6964910.615" calcext:value-type="float">
            <text:p>6964910.615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511154.536" calcext:value-type="float">
            <text:p>511154.536</text:p>
          </table:table-cell>
          <table:table-cell office:value-type="float" office:value="6962124.651" calcext:value-type="float">
            <text:p>6962124.651</text:p>
          </table:table-cell>
          <table:table-cell office:value-type="float" office:value="5.21" calcext:value-type="float">
            <text:p>5.21</text:p>
          </table:table-cell>
          <table:table-cell/>
          <table:table-cell office:value-type="float" office:value="511154.5363" calcext:value-type="float">
            <text:p>511154.5363</text:p>
          </table:table-cell>
          <table:table-cell office:value-type="float" office:value="6962124.6508" calcext:value-type="float">
            <text:p>6962124.6508</text:p>
          </table:table-cell>
          <table:table-cell office:value-type="float" office:value="5.21" calcext:value-type="float">
            <text:p>5.21</text:p>
          </table:table-cell>
          <table:table-cell/>
          <table:table-cell table:style-name="ce1" table:formula="of:=[.I42]-[.E42]" office:value-type="float" office:value="0.000299999956041575" calcext:value-type="float">
            <text:p>0.000300</text:p>
          </table:table-cell>
          <table:table-cell table:style-name="ce1" table:formula="of:=[.J42]-[.F42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43.45" calcext:value-type="float">
            <text:p>511343.45</text:p>
          </table:table-cell>
          <table:table-cell office:value-type="float" office:value="6964918.163" calcext:value-type="float">
            <text:p>6964918.163</text:p>
          </table:table-cell>
          <table:table-cell office:value-type="float" office:value="4.553" calcext:value-type="float">
            <text:p>4.553</text:p>
          </table:table-cell>
          <table:table-cell/>
          <table:table-cell office:value-type="float" office:value="511138.913" calcext:value-type="float">
            <text:p>511138.913</text:p>
          </table:table-cell>
          <table:table-cell office:value-type="float" office:value="6962132.196" calcext:value-type="float">
            <text:p>6962132.196</text:p>
          </table:table-cell>
          <table:table-cell office:value-type="float" office:value="4.553" calcext:value-type="float">
            <text:p>4.553</text:p>
          </table:table-cell>
          <table:table-cell/>
          <table:table-cell office:value-type="float" office:value="511138.9126" calcext:value-type="float">
            <text:p>511138.9126</text:p>
          </table:table-cell>
          <table:table-cell office:value-type="float" office:value="6962132.1958" calcext:value-type="float">
            <text:p>6962132.1958</text:p>
          </table:table-cell>
          <table:table-cell office:value-type="float" office:value="4.553" calcext:value-type="float">
            <text:p>4.553</text:p>
          </table:table-cell>
          <table:table-cell/>
          <table:table-cell table:style-name="ce1" table:formula="of:=[.I43]-[.E43]" office:value-type="float" office:value="-0.000400000018998981" calcext:value-type="float">
            <text:p>-0.000400</text:p>
          </table:table-cell>
          <table:table-cell table:style-name="ce1" table:formula="of:=[.J43]-[.F43]" office:value-type="float" office:value="-0.000200000591576099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43.751" calcext:value-type="float">
            <text:p>511343.751</text:p>
          </table:table-cell>
          <table:table-cell office:value-type="float" office:value="6964920.561" calcext:value-type="float">
            <text:p>6964920.561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511139.213" calcext:value-type="float">
            <text:p>511139.213</text:p>
          </table:table-cell>
          <table:table-cell office:value-type="float" office:value="6962134.593" calcext:value-type="float">
            <text:p>6962134.593</text:p>
          </table:table-cell>
          <table:table-cell office:value-type="float" office:value="5.11" calcext:value-type="float">
            <text:p>5.11</text:p>
          </table:table-cell>
          <table:table-cell/>
          <table:table-cell office:value-type="float" office:value="511139.2134" calcext:value-type="float">
            <text:p>511139.2134</text:p>
          </table:table-cell>
          <table:table-cell office:value-type="float" office:value="6962134.5929" calcext:value-type="float">
            <text:p>6962134.5929</text:p>
          </table:table-cell>
          <table:table-cell office:value-type="float" office:value="5.11" calcext:value-type="float">
            <text:p>5.11</text:p>
          </table:table-cell>
          <table:table-cell/>
          <table:table-cell table:style-name="ce1" table:formula="of:=[.I44]-[.E44]" office:value-type="float" office:value="0.000400000018998981" calcext:value-type="float">
            <text:p>0.000400</text:p>
          </table:table-cell>
          <table:table-cell table:style-name="ce1" table:formula="of:=[.J44]-[.F44]" office:value-type="float" office:value="-0.000100000761449337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1.114" calcext:value-type="float">
            <text:p>511351.114</text:p>
          </table:table-cell>
          <table:table-cell office:value-type="float" office:value="6964913.379" calcext:value-type="float">
            <text:p>6964913.379</text:p>
          </table:table-cell>
          <table:table-cell office:value-type="float" office:value="3.683" calcext:value-type="float">
            <text:p>3.683</text:p>
          </table:table-cell>
          <table:table-cell/>
          <table:table-cell office:value-type="float" office:value="511146.574" calcext:value-type="float">
            <text:p>511146.574</text:p>
          </table:table-cell>
          <table:table-cell office:value-type="float" office:value="6962127.414" calcext:value-type="float">
            <text:p>6962127.414</text:p>
          </table:table-cell>
          <table:table-cell office:value-type="float" office:value="3.683" calcext:value-type="float">
            <text:p>3.683</text:p>
          </table:table-cell>
          <table:table-cell/>
          <table:table-cell office:value-type="float" office:value="511146.5735" calcext:value-type="float">
            <text:p>511146.5735</text:p>
          </table:table-cell>
          <table:table-cell office:value-type="float" office:value="6962127.4137" calcext:value-type="float">
            <text:p>6962127.4137</text:p>
          </table:table-cell>
          <table:table-cell office:value-type="float" office:value="3.683" calcext:value-type="float">
            <text:p>3.683</text:p>
          </table:table-cell>
          <table:table-cell/>
          <table:table-cell table:style-name="ce1" table:formula="of:=[.I45]-[.E45]" office:value-type="float" office:value="-0.000500000023748726" calcext:value-type="float">
            <text:p>-0.000500</text:p>
          </table:table-cell>
          <table:table-cell table:style-name="ce1" table:formula="of:=[.J45]-[.F45]" office:value-type="float" office:value="-0.000299999490380287" calcext:value-type="float">
            <text:p>-0.000300</text:p>
          </table:table-cell>
          <table:table-cell table:number-columns-repeated="4"/>
        </table:table-row>
        <table:table-row table:style-name="ro1">
          <table:table-cell office:value-type="float" office:value="511350.168" calcext:value-type="float">
            <text:p>511350.168</text:p>
          </table:table-cell>
          <table:table-cell office:value-type="float" office:value="6964918.808" calcext:value-type="float">
            <text:p>6964918.808</text:p>
          </table:table-cell>
          <table:table-cell office:value-type="float" office:value="1.229" calcext:value-type="float">
            <text:p>1.229</text:p>
          </table:table-cell>
          <table:table-cell/>
          <table:table-cell office:value-type="float" office:value="511145.628" calcext:value-type="float">
            <text:p>511145.628</text:p>
          </table:table-cell>
          <table:table-cell office:value-type="float" office:value="6962132.841" calcext:value-type="float">
            <text:p>6962132.841</text:p>
          </table:table-cell>
          <table:table-cell office:value-type="float" office:value="1.229" calcext:value-type="float">
            <text:p>1.229</text:p>
          </table:table-cell>
          <table:table-cell/>
          <table:table-cell office:value-type="float" office:value="511145.6279" calcext:value-type="float">
            <text:p>511145.6279</text:p>
          </table:table-cell>
          <table:table-cell office:value-type="float" office:value="6962132.8406" calcext:value-type="float">
            <text:p>6962132.8406</text:p>
          </table:table-cell>
          <table:table-cell office:value-type="float" office:value="1.229" calcext:value-type="float">
            <text:p>1.229</text:p>
          </table:table-cell>
          <table:table-cell/>
          <table:table-cell table:style-name="ce1" table:formula="of:=[.I46]-[.E46]" office:value-type="float" office:value="-0.000100000004749745" calcext:value-type="float">
            <text:p>-0.000100</text:p>
          </table:table-cell>
          <table:table-cell table:style-name="ce1" table:formula="of:=[.J46]-[.F46]" office:value-type="float" office:value="-0.000400000251829624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0.86" calcext:value-type="float">
            <text:p>511350.86</text:p>
          </table:table-cell>
          <table:table-cell office:value-type="float" office:value="6964918.172" calcext:value-type="float">
            <text:p>6964918.172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511146.32" calcext:value-type="float">
            <text:p>511146.32</text:p>
          </table:table-cell>
          <table:table-cell office:value-type="float" office:value="6962132.205" calcext:value-type="float">
            <text:p>6962132.205</text:p>
          </table:table-cell>
          <table:table-cell office:value-type="float" office:value="3.08" calcext:value-type="float">
            <text:p>3.08</text:p>
          </table:table-cell>
          <table:table-cell/>
          <table:table-cell office:value-type="float" office:value="511146.3196" calcext:value-type="float">
            <text:p>511146.3196</text:p>
          </table:table-cell>
          <table:table-cell office:value-type="float" office:value="6962132.2048" calcext:value-type="float">
            <text:p>6962132.2048</text:p>
          </table:table-cell>
          <table:table-cell office:value-type="float" office:value="3.08" calcext:value-type="float">
            <text:p>3.08</text:p>
          </table:table-cell>
          <table:table-cell/>
          <table:table-cell table:style-name="ce1" table:formula="of:=[.I47]-[.E47]" office:value-type="float" office:value="-0.000400000018998981" calcext:value-type="float">
            <text:p>-0.000400</text:p>
          </table:table-cell>
          <table:table-cell table:style-name="ce1" table:formula="of:=[.J47]-[.F47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52.397" calcext:value-type="float">
            <text:p>511352.397</text:p>
          </table:table-cell>
          <table:table-cell office:value-type="float" office:value="6964913.935" calcext:value-type="float">
            <text:p>6964913.935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511147.856" calcext:value-type="float">
            <text:p>511147.856</text:p>
          </table:table-cell>
          <table:table-cell office:value-type="float" office:value="6962127.97" calcext:value-type="float">
            <text:p>6962127.97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511147.856" calcext:value-type="float">
            <text:p>511147.856</text:p>
          </table:table-cell>
          <table:table-cell office:value-type="float" office:value="6962127.9695" calcext:value-type="float">
            <text:p>6962127.9695</text:p>
          </table:table-cell>
          <table:table-cell office:value-type="float" office:value="1.125" calcext:value-type="float">
            <text:p>1.125</text:p>
          </table:table-cell>
          <table:table-cell/>
          <table:table-cell table:style-name="ce1" table:formula="of:=[.I48]-[.E48]" office:value-type="float" office:value="0" calcext:value-type="float">
            <text:p>0.000000</text:p>
          </table:table-cell>
          <table:table-cell table:style-name="ce1" table:formula="of:=[.J48]-[.F48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4.087" calcext:value-type="float">
            <text:p>511354.087</text:p>
          </table:table-cell>
          <table:table-cell office:value-type="float" office:value="6964915.694" calcext:value-type="float">
            <text:p>6964915.694</text:p>
          </table:table-cell>
          <table:table-cell office:value-type="float" office:value="1.127" calcext:value-type="float">
            <text:p>1.127</text:p>
          </table:table-cell>
          <table:table-cell/>
          <table:table-cell office:value-type="float" office:value="511149.545" calcext:value-type="float">
            <text:p>511149.545</text:p>
          </table:table-cell>
          <table:table-cell office:value-type="float" office:value="6962129.728" calcext:value-type="float">
            <text:p>6962129.728</text:p>
          </table:table-cell>
          <table:table-cell office:value-type="float" office:value="1.127" calcext:value-type="float">
            <text:p>1.127</text:p>
          </table:table-cell>
          <table:table-cell/>
          <table:table-cell office:value-type="float" office:value="511149.5453" calcext:value-type="float">
            <text:p>511149.5453</text:p>
          </table:table-cell>
          <table:table-cell office:value-type="float" office:value="6962129.7278" calcext:value-type="float">
            <text:p>6962129.7278</text:p>
          </table:table-cell>
          <table:table-cell office:value-type="float" office:value="1.127" calcext:value-type="float">
            <text:p>1.127</text:p>
          </table:table-cell>
          <table:table-cell/>
          <table:table-cell table:style-name="ce1" table:formula="of:=[.I49]-[.E49]" office:value-type="float" office:value="0.000300000014249235" calcext:value-type="float">
            <text:p>0.000300</text:p>
          </table:table-cell>
          <table:table-cell table:style-name="ce1" table:formula="of:=[.J49]-[.F49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355.483" calcext:value-type="float">
            <text:p>511355.483</text:p>
          </table:table-cell>
          <table:table-cell office:value-type="float" office:value="6964912.967" calcext:value-type="float">
            <text:p>6964912.967</text:p>
          </table:table-cell>
          <table:table-cell office:value-type="float" office:value="2.321" calcext:value-type="float">
            <text:p>2.321</text:p>
          </table:table-cell>
          <table:table-cell/>
          <table:table-cell office:value-type="float" office:value="511150.941" calcext:value-type="float">
            <text:p>511150.941</text:p>
          </table:table-cell>
          <table:table-cell office:value-type="float" office:value="6962127.002" calcext:value-type="float">
            <text:p>6962127.002</text:p>
          </table:table-cell>
          <table:table-cell office:value-type="float" office:value="2.321" calcext:value-type="float">
            <text:p>2.321</text:p>
          </table:table-cell>
          <table:table-cell/>
          <table:table-cell office:value-type="float" office:value="511150.9408" calcext:value-type="float">
            <text:p>511150.9408</text:p>
          </table:table-cell>
          <table:table-cell office:value-type="float" office:value="6962127.0019" calcext:value-type="float">
            <text:p>6962127.0019</text:p>
          </table:table-cell>
          <table:table-cell office:value-type="float" office:value="2.321" calcext:value-type="float">
            <text:p>2.321</text:p>
          </table:table-cell>
          <table:table-cell/>
          <table:table-cell table:style-name="ce1" table:formula="of:=[.I50]-[.E50]" office:value-type="float" office:value="-0.00020000000949949" calcext:value-type="float">
            <text:p>-0.000200</text:p>
          </table:table-cell>
          <table:table-cell table:style-name="ce1" table:formula="of:=[.J50]-[.F50]" office:value-type="float" office:value="-0.000100000761449337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352.47" calcext:value-type="float">
            <text:p>511352.47</text:p>
          </table:table-cell>
          <table:table-cell office:value-type="float" office:value="6964914.797" calcext:value-type="float">
            <text:p>6964914.797</text:p>
          </table:table-cell>
          <table:table-cell office:value-type="float" office:value="3.874" calcext:value-type="float">
            <text:p>3.874</text:p>
          </table:table-cell>
          <table:table-cell/>
          <table:table-cell office:value-type="float" office:value="511147.929" calcext:value-type="float">
            <text:p>511147.929</text:p>
          </table:table-cell>
          <table:table-cell office:value-type="float" office:value="6962128.831" calcext:value-type="float">
            <text:p>6962128.831</text:p>
          </table:table-cell>
          <table:table-cell office:value-type="float" office:value="3.874" calcext:value-type="float">
            <text:p>3.874</text:p>
          </table:table-cell>
          <table:table-cell/>
          <table:table-cell office:value-type="float" office:value="511147.929" calcext:value-type="float">
            <text:p>511147.929</text:p>
          </table:table-cell>
          <table:table-cell office:value-type="float" office:value="6962128.8312" calcext:value-type="float">
            <text:p>6962128.8312</text:p>
          </table:table-cell>
          <table:table-cell office:value-type="float" office:value="3.874" calcext:value-type="float">
            <text:p>3.874</text:p>
          </table:table-cell>
          <table:table-cell/>
          <table:table-cell table:style-name="ce1" table:formula="of:=[.I51]-[.E51]" office:value-type="float" office:value="0" calcext:value-type="float">
            <text:p>0.000000</text:p>
          </table:table-cell>
          <table:table-cell table:style-name="ce1" table:formula="of:=[.J51]-[.F51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358.632" calcext:value-type="float">
            <text:p>511358.632</text:p>
          </table:table-cell>
          <table:table-cell office:value-type="float" office:value="6964912.757" calcext:value-type="float">
            <text:p>6964912.757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float" office:value="511154.089" calcext:value-type="float">
            <text:p>511154.089</text:p>
          </table:table-cell>
          <table:table-cell office:value-type="float" office:value="6962126.792" calcext:value-type="float">
            <text:p>6962126.792</text:p>
          </table:table-cell>
          <table:table-cell office:value-type="float" office:value="1.039" calcext:value-type="float">
            <text:p>1.039</text:p>
          </table:table-cell>
          <table:table-cell/>
          <table:table-cell office:value-type="float" office:value="511154.0885" calcext:value-type="float">
            <text:p>511154.0885</text:p>
          </table:table-cell>
          <table:table-cell office:value-type="float" office:value="6962126.792" calcext:value-type="float">
            <text:p>6962126.792</text:p>
          </table:table-cell>
          <table:table-cell office:value-type="float" office:value="1.039" calcext:value-type="float">
            <text:p>1.039</text:p>
          </table:table-cell>
          <table:table-cell/>
          <table:table-cell table:style-name="ce1" table:formula="of:=[.I52]-[.E52]" office:value-type="float" office:value="-0.000499999965541065" calcext:value-type="float">
            <text:p>-0.000500</text:p>
          </table:table-cell>
          <table:table-cell table:style-name="ce1" table:formula="of:=[.J52]-[.F52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2.951" calcext:value-type="float">
            <text:p>511352.951</text:p>
          </table:table-cell>
          <table:table-cell office:value-type="float" office:value="6964917.29" calcext:value-type="float">
            <text:p>6964917.29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511148.41" calcext:value-type="float">
            <text:p>511148.41</text:p>
          </table:table-cell>
          <table:table-cell office:value-type="float" office:value="6962131.323" calcext:value-type="float">
            <text:p>6962131.323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511148.4098" calcext:value-type="float">
            <text:p>511148.4098</text:p>
          </table:table-cell>
          <table:table-cell office:value-type="float" office:value="6962131.3232" calcext:value-type="float">
            <text:p>6962131.3232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ce1" table:formula="of:=[.I53]-[.E53]" office:value-type="float" office:value="-0.000199999951291829" calcext:value-type="float">
            <text:p>-0.000200</text:p>
          </table:table-cell>
          <table:table-cell table:style-name="ce1" table:formula="of:=[.J53]-[.F53]" office:value-type="float" office:value="0.000200000591576099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352.207" calcext:value-type="float">
            <text:p>511352.207</text:p>
          </table:table-cell>
          <table:table-cell office:value-type="float" office:value="6964917.349" calcext:value-type="float">
            <text:p>6964917.349</text:p>
          </table:table-cell>
          <table:table-cell office:value-type="float" office:value="2.133" calcext:value-type="float">
            <text:p>2.133</text:p>
          </table:table-cell>
          <table:table-cell/>
          <table:table-cell office:value-type="float" office:value="511147.666" calcext:value-type="float">
            <text:p>511147.666</text:p>
          </table:table-cell>
          <table:table-cell office:value-type="float" office:value="6962131.382" calcext:value-type="float">
            <text:p>6962131.382</text:p>
          </table:table-cell>
          <table:table-cell office:value-type="float" office:value="2.133" calcext:value-type="float">
            <text:p>2.133</text:p>
          </table:table-cell>
          <table:table-cell/>
          <table:table-cell office:value-type="float" office:value="511147.6661" calcext:value-type="float">
            <text:p>511147.6661</text:p>
          </table:table-cell>
          <table:table-cell office:value-type="float" office:value="6962131.3821" calcext:value-type="float">
            <text:p>6962131.3821</text:p>
          </table:table-cell>
          <table:table-cell office:value-type="float" office:value="2.133" calcext:value-type="float">
            <text:p>2.133</text:p>
          </table:table-cell>
          <table:table-cell/>
          <table:table-cell table:style-name="ce1" table:formula="of:=[.I54]-[.E54]" office:value-type="float" office:value="0.0000999999465420842" calcext:value-type="float">
            <text:p>0.000100</text:p>
          </table:table-cell>
          <table:table-cell table:style-name="ce1" table:formula="of:=[.J54]-[.F54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3.597" calcext:value-type="float">
            <text:p>511353.597</text:p>
          </table:table-cell>
          <table:table-cell office:value-type="float" office:value="6964912.724" calcext:value-type="float">
            <text:p>6964912.724</text:p>
          </table:table-cell>
          <table:table-cell office:value-type="float" office:value="4.324" calcext:value-type="float">
            <text:p>4.324</text:p>
          </table:table-cell>
          <table:table-cell/>
          <table:table-cell office:value-type="float" office:value="511149.056" calcext:value-type="float">
            <text:p>511149.056</text:p>
          </table:table-cell>
          <table:table-cell office:value-type="float" office:value="6962126.759" calcext:value-type="float">
            <text:p>6962126.759</text:p>
          </table:table-cell>
          <table:table-cell office:value-type="float" office:value="4.324" calcext:value-type="float">
            <text:p>4.324</text:p>
          </table:table-cell>
          <table:table-cell/>
          <table:table-cell office:value-type="float" office:value="511149.0555" calcext:value-type="float">
            <text:p>511149.0555</text:p>
          </table:table-cell>
          <table:table-cell office:value-type="float" office:value="6962126.759" calcext:value-type="float">
            <text:p>6962126.759</text:p>
          </table:table-cell>
          <table:table-cell office:value-type="float" office:value="4.324" calcext:value-type="float">
            <text:p>4.324</text:p>
          </table:table-cell>
          <table:table-cell/>
          <table:table-cell table:style-name="ce1" table:formula="of:=[.I55]-[.E55]" office:value-type="float" office:value="-0.000499999965541065" calcext:value-type="float">
            <text:p>-0.000500</text:p>
          </table:table-cell>
          <table:table-cell table:style-name="ce1" table:formula="of:=[.J55]-[.F55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5.825" calcext:value-type="float">
            <text:p>511355.825</text:p>
          </table:table-cell>
          <table:table-cell office:value-type="float" office:value="6964914.047" calcext:value-type="float">
            <text:p>6964914.047</text:p>
          </table:table-cell>
          <table:table-cell office:value-type="float" office:value="5.615" calcext:value-type="float">
            <text:p>5.615</text:p>
          </table:table-cell>
          <table:table-cell/>
          <table:table-cell office:value-type="float" office:value="511151.283" calcext:value-type="float">
            <text:p>511151.283</text:p>
          </table:table-cell>
          <table:table-cell office:value-type="float" office:value="6962128.082" calcext:value-type="float">
            <text:p>6962128.082</text:p>
          </table:table-cell>
          <table:table-cell office:value-type="float" office:value="5.615" calcext:value-type="float">
            <text:p>5.615</text:p>
          </table:table-cell>
          <table:table-cell/>
          <table:table-cell office:value-type="float" office:value="511151.2826" calcext:value-type="float">
            <text:p>511151.2826</text:p>
          </table:table-cell>
          <table:table-cell office:value-type="float" office:value="6962128.0814" calcext:value-type="float">
            <text:p>6962128.0814</text:p>
          </table:table-cell>
          <table:table-cell office:value-type="float" office:value="5.615" calcext:value-type="float">
            <text:p>5.615</text:p>
          </table:table-cell>
          <table:table-cell/>
          <table:table-cell table:style-name="ce1" table:formula="of:=[.I56]-[.E56]" office:value-type="float" office:value="-0.000400000018998981" calcext:value-type="float">
            <text:p>-0.000400</text:p>
          </table:table-cell>
          <table:table-cell table:style-name="ce1" table:formula="of:=[.J56]-[.F56]" office:value-type="float" office:value="-0.000600000843405724" calcext:value-type="float">
            <text:p>-0.000600</text:p>
          </table:table-cell>
          <table:table-cell table:number-columns-repeated="4"/>
        </table:table-row>
        <table:table-row table:style-name="ro1">
          <table:table-cell office:value-type="float" office:value="511357.426" calcext:value-type="float">
            <text:p>511357.426</text:p>
          </table:table-cell>
          <table:table-cell office:value-type="float" office:value="6964912.518" calcext:value-type="float">
            <text:p>6964912.518</text:p>
          </table:table-cell>
          <table:table-cell office:value-type="float" office:value="5.239" calcext:value-type="float">
            <text:p>5.239</text:p>
          </table:table-cell>
          <table:table-cell/>
          <table:table-cell office:value-type="float" office:value="511152.883" calcext:value-type="float">
            <text:p>511152.883</text:p>
          </table:table-cell>
          <table:table-cell office:value-type="float" office:value="6962126.553" calcext:value-type="float">
            <text:p>6962126.553</text:p>
          </table:table-cell>
          <table:table-cell office:value-type="float" office:value="5.239" calcext:value-type="float">
            <text:p>5.239</text:p>
          </table:table-cell>
          <table:table-cell/>
          <table:table-cell office:value-type="float" office:value="511152.883" calcext:value-type="float">
            <text:p>511152.883</text:p>
          </table:table-cell>
          <table:table-cell office:value-type="float" office:value="6962126.553" calcext:value-type="float">
            <text:p>6962126.553</text:p>
          </table:table-cell>
          <table:table-cell office:value-type="float" office:value="5.239" calcext:value-type="float">
            <text:p>5.239</text:p>
          </table:table-cell>
          <table:table-cell/>
          <table:table-cell table:style-name="ce1" table:formula="of:=[.I57]-[.E57]" office:value-type="float" office:value="0" calcext:value-type="float">
            <text:p>0.000000</text:p>
          </table:table-cell>
          <table:table-cell table:style-name="ce1" table:formula="of:=[.J57]-[.F57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356.315" calcext:value-type="float">
            <text:p>511356.315</text:p>
          </table:table-cell>
          <table:table-cell office:value-type="float" office:value="6964914.119" calcext:value-type="float">
            <text:p>6964914.119</text:p>
          </table:table-cell>
          <table:table-cell office:value-type="float" office:value="4.474" calcext:value-type="float">
            <text:p>4.474</text:p>
          </table:table-cell>
          <table:table-cell/>
          <table:table-cell office:value-type="float" office:value="511151.772" calcext:value-type="float">
            <text:p>511151.772</text:p>
          </table:table-cell>
          <table:table-cell office:value-type="float" office:value="6962128.154" calcext:value-type="float">
            <text:p>6962128.154</text:p>
          </table:table-cell>
          <table:table-cell office:value-type="float" office:value="4.474" calcext:value-type="float">
            <text:p>4.474</text:p>
          </table:table-cell>
          <table:table-cell/>
          <table:table-cell office:value-type="float" office:value="511151.7724" calcext:value-type="float">
            <text:p>511151.7724</text:p>
          </table:table-cell>
          <table:table-cell office:value-type="float" office:value="6962128.1534" calcext:value-type="float">
            <text:p>6962128.1534</text:p>
          </table:table-cell>
          <table:table-cell office:value-type="float" office:value="4.474" calcext:value-type="float">
            <text:p>4.474</text:p>
          </table:table-cell>
          <table:table-cell/>
          <table:table-cell table:style-name="ce1" table:formula="of:=[.I58]-[.E58]" office:value-type="float" office:value="0.000400000018998981" calcext:value-type="float">
            <text:p>0.000400</text:p>
          </table:table-cell>
          <table:table-cell table:style-name="ce1" table:formula="of:=[.J58]-[.F58]" office:value-type="float" office:value="-0.000599999912083149" calcext:value-type="float">
            <text:p>-0.000600</text:p>
          </table:table-cell>
          <table:table-cell table:number-columns-repeated="4"/>
        </table:table-row>
        <table:table-row table:style-name="ro1">
          <table:table-cell office:value-type="float" office:value="511357.881" calcext:value-type="float">
            <text:p>511357.881</text:p>
          </table:table-cell>
          <table:table-cell office:value-type="float" office:value="6964913.513" calcext:value-type="float">
            <text:p>6964913.513</text:p>
          </table:table-cell>
          <table:table-cell office:value-type="float" office:value="6.118" calcext:value-type="float">
            <text:p>6.118</text:p>
          </table:table-cell>
          <table:table-cell/>
          <table:table-cell office:value-type="float" office:value="511153.338" calcext:value-type="float">
            <text:p>511153.338</text:p>
          </table:table-cell>
          <table:table-cell office:value-type="float" office:value="6962127.548" calcext:value-type="float">
            <text:p>6962127.548</text:p>
          </table:table-cell>
          <table:table-cell office:value-type="float" office:value="6.118" calcext:value-type="float">
            <text:p>6.118</text:p>
          </table:table-cell>
          <table:table-cell/>
          <table:table-cell office:value-type="float" office:value="511153.3378" calcext:value-type="float">
            <text:p>511153.3378</text:p>
          </table:table-cell>
          <table:table-cell office:value-type="float" office:value="6962127.5477" calcext:value-type="float">
            <text:p>6962127.5477</text:p>
          </table:table-cell>
          <table:table-cell office:value-type="float" office:value="6.118" calcext:value-type="float">
            <text:p>6.118</text:p>
          </table:table-cell>
          <table:table-cell/>
          <table:table-cell table:style-name="ce1" table:formula="of:=[.I59]-[.E59]" office:value-type="float" office:value="-0.00020000000949949" calcext:value-type="float">
            <text:p>-0.000200</text:p>
          </table:table-cell>
          <table:table-cell table:style-name="ce1" table:formula="of:=[.J59]-[.F59]" office:value-type="float" office:value="-0.000300000421702862" calcext:value-type="float">
            <text:p>-0.000300</text:p>
          </table:table-cell>
          <table:table-cell table:number-columns-repeated="4"/>
        </table:table-row>
        <table:table-row table:style-name="ro1">
          <table:table-cell office:value-type="float" office:value="511353.511" calcext:value-type="float">
            <text:p>511353.511</text:p>
          </table:table-cell>
          <table:table-cell office:value-type="float" office:value="6964917.351" calcext:value-type="float">
            <text:p>6964917.351</text:p>
          </table:table-cell>
          <table:table-cell office:value-type="float" office:value="4.496" calcext:value-type="float">
            <text:p>4.496</text:p>
          </table:table-cell>
          <table:table-cell/>
          <table:table-cell office:value-type="float" office:value="511148.97" calcext:value-type="float">
            <text:p>511148.97</text:p>
          </table:table-cell>
          <table:table-cell office:value-type="float" office:value="6962131.384" calcext:value-type="float">
            <text:p>6962131.384</text:p>
          </table:table-cell>
          <table:table-cell office:value-type="float" office:value="4.496" calcext:value-type="float">
            <text:p>4.496</text:p>
          </table:table-cell>
          <table:table-cell/>
          <table:table-cell office:value-type="float" office:value="511148.9696" calcext:value-type="float">
            <text:p>511148.9696</text:p>
          </table:table-cell>
          <table:table-cell office:value-type="float" office:value="6962131.3841" calcext:value-type="float">
            <text:p>6962131.3841</text:p>
          </table:table-cell>
          <table:table-cell office:value-type="float" office:value="4.496" calcext:value-type="float">
            <text:p>4.496</text:p>
          </table:table-cell>
          <table:table-cell/>
          <table:table-cell table:style-name="ce1" table:formula="of:=[.I60]-[.E60]" office:value-type="float" office:value="-0.00039999996079132" calcext:value-type="float">
            <text:p>-0.000400</text:p>
          </table:table-cell>
          <table:table-cell table:style-name="ce1" table:formula="of:=[.J60]-[.F60]" office:value-type="float" office:value="0.000100000761449337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7.562" calcext:value-type="float">
            <text:p>511357.562</text:p>
          </table:table-cell>
          <table:table-cell office:value-type="float" office:value="6964916.343" calcext:value-type="float">
            <text:p>6964916.343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511153.019" calcext:value-type="float">
            <text:p>511153.019</text:p>
          </table:table-cell>
          <table:table-cell office:value-type="float" office:value="6962130.377" calcext:value-type="float">
            <text:p>6962130.377</text:p>
          </table:table-cell>
          <table:table-cell office:value-type="float" office:value="4.58" calcext:value-type="float">
            <text:p>4.58</text:p>
          </table:table-cell>
          <table:table-cell/>
          <table:table-cell office:value-type="float" office:value="511153.0189" calcext:value-type="float">
            <text:p>511153.0189</text:p>
          </table:table-cell>
          <table:table-cell office:value-type="float" office:value="6962130.3765" calcext:value-type="float">
            <text:p>6962130.3765</text:p>
          </table:table-cell>
          <table:table-cell office:value-type="float" office:value="4.58" calcext:value-type="float">
            <text:p>4.58</text:p>
          </table:table-cell>
          <table:table-cell/>
          <table:table-cell table:style-name="ce1" table:formula="of:=[.I61]-[.E61]" office:value-type="float" office:value="-0.0000999999465420842" calcext:value-type="float">
            <text:p>-0.000100</text:p>
          </table:table-cell>
          <table:table-cell table:style-name="ce1" table:formula="of:=[.J61]-[.F61]" office:value-type="float" office:value="-0.000500000081956387" calcext:value-type="float">
            <text:p>-0.000500</text:p>
          </table:table-cell>
          <table:table-cell table:number-columns-repeated="4"/>
        </table:table-row>
        <table:table-row table:style-name="ro1">
          <table:table-cell office:value-type="float" office:value="511356.768" calcext:value-type="float">
            <text:p>511356.768</text:p>
          </table:table-cell>
          <table:table-cell office:value-type="float" office:value="6964917.552" calcext:value-type="float">
            <text:p>6964917.552</text:p>
          </table:table-cell>
          <table:table-cell office:value-type="float" office:value="6.267" calcext:value-type="float">
            <text:p>6.267</text:p>
          </table:table-cell>
          <table:table-cell/>
          <table:table-cell office:value-type="float" office:value="511152.225" calcext:value-type="float">
            <text:p>511152.225</text:p>
          </table:table-cell>
          <table:table-cell office:value-type="float" office:value="6962131.585" calcext:value-type="float">
            <text:p>6962131.585</text:p>
          </table:table-cell>
          <table:table-cell office:value-type="float" office:value="6.267" calcext:value-type="float">
            <text:p>6.267</text:p>
          </table:table-cell>
          <table:table-cell/>
          <table:table-cell office:value-type="float" office:value="511152.2253" calcext:value-type="float">
            <text:p>511152.2253</text:p>
          </table:table-cell>
          <table:table-cell office:value-type="float" office:value="6962131.5851" calcext:value-type="float">
            <text:p>6962131.5851</text:p>
          </table:table-cell>
          <table:table-cell office:value-type="float" office:value="6.267" calcext:value-type="float">
            <text:p>6.267</text:p>
          </table:table-cell>
          <table:table-cell/>
          <table:table-cell table:style-name="ce1" table:formula="of:=[.I62]-[.E62]" office:value-type="float" office:value="0.000300000014249235" calcext:value-type="float">
            <text:p>0.000300</text:p>
          </table:table-cell>
          <table:table-cell table:style-name="ce1" table:formula="of:=[.J62]-[.F62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45.708" calcext:value-type="float">
            <text:p>511345.708</text:p>
          </table:table-cell>
          <table:table-cell office:value-type="float" office:value="6964921.954" calcext:value-type="float">
            <text:p>6964921.954</text:p>
          </table:table-cell>
          <table:table-cell office:value-type="float" office:value="2.796" calcext:value-type="float">
            <text:p>2.796</text:p>
          </table:table-cell>
          <table:table-cell/>
          <table:table-cell office:value-type="float" office:value="511141.17" calcext:value-type="float">
            <text:p>511141.17</text:p>
          </table:table-cell>
          <table:table-cell office:value-type="float" office:value="6962135.985" calcext:value-type="float">
            <text:p>6962135.985</text:p>
          </table:table-cell>
          <table:table-cell office:value-type="float" office:value="2.796" calcext:value-type="float">
            <text:p>2.796</text:p>
          </table:table-cell>
          <table:table-cell/>
          <table:table-cell office:value-type="float" office:value="511141.1697" calcext:value-type="float">
            <text:p>511141.1697</text:p>
          </table:table-cell>
          <table:table-cell office:value-type="float" office:value="6962135.9853" calcext:value-type="float">
            <text:p>6962135.9853</text:p>
          </table:table-cell>
          <table:table-cell office:value-type="float" office:value="2.796" calcext:value-type="float">
            <text:p>2.796</text:p>
          </table:table-cell>
          <table:table-cell/>
          <table:table-cell table:style-name="ce1" table:formula="of:=[.I63]-[.E63]" office:value-type="float" office:value="-0.000299999956041575" calcext:value-type="float">
            <text:p>-0.000300</text:p>
          </table:table-cell>
          <table:table-cell table:style-name="ce1" table:formula="of:=[.J63]-[.F63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48.788" calcext:value-type="float">
            <text:p>511348.788</text:p>
          </table:table-cell>
          <table:table-cell office:value-type="float" office:value="6964922.548" calcext:value-type="float">
            <text:p>6964922.548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511144.248" calcext:value-type="float">
            <text:p>511144.248</text:p>
          </table:table-cell>
          <table:table-cell office:value-type="float" office:value="6962136.579" calcext:value-type="float">
            <text:p>6962136.579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511144.2484" calcext:value-type="float">
            <text:p>511144.2484</text:p>
          </table:table-cell>
          <table:table-cell office:value-type="float" office:value="6962136.5791" calcext:value-type="float">
            <text:p>6962136.5791</text:p>
          </table:table-cell>
          <table:table-cell office:value-type="float" office:value="1.12" calcext:value-type="float">
            <text:p>1.12</text:p>
          </table:table-cell>
          <table:table-cell/>
          <table:table-cell table:style-name="ce1" table:formula="of:=[.I64]-[.E64]" office:value-type="float" office:value="0.00039999996079132" calcext:value-type="float">
            <text:p>0.000400</text:p>
          </table:table-cell>
          <table:table-cell table:style-name="ce1" table:formula="of:=[.J64]-[.F64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45.945" calcext:value-type="float">
            <text:p>511345.945</text:p>
          </table:table-cell>
          <table:table-cell office:value-type="float" office:value="6964926.331" calcext:value-type="float">
            <text:p>6964926.331</text:p>
          </table:table-cell>
          <table:table-cell office:value-type="float" office:value="2.521" calcext:value-type="float">
            <text:p>2.521</text:p>
          </table:table-cell>
          <table:table-cell/>
          <table:table-cell office:value-type="float" office:value="511141.407" calcext:value-type="float">
            <text:p>511141.407</text:p>
          </table:table-cell>
          <table:table-cell office:value-type="float" office:value="6962140.361" calcext:value-type="float">
            <text:p>6962140.361</text:p>
          </table:table-cell>
          <table:table-cell office:value-type="float" office:value="2.521" calcext:value-type="float">
            <text:p>2.521</text:p>
          </table:table-cell>
          <table:table-cell/>
          <table:table-cell office:value-type="float" office:value="511141.4066" calcext:value-type="float">
            <text:p>511141.4066</text:p>
          </table:table-cell>
          <table:table-cell office:value-type="float" office:value="6962140.3606" calcext:value-type="float">
            <text:p>6962140.3606</text:p>
          </table:table-cell>
          <table:table-cell office:value-type="float" office:value="2.521" calcext:value-type="float">
            <text:p>2.521</text:p>
          </table:table-cell>
          <table:table-cell/>
          <table:table-cell table:style-name="ce1" table:formula="of:=[.I65]-[.E65]" office:value-type="float" office:value="-0.000400000018998981" calcext:value-type="float">
            <text:p>-0.000400</text:p>
          </table:table-cell>
          <table:table-cell table:style-name="ce1" table:formula="of:=[.J65]-[.F65]" office:value-type="float" office:value="-0.00039999932050705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0.808" calcext:value-type="float">
            <text:p>511350.808</text:p>
          </table:table-cell>
          <table:table-cell office:value-type="float" office:value="6964923.874" calcext:value-type="float">
            <text:p>6964923.874</text:p>
          </table:table-cell>
          <table:table-cell office:value-type="float" office:value="6.361" calcext:value-type="float">
            <text:p>6.361</text:p>
          </table:table-cell>
          <table:table-cell/>
          <table:table-cell office:value-type="float" office:value="511146.268" calcext:value-type="float">
            <text:p>511146.268</text:p>
          </table:table-cell>
          <table:table-cell office:value-type="float" office:value="6962137.905" calcext:value-type="float">
            <text:p>6962137.905</text:p>
          </table:table-cell>
          <table:table-cell office:value-type="float" office:value="6.361" calcext:value-type="float">
            <text:p>6.361</text:p>
          </table:table-cell>
          <table:table-cell/>
          <table:table-cell office:value-type="float" office:value="511146.2676" calcext:value-type="float">
            <text:p>511146.2676</text:p>
          </table:table-cell>
          <table:table-cell office:value-type="float" office:value="6962137.9046" calcext:value-type="float">
            <text:p>6962137.9046</text:p>
          </table:table-cell>
          <table:table-cell office:value-type="float" office:value="6.361" calcext:value-type="float">
            <text:p>6.361</text:p>
          </table:table-cell>
          <table:table-cell/>
          <table:table-cell table:style-name="ce1" table:formula="of:=[.I66]-[.E66]" office:value-type="float" office:value="-0.00039999996079132" calcext:value-type="float">
            <text:p>-0.000400</text:p>
          </table:table-cell>
          <table:table-cell table:style-name="ce1" table:formula="of:=[.J66]-[.F66]" office:value-type="float" office:value="-0.000400000251829624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4.465" calcext:value-type="float">
            <text:p>511354.465</text:p>
          </table:table-cell>
          <table:table-cell office:value-type="float" office:value="6964923.62" calcext:value-type="float">
            <text:p>6964923.62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float" office:value="511149.923" calcext:value-type="float">
            <text:p>511149.923</text:p>
          </table:table-cell>
          <table:table-cell office:value-type="float" office:value="6962137.651" calcext:value-type="float">
            <text:p>6962137.651</text:p>
          </table:table-cell>
          <table:table-cell office:value-type="float" office:value="1.094" calcext:value-type="float">
            <text:p>1.094</text:p>
          </table:table-cell>
          <table:table-cell/>
          <table:table-cell office:value-type="float" office:value="511149.9232" calcext:value-type="float">
            <text:p>511149.9232</text:p>
          </table:table-cell>
          <table:table-cell office:value-type="float" office:value="6962137.6506" calcext:value-type="float">
            <text:p>6962137.6506</text:p>
          </table:table-cell>
          <table:table-cell office:value-type="float" office:value="1.094" calcext:value-type="float">
            <text:p>1.094</text:p>
          </table:table-cell>
          <table:table-cell/>
          <table:table-cell table:style-name="ce1" table:formula="of:=[.I67]-[.E67]" office:value-type="float" office:value="0.00020000000949949" calcext:value-type="float">
            <text:p>0.000200</text:p>
          </table:table-cell>
          <table:table-cell table:style-name="ce1" table:formula="of:=[.J67]-[.F67]" office:value-type="float" office:value="-0.00039999932050705" calcext:value-type="float">
            <text:p>-0.000400</text:p>
          </table:table-cell>
          <table:table-cell table:number-columns-repeated="4"/>
        </table:table-row>
        <table:table-row table:style-name="ro1">
          <table:table-cell office:value-type="float" office:value="511355.496" calcext:value-type="float">
            <text:p>511355.496</text:p>
          </table:table-cell>
          <table:table-cell office:value-type="float" office:value="6964922.397" calcext:value-type="float">
            <text:p>6964922.397</text:p>
          </table:table-cell>
          <table:table-cell office:value-type="float" office:value="4.745" calcext:value-type="float">
            <text:p>4.745</text:p>
          </table:table-cell>
          <table:table-cell/>
          <table:table-cell office:value-type="float" office:value="511150.954" calcext:value-type="float">
            <text:p>511150.954</text:p>
          </table:table-cell>
          <table:table-cell office:value-type="float" office:value="6962136.428" calcext:value-type="float">
            <text:p>6962136.428</text:p>
          </table:table-cell>
          <table:table-cell office:value-type="float" office:value="4.745" calcext:value-type="float">
            <text:p>4.745</text:p>
          </table:table-cell>
          <table:table-cell/>
          <table:table-cell office:value-type="float" office:value="511150.9538" calcext:value-type="float">
            <text:p>511150.9538</text:p>
          </table:table-cell>
          <table:table-cell office:value-type="float" office:value="6962136.4281" calcext:value-type="float">
            <text:p>6962136.4281</text:p>
          </table:table-cell>
          <table:table-cell office:value-type="float" office:value="4.745" calcext:value-type="float">
            <text:p>4.745</text:p>
          </table:table-cell>
          <table:table-cell/>
          <table:table-cell table:style-name="ce1" table:formula="of:=[.I68]-[.E68]" office:value-type="float" office:value="-0.00020000000949949" calcext:value-type="float">
            <text:p>-0.000200</text:p>
          </table:table-cell>
          <table:table-cell table:style-name="ce1" table:formula="of:=[.J68]-[.F68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357.326" calcext:value-type="float">
            <text:p>511357.326</text:p>
          </table:table-cell>
          <table:table-cell office:value-type="float" office:value="6964921.975" calcext:value-type="float">
            <text:p>6964921.975</text:p>
          </table:table-cell>
          <table:table-cell office:value-type="float" office:value="6.46" calcext:value-type="float">
            <text:p>6.46</text:p>
          </table:table-cell>
          <table:table-cell/>
          <table:table-cell office:value-type="float" office:value="511152.783" calcext:value-type="float">
            <text:p>511152.783</text:p>
          </table:table-cell>
          <table:table-cell office:value-type="float" office:value="6962136.006" calcext:value-type="float">
            <text:p>6962136.006</text:p>
          </table:table-cell>
          <table:table-cell office:value-type="float" office:value="6.46" calcext:value-type="float">
            <text:p>6.46</text:p>
          </table:table-cell>
          <table:table-cell/>
          <table:table-cell office:value-type="float" office:value="511152.7831" calcext:value-type="float">
            <text:p>511152.7831</text:p>
          </table:table-cell>
          <table:table-cell office:value-type="float" office:value="6962136.0063" calcext:value-type="float">
            <text:p>6962136.0063</text:p>
          </table:table-cell>
          <table:table-cell office:value-type="float" office:value="6.46" calcext:value-type="float">
            <text:p>6.46</text:p>
          </table:table-cell>
          <table:table-cell/>
          <table:table-cell table:style-name="ce1" table:formula="of:=[.I69]-[.E69]" office:value-type="float" office:value="0.000100000004749745" calcext:value-type="float">
            <text:p>0.000100</text:p>
          </table:table-cell>
          <table:table-cell table:style-name="ce1" table:formula="of:=[.J69]-[.F69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356.87" calcext:value-type="float">
            <text:p>511356.87</text:p>
          </table:table-cell>
          <table:table-cell office:value-type="float" office:value="6964927.561" calcext:value-type="float">
            <text:p>6964927.561</text:p>
          </table:table-cell>
          <table:table-cell office:value-type="float" office:value="4.834" calcext:value-type="float">
            <text:p>4.834</text:p>
          </table:table-cell>
          <table:table-cell/>
          <table:table-cell office:value-type="float" office:value="511152.327" calcext:value-type="float">
            <text:p>511152.327</text:p>
          </table:table-cell>
          <table:table-cell office:value-type="float" office:value="6962141.59" calcext:value-type="float">
            <text:p>6962141.59</text:p>
          </table:table-cell>
          <table:table-cell office:value-type="float" office:value="4.834" calcext:value-type="float">
            <text:p>4.834</text:p>
          </table:table-cell>
          <table:table-cell/>
          <table:table-cell office:value-type="float" office:value="511152.3272" calcext:value-type="float">
            <text:p>511152.3272</text:p>
          </table:table-cell>
          <table:table-cell office:value-type="float" office:value="6962141.5901" calcext:value-type="float">
            <text:p>6962141.5901</text:p>
          </table:table-cell>
          <table:table-cell office:value-type="float" office:value="4.834" calcext:value-type="float">
            <text:p>4.834</text:p>
          </table:table-cell>
          <table:table-cell/>
          <table:table-cell table:style-name="ce1" table:formula="of:=[.I70]-[.E70]" office:value-type="float" office:value="0.00020000000949949" calcext:value-type="float">
            <text:p>0.000200</text:p>
          </table:table-cell>
          <table:table-cell table:style-name="ce1" table:formula="of:=[.J70]-[.F70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2.923" calcext:value-type="float">
            <text:p>511282.923</text:p>
          </table:table-cell>
          <table:table-cell office:value-type="float" office:value="6964974.614" calcext:value-type="float">
            <text:p>6964974.614</text:p>
          </table:table-cell>
          <table:table-cell office:value-type="float" office:value="3.622" calcext:value-type="float">
            <text:p>3.622</text:p>
          </table:table-cell>
          <table:table-cell/>
          <table:table-cell office:value-type="float" office:value="511078.41" calcext:value-type="float">
            <text:p>511078.41</text:p>
          </table:table-cell>
          <table:table-cell office:value-type="float" office:value="6962188.624" calcext:value-type="float">
            <text:p>6962188.624</text:p>
          </table:table-cell>
          <table:table-cell office:value-type="float" office:value="3.622" calcext:value-type="float">
            <text:p>3.622</text:p>
          </table:table-cell>
          <table:table-cell/>
          <table:table-cell office:value-type="float" office:value="511078.4098" calcext:value-type="float">
            <text:p>511078.4098</text:p>
          </table:table-cell>
          <table:table-cell office:value-type="float" office:value="6962188.6246" calcext:value-type="float">
            <text:p>6962188.6246</text:p>
          </table:table-cell>
          <table:table-cell office:value-type="float" office:value="3.622" calcext:value-type="float">
            <text:p>3.622</text:p>
          </table:table-cell>
          <table:table-cell/>
          <table:table-cell table:style-name="ce1" table:formula="of:=[.I71]-[.E71]" office:value-type="float" office:value="-0.000199999951291829" calcext:value-type="float">
            <text:p>-0.000200</text:p>
          </table:table-cell>
          <table:table-cell table:style-name="ce1" table:formula="of:=[.J71]-[.F71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94.835" calcext:value-type="float">
            <text:p>511294.835</text:p>
          </table:table-cell>
          <table:table-cell office:value-type="float" office:value="6964971.085" calcext:value-type="float">
            <text:p>6964971.085</text:p>
          </table:table-cell>
          <table:table-cell office:value-type="float" office:value="3.203" calcext:value-type="float">
            <text:p>3.203</text:p>
          </table:table-cell>
          <table:table-cell/>
          <table:table-cell office:value-type="float" office:value="511090.317" calcext:value-type="float">
            <text:p>511090.317</text:p>
          </table:table-cell>
          <table:table-cell office:value-type="float" office:value="6962185.097" calcext:value-type="float">
            <text:p>6962185.097</text:p>
          </table:table-cell>
          <table:table-cell office:value-type="float" office:value="3.203" calcext:value-type="float">
            <text:p>3.203</text:p>
          </table:table-cell>
          <table:table-cell/>
          <table:table-cell office:value-type="float" office:value="511090.317" calcext:value-type="float">
            <text:p>511090.317</text:p>
          </table:table-cell>
          <table:table-cell office:value-type="float" office:value="6962185.097" calcext:value-type="float">
            <text:p>6962185.097</text:p>
          </table:table-cell>
          <table:table-cell office:value-type="float" office:value="3.203" calcext:value-type="float">
            <text:p>3.203</text:p>
          </table:table-cell>
          <table:table-cell/>
          <table:table-cell table:style-name="ce1" table:formula="of:=[.I72]-[.E72]" office:value-type="float" office:value="0" calcext:value-type="float">
            <text:p>0.000000</text:p>
          </table:table-cell>
          <table:table-cell table:style-name="ce1" table:formula="of:=[.J72]-[.F72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90.73" calcext:value-type="float">
            <text:p>511290.73</text:p>
          </table:table-cell>
          <table:table-cell office:value-type="float" office:value="6964974.98" calcext:value-type="float">
            <text:p>6964974.98</text:p>
          </table:table-cell>
          <table:table-cell office:value-type="float" office:value="3.612" calcext:value-type="float">
            <text:p>3.612</text:p>
          </table:table-cell>
          <table:table-cell/>
          <table:table-cell office:value-type="float" office:value="511086.214" calcext:value-type="float">
            <text:p>511086.214</text:p>
          </table:table-cell>
          <table:table-cell office:value-type="float" office:value="6962188.99" calcext:value-type="float">
            <text:p>6962188.99</text:p>
          </table:table-cell>
          <table:table-cell office:value-type="float" office:value="3.612" calcext:value-type="float">
            <text:p>3.612</text:p>
          </table:table-cell>
          <table:table-cell/>
          <table:table-cell office:value-type="float" office:value="511086.2137" calcext:value-type="float">
            <text:p>511086.2137</text:p>
          </table:table-cell>
          <table:table-cell office:value-type="float" office:value="6962188.9904" calcext:value-type="float">
            <text:p>6962188.9904</text:p>
          </table:table-cell>
          <table:table-cell office:value-type="float" office:value="3.612" calcext:value-type="float">
            <text:p>3.612</text:p>
          </table:table-cell>
          <table:table-cell/>
          <table:table-cell table:style-name="ce1" table:formula="of:=[.I73]-[.E73]" office:value-type="float" office:value="-0.000299999956041575" calcext:value-type="float">
            <text:p>-0.000300</text:p>
          </table:table-cell>
          <table:table-cell table:style-name="ce1" table:formula="of:=[.J73]-[.F73]" office:value-type="float" office:value="0.00039999932050705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92.403" calcext:value-type="float">
            <text:p>511292.403</text:p>
          </table:table-cell>
          <table:table-cell office:value-type="float" office:value="6964975.548" calcext:value-type="float">
            <text:p>6964975.548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511087.886" calcext:value-type="float">
            <text:p>511087.886</text:p>
          </table:table-cell>
          <table:table-cell office:value-type="float" office:value="6962189.558" calcext:value-type="float">
            <text:p>6962189.558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511087.886" calcext:value-type="float">
            <text:p>511087.886</text:p>
          </table:table-cell>
          <table:table-cell office:value-type="float" office:value="6962189.5582" calcext:value-type="float">
            <text:p>6962189.5582</text:p>
          </table:table-cell>
          <table:table-cell office:value-type="float" office:value="2.58" calcext:value-type="float">
            <text:p>2.58</text:p>
          </table:table-cell>
          <table:table-cell/>
          <table:table-cell table:style-name="ce1" table:formula="of:=[.I74]-[.E74]" office:value-type="float" office:value="0" calcext:value-type="float">
            <text:p>0.000000</text:p>
          </table:table-cell>
          <table:table-cell table:style-name="ce1" table:formula="of:=[.J74]-[.F74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90.828" calcext:value-type="float">
            <text:p>511290.828</text:p>
          </table:table-cell>
          <table:table-cell office:value-type="float" office:value="6964968.039" calcext:value-type="float">
            <text:p>6964968.039</text:p>
          </table:table-cell>
          <table:table-cell office:value-type="float" office:value="7.404" calcext:value-type="float">
            <text:p>7.404</text:p>
          </table:table-cell>
          <table:table-cell/>
          <table:table-cell office:value-type="float" office:value="511086.312" calcext:value-type="float">
            <text:p>511086.312</text:p>
          </table:table-cell>
          <table:table-cell office:value-type="float" office:value="6962182.052" calcext:value-type="float">
            <text:p>6962182.052</text:p>
          </table:table-cell>
          <table:table-cell office:value-type="float" office:value="7.404" calcext:value-type="float">
            <text:p>7.404</text:p>
          </table:table-cell>
          <table:table-cell/>
          <table:table-cell office:value-type="float" office:value="511086.3116" calcext:value-type="float">
            <text:p>511086.3116</text:p>
          </table:table-cell>
          <table:table-cell office:value-type="float" office:value="6962182.0522" calcext:value-type="float">
            <text:p>6962182.0522</text:p>
          </table:table-cell>
          <table:table-cell office:value-type="float" office:value="7.404" calcext:value-type="float">
            <text:p>7.404</text:p>
          </table:table-cell>
          <table:table-cell/>
          <table:table-cell table:style-name="ce1" table:formula="of:=[.I75]-[.E75]" office:value-type="float" office:value="-0.00039999996079132" calcext:value-type="float">
            <text:p>-0.000400</text:p>
          </table:table-cell>
          <table:table-cell table:style-name="ce1" table:formula="of:=[.J75]-[.F75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94.536" calcext:value-type="float">
            <text:p>511294.536</text:p>
          </table:table-cell>
          <table:table-cell office:value-type="float" office:value="6964973.924" calcext:value-type="float">
            <text:p>6964973.924</text:p>
          </table:table-cell>
          <table:table-cell office:value-type="float" office:value="5.663" calcext:value-type="float">
            <text:p>5.663</text:p>
          </table:table-cell>
          <table:table-cell/>
          <table:table-cell office:value-type="float" office:value="511090.018" calcext:value-type="float">
            <text:p>511090.018</text:p>
          </table:table-cell>
          <table:table-cell office:value-type="float" office:value="6962187.935" calcext:value-type="float">
            <text:p>6962187.935</text:p>
          </table:table-cell>
          <table:table-cell office:value-type="float" office:value="5.663" calcext:value-type="float">
            <text:p>5.663</text:p>
          </table:table-cell>
          <table:table-cell/>
          <table:table-cell office:value-type="float" office:value="511090.0181" calcext:value-type="float">
            <text:p>511090.0181</text:p>
          </table:table-cell>
          <table:table-cell office:value-type="float" office:value="6962187.9348" calcext:value-type="float">
            <text:p>6962187.9348</text:p>
          </table:table-cell>
          <table:table-cell office:value-type="float" office:value="5.663" calcext:value-type="float">
            <text:p>5.663</text:p>
          </table:table-cell>
          <table:table-cell/>
          <table:table-cell table:style-name="ce1" table:formula="of:=[.I76]-[.E76]" office:value-type="float" office:value="0.000100000004749745" calcext:value-type="float">
            <text:p>0.000100</text:p>
          </table:table-cell>
          <table:table-cell table:style-name="ce1" table:formula="of:=[.J76]-[.F76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94.879" calcext:value-type="float">
            <text:p>511294.879</text:p>
          </table:table-cell>
          <table:table-cell office:value-type="float" office:value="6964961.387" calcext:value-type="float">
            <text:p>6964961.387</text:p>
          </table:table-cell>
          <table:table-cell office:value-type="float" office:value="9.706" calcext:value-type="float">
            <text:p>9.706</text:p>
          </table:table-cell>
          <table:table-cell/>
          <table:table-cell office:value-type="float" office:value="511090.361" calcext:value-type="float">
            <text:p>511090.361</text:p>
          </table:table-cell>
          <table:table-cell office:value-type="float" office:value="6962175.403" calcext:value-type="float">
            <text:p>6962175.403</text:p>
          </table:table-cell>
          <table:table-cell office:value-type="float" office:value="9.706" calcext:value-type="float">
            <text:p>9.706</text:p>
          </table:table-cell>
          <table:table-cell/>
          <table:table-cell office:value-type="float" office:value="511090.361" calcext:value-type="float">
            <text:p>511090.361</text:p>
          </table:table-cell>
          <table:table-cell office:value-type="float" office:value="6962175.4028" calcext:value-type="float">
            <text:p>6962175.4028</text:p>
          </table:table-cell>
          <table:table-cell office:value-type="float" office:value="9.706" calcext:value-type="float">
            <text:p>9.706</text:p>
          </table:table-cell>
          <table:table-cell/>
          <table:table-cell table:style-name="ce1" table:formula="of:=[.I77]-[.E77]" office:value-type="float" office:value="0" calcext:value-type="float">
            <text:p>0.000000</text:p>
          </table:table-cell>
          <table:table-cell table:style-name="ce1" table:formula="of:=[.J77]-[.F77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0.389" calcext:value-type="float">
            <text:p>511280.389</text:p>
          </table:table-cell>
          <table:table-cell office:value-type="float" office:value="6964975.436" calcext:value-type="float">
            <text:p>6964975.436</text:p>
          </table:table-cell>
          <table:table-cell office:value-type="float" office:value="15.837" calcext:value-type="float">
            <text:p>15.837</text:p>
          </table:table-cell>
          <table:table-cell/>
          <table:table-cell office:value-type="float" office:value="511075.877" calcext:value-type="float">
            <text:p>511075.877</text:p>
          </table:table-cell>
          <table:table-cell office:value-type="float" office:value="6962189.446" calcext:value-type="float">
            <text:p>6962189.446</text:p>
          </table:table-cell>
          <table:table-cell office:value-type="float" office:value="15.837" calcext:value-type="float">
            <text:p>15.837</text:p>
          </table:table-cell>
          <table:table-cell/>
          <table:table-cell office:value-type="float" office:value="511075.8768" calcext:value-type="float">
            <text:p>511075.8768</text:p>
          </table:table-cell>
          <table:table-cell office:value-type="float" office:value="6962189.4463" calcext:value-type="float">
            <text:p>6962189.4463</text:p>
          </table:table-cell>
          <table:table-cell office:value-type="float" office:value="15.837" calcext:value-type="float">
            <text:p>15.837</text:p>
          </table:table-cell>
          <table:table-cell/>
          <table:table-cell table:style-name="ce1" table:formula="of:=[.I78]-[.E78]" office:value-type="float" office:value="-0.000199999951291829" calcext:value-type="float">
            <text:p>-0.000200</text:p>
          </table:table-cell>
          <table:table-cell table:style-name="ce1" table:formula="of:=[.J78]-[.F78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89.113" calcext:value-type="float">
            <text:p>511289.113</text:p>
          </table:table-cell>
          <table:table-cell office:value-type="float" office:value="6964975.394" calcext:value-type="float">
            <text:p>6964975.394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float" office:value="511084.597" calcext:value-type="float">
            <text:p>511084.597</text:p>
          </table:table-cell>
          <table:table-cell office:value-type="float" office:value="6962189.404" calcext:value-type="float">
            <text:p>6962189.404</text:p>
          </table:table-cell>
          <table:table-cell office:value-type="float" office:value="9.63" calcext:value-type="float">
            <text:p>9.63</text:p>
          </table:table-cell>
          <table:table-cell/>
          <table:table-cell office:value-type="float" office:value="511084.5973" calcext:value-type="float">
            <text:p>511084.5973</text:p>
          </table:table-cell>
          <table:table-cell office:value-type="float" office:value="6962189.4043" calcext:value-type="float">
            <text:p>6962189.4043</text:p>
          </table:table-cell>
          <table:table-cell office:value-type="float" office:value="9.63" calcext:value-type="float">
            <text:p>9.63</text:p>
          </table:table-cell>
          <table:table-cell/>
          <table:table-cell table:style-name="ce1" table:formula="of:=[.I79]-[.E79]" office:value-type="float" office:value="0.000300000014249235" calcext:value-type="float">
            <text:p>0.000300</text:p>
          </table:table-cell>
          <table:table-cell table:style-name="ce1" table:formula="of:=[.J79]-[.F79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95.892" calcext:value-type="float">
            <text:p>511295.892</text:p>
          </table:table-cell>
          <table:table-cell office:value-type="float" office:value="6964975.034" calcext:value-type="float">
            <text:p>6964975.034</text:p>
          </table:table-cell>
          <table:table-cell office:value-type="float" office:value="8.913" calcext:value-type="float">
            <text:p>8.913</text:p>
          </table:table-cell>
          <table:table-cell/>
          <table:table-cell office:value-type="float" office:value="511091.374" calcext:value-type="float">
            <text:p>511091.374</text:p>
          </table:table-cell>
          <table:table-cell office:value-type="float" office:value="6962189.044" calcext:value-type="float">
            <text:p>6962189.044</text:p>
          </table:table-cell>
          <table:table-cell office:value-type="float" office:value="8.913" calcext:value-type="float">
            <text:p>8.913</text:p>
          </table:table-cell>
          <table:table-cell/>
          <table:table-cell office:value-type="float" office:value="511091.3736" calcext:value-type="float">
            <text:p>511091.3736</text:p>
          </table:table-cell>
          <table:table-cell office:value-type="float" office:value="6962189.0444" calcext:value-type="float">
            <text:p>6962189.0444</text:p>
          </table:table-cell>
          <table:table-cell office:value-type="float" office:value="8.913" calcext:value-type="float">
            <text:p>8.913</text:p>
          </table:table-cell>
          <table:table-cell/>
          <table:table-cell table:style-name="ce1" table:formula="of:=[.I80]-[.E80]" office:value-type="float" office:value="-0.000400000018998981" calcext:value-type="float">
            <text:p>-0.000400</text:p>
          </table:table-cell>
          <table:table-cell table:style-name="ce1" table:formula="of:=[.J80]-[.F80]" office:value-type="float" office:value="0.000400000251829624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8.377" calcext:value-type="float">
            <text:p>511288.377</text:p>
          </table:table-cell>
          <table:table-cell office:value-type="float" office:value="6964972.809" calcext:value-type="float">
            <text:p>6964972.809</text:p>
          </table:table-cell>
          <table:table-cell office:value-type="float" office:value="12.658" calcext:value-type="float">
            <text:p>12.658</text:p>
          </table:table-cell>
          <table:table-cell/>
          <table:table-cell office:value-type="float" office:value="511083.862" calcext:value-type="float">
            <text:p>511083.862</text:p>
          </table:table-cell>
          <table:table-cell office:value-type="float" office:value="6962186.82" calcext:value-type="float">
            <text:p>6962186.82</text:p>
          </table:table-cell>
          <table:table-cell office:value-type="float" office:value="12.658" calcext:value-type="float">
            <text:p>12.658</text:p>
          </table:table-cell>
          <table:table-cell/>
          <table:table-cell office:value-type="float" office:value="511083.8616" calcext:value-type="float">
            <text:p>511083.8616</text:p>
          </table:table-cell>
          <table:table-cell office:value-type="float" office:value="6962186.8203" calcext:value-type="float">
            <text:p>6962186.8203</text:p>
          </table:table-cell>
          <table:table-cell office:value-type="float" office:value="12.658" calcext:value-type="float">
            <text:p>12.658</text:p>
          </table:table-cell>
          <table:table-cell/>
          <table:table-cell table:style-name="ce1" table:formula="of:=[.I81]-[.E81]" office:value-type="float" office:value="-0.000400000018998981" calcext:value-type="float">
            <text:p>-0.000400</text:p>
          </table:table-cell>
          <table:table-cell table:style-name="ce1" table:formula="of:=[.J81]-[.F81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95.028" calcext:value-type="float">
            <text:p>511295.028</text:p>
          </table:table-cell>
          <table:table-cell office:value-type="float" office:value="6964975.773" calcext:value-type="float">
            <text:p>6964975.773</text:p>
          </table:table-cell>
          <table:table-cell office:value-type="float" office:value="12.928" calcext:value-type="float">
            <text:p>12.928</text:p>
          </table:table-cell>
          <table:table-cell/>
          <table:table-cell office:value-type="float" office:value="511090.51" calcext:value-type="float">
            <text:p>511090.51</text:p>
          </table:table-cell>
          <table:table-cell office:value-type="float" office:value="6962189.783" calcext:value-type="float">
            <text:p>6962189.783</text:p>
          </table:table-cell>
          <table:table-cell office:value-type="float" office:value="12.928" calcext:value-type="float">
            <text:p>12.928</text:p>
          </table:table-cell>
          <table:table-cell/>
          <table:table-cell office:value-type="float" office:value="511090.5099" calcext:value-type="float">
            <text:p>511090.5099</text:p>
          </table:table-cell>
          <table:table-cell office:value-type="float" office:value="6962189.7831" calcext:value-type="float">
            <text:p>6962189.7831</text:p>
          </table:table-cell>
          <table:table-cell office:value-type="float" office:value="12.928" calcext:value-type="float">
            <text:p>12.928</text:p>
          </table:table-cell>
          <table:table-cell/>
          <table:table-cell table:style-name="ce1" table:formula="of:=[.I82]-[.E82]" office:value-type="float" office:value="-0.000100000004749745" calcext:value-type="float">
            <text:p>-0.000100</text:p>
          </table:table-cell>
          <table:table-cell table:style-name="ce1" table:formula="of:=[.J82]-[.F82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78.562" calcext:value-type="float">
            <text:p>511278.562</text:p>
          </table:table-cell>
          <table:table-cell office:value-type="float" office:value="6964984.404" calcext:value-type="float">
            <text:p>6964984.404</text:p>
          </table:table-cell>
          <table:table-cell office:value-type="float" office:value="7.073" calcext:value-type="float">
            <text:p>7.073</text:p>
          </table:table-cell>
          <table:table-cell/>
          <table:table-cell office:value-type="float" office:value="511074.05" calcext:value-type="float">
            <text:p>511074.05</text:p>
          </table:table-cell>
          <table:table-cell office:value-type="float" office:value="6962198.41" calcext:value-type="float">
            <text:p>6962198.41</text:p>
          </table:table-cell>
          <table:table-cell office:value-type="float" office:value="7.073" calcext:value-type="float">
            <text:p>7.073</text:p>
          </table:table-cell>
          <table:table-cell/>
          <table:table-cell office:value-type="float" office:value="511074.0505" calcext:value-type="float">
            <text:p>511074.0505</text:p>
          </table:table-cell>
          <table:table-cell office:value-type="float" office:value="6962198.4107" calcext:value-type="float">
            <text:p>6962198.4107</text:p>
          </table:table-cell>
          <table:table-cell office:value-type="float" office:value="7.073" calcext:value-type="float">
            <text:p>7.073</text:p>
          </table:table-cell>
          <table:table-cell/>
          <table:table-cell table:style-name="ce1" table:formula="of:=[.I83]-[.E83]" office:value-type="float" office:value="0.000500000023748726" calcext:value-type="float">
            <text:p>0.000500</text:p>
          </table:table-cell>
          <table:table-cell table:style-name="ce1" table:formula="of:=[.J83]-[.F83]" office:value-type="float" office:value="0.000699999742209911" calcext:value-type="float">
            <text:p>0.000700</text:p>
          </table:table-cell>
          <table:table-cell table:number-columns-repeated="4"/>
        </table:table-row>
        <table:table-row table:style-name="ro1">
          <table:table-cell office:value-type="float" office:value="511271.067" calcext:value-type="float">
            <text:p>511271.067</text:p>
          </table:table-cell>
          <table:table-cell office:value-type="float" office:value="6964991.92" calcext:value-type="float">
            <text:p>6964991.92</text:p>
          </table:table-cell>
          <table:table-cell office:value-type="float" office:value="9.296" calcext:value-type="float">
            <text:p>9.296</text:p>
          </table:table-cell>
          <table:table-cell/>
          <table:table-cell office:value-type="float" office:value="511066.558" calcext:value-type="float">
            <text:p>511066.558</text:p>
          </table:table-cell>
          <table:table-cell office:value-type="float" office:value="6962205.923" calcext:value-type="float">
            <text:p>6962205.923</text:p>
          </table:table-cell>
          <table:table-cell office:value-type="float" office:value="9.296" calcext:value-type="float">
            <text:p>9.296</text:p>
          </table:table-cell>
          <table:table-cell/>
          <table:table-cell office:value-type="float" office:value="511066.5585" calcext:value-type="float">
            <text:p>511066.5585</text:p>
          </table:table-cell>
          <table:table-cell office:value-type="float" office:value="6962205.9237" calcext:value-type="float">
            <text:p>6962205.9237</text:p>
          </table:table-cell>
          <table:table-cell office:value-type="float" office:value="9.296" calcext:value-type="float">
            <text:p>9.296</text:p>
          </table:table-cell>
          <table:table-cell/>
          <table:table-cell table:style-name="ce1" table:formula="of:=[.I84]-[.E84]" office:value-type="float" office:value="0.000499999965541065" calcext:value-type="float">
            <text:p>0.000500</text:p>
          </table:table-cell>
          <table:table-cell table:style-name="ce1" table:formula="of:=[.J84]-[.F84]" office:value-type="float" office:value="0.000699999742209911" calcext:value-type="float">
            <text:p>0.000700</text:p>
          </table:table-cell>
          <table:table-cell table:number-columns-repeated="4"/>
        </table:table-row>
        <table:table-row table:style-name="ro1">
          <table:table-cell office:value-type="float" office:value="511277.342" calcext:value-type="float">
            <text:p>511277.342</text:p>
          </table:table-cell>
          <table:table-cell office:value-type="float" office:value="6964985.873" calcext:value-type="float">
            <text:p>6964985.873</text:p>
          </table:table-cell>
          <table:table-cell office:value-type="float" office:value="11.125" calcext:value-type="float">
            <text:p>11.125</text:p>
          </table:table-cell>
          <table:table-cell/>
          <table:table-cell office:value-type="float" office:value="511072.831" calcext:value-type="float">
            <text:p>511072.831</text:p>
          </table:table-cell>
          <table:table-cell office:value-type="float" office:value="6962199.879" calcext:value-type="float">
            <text:p>6962199.879</text:p>
          </table:table-cell>
          <table:table-cell office:value-type="float" office:value="11.125" calcext:value-type="float">
            <text:p>11.125</text:p>
          </table:table-cell>
          <table:table-cell/>
          <table:table-cell office:value-type="float" office:value="511072.831" calcext:value-type="float">
            <text:p>511072.831</text:p>
          </table:table-cell>
          <table:table-cell office:value-type="float" office:value="6962199.8791" calcext:value-type="float">
            <text:p>6962199.8791</text:p>
          </table:table-cell>
          <table:table-cell office:value-type="float" office:value="11.125" calcext:value-type="float">
            <text:p>11.125</text:p>
          </table:table-cell>
          <table:table-cell/>
          <table:table-cell table:style-name="ce1" table:formula="of:=[.I85]-[.E85]" office:value-type="float" office:value="0" calcext:value-type="float">
            <text:p>0.000000</text:p>
          </table:table-cell>
          <table:table-cell table:style-name="ce1" table:formula="of:=[.J85]-[.F85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72.721" calcext:value-type="float">
            <text:p>511272.721</text:p>
          </table:table-cell>
          <table:table-cell office:value-type="float" office:value="6964988.907" calcext:value-type="float">
            <text:p>6964988.907</text:p>
          </table:table-cell>
          <table:table-cell office:value-type="float" office:value="13.576" calcext:value-type="float">
            <text:p>13.576</text:p>
          </table:table-cell>
          <table:table-cell/>
          <table:table-cell office:value-type="float" office:value="511068.212" calcext:value-type="float">
            <text:p>511068.212</text:p>
          </table:table-cell>
          <table:table-cell office:value-type="float" office:value="6962202.912" calcext:value-type="float">
            <text:p>6962202.912</text:p>
          </table:table-cell>
          <table:table-cell office:value-type="float" office:value="13.576" calcext:value-type="float">
            <text:p>13.576</text:p>
          </table:table-cell>
          <table:table-cell/>
          <table:table-cell office:value-type="float" office:value="511068.2118" calcext:value-type="float">
            <text:p>511068.2118</text:p>
          </table:table-cell>
          <table:table-cell office:value-type="float" office:value="6962202.9119" calcext:value-type="float">
            <text:p>6962202.9119</text:p>
          </table:table-cell>
          <table:table-cell office:value-type="float" office:value="13.576" calcext:value-type="float">
            <text:p>13.576</text:p>
          </table:table-cell>
          <table:table-cell/>
          <table:table-cell table:style-name="ce1" table:formula="of:=[.I86]-[.E86]" office:value-type="float" office:value="-0.00020000000949949" calcext:value-type="float">
            <text:p>-0.000200</text:p>
          </table:table-cell>
          <table:table-cell table:style-name="ce1" table:formula="of:=[.J86]-[.F86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7.669" calcext:value-type="float">
            <text:p>511287.669</text:p>
          </table:table-cell>
          <table:table-cell office:value-type="float" office:value="6964978.364" calcext:value-type="float">
            <text:p>6964978.364</text:p>
          </table:table-cell>
          <table:table-cell office:value-type="float" office:value="2.211" calcext:value-type="float">
            <text:p>2.211</text:p>
          </table:table-cell>
          <table:table-cell/>
          <table:table-cell office:value-type="float" office:value="511083.154" calcext:value-type="float">
            <text:p>511083.154</text:p>
          </table:table-cell>
          <table:table-cell office:value-type="float" office:value="6962192.373" calcext:value-type="float">
            <text:p>6962192.373</text:p>
          </table:table-cell>
          <table:table-cell office:value-type="float" office:value="2.211" calcext:value-type="float">
            <text:p>2.211</text:p>
          </table:table-cell>
          <table:table-cell/>
          <table:table-cell office:value-type="float" office:value="511083.1539" calcext:value-type="float">
            <text:p>511083.1539</text:p>
          </table:table-cell>
          <table:table-cell office:value-type="float" office:value="6962192.3731" calcext:value-type="float">
            <text:p>6962192.3731</text:p>
          </table:table-cell>
          <table:table-cell office:value-type="float" office:value="2.211" calcext:value-type="float">
            <text:p>2.211</text:p>
          </table:table-cell>
          <table:table-cell/>
          <table:table-cell table:style-name="ce1" table:formula="of:=[.I87]-[.E87]" office:value-type="float" office:value="-0.000100000004749745" calcext:value-type="float">
            <text:p>-0.000100</text:p>
          </table:table-cell>
          <table:table-cell table:style-name="ce1" table:formula="of:=[.J87]-[.F87]" office:value-type="float" office:value="0.000100000761449337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7.441" calcext:value-type="float">
            <text:p>511287.441</text:p>
          </table:table-cell>
          <table:table-cell office:value-type="float" office:value="6964983.723" calcext:value-type="float">
            <text:p>6964983.723</text:p>
          </table:table-cell>
          <table:table-cell office:value-type="float" office:value="2.092" calcext:value-type="float">
            <text:p>2.092</text:p>
          </table:table-cell>
          <table:table-cell/>
          <table:table-cell office:value-type="float" office:value="511082.926" calcext:value-type="float">
            <text:p>511082.926</text:p>
          </table:table-cell>
          <table:table-cell office:value-type="float" office:value="6962197.73" calcext:value-type="float">
            <text:p>6962197.73</text:p>
          </table:table-cell>
          <table:table-cell office:value-type="float" office:value="2.092" calcext:value-type="float">
            <text:p>2.092</text:p>
          </table:table-cell>
          <table:table-cell/>
          <table:table-cell office:value-type="float" office:value="511082.926" calcext:value-type="float">
            <text:p>511082.926</text:p>
          </table:table-cell>
          <table:table-cell office:value-type="float" office:value="6962197.7299" calcext:value-type="float">
            <text:p>6962197.7299</text:p>
          </table:table-cell>
          <table:table-cell office:value-type="float" office:value="2.092" calcext:value-type="float">
            <text:p>2.092</text:p>
          </table:table-cell>
          <table:table-cell/>
          <table:table-cell table:style-name="ce1" table:formula="of:=[.I88]-[.E88]" office:value-type="float" office:value="0" calcext:value-type="float">
            <text:p>0.000000</text:p>
          </table:table-cell>
          <table:table-cell table:style-name="ce1" table:formula="of:=[.J88]-[.F88]" office:value-type="float" office:value="-0.000100000761449337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7.543" calcext:value-type="float">
            <text:p>511287.543</text:p>
          </table:table-cell>
          <table:table-cell office:value-type="float" office:value="6964980.197" calcext:value-type="float">
            <text:p>6964980.197</text:p>
          </table:table-cell>
          <table:table-cell office:value-type="float" office:value="5.844" calcext:value-type="float">
            <text:p>5.844</text:p>
          </table:table-cell>
          <table:table-cell/>
          <table:table-cell office:value-type="float" office:value="511083.028" calcext:value-type="float">
            <text:p>511083.028</text:p>
          </table:table-cell>
          <table:table-cell office:value-type="float" office:value="6962194.205" calcext:value-type="float">
            <text:p>6962194.205</text:p>
          </table:table-cell>
          <table:table-cell office:value-type="float" office:value="5.844" calcext:value-type="float">
            <text:p>5.844</text:p>
          </table:table-cell>
          <table:table-cell/>
          <table:table-cell office:value-type="float" office:value="511083.0279" calcext:value-type="float">
            <text:p>511083.0279</text:p>
          </table:table-cell>
          <table:table-cell office:value-type="float" office:value="6962194.2053" calcext:value-type="float">
            <text:p>6962194.2053</text:p>
          </table:table-cell>
          <table:table-cell office:value-type="float" office:value="5.844" calcext:value-type="float">
            <text:p>5.844</text:p>
          </table:table-cell>
          <table:table-cell/>
          <table:table-cell table:style-name="ce1" table:formula="of:=[.I89]-[.E89]" office:value-type="float" office:value="-0.000100000004749745" calcext:value-type="float">
            <text:p>-0.000100</text:p>
          </table:table-cell>
          <table:table-cell table:style-name="ce1" table:formula="of:=[.J89]-[.F89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86.514" calcext:value-type="float">
            <text:p>511286.514</text:p>
          </table:table-cell>
          <table:table-cell office:value-type="float" office:value="6964983.899" calcext:value-type="float">
            <text:p>6964983.899</text:p>
          </table:table-cell>
          <table:table-cell office:value-type="float" office:value="7.395" calcext:value-type="float">
            <text:p>7.395</text:p>
          </table:table-cell>
          <table:table-cell/>
          <table:table-cell office:value-type="float" office:value="511081.999" calcext:value-type="float">
            <text:p>511081.999</text:p>
          </table:table-cell>
          <table:table-cell office:value-type="float" office:value="6962197.906" calcext:value-type="float">
            <text:p>6962197.906</text:p>
          </table:table-cell>
          <table:table-cell office:value-type="float" office:value="7.395" calcext:value-type="float">
            <text:p>7.395</text:p>
          </table:table-cell>
          <table:table-cell/>
          <table:table-cell office:value-type="float" office:value="511081.9994" calcext:value-type="float">
            <text:p>511081.9994</text:p>
          </table:table-cell>
          <table:table-cell office:value-type="float" office:value="6962197.9059" calcext:value-type="float">
            <text:p>6962197.9059</text:p>
          </table:table-cell>
          <table:table-cell office:value-type="float" office:value="7.395" calcext:value-type="float">
            <text:p>7.395</text:p>
          </table:table-cell>
          <table:table-cell/>
          <table:table-cell table:style-name="ce1" table:formula="of:=[.I90]-[.E90]" office:value-type="float" office:value="0.00039999996079132" calcext:value-type="float">
            <text:p>0.000400</text:p>
          </table:table-cell>
          <table:table-cell table:style-name="ce1" table:formula="of:=[.J90]-[.F90]" office:value-type="float" office:value="-0.000100000761449337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9.707" calcext:value-type="float">
            <text:p>511289.707</text:p>
          </table:table-cell>
          <table:table-cell office:value-type="float" office:value="6964978.782" calcext:value-type="float">
            <text:p>6964978.782</text:p>
          </table:table-cell>
          <table:table-cell office:value-type="float" office:value="2.127" calcext:value-type="float">
            <text:p>2.127</text:p>
          </table:table-cell>
          <table:table-cell/>
          <table:table-cell office:value-type="float" office:value="511085.191" calcext:value-type="float">
            <text:p>511085.191</text:p>
          </table:table-cell>
          <table:table-cell office:value-type="float" office:value="6962192.791" calcext:value-type="float">
            <text:p>6962192.791</text:p>
          </table:table-cell>
          <table:table-cell office:value-type="float" office:value="2.127" calcext:value-type="float">
            <text:p>2.127</text:p>
          </table:table-cell>
          <table:table-cell/>
          <table:table-cell office:value-type="float" office:value="511085.1911" calcext:value-type="float">
            <text:p>511085.1911</text:p>
          </table:table-cell>
          <table:table-cell office:value-type="float" office:value="6962192.7909" calcext:value-type="float">
            <text:p>6962192.7909</text:p>
          </table:table-cell>
          <table:table-cell office:value-type="float" office:value="2.127" calcext:value-type="float">
            <text:p>2.127</text:p>
          </table:table-cell>
          <table:table-cell/>
          <table:table-cell table:style-name="ce1" table:formula="of:=[.I91]-[.E91]" office:value-type="float" office:value="0.000100000004749745" calcext:value-type="float">
            <text:p>0.000100</text:p>
          </table:table-cell>
          <table:table-cell table:style-name="ce1" table:formula="of:=[.J91]-[.F91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95.776" calcext:value-type="float">
            <text:p>511295.776</text:p>
          </table:table-cell>
          <table:table-cell office:value-type="float" office:value="6964977.06" calcext:value-type="float">
            <text:p>6964977.06</text:p>
          </table:table-cell>
          <table:table-cell office:value-type="float" office:value="1.842" calcext:value-type="float">
            <text:p>1.842</text:p>
          </table:table-cell>
          <table:table-cell/>
          <table:table-cell office:value-type="float" office:value="511091.258" calcext:value-type="float">
            <text:p>511091.258</text:p>
          </table:table-cell>
          <table:table-cell office:value-type="float" office:value="6962191.069" calcext:value-type="float">
            <text:p>6962191.069</text:p>
          </table:table-cell>
          <table:table-cell office:value-type="float" office:value="1.842" calcext:value-type="float">
            <text:p>1.842</text:p>
          </table:table-cell>
          <table:table-cell/>
          <table:table-cell office:value-type="float" office:value="511091.2577" calcext:value-type="float">
            <text:p>511091.2577</text:p>
          </table:table-cell>
          <table:table-cell office:value-type="float" office:value="6962191.0696" calcext:value-type="float">
            <text:p>6962191.0696</text:p>
          </table:table-cell>
          <table:table-cell office:value-type="float" office:value="1.842" calcext:value-type="float">
            <text:p>1.842</text:p>
          </table:table-cell>
          <table:table-cell/>
          <table:table-cell table:style-name="ce1" table:formula="of:=[.I92]-[.E92]" office:value-type="float" office:value="-0.000299999956041575" calcext:value-type="float">
            <text:p>-0.000300</text:p>
          </table:table-cell>
          <table:table-cell table:style-name="ce1" table:formula="of:=[.J92]-[.F92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95.537" calcext:value-type="float">
            <text:p>511295.537</text:p>
          </table:table-cell>
          <table:table-cell office:value-type="float" office:value="6964979.341" calcext:value-type="float">
            <text:p>6964979.341</text:p>
          </table:table-cell>
          <table:table-cell office:value-type="float" office:value="1.833" calcext:value-type="float">
            <text:p>1.833</text:p>
          </table:table-cell>
          <table:table-cell/>
          <table:table-cell office:value-type="float" office:value="511091.019" calcext:value-type="float">
            <text:p>511091.019</text:p>
          </table:table-cell>
          <table:table-cell office:value-type="float" office:value="6962193.349" calcext:value-type="float">
            <text:p>6962193.349</text:p>
          </table:table-cell>
          <table:table-cell office:value-type="float" office:value="1.833" calcext:value-type="float">
            <text:p>1.833</text:p>
          </table:table-cell>
          <table:table-cell/>
          <table:table-cell office:value-type="float" office:value="511091.0188" calcext:value-type="float">
            <text:p>511091.0188</text:p>
          </table:table-cell>
          <table:table-cell office:value-type="float" office:value="6962193.3497" calcext:value-type="float">
            <text:p>6962193.3497</text:p>
          </table:table-cell>
          <table:table-cell office:value-type="float" office:value="1.833" calcext:value-type="float">
            <text:p>1.833</text:p>
          </table:table-cell>
          <table:table-cell/>
          <table:table-cell table:style-name="ce1" table:formula="of:=[.I93]-[.E93]" office:value-type="float" office:value="-0.000199999951291829" calcext:value-type="float">
            <text:p>-0.000200</text:p>
          </table:table-cell>
          <table:table-cell table:style-name="ce1" table:formula="of:=[.J93]-[.F93]" office:value-type="float" office:value="0.000699999742209911" calcext:value-type="float">
            <text:p>0.000700</text:p>
          </table:table-cell>
          <table:table-cell table:number-columns-repeated="4"/>
        </table:table-row>
        <table:table-row table:style-name="ro1">
          <table:table-cell office:value-type="float" office:value="511295.197" calcext:value-type="float">
            <text:p>511295.197</text:p>
          </table:table-cell>
          <table:table-cell office:value-type="float" office:value="6964977.048" calcext:value-type="float">
            <text:p>6964977.048</text:p>
          </table:table-cell>
          <table:table-cell office:value-type="float" office:value="2.404" calcext:value-type="float">
            <text:p>2.404</text:p>
          </table:table-cell>
          <table:table-cell/>
          <table:table-cell office:value-type="float" office:value="511090.679" calcext:value-type="float">
            <text:p>511090.679</text:p>
          </table:table-cell>
          <table:table-cell office:value-type="float" office:value="6962191.057" calcext:value-type="float">
            <text:p>6962191.057</text:p>
          </table:table-cell>
          <table:table-cell office:value-type="float" office:value="2.404" calcext:value-type="float">
            <text:p>2.404</text:p>
          </table:table-cell>
          <table:table-cell/>
          <table:table-cell office:value-type="float" office:value="511090.6789" calcext:value-type="float">
            <text:p>511090.6789</text:p>
          </table:table-cell>
          <table:table-cell office:value-type="float" office:value="6962191.0576" calcext:value-type="float">
            <text:p>6962191.0576</text:p>
          </table:table-cell>
          <table:table-cell office:value-type="float" office:value="2.404" calcext:value-type="float">
            <text:p>2.404</text:p>
          </table:table-cell>
          <table:table-cell/>
          <table:table-cell table:style-name="ce1" table:formula="of:=[.I94]-[.E94]" office:value-type="float" office:value="-0.000100000004749745" calcext:value-type="float">
            <text:p>-0.000100</text:p>
          </table:table-cell>
          <table:table-cell table:style-name="ce1" table:formula="of:=[.J94]-[.F94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95.267" calcext:value-type="float">
            <text:p>511295.267</text:p>
          </table:table-cell>
          <table:table-cell office:value-type="float" office:value="6964978.949" calcext:value-type="float">
            <text:p>6964978.949</text:p>
          </table:table-cell>
          <table:table-cell office:value-type="float" office:value="2.299" calcext:value-type="float">
            <text:p>2.299</text:p>
          </table:table-cell>
          <table:table-cell/>
          <table:table-cell office:value-type="float" office:value="511090.749" calcext:value-type="float">
            <text:p>511090.749</text:p>
          </table:table-cell>
          <table:table-cell office:value-type="float" office:value="6962192.958" calcext:value-type="float">
            <text:p>6962192.958</text:p>
          </table:table-cell>
          <table:table-cell office:value-type="float" office:value="2.299" calcext:value-type="float">
            <text:p>2.299</text:p>
          </table:table-cell>
          <table:table-cell/>
          <table:table-cell office:value-type="float" office:value="511090.7489" calcext:value-type="float">
            <text:p>511090.7489</text:p>
          </table:table-cell>
          <table:table-cell office:value-type="float" office:value="6962192.9578" calcext:value-type="float">
            <text:p>6962192.9578</text:p>
          </table:table-cell>
          <table:table-cell office:value-type="float" office:value="2.299" calcext:value-type="float">
            <text:p>2.299</text:p>
          </table:table-cell>
          <table:table-cell/>
          <table:table-cell table:style-name="ce1" table:formula="of:=[.I95]-[.E95]" office:value-type="float" office:value="-0.000100000004749745" calcext:value-type="float">
            <text:p>-0.000100</text:p>
          </table:table-cell>
          <table:table-cell table:style-name="ce1" table:formula="of:=[.J95]-[.F95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95.08" calcext:value-type="float">
            <text:p>511295.08</text:p>
          </table:table-cell>
          <table:table-cell office:value-type="float" office:value="6964979.487" calcext:value-type="float">
            <text:p>6964979.487</text:p>
          </table:table-cell>
          <table:table-cell office:value-type="float" office:value="3.785" calcext:value-type="float">
            <text:p>3.785</text:p>
          </table:table-cell>
          <table:table-cell/>
          <table:table-cell office:value-type="float" office:value="511090.562" calcext:value-type="float">
            <text:p>511090.562</text:p>
          </table:table-cell>
          <table:table-cell office:value-type="float" office:value="6962193.495" calcext:value-type="float">
            <text:p>6962193.495</text:p>
          </table:table-cell>
          <table:table-cell office:value-type="float" office:value="3.785" calcext:value-type="float">
            <text:p>3.785</text:p>
          </table:table-cell>
          <table:table-cell/>
          <table:table-cell office:value-type="float" office:value="511090.5619" calcext:value-type="float">
            <text:p>511090.5619</text:p>
          </table:table-cell>
          <table:table-cell office:value-type="float" office:value="6962193.4956" calcext:value-type="float">
            <text:p>6962193.4956</text:p>
          </table:table-cell>
          <table:table-cell office:value-type="float" office:value="3.785" calcext:value-type="float">
            <text:p>3.785</text:p>
          </table:table-cell>
          <table:table-cell/>
          <table:table-cell table:style-name="ce1" table:formula="of:=[.I96]-[.E96]" office:value-type="float" office:value="-0.000100000004749745" calcext:value-type="float">
            <text:p>-0.000100</text:p>
          </table:table-cell>
          <table:table-cell table:style-name="ce1" table:formula="of:=[.J96]-[.F96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90.66" calcext:value-type="float">
            <text:p>511290.66</text:p>
          </table:table-cell>
          <table:table-cell office:value-type="float" office:value="6964980.159" calcext:value-type="float">
            <text:p>6964980.159</text:p>
          </table:table-cell>
          <table:table-cell office:value-type="float" office:value="3.575" calcext:value-type="float">
            <text:p>3.575</text:p>
          </table:table-cell>
          <table:table-cell/>
          <table:table-cell office:value-type="float" office:value="511086.144" calcext:value-type="float">
            <text:p>511086.144</text:p>
          </table:table-cell>
          <table:table-cell office:value-type="float" office:value="6962194.167" calcext:value-type="float">
            <text:p>6962194.167</text:p>
          </table:table-cell>
          <table:table-cell office:value-type="float" office:value="3.575" calcext:value-type="float">
            <text:p>3.575</text:p>
          </table:table-cell>
          <table:table-cell/>
          <table:table-cell office:value-type="float" office:value="511086.1437" calcext:value-type="float">
            <text:p>511086.1437</text:p>
          </table:table-cell>
          <table:table-cell office:value-type="float" office:value="6962194.1674" calcext:value-type="float">
            <text:p>6962194.1674</text:p>
          </table:table-cell>
          <table:table-cell office:value-type="float" office:value="3.575" calcext:value-type="float">
            <text:p>3.575</text:p>
          </table:table-cell>
          <table:table-cell/>
          <table:table-cell table:style-name="ce1" table:formula="of:=[.I97]-[.E97]" office:value-type="float" office:value="-0.000299999956041575" calcext:value-type="float">
            <text:p>-0.000300</text:p>
          </table:table-cell>
          <table:table-cell table:style-name="ce1" table:formula="of:=[.J97]-[.F97]" office:value-type="float" office:value="0.00039999932050705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90.669" calcext:value-type="float">
            <text:p>511290.669</text:p>
          </table:table-cell>
          <table:table-cell office:value-type="float" office:value="6964983.679" calcext:value-type="float">
            <text:p>6964983.679</text:p>
          </table:table-cell>
          <table:table-cell office:value-type="float" office:value="2.014" calcext:value-type="float">
            <text:p>2.014</text:p>
          </table:table-cell>
          <table:table-cell/>
          <table:table-cell office:value-type="float" office:value="511086.153" calcext:value-type="float">
            <text:p>511086.153</text:p>
          </table:table-cell>
          <table:table-cell office:value-type="float" office:value="6962197.686" calcext:value-type="float">
            <text:p>6962197.686</text:p>
          </table:table-cell>
          <table:table-cell office:value-type="float" office:value="2.014" calcext:value-type="float">
            <text:p>2.014</text:p>
          </table:table-cell>
          <table:table-cell/>
          <table:table-cell office:value-type="float" office:value="511086.1527" calcext:value-type="float">
            <text:p>511086.1527</text:p>
          </table:table-cell>
          <table:table-cell office:value-type="float" office:value="6962197.686" calcext:value-type="float">
            <text:p>6962197.686</text:p>
          </table:table-cell>
          <table:table-cell office:value-type="float" office:value="2.014" calcext:value-type="float">
            <text:p>2.014</text:p>
          </table:table-cell>
          <table:table-cell/>
          <table:table-cell table:style-name="ce1" table:formula="of:=[.I98]-[.E98]" office:value-type="float" office:value="-0.000300000014249235" calcext:value-type="float">
            <text:p>-0.000300</text:p>
          </table:table-cell>
          <table:table-cell table:style-name="ce1" table:formula="of:=[.J98]-[.F98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95.444" calcext:value-type="float">
            <text:p>511295.444</text:p>
          </table:table-cell>
          <table:table-cell office:value-type="float" office:value="6964980.092" calcext:value-type="float">
            <text:p>6964980.092</text:p>
          </table:table-cell>
          <table:table-cell office:value-type="float" office:value="1.852" calcext:value-type="float">
            <text:p>1.852</text:p>
          </table:table-cell>
          <table:table-cell/>
          <table:table-cell office:value-type="float" office:value="511090.926" calcext:value-type="float">
            <text:p>511090.926</text:p>
          </table:table-cell>
          <table:table-cell office:value-type="float" office:value="6962194.1" calcext:value-type="float">
            <text:p>6962194.1</text:p>
          </table:table-cell>
          <table:table-cell office:value-type="float" office:value="1.852" calcext:value-type="float">
            <text:p>1.852</text:p>
          </table:table-cell>
          <table:table-cell/>
          <table:table-cell office:value-type="float" office:value="511090.9258" calcext:value-type="float">
            <text:p>511090.9258</text:p>
          </table:table-cell>
          <table:table-cell office:value-type="float" office:value="6962194.1004" calcext:value-type="float">
            <text:p>6962194.1004</text:p>
          </table:table-cell>
          <table:table-cell office:value-type="float" office:value="1.852" calcext:value-type="float">
            <text:p>1.852</text:p>
          </table:table-cell>
          <table:table-cell/>
          <table:table-cell table:style-name="ce1" table:formula="of:=[.I99]-[.E99]" office:value-type="float" office:value="-0.000199999951291829" calcext:value-type="float">
            <text:p>-0.000200</text:p>
          </table:table-cell>
          <table:table-cell table:style-name="ce1" table:formula="of:=[.J99]-[.F99]" office:value-type="float" office:value="0.000400000251829624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95.771" calcext:value-type="float">
            <text:p>511295.771</text:p>
          </table:table-cell>
          <table:table-cell office:value-type="float" office:value="6964983.383" calcext:value-type="float">
            <text:p>6964983.383</text:p>
          </table:table-cell>
          <table:table-cell office:value-type="float" office:value="1.958" calcext:value-type="float">
            <text:p>1.958</text:p>
          </table:table-cell>
          <table:table-cell/>
          <table:table-cell office:value-type="float" office:value="511091.253" calcext:value-type="float">
            <text:p>511091.253</text:p>
          </table:table-cell>
          <table:table-cell office:value-type="float" office:value="6962197.39" calcext:value-type="float">
            <text:p>6962197.39</text:p>
          </table:table-cell>
          <table:table-cell office:value-type="float" office:value="1.958" calcext:value-type="float">
            <text:p>1.958</text:p>
          </table:table-cell>
          <table:table-cell/>
          <table:table-cell office:value-type="float" office:value="511091.2527" calcext:value-type="float">
            <text:p>511091.2527</text:p>
          </table:table-cell>
          <table:table-cell office:value-type="float" office:value="6962197.3901" calcext:value-type="float">
            <text:p>6962197.3901</text:p>
          </table:table-cell>
          <table:table-cell office:value-type="float" office:value="1.958" calcext:value-type="float">
            <text:p>1.958</text:p>
          </table:table-cell>
          <table:table-cell/>
          <table:table-cell table:style-name="ce1" table:formula="of:=[.I100]-[.E100]" office:value-type="float" office:value="-0.000300000014249235" calcext:value-type="float">
            <text:p>-0.000300</text:p>
          </table:table-cell>
          <table:table-cell table:style-name="ce1" table:formula="of:=[.J100]-[.F100]" office:value-type="float" office:value="0.000100000761449337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94.456" calcext:value-type="float">
            <text:p>511294.456</text:p>
          </table:table-cell>
          <table:table-cell office:value-type="float" office:value="6964980.957" calcext:value-type="float">
            <text:p>6964980.957</text:p>
          </table:table-cell>
          <table:table-cell office:value-type="float" office:value="2.088" calcext:value-type="float">
            <text:p>2.088</text:p>
          </table:table-cell>
          <table:table-cell/>
          <table:table-cell office:value-type="float" office:value="511089.938" calcext:value-type="float">
            <text:p>511089.938</text:p>
          </table:table-cell>
          <table:table-cell office:value-type="float" office:value="6962194.965" calcext:value-type="float">
            <text:p>6962194.965</text:p>
          </table:table-cell>
          <table:table-cell office:value-type="float" office:value="2.088" calcext:value-type="float">
            <text:p>2.088</text:p>
          </table:table-cell>
          <table:table-cell/>
          <table:table-cell office:value-type="float" office:value="511089.9382" calcext:value-type="float">
            <text:p>511089.9382</text:p>
          </table:table-cell>
          <table:table-cell office:value-type="float" office:value="6962194.965" calcext:value-type="float">
            <text:p>6962194.965</text:p>
          </table:table-cell>
          <table:table-cell office:value-type="float" office:value="2.088" calcext:value-type="float">
            <text:p>2.088</text:p>
          </table:table-cell>
          <table:table-cell/>
          <table:table-cell table:style-name="ce1" table:formula="of:=[.I101]-[.E101]" office:value-type="float" office:value="0.000199999951291829" calcext:value-type="float">
            <text:p>0.000200</text:p>
          </table:table-cell>
          <table:table-cell table:style-name="ce1" table:formula="of:=[.J101]-[.F101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92.424" calcext:value-type="float">
            <text:p>511292.424</text:p>
          </table:table-cell>
          <table:table-cell office:value-type="float" office:value="6964983.423" calcext:value-type="float">
            <text:p>6964983.423</text:p>
          </table:table-cell>
          <table:table-cell office:value-type="float" office:value="2.134" calcext:value-type="float">
            <text:p>2.134</text:p>
          </table:table-cell>
          <table:table-cell/>
          <table:table-cell office:value-type="float" office:value="511087.907" calcext:value-type="float">
            <text:p>511087.907</text:p>
          </table:table-cell>
          <table:table-cell office:value-type="float" office:value="6962197.43" calcext:value-type="float">
            <text:p>6962197.43</text:p>
          </table:table-cell>
          <table:table-cell office:value-type="float" office:value="2.134" calcext:value-type="float">
            <text:p>2.134</text:p>
          </table:table-cell>
          <table:table-cell/>
          <table:table-cell office:value-type="float" office:value="511087.907" calcext:value-type="float">
            <text:p>511087.907</text:p>
          </table:table-cell>
          <table:table-cell office:value-type="float" office:value="6962197.4301" calcext:value-type="float">
            <text:p>6962197.4301</text:p>
          </table:table-cell>
          <table:table-cell office:value-type="float" office:value="2.134" calcext:value-type="float">
            <text:p>2.134</text:p>
          </table:table-cell>
          <table:table-cell/>
          <table:table-cell table:style-name="ce1" table:formula="of:=[.I102]-[.E102]" office:value-type="float" office:value="0" calcext:value-type="float">
            <text:p>0.000000</text:p>
          </table:table-cell>
          <table:table-cell table:style-name="ce1" table:formula="of:=[.J102]-[.F102]" office:value-type="float" office:value="0.000100000761449337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8.085" calcext:value-type="float">
            <text:p>511288.085</text:p>
          </table:table-cell>
          <table:table-cell office:value-type="float" office:value="6964978.803" calcext:value-type="float">
            <text:p>6964978.803</text:p>
          </table:table-cell>
          <table:table-cell office:value-type="float" office:value="5.794" calcext:value-type="float">
            <text:p>5.794</text:p>
          </table:table-cell>
          <table:table-cell/>
          <table:table-cell office:value-type="float" office:value="511083.57" calcext:value-type="float">
            <text:p>511083.57</text:p>
          </table:table-cell>
          <table:table-cell office:value-type="float" office:value="6962192.812" calcext:value-type="float">
            <text:p>6962192.812</text:p>
          </table:table-cell>
          <table:table-cell office:value-type="float" office:value="5.794" calcext:value-type="float">
            <text:p>5.794</text:p>
          </table:table-cell>
          <table:table-cell/>
          <table:table-cell office:value-type="float" office:value="511083.5697" calcext:value-type="float">
            <text:p>511083.5697</text:p>
          </table:table-cell>
          <table:table-cell office:value-type="float" office:value="6962192.8119" calcext:value-type="float">
            <text:p>6962192.8119</text:p>
          </table:table-cell>
          <table:table-cell office:value-type="float" office:value="5.794" calcext:value-type="float">
            <text:p>5.794</text:p>
          </table:table-cell>
          <table:table-cell/>
          <table:table-cell table:style-name="ce1" table:formula="of:=[.I103]-[.E103]" office:value-type="float" office:value="-0.000300000014249235" calcext:value-type="float">
            <text:p>-0.000300</text:p>
          </table:table-cell>
          <table:table-cell table:style-name="ce1" table:formula="of:=[.J103]-[.F103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91.865" calcext:value-type="float">
            <text:p>511291.865</text:p>
          </table:table-cell>
          <table:table-cell office:value-type="float" office:value="6964979.146" calcext:value-type="float">
            <text:p>6964979.146</text:p>
          </table:table-cell>
          <table:table-cell office:value-type="float" office:value="6.089" calcext:value-type="float">
            <text:p>6.089</text:p>
          </table:table-cell>
          <table:table-cell/>
          <table:table-cell office:value-type="float" office:value="511087.348" calcext:value-type="float">
            <text:p>511087.348</text:p>
          </table:table-cell>
          <table:table-cell office:value-type="float" office:value="6962193.155" calcext:value-type="float">
            <text:p>6962193.155</text:p>
          </table:table-cell>
          <table:table-cell office:value-type="float" office:value="6.089" calcext:value-type="float">
            <text:p>6.089</text:p>
          </table:table-cell>
          <table:table-cell/>
          <table:table-cell office:value-type="float" office:value="511087.3482" calcext:value-type="float">
            <text:p>511087.3482</text:p>
          </table:table-cell>
          <table:table-cell office:value-type="float" office:value="6962193.1548" calcext:value-type="float">
            <text:p>6962193.1548</text:p>
          </table:table-cell>
          <table:table-cell office:value-type="float" office:value="6.089" calcext:value-type="float">
            <text:p>6.089</text:p>
          </table:table-cell>
          <table:table-cell/>
          <table:table-cell table:style-name="ce1" table:formula="of:=[.I104]-[.E104]" office:value-type="float" office:value="0.00020000000949949" calcext:value-type="float">
            <text:p>0.000200</text:p>
          </table:table-cell>
          <table:table-cell table:style-name="ce1" table:formula="of:=[.J104]-[.F104]" office:value-type="float" office:value="-0.000200000591576099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94.552" calcext:value-type="float">
            <text:p>511294.552</text:p>
          </table:table-cell>
          <table:table-cell office:value-type="float" office:value="6964977.745" calcext:value-type="float">
            <text:p>6964977.745</text:p>
          </table:table-cell>
          <table:table-cell office:value-type="float" office:value="4.563" calcext:value-type="float">
            <text:p>4.563</text:p>
          </table:table-cell>
          <table:table-cell/>
          <table:table-cell office:value-type="float" office:value="511090.034" calcext:value-type="float">
            <text:p>511090.034</text:p>
          </table:table-cell>
          <table:table-cell office:value-type="float" office:value="6962191.754" calcext:value-type="float">
            <text:p>6962191.754</text:p>
          </table:table-cell>
          <table:table-cell office:value-type="float" office:value="4.563" calcext:value-type="float">
            <text:p>4.563</text:p>
          </table:table-cell>
          <table:table-cell/>
          <table:table-cell office:value-type="float" office:value="511090.0341" calcext:value-type="float">
            <text:p>511090.0341</text:p>
          </table:table-cell>
          <table:table-cell office:value-type="float" office:value="6962191.7543" calcext:value-type="float">
            <text:p>6962191.7543</text:p>
          </table:table-cell>
          <table:table-cell office:value-type="float" office:value="4.563" calcext:value-type="float">
            <text:p>4.563</text:p>
          </table:table-cell>
          <table:table-cell/>
          <table:table-cell table:style-name="ce1" table:formula="of:=[.I105]-[.E105]" office:value-type="float" office:value="0.000100000004749745" calcext:value-type="float">
            <text:p>0.000100</text:p>
          </table:table-cell>
          <table:table-cell table:style-name="ce1" table:formula="of:=[.J105]-[.F105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92.103" calcext:value-type="float">
            <text:p>511292.103</text:p>
          </table:table-cell>
          <table:table-cell office:value-type="float" office:value="6964978.342" calcext:value-type="float">
            <text:p>6964978.342</text:p>
          </table:table-cell>
          <table:table-cell office:value-type="float" office:value="5.086" calcext:value-type="float">
            <text:p>5.086</text:p>
          </table:table-cell>
          <table:table-cell/>
          <table:table-cell office:value-type="float" office:value="511087.586" calcext:value-type="float">
            <text:p>511087.586</text:p>
          </table:table-cell>
          <table:table-cell office:value-type="float" office:value="6962192.351" calcext:value-type="float">
            <text:p>6962192.351</text:p>
          </table:table-cell>
          <table:table-cell office:value-type="float" office:value="5.086" calcext:value-type="float">
            <text:p>5.086</text:p>
          </table:table-cell>
          <table:table-cell/>
          <table:table-cell office:value-type="float" office:value="511087.5861" calcext:value-type="float">
            <text:p>511087.5861</text:p>
          </table:table-cell>
          <table:table-cell office:value-type="float" office:value="6962192.3511" calcext:value-type="float">
            <text:p>6962192.3511</text:p>
          </table:table-cell>
          <table:table-cell office:value-type="float" office:value="5.086" calcext:value-type="float">
            <text:p>5.086</text:p>
          </table:table-cell>
          <table:table-cell/>
          <table:table-cell table:style-name="ce1" table:formula="of:=[.I106]-[.E106]" office:value-type="float" office:value="0.000100000004749745" calcext:value-type="float">
            <text:p>0.000100</text:p>
          </table:table-cell>
          <table:table-cell table:style-name="ce1" table:formula="of:=[.J106]-[.F106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95.094" calcext:value-type="float">
            <text:p>511295.094</text:p>
          </table:table-cell>
          <table:table-cell office:value-type="float" office:value="6964978.72" calcext:value-type="float">
            <text:p>6964978.72</text:p>
          </table:table-cell>
          <table:table-cell office:value-type="float" office:value="4.111" calcext:value-type="float">
            <text:p>4.111</text:p>
          </table:table-cell>
          <table:table-cell/>
          <table:table-cell office:value-type="float" office:value="511090.576" calcext:value-type="float">
            <text:p>511090.576</text:p>
          </table:table-cell>
          <table:table-cell office:value-type="float" office:value="6962192.729" calcext:value-type="float">
            <text:p>6962192.729</text:p>
          </table:table-cell>
          <table:table-cell office:value-type="float" office:value="4.111" calcext:value-type="float">
            <text:p>4.111</text:p>
          </table:table-cell>
          <table:table-cell/>
          <table:table-cell office:value-type="float" office:value="511090.5759" calcext:value-type="float">
            <text:p>511090.5759</text:p>
          </table:table-cell>
          <table:table-cell office:value-type="float" office:value="6962192.7289" calcext:value-type="float">
            <text:p>6962192.7289</text:p>
          </table:table-cell>
          <table:table-cell office:value-type="float" office:value="4.111" calcext:value-type="float">
            <text:p>4.111</text:p>
          </table:table-cell>
          <table:table-cell/>
          <table:table-cell table:style-name="ce1" table:formula="of:=[.I107]-[.E107]" office:value-type="float" office:value="-0.000100000004749745" calcext:value-type="float">
            <text:p>-0.000100</text:p>
          </table:table-cell>
          <table:table-cell table:style-name="ce1" table:formula="of:=[.J107]-[.F107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92.438" calcext:value-type="float">
            <text:p>511292.438</text:p>
          </table:table-cell>
          <table:table-cell office:value-type="float" office:value="6964977.3" calcext:value-type="float">
            <text:p>6964977.3</text:p>
          </table:table-cell>
          <table:table-cell office:value-type="float" office:value="6.498" calcext:value-type="float">
            <text:p>6.498</text:p>
          </table:table-cell>
          <table:table-cell/>
          <table:table-cell office:value-type="float" office:value="511087.921" calcext:value-type="float">
            <text:p>511087.921</text:p>
          </table:table-cell>
          <table:table-cell office:value-type="float" office:value="6962191.309" calcext:value-type="float">
            <text:p>6962191.309</text:p>
          </table:table-cell>
          <table:table-cell office:value-type="float" office:value="6.498" calcext:value-type="float">
            <text:p>6.498</text:p>
          </table:table-cell>
          <table:table-cell/>
          <table:table-cell office:value-type="float" office:value="511087.921" calcext:value-type="float">
            <text:p>511087.921</text:p>
          </table:table-cell>
          <table:table-cell office:value-type="float" office:value="6962191.3095" calcext:value-type="float">
            <text:p>6962191.3095</text:p>
          </table:table-cell>
          <table:table-cell office:value-type="float" office:value="6.498" calcext:value-type="float">
            <text:p>6.498</text:p>
          </table:table-cell>
          <table:table-cell/>
          <table:table-cell table:style-name="ce1" table:formula="of:=[.I108]-[.E108]" office:value-type="float" office:value="0" calcext:value-type="float">
            <text:p>0.000000</text:p>
          </table:table-cell>
          <table:table-cell table:style-name="ce1" table:formula="of:=[.J108]-[.F108]" office:value-type="float" office:value="0.000500000081956387" calcext:value-type="float">
            <text:p>0.000500</text:p>
          </table:table-cell>
          <table:table-cell table:number-columns-repeated="4"/>
        </table:table-row>
        <table:table-row table:style-name="ro1">
          <table:table-cell office:value-type="float" office:value="511291.065" calcext:value-type="float">
            <text:p>511291.065</text:p>
          </table:table-cell>
          <table:table-cell office:value-type="float" office:value="6964980.457" calcext:value-type="float">
            <text:p>6964980.457</text:p>
          </table:table-cell>
          <table:table-cell office:value-type="float" office:value="4.706" calcext:value-type="float">
            <text:p>4.706</text:p>
          </table:table-cell>
          <table:table-cell/>
          <table:table-cell office:value-type="float" office:value="511086.549" calcext:value-type="float">
            <text:p>511086.549</text:p>
          </table:table-cell>
          <table:table-cell office:value-type="float" office:value="6962194.465" calcext:value-type="float">
            <text:p>6962194.465</text:p>
          </table:table-cell>
          <table:table-cell office:value-type="float" office:value="4.706" calcext:value-type="float">
            <text:p>4.706</text:p>
          </table:table-cell>
          <table:table-cell/>
          <table:table-cell office:value-type="float" office:value="511086.5485" calcext:value-type="float">
            <text:p>511086.5485</text:p>
          </table:table-cell>
          <table:table-cell office:value-type="float" office:value="6962194.4652" calcext:value-type="float">
            <text:p>6962194.4652</text:p>
          </table:table-cell>
          <table:table-cell office:value-type="float" office:value="4.706" calcext:value-type="float">
            <text:p>4.706</text:p>
          </table:table-cell>
          <table:table-cell/>
          <table:table-cell table:style-name="ce1" table:formula="of:=[.I109]-[.E109]" office:value-type="float" office:value="-0.000500000023748726" calcext:value-type="float">
            <text:p>-0.000500</text:p>
          </table:table-cell>
          <table:table-cell table:style-name="ce1" table:formula="of:=[.J109]-[.F109]" office:value-type="float" office:value="0.000200000591576099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89.353" calcext:value-type="float">
            <text:p>511289.353</text:p>
          </table:table-cell>
          <table:table-cell office:value-type="float" office:value="6964983.486" calcext:value-type="float">
            <text:p>6964983.486</text:p>
          </table:table-cell>
          <table:table-cell office:value-type="float" office:value="5.158" calcext:value-type="float">
            <text:p>5.158</text:p>
          </table:table-cell>
          <table:table-cell/>
          <table:table-cell office:value-type="float" office:value="511084.837" calcext:value-type="float">
            <text:p>511084.837</text:p>
          </table:table-cell>
          <table:table-cell office:value-type="float" office:value="6962197.493" calcext:value-type="float">
            <text:p>6962197.493</text:p>
          </table:table-cell>
          <table:table-cell office:value-type="float" office:value="5.158" calcext:value-type="float">
            <text:p>5.158</text:p>
          </table:table-cell>
          <table:table-cell/>
          <table:table-cell office:value-type="float" office:value="511084.8372" calcext:value-type="float">
            <text:p>511084.8372</text:p>
          </table:table-cell>
          <table:table-cell office:value-type="float" office:value="6962197.493" calcext:value-type="float">
            <text:p>6962197.493</text:p>
          </table:table-cell>
          <table:table-cell office:value-type="float" office:value="5.158" calcext:value-type="float">
            <text:p>5.158</text:p>
          </table:table-cell>
          <table:table-cell/>
          <table:table-cell table:style-name="ce1" table:formula="of:=[.I110]-[.E110]" office:value-type="float" office:value="0.00020000000949949" calcext:value-type="float">
            <text:p>0.000200</text:p>
          </table:table-cell>
          <table:table-cell table:style-name="ce1" table:formula="of:=[.J110]-[.F110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90.978" calcext:value-type="float">
            <text:p>511290.978</text:p>
          </table:table-cell>
          <table:table-cell office:value-type="float" office:value="6964983.517" calcext:value-type="float">
            <text:p>6964983.517</text:p>
          </table:table-cell>
          <table:table-cell office:value-type="float" office:value="5.281" calcext:value-type="float">
            <text:p>5.281</text:p>
          </table:table-cell>
          <table:table-cell/>
          <table:table-cell office:value-type="float" office:value="511086.462" calcext:value-type="float">
            <text:p>511086.462</text:p>
          </table:table-cell>
          <table:table-cell office:value-type="float" office:value="6962197.524" calcext:value-type="float">
            <text:p>6962197.524</text:p>
          </table:table-cell>
          <table:table-cell office:value-type="float" office:value="5.281" calcext:value-type="float">
            <text:p>5.281</text:p>
          </table:table-cell>
          <table:table-cell/>
          <table:table-cell office:value-type="float" office:value="511086.4616" calcext:value-type="float">
            <text:p>511086.4616</text:p>
          </table:table-cell>
          <table:table-cell office:value-type="float" office:value="6962197.524" calcext:value-type="float">
            <text:p>6962197.524</text:p>
          </table:table-cell>
          <table:table-cell office:value-type="float" office:value="5.281" calcext:value-type="float">
            <text:p>5.281</text:p>
          </table:table-cell>
          <table:table-cell/>
          <table:table-cell table:style-name="ce1" table:formula="of:=[.I111]-[.E111]" office:value-type="float" office:value="-0.000400000018998981" calcext:value-type="float">
            <text:p>-0.000400</text:p>
          </table:table-cell>
          <table:table-cell table:style-name="ce1" table:formula="of:=[.J111]-[.F111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88.201" calcext:value-type="float">
            <text:p>511288.201</text:p>
          </table:table-cell>
          <table:table-cell office:value-type="float" office:value="6964982.274" calcext:value-type="float">
            <text:p>6964982.274</text:p>
          </table:table-cell>
          <table:table-cell office:value-type="float" office:value="7.155" calcext:value-type="float">
            <text:p>7.155</text:p>
          </table:table-cell>
          <table:table-cell/>
          <table:table-cell office:value-type="float" office:value="511083.686" calcext:value-type="float">
            <text:p>511083.686</text:p>
          </table:table-cell>
          <table:table-cell office:value-type="float" office:value="6962196.281" calcext:value-type="float">
            <text:p>6962196.281</text:p>
          </table:table-cell>
          <table:table-cell office:value-type="float" office:value="7.155" calcext:value-type="float">
            <text:p>7.155</text:p>
          </table:table-cell>
          <table:table-cell/>
          <table:table-cell office:value-type="float" office:value="511083.6857" calcext:value-type="float">
            <text:p>511083.6857</text:p>
          </table:table-cell>
          <table:table-cell office:value-type="float" office:value="6962196.2815" calcext:value-type="float">
            <text:p>6962196.2815</text:p>
          </table:table-cell>
          <table:table-cell office:value-type="float" office:value="7.155" calcext:value-type="float">
            <text:p>7.155</text:p>
          </table:table-cell>
          <table:table-cell/>
          <table:table-cell table:style-name="ce1" table:formula="of:=[.I112]-[.E112]" office:value-type="float" office:value="-0.000300000014249235" calcext:value-type="float">
            <text:p>-0.000300</text:p>
          </table:table-cell>
          <table:table-cell table:style-name="ce1" table:formula="of:=[.J112]-[.F112]" office:value-type="float" office:value="0.000499999150633812" calcext:value-type="float">
            <text:p>0.000500</text:p>
          </table:table-cell>
          <table:table-cell table:number-columns-repeated="4"/>
        </table:table-row>
        <table:table-row table:style-name="ro1">
          <table:table-cell office:value-type="float" office:value="511290.241" calcext:value-type="float">
            <text:p>511290.241</text:p>
          </table:table-cell>
          <table:table-cell office:value-type="float" office:value="6964983.316" calcext:value-type="float">
            <text:p>6964983.316</text:p>
          </table:table-cell>
          <table:table-cell office:value-type="float" office:value="7.853" calcext:value-type="float">
            <text:p>7.853</text:p>
          </table:table-cell>
          <table:table-cell/>
          <table:table-cell office:value-type="float" office:value="511085.725" calcext:value-type="float">
            <text:p>511085.725</text:p>
          </table:table-cell>
          <table:table-cell office:value-type="float" office:value="6962197.323" calcext:value-type="float">
            <text:p>6962197.323</text:p>
          </table:table-cell>
          <table:table-cell office:value-type="float" office:value="7.853" calcext:value-type="float">
            <text:p>7.853</text:p>
          </table:table-cell>
          <table:table-cell/>
          <table:table-cell office:value-type="float" office:value="511085.7249" calcext:value-type="float">
            <text:p>511085.7249</text:p>
          </table:table-cell>
          <table:table-cell office:value-type="float" office:value="6962197.3231" calcext:value-type="float">
            <text:p>6962197.3231</text:p>
          </table:table-cell>
          <table:table-cell office:value-type="float" office:value="7.853" calcext:value-type="float">
            <text:p>7.853</text:p>
          </table:table-cell>
          <table:table-cell/>
          <table:table-cell table:style-name="ce1" table:formula="of:=[.I113]-[.E113]" office:value-type="float" office:value="-0.000100000004749745" calcext:value-type="float">
            <text:p>-0.000100</text:p>
          </table:table-cell>
          <table:table-cell table:style-name="ce1" table:formula="of:=[.J113]-[.F113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92.421" calcext:value-type="float">
            <text:p>511292.421</text:p>
          </table:table-cell>
          <table:table-cell office:value-type="float" office:value="6964981.1" calcext:value-type="float">
            <text:p>6964981.1</text:p>
          </table:table-cell>
          <table:table-cell office:value-type="float" office:value="5.629" calcext:value-type="float">
            <text:p>5.629</text:p>
          </table:table-cell>
          <table:table-cell/>
          <table:table-cell office:value-type="float" office:value="511087.904" calcext:value-type="float">
            <text:p>511087.904</text:p>
          </table:table-cell>
          <table:table-cell office:value-type="float" office:value="6962195.108" calcext:value-type="float">
            <text:p>6962195.108</text:p>
          </table:table-cell>
          <table:table-cell office:value-type="float" office:value="5.629" calcext:value-type="float">
            <text:p>5.629</text:p>
          </table:table-cell>
          <table:table-cell/>
          <table:table-cell office:value-type="float" office:value="511087.904" calcext:value-type="float">
            <text:p>511087.904</text:p>
          </table:table-cell>
          <table:table-cell office:value-type="float" office:value="6962195.108" calcext:value-type="float">
            <text:p>6962195.108</text:p>
          </table:table-cell>
          <table:table-cell office:value-type="float" office:value="5.629" calcext:value-type="float">
            <text:p>5.629</text:p>
          </table:table-cell>
          <table:table-cell/>
          <table:table-cell table:style-name="ce1" table:formula="of:=[.I114]-[.E114]" office:value-type="float" office:value="0" calcext:value-type="float">
            <text:p>0.000000</text:p>
          </table:table-cell>
          <table:table-cell table:style-name="ce1" table:formula="of:=[.J114]-[.F114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93.471" calcext:value-type="float">
            <text:p>511293.471</text:p>
          </table:table-cell>
          <table:table-cell office:value-type="float" office:value="6964982.828" calcext:value-type="float">
            <text:p>6964982.828</text:p>
          </table:table-cell>
          <table:table-cell office:value-type="float" office:value="4.289" calcext:value-type="float">
            <text:p>4.289</text:p>
          </table:table-cell>
          <table:table-cell/>
          <table:table-cell office:value-type="float" office:value="511088.954" calcext:value-type="float">
            <text:p>511088.954</text:p>
          </table:table-cell>
          <table:table-cell office:value-type="float" office:value="6962196.835" calcext:value-type="float">
            <text:p>6962196.835</text:p>
          </table:table-cell>
          <table:table-cell office:value-type="float" office:value="4.289" calcext:value-type="float">
            <text:p>4.289</text:p>
          </table:table-cell>
          <table:table-cell/>
          <table:table-cell office:value-type="float" office:value="511088.9536" calcext:value-type="float">
            <text:p>511088.9536</text:p>
          </table:table-cell>
          <table:table-cell office:value-type="float" office:value="6962196.8353" calcext:value-type="float">
            <text:p>6962196.8353</text:p>
          </table:table-cell>
          <table:table-cell office:value-type="float" office:value="4.289" calcext:value-type="float">
            <text:p>4.289</text:p>
          </table:table-cell>
          <table:table-cell/>
          <table:table-cell table:style-name="ce1" table:formula="of:=[.I115]-[.E115]" office:value-type="float" office:value="-0.000400000018998981" calcext:value-type="float">
            <text:p>-0.000400</text:p>
          </table:table-cell>
          <table:table-cell table:style-name="ce1" table:formula="of:=[.J115]-[.F115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93.099" calcext:value-type="float">
            <text:p>511293.099</text:p>
          </table:table-cell>
          <table:table-cell office:value-type="float" office:value="6964983.961" calcext:value-type="float">
            <text:p>6964983.961</text:p>
          </table:table-cell>
          <table:table-cell office:value-type="float" office:value="5.963" calcext:value-type="float">
            <text:p>5.963</text:p>
          </table:table-cell>
          <table:table-cell/>
          <table:table-cell office:value-type="float" office:value="511088.582" calcext:value-type="float">
            <text:p>511088.582</text:p>
          </table:table-cell>
          <table:table-cell office:value-type="float" office:value="6962197.968" calcext:value-type="float">
            <text:p>6962197.968</text:p>
          </table:table-cell>
          <table:table-cell office:value-type="float" office:value="5.963" calcext:value-type="float">
            <text:p>5.963</text:p>
          </table:table-cell>
          <table:table-cell/>
          <table:table-cell office:value-type="float" office:value="511088.5817" calcext:value-type="float">
            <text:p>511088.5817</text:p>
          </table:table-cell>
          <table:table-cell office:value-type="float" office:value="6962197.9678" calcext:value-type="float">
            <text:p>6962197.9678</text:p>
          </table:table-cell>
          <table:table-cell office:value-type="float" office:value="5.963" calcext:value-type="float">
            <text:p>5.963</text:p>
          </table:table-cell>
          <table:table-cell/>
          <table:table-cell table:style-name="ce1" table:formula="of:=[.I116]-[.E116]" office:value-type="float" office:value="-0.000300000014249235" calcext:value-type="float">
            <text:p>-0.000300</text:p>
          </table:table-cell>
          <table:table-cell table:style-name="ce1" table:formula="of:=[.J116]-[.F116]" office:value-type="float" office:value="-0.000200000591576099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93.535" calcext:value-type="float">
            <text:p>511293.535</text:p>
          </table:table-cell>
          <table:table-cell office:value-type="float" office:value="6964981.507" calcext:value-type="float">
            <text:p>6964981.507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float" office:value="511089.018" calcext:value-type="float">
            <text:p>511089.018</text:p>
          </table:table-cell>
          <table:table-cell office:value-type="float" office:value="6962195.515" calcext:value-type="float">
            <text:p>6962195.515</text:p>
          </table:table-cell>
          <table:table-cell office:value-type="float" office:value="6.52" calcext:value-type="float">
            <text:p>6.52</text:p>
          </table:table-cell>
          <table:table-cell/>
          <table:table-cell office:value-type="float" office:value="511089.0176" calcext:value-type="float">
            <text:p>511089.0176</text:p>
          </table:table-cell>
          <table:table-cell office:value-type="float" office:value="6962195.5148" calcext:value-type="float">
            <text:p>6962195.5148</text:p>
          </table:table-cell>
          <table:table-cell office:value-type="float" office:value="6.52" calcext:value-type="float">
            <text:p>6.52</text:p>
          </table:table-cell>
          <table:table-cell/>
          <table:table-cell table:style-name="ce1" table:formula="of:=[.I117]-[.E117]" office:value-type="float" office:value="-0.00039999996079132" calcext:value-type="float">
            <text:p>-0.000400</text:p>
          </table:table-cell>
          <table:table-cell table:style-name="ce1" table:formula="of:=[.J117]-[.F117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92.85" calcext:value-type="float">
            <text:p>511292.85</text:p>
          </table:table-cell>
          <table:table-cell office:value-type="float" office:value="6964983.067" calcext:value-type="float">
            <text:p>6964983.067</text:p>
          </table:table-cell>
          <table:table-cell office:value-type="float" office:value="7.199" calcext:value-type="float">
            <text:p>7.199</text:p>
          </table:table-cell>
          <table:table-cell/>
          <table:table-cell office:value-type="float" office:value="511088.333" calcext:value-type="float">
            <text:p>511088.333</text:p>
          </table:table-cell>
          <table:table-cell office:value-type="float" office:value="6962197.074" calcext:value-type="float">
            <text:p>6962197.074</text:p>
          </table:table-cell>
          <table:table-cell office:value-type="float" office:value="7.199" calcext:value-type="float">
            <text:p>7.199</text:p>
          </table:table-cell>
          <table:table-cell/>
          <table:table-cell office:value-type="float" office:value="511088.3328" calcext:value-type="float">
            <text:p>511088.3328</text:p>
          </table:table-cell>
          <table:table-cell office:value-type="float" office:value="6962197.0742" calcext:value-type="float">
            <text:p>6962197.0742</text:p>
          </table:table-cell>
          <table:table-cell office:value-type="float" office:value="7.199" calcext:value-type="float">
            <text:p>7.199</text:p>
          </table:table-cell>
          <table:table-cell/>
          <table:table-cell table:style-name="ce1" table:formula="of:=[.I118]-[.E118]" office:value-type="float" office:value="-0.00020000000949949" calcext:value-type="float">
            <text:p>-0.000200</text:p>
          </table:table-cell>
          <table:table-cell table:style-name="ce1" table:formula="of:=[.J118]-[.F118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84.952" calcext:value-type="float">
            <text:p>511284.952</text:p>
          </table:table-cell>
          <table:table-cell office:value-type="float" office:value="6964985.097" calcext:value-type="float">
            <text:p>6964985.097</text:p>
          </table:table-cell>
          <table:table-cell office:value-type="float" office:value="1.697" calcext:value-type="float">
            <text:p>1.697</text:p>
          </table:table-cell>
          <table:table-cell/>
          <table:table-cell office:value-type="float" office:value="511080.438" calcext:value-type="float">
            <text:p>511080.438</text:p>
          </table:table-cell>
          <table:table-cell office:value-type="float" office:value="6962199.103" calcext:value-type="float">
            <text:p>6962199.103</text:p>
          </table:table-cell>
          <table:table-cell office:value-type="float" office:value="1.697" calcext:value-type="float">
            <text:p>1.697</text:p>
          </table:table-cell>
          <table:table-cell/>
          <table:table-cell office:value-type="float" office:value="511080.438" calcext:value-type="float">
            <text:p>511080.438</text:p>
          </table:table-cell>
          <table:table-cell office:value-type="float" office:value="6962199.1034" calcext:value-type="float">
            <text:p>6962199.1034</text:p>
          </table:table-cell>
          <table:table-cell office:value-type="float" office:value="1.697" calcext:value-type="float">
            <text:p>1.697</text:p>
          </table:table-cell>
          <table:table-cell/>
          <table:table-cell table:style-name="ce1" table:formula="of:=[.I119]-[.E119]" office:value-type="float" office:value="0" calcext:value-type="float">
            <text:p>0.000000</text:p>
          </table:table-cell>
          <table:table-cell table:style-name="ce1" table:formula="of:=[.J119]-[.F119]" office:value-type="float" office:value="0.000400000251829624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6.06" calcext:value-type="float">
            <text:p>511286.06</text:p>
          </table:table-cell>
          <table:table-cell office:value-type="float" office:value="6964986.466" calcext:value-type="float">
            <text:p>6964986.466</text:p>
          </table:table-cell>
          <table:table-cell office:value-type="float" office:value="1.654" calcext:value-type="float">
            <text:p>1.654</text:p>
          </table:table-cell>
          <table:table-cell/>
          <table:table-cell office:value-type="float" office:value="511081.546" calcext:value-type="float">
            <text:p>511081.546</text:p>
          </table:table-cell>
          <table:table-cell office:value-type="float" office:value="6962200.472" calcext:value-type="float">
            <text:p>6962200.472</text:p>
          </table:table-cell>
          <table:table-cell office:value-type="float" office:value="1.654" calcext:value-type="float">
            <text:p>1.654</text:p>
          </table:table-cell>
          <table:table-cell/>
          <table:table-cell office:value-type="float" office:value="511081.5455" calcext:value-type="float">
            <text:p>511081.5455</text:p>
          </table:table-cell>
          <table:table-cell office:value-type="float" office:value="6962200.4719" calcext:value-type="float">
            <text:p>6962200.4719</text:p>
          </table:table-cell>
          <table:table-cell office:value-type="float" office:value="1.654" calcext:value-type="float">
            <text:p>1.654</text:p>
          </table:table-cell>
          <table:table-cell/>
          <table:table-cell table:style-name="ce1" table:formula="of:=[.I120]-[.E120]" office:value-type="float" office:value="-0.000499999965541065" calcext:value-type="float">
            <text:p>-0.000500</text:p>
          </table:table-cell>
          <table:table-cell table:style-name="ce1" table:formula="of:=[.J120]-[.F120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6.953" calcext:value-type="float">
            <text:p>511286.953</text:p>
          </table:table-cell>
          <table:table-cell office:value-type="float" office:value="6964987.67" calcext:value-type="float">
            <text:p>6964987.67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511082.438" calcext:value-type="float">
            <text:p>511082.438</text:p>
          </table:table-cell>
          <table:table-cell office:value-type="float" office:value="6962201.675" calcext:value-type="float">
            <text:p>6962201.675</text:p>
          </table:table-cell>
          <table:table-cell office:value-type="float" office:value="1.527" calcext:value-type="float">
            <text:p>1.527</text:p>
          </table:table-cell>
          <table:table-cell/>
          <table:table-cell office:value-type="float" office:value="511082.4382" calcext:value-type="float">
            <text:p>511082.4382</text:p>
          </table:table-cell>
          <table:table-cell office:value-type="float" office:value="6962201.6754" calcext:value-type="float">
            <text:p>6962201.6754</text:p>
          </table:table-cell>
          <table:table-cell office:value-type="float" office:value="1.527" calcext:value-type="float">
            <text:p>1.527</text:p>
          </table:table-cell>
          <table:table-cell/>
          <table:table-cell table:style-name="ce1" table:formula="of:=[.I121]-[.E121]" office:value-type="float" office:value="0.000199999951291829" calcext:value-type="float">
            <text:p>0.000200</text:p>
          </table:table-cell>
          <table:table-cell table:style-name="ce1" table:formula="of:=[.J121]-[.F121]" office:value-type="float" office:value="0.000400000251829624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7.461" calcext:value-type="float">
            <text:p>511287.461</text:p>
          </table:table-cell>
          <table:table-cell office:value-type="float" office:value="6964985.613" calcext:value-type="float">
            <text:p>6964985.613</text:p>
          </table:table-cell>
          <table:table-cell office:value-type="float" office:value="2.442" calcext:value-type="float">
            <text:p>2.442</text:p>
          </table:table-cell>
          <table:table-cell/>
          <table:table-cell office:value-type="float" office:value="511082.946" calcext:value-type="float">
            <text:p>511082.946</text:p>
          </table:table-cell>
          <table:table-cell office:value-type="float" office:value="6962199.619" calcext:value-type="float">
            <text:p>6962199.619</text:p>
          </table:table-cell>
          <table:table-cell office:value-type="float" office:value="2.442" calcext:value-type="float">
            <text:p>2.442</text:p>
          </table:table-cell>
          <table:table-cell/>
          <table:table-cell office:value-type="float" office:value="511082.946" calcext:value-type="float">
            <text:p>511082.946</text:p>
          </table:table-cell>
          <table:table-cell office:value-type="float" office:value="6962199.6192" calcext:value-type="float">
            <text:p>6962199.6192</text:p>
          </table:table-cell>
          <table:table-cell office:value-type="float" office:value="2.442" calcext:value-type="float">
            <text:p>2.442</text:p>
          </table:table-cell>
          <table:table-cell/>
          <table:table-cell table:style-name="ce1" table:formula="of:=[.I122]-[.E122]" office:value-type="float" office:value="0" calcext:value-type="float">
            <text:p>0.000000</text:p>
          </table:table-cell>
          <table:table-cell table:style-name="ce1" table:formula="of:=[.J122]-[.F122]" office:value-type="float" office:value="0.000199999660253525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85.63" calcext:value-type="float">
            <text:p>511285.63</text:p>
          </table:table-cell>
          <table:table-cell office:value-type="float" office:value="6964987.671" calcext:value-type="float">
            <text:p>6964987.671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511081.116" calcext:value-type="float">
            <text:p>511081.116</text:p>
          </table:table-cell>
          <table:table-cell office:value-type="float" office:value="6962201.676" calcext:value-type="float">
            <text:p>6962201.676</text:p>
          </table:table-cell>
          <table:table-cell office:value-type="float" office:value="3.62" calcext:value-type="float">
            <text:p>3.62</text:p>
          </table:table-cell>
          <table:table-cell/>
          <table:table-cell office:value-type="float" office:value="511081.1157" calcext:value-type="float">
            <text:p>511081.1157</text:p>
          </table:table-cell>
          <table:table-cell office:value-type="float" office:value="6962201.6764" calcext:value-type="float">
            <text:p>6962201.6764</text:p>
          </table:table-cell>
          <table:table-cell office:value-type="float" office:value="3.62" calcext:value-type="float">
            <text:p>3.62</text:p>
          </table:table-cell>
          <table:table-cell/>
          <table:table-cell table:style-name="ce1" table:formula="of:=[.I123]-[.E123]" office:value-type="float" office:value="-0.000299999956041575" calcext:value-type="float">
            <text:p>-0.000300</text:p>
          </table:table-cell>
          <table:table-cell table:style-name="ce1" table:formula="of:=[.J123]-[.F123]" office:value-type="float" office:value="0.000400000251829624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6.969" calcext:value-type="float">
            <text:p>511286.969</text:p>
          </table:table-cell>
          <table:table-cell office:value-type="float" office:value="6964986.548" calcext:value-type="float">
            <text:p>6964986.548</text:p>
          </table:table-cell>
          <table:table-cell office:value-type="float" office:value="3.753" calcext:value-type="float">
            <text:p>3.753</text:p>
          </table:table-cell>
          <table:table-cell/>
          <table:table-cell office:value-type="float" office:value="511082.454" calcext:value-type="float">
            <text:p>511082.454</text:p>
          </table:table-cell>
          <table:table-cell office:value-type="float" office:value="6962200.554" calcext:value-type="float">
            <text:p>6962200.554</text:p>
          </table:table-cell>
          <table:table-cell office:value-type="float" office:value="3.753" calcext:value-type="float">
            <text:p>3.753</text:p>
          </table:table-cell>
          <table:table-cell/>
          <table:table-cell office:value-type="float" office:value="511082.4542" calcext:value-type="float">
            <text:p>511082.4542</text:p>
          </table:table-cell>
          <table:table-cell office:value-type="float" office:value="6962200.5538" calcext:value-type="float">
            <text:p>6962200.5538</text:p>
          </table:table-cell>
          <table:table-cell office:value-type="float" office:value="3.753" calcext:value-type="float">
            <text:p>3.753</text:p>
          </table:table-cell>
          <table:table-cell/>
          <table:table-cell table:style-name="ce1" table:formula="of:=[.I124]-[.E124]" office:value-type="float" office:value="0.000199999951291829" calcext:value-type="float">
            <text:p>0.000200</text:p>
          </table:table-cell>
          <table:table-cell table:style-name="ce1" table:formula="of:=[.J124]-[.F124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7.677" calcext:value-type="float">
            <text:p>511287.677</text:p>
          </table:table-cell>
          <table:table-cell office:value-type="float" office:value="6964987.78" calcext:value-type="float">
            <text:p>6964987.78</text:p>
          </table:table-cell>
          <table:table-cell office:value-type="float" office:value="3.803" calcext:value-type="float">
            <text:p>3.803</text:p>
          </table:table-cell>
          <table:table-cell/>
          <table:table-cell office:value-type="float" office:value="511083.162" calcext:value-type="float">
            <text:p>511083.162</text:p>
          </table:table-cell>
          <table:table-cell office:value-type="float" office:value="6962201.785" calcext:value-type="float">
            <text:p>6962201.785</text:p>
          </table:table-cell>
          <table:table-cell office:value-type="float" office:value="3.803" calcext:value-type="float">
            <text:p>3.803</text:p>
          </table:table-cell>
          <table:table-cell/>
          <table:table-cell office:value-type="float" office:value="511083.1619" calcext:value-type="float">
            <text:p>511083.1619</text:p>
          </table:table-cell>
          <table:table-cell office:value-type="float" office:value="6962201.7853" calcext:value-type="float">
            <text:p>6962201.7853</text:p>
          </table:table-cell>
          <table:table-cell office:value-type="float" office:value="3.803" calcext:value-type="float">
            <text:p>3.803</text:p>
          </table:table-cell>
          <table:table-cell/>
          <table:table-cell table:style-name="ce1" table:formula="of:=[.I125]-[.E125]" office:value-type="float" office:value="-0.000100000004749745" calcext:value-type="float">
            <text:p>-0.000100</text:p>
          </table:table-cell>
          <table:table-cell table:style-name="ce1" table:formula="of:=[.J125]-[.F125]" office:value-type="float" office:value="0.000299999490380287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84.967" calcext:value-type="float">
            <text:p>511284.967</text:p>
          </table:table-cell>
          <table:table-cell office:value-type="float" office:value="6964988.826" calcext:value-type="float">
            <text:p>6964988.826</text:p>
          </table:table-cell>
          <table:table-cell office:value-type="float" office:value="1.484" calcext:value-type="float">
            <text:p>1.484</text:p>
          </table:table-cell>
          <table:table-cell/>
          <table:table-cell office:value-type="float" office:value="511080.453" calcext:value-type="float">
            <text:p>511080.453</text:p>
          </table:table-cell>
          <table:table-cell office:value-type="float" office:value="6962202.831" calcext:value-type="float">
            <text:p>6962202.831</text:p>
          </table:table-cell>
          <table:table-cell office:value-type="float" office:value="1.484" calcext:value-type="float">
            <text:p>1.484</text:p>
          </table:table-cell>
          <table:table-cell/>
          <table:table-cell office:value-type="float" office:value="511080.453" calcext:value-type="float">
            <text:p>511080.453</text:p>
          </table:table-cell>
          <table:table-cell office:value-type="float" office:value="6962202.8309" calcext:value-type="float">
            <text:p>6962202.8309</text:p>
          </table:table-cell>
          <table:table-cell office:value-type="float" office:value="1.484" calcext:value-type="float">
            <text:p>1.484</text:p>
          </table:table-cell>
          <table:table-cell/>
          <table:table-cell table:style-name="ce1" table:formula="of:=[.I126]-[.E126]" office:value-type="float" office:value="0" calcext:value-type="float">
            <text:p>0.000000</text:p>
          </table:table-cell>
          <table:table-cell table:style-name="ce1" table:formula="of:=[.J126]-[.F126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5.869" calcext:value-type="float">
            <text:p>511285.869</text:p>
          </table:table-cell>
          <table:table-cell office:value-type="float" office:value="6964989.091" calcext:value-type="float">
            <text:p>6964989.091</text:p>
          </table:table-cell>
          <table:table-cell office:value-type="float" office:value="1.462" calcext:value-type="float">
            <text:p>1.462</text:p>
          </table:table-cell>
          <table:table-cell/>
          <table:table-cell office:value-type="float" office:value="511081.355" calcext:value-type="float">
            <text:p>511081.355</text:p>
          </table:table-cell>
          <table:table-cell office:value-type="float" office:value="6962203.096" calcext:value-type="float">
            <text:p>6962203.096</text:p>
          </table:table-cell>
          <table:table-cell office:value-type="float" office:value="1.462" calcext:value-type="float">
            <text:p>1.462</text:p>
          </table:table-cell>
          <table:table-cell/>
          <table:table-cell office:value-type="float" office:value="511081.3546" calcext:value-type="float">
            <text:p>511081.3546</text:p>
          </table:table-cell>
          <table:table-cell office:value-type="float" office:value="6962203.0958" calcext:value-type="float">
            <text:p>6962203.0958</text:p>
          </table:table-cell>
          <table:table-cell office:value-type="float" office:value="1.462" calcext:value-type="float">
            <text:p>1.462</text:p>
          </table:table-cell>
          <table:table-cell/>
          <table:table-cell table:style-name="ce1" table:formula="of:=[.I127]-[.E127]" office:value-type="float" office:value="-0.00039999996079132" calcext:value-type="float">
            <text:p>-0.000400</text:p>
          </table:table-cell>
          <table:table-cell table:style-name="ce1" table:formula="of:=[.J127]-[.F127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6.927" calcext:value-type="float">
            <text:p>511286.927</text:p>
          </table:table-cell>
          <table:table-cell office:value-type="float" office:value="6964988.28" calcext:value-type="float">
            <text:p>6964988.28</text:p>
          </table:table-cell>
          <table:table-cell office:value-type="float" office:value="1.511" calcext:value-type="float">
            <text:p>1.511</text:p>
          </table:table-cell>
          <table:table-cell/>
          <table:table-cell office:value-type="float" office:value="511082.412" calcext:value-type="float">
            <text:p>511082.412</text:p>
          </table:table-cell>
          <table:table-cell office:value-type="float" office:value="6962202.285" calcext:value-type="float">
            <text:p>6962202.285</text:p>
          </table:table-cell>
          <table:table-cell office:value-type="float" office:value="1.511" calcext:value-type="float">
            <text:p>1.511</text:p>
          </table:table-cell>
          <table:table-cell/>
          <table:table-cell office:value-type="float" office:value="511082.4122" calcext:value-type="float">
            <text:p>511082.4122</text:p>
          </table:table-cell>
          <table:table-cell office:value-type="float" office:value="6962202.2851" calcext:value-type="float">
            <text:p>6962202.2851</text:p>
          </table:table-cell>
          <table:table-cell office:value-type="float" office:value="1.511" calcext:value-type="float">
            <text:p>1.511</text:p>
          </table:table-cell>
          <table:table-cell/>
          <table:table-cell table:style-name="ce1" table:formula="of:=[.I128]-[.E128]" office:value-type="float" office:value="0.00020000000949949" calcext:value-type="float">
            <text:p>0.000200</text:p>
          </table:table-cell>
          <table:table-cell table:style-name="ce1" table:formula="of:=[.J128]-[.F128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7.832" calcext:value-type="float">
            <text:p>511287.832</text:p>
          </table:table-cell>
          <table:table-cell office:value-type="float" office:value="6964988.766" calcext:value-type="float">
            <text:p>6964988.766</text:p>
          </table:table-cell>
          <table:table-cell office:value-type="float" office:value="1.478" calcext:value-type="float">
            <text:p>1.478</text:p>
          </table:table-cell>
          <table:table-cell/>
          <table:table-cell office:value-type="float" office:value="511083.317" calcext:value-type="float">
            <text:p>511083.317</text:p>
          </table:table-cell>
          <table:table-cell office:value-type="float" office:value="6962202.771" calcext:value-type="float">
            <text:p>6962202.771</text:p>
          </table:table-cell>
          <table:table-cell office:value-type="float" office:value="1.478" calcext:value-type="float">
            <text:p>1.478</text:p>
          </table:table-cell>
          <table:table-cell/>
          <table:table-cell office:value-type="float" office:value="511083.3168" calcext:value-type="float">
            <text:p>511083.3168</text:p>
          </table:table-cell>
          <table:table-cell office:value-type="float" office:value="6962202.7709" calcext:value-type="float">
            <text:p>6962202.7709</text:p>
          </table:table-cell>
          <table:table-cell office:value-type="float" office:value="1.478" calcext:value-type="float">
            <text:p>1.478</text:p>
          </table:table-cell>
          <table:table-cell/>
          <table:table-cell table:style-name="ce1" table:formula="of:=[.I129]-[.E129]" office:value-type="float" office:value="-0.00020000000949949" calcext:value-type="float">
            <text:p>-0.000200</text:p>
          </table:table-cell>
          <table:table-cell table:style-name="ce1" table:formula="of:=[.J129]-[.F129]" office:value-type="float" office:value="-0.0000999998301267624" calcext:value-type="float">
            <text:p>-0.000100</text:p>
          </table:table-cell>
          <table:table-cell table:number-columns-repeated="4"/>
        </table:table-row>
        <table:table-row table:style-name="ro1">
          <table:table-cell office:value-type="float" office:value="511286.099" calcext:value-type="float">
            <text:p>511286.099</text:p>
          </table:table-cell>
          <table:table-cell office:value-type="float" office:value="6964989.739" calcext:value-type="float">
            <text:p>6964989.739</text:p>
          </table:table-cell>
          <table:table-cell office:value-type="float" office:value="1.457" calcext:value-type="float">
            <text:p>1.457</text:p>
          </table:table-cell>
          <table:table-cell/>
          <table:table-cell office:value-type="float" office:value="511081.584" calcext:value-type="float">
            <text:p>511081.584</text:p>
          </table:table-cell>
          <table:table-cell office:value-type="float" office:value="6962203.743" calcext:value-type="float">
            <text:p>6962203.743</text:p>
          </table:table-cell>
          <table:table-cell office:value-type="float" office:value="1.457" calcext:value-type="float">
            <text:p>1.457</text:p>
          </table:table-cell>
          <table:table-cell/>
          <table:table-cell office:value-type="float" office:value="511081.5845" calcext:value-type="float">
            <text:p>511081.5845</text:p>
          </table:table-cell>
          <table:table-cell office:value-type="float" office:value="6962203.7436" calcext:value-type="float">
            <text:p>6962203.7436</text:p>
          </table:table-cell>
          <table:table-cell office:value-type="float" office:value="1.457" calcext:value-type="float">
            <text:p>1.457</text:p>
          </table:table-cell>
          <table:table-cell/>
          <table:table-cell table:style-name="ce1" table:formula="of:=[.I130]-[.E130]" office:value-type="float" office:value="0.000500000023748726" calcext:value-type="float">
            <text:p>0.000500</text:p>
          </table:table-cell>
          <table:table-cell table:style-name="ce1" table:formula="of:=[.J130]-[.F130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87.729" calcext:value-type="float">
            <text:p>511287.729</text:p>
          </table:table-cell>
          <table:table-cell office:value-type="float" office:value="6964989.033" calcext:value-type="float">
            <text:p>6964989.033</text:p>
          </table:table-cell>
          <table:table-cell office:value-type="float" office:value="1.473" calcext:value-type="float">
            <text:p>1.473</text:p>
          </table:table-cell>
          <table:table-cell/>
          <table:table-cell office:value-type="float" office:value="511083.214" calcext:value-type="float">
            <text:p>511083.214</text:p>
          </table:table-cell>
          <table:table-cell office:value-type="float" office:value="6962203.038" calcext:value-type="float">
            <text:p>6962203.038</text:p>
          </table:table-cell>
          <table:table-cell office:value-type="float" office:value="1.473" calcext:value-type="float">
            <text:p>1.473</text:p>
          </table:table-cell>
          <table:table-cell/>
          <table:table-cell office:value-type="float" office:value="511083.2139" calcext:value-type="float">
            <text:p>511083.2139</text:p>
          </table:table-cell>
          <table:table-cell office:value-type="float" office:value="6962203.0378" calcext:value-type="float">
            <text:p>6962203.0378</text:p>
          </table:table-cell>
          <table:table-cell office:value-type="float" office:value="1.473" calcext:value-type="float">
            <text:p>1.473</text:p>
          </table:table-cell>
          <table:table-cell/>
          <table:table-cell table:style-name="ce1" table:formula="of:=[.I131]-[.E131]" office:value-type="float" office:value="-0.000100000004749745" calcext:value-type="float">
            <text:p>-0.000100</text:p>
          </table:table-cell>
          <table:table-cell table:style-name="ce1" table:formula="of:=[.J131]-[.F131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4.173" calcext:value-type="float">
            <text:p>511284.173</text:p>
          </table:table-cell>
          <table:table-cell office:value-type="float" office:value="6964991.051" calcext:value-type="float">
            <text:p>6964991.051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79.659" calcext:value-type="float">
            <text:p>511079.659</text:p>
          </table:table-cell>
          <table:table-cell office:value-type="float" office:value="6962205.055" calcext:value-type="float">
            <text:p>6962205.055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79.6593" calcext:value-type="float">
            <text:p>511079.6593</text:p>
          </table:table-cell>
          <table:table-cell office:value-type="float" office:value="6962205.055" calcext:value-type="float">
            <text:p>6962205.055</text:p>
          </table:table-cell>
          <table:table-cell office:value-type="float" office:value="1.671" calcext:value-type="float">
            <text:p>1.671</text:p>
          </table:table-cell>
          <table:table-cell/>
          <table:table-cell table:style-name="ce1" table:formula="of:=[.I132]-[.E132]" office:value-type="float" office:value="0.000300000014249235" calcext:value-type="float">
            <text:p>0.000300</text:p>
          </table:table-cell>
          <table:table-cell table:style-name="ce1" table:formula="of:=[.J132]-[.F132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87.157" calcext:value-type="float">
            <text:p>511287.157</text:p>
          </table:table-cell>
          <table:table-cell office:value-type="float" office:value="6964990.259" calcext:value-type="float">
            <text:p>6964990.259</text:p>
          </table:table-cell>
          <table:table-cell office:value-type="float" office:value="1.407" calcext:value-type="float">
            <text:p>1.407</text:p>
          </table:table-cell>
          <table:table-cell/>
          <table:table-cell office:value-type="float" office:value="511082.642" calcext:value-type="float">
            <text:p>511082.642</text:p>
          </table:table-cell>
          <table:table-cell office:value-type="float" office:value="6962204.263" calcext:value-type="float">
            <text:p>6962204.263</text:p>
          </table:table-cell>
          <table:table-cell office:value-type="float" office:value="1.407" calcext:value-type="float">
            <text:p>1.407</text:p>
          </table:table-cell>
          <table:table-cell/>
          <table:table-cell office:value-type="float" office:value="511082.6421" calcext:value-type="float">
            <text:p>511082.6421</text:p>
          </table:table-cell>
          <table:table-cell office:value-type="float" office:value="6962204.2634" calcext:value-type="float">
            <text:p>6962204.2634</text:p>
          </table:table-cell>
          <table:table-cell office:value-type="float" office:value="1.407" calcext:value-type="float">
            <text:p>1.407</text:p>
          </table:table-cell>
          <table:table-cell/>
          <table:table-cell table:style-name="ce1" table:formula="of:=[.I133]-[.E133]" office:value-type="float" office:value="0.000100000004749745" calcext:value-type="float">
            <text:p>0.000100</text:p>
          </table:table-cell>
          <table:table-cell table:style-name="ce1" table:formula="of:=[.J133]-[.F133]" office:value-type="float" office:value="0.00039999932050705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6.959" calcext:value-type="float">
            <text:p>511286.959</text:p>
          </table:table-cell>
          <table:table-cell office:value-type="float" office:value="6964991.611" calcext:value-type="float">
            <text:p>6964991.611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511082.444" calcext:value-type="float">
            <text:p>511082.444</text:p>
          </table:table-cell>
          <table:table-cell office:value-type="float" office:value="6962205.615" calcext:value-type="float">
            <text:p>6962205.615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511082.4442" calcext:value-type="float">
            <text:p>511082.4442</text:p>
          </table:table-cell>
          <table:table-cell office:value-type="float" office:value="6962205.6148" calcext:value-type="float">
            <text:p>6962205.6148</text:p>
          </table:table-cell>
          <table:table-cell office:value-type="float" office:value="1.36" calcext:value-type="float">
            <text:p>1.36</text:p>
          </table:table-cell>
          <table:table-cell/>
          <table:table-cell table:style-name="ce1" table:formula="of:=[.I134]-[.E134]" office:value-type="float" office:value="0.00020000000949949" calcext:value-type="float">
            <text:p>0.000200</text:p>
          </table:table-cell>
          <table:table-cell table:style-name="ce1" table:formula="of:=[.J134]-[.F134]" office:value-type="float" office:value="-0.000200000591576099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7.343" calcext:value-type="float">
            <text:p>511287.343</text:p>
          </table:table-cell>
          <table:table-cell office:value-type="float" office:value="6964991.062" calcext:value-type="float">
            <text:p>6964991.062</text:p>
          </table:table-cell>
          <table:table-cell office:value-type="float" office:value="1.941" calcext:value-type="float">
            <text:p>1.941</text:p>
          </table:table-cell>
          <table:table-cell/>
          <table:table-cell office:value-type="float" office:value="511082.828" calcext:value-type="float">
            <text:p>511082.828</text:p>
          </table:table-cell>
          <table:table-cell office:value-type="float" office:value="6962205.066" calcext:value-type="float">
            <text:p>6962205.066</text:p>
          </table:table-cell>
          <table:table-cell office:value-type="float" office:value="1.941" calcext:value-type="float">
            <text:p>1.941</text:p>
          </table:table-cell>
          <table:table-cell/>
          <table:table-cell office:value-type="float" office:value="511082.828" calcext:value-type="float">
            <text:p>511082.828</text:p>
          </table:table-cell>
          <table:table-cell office:value-type="float" office:value="6962205.066" calcext:value-type="float">
            <text:p>6962205.066</text:p>
          </table:table-cell>
          <table:table-cell office:value-type="float" office:value="1.941" calcext:value-type="float">
            <text:p>1.941</text:p>
          </table:table-cell>
          <table:table-cell/>
          <table:table-cell table:style-name="ce1" table:formula="of:=[.I135]-[.E135]" office:value-type="float" office:value="0" calcext:value-type="float">
            <text:p>0.000000</text:p>
          </table:table-cell>
          <table:table-cell table:style-name="ce1" table:formula="of:=[.J135]-[.F135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86.33" calcext:value-type="float">
            <text:p>511286.33</text:p>
          </table:table-cell>
          <table:table-cell office:value-type="float" office:value="6964988.129" calcext:value-type="float">
            <text:p>6964988.129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511081.815" calcext:value-type="float">
            <text:p>511081.815</text:p>
          </table:table-cell>
          <table:table-cell office:value-type="float" office:value="6962202.134" calcext:value-type="float">
            <text:p>6962202.134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511081.8154" calcext:value-type="float">
            <text:p>511081.8154</text:p>
          </table:table-cell>
          <table:table-cell office:value-type="float" office:value="6962202.1342" calcext:value-type="float">
            <text:p>6962202.1342</text:p>
          </table:table-cell>
          <table:table-cell office:value-type="float" office:value="2.907" calcext:value-type="float">
            <text:p>2.907</text:p>
          </table:table-cell>
          <table:table-cell/>
          <table:table-cell table:style-name="ce1" table:formula="of:=[.I136]-[.E136]" office:value-type="float" office:value="0.000400000018998981" calcext:value-type="float">
            <text:p>0.000400</text:p>
          </table:table-cell>
          <table:table-cell table:style-name="ce1" table:formula="of:=[.J136]-[.F136]" office:value-type="float" office:value="0.000200000591576099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86.301" calcext:value-type="float">
            <text:p>511286.301</text:p>
          </table:table-cell>
          <table:table-cell office:value-type="float" office:value="6964989.687" calcext:value-type="float">
            <text:p>6964989.687</text:p>
          </table:table-cell>
          <table:table-cell office:value-type="float" office:value="3.155" calcext:value-type="float">
            <text:p>3.155</text:p>
          </table:table-cell>
          <table:table-cell/>
          <table:table-cell office:value-type="float" office:value="511081.786" calcext:value-type="float">
            <text:p>511081.786</text:p>
          </table:table-cell>
          <table:table-cell office:value-type="float" office:value="6962203.691" calcext:value-type="float">
            <text:p>6962203.691</text:p>
          </table:table-cell>
          <table:table-cell office:value-type="float" office:value="3.155" calcext:value-type="float">
            <text:p>3.155</text:p>
          </table:table-cell>
          <table:table-cell/>
          <table:table-cell office:value-type="float" office:value="511081.7865" calcext:value-type="float">
            <text:p>511081.7865</text:p>
          </table:table-cell>
          <table:table-cell office:value-type="float" office:value="6962203.6916" calcext:value-type="float">
            <text:p>6962203.6916</text:p>
          </table:table-cell>
          <table:table-cell office:value-type="float" office:value="3.155" calcext:value-type="float">
            <text:p>3.155</text:p>
          </table:table-cell>
          <table:table-cell/>
          <table:table-cell table:style-name="ce1" table:formula="of:=[.I137]-[.E137]" office:value-type="float" office:value="0.000499999965541065" calcext:value-type="float">
            <text:p>0.000500</text:p>
          </table:table-cell>
          <table:table-cell table:style-name="ce1" table:formula="of:=[.J137]-[.F137]" office:value-type="float" office:value="0.000599999912083149" calcext:value-type="float">
            <text:p>0.000600</text:p>
          </table:table-cell>
          <table:table-cell table:number-columns-repeated="4"/>
        </table:table-row>
        <table:table-row table:style-name="ro1">
          <table:table-cell office:value-type="float" office:value="511286.766" calcext:value-type="float">
            <text:p>511286.766</text:p>
          </table:table-cell>
          <table:table-cell office:value-type="float" office:value="6964990.237" calcext:value-type="float">
            <text:p>6964990.237</text:p>
          </table:table-cell>
          <table:table-cell office:value-type="float" office:value="2.143" calcext:value-type="float">
            <text:p>2.143</text:p>
          </table:table-cell>
          <table:table-cell/>
          <table:table-cell office:value-type="float" office:value="511082.251" calcext:value-type="float">
            <text:p>511082.251</text:p>
          </table:table-cell>
          <table:table-cell office:value-type="float" office:value="6962204.241" calcext:value-type="float">
            <text:p>6962204.241</text:p>
          </table:table-cell>
          <table:table-cell office:value-type="float" office:value="2.143" calcext:value-type="float">
            <text:p>2.143</text:p>
          </table:table-cell>
          <table:table-cell/>
          <table:table-cell office:value-type="float" office:value="511082.2513" calcext:value-type="float">
            <text:p>511082.2513</text:p>
          </table:table-cell>
          <table:table-cell office:value-type="float" office:value="6962204.2414" calcext:value-type="float">
            <text:p>6962204.2414</text:p>
          </table:table-cell>
          <table:table-cell office:value-type="float" office:value="2.143" calcext:value-type="float">
            <text:p>2.143</text:p>
          </table:table-cell>
          <table:table-cell/>
          <table:table-cell table:style-name="ce1" table:formula="of:=[.I138]-[.E138]" office:value-type="float" office:value="0.000300000014249235" calcext:value-type="float">
            <text:p>0.000300</text:p>
          </table:table-cell>
          <table:table-cell table:style-name="ce1" table:formula="of:=[.J138]-[.F138]" office:value-type="float" office:value="0.00039999932050705" calcext:value-type="float">
            <text:p>0.000400</text:p>
          </table:table-cell>
          <table:table-cell table:number-columns-repeated="4"/>
        </table:table-row>
        <table:table-row table:style-name="ro1">
          <table:table-cell office:value-type="float" office:value="511287.486" calcext:value-type="float">
            <text:p>511287.486</text:p>
          </table:table-cell>
          <table:table-cell office:value-type="float" office:value="6964990.365" calcext:value-type="float">
            <text:p>6964990.365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511082.971" calcext:value-type="float">
            <text:p>511082.971</text:p>
          </table:table-cell>
          <table:table-cell office:value-type="float" office:value="6962204.369" calcext:value-type="float">
            <text:p>6962204.369</text:p>
          </table:table-cell>
          <table:table-cell office:value-type="float" office:value="2.907" calcext:value-type="float">
            <text:p>2.907</text:p>
          </table:table-cell>
          <table:table-cell/>
          <table:table-cell office:value-type="float" office:value="511082.971" calcext:value-type="float">
            <text:p>511082.971</text:p>
          </table:table-cell>
          <table:table-cell office:value-type="float" office:value="6962204.3693" calcext:value-type="float">
            <text:p>6962204.3693</text:p>
          </table:table-cell>
          <table:table-cell office:value-type="float" office:value="2.907" calcext:value-type="float">
            <text:p>2.907</text:p>
          </table:table-cell>
          <table:table-cell/>
          <table:table-cell table:style-name="ce1" table:formula="of:=[.I139]-[.E139]" office:value-type="float" office:value="0" calcext:value-type="float">
            <text:p>0.000000</text:p>
          </table:table-cell>
          <table:table-cell table:style-name="ce1" table:formula="of:=[.J139]-[.F139]" office:value-type="float" office:value="0.000300000421702862" calcext:value-type="float">
            <text:p>0.000300</text:p>
          </table:table-cell>
          <table:table-cell table:number-columns-repeated="4"/>
        </table:table-row>
        <table:table-row table:style-name="ro1">
          <table:table-cell office:value-type="float" office:value="511287.684" calcext:value-type="float">
            <text:p>511287.684</text:p>
          </table:table-cell>
          <table:table-cell office:value-type="float" office:value="6964991.669" calcext:value-type="float">
            <text:p>6964991.669</text:p>
          </table:table-cell>
          <table:table-cell office:value-type="float" office:value="2.728" calcext:value-type="float">
            <text:p>2.728</text:p>
          </table:table-cell>
          <table:table-cell/>
          <table:table-cell office:value-type="float" office:value="511083.169" calcext:value-type="float">
            <text:p>511083.169</text:p>
          </table:table-cell>
          <table:table-cell office:value-type="float" office:value="6962205.673" calcext:value-type="float">
            <text:p>6962205.673</text:p>
          </table:table-cell>
          <table:table-cell office:value-type="float" office:value="2.728" calcext:value-type="float">
            <text:p>2.728</text:p>
          </table:table-cell>
          <table:table-cell/>
          <table:table-cell office:value-type="float" office:value="511083.1689" calcext:value-type="float">
            <text:p>511083.1689</text:p>
          </table:table-cell>
          <table:table-cell office:value-type="float" office:value="6962205.6728" calcext:value-type="float">
            <text:p>6962205.6728</text:p>
          </table:table-cell>
          <table:table-cell office:value-type="float" office:value="2.728" calcext:value-type="float">
            <text:p>2.728</text:p>
          </table:table-cell>
          <table:table-cell/>
          <table:table-cell table:style-name="ce1" table:formula="of:=[.I140]-[.E140]" office:value-type="float" office:value="-0.000100000004749745" calcext:value-type="float">
            <text:p>-0.000100</text:p>
          </table:table-cell>
          <table:table-cell table:style-name="ce1" table:formula="of:=[.J140]-[.F140]" office:value-type="float" office:value="-0.000200000591576099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6.974" calcext:value-type="float">
            <text:p>511286.974</text:p>
          </table:table-cell>
          <table:table-cell office:value-type="float" office:value="6964990.805" calcext:value-type="float">
            <text:p>6964990.805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511082.459" calcext:value-type="float">
            <text:p>511082.459</text:p>
          </table:table-cell>
          <table:table-cell office:value-type="float" office:value="6962204.809" calcext:value-type="float">
            <text:p>6962204.809</text:p>
          </table:table-cell>
          <table:table-cell office:value-type="float" office:value="3.79" calcext:value-type="float">
            <text:p>3.79</text:p>
          </table:table-cell>
          <table:table-cell/>
          <table:table-cell office:value-type="float" office:value="511082.4592" calcext:value-type="float">
            <text:p>511082.4592</text:p>
          </table:table-cell>
          <table:table-cell office:value-type="float" office:value="6962204.8091" calcext:value-type="float">
            <text:p>6962204.8091</text:p>
          </table:table-cell>
          <table:table-cell office:value-type="float" office:value="3.79" calcext:value-type="float">
            <text:p>3.79</text:p>
          </table:table-cell>
          <table:table-cell/>
          <table:table-cell table:style-name="ce1" table:formula="of:=[.I141]-[.E141]" office:value-type="float" office:value="0.00020000000949949" calcext:value-type="float">
            <text:p>0.000200</text:p>
          </table:table-cell>
          <table:table-cell table:style-name="ce1" table:formula="of:=[.J141]-[.F141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7.553" calcext:value-type="float">
            <text:p>511287.553</text:p>
          </table:table-cell>
          <table:table-cell office:value-type="float" office:value="6964990.803" calcext:value-type="float">
            <text:p>6964990.803</text:p>
          </table:table-cell>
          <table:table-cell office:value-type="float" office:value="3.539" calcext:value-type="float">
            <text:p>3.539</text:p>
          </table:table-cell>
          <table:table-cell/>
          <table:table-cell office:value-type="float" office:value="511083.038" calcext:value-type="float">
            <text:p>511083.038</text:p>
          </table:table-cell>
          <table:table-cell office:value-type="float" office:value="6962204.807" calcext:value-type="float">
            <text:p>6962204.807</text:p>
          </table:table-cell>
          <table:table-cell office:value-type="float" office:value="3.539" calcext:value-type="float">
            <text:p>3.539</text:p>
          </table:table-cell>
          <table:table-cell/>
          <table:table-cell office:value-type="float" office:value="511083.038" calcext:value-type="float">
            <text:p>511083.038</text:p>
          </table:table-cell>
          <table:table-cell office:value-type="float" office:value="6962204.8071" calcext:value-type="float">
            <text:p>6962204.8071</text:p>
          </table:table-cell>
          <table:table-cell office:value-type="float" office:value="3.539" calcext:value-type="float">
            <text:p>3.539</text:p>
          </table:table-cell>
          <table:table-cell/>
          <table:table-cell table:style-name="ce1" table:formula="of:=[.I142]-[.E142]" office:value-type="float" office:value="0" calcext:value-type="float">
            <text:p>0.000000</text:p>
          </table:table-cell>
          <table:table-cell table:style-name="ce1" table:formula="of:=[.J142]-[.F142]" office:value-type="float" office:value="0.0000999998301267624" calcext:value-type="float">
            <text:p>0.000100</text:p>
          </table:table-cell>
          <table:table-cell table:number-columns-repeated="4"/>
        </table:table-row>
        <table:table-row table:style-name="ro1">
          <table:table-cell office:value-type="float" office:value="511283.457" calcext:value-type="float">
            <text:p>511283.457</text:p>
          </table:table-cell>
          <table:table-cell office:value-type="float" office:value="6964986.12" calcext:value-type="float">
            <text:p>6964986.12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511078.944" calcext:value-type="float">
            <text:p>511078.944</text:p>
          </table:table-cell>
          <table:table-cell office:value-type="float" office:value="6962200.126" calcext:value-type="float">
            <text:p>6962200.126</text:p>
          </table:table-cell>
          <table:table-cell office:value-type="float" office:value="5.23" calcext:value-type="float">
            <text:p>5.23</text:p>
          </table:table-cell>
          <table:table-cell/>
          <table:table-cell office:value-type="float" office:value="511078.9436" calcext:value-type="float">
            <text:p>511078.9436</text:p>
          </table:table-cell>
          <table:table-cell office:value-type="float" office:value="6962200.126" calcext:value-type="float">
            <text:p>6962200.126</text:p>
          </table:table-cell>
          <table:table-cell office:value-type="float" office:value="5.23" calcext:value-type="float">
            <text:p>5.23</text:p>
          </table:table-cell>
          <table:table-cell/>
          <table:table-cell table:style-name="ce1" table:formula="of:=[.I143]-[.E143]" office:value-type="float" office:value="-0.000400000018998981" calcext:value-type="float">
            <text:p>-0.000400</text:p>
          </table:table-cell>
          <table:table-cell table:style-name="ce1" table:formula="of:=[.J143]-[.F143]" office:value-type="float" office:value="0" calcext:value-type="float">
            <text:p>0.000000</text:p>
          </table:table-cell>
          <table:table-cell table:number-columns-repeated="4"/>
        </table:table-row>
        <table:table-row table:style-name="ro1">
          <table:table-cell office:value-type="float" office:value="511287.064" calcext:value-type="float">
            <text:p>511287.064</text:p>
          </table:table-cell>
          <table:table-cell office:value-type="float" office:value="6964985.679" calcext:value-type="float">
            <text:p>6964985.679</text:p>
          </table:table-cell>
          <table:table-cell office:value-type="float" office:value="4.883" calcext:value-type="float">
            <text:p>4.883</text:p>
          </table:table-cell>
          <table:table-cell/>
          <table:table-cell office:value-type="float" office:value="511082.549" calcext:value-type="float">
            <text:p>511082.549</text:p>
          </table:table-cell>
          <table:table-cell office:value-type="float" office:value="6962199.685" calcext:value-type="float">
            <text:p>6962199.685</text:p>
          </table:table-cell>
          <table:table-cell office:value-type="float" office:value="4.883" calcext:value-type="float">
            <text:p>4.883</text:p>
          </table:table-cell>
          <table:table-cell/>
          <table:table-cell office:value-type="float" office:value="511082.5491" calcext:value-type="float">
            <text:p>511082.5491</text:p>
          </table:table-cell>
          <table:table-cell office:value-type="float" office:value="6962199.6852" calcext:value-type="float">
            <text:p>6962199.6852</text:p>
          </table:table-cell>
          <table:table-cell office:value-type="float" office:value="4.883" calcext:value-type="float">
            <text:p>4.883</text:p>
          </table:table-cell>
          <table:table-cell/>
          <table:table-cell table:style-name="ce1" table:formula="of:=[.I144]-[.E144]" office:value-type="float" office:value="0.000100000004749745" calcext:value-type="float">
            <text:p>0.000100</text:p>
          </table:table-cell>
          <table:table-cell table:style-name="ce1" table:formula="of:=[.J144]-[.F144]" office:value-type="float" office:value="0.000200000591576099" calcext:value-type="float">
            <text:p>0.000200</text:p>
          </table:table-cell>
          <table:table-cell table:number-columns-repeated="4"/>
        </table:table-row>
        <table:table-row table:style-name="ro1">
          <table:table-cell office:value-type="float" office:value="511285.417" calcext:value-type="float">
            <text:p>511285.417</text:p>
          </table:table-cell>
          <table:table-cell office:value-type="float" office:value="6964986.515" calcext:value-type="float">
            <text:p>6964986.515</text:p>
          </table:table-cell>
          <table:table-cell office:value-type="float" office:value="5.945" calcext:value-type="float">
            <text:p>5.945</text:p>
          </table:table-cell>
          <table:table-cell/>
          <table:table-cell office:value-type="float" office:value="511080.903" calcext:value-type="float">
            <text:p>511080.903</text:p>
          </table:table-cell>
          <table:table-cell office:value-type="float" office:value="6962200.521" calcext:value-type="float">
            <text:p>6962200.521</text:p>
          </table:table-cell>
          <table:table-cell office:value-type="float" office:value="5.945" calcext:value-type="float">
            <text:p>5.945</text:p>
          </table:table-cell>
          <table:table-cell/>
          <table:table-cell office:value-type="float" office:value="511080.9028" calcext:value-type="float">
            <text:p>511080.9028</text:p>
          </table:table-cell>
          <table:table-cell office:value-type="float" office:value="6962200.5208" calcext:value-type="float">
            <text:p>6962200.5208</text:p>
          </table:table-cell>
          <table:table-cell office:value-type="float" office:value="5.945" calcext:value-type="float">
            <text:p>5.945</text:p>
          </table:table-cell>
          <table:table-cell/>
          <table:table-cell table:style-name="ce1" table:formula="of:=[.I145]-[.E145]" office:value-type="float" office:value="-0.00020000000949949" calcext:value-type="float">
            <text:p>-0.000200</text:p>
          </table:table-cell>
          <table:table-cell table:style-name="ce1" table:formula="of:=[.J145]-[.F145]" office:value-type="float" office:value="-0.000199999660253525" calcext:value-type="float">
            <text:p>-0.000200</text:p>
          </table:table-cell>
          <table:table-cell table:number-columns-repeated="4"/>
        </table:table-row>
        <table:table-row table:style-name="ro1">
          <table:table-cell office:value-type="float" office:value="511286.47" calcext:value-type="float">
            <text:p>511286.47</text:p>
          </table:table-cell>
          <table:table-cell office:value-type="float" office:value="6964987.596" calcext:value-type="float">
            <text:p>6964987.596</text:p>
          </table:table-cell>
          <table:table-cell office:value-type="float" office:value="4.685" calcext:value-type="float">
            <text:p>4.685</text:p>
          </table:table-cell>
          <table:table-cell/>
          <table:table-cell office:value-type="float" office:value="511081.955" calcext:value-type="float">
            <text:p>511081.955</text:p>
          </table:table-cell>
          <table:table-cell office:value-type="float" office:value="6962201.601" calcext:value-type="float">
            <text:p>6962201.601</text:p>
          </table:table-cell>
          <table:table-cell office:value-type="float" office:value="4.685" calcext:value-type="float">
            <text:p>4.685</text:p>
          </table:table-cell>
          <table:table-cell/>
          <table:table-cell office:value-type="float" office:value="511081.9554" calcext:value-type="float">
            <text:p>511081.9554</text:p>
          </table:table-cell>
          <table:table-cell office:value-type="float" office:value="6962201.6014" calcext:value-type="float">
            <text:p>6962201.6014</text:p>
          </table:table-cell>
          <table:table-cell office:value-type="float" office:value="4.685" calcext:value-type="float">
            <text:p>4.685</text:p>
          </table:table-cell>
          <table:table-cell table:number-columns-repeated="7"/>
        </table:table-row>
        <table:table-row table:style-name="ro1">
          <table:table-cell office:value-type="float" office:value="511287.481" calcext:value-type="float">
            <text:p>511287.481</text:p>
          </table:table-cell>
          <table:table-cell office:value-type="float" office:value="6964987.883" calcext:value-type="float">
            <text:p>6964987.883</text:p>
          </table:table-cell>
          <table:table-cell office:value-type="float" office:value="5.327" calcext:value-type="float">
            <text:p>5.327</text:p>
          </table:table-cell>
          <table:table-cell/>
          <table:table-cell office:value-type="float" office:value="511082.966" calcext:value-type="float">
            <text:p>511082.966</text:p>
          </table:table-cell>
          <table:table-cell office:value-type="float" office:value="6962201.888" calcext:value-type="float">
            <text:p>6962201.888</text:p>
          </table:table-cell>
          <table:table-cell office:value-type="float" office:value="5.327" calcext:value-type="float">
            <text:p>5.327</text:p>
          </table:table-cell>
          <table:table-cell/>
          <table:table-cell office:value-type="float" office:value="511082.966" calcext:value-type="float">
            <text:p>511082.966</text:p>
          </table:table-cell>
          <table:table-cell office:value-type="float" office:value="6962201.8883" calcext:value-type="float">
            <text:p>6962201.8883</text:p>
          </table:table-cell>
          <table:table-cell office:value-type="float" office:value="5.327" calcext:value-type="float">
            <text:p>5.327</text:p>
          </table:table-cell>
          <table:table-cell table:number-columns-repeated="7"/>
        </table:table-row>
        <table:table-row table:style-name="ro1">
          <table:table-cell office:value-type="float" office:value="511287.589" calcext:value-type="float">
            <text:p>511287.589</text:p>
          </table:table-cell>
          <table:table-cell office:value-type="float" office:value="6964985.596" calcext:value-type="float">
            <text:p>6964985.596</text:p>
          </table:table-cell>
          <table:table-cell office:value-type="float" office:value="6.304" calcext:value-type="float">
            <text:p>6.304</text:p>
          </table:table-cell>
          <table:table-cell/>
          <table:table-cell office:value-type="float" office:value="511083.074" calcext:value-type="float">
            <text:p>511083.074</text:p>
          </table:table-cell>
          <table:table-cell office:value-type="float" office:value="6962199.602" calcext:value-type="float">
            <text:p>6962199.602</text:p>
          </table:table-cell>
          <table:table-cell office:value-type="float" office:value="6.304" calcext:value-type="float">
            <text:p>6.304</text:p>
          </table:table-cell>
          <table:table-cell/>
          <table:table-cell office:value-type="float" office:value="511083.0739" calcext:value-type="float">
            <text:p>511083.0739</text:p>
          </table:table-cell>
          <table:table-cell office:value-type="float" office:value="6962199.6022" calcext:value-type="float">
            <text:p>6962199.6022</text:p>
          </table:table-cell>
          <table:table-cell office:value-type="float" office:value="6.304" calcext:value-type="float">
            <text:p>6.304</text:p>
          </table:table-cell>
          <table:table-cell table:number-columns-repeated="7"/>
        </table:table-row>
        <table:table-row table:style-name="ro1">
          <table:table-cell office:value-type="float" office:value="511286.578" calcext:value-type="float">
            <text:p>511286.578</text:p>
          </table:table-cell>
          <table:table-cell office:value-type="float" office:value="6964986.058" calcext:value-type="float">
            <text:p>6964986.058</text:p>
          </table:table-cell>
          <table:table-cell office:value-type="float" office:value="6.518" calcext:value-type="float">
            <text:p>6.518</text:p>
          </table:table-cell>
          <table:table-cell/>
          <table:table-cell office:value-type="float" office:value="511082.063" calcext:value-type="float">
            <text:p>511082.063</text:p>
          </table:table-cell>
          <table:table-cell office:value-type="float" office:value="6962200.064" calcext:value-type="float">
            <text:p>6962200.064</text:p>
          </table:table-cell>
          <table:table-cell office:value-type="float" office:value="6.518" calcext:value-type="float">
            <text:p>6.518</text:p>
          </table:table-cell>
          <table:table-cell/>
          <table:table-cell office:value-type="float" office:value="511082.0633" calcext:value-type="float">
            <text:p>511082.0633</text:p>
          </table:table-cell>
          <table:table-cell office:value-type="float" office:value="6962200.064" calcext:value-type="float">
            <text:p>6962200.064</text:p>
          </table:table-cell>
          <table:table-cell office:value-type="float" office:value="6.518" calcext:value-type="float">
            <text:p>6.518</text:p>
          </table:table-cell>
          <table:table-cell table:number-columns-repeated="7"/>
        </table:table-row>
        <table:table-row table:style-name="ro1">
          <table:table-cell office:value-type="float" office:value="511286.697" calcext:value-type="float">
            <text:p>511286.697</text:p>
          </table:table-cell>
          <table:table-cell office:value-type="float" office:value="6964987.386" calcext:value-type="float">
            <text:p>6964987.386</text:p>
          </table:table-cell>
          <table:table-cell office:value-type="float" office:value="7.818" calcext:value-type="float">
            <text:p>7.818</text:p>
          </table:table-cell>
          <table:table-cell/>
          <table:table-cell office:value-type="float" office:value="511082.182" calcext:value-type="float">
            <text:p>511082.182</text:p>
          </table:table-cell>
          <table:table-cell office:value-type="float" office:value="6962201.391" calcext:value-type="float">
            <text:p>6962201.391</text:p>
          </table:table-cell>
          <table:table-cell office:value-type="float" office:value="7.818" calcext:value-type="float">
            <text:p>7.818</text:p>
          </table:table-cell>
          <table:table-cell/>
          <table:table-cell office:value-type="float" office:value="511082.1823" calcext:value-type="float">
            <text:p>511082.1823</text:p>
          </table:table-cell>
          <table:table-cell office:value-type="float" office:value="6962201.3915" calcext:value-type="float">
            <text:p>6962201.3915</text:p>
          </table:table-cell>
          <table:table-cell office:value-type="float" office:value="7.818" calcext:value-type="float">
            <text:p>7.818</text:p>
          </table:table-cell>
          <table:table-cell table:number-columns-repeated="7"/>
        </table:table-row>
        <table:table-row table:style-name="ro1">
          <table:table-cell office:value-type="float" office:value="511282.409" calcext:value-type="float">
            <text:p>511282.409</text:p>
          </table:table-cell>
          <table:table-cell office:value-type="float" office:value="6964991.373" calcext:value-type="float">
            <text:p>6964991.373</text:p>
          </table:table-cell>
          <table:table-cell office:value-type="float" office:value="4.691" calcext:value-type="float">
            <text:p>4.691</text:p>
          </table:table-cell>
          <table:table-cell/>
          <table:table-cell office:value-type="float" office:value="511077.896" calcext:value-type="float">
            <text:p>511077.896</text:p>
          </table:table-cell>
          <table:table-cell office:value-type="float" office:value="6962205.377" calcext:value-type="float">
            <text:p>6962205.377</text:p>
          </table:table-cell>
          <table:table-cell office:value-type="float" office:value="4.691" calcext:value-type="float">
            <text:p>4.691</text:p>
          </table:table-cell>
          <table:table-cell/>
          <table:table-cell office:value-type="float" office:value="511077.896" calcext:value-type="float">
            <text:p>511077.896</text:p>
          </table:table-cell>
          <table:table-cell office:value-type="float" office:value="6962205.3769" calcext:value-type="float">
            <text:p>6962205.3769</text:p>
          </table:table-cell>
          <table:table-cell office:value-type="float" office:value="4.691" calcext:value-type="float">
            <text:p>4.691</text:p>
          </table:table-cell>
          <table:table-cell table:number-columns-repeated="7"/>
        </table:table-row>
        <table:table-row table:style-name="ro1">
          <table:table-cell office:value-type="float" office:value="511287.063" calcext:value-type="float">
            <text:p>511287.063</text:p>
          </table:table-cell>
          <table:table-cell office:value-type="float" office:value="6964988.546" calcext:value-type="float">
            <text:p>6964988.546</text:p>
          </table:table-cell>
          <table:table-cell office:value-type="float" office:value="5.374" calcext:value-type="float">
            <text:p>5.374</text:p>
          </table:table-cell>
          <table:table-cell/>
          <table:table-cell office:value-type="float" office:value="511082.548" calcext:value-type="float">
            <text:p>511082.548</text:p>
          </table:table-cell>
          <table:table-cell office:value-type="float" office:value="6962202.551" calcext:value-type="float">
            <text:p>6962202.551</text:p>
          </table:table-cell>
          <table:table-cell office:value-type="float" office:value="5.374" calcext:value-type="float">
            <text:p>5.374</text:p>
          </table:table-cell>
          <table:table-cell/>
          <table:table-cell office:value-type="float" office:value="511082.5481" calcext:value-type="float">
            <text:p>511082.5481</text:p>
          </table:table-cell>
          <table:table-cell office:value-type="float" office:value="6962202.551" calcext:value-type="float">
            <text:p>6962202.551</text:p>
          </table:table-cell>
          <table:table-cell office:value-type="float" office:value="5.374" calcext:value-type="float">
            <text:p>5.374</text:p>
          </table:table-cell>
          <table:table-cell table:number-columns-repeated="7"/>
        </table:table-row>
        <table:table-row table:style-name="ro1">
          <table:table-cell office:value-type="float" office:value="511291.498" calcext:value-type="float">
            <text:p>511291.498</text:p>
          </table:table-cell>
          <table:table-cell office:value-type="float" office:value="6964985.385" calcext:value-type="float">
            <text:p>6964985.385</text:p>
          </table:table-cell>
          <table:table-cell office:value-type="float" office:value="1.664" calcext:value-type="float">
            <text:p>1.664</text:p>
          </table:table-cell>
          <table:table-cell/>
          <table:table-cell office:value-type="float" office:value="511086.981" calcext:value-type="float">
            <text:p>511086.981</text:p>
          </table:table-cell>
          <table:table-cell office:value-type="float" office:value="6962199.391" calcext:value-type="float">
            <text:p>6962199.391</text:p>
          </table:table-cell>
          <table:table-cell office:value-type="float" office:value="1.664" calcext:value-type="float">
            <text:p>1.664</text:p>
          </table:table-cell>
          <table:table-cell/>
          <table:table-cell office:value-type="float" office:value="511086.9814" calcext:value-type="float">
            <text:p>511086.9814</text:p>
          </table:table-cell>
          <table:table-cell office:value-type="float" office:value="6962199.3913" calcext:value-type="float">
            <text:p>6962199.3913</text:p>
          </table:table-cell>
          <table:table-cell office:value-type="float" office:value="1.664" calcext:value-type="float">
            <text:p>1.664</text:p>
          </table:table-cell>
          <table:table-cell table:number-columns-repeated="7"/>
        </table:table-row>
        <table:table-row table:style-name="ro1">
          <table:table-cell office:value-type="float" office:value="511289.347" calcext:value-type="float">
            <text:p>511289.347</text:p>
          </table:table-cell>
          <table:table-cell office:value-type="float" office:value="6964987.167" calcext:value-type="float">
            <text:p>6964987.167</text:p>
          </table:table-cell>
          <table:table-cell office:value-type="float" office:value="1.582" calcext:value-type="float">
            <text:p>1.582</text:p>
          </table:table-cell>
          <table:table-cell/>
          <table:table-cell office:value-type="float" office:value="511084.831" calcext:value-type="float">
            <text:p>511084.831</text:p>
          </table:table-cell>
          <table:table-cell office:value-type="float" office:value="6962201.172" calcext:value-type="float">
            <text:p>6962201.172</text:p>
          </table:table-cell>
          <table:table-cell office:value-type="float" office:value="1.582" calcext:value-type="float">
            <text:p>1.582</text:p>
          </table:table-cell>
          <table:table-cell/>
          <table:table-cell office:value-type="float" office:value="511084.8312" calcext:value-type="float">
            <text:p>511084.8312</text:p>
          </table:table-cell>
          <table:table-cell office:value-type="float" office:value="6962201.1726" calcext:value-type="float">
            <text:p>6962201.1726</text:p>
          </table:table-cell>
          <table:table-cell office:value-type="float" office:value="1.582" calcext:value-type="float">
            <text:p>1.582</text:p>
          </table:table-cell>
          <table:table-cell table:number-columns-repeated="7"/>
        </table:table-row>
        <table:table-row table:style-name="ro1">
          <table:table-cell office:value-type="float" office:value="511291.921" calcext:value-type="float">
            <text:p>511291.921</text:p>
          </table:table-cell>
          <table:table-cell office:value-type="float" office:value="6964986.587" calcext:value-type="float">
            <text:p>6964986.587</text:p>
          </table:table-cell>
          <table:table-cell office:value-type="float" office:value="1.574" calcext:value-type="float">
            <text:p>1.574</text:p>
          </table:table-cell>
          <table:table-cell/>
          <table:table-cell office:value-type="float" office:value="511087.404" calcext:value-type="float">
            <text:p>511087.404</text:p>
          </table:table-cell>
          <table:table-cell office:value-type="float" office:value="6962200.593" calcext:value-type="float">
            <text:p>6962200.593</text:p>
          </table:table-cell>
          <table:table-cell office:value-type="float" office:value="1.574" calcext:value-type="float">
            <text:p>1.574</text:p>
          </table:table-cell>
          <table:table-cell/>
          <table:table-cell office:value-type="float" office:value="511087.4042" calcext:value-type="float">
            <text:p>511087.4042</text:p>
          </table:table-cell>
          <table:table-cell office:value-type="float" office:value="6962200.5928" calcext:value-type="float">
            <text:p>6962200.5928</text:p>
          </table:table-cell>
          <table:table-cell office:value-type="float" office:value="1.574" calcext:value-type="float">
            <text:p>1.574</text:p>
          </table:table-cell>
          <table:table-cell table:number-columns-repeated="7"/>
        </table:table-row>
        <table:table-row table:style-name="ro1">
          <table:table-cell office:value-type="float" office:value="511289.929" calcext:value-type="float">
            <text:p>511289.929</text:p>
          </table:table-cell>
          <table:table-cell office:value-type="float" office:value="6964984.116" calcext:value-type="float">
            <text:p>6964984.116</text:p>
          </table:table-cell>
          <table:table-cell office:value-type="float" office:value="2.862" calcext:value-type="float">
            <text:p>2.862</text:p>
          </table:table-cell>
          <table:table-cell/>
          <table:table-cell office:value-type="float" office:value="511085.413" calcext:value-type="float">
            <text:p>511085.413</text:p>
          </table:table-cell>
          <table:table-cell office:value-type="float" office:value="6962198.123" calcext:value-type="float">
            <text:p>6962198.123</text:p>
          </table:table-cell>
          <table:table-cell office:value-type="float" office:value="2.862" calcext:value-type="float">
            <text:p>2.862</text:p>
          </table:table-cell>
          <table:table-cell/>
          <table:table-cell office:value-type="float" office:value="511085.413" calcext:value-type="float">
            <text:p>511085.413</text:p>
          </table:table-cell>
          <table:table-cell office:value-type="float" office:value="6962198.1228" calcext:value-type="float">
            <text:p>6962198.1228</text:p>
          </table:table-cell>
          <table:table-cell office:value-type="float" office:value="2.862" calcext:value-type="float">
            <text:p>2.862</text:p>
          </table:table-cell>
          <table:table-cell table:number-columns-repeated="7"/>
        </table:table-row>
        <table:table-row table:style-name="ro1">
          <table:table-cell office:value-type="float" office:value="511290.55" calcext:value-type="float">
            <text:p>511290.55</text:p>
          </table:table-cell>
          <table:table-cell office:value-type="float" office:value="6964984.233" calcext:value-type="float">
            <text:p>6964984.233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511086.034" calcext:value-type="float">
            <text:p>511086.034</text:p>
          </table:table-cell>
          <table:table-cell office:value-type="float" office:value="6962198.239" calcext:value-type="float">
            <text:p>6962198.239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float" office:value="511086.0338" calcext:value-type="float">
            <text:p>511086.0338</text:p>
          </table:table-cell>
          <table:table-cell office:value-type="float" office:value="6962198.2397" calcext:value-type="float">
            <text:p>6962198.2397</text:p>
          </table:table-cell>
          <table:table-cell office:value-type="float" office:value="2.98" calcext:value-type="float">
            <text:p>2.98</text:p>
          </table:table-cell>
          <table:table-cell table:number-columns-repeated="7"/>
        </table:table-row>
        <table:table-row table:style-name="ro1">
          <table:table-cell office:value-type="float" office:value="511291.753" calcext:value-type="float">
            <text:p>511291.753</text:p>
          </table:table-cell>
          <table:table-cell office:value-type="float" office:value="6964984.705" calcext:value-type="float">
            <text:p>6964984.705</text:p>
          </table:table-cell>
          <table:table-cell office:value-type="float" office:value="3.614" calcext:value-type="float">
            <text:p>3.614</text:p>
          </table:table-cell>
          <table:table-cell/>
          <table:table-cell office:value-type="float" office:value="511087.236" calcext:value-type="float">
            <text:p>511087.236</text:p>
          </table:table-cell>
          <table:table-cell office:value-type="float" office:value="6962198.711" calcext:value-type="float">
            <text:p>6962198.711</text:p>
          </table:table-cell>
          <table:table-cell office:value-type="float" office:value="3.614" calcext:value-type="float">
            <text:p>3.614</text:p>
          </table:table-cell>
          <table:table-cell/>
          <table:table-cell office:value-type="float" office:value="511087.2363" calcext:value-type="float">
            <text:p>511087.2363</text:p>
          </table:table-cell>
          <table:table-cell office:value-type="float" office:value="6962198.7115" calcext:value-type="float">
            <text:p>6962198.7115</text:p>
          </table:table-cell>
          <table:table-cell office:value-type="float" office:value="3.614" calcext:value-type="float">
            <text:p>3.614</text:p>
          </table:table-cell>
          <table:table-cell table:number-columns-repeated="7"/>
        </table:table-row>
        <table:table-row table:style-name="ro1">
          <table:table-cell office:value-type="float" office:value="511288.904" calcext:value-type="float">
            <text:p>511288.904</text:p>
          </table:table-cell>
          <table:table-cell office:value-type="float" office:value="6964987.578" calcext:value-type="float">
            <text:p>6964987.578</text:p>
          </table:table-cell>
          <table:table-cell office:value-type="float" office:value="2.029" calcext:value-type="float">
            <text:p>2.029</text:p>
          </table:table-cell>
          <table:table-cell/>
          <table:table-cell office:value-type="float" office:value="511084.388" calcext:value-type="float">
            <text:p>511084.388</text:p>
          </table:table-cell>
          <table:table-cell office:value-type="float" office:value="6962201.583" calcext:value-type="float">
            <text:p>6962201.583</text:p>
          </table:table-cell>
          <table:table-cell office:value-type="float" office:value="2.029" calcext:value-type="float">
            <text:p>2.029</text:p>
          </table:table-cell>
          <table:table-cell/>
          <table:table-cell office:value-type="float" office:value="511084.3884" calcext:value-type="float">
            <text:p>511084.3884</text:p>
          </table:table-cell>
          <table:table-cell office:value-type="float" office:value="6962201.5834" calcext:value-type="float">
            <text:p>6962201.5834</text:p>
          </table:table-cell>
          <table:table-cell office:value-type="float" office:value="2.029" calcext:value-type="float">
            <text:p>2.029</text:p>
          </table:table-cell>
          <table:table-cell table:number-columns-repeated="7"/>
        </table:table-row>
        <table:table-row table:style-name="ro1">
          <table:table-cell office:value-type="float" office:value="511289.648" calcext:value-type="float">
            <text:p>511289.648</text:p>
          </table:table-cell>
          <table:table-cell office:value-type="float" office:value="6964987.113" calcext:value-type="float">
            <text:p>6964987.113</text:p>
          </table:table-cell>
          <table:table-cell office:value-type="float" office:value="3.469" calcext:value-type="float">
            <text:p>3.469</text:p>
          </table:table-cell>
          <table:table-cell/>
          <table:table-cell office:value-type="float" office:value="511085.132" calcext:value-type="float">
            <text:p>511085.132</text:p>
          </table:table-cell>
          <table:table-cell office:value-type="float" office:value="6962201.118" calcext:value-type="float">
            <text:p>6962201.118</text:p>
          </table:table-cell>
          <table:table-cell office:value-type="float" office:value="3.469" calcext:value-type="float">
            <text:p>3.469</text:p>
          </table:table-cell>
          <table:table-cell/>
          <table:table-cell office:value-type="float" office:value="511085.1321" calcext:value-type="float">
            <text:p>511085.1321</text:p>
          </table:table-cell>
          <table:table-cell office:value-type="float" office:value="6962201.1186" calcext:value-type="float">
            <text:p>6962201.1186</text:p>
          </table:table-cell>
          <table:table-cell office:value-type="float" office:value="3.469" calcext:value-type="float">
            <text:p>3.469</text:p>
          </table:table-cell>
          <table:table-cell table:number-columns-repeated="7"/>
        </table:table-row>
        <table:table-row table:style-name="ro1">
          <table:table-cell office:value-type="float" office:value="511295.319" calcext:value-type="float">
            <text:p>511295.319</text:p>
          </table:table-cell>
          <table:table-cell office:value-type="float" office:value="6964984.56" calcext:value-type="float">
            <text:p>6964984.56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511090.801" calcext:value-type="float">
            <text:p>511090.801</text:p>
          </table:table-cell>
          <table:table-cell office:value-type="float" office:value="6962198.566" calcext:value-type="float">
            <text:p>6962198.566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511090.8009" calcext:value-type="float">
            <text:p>511090.8009</text:p>
          </table:table-cell>
          <table:table-cell office:value-type="float" office:value="6962198.5666" calcext:value-type="float">
            <text:p>6962198.5666</text:p>
          </table:table-cell>
          <table:table-cell office:value-type="float" office:value="1.843" calcext:value-type="float">
            <text:p>1.843</text:p>
          </table:table-cell>
          <table:table-cell table:number-columns-repeated="7"/>
        </table:table-row>
        <table:table-row table:style-name="ro1">
          <table:table-cell office:value-type="float" office:value="511293.053" calcext:value-type="float">
            <text:p>511293.053</text:p>
          </table:table-cell>
          <table:table-cell office:value-type="float" office:value="6964986.953" calcext:value-type="float">
            <text:p>6964986.953</text:p>
          </table:table-cell>
          <table:table-cell office:value-type="float" office:value="1.711" calcext:value-type="float">
            <text:p>1.711</text:p>
          </table:table-cell>
          <table:table-cell/>
          <table:table-cell office:value-type="float" office:value="511088.536" calcext:value-type="float">
            <text:p>511088.536</text:p>
          </table:table-cell>
          <table:table-cell office:value-type="float" office:value="6962200.958" calcext:value-type="float">
            <text:p>6962200.958</text:p>
          </table:table-cell>
          <table:table-cell office:value-type="float" office:value="1.711" calcext:value-type="float">
            <text:p>1.711</text:p>
          </table:table-cell>
          <table:table-cell/>
          <table:table-cell office:value-type="float" office:value="511088.5358" calcext:value-type="float">
            <text:p>511088.5358</text:p>
          </table:table-cell>
          <table:table-cell office:value-type="float" office:value="6962200.9587" calcext:value-type="float">
            <text:p>6962200.9587</text:p>
          </table:table-cell>
          <table:table-cell office:value-type="float" office:value="1.711" calcext:value-type="float">
            <text:p>1.711</text:p>
          </table:table-cell>
          <table:table-cell table:number-columns-repeated="7"/>
        </table:table-row>
        <table:table-row table:style-name="ro1">
          <table:table-cell office:value-type="float" office:value="511294.808" calcext:value-type="float">
            <text:p>511294.808</text:p>
          </table:table-cell>
          <table:table-cell office:value-type="float" office:value="6964986.004" calcext:value-type="float">
            <text:p>6964986.004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0.29" calcext:value-type="float">
            <text:p>511090.29</text:p>
          </table:table-cell>
          <table:table-cell office:value-type="float" office:value="6962200.01" calcext:value-type="float">
            <text:p>6962200.01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0.2901" calcext:value-type="float">
            <text:p>511090.2901</text:p>
          </table:table-cell>
          <table:table-cell office:value-type="float" office:value="6962200.01" calcext:value-type="float">
            <text:p>6962200.01</text:p>
          </table:table-cell>
          <table:table-cell office:value-type="float" office:value="1.742" calcext:value-type="float">
            <text:p>1.742</text:p>
          </table:table-cell>
          <table:table-cell table:number-columns-repeated="7"/>
        </table:table-row>
        <table:table-row table:style-name="ro1">
          <table:table-cell office:value-type="float" office:value="511295.149" calcext:value-type="float">
            <text:p>511295.149</text:p>
          </table:table-cell>
          <table:table-cell office:value-type="float" office:value="6964987.817" calcext:value-type="float">
            <text:p>6964987.817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511090.631" calcext:value-type="float">
            <text:p>511090.631</text:p>
          </table:table-cell>
          <table:table-cell office:value-type="float" office:value="6962201.822" calcext:value-type="float">
            <text:p>6962201.822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511090.6309" calcext:value-type="float">
            <text:p>511090.6309</text:p>
          </table:table-cell>
          <table:table-cell office:value-type="float" office:value="6962201.8223" calcext:value-type="float">
            <text:p>6962201.8223</text:p>
          </table:table-cell>
          <table:table-cell office:value-type="float" office:value="1.519" calcext:value-type="float">
            <text:p>1.519</text:p>
          </table:table-cell>
          <table:table-cell table:number-columns-repeated="7"/>
        </table:table-row>
        <table:table-row table:style-name="ro1">
          <table:table-cell office:value-type="float" office:value="511293.844" calcext:value-type="float">
            <text:p>511293.844</text:p>
          </table:table-cell>
          <table:table-cell office:value-type="float" office:value="6964987.565" calcext:value-type="float">
            <text:p>6964987.565</text:p>
          </table:table-cell>
          <table:table-cell office:value-type="float" office:value="2.202" calcext:value-type="float">
            <text:p>2.202</text:p>
          </table:table-cell>
          <table:table-cell/>
          <table:table-cell office:value-type="float" office:value="511089.326" calcext:value-type="float">
            <text:p>511089.326</text:p>
          </table:table-cell>
          <table:table-cell office:value-type="float" office:value="6962201.57" calcext:value-type="float">
            <text:p>6962201.57</text:p>
          </table:table-cell>
          <table:table-cell office:value-type="float" office:value="2.202" calcext:value-type="float">
            <text:p>2.202</text:p>
          </table:table-cell>
          <table:table-cell/>
          <table:table-cell office:value-type="float" office:value="511089.3265" calcext:value-type="float">
            <text:p>511089.3265</text:p>
          </table:table-cell>
          <table:table-cell office:value-type="float" office:value="6962201.5704" calcext:value-type="float">
            <text:p>6962201.5704</text:p>
          </table:table-cell>
          <table:table-cell office:value-type="float" office:value="2.202" calcext:value-type="float">
            <text:p>2.202</text:p>
          </table:table-cell>
          <table:table-cell table:number-columns-repeated="7"/>
        </table:table-row>
        <table:table-row table:style-name="ro1">
          <table:table-cell office:value-type="float" office:value="511294.612" calcext:value-type="float">
            <text:p>511294.612</text:p>
          </table:table-cell>
          <table:table-cell office:value-type="float" office:value="6964987.876" calcext:value-type="float">
            <text:p>6964987.876</text:p>
          </table:table-cell>
          <table:table-cell office:value-type="float" office:value="2.824" calcext:value-type="float">
            <text:p>2.824</text:p>
          </table:table-cell>
          <table:table-cell/>
          <table:table-cell office:value-type="float" office:value="511090.094" calcext:value-type="float">
            <text:p>511090.094</text:p>
          </table:table-cell>
          <table:table-cell office:value-type="float" office:value="6962201.881" calcext:value-type="float">
            <text:p>6962201.881</text:p>
          </table:table-cell>
          <table:table-cell office:value-type="float" office:value="2.824" calcext:value-type="float">
            <text:p>2.824</text:p>
          </table:table-cell>
          <table:table-cell/>
          <table:table-cell office:value-type="float" office:value="511090.0941" calcext:value-type="float">
            <text:p>511090.0941</text:p>
          </table:table-cell>
          <table:table-cell office:value-type="float" office:value="6962201.8813" calcext:value-type="float">
            <text:p>6962201.8813</text:p>
          </table:table-cell>
          <table:table-cell office:value-type="float" office:value="2.824" calcext:value-type="float">
            <text:p>2.824</text:p>
          </table:table-cell>
          <table:table-cell table:number-columns-repeated="7"/>
        </table:table-row>
        <table:table-row table:style-name="ro1">
          <table:table-cell office:value-type="float" office:value="511288.624" calcext:value-type="float">
            <text:p>511288.624</text:p>
          </table:table-cell>
          <table:table-cell office:value-type="float" office:value="6964988.258" calcext:value-type="float">
            <text:p>6964988.258</text:p>
          </table:table-cell>
          <table:table-cell office:value-type="float" office:value="1.592" calcext:value-type="float">
            <text:p>1.592</text:p>
          </table:table-cell>
          <table:table-cell/>
          <table:table-cell office:value-type="float" office:value="511084.108" calcext:value-type="float">
            <text:p>511084.108</text:p>
          </table:table-cell>
          <table:table-cell office:value-type="float" office:value="6962202.263" calcext:value-type="float">
            <text:p>6962202.263</text:p>
          </table:table-cell>
          <table:table-cell office:value-type="float" office:value="1.592" calcext:value-type="float">
            <text:p>1.592</text:p>
          </table:table-cell>
          <table:table-cell/>
          <table:table-cell office:value-type="float" office:value="511084.1085" calcext:value-type="float">
            <text:p>511084.1085</text:p>
          </table:table-cell>
          <table:table-cell office:value-type="float" office:value="6962202.2631" calcext:value-type="float">
            <text:p>6962202.2631</text:p>
          </table:table-cell>
          <table:table-cell office:value-type="float" office:value="1.592" calcext:value-type="float">
            <text:p>1.592</text:p>
          </table:table-cell>
          <table:table-cell table:number-columns-repeated="7"/>
        </table:table-row>
        <table:table-row table:style-name="ro1">
          <table:table-cell office:value-type="float" office:value="511289.143" calcext:value-type="float">
            <text:p>511289.143</text:p>
          </table:table-cell>
          <table:table-cell office:value-type="float" office:value="6964988.658" calcext:value-type="float">
            <text:p>6964988.658</text:p>
          </table:table-cell>
          <table:table-cell office:value-type="float" office:value="1.593" calcext:value-type="float">
            <text:p>1.593</text:p>
          </table:table-cell>
          <table:table-cell/>
          <table:table-cell office:value-type="float" office:value="511084.627" calcext:value-type="float">
            <text:p>511084.627</text:p>
          </table:table-cell>
          <table:table-cell office:value-type="float" office:value="6962202.663" calcext:value-type="float">
            <text:p>6962202.663</text:p>
          </table:table-cell>
          <table:table-cell office:value-type="float" office:value="1.593" calcext:value-type="float">
            <text:p>1.593</text:p>
          </table:table-cell>
          <table:table-cell/>
          <table:table-cell office:value-type="float" office:value="511084.6273" calcext:value-type="float">
            <text:p>511084.6273</text:p>
          </table:table-cell>
          <table:table-cell office:value-type="float" office:value="6962202.663" calcext:value-type="float">
            <text:p>6962202.663</text:p>
          </table:table-cell>
          <table:table-cell office:value-type="float" office:value="1.593" calcext:value-type="float">
            <text:p>1.593</text:p>
          </table:table-cell>
          <table:table-cell table:number-columns-repeated="7"/>
        </table:table-row>
        <table:table-row table:style-name="ro1">
          <table:table-cell office:value-type="float" office:value="511289.213" calcext:value-type="float">
            <text:p>511289.213</text:p>
          </table:table-cell>
          <table:table-cell office:value-type="float" office:value="6964989.611" calcext:value-type="float">
            <text:p>6964989.611</text:p>
          </table:table-cell>
          <table:table-cell office:value-type="float" office:value="1.476" calcext:value-type="float">
            <text:p>1.476</text:p>
          </table:table-cell>
          <table:table-cell/>
          <table:table-cell office:value-type="float" office:value="511084.697" calcext:value-type="float">
            <text:p>511084.697</text:p>
          </table:table-cell>
          <table:table-cell office:value-type="float" office:value="6962203.615" calcext:value-type="float">
            <text:p>6962203.615</text:p>
          </table:table-cell>
          <table:table-cell office:value-type="float" office:value="1.476" calcext:value-type="float">
            <text:p>1.476</text:p>
          </table:table-cell>
          <table:table-cell/>
          <table:table-cell office:value-type="float" office:value="511084.6973" calcext:value-type="float">
            <text:p>511084.6973</text:p>
          </table:table-cell>
          <table:table-cell office:value-type="float" office:value="6962203.6156" calcext:value-type="float">
            <text:p>6962203.6156</text:p>
          </table:table-cell>
          <table:table-cell office:value-type="float" office:value="1.476" calcext:value-type="float">
            <text:p>1.476</text:p>
          </table:table-cell>
          <table:table-cell table:number-columns-repeated="7"/>
        </table:table-row>
        <table:table-row table:style-name="ro1">
          <table:table-cell office:value-type="float" office:value="511289.372" calcext:value-type="float">
            <text:p>511289.372</text:p>
          </table:table-cell>
          <table:table-cell office:value-type="float" office:value="6964989.633" calcext:value-type="float">
            <text:p>6964989.633</text:p>
          </table:table-cell>
          <table:table-cell office:value-type="float" office:value="1.503" calcext:value-type="float">
            <text:p>1.503</text:p>
          </table:table-cell>
          <table:table-cell/>
          <table:table-cell office:value-type="float" office:value="511084.856" calcext:value-type="float">
            <text:p>511084.856</text:p>
          </table:table-cell>
          <table:table-cell office:value-type="float" office:value="6962203.637" calcext:value-type="float">
            <text:p>6962203.637</text:p>
          </table:table-cell>
          <table:table-cell office:value-type="float" office:value="1.503" calcext:value-type="float">
            <text:p>1.503</text:p>
          </table:table-cell>
          <table:table-cell/>
          <table:table-cell office:value-type="float" office:value="511084.8562" calcext:value-type="float">
            <text:p>511084.8562</text:p>
          </table:table-cell>
          <table:table-cell office:value-type="float" office:value="6962203.6376" calcext:value-type="float">
            <text:p>6962203.6376</text:p>
          </table:table-cell>
          <table:table-cell office:value-type="float" office:value="1.503" calcext:value-type="float">
            <text:p>1.503</text:p>
          </table:table-cell>
          <table:table-cell table:number-columns-repeated="7"/>
        </table:table-row>
        <table:table-row table:style-name="ro1">
          <table:table-cell office:value-type="float" office:value="511291.53" calcext:value-type="float">
            <text:p>511291.53</text:p>
          </table:table-cell>
          <table:table-cell office:value-type="float" office:value="6964988.679" calcext:value-type="float">
            <text:p>6964988.679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float" office:value="511087.013" calcext:value-type="float">
            <text:p>511087.013</text:p>
          </table:table-cell>
          <table:table-cell office:value-type="float" office:value="6962202.684" calcext:value-type="float">
            <text:p>6962202.684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float" office:value="511087.0134" calcext:value-type="float">
            <text:p>511087.0134</text:p>
          </table:table-cell>
          <table:table-cell office:value-type="float" office:value="6962202.684" calcext:value-type="float">
            <text:p>6962202.684</text:p>
          </table:table-cell>
          <table:table-cell office:value-type="float" office:value="1.439" calcext:value-type="float">
            <text:p>1.439</text:p>
          </table:table-cell>
          <table:table-cell table:number-columns-repeated="7"/>
        </table:table-row>
        <table:table-row table:style-name="ro1">
          <table:table-cell office:value-type="float" office:value="511290.327" calcext:value-type="float">
            <text:p>511290.327</text:p>
          </table:table-cell>
          <table:table-cell office:value-type="float" office:value="6964989.93" calcext:value-type="float">
            <text:p>6964989.93</text:p>
          </table:table-cell>
          <table:table-cell office:value-type="float" office:value="1.541" calcext:value-type="float">
            <text:p>1.541</text:p>
          </table:table-cell>
          <table:table-cell/>
          <table:table-cell office:value-type="float" office:value="511085.811" calcext:value-type="float">
            <text:p>511085.811</text:p>
          </table:table-cell>
          <table:table-cell office:value-type="float" office:value="6962203.934" calcext:value-type="float">
            <text:p>6962203.934</text:p>
          </table:table-cell>
          <table:table-cell office:value-type="float" office:value="1.541" calcext:value-type="float">
            <text:p>1.541</text:p>
          </table:table-cell>
          <table:table-cell/>
          <table:table-cell office:value-type="float" office:value="511085.8109" calcext:value-type="float">
            <text:p>511085.8109</text:p>
          </table:table-cell>
          <table:table-cell office:value-type="float" office:value="6962203.9345" calcext:value-type="float">
            <text:p>6962203.9345</text:p>
          </table:table-cell>
          <table:table-cell office:value-type="float" office:value="1.541" calcext:value-type="float">
            <text:p>1.541</text:p>
          </table:table-cell>
          <table:table-cell table:number-columns-repeated="7"/>
        </table:table-row>
        <table:table-row table:style-name="ro1">
          <table:table-cell office:value-type="float" office:value="511291.923" calcext:value-type="float">
            <text:p>511291.923</text:p>
          </table:table-cell>
          <table:table-cell office:value-type="float" office:value="6964989.965" calcext:value-type="float">
            <text:p>6964989.965</text:p>
          </table:table-cell>
          <table:table-cell office:value-type="float" office:value="1.391" calcext:value-type="float">
            <text:p>1.391</text:p>
          </table:table-cell>
          <table:table-cell/>
          <table:table-cell office:value-type="float" office:value="511087.406" calcext:value-type="float">
            <text:p>511087.406</text:p>
          </table:table-cell>
          <table:table-cell office:value-type="float" office:value="6962203.969" calcext:value-type="float">
            <text:p>6962203.969</text:p>
          </table:table-cell>
          <table:table-cell office:value-type="float" office:value="1.391" calcext:value-type="float">
            <text:p>1.391</text:p>
          </table:table-cell>
          <table:table-cell/>
          <table:table-cell office:value-type="float" office:value="511087.4062" calcext:value-type="float">
            <text:p>511087.4062</text:p>
          </table:table-cell>
          <table:table-cell office:value-type="float" office:value="6962203.9695" calcext:value-type="float">
            <text:p>6962203.9695</text:p>
          </table:table-cell>
          <table:table-cell office:value-type="float" office:value="1.391" calcext:value-type="float">
            <text:p>1.391</text:p>
          </table:table-cell>
          <table:table-cell table:number-columns-repeated="7"/>
        </table:table-row>
        <table:table-row table:style-name="ro1">
          <table:table-cell office:value-type="float" office:value="511288.549" calcext:value-type="float">
            <text:p>511288.549</text:p>
          </table:table-cell>
          <table:table-cell office:value-type="float" office:value="6964990.863" calcext:value-type="float">
            <text:p>6964990.863</text:p>
          </table:table-cell>
          <table:table-cell office:value-type="float" office:value="1.413" calcext:value-type="float">
            <text:p>1.413</text:p>
          </table:table-cell>
          <table:table-cell/>
          <table:table-cell office:value-type="float" office:value="511084.034" calcext:value-type="float">
            <text:p>511084.034</text:p>
          </table:table-cell>
          <table:table-cell office:value-type="float" office:value="6962204.867" calcext:value-type="float">
            <text:p>6962204.867</text:p>
          </table:table-cell>
          <table:table-cell office:value-type="float" office:value="1.413" calcext:value-type="float">
            <text:p>1.413</text:p>
          </table:table-cell>
          <table:table-cell/>
          <table:table-cell office:value-type="float" office:value="511084.0336" calcext:value-type="float">
            <text:p>511084.0336</text:p>
          </table:table-cell>
          <table:table-cell office:value-type="float" office:value="6962204.8671" calcext:value-type="float">
            <text:p>6962204.8671</text:p>
          </table:table-cell>
          <table:table-cell office:value-type="float" office:value="1.413" calcext:value-type="float">
            <text:p>1.413</text:p>
          </table:table-cell>
          <table:table-cell table:number-columns-repeated="7"/>
        </table:table-row>
        <table:table-row table:style-name="ro1">
          <table:table-cell office:value-type="float" office:value="511289.616" calcext:value-type="float">
            <text:p>511289.616</text:p>
          </table:table-cell>
          <table:table-cell office:value-type="float" office:value="6964990.312" calcext:value-type="float">
            <text:p>6964990.312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511085.1" calcext:value-type="float">
            <text:p>511085.1</text:p>
          </table:table-cell>
          <table:table-cell office:value-type="float" office:value="6962204.316" calcext:value-type="float">
            <text:p>6962204.316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511085.1001" calcext:value-type="float">
            <text:p>511085.1001</text:p>
          </table:table-cell>
          <table:table-cell office:value-type="float" office:value="6962204.3163" calcext:value-type="float">
            <text:p>6962204.3163</text:p>
          </table:table-cell>
          <table:table-cell office:value-type="float" office:value="1.385" calcext:value-type="float">
            <text:p>1.385</text:p>
          </table:table-cell>
          <table:table-cell table:number-columns-repeated="7"/>
        </table:table-row>
        <table:table-row table:style-name="ro1">
          <table:table-cell office:value-type="float" office:value="511289.613" calcext:value-type="float">
            <text:p>511289.613</text:p>
          </table:table-cell>
          <table:table-cell office:value-type="float" office:value="6964990.821" calcext:value-type="float">
            <text:p>6964990.821</text:p>
          </table:table-cell>
          <table:table-cell office:value-type="float" office:value="1.386" calcext:value-type="float">
            <text:p>1.386</text:p>
          </table:table-cell>
          <table:table-cell/>
          <table:table-cell office:value-type="float" office:value="511085.097" calcext:value-type="float">
            <text:p>511085.097</text:p>
          </table:table-cell>
          <table:table-cell office:value-type="float" office:value="6962204.825" calcext:value-type="float">
            <text:p>6962204.825</text:p>
          </table:table-cell>
          <table:table-cell office:value-type="float" office:value="1.386" calcext:value-type="float">
            <text:p>1.386</text:p>
          </table:table-cell>
          <table:table-cell/>
          <table:table-cell office:value-type="float" office:value="511085.0971" calcext:value-type="float">
            <text:p>511085.0971</text:p>
          </table:table-cell>
          <table:table-cell office:value-type="float" office:value="6962204.8251" calcext:value-type="float">
            <text:p>6962204.8251</text:p>
          </table:table-cell>
          <table:table-cell office:value-type="float" office:value="1.386" calcext:value-type="float">
            <text:p>1.386</text:p>
          </table:table-cell>
          <table:table-cell table:number-columns-repeated="7"/>
        </table:table-row>
        <table:table-row table:style-name="ro1">
          <table:table-cell office:value-type="float" office:value="511288.103" calcext:value-type="float">
            <text:p>511288.103</text:p>
          </table:table-cell>
          <table:table-cell office:value-type="float" office:value="6964991.872" calcext:value-type="float">
            <text:p>6964991.872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511083.588" calcext:value-type="float">
            <text:p>511083.588</text:p>
          </table:table-cell>
          <table:table-cell office:value-type="float" office:value="6962205.875" calcext:value-type="float">
            <text:p>6962205.875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511083.5877" calcext:value-type="float">
            <text:p>511083.5877</text:p>
          </table:table-cell>
          <table:table-cell office:value-type="float" office:value="6962205.8757" calcext:value-type="float">
            <text:p>6962205.8757</text:p>
          </table:table-cell>
          <table:table-cell office:value-type="float" office:value="1.35" calcext:value-type="float">
            <text:p>1.35</text:p>
          </table:table-cell>
          <table:table-cell table:number-columns-repeated="7"/>
        </table:table-row>
        <table:table-row table:style-name="ro1">
          <table:table-cell office:value-type="float" office:value="511289.738" calcext:value-type="float">
            <text:p>511289.738</text:p>
          </table:table-cell>
          <table:table-cell office:value-type="float" office:value="6964991.04" calcext:value-type="float">
            <text:p>6964991.04</text:p>
          </table:table-cell>
          <table:table-cell office:value-type="float" office:value="1.386" calcext:value-type="float">
            <text:p>1.386</text:p>
          </table:table-cell>
          <table:table-cell/>
          <table:table-cell office:value-type="float" office:value="511085.222" calcext:value-type="float">
            <text:p>511085.222</text:p>
          </table:table-cell>
          <table:table-cell office:value-type="float" office:value="6962205.044" calcext:value-type="float">
            <text:p>6962205.044</text:p>
          </table:table-cell>
          <table:table-cell office:value-type="float" office:value="1.386" calcext:value-type="float">
            <text:p>1.386</text:p>
          </table:table-cell>
          <table:table-cell/>
          <table:table-cell office:value-type="float" office:value="511085.2221" calcext:value-type="float">
            <text:p>511085.2221</text:p>
          </table:table-cell>
          <table:table-cell office:value-type="float" office:value="6962205.044" calcext:value-type="float">
            <text:p>6962205.044</text:p>
          </table:table-cell>
          <table:table-cell office:value-type="float" office:value="1.386" calcext:value-type="float">
            <text:p>1.386</text:p>
          </table:table-cell>
          <table:table-cell table:number-columns-repeated="7"/>
        </table:table-row>
        <table:table-row table:style-name="ro1">
          <table:table-cell office:value-type="float" office:value="511289.176" calcext:value-type="float">
            <text:p>511289.176</text:p>
          </table:table-cell>
          <table:table-cell office:value-type="float" office:value="6964991.966" calcext:value-type="float">
            <text:p>6964991.966</text:p>
          </table:table-cell>
          <table:table-cell office:value-type="float" office:value="1.545" calcext:value-type="float">
            <text:p>1.545</text:p>
          </table:table-cell>
          <table:table-cell/>
          <table:table-cell office:value-type="float" office:value="511084.66" calcext:value-type="float">
            <text:p>511084.66</text:p>
          </table:table-cell>
          <table:table-cell office:value-type="float" office:value="6962205.969" calcext:value-type="float">
            <text:p>6962205.969</text:p>
          </table:table-cell>
          <table:table-cell office:value-type="float" office:value="1.545" calcext:value-type="float">
            <text:p>1.545</text:p>
          </table:table-cell>
          <table:table-cell/>
          <table:table-cell office:value-type="float" office:value="511084.6603" calcext:value-type="float">
            <text:p>511084.6603</text:p>
          </table:table-cell>
          <table:table-cell office:value-type="float" office:value="6962205.9697" calcext:value-type="float">
            <text:p>6962205.9697</text:p>
          </table:table-cell>
          <table:table-cell office:value-type="float" office:value="1.545" calcext:value-type="float">
            <text:p>1.545</text:p>
          </table:table-cell>
          <table:table-cell table:number-columns-repeated="7"/>
        </table:table-row>
        <table:table-row table:style-name="ro1">
          <table:table-cell office:value-type="float" office:value="511290.895" calcext:value-type="float">
            <text:p>511290.895</text:p>
          </table:table-cell>
          <table:table-cell office:value-type="float" office:value="6964990.293" calcext:value-type="float">
            <text:p>6964990.293</text:p>
          </table:table-cell>
          <table:table-cell office:value-type="float" office:value="1.399" calcext:value-type="float">
            <text:p>1.399</text:p>
          </table:table-cell>
          <table:table-cell/>
          <table:table-cell office:value-type="float" office:value="511086.379" calcext:value-type="float">
            <text:p>511086.379</text:p>
          </table:table-cell>
          <table:table-cell office:value-type="float" office:value="6962204.297" calcext:value-type="float">
            <text:p>6962204.297</text:p>
          </table:table-cell>
          <table:table-cell office:value-type="float" office:value="1.399" calcext:value-type="float">
            <text:p>1.399</text:p>
          </table:table-cell>
          <table:table-cell/>
          <table:table-cell office:value-type="float" office:value="511086.3786" calcext:value-type="float">
            <text:p>511086.3786</text:p>
          </table:table-cell>
          <table:table-cell office:value-type="float" office:value="6962204.2973" calcext:value-type="float">
            <text:p>6962204.2973</text:p>
          </table:table-cell>
          <table:table-cell office:value-type="float" office:value="1.399" calcext:value-type="float">
            <text:p>1.399</text:p>
          </table:table-cell>
          <table:table-cell table:number-columns-repeated="7"/>
        </table:table-row>
        <table:table-row table:style-name="ro1">
          <table:table-cell office:value-type="float" office:value="511291.168" calcext:value-type="float">
            <text:p>511291.168</text:p>
          </table:table-cell>
          <table:table-cell office:value-type="float" office:value="6964990.173" calcext:value-type="float">
            <text:p>6964990.173</text:p>
          </table:table-cell>
          <table:table-cell office:value-type="float" office:value="1.409" calcext:value-type="float">
            <text:p>1.409</text:p>
          </table:table-cell>
          <table:table-cell/>
          <table:table-cell office:value-type="float" office:value="511086.651" calcext:value-type="float">
            <text:p>511086.651</text:p>
          </table:table-cell>
          <table:table-cell office:value-type="float" office:value="6962204.177" calcext:value-type="float">
            <text:p>6962204.177</text:p>
          </table:table-cell>
          <table:table-cell office:value-type="float" office:value="1.409" calcext:value-type="float">
            <text:p>1.409</text:p>
          </table:table-cell>
          <table:table-cell/>
          <table:table-cell office:value-type="float" office:value="511086.6515" calcext:value-type="float">
            <text:p>511086.6515</text:p>
          </table:table-cell>
          <table:table-cell office:value-type="float" office:value="6962204.1774" calcext:value-type="float">
            <text:p>6962204.1774</text:p>
          </table:table-cell>
          <table:table-cell office:value-type="float" office:value="1.409" calcext:value-type="float">
            <text:p>1.409</text:p>
          </table:table-cell>
          <table:table-cell table:number-columns-repeated="7"/>
        </table:table-row>
        <table:table-row table:style-name="ro1">
          <table:table-cell office:value-type="float" office:value="511291.219" calcext:value-type="float">
            <text:p>511291.219</text:p>
          </table:table-cell>
          <table:table-cell office:value-type="float" office:value="6964990.658" calcext:value-type="float">
            <text:p>6964990.658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511086.702" calcext:value-type="float">
            <text:p>511086.702</text:p>
          </table:table-cell>
          <table:table-cell office:value-type="float" office:value="6962204.662" calcext:value-type="float">
            <text:p>6962204.662</text:p>
          </table:table-cell>
          <table:table-cell office:value-type="float" office:value="1.37" calcext:value-type="float">
            <text:p>1.37</text:p>
          </table:table-cell>
          <table:table-cell/>
          <table:table-cell office:value-type="float" office:value="511086.7025" calcext:value-type="float">
            <text:p>511086.7025</text:p>
          </table:table-cell>
          <table:table-cell office:value-type="float" office:value="6962204.6622" calcext:value-type="float">
            <text:p>6962204.6622</text:p>
          </table:table-cell>
          <table:table-cell office:value-type="float" office:value="1.37" calcext:value-type="float">
            <text:p>1.37</text:p>
          </table:table-cell>
          <table:table-cell table:number-columns-repeated="7"/>
        </table:table-row>
        <table:table-row table:style-name="ro1">
          <table:table-cell office:value-type="float" office:value="511290.275" calcext:value-type="float">
            <text:p>511290.275</text:p>
          </table:table-cell>
          <table:table-cell office:value-type="float" office:value="6964991.237" calcext:value-type="float">
            <text:p>6964991.237</text:p>
          </table:table-cell>
          <table:table-cell office:value-type="float" office:value="1.342" calcext:value-type="float">
            <text:p>1.342</text:p>
          </table:table-cell>
          <table:table-cell/>
          <table:table-cell office:value-type="float" office:value="511085.759" calcext:value-type="float">
            <text:p>511085.759</text:p>
          </table:table-cell>
          <table:table-cell office:value-type="float" office:value="6962205.241" calcext:value-type="float">
            <text:p>6962205.241</text:p>
          </table:table-cell>
          <table:table-cell office:value-type="float" office:value="1.342" calcext:value-type="float">
            <text:p>1.342</text:p>
          </table:table-cell>
          <table:table-cell/>
          <table:table-cell office:value-type="float" office:value="511085.7589" calcext:value-type="float">
            <text:p>511085.7589</text:p>
          </table:table-cell>
          <table:table-cell office:value-type="float" office:value="6962205.241" calcext:value-type="float">
            <text:p>6962205.241</text:p>
          </table:table-cell>
          <table:table-cell office:value-type="float" office:value="1.342" calcext:value-type="float">
            <text:p>1.342</text:p>
          </table:table-cell>
          <table:table-cell table:number-columns-repeated="7"/>
        </table:table-row>
        <table:table-row table:style-name="ro1">
          <table:table-cell office:value-type="float" office:value="511290.405" calcext:value-type="float">
            <text:p>511290.405</text:p>
          </table:table-cell>
          <table:table-cell office:value-type="float" office:value="6964991.908" calcext:value-type="float">
            <text:p>6964991.908</text:p>
          </table:table-cell>
          <table:table-cell office:value-type="float" office:value="1.498" calcext:value-type="float">
            <text:p>1.498</text:p>
          </table:table-cell>
          <table:table-cell/>
          <table:table-cell office:value-type="float" office:value="511085.889" calcext:value-type="float">
            <text:p>511085.889</text:p>
          </table:table-cell>
          <table:table-cell office:value-type="float" office:value="6962205.911" calcext:value-type="float">
            <text:p>6962205.911</text:p>
          </table:table-cell>
          <table:table-cell office:value-type="float" office:value="1.498" calcext:value-type="float">
            <text:p>1.498</text:p>
          </table:table-cell>
          <table:table-cell/>
          <table:table-cell office:value-type="float" office:value="511085.8888" calcext:value-type="float">
            <text:p>511085.8888</text:p>
          </table:table-cell>
          <table:table-cell office:value-type="float" office:value="6962205.9117" calcext:value-type="float">
            <text:p>6962205.9117</text:p>
          </table:table-cell>
          <table:table-cell office:value-type="float" office:value="1.498" calcext:value-type="float">
            <text:p>1.498</text:p>
          </table:table-cell>
          <table:table-cell table:number-columns-repeated="7"/>
        </table:table-row>
        <table:table-row table:style-name="ro1">
          <table:table-cell office:value-type="float" office:value="511291.573" calcext:value-type="float">
            <text:p>511291.573</text:p>
          </table:table-cell>
          <table:table-cell office:value-type="float" office:value="6964991.035" calcext:value-type="float">
            <text:p>6964991.035</text:p>
          </table:table-cell>
          <table:table-cell office:value-type="float" office:value="1.345" calcext:value-type="float">
            <text:p>1.345</text:p>
          </table:table-cell>
          <table:table-cell/>
          <table:table-cell office:value-type="float" office:value="511087.056" calcext:value-type="float">
            <text:p>511087.056</text:p>
          </table:table-cell>
          <table:table-cell office:value-type="float" office:value="6962205.039" calcext:value-type="float">
            <text:p>6962205.039</text:p>
          </table:table-cell>
          <table:table-cell office:value-type="float" office:value="1.345" calcext:value-type="float">
            <text:p>1.345</text:p>
          </table:table-cell>
          <table:table-cell/>
          <table:table-cell office:value-type="float" office:value="511087.0564" calcext:value-type="float">
            <text:p>511087.0564</text:p>
          </table:table-cell>
          <table:table-cell office:value-type="float" office:value="6962205.039" calcext:value-type="float">
            <text:p>6962205.039</text:p>
          </table:table-cell>
          <table:table-cell office:value-type="float" office:value="1.345" calcext:value-type="float">
            <text:p>1.345</text:p>
          </table:table-cell>
          <table:table-cell table:number-columns-repeated="5"/>
          <table:table-cell table:style-name="ce1" table:formula="of:=[.M185]-[.I185]" office:value-type="float" office:value="-511087.0564" calcext:value-type="float">
            <text:p>-511087.056400</text:p>
          </table:table-cell>
          <table:table-cell table:style-name="ce1" table:formula="of:=[.N185]-[.J185]" office:value-type="float" office:value="-6962205.039" calcext:value-type="float">
            <text:p>-6962205.039000</text:p>
          </table:table-cell>
        </table:table-row>
        <table:table-row table:style-name="ro1">
          <table:table-cell office:value-type="float" office:value="511288.857" calcext:value-type="float">
            <text:p>511288.857</text:p>
          </table:table-cell>
          <table:table-cell office:value-type="float" office:value="6964988.389" calcext:value-type="float">
            <text:p>6964988.389</text:p>
          </table:table-cell>
          <table:table-cell office:value-type="float" office:value="2.326" calcext:value-type="float">
            <text:p>2.326</text:p>
          </table:table-cell>
          <table:table-cell/>
          <table:table-cell office:value-type="float" office:value="511084.341" calcext:value-type="float">
            <text:p>511084.341</text:p>
          </table:table-cell>
          <table:table-cell office:value-type="float" office:value="6962202.394" calcext:value-type="float">
            <text:p>6962202.394</text:p>
          </table:table-cell>
          <table:table-cell office:value-type="float" office:value="2.326" calcext:value-type="float">
            <text:p>2.326</text:p>
          </table:table-cell>
          <table:table-cell/>
          <table:table-cell office:value-type="float" office:value="511084.3414" calcext:value-type="float">
            <text:p>511084.3414</text:p>
          </table:table-cell>
          <table:table-cell office:value-type="float" office:value="6962202.3941" calcext:value-type="float">
            <text:p>6962202.3941</text:p>
          </table:table-cell>
          <table:table-cell office:value-type="float" office:value="2.326" calcext:value-type="float">
            <text:p>2.326</text:p>
          </table:table-cell>
          <table:table-cell table:number-columns-repeated="5"/>
          <table:table-cell table:style-name="ce1" table:formula="of:=[.M186]-[.I186]" office:value-type="float" office:value="-511084.3414" calcext:value-type="float">
            <text:p>-511084.341400</text:p>
          </table:table-cell>
          <table:table-cell table:style-name="ce1" table:formula="of:=[.N186]-[.J186]" office:value-type="float" office:value="-6962202.3941" calcext:value-type="float">
            <text:p>-6962202.394100</text:p>
          </table:table-cell>
        </table:table-row>
        <table:table-row table:style-name="ro1">
          <table:table-cell office:value-type="float" office:value="511288.508" calcext:value-type="float">
            <text:p>511288.508</text:p>
          </table:table-cell>
          <table:table-cell office:value-type="float" office:value="6964989.013" calcext:value-type="float">
            <text:p>6964989.01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511083.993" calcext:value-type="float">
            <text:p>511083.993</text:p>
          </table:table-cell>
          <table:table-cell office:value-type="float" office:value="6962203.018" calcext:value-type="float">
            <text:p>6962203.018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511083.9926" calcext:value-type="float">
            <text:p>511083.9926</text:p>
          </table:table-cell>
          <table:table-cell office:value-type="float" office:value="6962203.0178" calcext:value-type="float">
            <text:p>6962203.0178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1" table:formula="of:=[.M187]-[.I187]" office:value-type="float" office:value="-511083.9926" calcext:value-type="float">
            <text:p>-511083.992600</text:p>
          </table:table-cell>
          <table:table-cell table:style-name="ce1" table:formula="of:=[.N187]-[.J187]" office:value-type="float" office:value="-6962203.0178" calcext:value-type="float">
            <text:p>-6962203.017800</text:p>
          </table:table-cell>
        </table:table-row>
        <table:table-row table:style-name="ro1">
          <table:table-cell office:value-type="float" office:value="511289.501" calcext:value-type="float">
            <text:p>511289.501</text:p>
          </table:table-cell>
          <table:table-cell office:value-type="float" office:value="6964989.612" calcext:value-type="float">
            <text:p>6964989.612</text:p>
          </table:table-cell>
          <table:table-cell office:value-type="float" office:value="2.442" calcext:value-type="float">
            <text:p>2.442</text:p>
          </table:table-cell>
          <table:table-cell/>
          <table:table-cell office:value-type="float" office:value="511084.985" calcext:value-type="float">
            <text:p>511084.985</text:p>
          </table:table-cell>
          <table:table-cell office:value-type="float" office:value="6962203.616" calcext:value-type="float">
            <text:p>6962203.616</text:p>
          </table:table-cell>
          <table:table-cell office:value-type="float" office:value="2.442" calcext:value-type="float">
            <text:p>2.442</text:p>
          </table:table-cell>
          <table:table-cell/>
          <table:table-cell office:value-type="float" office:value="511084.9852" calcext:value-type="float">
            <text:p>511084.9852</text:p>
          </table:table-cell>
          <table:table-cell office:value-type="float" office:value="6962203.6166" calcext:value-type="float">
            <text:p>6962203.6166</text:p>
          </table:table-cell>
          <table:table-cell office:value-type="float" office:value="2.442" calcext:value-type="float">
            <text:p>2.442</text:p>
          </table:table-cell>
          <table:table-cell table:number-columns-repeated="5"/>
          <table:table-cell table:style-name="ce1" table:formula="of:=[.M188]-[.I188]" office:value-type="float" office:value="-511084.9852" calcext:value-type="float">
            <text:p>-511084.985200</text:p>
          </table:table-cell>
          <table:table-cell table:style-name="ce1" table:formula="of:=[.N188]-[.J188]" office:value-type="float" office:value="-6962203.6166" calcext:value-type="float">
            <text:p>-6962203.616600</text:p>
          </table:table-cell>
        </table:table-row>
        <table:table-row table:style-name="ro1">
          <table:table-cell office:value-type="float" office:value="511288.46" calcext:value-type="float">
            <text:p>511288.46</text:p>
          </table:table-cell>
          <table:table-cell office:value-type="float" office:value="6964988.487" calcext:value-type="float">
            <text:p>6964988.487</text:p>
          </table:table-cell>
          <table:table-cell office:value-type="float" office:value="3.304" calcext:value-type="float">
            <text:p>3.304</text:p>
          </table:table-cell>
          <table:table-cell/>
          <table:table-cell office:value-type="float" office:value="511083.945" calcext:value-type="float">
            <text:p>511083.945</text:p>
          </table:table-cell>
          <table:table-cell office:value-type="float" office:value="6962202.492" calcext:value-type="float">
            <text:p>6962202.492</text:p>
          </table:table-cell>
          <table:table-cell office:value-type="float" office:value="3.304" calcext:value-type="float">
            <text:p>3.304</text:p>
          </table:table-cell>
          <table:table-cell/>
          <table:table-cell office:value-type="float" office:value="511083.9446" calcext:value-type="float">
            <text:p>511083.9446</text:p>
          </table:table-cell>
          <table:table-cell office:value-type="float" office:value="6962202.4921" calcext:value-type="float">
            <text:p>6962202.4921</text:p>
          </table:table-cell>
          <table:table-cell office:value-type="float" office:value="3.304" calcext:value-type="float">
            <text:p>3.304</text:p>
          </table:table-cell>
          <table:table-cell table:number-columns-repeated="5"/>
          <table:table-cell table:style-name="ce1" table:formula="of:=[.M189]-[.I189]" office:value-type="float" office:value="-511083.9446" calcext:value-type="float">
            <text:p>-511083.944600</text:p>
          </table:table-cell>
          <table:table-cell table:style-name="ce1" table:formula="of:=[.N189]-[.J189]" office:value-type="float" office:value="-6962202.4921" calcext:value-type="float">
            <text:p>-6962202.492100</text:p>
          </table:table-cell>
        </table:table-row>
        <table:table-row table:style-name="ro1">
          <table:table-cell office:value-type="float" office:value="511289.428" calcext:value-type="float">
            <text:p>511289.428</text:p>
          </table:table-cell>
          <table:table-cell office:value-type="float" office:value="6964988.996" calcext:value-type="float">
            <text:p>6964988.996</text:p>
          </table:table-cell>
          <table:table-cell office:value-type="float" office:value="3.124" calcext:value-type="float">
            <text:p>3.124</text:p>
          </table:table-cell>
          <table:table-cell/>
          <table:table-cell office:value-type="float" office:value="511084.912" calcext:value-type="float">
            <text:p>511084.912</text:p>
          </table:table-cell>
          <table:table-cell office:value-type="float" office:value="6962203.001" calcext:value-type="float">
            <text:p>6962203.001</text:p>
          </table:table-cell>
          <table:table-cell office:value-type="float" office:value="3.124" calcext:value-type="float">
            <text:p>3.124</text:p>
          </table:table-cell>
          <table:table-cell/>
          <table:table-cell office:value-type="float" office:value="511084.9122" calcext:value-type="float">
            <text:p>511084.9122</text:p>
          </table:table-cell>
          <table:table-cell office:value-type="float" office:value="6962203.0008" calcext:value-type="float">
            <text:p>6962203.0008</text:p>
          </table:table-cell>
          <table:table-cell office:value-type="float" office:value="3.124" calcext:value-type="float">
            <text:p>3.124</text:p>
          </table:table-cell>
          <table:table-cell table:number-columns-repeated="5"/>
          <table:table-cell table:style-name="ce1" table:formula="of:=[.M190]-[.I190]" office:value-type="float" office:value="-511084.9122" calcext:value-type="float">
            <text:p>-511084.912200</text:p>
          </table:table-cell>
          <table:table-cell table:style-name="ce1" table:formula="of:=[.N190]-[.J190]" office:value-type="float" office:value="-6962203.0008" calcext:value-type="float">
            <text:p>-6962203.000800</text:p>
          </table:table-cell>
        </table:table-row>
        <table:table-row table:style-name="ro1">
          <table:table-cell office:value-type="float" office:value="511289.431" calcext:value-type="float">
            <text:p>511289.431</text:p>
          </table:table-cell>
          <table:table-cell office:value-type="float" office:value="6964989.014" calcext:value-type="float">
            <text:p>6964989.014</text:p>
          </table:table-cell>
          <table:table-cell office:value-type="float" office:value="3.179" calcext:value-type="float">
            <text:p>3.179</text:p>
          </table:table-cell>
          <table:table-cell/>
          <table:table-cell office:value-type="float" office:value="511084.915" calcext:value-type="float">
            <text:p>511084.915</text:p>
          </table:table-cell>
          <table:table-cell office:value-type="float" office:value="6962203.019" calcext:value-type="float">
            <text:p>6962203.019</text:p>
          </table:table-cell>
          <table:table-cell office:value-type="float" office:value="3.179" calcext:value-type="float">
            <text:p>3.179</text:p>
          </table:table-cell>
          <table:table-cell/>
          <table:table-cell office:value-type="float" office:value="511084.9152" calcext:value-type="float">
            <text:p>511084.9152</text:p>
          </table:table-cell>
          <table:table-cell office:value-type="float" office:value="6962203.0188" calcext:value-type="float">
            <text:p>6962203.0188</text:p>
          </table:table-cell>
          <table:table-cell office:value-type="float" office:value="3.179" calcext:value-type="float">
            <text:p>3.179</text:p>
          </table:table-cell>
          <table:table-cell table:number-columns-repeated="5"/>
          <table:table-cell table:style-name="ce1" table:formula="of:=[.M191]-[.I191]" office:value-type="float" office:value="-511084.9152" calcext:value-type="float">
            <text:p>-511084.915200</text:p>
          </table:table-cell>
          <table:table-cell table:style-name="ce1" table:formula="of:=[.N191]-[.J191]" office:value-type="float" office:value="-6962203.0188" calcext:value-type="float">
            <text:p>-6962203.018800</text:p>
          </table:table-cell>
        </table:table-row>
        <table:table-row table:style-name="ro1">
          <table:table-cell office:value-type="float" office:value="511290.371" calcext:value-type="float">
            <text:p>511290.371</text:p>
          </table:table-cell>
          <table:table-cell office:value-type="float" office:value="6964989.419" calcext:value-type="float">
            <text:p>6964989.419</text:p>
          </table:table-cell>
          <table:table-cell office:value-type="float" office:value="2.132" calcext:value-type="float">
            <text:p>2.132</text:p>
          </table:table-cell>
          <table:table-cell/>
          <table:table-cell office:value-type="float" office:value="511085.855" calcext:value-type="float">
            <text:p>511085.855</text:p>
          </table:table-cell>
          <table:table-cell office:value-type="float" office:value="6962203.423" calcext:value-type="float">
            <text:p>6962203.423</text:p>
          </table:table-cell>
          <table:table-cell office:value-type="float" office:value="2.132" calcext:value-type="float">
            <text:p>2.132</text:p>
          </table:table-cell>
          <table:table-cell/>
          <table:table-cell office:value-type="float" office:value="511085.8548" calcext:value-type="float">
            <text:p>511085.8548</text:p>
          </table:table-cell>
          <table:table-cell office:value-type="float" office:value="6962203.4237" calcext:value-type="float">
            <text:p>6962203.4237</text:p>
          </table:table-cell>
          <table:table-cell office:value-type="float" office:value="2.132" calcext:value-type="float">
            <text:p>2.132</text:p>
          </table:table-cell>
          <table:table-cell table:number-columns-repeated="5"/>
          <table:table-cell table:style-name="ce1" table:formula="of:=[.M192]-[.I192]" office:value-type="float" office:value="-511085.8548" calcext:value-type="float">
            <text:p>-511085.854800</text:p>
          </table:table-cell>
          <table:table-cell table:style-name="ce1" table:formula="of:=[.N192]-[.J192]" office:value-type="float" office:value="-6962203.4237" calcext:value-type="float">
            <text:p>-6962203.423700</text:p>
          </table:table-cell>
        </table:table-row>
        <table:table-row table:style-name="ro1">
          <table:table-cell office:value-type="float" office:value="511289.306" calcext:value-type="float">
            <text:p>511289.306</text:p>
          </table:table-cell>
          <table:table-cell office:value-type="float" office:value="6964991.267" calcext:value-type="float">
            <text:p>6964991.267</text:p>
          </table:table-cell>
          <table:table-cell office:value-type="float" office:value="2.141" calcext:value-type="float">
            <text:p>2.141</text:p>
          </table:table-cell>
          <table:table-cell/>
          <table:table-cell office:value-type="float" office:value="511084.79" calcext:value-type="float">
            <text:p>511084.79</text:p>
          </table:table-cell>
          <table:table-cell office:value-type="float" office:value="6962205.271" calcext:value-type="float">
            <text:p>6962205.271</text:p>
          </table:table-cell>
          <table:table-cell office:value-type="float" office:value="2.141" calcext:value-type="float">
            <text:p>2.141</text:p>
          </table:table-cell>
          <table:table-cell/>
          <table:table-cell office:value-type="float" office:value="511084.7903" calcext:value-type="float">
            <text:p>511084.7903</text:p>
          </table:table-cell>
          <table:table-cell office:value-type="float" office:value="6962205.2709" calcext:value-type="float">
            <text:p>6962205.2709</text:p>
          </table:table-cell>
          <table:table-cell office:value-type="float" office:value="2.141" calcext:value-type="float">
            <text:p>2.141</text:p>
          </table:table-cell>
          <table:table-cell table:number-columns-repeated="5"/>
          <table:table-cell table:style-name="ce1" table:formula="of:=[.M193]-[.I193]" office:value-type="float" office:value="-511084.7903" calcext:value-type="float">
            <text:p>-511084.790300</text:p>
          </table:table-cell>
          <table:table-cell table:style-name="ce1" table:formula="of:=[.N193]-[.J193]" office:value-type="float" office:value="-6962205.2709" calcext:value-type="float">
            <text:p>-6962205.270900</text:p>
          </table:table-cell>
        </table:table-row>
        <table:table-row table:style-name="ro1">
          <table:table-cell office:value-type="float" office:value="511292.622" calcext:value-type="float">
            <text:p>511292.622</text:p>
          </table:table-cell>
          <table:table-cell office:value-type="float" office:value="6964988.542" calcext:value-type="float">
            <text:p>6964988.542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511088.105" calcext:value-type="float">
            <text:p>511088.105</text:p>
          </table:table-cell>
          <table:table-cell office:value-type="float" office:value="6962202.547" calcext:value-type="float">
            <text:p>6962202.547</text:p>
          </table:table-cell>
          <table:table-cell office:value-type="float" office:value="1.519" calcext:value-type="float">
            <text:p>1.519</text:p>
          </table:table-cell>
          <table:table-cell/>
          <table:table-cell office:value-type="float" office:value="511088.1049" calcext:value-type="float">
            <text:p>511088.1049</text:p>
          </table:table-cell>
          <table:table-cell office:value-type="float" office:value="6962202.547" calcext:value-type="float">
            <text:p>6962202.547</text:p>
          </table:table-cell>
          <table:table-cell office:value-type="float" office:value="1.519" calcext:value-type="float">
            <text:p>1.519</text:p>
          </table:table-cell>
          <table:table-cell table:number-columns-repeated="5"/>
          <table:table-cell table:style-name="ce1" table:formula="of:=[.M194]-[.I194]" office:value-type="float" office:value="-511088.1049" calcext:value-type="float">
            <text:p>-511088.104900</text:p>
          </table:table-cell>
          <table:table-cell table:style-name="ce1" table:formula="of:=[.N194]-[.J194]" office:value-type="float" office:value="-6962202.547" calcext:value-type="float">
            <text:p>-6962202.547000</text:p>
          </table:table-cell>
        </table:table-row>
        <table:table-row table:style-name="ro1">
          <table:table-cell office:value-type="float" office:value="511292.831" calcext:value-type="float">
            <text:p>511292.831</text:p>
          </table:table-cell>
          <table:table-cell office:value-type="float" office:value="6964989.197" calcext:value-type="float">
            <text:p>6964989.197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511088.314" calcext:value-type="float">
            <text:p>511088.314</text:p>
          </table:table-cell>
          <table:table-cell office:value-type="float" office:value="6962203.201" calcext:value-type="float">
            <text:p>6962203.201</text:p>
          </table:table-cell>
          <table:table-cell office:value-type="float" office:value="1.43" calcext:value-type="float">
            <text:p>1.43</text:p>
          </table:table-cell>
          <table:table-cell/>
          <table:table-cell office:value-type="float" office:value="511088.3139" calcext:value-type="float">
            <text:p>511088.3139</text:p>
          </table:table-cell>
          <table:table-cell office:value-type="float" office:value="6962203.2018" calcext:value-type="float">
            <text:p>6962203.2018</text:p>
          </table:table-cell>
          <table:table-cell office:value-type="float" office:value="1.43" calcext:value-type="float">
            <text:p>1.43</text:p>
          </table:table-cell>
          <table:table-cell table:number-columns-repeated="5"/>
          <table:table-cell table:style-name="ce1" table:formula="of:=[.M195]-[.I195]" office:value-type="float" office:value="-511088.3139" calcext:value-type="float">
            <text:p>-511088.313900</text:p>
          </table:table-cell>
          <table:table-cell table:style-name="ce1" table:formula="of:=[.N195]-[.J195]" office:value-type="float" office:value="-6962203.2018" calcext:value-type="float">
            <text:p>-6962203.201800</text:p>
          </table:table-cell>
        </table:table-row>
        <table:table-row table:style-name="ro1">
          <table:table-cell office:value-type="float" office:value="511292.77" calcext:value-type="float">
            <text:p>511292.77</text:p>
          </table:table-cell>
          <table:table-cell office:value-type="float" office:value="6964989.811" calcext:value-type="float">
            <text:p>6964989.811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float" office:value="511088.253" calcext:value-type="float">
            <text:p>511088.253</text:p>
          </table:table-cell>
          <table:table-cell office:value-type="float" office:value="6962203.815" calcext:value-type="float">
            <text:p>6962203.815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float" office:value="511088.2529" calcext:value-type="float">
            <text:p>511088.2529</text:p>
          </table:table-cell>
          <table:table-cell office:value-type="float" office:value="6962203.8155" calcext:value-type="float">
            <text:p>6962203.8155</text:p>
          </table:table-cell>
          <table:table-cell office:value-type="float" office:value="1.411" calcext:value-type="float">
            <text:p>1.411</text:p>
          </table:table-cell>
          <table:table-cell table:number-columns-repeated="5"/>
          <table:table-cell table:style-name="ce1" table:formula="of:=[.M196]-[.I196]" office:value-type="float" office:value="-511088.2529" calcext:value-type="float">
            <text:p>-511088.252900</text:p>
          </table:table-cell>
          <table:table-cell table:style-name="ce1" table:formula="of:=[.N196]-[.J196]" office:value-type="float" office:value="-6962203.8155" calcext:value-type="float">
            <text:p>-6962203.815500</text:p>
          </table:table-cell>
        </table:table-row>
        <table:table-row table:style-name="ro1">
          <table:table-cell office:value-type="float" office:value="511293.378" calcext:value-type="float">
            <text:p>511293.378</text:p>
          </table:table-cell>
          <table:table-cell office:value-type="float" office:value="6964989.679" calcext:value-type="float">
            <text:p>6964989.679</text:p>
          </table:table-cell>
          <table:table-cell office:value-type="float" office:value="1.433" calcext:value-type="float">
            <text:p>1.433</text:p>
          </table:table-cell>
          <table:table-cell/>
          <table:table-cell office:value-type="float" office:value="511088.861" calcext:value-type="float">
            <text:p>511088.861</text:p>
          </table:table-cell>
          <table:table-cell office:value-type="float" office:value="6962203.683" calcext:value-type="float">
            <text:p>6962203.683</text:p>
          </table:table-cell>
          <table:table-cell office:value-type="float" office:value="1.433" calcext:value-type="float">
            <text:p>1.433</text:p>
          </table:table-cell>
          <table:table-cell/>
          <table:table-cell office:value-type="float" office:value="511088.8606" calcext:value-type="float">
            <text:p>511088.8606</text:p>
          </table:table-cell>
          <table:table-cell office:value-type="float" office:value="6962203.6836" calcext:value-type="float">
            <text:p>6962203.6836</text:p>
          </table:table-cell>
          <table:table-cell office:value-type="float" office:value="1.433" calcext:value-type="float">
            <text:p>1.433</text:p>
          </table:table-cell>
          <table:table-cell table:number-columns-repeated="5"/>
          <table:table-cell table:style-name="ce1" table:formula="of:=[.M197]-[.I197]" office:value-type="float" office:value="-511088.8606" calcext:value-type="float">
            <text:p>-511088.860600</text:p>
          </table:table-cell>
          <table:table-cell table:style-name="ce1" table:formula="of:=[.N197]-[.J197]" office:value-type="float" office:value="-6962203.6836" calcext:value-type="float">
            <text:p>-6962203.683600</text:p>
          </table:table-cell>
        </table:table-row>
        <table:table-row table:style-name="ro1">
          <table:table-cell office:value-type="float" office:value="511294.328" calcext:value-type="float">
            <text:p>511294.328</text:p>
          </table:table-cell>
          <table:table-cell office:value-type="float" office:value="6964988.579" calcext:value-type="float">
            <text:p>6964988.579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511089.81" calcext:value-type="float">
            <text:p>511089.81</text:p>
          </table:table-cell>
          <table:table-cell office:value-type="float" office:value="6962202.584" calcext:value-type="float">
            <text:p>6962202.584</text:p>
          </table:table-cell>
          <table:table-cell office:value-type="float" office:value="1.59" calcext:value-type="float">
            <text:p>1.59</text:p>
          </table:table-cell>
          <table:table-cell/>
          <table:table-cell office:value-type="float" office:value="511089.8103" calcext:value-type="float">
            <text:p>511089.8103</text:p>
          </table:table-cell>
          <table:table-cell office:value-type="float" office:value="6962202.584" calcext:value-type="float">
            <text:p>6962202.584</text:p>
          </table:table-cell>
          <table:table-cell office:value-type="float" office:value="1.59" calcext:value-type="float">
            <text:p>1.59</text:p>
          </table:table-cell>
          <table:table-cell table:number-columns-repeated="5"/>
          <table:table-cell table:style-name="ce1" table:formula="of:=[.M198]-[.I198]" office:value-type="float" office:value="-511089.8103" calcext:value-type="float">
            <text:p>-511089.810300</text:p>
          </table:table-cell>
          <table:table-cell table:style-name="ce1" table:formula="of:=[.N198]-[.J198]" office:value-type="float" office:value="-6962202.584" calcext:value-type="float">
            <text:p>-6962202.584000</text:p>
          </table:table-cell>
        </table:table-row>
        <table:table-row table:style-name="ro1">
          <table:table-cell office:value-type="float" office:value="511294.557" calcext:value-type="float">
            <text:p>511294.557</text:p>
          </table:table-cell>
          <table:table-cell office:value-type="float" office:value="6964989.459" calcext:value-type="float">
            <text:p>6964989.459</text:p>
          </table:table-cell>
          <table:table-cell office:value-type="float" office:value="1.405" calcext:value-type="float">
            <text:p>1.405</text:p>
          </table:table-cell>
          <table:table-cell/>
          <table:table-cell office:value-type="float" office:value="511090.039" calcext:value-type="float">
            <text:p>511090.039</text:p>
          </table:table-cell>
          <table:table-cell office:value-type="float" office:value="6962203.463" calcext:value-type="float">
            <text:p>6962203.463</text:p>
          </table:table-cell>
          <table:table-cell office:value-type="float" office:value="1.405" calcext:value-type="float">
            <text:p>1.405</text:p>
          </table:table-cell>
          <table:table-cell/>
          <table:table-cell office:value-type="float" office:value="511090.0392" calcext:value-type="float">
            <text:p>511090.0392</text:p>
          </table:table-cell>
          <table:table-cell office:value-type="float" office:value="6962203.4637" calcext:value-type="float">
            <text:p>6962203.4637</text:p>
          </table:table-cell>
          <table:table-cell office:value-type="float" office:value="1.405" calcext:value-type="float">
            <text:p>1.405</text:p>
          </table:table-cell>
          <table:table-cell table:number-columns-repeated="5"/>
          <table:table-cell table:style-name="ce1" table:formula="of:=[.M199]-[.I199]" office:value-type="float" office:value="-511090.0392" calcext:value-type="float">
            <text:p>-511090.039200</text:p>
          </table:table-cell>
          <table:table-cell table:style-name="ce1" table:formula="of:=[.N199]-[.J199]" office:value-type="float" office:value="-6962203.4637" calcext:value-type="float">
            <text:p>-6962203.463700</text:p>
          </table:table-cell>
        </table:table-row>
        <table:table-row table:style-name="ro1">
          <table:table-cell office:value-type="float" office:value="511295.599" calcext:value-type="float">
            <text:p>511295.599</text:p>
          </table:table-cell>
          <table:table-cell office:value-type="float" office:value="6964989.466" calcext:value-type="float">
            <text:p>6964989.466</text:p>
          </table:table-cell>
          <table:table-cell office:value-type="float" office:value="1.392" calcext:value-type="float">
            <text:p>1.392</text:p>
          </table:table-cell>
          <table:table-cell/>
          <table:table-cell office:value-type="float" office:value="511091.081" calcext:value-type="float">
            <text:p>511091.081</text:p>
          </table:table-cell>
          <table:table-cell office:value-type="float" office:value="6962203.47" calcext:value-type="float">
            <text:p>6962203.47</text:p>
          </table:table-cell>
          <table:table-cell office:value-type="float" office:value="1.392" calcext:value-type="float">
            <text:p>1.392</text:p>
          </table:table-cell>
          <table:table-cell/>
          <table:table-cell office:value-type="float" office:value="511091.0808" calcext:value-type="float">
            <text:p>511091.0808</text:p>
          </table:table-cell>
          <table:table-cell office:value-type="float" office:value="6962203.4706" calcext:value-type="float">
            <text:p>6962203.4706</text:p>
          </table:table-cell>
          <table:table-cell office:value-type="float" office:value="1.392" calcext:value-type="float">
            <text:p>1.392</text:p>
          </table:table-cell>
          <table:table-cell table:number-columns-repeated="5"/>
          <table:table-cell table:style-name="ce1" table:formula="of:=[.M200]-[.I200]" office:value-type="float" office:value="-511091.0808" calcext:value-type="float">
            <text:p>-511091.080800</text:p>
          </table:table-cell>
          <table:table-cell table:style-name="ce1" table:formula="of:=[.N200]-[.J200]" office:value-type="float" office:value="-6962203.4706" calcext:value-type="float">
            <text:p>-6962203.470600</text:p>
          </table:table-cell>
        </table:table-row>
        <table:table-row table:style-name="ro1">
          <table:table-cell office:value-type="float" office:value="511292.229" calcext:value-type="float">
            <text:p>511292.229</text:p>
          </table:table-cell>
          <table:table-cell office:value-type="float" office:value="6964990.409" calcext:value-type="float">
            <text:p>6964990.409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511087.712" calcext:value-type="float">
            <text:p>511087.712</text:p>
          </table:table-cell>
          <table:table-cell office:value-type="float" office:value="6962204.413" calcext:value-type="float">
            <text:p>6962204.413</text:p>
          </table:table-cell>
          <table:table-cell office:value-type="float" office:value="1.367" calcext:value-type="float">
            <text:p>1.367</text:p>
          </table:table-cell>
          <table:table-cell/>
          <table:table-cell office:value-type="float" office:value="511087.7121" calcext:value-type="float">
            <text:p>511087.7121</text:p>
          </table:table-cell>
          <table:table-cell office:value-type="float" office:value="6962204.4133" calcext:value-type="float">
            <text:p>6962204.4133</text:p>
          </table:table-cell>
          <table:table-cell office:value-type="float" office:value="1.367" calcext:value-type="float">
            <text:p>1.367</text:p>
          </table:table-cell>
          <table:table-cell table:number-columns-repeated="5"/>
          <table:table-cell table:style-name="ce1" table:formula="of:=[.M201]-[.I201]" office:value-type="float" office:value="-511087.7121" calcext:value-type="float">
            <text:p>-511087.712100</text:p>
          </table:table-cell>
          <table:table-cell table:style-name="ce1" table:formula="of:=[.N201]-[.J201]" office:value-type="float" office:value="-6962204.4133" calcext:value-type="float">
            <text:p>-6962204.413300</text:p>
          </table:table-cell>
        </table:table-row>
        <table:table-row table:style-name="ro1">
          <table:table-cell office:value-type="float" office:value="511292.31" calcext:value-type="float">
            <text:p>511292.31</text:p>
          </table:table-cell>
          <table:table-cell office:value-type="float" office:value="6964990.885" calcext:value-type="float">
            <text:p>6964990.885</text:p>
          </table:table-cell>
          <table:table-cell office:value-type="float" office:value="1.365" calcext:value-type="float">
            <text:p>1.365</text:p>
          </table:table-cell>
          <table:table-cell/>
          <table:table-cell office:value-type="float" office:value="511087.793" calcext:value-type="float">
            <text:p>511087.793</text:p>
          </table:table-cell>
          <table:table-cell office:value-type="float" office:value="6962204.889" calcext:value-type="float">
            <text:p>6962204.889</text:p>
          </table:table-cell>
          <table:table-cell office:value-type="float" office:value="1.365" calcext:value-type="float">
            <text:p>1.365</text:p>
          </table:table-cell>
          <table:table-cell/>
          <table:table-cell office:value-type="float" office:value="511087.7931" calcext:value-type="float">
            <text:p>511087.7931</text:p>
          </table:table-cell>
          <table:table-cell office:value-type="float" office:value="6962204.8891" calcext:value-type="float">
            <text:p>6962204.8891</text:p>
          </table:table-cell>
          <table:table-cell office:value-type="float" office:value="1.365" calcext:value-type="float">
            <text:p>1.365</text:p>
          </table:table-cell>
          <table:table-cell table:number-columns-repeated="5"/>
          <table:table-cell table:style-name="ce1" table:formula="of:=[.M202]-[.I202]" office:value-type="float" office:value="-511087.7931" calcext:value-type="float">
            <text:p>-511087.793100</text:p>
          </table:table-cell>
          <table:table-cell table:style-name="ce1" table:formula="of:=[.N202]-[.J202]" office:value-type="float" office:value="-6962204.8891" calcext:value-type="float">
            <text:p>-6962204.889100</text:p>
          </table:table-cell>
        </table:table-row>
        <table:table-row table:style-name="ro1">
          <table:table-cell office:value-type="float" office:value="511293.7" calcext:value-type="float">
            <text:p>511293.7</text:p>
          </table:table-cell>
          <table:table-cell office:value-type="float" office:value="6964990.347" calcext:value-type="float">
            <text:p>6964990.347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float" office:value="511089.182" calcext:value-type="float">
            <text:p>511089.182</text:p>
          </table:table-cell>
          <table:table-cell office:value-type="float" office:value="6962204.351" calcext:value-type="float">
            <text:p>6962204.351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float" office:value="511089.1825" calcext:value-type="float">
            <text:p>511089.1825</text:p>
          </table:table-cell>
          <table:table-cell office:value-type="float" office:value="6962204.3513" calcext:value-type="float">
            <text:p>6962204.3513</text:p>
          </table:table-cell>
          <table:table-cell office:value-type="float" office:value="1.375" calcext:value-type="float">
            <text:p>1.375</text:p>
          </table:table-cell>
          <table:table-cell table:number-columns-repeated="5"/>
          <table:table-cell table:style-name="ce1" table:formula="of:=[.M203]-[.I203]" office:value-type="float" office:value="-511089.1825" calcext:value-type="float">
            <text:p>-511089.182500</text:p>
          </table:table-cell>
          <table:table-cell table:style-name="ce1" table:formula="of:=[.N203]-[.J203]" office:value-type="float" office:value="-6962204.3513" calcext:value-type="float">
            <text:p>-6962204.351300</text:p>
          </table:table-cell>
        </table:table-row>
        <table:table-row table:style-name="ro1">
          <table:table-cell office:value-type="float" office:value="511293.756" calcext:value-type="float">
            <text:p>511293.756</text:p>
          </table:table-cell>
          <table:table-cell office:value-type="float" office:value="6964990.979" calcext:value-type="float">
            <text:p>6964990.979</text:p>
          </table:table-cell>
          <table:table-cell office:value-type="float" office:value="1.352" calcext:value-type="float">
            <text:p>1.352</text:p>
          </table:table-cell>
          <table:table-cell/>
          <table:table-cell office:value-type="float" office:value="511089.238" calcext:value-type="float">
            <text:p>511089.238</text:p>
          </table:table-cell>
          <table:table-cell office:value-type="float" office:value="6962204.983" calcext:value-type="float">
            <text:p>6962204.983</text:p>
          </table:table-cell>
          <table:table-cell office:value-type="float" office:value="1.352" calcext:value-type="float">
            <text:p>1.352</text:p>
          </table:table-cell>
          <table:table-cell/>
          <table:table-cell office:value-type="float" office:value="511089.2385" calcext:value-type="float">
            <text:p>511089.2385</text:p>
          </table:table-cell>
          <table:table-cell office:value-type="float" office:value="6962204.983" calcext:value-type="float">
            <text:p>6962204.983</text:p>
          </table:table-cell>
          <table:table-cell office:value-type="float" office:value="1.352" calcext:value-type="float">
            <text:p>1.352</text:p>
          </table:table-cell>
          <table:table-cell table:number-columns-repeated="5"/>
          <table:table-cell table:style-name="ce1" table:formula="of:=[.M204]-[.I204]" office:value-type="float" office:value="-511089.2385" calcext:value-type="float">
            <text:p>-511089.238500</text:p>
          </table:table-cell>
          <table:table-cell table:style-name="ce1" table:formula="of:=[.N204]-[.J204]" office:value-type="float" office:value="-6962204.983" calcext:value-type="float">
            <text:p>-6962204.983000</text:p>
          </table:table-cell>
        </table:table-row>
        <table:table-row table:style-name="ro1">
          <table:table-cell office:value-type="float" office:value="511292.723" calcext:value-type="float">
            <text:p>511292.723</text:p>
          </table:table-cell>
          <table:table-cell office:value-type="float" office:value="6964991.7" calcext:value-type="float">
            <text:p>6964991.7</text:p>
          </table:table-cell>
          <table:table-cell office:value-type="float" office:value="1.377" calcext:value-type="float">
            <text:p>1.377</text:p>
          </table:table-cell>
          <table:table-cell/>
          <table:table-cell office:value-type="float" office:value="511088.206" calcext:value-type="float">
            <text:p>511088.206</text:p>
          </table:table-cell>
          <table:table-cell office:value-type="float" office:value="6962205.703" calcext:value-type="float">
            <text:p>6962205.703</text:p>
          </table:table-cell>
          <table:table-cell office:value-type="float" office:value="1.377" calcext:value-type="float">
            <text:p>1.377</text:p>
          </table:table-cell>
          <table:table-cell/>
          <table:table-cell office:value-type="float" office:value="511088.2059" calcext:value-type="float">
            <text:p>511088.2059</text:p>
          </table:table-cell>
          <table:table-cell office:value-type="float" office:value="6962205.7038" calcext:value-type="float">
            <text:p>6962205.7038</text:p>
          </table:table-cell>
          <table:table-cell office:value-type="float" office:value="1.377" calcext:value-type="float">
            <text:p>1.377</text:p>
          </table:table-cell>
          <table:table-cell table:number-columns-repeated="5"/>
          <table:table-cell table:style-name="ce1" table:formula="of:=[.M205]-[.I205]" office:value-type="float" office:value="-511088.2059" calcext:value-type="float">
            <text:p>-511088.205900</text:p>
          </table:table-cell>
          <table:table-cell table:style-name="ce1" table:formula="of:=[.N205]-[.J205]" office:value-type="float" office:value="-6962205.7038" calcext:value-type="float">
            <text:p>-6962205.703800</text:p>
          </table:table-cell>
        </table:table-row>
        <table:table-row table:style-name="ro1">
          <table:table-cell office:value-type="float" office:value="511293.856" calcext:value-type="float">
            <text:p>511293.856</text:p>
          </table:table-cell>
          <table:table-cell office:value-type="float" office:value="6964991.442" calcext:value-type="float">
            <text:p>6964991.442</text:p>
          </table:table-cell>
          <table:table-cell office:value-type="float" office:value="1.325" calcext:value-type="float">
            <text:p>1.325</text:p>
          </table:table-cell>
          <table:table-cell/>
          <table:table-cell office:value-type="float" office:value="511089.338" calcext:value-type="float">
            <text:p>511089.338</text:p>
          </table:table-cell>
          <table:table-cell office:value-type="float" office:value="6962205.446" calcext:value-type="float">
            <text:p>6962205.446</text:p>
          </table:table-cell>
          <table:table-cell office:value-type="float" office:value="1.325" calcext:value-type="float">
            <text:p>1.325</text:p>
          </table:table-cell>
          <table:table-cell/>
          <table:table-cell office:value-type="float" office:value="511089.3385" calcext:value-type="float">
            <text:p>511089.3385</text:p>
          </table:table-cell>
          <table:table-cell office:value-type="float" office:value="6962205.4459" calcext:value-type="float">
            <text:p>6962205.4459</text:p>
          </table:table-cell>
          <table:table-cell office:value-type="float" office:value="1.325" calcext:value-type="float">
            <text:p>1.325</text:p>
          </table:table-cell>
          <table:table-cell table:number-columns-repeated="5"/>
          <table:table-cell table:style-name="ce1" table:formula="of:=[.M206]-[.I206]" office:value-type="float" office:value="-511089.3385" calcext:value-type="float">
            <text:p>-511089.338500</text:p>
          </table:table-cell>
          <table:table-cell table:style-name="ce1" table:formula="of:=[.N206]-[.J206]" office:value-type="float" office:value="-6962205.4459" calcext:value-type="float">
            <text:p>-6962205.445900</text:p>
          </table:table-cell>
        </table:table-row>
        <table:table-row table:style-name="ro1">
          <table:table-cell office:value-type="float" office:value="511294.324" calcext:value-type="float">
            <text:p>511294.324</text:p>
          </table:table-cell>
          <table:table-cell office:value-type="float" office:value="6964990.115" calcext:value-type="float">
            <text:p>6964990.115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float" office:value="511089.806" calcext:value-type="float">
            <text:p>511089.806</text:p>
          </table:table-cell>
          <table:table-cell office:value-type="float" office:value="6962204.119" calcext:value-type="float">
            <text:p>6962204.119</text:p>
          </table:table-cell>
          <table:table-cell office:value-type="float" office:value="1.428" calcext:value-type="float">
            <text:p>1.428</text:p>
          </table:table-cell>
          <table:table-cell/>
          <table:table-cell office:value-type="float" office:value="511089.8063" calcext:value-type="float">
            <text:p>511089.8063</text:p>
          </table:table-cell>
          <table:table-cell office:value-type="float" office:value="6962204.1194" calcext:value-type="float">
            <text:p>6962204.1194</text:p>
          </table:table-cell>
          <table:table-cell office:value-type="float" office:value="1.428" calcext:value-type="float">
            <text:p>1.428</text:p>
          </table:table-cell>
          <table:table-cell table:number-columns-repeated="5"/>
          <table:table-cell table:style-name="ce1" table:formula="of:=[.M207]-[.I207]" office:value-type="float" office:value="-511089.8063" calcext:value-type="float">
            <text:p>-511089.806300</text:p>
          </table:table-cell>
          <table:table-cell table:style-name="ce1" table:formula="of:=[.N207]-[.J207]" office:value-type="float" office:value="-6962204.1194" calcext:value-type="float">
            <text:p>-6962204.119400</text:p>
          </table:table-cell>
        </table:table-row>
        <table:table-row table:style-name="ro1">
          <table:table-cell office:value-type="float" office:value="511294.691" calcext:value-type="float">
            <text:p>511294.691</text:p>
          </table:table-cell>
          <table:table-cell office:value-type="float" office:value="6964990.72" calcext:value-type="float">
            <text:p>6964990.72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511090.173" calcext:value-type="float">
            <text:p>511090.173</text:p>
          </table:table-cell>
          <table:table-cell office:value-type="float" office:value="6962204.724" calcext:value-type="float">
            <text:p>6962204.724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511090.1731" calcext:value-type="float">
            <text:p>511090.1731</text:p>
          </table:table-cell>
          <table:table-cell office:value-type="float" office:value="6962204.7241" calcext:value-type="float">
            <text:p>6962204.7241</text:p>
          </table:table-cell>
          <table:table-cell office:value-type="float" office:value="1.357" calcext:value-type="float">
            <text:p>1.357</text:p>
          </table:table-cell>
          <table:table-cell table:number-columns-repeated="5"/>
          <table:table-cell table:style-name="ce1" table:formula="of:=[.M208]-[.I208]" office:value-type="float" office:value="-511090.1731" calcext:value-type="float">
            <text:p>-511090.173100</text:p>
          </table:table-cell>
          <table:table-cell table:style-name="ce1" table:formula="of:=[.N208]-[.J208]" office:value-type="float" office:value="-6962204.7241" calcext:value-type="float">
            <text:p>-6962204.724100</text:p>
          </table:table-cell>
        </table:table-row>
        <table:table-row table:style-name="ro1">
          <table:table-cell office:value-type="float" office:value="511295.496" calcext:value-type="float">
            <text:p>511295.496</text:p>
          </table:table-cell>
          <table:table-cell office:value-type="float" office:value="6964990.506" calcext:value-type="float">
            <text:p>6964990.506</text:p>
          </table:table-cell>
          <table:table-cell office:value-type="float" office:value="1.345" calcext:value-type="float">
            <text:p>1.345</text:p>
          </table:table-cell>
          <table:table-cell/>
          <table:table-cell office:value-type="float" office:value="511090.978" calcext:value-type="float">
            <text:p>511090.978</text:p>
          </table:table-cell>
          <table:table-cell office:value-type="float" office:value="6962204.51" calcext:value-type="float">
            <text:p>6962204.51</text:p>
          </table:table-cell>
          <table:table-cell office:value-type="float" office:value="1.345" calcext:value-type="float">
            <text:p>1.345</text:p>
          </table:table-cell>
          <table:table-cell/>
          <table:table-cell office:value-type="float" office:value="511090.9778" calcext:value-type="float">
            <text:p>511090.9778</text:p>
          </table:table-cell>
          <table:table-cell office:value-type="float" office:value="6962204.5102" calcext:value-type="float">
            <text:p>6962204.5102</text:p>
          </table:table-cell>
          <table:table-cell office:value-type="float" office:value="1.345" calcext:value-type="float">
            <text:p>1.345</text:p>
          </table:table-cell>
          <table:table-cell table:number-columns-repeated="5"/>
          <table:table-cell table:style-name="ce1" table:formula="of:=[.M209]-[.I209]" office:value-type="float" office:value="-511090.9778" calcext:value-type="float">
            <text:p>-511090.977800</text:p>
          </table:table-cell>
          <table:table-cell table:style-name="ce1" table:formula="of:=[.N209]-[.J209]" office:value-type="float" office:value="-6962204.5102" calcext:value-type="float">
            <text:p>-6962204.510200</text:p>
          </table:table-cell>
        </table:table-row>
        <table:table-row table:style-name="ro1">
          <table:table-cell office:value-type="float" office:value="511294.589" calcext:value-type="float">
            <text:p>511294.589</text:p>
          </table:table-cell>
          <table:table-cell office:value-type="float" office:value="6964991.267" calcext:value-type="float">
            <text:p>6964991.267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511090.071" calcext:value-type="float">
            <text:p>511090.071</text:p>
          </table:table-cell>
          <table:table-cell office:value-type="float" office:value="6962205.271" calcext:value-type="float">
            <text:p>6962205.271</text:p>
          </table:table-cell>
          <table:table-cell office:value-type="float" office:value="1.35" calcext:value-type="float">
            <text:p>1.35</text:p>
          </table:table-cell>
          <table:table-cell/>
          <table:table-cell office:value-type="float" office:value="511090.0712" calcext:value-type="float">
            <text:p>511090.0712</text:p>
          </table:table-cell>
          <table:table-cell office:value-type="float" office:value="6962205.2709" calcext:value-type="float">
            <text:p>6962205.2709</text:p>
          </table:table-cell>
          <table:table-cell office:value-type="float" office:value="1.35" calcext:value-type="float">
            <text:p>1.35</text:p>
          </table:table-cell>
          <table:table-cell table:number-columns-repeated="5"/>
          <table:table-cell table:style-name="ce1" table:formula="of:=[.M210]-[.I210]" office:value-type="float" office:value="-511090.0712" calcext:value-type="float">
            <text:p>-511090.071200</text:p>
          </table:table-cell>
          <table:table-cell table:style-name="ce1" table:formula="of:=[.N210]-[.J210]" office:value-type="float" office:value="-6962205.2709" calcext:value-type="float">
            <text:p>-6962205.270900</text:p>
          </table:table-cell>
        </table:table-row>
        <table:table-row table:style-name="ro1">
          <table:table-cell office:value-type="float" office:value="511294.912" calcext:value-type="float">
            <text:p>511294.912</text:p>
          </table:table-cell>
          <table:table-cell office:value-type="float" office:value="6964991.908" calcext:value-type="float">
            <text:p>6964991.908</text:p>
          </table:table-cell>
          <table:table-cell office:value-type="float" office:value="1.344" calcext:value-type="float">
            <text:p>1.344</text:p>
          </table:table-cell>
          <table:table-cell/>
          <table:table-cell office:value-type="float" office:value="511090.394" calcext:value-type="float">
            <text:p>511090.394</text:p>
          </table:table-cell>
          <table:table-cell office:value-type="float" office:value="6962205.911" calcext:value-type="float">
            <text:p>6962205.911</text:p>
          </table:table-cell>
          <table:table-cell office:value-type="float" office:value="1.344" calcext:value-type="float">
            <text:p>1.344</text:p>
          </table:table-cell>
          <table:table-cell/>
          <table:table-cell office:value-type="float" office:value="511090.394" calcext:value-type="float">
            <text:p>511090.394</text:p>
          </table:table-cell>
          <table:table-cell office:value-type="float" office:value="6962205.9117" calcext:value-type="float">
            <text:p>6962205.9117</text:p>
          </table:table-cell>
          <table:table-cell office:value-type="float" office:value="1.344" calcext:value-type="float">
            <text:p>1.344</text:p>
          </table:table-cell>
          <table:table-cell table:number-columns-repeated="5"/>
          <table:table-cell table:style-name="ce1" table:formula="of:=[.M211]-[.I211]" office:value-type="float" office:value="-511090.394" calcext:value-type="float">
            <text:p>-511090.394000</text:p>
          </table:table-cell>
          <table:table-cell table:style-name="ce1" table:formula="of:=[.N211]-[.J211]" office:value-type="float" office:value="-6962205.9117" calcext:value-type="float">
            <text:p>-6962205.911700</text:p>
          </table:table-cell>
        </table:table-row>
        <table:table-row table:style-name="ro1">
          <table:table-cell office:value-type="float" office:value="511295.438" calcext:value-type="float">
            <text:p>511295.438</text:p>
          </table:table-cell>
          <table:table-cell office:value-type="float" office:value="6964991.979" calcext:value-type="float">
            <text:p>6964991.979</text:p>
          </table:table-cell>
          <table:table-cell office:value-type="float" office:value="1.361" calcext:value-type="float">
            <text:p>1.361</text:p>
          </table:table-cell>
          <table:table-cell/>
          <table:table-cell office:value-type="float" office:value="511090.92" calcext:value-type="float">
            <text:p>511090.92</text:p>
          </table:table-cell>
          <table:table-cell office:value-type="float" office:value="6962205.982" calcext:value-type="float">
            <text:p>6962205.982</text:p>
          </table:table-cell>
          <table:table-cell office:value-type="float" office:value="1.361" calcext:value-type="float">
            <text:p>1.361</text:p>
          </table:table-cell>
          <table:table-cell/>
          <table:table-cell office:value-type="float" office:value="511090.9198" calcext:value-type="float">
            <text:p>511090.9198</text:p>
          </table:table-cell>
          <table:table-cell office:value-type="float" office:value="6962205.9826" calcext:value-type="float">
            <text:p>6962205.9826</text:p>
          </table:table-cell>
          <table:table-cell office:value-type="float" office:value="1.361" calcext:value-type="float">
            <text:p>1.361</text:p>
          </table:table-cell>
          <table:table-cell table:number-columns-repeated="5"/>
          <table:table-cell table:style-name="ce1" table:formula="of:=[.M212]-[.I212]" office:value-type="float" office:value="-511090.9198" calcext:value-type="float">
            <text:p>-511090.919800</text:p>
          </table:table-cell>
          <table:table-cell table:style-name="ce1" table:formula="of:=[.N212]-[.J212]" office:value-type="float" office:value="-6962205.9826" calcext:value-type="float">
            <text:p>-6962205.982600</text:p>
          </table:table-cell>
        </table:table-row>
        <table:table-row table:style-name="ro1">
          <table:table-cell office:value-type="float" office:value="511295.892" calcext:value-type="float">
            <text:p>511295.892</text:p>
          </table:table-cell>
          <table:table-cell office:value-type="float" office:value="6964988.025" calcext:value-type="float">
            <text:p>6964988.025</text:p>
          </table:table-cell>
          <table:table-cell office:value-type="float" office:value="2.752" calcext:value-type="float">
            <text:p>2.752</text:p>
          </table:table-cell>
          <table:table-cell/>
          <table:table-cell office:value-type="float" office:value="511091.374" calcext:value-type="float">
            <text:p>511091.374</text:p>
          </table:table-cell>
          <table:table-cell office:value-type="float" office:value="6962202.03" calcext:value-type="float">
            <text:p>6962202.03</text:p>
          </table:table-cell>
          <table:table-cell office:value-type="float" office:value="2.752" calcext:value-type="float">
            <text:p>2.752</text:p>
          </table:table-cell>
          <table:table-cell/>
          <table:table-cell office:value-type="float" office:value="511091.3736" calcext:value-type="float">
            <text:p>511091.3736</text:p>
          </table:table-cell>
          <table:table-cell office:value-type="float" office:value="6962202.0302" calcext:value-type="float">
            <text:p>6962202.0302</text:p>
          </table:table-cell>
          <table:table-cell office:value-type="float" office:value="2.752" calcext:value-type="float">
            <text:p>2.752</text:p>
          </table:table-cell>
          <table:table-cell table:number-columns-repeated="5"/>
          <table:table-cell table:style-name="ce1" table:formula="of:=[.M213]-[.I213]" office:value-type="float" office:value="-511091.3736" calcext:value-type="float">
            <text:p>-511091.373600</text:p>
          </table:table-cell>
          <table:table-cell table:style-name="ce1" table:formula="of:=[.N213]-[.J213]" office:value-type="float" office:value="-6962202.0302" calcext:value-type="float">
            <text:p>-6962202.030200</text:p>
          </table:table-cell>
        </table:table-row>
        <table:table-row table:style-name="ro1">
          <table:table-cell office:value-type="float" office:value="511291.614" calcext:value-type="float">
            <text:p>511291.614</text:p>
          </table:table-cell>
          <table:table-cell office:value-type="float" office:value="6964984.036" calcext:value-type="float">
            <text:p>6964984.036</text:p>
          </table:table-cell>
          <table:table-cell office:value-type="float" office:value="4.662" calcext:value-type="float">
            <text:p>4.662</text:p>
          </table:table-cell>
          <table:table-cell/>
          <table:table-cell office:value-type="float" office:value="511087.097" calcext:value-type="float">
            <text:p>511087.097</text:p>
          </table:table-cell>
          <table:table-cell office:value-type="float" office:value="6962198.043" calcext:value-type="float">
            <text:p>6962198.043</text:p>
          </table:table-cell>
          <table:table-cell office:value-type="float" office:value="4.662" calcext:value-type="float">
            <text:p>4.662</text:p>
          </table:table-cell>
          <table:table-cell/>
          <table:table-cell office:value-type="float" office:value="511087.0973" calcext:value-type="float">
            <text:p>511087.0973</text:p>
          </table:table-cell>
          <table:table-cell office:value-type="float" office:value="6962198.0428" calcext:value-type="float">
            <text:p>6962198.0428</text:p>
          </table:table-cell>
          <table:table-cell office:value-type="float" office:value="4.662" calcext:value-type="float">
            <text:p>4.662</text:p>
          </table:table-cell>
          <table:table-cell table:number-columns-repeated="5"/>
          <table:table-cell table:style-name="ce1" table:formula="of:=[.M214]-[.I214]" office:value-type="float" office:value="-511087.0973" calcext:value-type="float">
            <text:p>-511087.097300</text:p>
          </table:table-cell>
          <table:table-cell table:style-name="ce1" table:formula="of:=[.N214]-[.J214]" office:value-type="float" office:value="-6962198.0428" calcext:value-type="float">
            <text:p>-6962198.042800</text:p>
          </table:table-cell>
        </table:table-row>
        <table:table-row table:style-name="ro1">
          <table:table-cell office:value-type="float" office:value="511291.188" calcext:value-type="float">
            <text:p>511291.188</text:p>
          </table:table-cell>
          <table:table-cell office:value-type="float" office:value="6964984.356" calcext:value-type="float">
            <text:p>6964984.356</text:p>
          </table:table-cell>
          <table:table-cell office:value-type="float" office:value="5.966" calcext:value-type="float">
            <text:p>5.966</text:p>
          </table:table-cell>
          <table:table-cell/>
          <table:table-cell office:value-type="float" office:value="511086.671" calcext:value-type="float">
            <text:p>511086.671</text:p>
          </table:table-cell>
          <table:table-cell office:value-type="float" office:value="6962198.362" calcext:value-type="float">
            <text:p>6962198.362</text:p>
          </table:table-cell>
          <table:table-cell office:value-type="float" office:value="5.966" calcext:value-type="float">
            <text:p>5.966</text:p>
          </table:table-cell>
          <table:table-cell/>
          <table:table-cell office:value-type="float" office:value="511086.6715" calcext:value-type="float">
            <text:p>511086.6715</text:p>
          </table:table-cell>
          <table:table-cell office:value-type="float" office:value="6962198.3627" calcext:value-type="float">
            <text:p>6962198.3627</text:p>
          </table:table-cell>
          <table:table-cell office:value-type="float" office:value="5.966" calcext:value-type="float">
            <text:p>5.966</text:p>
          </table:table-cell>
          <table:table-cell table:number-columns-repeated="5"/>
          <table:table-cell table:style-name="ce1" table:formula="of:=[.M215]-[.I215]" office:value-type="float" office:value="-511086.6715" calcext:value-type="float">
            <text:p>-511086.671500</text:p>
          </table:table-cell>
          <table:table-cell table:style-name="ce1" table:formula="of:=[.N215]-[.J215]" office:value-type="float" office:value="-6962198.3627" calcext:value-type="float">
            <text:p>-6962198.362700</text:p>
          </table:table-cell>
        </table:table-row>
        <table:table-row table:style-name="ro1">
          <table:table-cell office:value-type="float" office:value="511290.928" calcext:value-type="float">
            <text:p>511290.928</text:p>
          </table:table-cell>
          <table:table-cell office:value-type="float" office:value="6964986.121" calcext:value-type="float">
            <text:p>6964986.121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511086.412" calcext:value-type="float">
            <text:p>511086.412</text:p>
          </table:table-cell>
          <table:table-cell office:value-type="float" office:value="6962200.127" calcext:value-type="float">
            <text:p>6962200.127</text:p>
          </table:table-cell>
          <table:table-cell office:value-type="float" office:value="4.31" calcext:value-type="float">
            <text:p>4.31</text:p>
          </table:table-cell>
          <table:table-cell/>
          <table:table-cell office:value-type="float" office:value="511086.4116" calcext:value-type="float">
            <text:p>511086.4116</text:p>
          </table:table-cell>
          <table:table-cell office:value-type="float" office:value="6962200.127" calcext:value-type="float">
            <text:p>6962200.127</text:p>
          </table:table-cell>
          <table:table-cell office:value-type="float" office:value="4.31" calcext:value-type="float">
            <text:p>4.31</text:p>
          </table:table-cell>
          <table:table-cell table:number-columns-repeated="5"/>
          <table:table-cell table:style-name="ce1" table:formula="of:=[.M216]-[.I216]" office:value-type="float" office:value="-511086.4116" calcext:value-type="float">
            <text:p>-511086.411600</text:p>
          </table:table-cell>
          <table:table-cell table:style-name="ce1" table:formula="of:=[.N216]-[.J216]" office:value-type="float" office:value="-6962200.127" calcext:value-type="float">
            <text:p>-6962200.127000</text:p>
          </table:table-cell>
        </table:table-row>
        <table:table-row table:style-name="ro1">
          <table:table-cell office:value-type="float" office:value="511289.966" calcext:value-type="float">
            <text:p>511289.966</text:p>
          </table:table-cell>
          <table:table-cell office:value-type="float" office:value="6964985.849" calcext:value-type="float">
            <text:p>6964985.849</text:p>
          </table:table-cell>
          <table:table-cell office:value-type="float" office:value="7.034" calcext:value-type="float">
            <text:p>7.034</text:p>
          </table:table-cell>
          <table:table-cell/>
          <table:table-cell office:value-type="float" office:value="511085.45" calcext:value-type="float">
            <text:p>511085.45</text:p>
          </table:table-cell>
          <table:table-cell office:value-type="float" office:value="6962199.855" calcext:value-type="float">
            <text:p>6962199.855</text:p>
          </table:table-cell>
          <table:table-cell office:value-type="float" office:value="7.034" calcext:value-type="float">
            <text:p>7.034</text:p>
          </table:table-cell>
          <table:table-cell/>
          <table:table-cell office:value-type="float" office:value="511085.45" calcext:value-type="float">
            <text:p>511085.45</text:p>
          </table:table-cell>
          <table:table-cell office:value-type="float" office:value="6962199.8551" calcext:value-type="float">
            <text:p>6962199.8551</text:p>
          </table:table-cell>
          <table:table-cell office:value-type="float" office:value="7.034" calcext:value-type="float">
            <text:p>7.034</text:p>
          </table:table-cell>
          <table:table-cell table:number-columns-repeated="5"/>
          <table:table-cell table:style-name="ce1" table:formula="of:=[.M217]-[.I217]" office:value-type="float" office:value="-511085.45" calcext:value-type="float">
            <text:p>-511085.450000</text:p>
          </table:table-cell>
          <table:table-cell table:style-name="ce1" table:formula="of:=[.N217]-[.J217]" office:value-type="float" office:value="-6962199.8551" calcext:value-type="float">
            <text:p>-6962199.855100</text:p>
          </table:table-cell>
        </table:table-row>
        <table:table-row table:style-name="ro1">
          <table:table-cell office:value-type="float" office:value="511288.191" calcext:value-type="float">
            <text:p>511288.191</text:p>
          </table:table-cell>
          <table:table-cell office:value-type="float" office:value="6964986.007" calcext:value-type="float">
            <text:p>6964986.007</text:p>
          </table:table-cell>
          <table:table-cell office:value-type="float" office:value="6.929" calcext:value-type="float">
            <text:p>6.929</text:p>
          </table:table-cell>
          <table:table-cell/>
          <table:table-cell office:value-type="float" office:value="511083.676" calcext:value-type="float">
            <text:p>511083.676</text:p>
          </table:table-cell>
          <table:table-cell office:value-type="float" office:value="6962200.013" calcext:value-type="float">
            <text:p>6962200.013</text:p>
          </table:table-cell>
          <table:table-cell office:value-type="float" office:value="6.929" calcext:value-type="float">
            <text:p>6.929</text:p>
          </table:table-cell>
          <table:table-cell/>
          <table:table-cell office:value-type="float" office:value="511083.6757" calcext:value-type="float">
            <text:p>511083.6757</text:p>
          </table:table-cell>
          <table:table-cell office:value-type="float" office:value="6962200.013" calcext:value-type="float">
            <text:p>6962200.013</text:p>
          </table:table-cell>
          <table:table-cell office:value-type="float" office:value="6.929" calcext:value-type="float">
            <text:p>6.929</text:p>
          </table:table-cell>
          <table:table-cell table:number-columns-repeated="5"/>
          <table:table-cell table:style-name="ce1" table:formula="of:=[.M218]-[.I218]" office:value-type="float" office:value="-511083.6757" calcext:value-type="float">
            <text:p>-511083.675700</text:p>
          </table:table-cell>
          <table:table-cell table:style-name="ce1" table:formula="of:=[.N218]-[.J218]" office:value-type="float" office:value="-6962200.013" calcext:value-type="float">
            <text:p>-6962200.013000</text:p>
          </table:table-cell>
        </table:table-row>
        <table:table-row table:style-name="ro1">
          <table:table-cell office:value-type="float" office:value="511293.697" calcext:value-type="float">
            <text:p>511293.697</text:p>
          </table:table-cell>
          <table:table-cell office:value-type="float" office:value="6964984.367" calcext:value-type="float">
            <text:p>6964984.367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511089.179" calcext:value-type="float">
            <text:p>511089.179</text:p>
          </table:table-cell>
          <table:table-cell office:value-type="float" office:value="6962198.373" calcext:value-type="float">
            <text:p>6962198.373</text:p>
          </table:table-cell>
          <table:table-cell office:value-type="float" office:value="4.22" calcext:value-type="float">
            <text:p>4.22</text:p>
          </table:table-cell>
          <table:table-cell/>
          <table:table-cell office:value-type="float" office:value="511089.1795" calcext:value-type="float">
            <text:p>511089.1795</text:p>
          </table:table-cell>
          <table:table-cell office:value-type="float" office:value="6962198.3737" calcext:value-type="float">
            <text:p>6962198.3737</text:p>
          </table:table-cell>
          <table:table-cell office:value-type="float" office:value="4.22" calcext:value-type="float">
            <text:p>4.22</text:p>
          </table:table-cell>
          <table:table-cell table:number-columns-repeated="5"/>
          <table:table-cell table:style-name="ce1" table:formula="of:=[.M219]-[.I219]" office:value-type="float" office:value="-511089.1795" calcext:value-type="float">
            <text:p>-511089.179500</text:p>
          </table:table-cell>
          <table:table-cell table:style-name="ce1" table:formula="of:=[.N219]-[.J219]" office:value-type="float" office:value="-6962198.3737" calcext:value-type="float">
            <text:p>-6962198.373700</text:p>
          </table:table-cell>
        </table:table-row>
        <table:table-row table:style-name="ro1">
          <table:table-cell office:value-type="float" office:value="511292.299" calcext:value-type="float">
            <text:p>511292.299</text:p>
          </table:table-cell>
          <table:table-cell office:value-type="float" office:value="6964985.062" calcext:value-type="float">
            <text:p>6964985.062</text:p>
          </table:table-cell>
          <table:table-cell office:value-type="float" office:value="5.741" calcext:value-type="float">
            <text:p>5.741</text:p>
          </table:table-cell>
          <table:table-cell/>
          <table:table-cell office:value-type="float" office:value="511087.782" calcext:value-type="float">
            <text:p>511087.782</text:p>
          </table:table-cell>
          <table:table-cell office:value-type="float" office:value="6962199.068" calcext:value-type="float">
            <text:p>6962199.068</text:p>
          </table:table-cell>
          <table:table-cell office:value-type="float" office:value="5.741" calcext:value-type="float">
            <text:p>5.741</text:p>
          </table:table-cell>
          <table:table-cell/>
          <table:table-cell office:value-type="float" office:value="511087.7821" calcext:value-type="float">
            <text:p>511087.7821</text:p>
          </table:table-cell>
          <table:table-cell office:value-type="float" office:value="6962199.0684" calcext:value-type="float">
            <text:p>6962199.0684</text:p>
          </table:table-cell>
          <table:table-cell office:value-type="float" office:value="5.741" calcext:value-type="float">
            <text:p>5.741</text:p>
          </table:table-cell>
          <table:table-cell table:number-columns-repeated="5"/>
          <table:table-cell table:style-name="ce1" table:formula="of:=[.M220]-[.I220]" office:value-type="float" office:value="-511087.7821" calcext:value-type="float">
            <text:p>-511087.782100</text:p>
          </table:table-cell>
          <table:table-cell table:style-name="ce1" table:formula="of:=[.N220]-[.J220]" office:value-type="float" office:value="-6962199.0684" calcext:value-type="float">
            <text:p>-6962199.068400</text:p>
          </table:table-cell>
        </table:table-row>
        <table:table-row table:style-name="ro1">
          <table:table-cell office:value-type="float" office:value="511294.162" calcext:value-type="float">
            <text:p>511294.162</text:p>
          </table:table-cell>
          <table:table-cell office:value-type="float" office:value="6964986.736" calcext:value-type="float">
            <text:p>6964986.736</text:p>
          </table:table-cell>
          <table:table-cell office:value-type="float" office:value="5.965" calcext:value-type="float">
            <text:p>5.965</text:p>
          </table:table-cell>
          <table:table-cell/>
          <table:table-cell office:value-type="float" office:value="511089.644" calcext:value-type="float">
            <text:p>511089.644</text:p>
          </table:table-cell>
          <table:table-cell office:value-type="float" office:value="6962200.741" calcext:value-type="float">
            <text:p>6962200.741</text:p>
          </table:table-cell>
          <table:table-cell office:value-type="float" office:value="5.965" calcext:value-type="float">
            <text:p>5.965</text:p>
          </table:table-cell>
          <table:table-cell/>
          <table:table-cell office:value-type="float" office:value="511089.6443" calcext:value-type="float">
            <text:p>511089.6443</text:p>
          </table:table-cell>
          <table:table-cell office:value-type="float" office:value="6962200.7417" calcext:value-type="float">
            <text:p>6962200.7417</text:p>
          </table:table-cell>
          <table:table-cell office:value-type="float" office:value="5.965" calcext:value-type="float">
            <text:p>5.965</text:p>
          </table:table-cell>
          <table:table-cell table:number-columns-repeated="5"/>
          <table:table-cell table:style-name="ce1" table:formula="of:=[.M221]-[.I221]" office:value-type="float" office:value="-511089.6443" calcext:value-type="float">
            <text:p>-511089.644300</text:p>
          </table:table-cell>
          <table:table-cell table:style-name="ce1" table:formula="of:=[.N221]-[.J221]" office:value-type="float" office:value="-6962200.7417" calcext:value-type="float">
            <text:p>-6962200.741700</text:p>
          </table:table-cell>
        </table:table-row>
        <table:table-row table:style-name="ro1">
          <table:table-cell office:value-type="float" office:value="511294.878" calcext:value-type="float">
            <text:p>511294.878</text:p>
          </table:table-cell>
          <table:table-cell office:value-type="float" office:value="6964987.317" calcext:value-type="float">
            <text:p>6964987.317</text:p>
          </table:table-cell>
          <table:table-cell office:value-type="float" office:value="5.982" calcext:value-type="float">
            <text:p>5.982</text:p>
          </table:table-cell>
          <table:table-cell/>
          <table:table-cell office:value-type="float" office:value="511090.36" calcext:value-type="float">
            <text:p>511090.36</text:p>
          </table:table-cell>
          <table:table-cell office:value-type="float" office:value="6962201.322" calcext:value-type="float">
            <text:p>6962201.322</text:p>
          </table:table-cell>
          <table:table-cell office:value-type="float" office:value="5.982" calcext:value-type="float">
            <text:p>5.982</text:p>
          </table:table-cell>
          <table:table-cell/>
          <table:table-cell office:value-type="float" office:value="511090.36" calcext:value-type="float">
            <text:p>511090.36</text:p>
          </table:table-cell>
          <table:table-cell office:value-type="float" office:value="6962201.3225" calcext:value-type="float">
            <text:p>6962201.3225</text:p>
          </table:table-cell>
          <table:table-cell office:value-type="float" office:value="5.982" calcext:value-type="float">
            <text:p>5.982</text:p>
          </table:table-cell>
          <table:table-cell table:number-columns-repeated="5"/>
          <table:table-cell table:style-name="ce1" table:formula="of:=[.M222]-[.I222]" office:value-type="float" office:value="-511090.36" calcext:value-type="float">
            <text:p>-511090.360000</text:p>
          </table:table-cell>
          <table:table-cell table:style-name="ce1" table:formula="of:=[.N222]-[.J222]" office:value-type="float" office:value="-6962201.3225" calcext:value-type="float">
            <text:p>-6962201.322500</text:p>
          </table:table-cell>
        </table:table-row>
        <table:table-row table:style-name="ro1">
          <table:table-cell office:value-type="float" office:value="511292.228" calcext:value-type="float">
            <text:p>511292.228</text:p>
          </table:table-cell>
          <table:table-cell office:value-type="float" office:value="6964984.017" calcext:value-type="float">
            <text:p>6964984.017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float" office:value="511087.711" calcext:value-type="float">
            <text:p>511087.711</text:p>
          </table:table-cell>
          <table:table-cell office:value-type="float" office:value="6962198.024" calcext:value-type="float">
            <text:p>6962198.024</text:p>
          </table:table-cell>
          <table:table-cell office:value-type="float" office:value="6.07" calcext:value-type="float">
            <text:p>6.07</text:p>
          </table:table-cell>
          <table:table-cell/>
          <table:table-cell office:value-type="float" office:value="511087.7111" calcext:value-type="float">
            <text:p>511087.7111</text:p>
          </table:table-cell>
          <table:table-cell office:value-type="float" office:value="6962198.0238" calcext:value-type="float">
            <text:p>6962198.0238</text:p>
          </table:table-cell>
          <table:table-cell office:value-type="float" office:value="6.07" calcext:value-type="float">
            <text:p>6.07</text:p>
          </table:table-cell>
          <table:table-cell table:number-columns-repeated="5"/>
          <table:table-cell table:style-name="ce1" table:formula="of:=[.M223]-[.I223]" office:value-type="float" office:value="-511087.7111" calcext:value-type="float">
            <text:p>-511087.711100</text:p>
          </table:table-cell>
          <table:table-cell table:style-name="ce1" table:formula="of:=[.N223]-[.J223]" office:value-type="float" office:value="-6962198.0238" calcext:value-type="float">
            <text:p>-6962198.023800</text:p>
          </table:table-cell>
        </table:table-row>
        <table:table-row table:style-name="ro1">
          <table:table-cell office:value-type="float" office:value="511295.47" calcext:value-type="float">
            <text:p>511295.47</text:p>
          </table:table-cell>
          <table:table-cell office:value-type="float" office:value="6964985.428" calcext:value-type="float">
            <text:p>6964985.428</text:p>
          </table:table-cell>
          <table:table-cell office:value-type="float" office:value="6.852" calcext:value-type="float">
            <text:p>6.852</text:p>
          </table:table-cell>
          <table:table-cell/>
          <table:table-cell office:value-type="float" office:value="511090.952" calcext:value-type="float">
            <text:p>511090.952</text:p>
          </table:table-cell>
          <table:table-cell office:value-type="float" office:value="6962199.434" calcext:value-type="float">
            <text:p>6962199.434</text:p>
          </table:table-cell>
          <table:table-cell office:value-type="float" office:value="6.852" calcext:value-type="float">
            <text:p>6.852</text:p>
          </table:table-cell>
          <table:table-cell/>
          <table:table-cell office:value-type="float" office:value="511090.9518" calcext:value-type="float">
            <text:p>511090.9518</text:p>
          </table:table-cell>
          <table:table-cell office:value-type="float" office:value="6962199.4342" calcext:value-type="float">
            <text:p>6962199.4342</text:p>
          </table:table-cell>
          <table:table-cell office:value-type="float" office:value="6.852" calcext:value-type="float">
            <text:p>6.852</text:p>
          </table:table-cell>
          <table:table-cell table:number-columns-repeated="5"/>
          <table:table-cell table:style-name="ce1" table:formula="of:=[.M224]-[.I224]" office:value-type="float" office:value="-511090.9518" calcext:value-type="float">
            <text:p>-511090.951800</text:p>
          </table:table-cell>
          <table:table-cell table:style-name="ce1" table:formula="of:=[.N224]-[.J224]" office:value-type="float" office:value="-6962199.4342" calcext:value-type="float">
            <text:p>-6962199.434200</text:p>
          </table:table-cell>
        </table:table-row>
        <table:table-row table:style-name="ro1">
          <table:table-cell office:value-type="float" office:value="511293.829" calcext:value-type="float">
            <text:p>511293.829</text:p>
          </table:table-cell>
          <table:table-cell office:value-type="float" office:value="6964987.37" calcext:value-type="float">
            <text:p>6964987.37</text:p>
          </table:table-cell>
          <table:table-cell office:value-type="float" office:value="7.904" calcext:value-type="float">
            <text:p>7.904</text:p>
          </table:table-cell>
          <table:table-cell/>
          <table:table-cell office:value-type="float" office:value="511089.311" calcext:value-type="float">
            <text:p>511089.311</text:p>
          </table:table-cell>
          <table:table-cell office:value-type="float" office:value="6962201.375" calcext:value-type="float">
            <text:p>6962201.375</text:p>
          </table:table-cell>
          <table:table-cell office:value-type="float" office:value="7.904" calcext:value-type="float">
            <text:p>7.904</text:p>
          </table:table-cell>
          <table:table-cell/>
          <table:table-cell office:value-type="float" office:value="511089.3115" calcext:value-type="float">
            <text:p>511089.3115</text:p>
          </table:table-cell>
          <table:table-cell office:value-type="float" office:value="6962201.3755" calcext:value-type="float">
            <text:p>6962201.3755</text:p>
          </table:table-cell>
          <table:table-cell office:value-type="float" office:value="7.904" calcext:value-type="float">
            <text:p>7.904</text:p>
          </table:table-cell>
          <table:table-cell table:number-columns-repeated="5"/>
          <table:table-cell table:style-name="ce1" table:formula="of:=[.M225]-[.I225]" office:value-type="float" office:value="-511089.3115" calcext:value-type="float">
            <text:p>-511089.311500</text:p>
          </table:table-cell>
          <table:table-cell table:style-name="ce1" table:formula="of:=[.N225]-[.J225]" office:value-type="float" office:value="-6962201.3755" calcext:value-type="float">
            <text:p>-6962201.375500</text:p>
          </table:table-cell>
        </table:table-row>
        <table:table-row table:style-name="ro1">
          <table:table-cell office:value-type="float" office:value="511294.517" calcext:value-type="float">
            <text:p>511294.517</text:p>
          </table:table-cell>
          <table:table-cell office:value-type="float" office:value="6964987.02" calcext:value-type="float">
            <text:p>6964987.02</text:p>
          </table:table-cell>
          <table:table-cell office:value-type="float" office:value="6.203" calcext:value-type="float">
            <text:p>6.203</text:p>
          </table:table-cell>
          <table:table-cell/>
          <table:table-cell office:value-type="float" office:value="511089.999" calcext:value-type="float">
            <text:p>511089.999</text:p>
          </table:table-cell>
          <table:table-cell office:value-type="float" office:value="6962201.025" calcext:value-type="float">
            <text:p>6962201.025</text:p>
          </table:table-cell>
          <table:table-cell office:value-type="float" office:value="6.203" calcext:value-type="float">
            <text:p>6.203</text:p>
          </table:table-cell>
          <table:table-cell/>
          <table:table-cell office:value-type="float" office:value="511089.9992" calcext:value-type="float">
            <text:p>511089.9992</text:p>
          </table:table-cell>
          <table:table-cell office:value-type="float" office:value="6962201.0256" calcext:value-type="float">
            <text:p>6962201.0256</text:p>
          </table:table-cell>
          <table:table-cell office:value-type="float" office:value="6.203" calcext:value-type="float">
            <text:p>6.203</text:p>
          </table:table-cell>
          <table:table-cell table:number-columns-repeated="5"/>
          <table:table-cell table:style-name="ce1" table:formula="of:=[.M226]-[.I226]" office:value-type="float" office:value="-511089.9992" calcext:value-type="float">
            <text:p>-511089.999200</text:p>
          </table:table-cell>
          <table:table-cell table:style-name="ce1" table:formula="of:=[.N226]-[.J226]" office:value-type="float" office:value="-6962201.0256" calcext:value-type="float">
            <text:p>-6962201.025600</text:p>
          </table:table-cell>
        </table:table-row>
        <table:table-row table:style-name="ro1">
          <table:table-cell office:value-type="float" office:value="511295.103" calcext:value-type="float">
            <text:p>511295.103</text:p>
          </table:table-cell>
          <table:table-cell office:value-type="float" office:value="6964987.487" calcext:value-type="float">
            <text:p>6964987.487</text:p>
          </table:table-cell>
          <table:table-cell office:value-type="float" office:value="6.524" calcext:value-type="float">
            <text:p>6.524</text:p>
          </table:table-cell>
          <table:table-cell/>
          <table:table-cell office:value-type="float" office:value="511090.585" calcext:value-type="float">
            <text:p>511090.585</text:p>
          </table:table-cell>
          <table:table-cell office:value-type="float" office:value="6962201.492" calcext:value-type="float">
            <text:p>6962201.492</text:p>
          </table:table-cell>
          <table:table-cell office:value-type="float" office:value="6.524" calcext:value-type="float">
            <text:p>6.524</text:p>
          </table:table-cell>
          <table:table-cell/>
          <table:table-cell office:value-type="float" office:value="511090.585" calcext:value-type="float">
            <text:p>511090.585</text:p>
          </table:table-cell>
          <table:table-cell office:value-type="float" office:value="6962201.4924" calcext:value-type="float">
            <text:p>6962201.4924</text:p>
          </table:table-cell>
          <table:table-cell office:value-type="float" office:value="6.524" calcext:value-type="float">
            <text:p>6.524</text:p>
          </table:table-cell>
          <table:table-cell table:number-columns-repeated="5"/>
          <table:table-cell table:style-name="ce1" table:formula="of:=[.M227]-[.I227]" office:value-type="float" office:value="-511090.585" calcext:value-type="float">
            <text:p>-511090.585000</text:p>
          </table:table-cell>
          <table:table-cell table:style-name="ce1" table:formula="of:=[.N227]-[.J227]" office:value-type="float" office:value="-6962201.4924" calcext:value-type="float">
            <text:p>-6962201.492400</text:p>
          </table:table-cell>
        </table:table-row>
        <table:table-row table:style-name="ro1">
          <table:table-cell office:value-type="float" office:value="511294.74" calcext:value-type="float">
            <text:p>511294.74</text:p>
          </table:table-cell>
          <table:table-cell office:value-type="float" office:value="6964987.009" calcext:value-type="float">
            <text:p>6964987.009</text:p>
          </table:table-cell>
          <table:table-cell office:value-type="float" office:value="7.228" calcext:value-type="float">
            <text:p>7.228</text:p>
          </table:table-cell>
          <table:table-cell/>
          <table:table-cell office:value-type="float" office:value="511090.222" calcext:value-type="float">
            <text:p>511090.222</text:p>
          </table:table-cell>
          <table:table-cell office:value-type="float" office:value="6962201.014" calcext:value-type="float">
            <text:p>6962201.014</text:p>
          </table:table-cell>
          <table:table-cell office:value-type="float" office:value="7.228" calcext:value-type="float">
            <text:p>7.228</text:p>
          </table:table-cell>
          <table:table-cell/>
          <table:table-cell office:value-type="float" office:value="511090.2221" calcext:value-type="float">
            <text:p>511090.2221</text:p>
          </table:table-cell>
          <table:table-cell office:value-type="float" office:value="6962201.0146" calcext:value-type="float">
            <text:p>6962201.0146</text:p>
          </table:table-cell>
          <table:table-cell office:value-type="float" office:value="7.228" calcext:value-type="float">
            <text:p>7.228</text:p>
          </table:table-cell>
          <table:table-cell table:number-columns-repeated="5"/>
          <table:table-cell table:style-name="ce1" table:formula="of:=[.M228]-[.I228]" office:value-type="float" office:value="-511090.2221" calcext:value-type="float">
            <text:p>-511090.222100</text:p>
          </table:table-cell>
          <table:table-cell table:style-name="ce1" table:formula="of:=[.N228]-[.J228]" office:value-type="float" office:value="-6962201.0146" calcext:value-type="float">
            <text:p>-6962201.014600</text:p>
          </table:table-cell>
        </table:table-row>
        <table:table-row table:style-name="ro1">
          <table:table-cell office:value-type="float" office:value="511295.171" calcext:value-type="float">
            <text:p>511295.171</text:p>
          </table:table-cell>
          <table:table-cell office:value-type="float" office:value="6964987.083" calcext:value-type="float">
            <text:p>6964987.083</text:p>
          </table:table-cell>
          <table:table-cell office:value-type="float" office:value="7.619" calcext:value-type="float">
            <text:p>7.619</text:p>
          </table:table-cell>
          <table:table-cell/>
          <table:table-cell office:value-type="float" office:value="511090.653" calcext:value-type="float">
            <text:p>511090.653</text:p>
          </table:table-cell>
          <table:table-cell office:value-type="float" office:value="6962201.088" calcext:value-type="float">
            <text:p>6962201.088</text:p>
          </table:table-cell>
          <table:table-cell office:value-type="float" office:value="7.619" calcext:value-type="float">
            <text:p>7.619</text:p>
          </table:table-cell>
          <table:table-cell/>
          <table:table-cell office:value-type="float" office:value="511090.6529" calcext:value-type="float">
            <text:p>511090.6529</text:p>
          </table:table-cell>
          <table:table-cell office:value-type="float" office:value="6962201.0886" calcext:value-type="float">
            <text:p>6962201.0886</text:p>
          </table:table-cell>
          <table:table-cell office:value-type="float" office:value="7.619" calcext:value-type="float">
            <text:p>7.619</text:p>
          </table:table-cell>
          <table:table-cell table:number-columns-repeated="5"/>
          <table:table-cell table:style-name="ce1" table:formula="of:=[.M229]-[.I229]" office:value-type="float" office:value="-511090.6529" calcext:value-type="float">
            <text:p>-511090.652900</text:p>
          </table:table-cell>
          <table:table-cell table:style-name="ce1" table:formula="of:=[.N229]-[.J229]" office:value-type="float" office:value="-6962201.0886" calcext:value-type="float">
            <text:p>-6962201.088600</text:p>
          </table:table-cell>
        </table:table-row>
        <table:table-row table:style-name="ro1">
          <table:table-cell office:value-type="float" office:value="511288.888" calcext:value-type="float">
            <text:p>511288.888</text:p>
          </table:table-cell>
          <table:table-cell office:value-type="float" office:value="6964989.69" calcext:value-type="float">
            <text:p>6964989.69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511084.372" calcext:value-type="float">
            <text:p>511084.372</text:p>
          </table:table-cell>
          <table:table-cell office:value-type="float" office:value="6962203.694" calcext:value-type="float">
            <text:p>6962203.694</text:p>
          </table:table-cell>
          <table:table-cell office:value-type="float" office:value="6.174" calcext:value-type="float">
            <text:p>6.174</text:p>
          </table:table-cell>
          <table:table-cell/>
          <table:table-cell office:value-type="float" office:value="511084.3724" calcext:value-type="float">
            <text:p>511084.3724</text:p>
          </table:table-cell>
          <table:table-cell office:value-type="float" office:value="6962203.6946" calcext:value-type="float">
            <text:p>6962203.6946</text:p>
          </table:table-cell>
          <table:table-cell office:value-type="float" office:value="6.174" calcext:value-type="float">
            <text:p>6.174</text:p>
          </table:table-cell>
          <table:table-cell table:number-columns-repeated="5"/>
          <table:table-cell table:style-name="ce1" table:formula="of:=[.M230]-[.I230]" office:value-type="float" office:value="-511084.3724" calcext:value-type="float">
            <text:p>-511084.372400</text:p>
          </table:table-cell>
          <table:table-cell table:style-name="ce1" table:formula="of:=[.N230]-[.J230]" office:value-type="float" office:value="-6962203.6946" calcext:value-type="float">
            <text:p>-6962203.694600</text:p>
          </table:table-cell>
        </table:table-row>
        <table:table-row table:style-name="ro1">
          <table:table-cell office:value-type="float" office:value="511291.173" calcext:value-type="float">
            <text:p>511291.173</text:p>
          </table:table-cell>
          <table:table-cell office:value-type="float" office:value="6964990.85" calcext:value-type="float">
            <text:p>6964990.85</text:p>
          </table:table-cell>
          <table:table-cell office:value-type="float" office:value="7.07" calcext:value-type="float">
            <text:p>7.07</text:p>
          </table:table-cell>
          <table:table-cell/>
          <table:table-cell office:value-type="float" office:value="511086.656" calcext:value-type="float">
            <text:p>511086.656</text:p>
          </table:table-cell>
          <table:table-cell office:value-type="float" office:value="6962204.854" calcext:value-type="float">
            <text:p>6962204.854</text:p>
          </table:table-cell>
          <table:table-cell office:value-type="float" office:value="7.07" calcext:value-type="float">
            <text:p>7.07</text:p>
          </table:table-cell>
          <table:table-cell/>
          <table:table-cell office:value-type="float" office:value="511086.6565" calcext:value-type="float">
            <text:p>511086.6565</text:p>
          </table:table-cell>
          <table:table-cell office:value-type="float" office:value="6962204.8541" calcext:value-type="float">
            <text:p>6962204.8541</text:p>
          </table:table-cell>
          <table:table-cell office:value-type="float" office:value="7.07" calcext:value-type="float">
            <text:p>7.07</text:p>
          </table:table-cell>
          <table:table-cell table:number-columns-repeated="5"/>
          <table:table-cell table:style-name="ce1" table:formula="of:=[.M231]-[.I231]" office:value-type="float" office:value="-511086.6565" calcext:value-type="float">
            <text:p>-511086.656500</text:p>
          </table:table-cell>
          <table:table-cell table:style-name="ce1" table:formula="of:=[.N231]-[.J231]" office:value-type="float" office:value="-6962204.8541" calcext:value-type="float">
            <text:p>-6962204.854100</text:p>
          </table:table-cell>
        </table:table-row>
        <table:table-row table:style-name="ro1">
          <table:table-cell office:value-type="float" office:value="511291.556" calcext:value-type="float">
            <text:p>511291.556</text:p>
          </table:table-cell>
          <table:table-cell office:value-type="float" office:value="6964990.704" calcext:value-type="float">
            <text:p>6964990.704</text:p>
          </table:table-cell>
          <table:table-cell office:value-type="float" office:value="7.996" calcext:value-type="float">
            <text:p>7.996</text:p>
          </table:table-cell>
          <table:table-cell/>
          <table:table-cell office:value-type="float" office:value="511087.039" calcext:value-type="float">
            <text:p>511087.039</text:p>
          </table:table-cell>
          <table:table-cell office:value-type="float" office:value="6962204.708" calcext:value-type="float">
            <text:p>6962204.708</text:p>
          </table:table-cell>
          <table:table-cell office:value-type="float" office:value="7.996" calcext:value-type="float">
            <text:p>7.996</text:p>
          </table:table-cell>
          <table:table-cell/>
          <table:table-cell office:value-type="float" office:value="511087.0394" calcext:value-type="float">
            <text:p>511087.0394</text:p>
          </table:table-cell>
          <table:table-cell office:value-type="float" office:value="6962204.7082" calcext:value-type="float">
            <text:p>6962204.7082</text:p>
          </table:table-cell>
          <table:table-cell office:value-type="float" office:value="7.996" calcext:value-type="float">
            <text:p>7.996</text:p>
          </table:table-cell>
          <table:table-cell table:number-columns-repeated="5"/>
          <table:table-cell table:style-name="ce1" table:formula="of:=[.M232]-[.I232]" office:value-type="float" office:value="-511087.0394" calcext:value-type="float">
            <text:p>-511087.039400</text:p>
          </table:table-cell>
          <table:table-cell table:style-name="ce1" table:formula="of:=[.N232]-[.J232]" office:value-type="float" office:value="-6962204.7082" calcext:value-type="float">
            <text:p>-6962204.708200</text:p>
          </table:table-cell>
        </table:table-row>
        <table:table-row table:style-name="ro1">
          <table:table-cell office:value-type="float" office:value="511290.656" calcext:value-type="float">
            <text:p>511290.656</text:p>
          </table:table-cell>
          <table:table-cell office:value-type="float" office:value="6964991.498" calcext:value-type="float">
            <text:p>6964991.498</text:p>
          </table:table-cell>
          <table:table-cell office:value-type="float" office:value="7.968" calcext:value-type="float">
            <text:p>7.968</text:p>
          </table:table-cell>
          <table:table-cell/>
          <table:table-cell office:value-type="float" office:value="511086.14" calcext:value-type="float">
            <text:p>511086.14</text:p>
          </table:table-cell>
          <table:table-cell office:value-type="float" office:value="6962205.502" calcext:value-type="float">
            <text:p>6962205.502</text:p>
          </table:table-cell>
          <table:table-cell office:value-type="float" office:value="7.968" calcext:value-type="float">
            <text:p>7.968</text:p>
          </table:table-cell>
          <table:table-cell/>
          <table:table-cell office:value-type="float" office:value="511086.1397" calcext:value-type="float">
            <text:p>511086.1397</text:p>
          </table:table-cell>
          <table:table-cell office:value-type="float" office:value="6962205.5019" calcext:value-type="float">
            <text:p>6962205.5019</text:p>
          </table:table-cell>
          <table:table-cell office:value-type="float" office:value="7.968" calcext:value-type="float">
            <text:p>7.968</text:p>
          </table:table-cell>
          <table:table-cell table:number-columns-repeated="5"/>
          <table:table-cell table:style-name="ce1" table:formula="of:=[.M233]-[.I233]" office:value-type="float" office:value="-511086.1397" calcext:value-type="float">
            <text:p>-511086.139700</text:p>
          </table:table-cell>
          <table:table-cell table:style-name="ce1" table:formula="of:=[.N233]-[.J233]" office:value-type="float" office:value="-6962205.5019" calcext:value-type="float">
            <text:p>-6962205.501900</text:p>
          </table:table-cell>
        </table:table-row>
        <table:table-row table:style-name="ro1">
          <table:table-cell office:value-type="float" office:value="511295.92" calcext:value-type="float">
            <text:p>511295.92</text:p>
          </table:table-cell>
          <table:table-cell office:value-type="float" office:value="6964988.003" calcext:value-type="float">
            <text:p>6964988.003</text:p>
          </table:table-cell>
          <table:table-cell office:value-type="float" office:value="5.593" calcext:value-type="float">
            <text:p>5.593</text:p>
          </table:table-cell>
          <table:table-cell/>
          <table:table-cell office:value-type="float" office:value="511091.402" calcext:value-type="float">
            <text:p>511091.402</text:p>
          </table:table-cell>
          <table:table-cell office:value-type="float" office:value="6962202.008" calcext:value-type="float">
            <text:p>6962202.008</text:p>
          </table:table-cell>
          <table:table-cell office:value-type="float" office:value="5.593" calcext:value-type="float">
            <text:p>5.593</text:p>
          </table:table-cell>
          <table:table-cell/>
          <table:table-cell office:value-type="float" office:value="511091.4016" calcext:value-type="float">
            <text:p>511091.4016</text:p>
          </table:table-cell>
          <table:table-cell office:value-type="float" office:value="6962202.0082" calcext:value-type="float">
            <text:p>6962202.0082</text:p>
          </table:table-cell>
          <table:table-cell office:value-type="float" office:value="5.593" calcext:value-type="float">
            <text:p>5.593</text:p>
          </table:table-cell>
          <table:table-cell table:number-columns-repeated="5"/>
          <table:table-cell table:style-name="ce1" table:formula="of:=[.M234]-[.I234]" office:value-type="float" office:value="-511091.4016" calcext:value-type="float">
            <text:p>-511091.401600</text:p>
          </table:table-cell>
          <table:table-cell table:style-name="ce1" table:formula="of:=[.N234]-[.J234]" office:value-type="float" office:value="-6962202.0082" calcext:value-type="float">
            <text:p>-6962202.008200</text:p>
          </table:table-cell>
        </table:table-row>
        <table:table-row table:style-name="ro1">
          <table:table-cell office:value-type="float" office:value="511292.949" calcext:value-type="float">
            <text:p>511292.949</text:p>
          </table:table-cell>
          <table:table-cell office:value-type="float" office:value="6964989.213" calcext:value-type="float">
            <text:p>6964989.213</text:p>
          </table:table-cell>
          <table:table-cell office:value-type="float" office:value="6.991" calcext:value-type="float">
            <text:p>6.991</text:p>
          </table:table-cell>
          <table:table-cell/>
          <table:table-cell office:value-type="float" office:value="511088.432" calcext:value-type="float">
            <text:p>511088.432</text:p>
          </table:table-cell>
          <table:table-cell office:value-type="float" office:value="6962203.217" calcext:value-type="float">
            <text:p>6962203.217</text:p>
          </table:table-cell>
          <table:table-cell office:value-type="float" office:value="6.991" calcext:value-type="float">
            <text:p>6.991</text:p>
          </table:table-cell>
          <table:table-cell/>
          <table:table-cell office:value-type="float" office:value="511088.4318" calcext:value-type="float">
            <text:p>511088.4318</text:p>
          </table:table-cell>
          <table:table-cell office:value-type="float" office:value="6962203.2178" calcext:value-type="float">
            <text:p>6962203.2178</text:p>
          </table:table-cell>
          <table:table-cell office:value-type="float" office:value="6.991" calcext:value-type="float">
            <text:p>6.991</text:p>
          </table:table-cell>
          <table:table-cell table:number-columns-repeated="5"/>
          <table:table-cell table:style-name="ce1" table:formula="of:=[.M235]-[.I235]" office:value-type="float" office:value="-511088.4318" calcext:value-type="float">
            <text:p>-511088.431800</text:p>
          </table:table-cell>
          <table:table-cell table:style-name="ce1" table:formula="of:=[.N235]-[.J235]" office:value-type="float" office:value="-6962203.2178" calcext:value-type="float">
            <text:p>-6962203.217800</text:p>
          </table:table-cell>
        </table:table-row>
        <table:table-row table:style-name="ro1">
          <table:table-cell office:value-type="float" office:value="511292.451" calcext:value-type="float">
            <text:p>511292.451</text:p>
          </table:table-cell>
          <table:table-cell office:value-type="float" office:value="6964989.474" calcext:value-type="float">
            <text:p>6964989.474</text:p>
          </table:table-cell>
          <table:table-cell office:value-type="float" office:value="7.006" calcext:value-type="float">
            <text:p>7.006</text:p>
          </table:table-cell>
          <table:table-cell/>
          <table:table-cell office:value-type="float" office:value="511087.934" calcext:value-type="float">
            <text:p>511087.934</text:p>
          </table:table-cell>
          <table:table-cell office:value-type="float" office:value="6962203.478" calcext:value-type="float">
            <text:p>6962203.478</text:p>
          </table:table-cell>
          <table:table-cell office:value-type="float" office:value="7.006" calcext:value-type="float">
            <text:p>7.006</text:p>
          </table:table-cell>
          <table:table-cell/>
          <table:table-cell office:value-type="float" office:value="511087.934" calcext:value-type="float">
            <text:p>511087.934</text:p>
          </table:table-cell>
          <table:table-cell office:value-type="float" office:value="6962203.4787" calcext:value-type="float">
            <text:p>6962203.4787</text:p>
          </table:table-cell>
          <table:table-cell office:value-type="float" office:value="7.006" calcext:value-type="float">
            <text:p>7.006</text:p>
          </table:table-cell>
          <table:table-cell table:number-columns-repeated="5"/>
          <table:table-cell table:style-name="ce1" table:formula="of:=[.M236]-[.I236]" office:value-type="float" office:value="-511087.934" calcext:value-type="float">
            <text:p>-511087.934000</text:p>
          </table:table-cell>
          <table:table-cell table:style-name="ce1" table:formula="of:=[.N236]-[.J236]" office:value-type="float" office:value="-6962203.4787" calcext:value-type="float">
            <text:p>-6962203.478700</text:p>
          </table:table-cell>
        </table:table-row>
        <table:table-row table:style-name="ro1">
          <table:table-cell office:value-type="float" office:value="511292.137" calcext:value-type="float">
            <text:p>511292.137</text:p>
          </table:table-cell>
          <table:table-cell office:value-type="float" office:value="6964989.986" calcext:value-type="float">
            <text:p>6964989.986</text:p>
          </table:table-cell>
          <table:table-cell office:value-type="float" office:value="7.652" calcext:value-type="float">
            <text:p>7.652</text:p>
          </table:table-cell>
          <table:table-cell/>
          <table:table-cell office:value-type="float" office:value="511087.62" calcext:value-type="float">
            <text:p>511087.62</text:p>
          </table:table-cell>
          <table:table-cell office:value-type="float" office:value="6962203.99" calcext:value-type="float">
            <text:p>6962203.99</text:p>
          </table:table-cell>
          <table:table-cell office:value-type="float" office:value="7.652" calcext:value-type="float">
            <text:p>7.652</text:p>
          </table:table-cell>
          <table:table-cell/>
          <table:table-cell office:value-type="float" office:value="511087.6201" calcext:value-type="float">
            <text:p>511087.6201</text:p>
          </table:table-cell>
          <table:table-cell office:value-type="float" office:value="6962203.9904" calcext:value-type="float">
            <text:p>6962203.9904</text:p>
          </table:table-cell>
          <table:table-cell office:value-type="float" office:value="7.652" calcext:value-type="float">
            <text:p>7.652</text:p>
          </table:table-cell>
          <table:table-cell table:number-columns-repeated="5"/>
          <table:table-cell table:style-name="ce1" table:formula="of:=[.M237]-[.I237]" office:value-type="float" office:value="-511087.6201" calcext:value-type="float">
            <text:p>-511087.620100</text:p>
          </table:table-cell>
          <table:table-cell table:style-name="ce1" table:formula="of:=[.N237]-[.J237]" office:value-type="float" office:value="-6962203.9904" calcext:value-type="float">
            <text:p>-6962203.990400</text:p>
          </table:table-cell>
        </table:table-row>
        <table:table-row table:style-name="ro1">
          <table:table-cell office:value-type="float" office:value="511295.484" calcext:value-type="float">
            <text:p>511295.484</text:p>
          </table:table-cell>
          <table:table-cell office:value-type="float" office:value="6964989.414" calcext:value-type="float">
            <text:p>6964989.414</text:p>
          </table:table-cell>
          <table:table-cell office:value-type="float" office:value="7.015" calcext:value-type="float">
            <text:p>7.015</text:p>
          </table:table-cell>
          <table:table-cell/>
          <table:table-cell office:value-type="float" office:value="511090.966" calcext:value-type="float">
            <text:p>511090.966</text:p>
          </table:table-cell>
          <table:table-cell office:value-type="float" office:value="6962203.418" calcext:value-type="float">
            <text:p>6962203.418</text:p>
          </table:table-cell>
          <table:table-cell office:value-type="float" office:value="7.015" calcext:value-type="float">
            <text:p>7.015</text:p>
          </table:table-cell>
          <table:table-cell/>
          <table:table-cell office:value-type="float" office:value="511090.9658" calcext:value-type="float">
            <text:p>511090.9658</text:p>
          </table:table-cell>
          <table:table-cell office:value-type="float" office:value="6962203.4187" calcext:value-type="float">
            <text:p>6962203.4187</text:p>
          </table:table-cell>
          <table:table-cell office:value-type="float" office:value="7.015" calcext:value-type="float">
            <text:p>7.015</text:p>
          </table:table-cell>
          <table:table-cell table:number-columns-repeated="5"/>
          <table:table-cell table:style-name="ce1" table:formula="of:=[.M238]-[.I238]" office:value-type="float" office:value="-511090.9658" calcext:value-type="float">
            <text:p>-511090.965800</text:p>
          </table:table-cell>
          <table:table-cell table:style-name="ce1" table:formula="of:=[.N238]-[.J238]" office:value-type="float" office:value="-6962203.4187" calcext:value-type="float">
            <text:p>-6962203.418700</text:p>
          </table:table-cell>
        </table:table-row>
        <table:table-row table:style-name="ro1">
          <table:table-cell office:value-type="float" office:value="511295.322" calcext:value-type="float">
            <text:p>511295.322</text:p>
          </table:table-cell>
          <table:table-cell office:value-type="float" office:value="6964989.869" calcext:value-type="float">
            <text:p>6964989.869</text:p>
          </table:table-cell>
          <table:table-cell office:value-type="float" office:value="7.774" calcext:value-type="float">
            <text:p>7.774</text:p>
          </table:table-cell>
          <table:table-cell/>
          <table:table-cell office:value-type="float" office:value="511090.804" calcext:value-type="float">
            <text:p>511090.804</text:p>
          </table:table-cell>
          <table:table-cell office:value-type="float" office:value="6962203.873" calcext:value-type="float">
            <text:p>6962203.873</text:p>
          </table:table-cell>
          <table:table-cell office:value-type="float" office:value="7.774" calcext:value-type="float">
            <text:p>7.774</text:p>
          </table:table-cell>
          <table:table-cell/>
          <table:table-cell office:value-type="float" office:value="511090.8039" calcext:value-type="float">
            <text:p>511090.8039</text:p>
          </table:table-cell>
          <table:table-cell office:value-type="float" office:value="6962203.8735" calcext:value-type="float">
            <text:p>6962203.8735</text:p>
          </table:table-cell>
          <table:table-cell office:value-type="float" office:value="7.774" calcext:value-type="float">
            <text:p>7.774</text:p>
          </table:table-cell>
          <table:table-cell table:number-columns-repeated="5"/>
          <table:table-cell table:style-name="ce1" table:formula="of:=[.M239]-[.I239]" office:value-type="float" office:value="-511090.8039" calcext:value-type="float">
            <text:p>-511090.803900</text:p>
          </table:table-cell>
          <table:table-cell table:style-name="ce1" table:formula="of:=[.N239]-[.J239]" office:value-type="float" office:value="-6962203.8735" calcext:value-type="float">
            <text:p>-6962203.873500</text:p>
          </table:table-cell>
        </table:table-row>
        <table:table-row table:style-name="ro1">
          <table:table-cell office:value-type="float" office:value="511293.123" calcext:value-type="float">
            <text:p>511293.123</text:p>
          </table:table-cell>
          <table:table-cell office:value-type="float" office:value="6964991.999" calcext:value-type="float">
            <text:p>6964991.999</text:p>
          </table:table-cell>
          <table:table-cell office:value-type="float" office:value="7.429" calcext:value-type="float">
            <text:p>7.429</text:p>
          </table:table-cell>
          <table:table-cell/>
          <table:table-cell office:value-type="float" office:value="511088.606" calcext:value-type="float">
            <text:p>511088.606</text:p>
          </table:table-cell>
          <table:table-cell office:value-type="float" office:value="6962206.002" calcext:value-type="float">
            <text:p>6962206.002</text:p>
          </table:table-cell>
          <table:table-cell office:value-type="float" office:value="7.429" calcext:value-type="float">
            <text:p>7.429</text:p>
          </table:table-cell>
          <table:table-cell/>
          <table:table-cell office:value-type="float" office:value="511088.6057" calcext:value-type="float">
            <text:p>511088.6057</text:p>
          </table:table-cell>
          <table:table-cell office:value-type="float" office:value="6962206.0026" calcext:value-type="float">
            <text:p>6962206.0026</text:p>
          </table:table-cell>
          <table:table-cell office:value-type="float" office:value="7.429" calcext:value-type="float">
            <text:p>7.429</text:p>
          </table:table-cell>
          <table:table-cell table:number-columns-repeated="5"/>
          <table:table-cell table:style-name="ce1" table:formula="of:=[.M240]-[.I240]" office:value-type="float" office:value="-511088.6057" calcext:value-type="float">
            <text:p>-511088.605700</text:p>
          </table:table-cell>
          <table:table-cell table:style-name="ce1" table:formula="of:=[.N240]-[.J240]" office:value-type="float" office:value="-6962206.0026" calcext:value-type="float">
            <text:p>-6962206.002600</text:p>
          </table:table-cell>
        </table:table-row>
        <table:table-row table:style-name="ro1">
          <table:table-cell office:value-type="float" office:value="511294.781" calcext:value-type="float">
            <text:p>511294.781</text:p>
          </table:table-cell>
          <table:table-cell office:value-type="float" office:value="6964990.377" calcext:value-type="float">
            <text:p>6964990.377</text:p>
          </table:table-cell>
          <table:table-cell office:value-type="float" office:value="7.058" calcext:value-type="float">
            <text:p>7.058</text:p>
          </table:table-cell>
          <table:table-cell/>
          <table:table-cell office:value-type="float" office:value="511090.263" calcext:value-type="float">
            <text:p>511090.263</text:p>
          </table:table-cell>
          <table:table-cell office:value-type="float" office:value="6962204.381" calcext:value-type="float">
            <text:p>6962204.381</text:p>
          </table:table-cell>
          <table:table-cell office:value-type="float" office:value="7.058" calcext:value-type="float">
            <text:p>7.058</text:p>
          </table:table-cell>
          <table:table-cell/>
          <table:table-cell office:value-type="float" office:value="511090.2631" calcext:value-type="float">
            <text:p>511090.2631</text:p>
          </table:table-cell>
          <table:table-cell office:value-type="float" office:value="6962204.3813" calcext:value-type="float">
            <text:p>6962204.3813</text:p>
          </table:table-cell>
          <table:table-cell office:value-type="float" office:value="7.058" calcext:value-type="float">
            <text:p>7.058</text:p>
          </table:table-cell>
          <table:table-cell table:number-columns-repeated="5"/>
          <table:table-cell table:style-name="ce1" table:formula="of:=[.M241]-[.I241]" office:value-type="float" office:value="-511090.2631" calcext:value-type="float">
            <text:p>-511090.263100</text:p>
          </table:table-cell>
          <table:table-cell table:style-name="ce1" table:formula="of:=[.N241]-[.J241]" office:value-type="float" office:value="-6962204.3813" calcext:value-type="float">
            <text:p>-6962204.381300</text:p>
          </table:table-cell>
        </table:table-row>
        <table:table-row table:style-name="ro1">
          <table:table-cell office:value-type="float" office:value="511294.726" calcext:value-type="float">
            <text:p>511294.726</text:p>
          </table:table-cell>
          <table:table-cell office:value-type="float" office:value="6964990.604" calcext:value-type="float">
            <text:p>6964990.604</text:p>
          </table:table-cell>
          <table:table-cell office:value-type="float" office:value="7.943" calcext:value-type="float">
            <text:p>7.943</text:p>
          </table:table-cell>
          <table:table-cell/>
          <table:table-cell office:value-type="float" office:value="511090.208" calcext:value-type="float">
            <text:p>511090.208</text:p>
          </table:table-cell>
          <table:table-cell office:value-type="float" office:value="6962204.608" calcext:value-type="float">
            <text:p>6962204.608</text:p>
          </table:table-cell>
          <table:table-cell office:value-type="float" office:value="7.943" calcext:value-type="float">
            <text:p>7.943</text:p>
          </table:table-cell>
          <table:table-cell/>
          <table:table-cell office:value-type="float" office:value="511090.2081" calcext:value-type="float">
            <text:p>511090.2081</text:p>
          </table:table-cell>
          <table:table-cell office:value-type="float" office:value="6962204.6082" calcext:value-type="float">
            <text:p>6962204.6082</text:p>
          </table:table-cell>
          <table:table-cell office:value-type="float" office:value="7.943" calcext:value-type="float">
            <text:p>7.943</text:p>
          </table:table-cell>
          <table:table-cell table:number-columns-repeated="5"/>
          <table:table-cell table:style-name="ce1" table:formula="of:=[.M242]-[.I242]" office:value-type="float" office:value="-511090.2081" calcext:value-type="float">
            <text:p>-511090.208100</text:p>
          </table:table-cell>
          <table:table-cell table:style-name="ce1" table:formula="of:=[.N242]-[.J242]" office:value-type="float" office:value="-6962204.6082" calcext:value-type="float">
            <text:p>-6962204.608200</text:p>
          </table:table-cell>
        </table:table-row>
        <table:table-row table:style-name="ro1">
          <table:table-cell office:value-type="float" office:value="511294.149" calcext:value-type="float">
            <text:p>511294.149</text:p>
          </table:table-cell>
          <table:table-cell office:value-type="float" office:value="6964991.571" calcext:value-type="float">
            <text:p>6964991.571</text:p>
          </table:table-cell>
          <table:table-cell office:value-type="float" office:value="7.102" calcext:value-type="float">
            <text:p>7.102</text:p>
          </table:table-cell>
          <table:table-cell/>
          <table:table-cell office:value-type="float" office:value="511089.631" calcext:value-type="float">
            <text:p>511089.631</text:p>
          </table:table-cell>
          <table:table-cell office:value-type="float" office:value="6962205.575" calcext:value-type="float">
            <text:p>6962205.575</text:p>
          </table:table-cell>
          <table:table-cell office:value-type="float" office:value="7.102" calcext:value-type="float">
            <text:p>7.102</text:p>
          </table:table-cell>
          <table:table-cell/>
          <table:table-cell office:value-type="float" office:value="511089.6313" calcext:value-type="float">
            <text:p>511089.6313</text:p>
          </table:table-cell>
          <table:table-cell office:value-type="float" office:value="6962205.5748" calcext:value-type="float">
            <text:p>6962205.5748</text:p>
          </table:table-cell>
          <table:table-cell office:value-type="float" office:value="7.102" calcext:value-type="float">
            <text:p>7.102</text:p>
          </table:table-cell>
          <table:table-cell table:number-columns-repeated="5"/>
          <table:table-cell table:style-name="ce1" table:formula="of:=[.M243]-[.I243]" office:value-type="float" office:value="-511089.6313" calcext:value-type="float">
            <text:p>-511089.631300</text:p>
          </table:table-cell>
          <table:table-cell table:style-name="ce1" table:formula="of:=[.N243]-[.J243]" office:value-type="float" office:value="-6962205.5748" calcext:value-type="float">
            <text:p>-6962205.574800</text:p>
          </table:table-cell>
        </table:table-row>
        <table:table-row table:style-name="ro1">
          <table:table-cell office:value-type="float" office:value="511286.714" calcext:value-type="float">
            <text:p>511286.714</text:p>
          </table:table-cell>
          <table:table-cell office:value-type="float" office:value="6964979.632" calcext:value-type="float">
            <text:p>6964979.632</text:p>
          </table:table-cell>
          <table:table-cell office:value-type="float" office:value="9.219" calcext:value-type="float">
            <text:p>9.219</text:p>
          </table:table-cell>
          <table:table-cell/>
          <table:table-cell office:value-type="float" office:value="511082.199" calcext:value-type="float">
            <text:p>511082.199</text:p>
          </table:table-cell>
          <table:table-cell office:value-type="float" office:value="6962193.64" calcext:value-type="float">
            <text:p>6962193.64</text:p>
          </table:table-cell>
          <table:table-cell office:value-type="float" office:value="9.219" calcext:value-type="float">
            <text:p>9.219</text:p>
          </table:table-cell>
          <table:table-cell/>
          <table:table-cell office:value-type="float" office:value="511082.1993" calcext:value-type="float">
            <text:p>511082.1993</text:p>
          </table:table-cell>
          <table:table-cell office:value-type="float" office:value="6962193.6406" calcext:value-type="float">
            <text:p>6962193.6406</text:p>
          </table:table-cell>
          <table:table-cell office:value-type="float" office:value="9.219" calcext:value-type="float">
            <text:p>9.219</text:p>
          </table:table-cell>
          <table:table-cell table:number-columns-repeated="5"/>
          <table:table-cell table:style-name="ce1" table:formula="of:=[.M244]-[.I244]" office:value-type="float" office:value="-511082.1993" calcext:value-type="float">
            <text:p>-511082.199300</text:p>
          </table:table-cell>
          <table:table-cell table:style-name="ce1" table:formula="of:=[.N244]-[.J244]" office:value-type="float" office:value="-6962193.6406" calcext:value-type="float">
            <text:p>-6962193.640600</text:p>
          </table:table-cell>
        </table:table-row>
        <table:table-row table:style-name="ro1">
          <table:table-cell office:value-type="float" office:value="511283.297" calcext:value-type="float">
            <text:p>511283.297</text:p>
          </table:table-cell>
          <table:table-cell office:value-type="float" office:value="6964978.839" calcext:value-type="float">
            <text:p>6964978.839</text:p>
          </table:table-cell>
          <table:table-cell office:value-type="float" office:value="12.502" calcext:value-type="float">
            <text:p>12.502</text:p>
          </table:table-cell>
          <table:table-cell/>
          <table:table-cell office:value-type="float" office:value="511078.784" calcext:value-type="float">
            <text:p>511078.784</text:p>
          </table:table-cell>
          <table:table-cell office:value-type="float" office:value="6962192.848" calcext:value-type="float">
            <text:p>6962192.848</text:p>
          </table:table-cell>
          <table:table-cell office:value-type="float" office:value="12.502" calcext:value-type="float">
            <text:p>12.502</text:p>
          </table:table-cell>
          <table:table-cell/>
          <table:table-cell office:value-type="float" office:value="511078.7836" calcext:value-type="float">
            <text:p>511078.7836</text:p>
          </table:table-cell>
          <table:table-cell office:value-type="float" office:value="6962192.8479" calcext:value-type="float">
            <text:p>6962192.8479</text:p>
          </table:table-cell>
          <table:table-cell office:value-type="float" office:value="12.502" calcext:value-type="float">
            <text:p>12.502</text:p>
          </table:table-cell>
          <table:table-cell table:number-columns-repeated="5"/>
          <table:table-cell table:style-name="ce1" table:formula="of:=[.M245]-[.I245]" office:value-type="float" office:value="-511078.7836" calcext:value-type="float">
            <text:p>-511078.783600</text:p>
          </table:table-cell>
          <table:table-cell table:style-name="ce1" table:formula="of:=[.N245]-[.J245]" office:value-type="float" office:value="-6962192.8479" calcext:value-type="float">
            <text:p>-6962192.847900</text:p>
          </table:table-cell>
        </table:table-row>
        <table:table-row table:style-name="ro1">
          <table:table-cell office:value-type="float" office:value="511291.124" calcext:value-type="float">
            <text:p>511291.124</text:p>
          </table:table-cell>
          <table:table-cell office:value-type="float" office:value="6964977.563" calcext:value-type="float">
            <text:p>6964977.563</text:p>
          </table:table-cell>
          <table:table-cell office:value-type="float" office:value="8.894" calcext:value-type="float">
            <text:p>8.894</text:p>
          </table:table-cell>
          <table:table-cell/>
          <table:table-cell office:value-type="float" office:value="511086.607" calcext:value-type="float">
            <text:p>511086.607</text:p>
          </table:table-cell>
          <table:table-cell office:value-type="float" office:value="6962191.572" calcext:value-type="float">
            <text:p>6962191.572</text:p>
          </table:table-cell>
          <table:table-cell office:value-type="float" office:value="8.894" calcext:value-type="float">
            <text:p>8.894</text:p>
          </table:table-cell>
          <table:table-cell/>
          <table:table-cell office:value-type="float" office:value="511086.6075" calcext:value-type="float">
            <text:p>511086.6075</text:p>
          </table:table-cell>
          <table:table-cell office:value-type="float" office:value="6962191.5724" calcext:value-type="float">
            <text:p>6962191.5724</text:p>
          </table:table-cell>
          <table:table-cell office:value-type="float" office:value="8.894" calcext:value-type="float">
            <text:p>8.894</text:p>
          </table:table-cell>
          <table:table-cell table:number-columns-repeated="5"/>
          <table:table-cell table:style-name="ce1" table:formula="of:=[.M246]-[.I246]" office:value-type="float" office:value="-511086.6075" calcext:value-type="float">
            <text:p>-511086.607500</text:p>
          </table:table-cell>
          <table:table-cell table:style-name="ce1" table:formula="of:=[.N246]-[.J246]" office:value-type="float" office:value="-6962191.5724" calcext:value-type="float">
            <text:p>-6962191.572400</text:p>
          </table:table-cell>
        </table:table-row>
        <table:table-row table:style-name="ro1">
          <table:table-cell office:value-type="float" office:value="511290.266" calcext:value-type="float">
            <text:p>511290.266</text:p>
          </table:table-cell>
          <table:table-cell office:value-type="float" office:value="6964978.078" calcext:value-type="float">
            <text:p>6964978.078</text:p>
          </table:table-cell>
          <table:table-cell office:value-type="float" office:value="10.671" calcext:value-type="float">
            <text:p>10.671</text:p>
          </table:table-cell>
          <table:table-cell/>
          <table:table-cell office:value-type="float" office:value="511085.75" calcext:value-type="float">
            <text:p>511085.75</text:p>
          </table:table-cell>
          <table:table-cell office:value-type="float" office:value="6962192.087" calcext:value-type="float">
            <text:p>6962192.087</text:p>
          </table:table-cell>
          <table:table-cell office:value-type="float" office:value="10.671" calcext:value-type="float">
            <text:p>10.671</text:p>
          </table:table-cell>
          <table:table-cell/>
          <table:table-cell office:value-type="float" office:value="511085.7498" calcext:value-type="float">
            <text:p>511085.7498</text:p>
          </table:table-cell>
          <table:table-cell office:value-type="float" office:value="6962192.0872" calcext:value-type="float">
            <text:p>6962192.0872</text:p>
          </table:table-cell>
          <table:table-cell office:value-type="float" office:value="10.671" calcext:value-type="float">
            <text:p>10.671</text:p>
          </table:table-cell>
          <table:table-cell table:number-columns-repeated="5"/>
          <table:table-cell table:style-name="ce1" table:formula="of:=[.M247]-[.I247]" office:value-type="float" office:value="-511085.7498" calcext:value-type="float">
            <text:p>-511085.749800</text:p>
          </table:table-cell>
          <table:table-cell table:style-name="ce1" table:formula="of:=[.N247]-[.J247]" office:value-type="float" office:value="-6962192.0872" calcext:value-type="float">
            <text:p>-6962192.087200</text:p>
          </table:table-cell>
        </table:table-row>
        <table:table-row table:style-name="ro1">
          <table:table-cell office:value-type="float" office:value="511295.191" calcext:value-type="float">
            <text:p>511295.191</text:p>
          </table:table-cell>
          <table:table-cell office:value-type="float" office:value="6964978.029" calcext:value-type="float">
            <text:p>6964978.029</text:p>
          </table:table-cell>
          <table:table-cell office:value-type="float" office:value="9.511" calcext:value-type="float">
            <text:p>9.511</text:p>
          </table:table-cell>
          <table:table-cell/>
          <table:table-cell office:value-type="float" office:value="511090.673" calcext:value-type="float">
            <text:p>511090.673</text:p>
          </table:table-cell>
          <table:table-cell office:value-type="float" office:value="6962192.038" calcext:value-type="float">
            <text:p>6962192.038</text:p>
          </table:table-cell>
          <table:table-cell office:value-type="float" office:value="9.511" calcext:value-type="float">
            <text:p>9.511</text:p>
          </table:table-cell>
          <table:table-cell/>
          <table:table-cell office:value-type="float" office:value="511090.6729" calcext:value-type="float">
            <text:p>511090.6729</text:p>
          </table:table-cell>
          <table:table-cell office:value-type="float" office:value="6962192.0382" calcext:value-type="float">
            <text:p>6962192.0382</text:p>
          </table:table-cell>
          <table:table-cell office:value-type="float" office:value="9.511" calcext:value-type="float">
            <text:p>9.511</text:p>
          </table:table-cell>
          <table:table-cell table:number-columns-repeated="5"/>
          <table:table-cell table:style-name="ce1" table:formula="of:=[.M248]-[.I248]" office:value-type="float" office:value="-511090.6729" calcext:value-type="float">
            <text:p>-511090.672900</text:p>
          </table:table-cell>
          <table:table-cell table:style-name="ce1" table:formula="of:=[.N248]-[.J248]" office:value-type="float" office:value="-6962192.0382" calcext:value-type="float">
            <text:p>-6962192.038200</text:p>
          </table:table-cell>
        </table:table-row>
        <table:table-row table:style-name="ro1">
          <table:table-cell office:value-type="float" office:value="511290.301" calcext:value-type="float">
            <text:p>511290.301</text:p>
          </table:table-cell>
          <table:table-cell office:value-type="float" office:value="6964983.608" calcext:value-type="float">
            <text:p>6964983.608</text:p>
          </table:table-cell>
          <table:table-cell office:value-type="float" office:value="8.029" calcext:value-type="float">
            <text:p>8.029</text:p>
          </table:table-cell>
          <table:table-cell/>
          <table:table-cell office:value-type="float" office:value="511085.785" calcext:value-type="float">
            <text:p>511085.785</text:p>
          </table:table-cell>
          <table:table-cell office:value-type="float" office:value="6962197.615" calcext:value-type="float">
            <text:p>6962197.615</text:p>
          </table:table-cell>
          <table:table-cell office:value-type="float" office:value="8.029" calcext:value-type="float">
            <text:p>8.029</text:p>
          </table:table-cell>
          <table:table-cell/>
          <table:table-cell office:value-type="float" office:value="511085.7848" calcext:value-type="float">
            <text:p>511085.7848</text:p>
          </table:table-cell>
          <table:table-cell office:value-type="float" office:value="6962197.615" calcext:value-type="float">
            <text:p>6962197.615</text:p>
          </table:table-cell>
          <table:table-cell office:value-type="float" office:value="8.029" calcext:value-type="float">
            <text:p>8.029</text:p>
          </table:table-cell>
          <table:table-cell table:number-columns-repeated="5"/>
          <table:table-cell table:style-name="ce1" table:formula="of:=[.M249]-[.I249]" office:value-type="float" office:value="-511085.7848" calcext:value-type="float">
            <text:p>-511085.784800</text:p>
          </table:table-cell>
          <table:table-cell table:style-name="ce1" table:formula="of:=[.N249]-[.J249]" office:value-type="float" office:value="-6962197.615" calcext:value-type="float">
            <text:p>-6962197.615000</text:p>
          </table:table-cell>
        </table:table-row>
        <table:table-row table:style-name="ro1">
          <table:table-cell office:value-type="float" office:value="511291.743" calcext:value-type="float">
            <text:p>511291.743</text:p>
          </table:table-cell>
          <table:table-cell office:value-type="float" office:value="6964982.991" calcext:value-type="float">
            <text:p>6964982.991</text:p>
          </table:table-cell>
          <table:table-cell office:value-type="float" office:value="10.917" calcext:value-type="float">
            <text:p>10.917</text:p>
          </table:table-cell>
          <table:table-cell/>
          <table:table-cell office:value-type="float" office:value="511087.226" calcext:value-type="float">
            <text:p>511087.226</text:p>
          </table:table-cell>
          <table:table-cell office:value-type="float" office:value="6962196.998" calcext:value-type="float">
            <text:p>6962196.998</text:p>
          </table:table-cell>
          <table:table-cell office:value-type="float" office:value="10.917" calcext:value-type="float">
            <text:p>10.917</text:p>
          </table:table-cell>
          <table:table-cell/>
          <table:table-cell office:value-type="float" office:value="511087.2263" calcext:value-type="float">
            <text:p>511087.2263</text:p>
          </table:table-cell>
          <table:table-cell office:value-type="float" office:value="6962196.9982" calcext:value-type="float">
            <text:p>6962196.9982</text:p>
          </table:table-cell>
          <table:table-cell office:value-type="float" office:value="10.917" calcext:value-type="float">
            <text:p>10.917</text:p>
          </table:table-cell>
          <table:table-cell table:number-columns-repeated="5"/>
          <table:table-cell table:style-name="ce1" table:formula="of:=[.M250]-[.I250]" office:value-type="float" office:value="-511087.2263" calcext:value-type="float">
            <text:p>-511087.226300</text:p>
          </table:table-cell>
          <table:table-cell table:style-name="ce1" table:formula="of:=[.N250]-[.J250]" office:value-type="float" office:value="-6962196.9982" calcext:value-type="float">
            <text:p>-6962196.998200</text:p>
          </table:table-cell>
        </table:table-row>
        <table:table-row table:style-name="ro1">
          <table:table-cell office:value-type="float" office:value="511293.732" calcext:value-type="float">
            <text:p>511293.732</text:p>
          </table:table-cell>
          <table:table-cell office:value-type="float" office:value="6964982.549" calcext:value-type="float">
            <text:p>6964982.549</text:p>
          </table:table-cell>
          <table:table-cell office:value-type="float" office:value="8.739" calcext:value-type="float">
            <text:p>8.739</text:p>
          </table:table-cell>
          <table:table-cell/>
          <table:table-cell office:value-type="float" office:value="511089.214" calcext:value-type="float">
            <text:p>511089.214</text:p>
          </table:table-cell>
          <table:table-cell office:value-type="float" office:value="6962196.556" calcext:value-type="float">
            <text:p>6962196.556</text:p>
          </table:table-cell>
          <table:table-cell office:value-type="float" office:value="8.739" calcext:value-type="float">
            <text:p>8.739</text:p>
          </table:table-cell>
          <table:table-cell/>
          <table:table-cell office:value-type="float" office:value="511089.2145" calcext:value-type="float">
            <text:p>511089.2145</text:p>
          </table:table-cell>
          <table:table-cell office:value-type="float" office:value="6962196.5564" calcext:value-type="float">
            <text:p>6962196.5564</text:p>
          </table:table-cell>
          <table:table-cell office:value-type="float" office:value="8.739" calcext:value-type="float">
            <text:p>8.739</text:p>
          </table:table-cell>
          <table:table-cell table:number-columns-repeated="5"/>
          <table:table-cell table:style-name="ce1" table:formula="of:=[.M251]-[.I251]" office:value-type="float" office:value="-511089.2145" calcext:value-type="float">
            <text:p>-511089.214500</text:p>
          </table:table-cell>
          <table:table-cell table:style-name="ce1" table:formula="of:=[.N251]-[.J251]" office:value-type="float" office:value="-6962196.5564" calcext:value-type="float">
            <text:p>-6962196.556400</text:p>
          </table:table-cell>
        </table:table-row>
        <table:table-row table:style-name="ro1">
          <table:table-cell office:value-type="float" office:value="511294.744" calcext:value-type="float">
            <text:p>511294.744</text:p>
          </table:table-cell>
          <table:table-cell office:value-type="float" office:value="6964981.765" calcext:value-type="float">
            <text:p>6964981.765</text:p>
          </table:table-cell>
          <table:table-cell office:value-type="float" office:value="10.935" calcext:value-type="float">
            <text:p>10.935</text:p>
          </table:table-cell>
          <table:table-cell/>
          <table:table-cell office:value-type="float" office:value="511090.226" calcext:value-type="float">
            <text:p>511090.226</text:p>
          </table:table-cell>
          <table:table-cell office:value-type="float" office:value="6962195.772" calcext:value-type="float">
            <text:p>6962195.772</text:p>
          </table:table-cell>
          <table:table-cell office:value-type="float" office:value="10.935" calcext:value-type="float">
            <text:p>10.935</text:p>
          </table:table-cell>
          <table:table-cell/>
          <table:table-cell office:value-type="float" office:value="511090.2261" calcext:value-type="float">
            <text:p>511090.2261</text:p>
          </table:table-cell>
          <table:table-cell office:value-type="float" office:value="6962195.7727" calcext:value-type="float">
            <text:p>6962195.7727</text:p>
          </table:table-cell>
          <table:table-cell office:value-type="float" office:value="10.935" calcext:value-type="float">
            <text:p>10.935</text:p>
          </table:table-cell>
          <table:table-cell table:number-columns-repeated="5"/>
          <table:table-cell table:style-name="ce1" table:formula="of:=[.M252]-[.I252]" office:value-type="float" office:value="-511090.2261" calcext:value-type="float">
            <text:p>-511090.226100</text:p>
          </table:table-cell>
          <table:table-cell table:style-name="ce1" table:formula="of:=[.N252]-[.J252]" office:value-type="float" office:value="-6962195.7727" calcext:value-type="float">
            <text:p>-6962195.772700</text:p>
          </table:table-cell>
        </table:table-row>
        <table:table-row table:style-name="ro1">
          <table:table-cell office:value-type="float" office:value="511290.097" calcext:value-type="float">
            <text:p>511290.097</text:p>
          </table:table-cell>
          <table:table-cell office:value-type="float" office:value="6964978.351" calcext:value-type="float">
            <text:p>6964978.351</text:p>
          </table:table-cell>
          <table:table-cell office:value-type="float" office:value="13.514" calcext:value-type="float">
            <text:p>13.514</text:p>
          </table:table-cell>
          <table:table-cell/>
          <table:table-cell office:value-type="float" office:value="511085.581" calcext:value-type="float">
            <text:p>511085.581</text:p>
          </table:table-cell>
          <table:table-cell office:value-type="float" office:value="6962192.36" calcext:value-type="float">
            <text:p>6962192.36</text:p>
          </table:table-cell>
          <table:table-cell office:value-type="float" office:value="13.514" calcext:value-type="float">
            <text:p>13.514</text:p>
          </table:table-cell>
          <table:table-cell/>
          <table:table-cell office:value-type="float" office:value="511085.5809" calcext:value-type="float">
            <text:p>511085.5809</text:p>
          </table:table-cell>
          <table:table-cell office:value-type="float" office:value="6962192.3601" calcext:value-type="float">
            <text:p>6962192.3601</text:p>
          </table:table-cell>
          <table:table-cell office:value-type="float" office:value="13.514" calcext:value-type="float">
            <text:p>13.514</text:p>
          </table:table-cell>
          <table:table-cell table:number-columns-repeated="5"/>
          <table:table-cell table:style-name="ce1" table:formula="of:=[.M253]-[.I253]" office:value-type="float" office:value="-511085.5809" calcext:value-type="float">
            <text:p>-511085.580900</text:p>
          </table:table-cell>
          <table:table-cell table:style-name="ce1" table:formula="of:=[.N253]-[.J253]" office:value-type="float" office:value="-6962192.3601" calcext:value-type="float">
            <text:p>-6962192.360100</text:p>
          </table:table-cell>
        </table:table-row>
        <table:table-row table:style-name="ro1">
          <table:table-cell office:value-type="float" office:value="511288.416" calcext:value-type="float">
            <text:p>511288.416</text:p>
          </table:table-cell>
          <table:table-cell office:value-type="float" office:value="6964981.092" calcext:value-type="float">
            <text:p>6964981.092</text:p>
          </table:table-cell>
          <table:table-cell office:value-type="float" office:value="13.057" calcext:value-type="float">
            <text:p>13.057</text:p>
          </table:table-cell>
          <table:table-cell/>
          <table:table-cell office:value-type="float" office:value="511083.901" calcext:value-type="float">
            <text:p>511083.901</text:p>
          </table:table-cell>
          <table:table-cell office:value-type="float" office:value="6962195.1" calcext:value-type="float">
            <text:p>6962195.1</text:p>
          </table:table-cell>
          <table:table-cell office:value-type="float" office:value="13.057" calcext:value-type="float">
            <text:p>13.057</text:p>
          </table:table-cell>
          <table:table-cell/>
          <table:table-cell office:value-type="float" office:value="511083.9006" calcext:value-type="float">
            <text:p>511083.9006</text:p>
          </table:table-cell>
          <table:table-cell office:value-type="float" office:value="6962195.1" calcext:value-type="float">
            <text:p>6962195.1</text:p>
          </table:table-cell>
          <table:table-cell office:value-type="float" office:value="13.057" calcext:value-type="float">
            <text:p>13.057</text:p>
          </table:table-cell>
          <table:table-cell table:number-columns-repeated="5"/>
          <table:table-cell table:style-name="ce1" table:formula="of:=[.M254]-[.I254]" office:value-type="float" office:value="-511083.9006" calcext:value-type="float">
            <text:p>-511083.900600</text:p>
          </table:table-cell>
          <table:table-cell table:style-name="ce1" table:formula="of:=[.N254]-[.J254]" office:value-type="float" office:value="-6962195.1" calcext:value-type="float">
            <text:p>-6962195.100000</text:p>
          </table:table-cell>
        </table:table-row>
        <table:table-row table:style-name="ro1">
          <table:table-cell office:value-type="float" office:value="511293.466" calcext:value-type="float">
            <text:p>511293.466</text:p>
          </table:table-cell>
          <table:table-cell office:value-type="float" office:value="6964981.179" calcext:value-type="float">
            <text:p>6964981.179</text:p>
          </table:table-cell>
          <table:table-cell office:value-type="float" office:value="12.888" calcext:value-type="float">
            <text:p>12.888</text:p>
          </table:table-cell>
          <table:table-cell/>
          <table:table-cell office:value-type="float" office:value="511088.949" calcext:value-type="float">
            <text:p>511088.949</text:p>
          </table:table-cell>
          <table:table-cell office:value-type="float" office:value="6962195.187" calcext:value-type="float">
            <text:p>6962195.187</text:p>
          </table:table-cell>
          <table:table-cell office:value-type="float" office:value="12.888" calcext:value-type="float">
            <text:p>12.888</text:p>
          </table:table-cell>
          <table:table-cell/>
          <table:table-cell office:value-type="float" office:value="511088.9486" calcext:value-type="float">
            <text:p>511088.9486</text:p>
          </table:table-cell>
          <table:table-cell office:value-type="float" office:value="6962195.1869" calcext:value-type="float">
            <text:p>6962195.1869</text:p>
          </table:table-cell>
          <table:table-cell office:value-type="float" office:value="12.888" calcext:value-type="float">
            <text:p>12.888</text:p>
          </table:table-cell>
          <table:table-cell table:number-columns-repeated="5"/>
          <table:table-cell table:style-name="ce1" table:formula="of:=[.M255]-[.I255]" office:value-type="float" office:value="-511088.9486" calcext:value-type="float">
            <text:p>-511088.948600</text:p>
          </table:table-cell>
          <table:table-cell table:style-name="ce1" table:formula="of:=[.N255]-[.J255]" office:value-type="float" office:value="-6962195.1869" calcext:value-type="float">
            <text:p>-6962195.186900</text:p>
          </table:table-cell>
        </table:table-row>
        <table:table-row table:style-name="ro1">
          <table:table-cell office:value-type="float" office:value="511294.41" calcext:value-type="float">
            <text:p>511294.41</text:p>
          </table:table-cell>
          <table:table-cell office:value-type="float" office:value="6964982.48" calcext:value-type="float">
            <text:p>6964982.48</text:p>
          </table:table-cell>
          <table:table-cell office:value-type="float" office:value="15.272" calcext:value-type="float">
            <text:p>15.272</text:p>
          </table:table-cell>
          <table:table-cell/>
          <table:table-cell office:value-type="float" office:value="511089.892" calcext:value-type="float">
            <text:p>511089.892</text:p>
          </table:table-cell>
          <table:table-cell office:value-type="float" office:value="6962196.487" calcext:value-type="float">
            <text:p>6962196.487</text:p>
          </table:table-cell>
          <table:table-cell office:value-type="float" office:value="15.272" calcext:value-type="float">
            <text:p>15.272</text:p>
          </table:table-cell>
          <table:table-cell/>
          <table:table-cell office:value-type="float" office:value="511089.8922" calcext:value-type="float">
            <text:p>511089.8922</text:p>
          </table:table-cell>
          <table:table-cell office:value-type="float" office:value="6962196.4874" calcext:value-type="float">
            <text:p>6962196.4874</text:p>
          </table:table-cell>
          <table:table-cell office:value-type="float" office:value="15.272" calcext:value-type="float">
            <text:p>15.272</text:p>
          </table:table-cell>
          <table:table-cell table:number-columns-repeated="5"/>
          <table:table-cell table:style-name="ce1" table:formula="of:=[.M256]-[.I256]" office:value-type="float" office:value="-511089.8922" calcext:value-type="float">
            <text:p>-511089.892200</text:p>
          </table:table-cell>
          <table:table-cell table:style-name="ce1" table:formula="of:=[.N256]-[.J256]" office:value-type="float" office:value="-6962196.4874" calcext:value-type="float">
            <text:p>-6962196.487400</text:p>
          </table:table-cell>
        </table:table-row>
        <table:table-row table:style-name="ro1">
          <table:table-cell office:value-type="float" office:value="511283.267" calcext:value-type="float">
            <text:p>511283.267</text:p>
          </table:table-cell>
          <table:table-cell office:value-type="float" office:value="6964986.388" calcext:value-type="float">
            <text:p>6964986.388</text:p>
          </table:table-cell>
          <table:table-cell office:value-type="float" office:value="10.053" calcext:value-type="float">
            <text:p>10.053</text:p>
          </table:table-cell>
          <table:table-cell/>
          <table:table-cell office:value-type="float" office:value="511078.754" calcext:value-type="float">
            <text:p>511078.754</text:p>
          </table:table-cell>
          <table:table-cell office:value-type="float" office:value="6962200.394" calcext:value-type="float">
            <text:p>6962200.394</text:p>
          </table:table-cell>
          <table:table-cell office:value-type="float" office:value="10.053" calcext:value-type="float">
            <text:p>10.053</text:p>
          </table:table-cell>
          <table:table-cell/>
          <table:table-cell office:value-type="float" office:value="511078.7537" calcext:value-type="float">
            <text:p>511078.7537</text:p>
          </table:table-cell>
          <table:table-cell office:value-type="float" office:value="6962200.3939" calcext:value-type="float">
            <text:p>6962200.3939</text:p>
          </table:table-cell>
          <table:table-cell office:value-type="float" office:value="10.053" calcext:value-type="float">
            <text:p>10.053</text:p>
          </table:table-cell>
          <table:table-cell table:number-columns-repeated="5"/>
          <table:table-cell table:style-name="ce1" table:formula="of:=[.M257]-[.I257]" office:value-type="float" office:value="-511078.7537" calcext:value-type="float">
            <text:p>-511078.753700</text:p>
          </table:table-cell>
          <table:table-cell table:style-name="ce1" table:formula="of:=[.N257]-[.J257]" office:value-type="float" office:value="-6962200.3939" calcext:value-type="float">
            <text:p>-6962200.393900</text:p>
          </table:table-cell>
        </table:table-row>
        <table:table-row table:style-name="ro1">
          <table:table-cell office:value-type="float" office:value="511284.439" calcext:value-type="float">
            <text:p>511284.439</text:p>
          </table:table-cell>
          <table:table-cell office:value-type="float" office:value="6964987.875" calcext:value-type="float">
            <text:p>6964987.875</text:p>
          </table:table-cell>
          <table:table-cell office:value-type="float" office:value="9.203" calcext:value-type="float">
            <text:p>9.203</text:p>
          </table:table-cell>
          <table:table-cell/>
          <table:table-cell office:value-type="float" office:value="511079.925" calcext:value-type="float">
            <text:p>511079.925</text:p>
          </table:table-cell>
          <table:table-cell office:value-type="float" office:value="6962201.88" calcext:value-type="float">
            <text:p>6962201.88</text:p>
          </table:table-cell>
          <table:table-cell office:value-type="float" office:value="9.203" calcext:value-type="float">
            <text:p>9.203</text:p>
          </table:table-cell>
          <table:table-cell/>
          <table:table-cell office:value-type="float" office:value="511079.9252" calcext:value-type="float">
            <text:p>511079.9252</text:p>
          </table:table-cell>
          <table:table-cell office:value-type="float" office:value="6962201.8803" calcext:value-type="float">
            <text:p>6962201.8803</text:p>
          </table:table-cell>
          <table:table-cell office:value-type="float" office:value="9.203" calcext:value-type="float">
            <text:p>9.203</text:p>
          </table:table-cell>
          <table:table-cell table:number-columns-repeated="5"/>
          <table:table-cell table:style-name="ce1" table:formula="of:=[.M258]-[.I258]" office:value-type="float" office:value="-511079.9252" calcext:value-type="float">
            <text:p>-511079.925200</text:p>
          </table:table-cell>
          <table:table-cell table:style-name="ce1" table:formula="of:=[.N258]-[.J258]" office:value-type="float" office:value="-6962201.8803" calcext:value-type="float">
            <text:p>-6962201.880300</text:p>
          </table:table-cell>
        </table:table-row>
        <table:table-row table:style-name="ro1">
          <table:table-cell office:value-type="float" office:value="511286.031" calcext:value-type="float">
            <text:p>511286.031</text:p>
          </table:table-cell>
          <table:table-cell office:value-type="float" office:value="6964987.711" calcext:value-type="float">
            <text:p>6964987.711</text:p>
          </table:table-cell>
          <table:table-cell office:value-type="float" office:value="9.961" calcext:value-type="float">
            <text:p>9.961</text:p>
          </table:table-cell>
          <table:table-cell/>
          <table:table-cell office:value-type="float" office:value="511081.517" calcext:value-type="float">
            <text:p>511081.517</text:p>
          </table:table-cell>
          <table:table-cell office:value-type="float" office:value="6962201.716" calcext:value-type="float">
            <text:p>6962201.716</text:p>
          </table:table-cell>
          <table:table-cell office:value-type="float" office:value="9.961" calcext:value-type="float">
            <text:p>9.961</text:p>
          </table:table-cell>
          <table:table-cell/>
          <table:table-cell office:value-type="float" office:value="511081.5166" calcext:value-type="float">
            <text:p>511081.5166</text:p>
          </table:table-cell>
          <table:table-cell office:value-type="float" office:value="6962201.7164" calcext:value-type="float">
            <text:p>6962201.7164</text:p>
          </table:table-cell>
          <table:table-cell office:value-type="float" office:value="9.961" calcext:value-type="float">
            <text:p>9.961</text:p>
          </table:table-cell>
          <table:table-cell table:number-columns-repeated="5"/>
          <table:table-cell table:style-name="ce1" table:formula="of:=[.M259]-[.I259]" office:value-type="float" office:value="-511081.5166" calcext:value-type="float">
            <text:p>-511081.516600</text:p>
          </table:table-cell>
          <table:table-cell table:style-name="ce1" table:formula="of:=[.N259]-[.J259]" office:value-type="float" office:value="-6962201.7164" calcext:value-type="float">
            <text:p>-6962201.716400</text:p>
          </table:table-cell>
        </table:table-row>
        <table:table-row table:style-name="ro1">
          <table:table-cell office:value-type="float" office:value="511281.592" calcext:value-type="float">
            <text:p>511281.592</text:p>
          </table:table-cell>
          <table:table-cell office:value-type="float" office:value="6964989.243" calcext:value-type="float">
            <text:p>6964989.243</text:p>
          </table:table-cell>
          <table:table-cell office:value-type="float" office:value="10.806" calcext:value-type="float">
            <text:p>10.806</text:p>
          </table:table-cell>
          <table:table-cell/>
          <table:table-cell office:value-type="float" office:value="511077.079" calcext:value-type="float">
            <text:p>511077.079</text:p>
          </table:table-cell>
          <table:table-cell office:value-type="float" office:value="6962203.247" calcext:value-type="float">
            <text:p>6962203.247</text:p>
          </table:table-cell>
          <table:table-cell office:value-type="float" office:value="10.806" calcext:value-type="float">
            <text:p>10.806</text:p>
          </table:table-cell>
          <table:table-cell/>
          <table:table-cell office:value-type="float" office:value="511077.0793" calcext:value-type="float">
            <text:p>511077.0793</text:p>
          </table:table-cell>
          <table:table-cell office:value-type="float" office:value="6962203.2478" calcext:value-type="float">
            <text:p>6962203.2478</text:p>
          </table:table-cell>
          <table:table-cell office:value-type="float" office:value="10.806" calcext:value-type="float">
            <text:p>10.806</text:p>
          </table:table-cell>
          <table:table-cell table:number-columns-repeated="5"/>
          <table:table-cell table:style-name="ce1" table:formula="of:=[.M260]-[.I260]" office:value-type="float" office:value="-511077.0793" calcext:value-type="float">
            <text:p>-511077.079300</text:p>
          </table:table-cell>
          <table:table-cell table:style-name="ce1" table:formula="of:=[.N260]-[.J260]" office:value-type="float" office:value="-6962203.2478" calcext:value-type="float">
            <text:p>-6962203.247800</text:p>
          </table:table-cell>
        </table:table-row>
        <table:table-row table:style-name="ro1">
          <table:table-cell office:value-type="float" office:value="511280.976" calcext:value-type="float">
            <text:p>511280.976</text:p>
          </table:table-cell>
          <table:table-cell office:value-type="float" office:value="6964988.245" calcext:value-type="float">
            <text:p>6964988.245</text:p>
          </table:table-cell>
          <table:table-cell office:value-type="float" office:value="12.934" calcext:value-type="float">
            <text:p>12.934</text:p>
          </table:table-cell>
          <table:table-cell/>
          <table:table-cell office:value-type="float" office:value="511076.464" calcext:value-type="float">
            <text:p>511076.464</text:p>
          </table:table-cell>
          <table:table-cell office:value-type="float" office:value="6962202.25" calcext:value-type="float">
            <text:p>6962202.25</text:p>
          </table:table-cell>
          <table:table-cell office:value-type="float" office:value="12.934" calcext:value-type="float">
            <text:p>12.934</text:p>
          </table:table-cell>
          <table:table-cell/>
          <table:table-cell office:value-type="float" office:value="511076.4636" calcext:value-type="float">
            <text:p>511076.4636</text:p>
          </table:table-cell>
          <table:table-cell office:value-type="float" office:value="6962202.2502" calcext:value-type="float">
            <text:p>6962202.2502</text:p>
          </table:table-cell>
          <table:table-cell office:value-type="float" office:value="12.934" calcext:value-type="float">
            <text:p>12.934</text:p>
          </table:table-cell>
          <table:table-cell table:number-columns-repeated="5"/>
          <table:table-cell table:style-name="ce1" table:formula="of:=[.M261]-[.I261]" office:value-type="float" office:value="-511076.4636" calcext:value-type="float">
            <text:p>-511076.463600</text:p>
          </table:table-cell>
          <table:table-cell table:style-name="ce1" table:formula="of:=[.N261]-[.J261]" office:value-type="float" office:value="-6962202.2502" calcext:value-type="float">
            <text:p>-6962202.250200</text:p>
          </table:table-cell>
        </table:table-row>
        <table:table-row table:style-name="ro1">
          <table:table-cell office:value-type="float" office:value="511291.224" calcext:value-type="float">
            <text:p>511291.224</text:p>
          </table:table-cell>
          <table:table-cell office:value-type="float" office:value="6964984.205" calcext:value-type="float">
            <text:p>6964984.205</text:p>
          </table:table-cell>
          <table:table-cell office:value-type="float" office:value="9.153" calcext:value-type="float">
            <text:p>9.153</text:p>
          </table:table-cell>
          <table:table-cell/>
          <table:table-cell office:value-type="float" office:value="511086.707" calcext:value-type="float">
            <text:p>511086.707</text:p>
          </table:table-cell>
          <table:table-cell office:value-type="float" office:value="6962198.211" calcext:value-type="float">
            <text:p>6962198.211</text:p>
          </table:table-cell>
          <table:table-cell office:value-type="float" office:value="9.153" calcext:value-type="float">
            <text:p>9.153</text:p>
          </table:table-cell>
          <table:table-cell/>
          <table:table-cell office:value-type="float" office:value="511086.7075" calcext:value-type="float">
            <text:p>511086.7075</text:p>
          </table:table-cell>
          <table:table-cell office:value-type="float" office:value="6962198.2117" calcext:value-type="float">
            <text:p>6962198.2117</text:p>
          </table:table-cell>
          <table:table-cell office:value-type="float" office:value="9.153" calcext:value-type="float">
            <text:p>9.153</text:p>
          </table:table-cell>
          <table:table-cell table:number-columns-repeated="5"/>
          <table:table-cell table:style-name="ce1" table:formula="of:=[.M262]-[.I262]" office:value-type="float" office:value="-511086.7075" calcext:value-type="float">
            <text:p>-511086.707500</text:p>
          </table:table-cell>
          <table:table-cell table:style-name="ce1" table:formula="of:=[.N262]-[.J262]" office:value-type="float" office:value="-6962198.2117" calcext:value-type="float">
            <text:p>-6962198.211700</text:p>
          </table:table-cell>
        </table:table-row>
        <table:table-row table:style-name="ro1">
          <table:table-cell office:value-type="float" office:value="511289.174" calcext:value-type="float">
            <text:p>511289.174</text:p>
          </table:table-cell>
          <table:table-cell office:value-type="float" office:value="6964985.624" calcext:value-type="float">
            <text:p>6964985.624</text:p>
          </table:table-cell>
          <table:table-cell office:value-type="float" office:value="10.969" calcext:value-type="float">
            <text:p>10.969</text:p>
          </table:table-cell>
          <table:table-cell/>
          <table:table-cell office:value-type="float" office:value="511084.658" calcext:value-type="float">
            <text:p>511084.658</text:p>
          </table:table-cell>
          <table:table-cell office:value-type="float" office:value="6962199.63" calcext:value-type="float">
            <text:p>6962199.63</text:p>
          </table:table-cell>
          <table:table-cell office:value-type="float" office:value="10.969" calcext:value-type="float">
            <text:p>10.969</text:p>
          </table:table-cell>
          <table:table-cell/>
          <table:table-cell office:value-type="float" office:value="511084.6583" calcext:value-type="float">
            <text:p>511084.6583</text:p>
          </table:table-cell>
          <table:table-cell office:value-type="float" office:value="6962199.6302" calcext:value-type="float">
            <text:p>6962199.6302</text:p>
          </table:table-cell>
          <table:table-cell office:value-type="float" office:value="10.969" calcext:value-type="float">
            <text:p>10.969</text:p>
          </table:table-cell>
          <table:table-cell table:number-columns-repeated="5"/>
          <table:table-cell table:style-name="ce1" table:formula="of:=[.M263]-[.I263]" office:value-type="float" office:value="-511084.6583" calcext:value-type="float">
            <text:p>-511084.658300</text:p>
          </table:table-cell>
          <table:table-cell table:style-name="ce1" table:formula="of:=[.N263]-[.J263]" office:value-type="float" office:value="-6962199.6302" calcext:value-type="float">
            <text:p>-6962199.630200</text:p>
          </table:table-cell>
        </table:table-row>
        <table:table-row table:style-name="ro1">
          <table:table-cell office:value-type="float" office:value="511290.78" calcext:value-type="float">
            <text:p>511290.78</text:p>
          </table:table-cell>
          <table:table-cell office:value-type="float" office:value="6964987.674" calcext:value-type="float">
            <text:p>6964987.674</text:p>
          </table:table-cell>
          <table:table-cell office:value-type="float" office:value="10.283" calcext:value-type="float">
            <text:p>10.283</text:p>
          </table:table-cell>
          <table:table-cell/>
          <table:table-cell office:value-type="float" office:value="511086.264" calcext:value-type="float">
            <text:p>511086.264</text:p>
          </table:table-cell>
          <table:table-cell office:value-type="float" office:value="6962201.679" calcext:value-type="float">
            <text:p>6962201.679</text:p>
          </table:table-cell>
          <table:table-cell office:value-type="float" office:value="10.283" calcext:value-type="float">
            <text:p>10.283</text:p>
          </table:table-cell>
          <table:table-cell/>
          <table:table-cell office:value-type="float" office:value="511086.2637" calcext:value-type="float">
            <text:p>511086.2637</text:p>
          </table:table-cell>
          <table:table-cell office:value-type="float" office:value="6962201.6794" calcext:value-type="float">
            <text:p>6962201.6794</text:p>
          </table:table-cell>
          <table:table-cell office:value-type="float" office:value="10.283" calcext:value-type="float">
            <text:p>10.283</text:p>
          </table:table-cell>
          <table:table-cell table:number-columns-repeated="5"/>
          <table:table-cell table:style-name="ce1" table:formula="of:=[.M264]-[.I264]" office:value-type="float" office:value="-511086.2637" calcext:value-type="float">
            <text:p>-511086.263700</text:p>
          </table:table-cell>
          <table:table-cell table:style-name="ce1" table:formula="of:=[.N264]-[.J264]" office:value-type="float" office:value="-6962201.6794" calcext:value-type="float">
            <text:p>-6962201.679400</text:p>
          </table:table-cell>
        </table:table-row>
        <table:table-row table:style-name="ro1">
          <table:table-cell office:value-type="float" office:value="511293.209" calcext:value-type="float">
            <text:p>511293.209</text:p>
          </table:table-cell>
          <table:table-cell office:value-type="float" office:value="6964986.942" calcext:value-type="float">
            <text:p>6964986.942</text:p>
          </table:table-cell>
          <table:table-cell office:value-type="float" office:value="8.837" calcext:value-type="float">
            <text:p>8.837</text:p>
          </table:table-cell>
          <table:table-cell/>
          <table:table-cell office:value-type="float" office:value="511088.692" calcext:value-type="float">
            <text:p>511088.692</text:p>
          </table:table-cell>
          <table:table-cell office:value-type="float" office:value="6962200.947" calcext:value-type="float">
            <text:p>6962200.947</text:p>
          </table:table-cell>
          <table:table-cell office:value-type="float" office:value="8.837" calcext:value-type="float">
            <text:p>8.837</text:p>
          </table:table-cell>
          <table:table-cell/>
          <table:table-cell office:value-type="float" office:value="511088.6917" calcext:value-type="float">
            <text:p>511088.6917</text:p>
          </table:table-cell>
          <table:table-cell office:value-type="float" office:value="6962200.9477" calcext:value-type="float">
            <text:p>6962200.9477</text:p>
          </table:table-cell>
          <table:table-cell office:value-type="float" office:value="8.837" calcext:value-type="float">
            <text:p>8.837</text:p>
          </table:table-cell>
          <table:table-cell table:number-columns-repeated="5"/>
          <table:table-cell table:style-name="ce1" table:formula="of:=[.M265]-[.I265]" office:value-type="float" office:value="-511088.6917" calcext:value-type="float">
            <text:p>-511088.691700</text:p>
          </table:table-cell>
          <table:table-cell table:style-name="ce1" table:formula="of:=[.N265]-[.J265]" office:value-type="float" office:value="-6962200.9477" calcext:value-type="float">
            <text:p>-6962200.947700</text:p>
          </table:table-cell>
        </table:table-row>
        <table:table-row table:style-name="ro1">
          <table:table-cell office:value-type="float" office:value="511294.828" calcext:value-type="float">
            <text:p>511294.828</text:p>
          </table:table-cell>
          <table:table-cell office:value-type="float" office:value="6964987.329" calcext:value-type="float">
            <text:p>6964987.329</text:p>
          </table:table-cell>
          <table:table-cell office:value-type="float" office:value="8.247" calcext:value-type="float">
            <text:p>8.247</text:p>
          </table:table-cell>
          <table:table-cell/>
          <table:table-cell office:value-type="float" office:value="511090.31" calcext:value-type="float">
            <text:p>511090.31</text:p>
          </table:table-cell>
          <table:table-cell office:value-type="float" office:value="6962201.334" calcext:value-type="float">
            <text:p>6962201.334</text:p>
          </table:table-cell>
          <table:table-cell office:value-type="float" office:value="8.247" calcext:value-type="float">
            <text:p>8.247</text:p>
          </table:table-cell>
          <table:table-cell/>
          <table:table-cell office:value-type="float" office:value="511090.3101" calcext:value-type="float">
            <text:p>511090.3101</text:p>
          </table:table-cell>
          <table:table-cell office:value-type="float" office:value="6962201.3345" calcext:value-type="float">
            <text:p>6962201.3345</text:p>
          </table:table-cell>
          <table:table-cell office:value-type="float" office:value="8.247" calcext:value-type="float">
            <text:p>8.247</text:p>
          </table:table-cell>
          <table:table-cell table:number-columns-repeated="5"/>
          <table:table-cell table:style-name="ce1" table:formula="of:=[.M266]-[.I266]" office:value-type="float" office:value="-511090.3101" calcext:value-type="float">
            <text:p>-511090.310100</text:p>
          </table:table-cell>
          <table:table-cell table:style-name="ce1" table:formula="of:=[.N266]-[.J266]" office:value-type="float" office:value="-6962201.3345" calcext:value-type="float">
            <text:p>-6962201.334500</text:p>
          </table:table-cell>
        </table:table-row>
        <table:table-row table:style-name="ro1">
          <table:table-cell office:value-type="float" office:value="511294.143" calcext:value-type="float">
            <text:p>511294.143</text:p>
          </table:table-cell>
          <table:table-cell office:value-type="float" office:value="6964985.515" calcext:value-type="float">
            <text:p>6964985.515</text:p>
          </table:table-cell>
          <table:table-cell office:value-type="float" office:value="11.098" calcext:value-type="float">
            <text:p>11.098</text:p>
          </table:table-cell>
          <table:table-cell/>
          <table:table-cell office:value-type="float" office:value="511089.625" calcext:value-type="float">
            <text:p>511089.625</text:p>
          </table:table-cell>
          <table:table-cell office:value-type="float" office:value="6962199.521" calcext:value-type="float">
            <text:p>6962199.521</text:p>
          </table:table-cell>
          <table:table-cell office:value-type="float" office:value="11.098" calcext:value-type="float">
            <text:p>11.098</text:p>
          </table:table-cell>
          <table:table-cell/>
          <table:table-cell office:value-type="float" office:value="511089.6253" calcext:value-type="float">
            <text:p>511089.6253</text:p>
          </table:table-cell>
          <table:table-cell office:value-type="float" office:value="6962199.5212" calcext:value-type="float">
            <text:p>6962199.5212</text:p>
          </table:table-cell>
          <table:table-cell office:value-type="float" office:value="11.098" calcext:value-type="float">
            <text:p>11.098</text:p>
          </table:table-cell>
          <table:table-cell table:number-columns-repeated="5"/>
          <table:table-cell table:style-name="ce1" table:formula="of:=[.M267]-[.I267]" office:value-type="float" office:value="-511089.6253" calcext:value-type="float">
            <text:p>-511089.625300</text:p>
          </table:table-cell>
          <table:table-cell table:style-name="ce1" table:formula="of:=[.N267]-[.J267]" office:value-type="float" office:value="-6962199.5212" calcext:value-type="float">
            <text:p>-6962199.521200</text:p>
          </table:table-cell>
        </table:table-row>
        <table:table-row table:style-name="ro1">
          <table:table-cell office:value-type="float" office:value="511289.987" calcext:value-type="float">
            <text:p>511289.987</text:p>
          </table:table-cell>
          <table:table-cell office:value-type="float" office:value="6964990.927" calcext:value-type="float">
            <text:p>6964990.927</text:p>
          </table:table-cell>
          <table:table-cell office:value-type="float" office:value="8.944" calcext:value-type="float">
            <text:p>8.944</text:p>
          </table:table-cell>
          <table:table-cell/>
          <table:table-cell office:value-type="float" office:value="511085.471" calcext:value-type="float">
            <text:p>511085.471</text:p>
          </table:table-cell>
          <table:table-cell office:value-type="float" office:value="6962204.931" calcext:value-type="float">
            <text:p>6962204.931</text:p>
          </table:table-cell>
          <table:table-cell office:value-type="float" office:value="8.944" calcext:value-type="float">
            <text:p>8.944</text:p>
          </table:table-cell>
          <table:table-cell/>
          <table:table-cell office:value-type="float" office:value="511085.471" calcext:value-type="float">
            <text:p>511085.471</text:p>
          </table:table-cell>
          <table:table-cell office:value-type="float" office:value="6962204.9311" calcext:value-type="float">
            <text:p>6962204.9311</text:p>
          </table:table-cell>
          <table:table-cell office:value-type="float" office:value="8.944" calcext:value-type="float">
            <text:p>8.944</text:p>
          </table:table-cell>
          <table:table-cell table:number-columns-repeated="5"/>
          <table:table-cell table:style-name="ce1" table:formula="of:=[.M268]-[.I268]" office:value-type="float" office:value="-511085.471" calcext:value-type="float">
            <text:p>-511085.471000</text:p>
          </table:table-cell>
          <table:table-cell table:style-name="ce1" table:formula="of:=[.N268]-[.J268]" office:value-type="float" office:value="-6962204.9311" calcext:value-type="float">
            <text:p>-6962204.931100</text:p>
          </table:table-cell>
        </table:table-row>
        <table:table-row table:style-name="ro1">
          <table:table-cell office:value-type="float" office:value="511290.466" calcext:value-type="float">
            <text:p>511290.466</text:p>
          </table:table-cell>
          <table:table-cell office:value-type="float" office:value="6964990.994" calcext:value-type="float">
            <text:p>6964990.994</text:p>
          </table:table-cell>
          <table:table-cell office:value-type="float" office:value="8.884" calcext:value-type="float">
            <text:p>8.884</text:p>
          </table:table-cell>
          <table:table-cell/>
          <table:table-cell office:value-type="float" office:value="511085.95" calcext:value-type="float">
            <text:p>511085.95</text:p>
          </table:table-cell>
          <table:table-cell office:value-type="float" office:value="6962204.998" calcext:value-type="float">
            <text:p>6962204.998</text:p>
          </table:table-cell>
          <table:table-cell office:value-type="float" office:value="8.884" calcext:value-type="float">
            <text:p>8.884</text:p>
          </table:table-cell>
          <table:table-cell/>
          <table:table-cell office:value-type="float" office:value="511085.9498" calcext:value-type="float">
            <text:p>511085.9498</text:p>
          </table:table-cell>
          <table:table-cell office:value-type="float" office:value="6962204.9981" calcext:value-type="float">
            <text:p>6962204.9981</text:p>
          </table:table-cell>
          <table:table-cell office:value-type="float" office:value="8.884" calcext:value-type="float">
            <text:p>8.884</text:p>
          </table:table-cell>
          <table:table-cell table:number-columns-repeated="5"/>
          <table:table-cell table:style-name="ce1" table:formula="of:=[.M269]-[.I269]" office:value-type="float" office:value="-511085.9498" calcext:value-type="float">
            <text:p>-511085.949800</text:p>
          </table:table-cell>
          <table:table-cell table:style-name="ce1" table:formula="of:=[.N269]-[.J269]" office:value-type="float" office:value="-6962204.9981" calcext:value-type="float">
            <text:p>-6962204.998100</text:p>
          </table:table-cell>
        </table:table-row>
        <table:table-row table:style-name="ro1">
          <table:table-cell office:value-type="float" office:value="511291.387" calcext:value-type="float">
            <text:p>511291.387</text:p>
          </table:table-cell>
          <table:table-cell office:value-type="float" office:value="6964990.91" calcext:value-type="float">
            <text:p>6964990.91</text:p>
          </table:table-cell>
          <table:table-cell office:value-type="float" office:value="8.525" calcext:value-type="float">
            <text:p>8.525</text:p>
          </table:table-cell>
          <table:table-cell/>
          <table:table-cell office:value-type="float" office:value="511086.87" calcext:value-type="float">
            <text:p>511086.87</text:p>
          </table:table-cell>
          <table:table-cell office:value-type="float" office:value="6962204.914" calcext:value-type="float">
            <text:p>6962204.914</text:p>
          </table:table-cell>
          <table:table-cell office:value-type="float" office:value="8.525" calcext:value-type="float">
            <text:p>8.525</text:p>
          </table:table-cell>
          <table:table-cell/>
          <table:table-cell office:value-type="float" office:value="511086.8704" calcext:value-type="float">
            <text:p>511086.8704</text:p>
          </table:table-cell>
          <table:table-cell office:value-type="float" office:value="6962204.9141" calcext:value-type="float">
            <text:p>6962204.9141</text:p>
          </table:table-cell>
          <table:table-cell office:value-type="float" office:value="8.525" calcext:value-type="float">
            <text:p>8.525</text:p>
          </table:table-cell>
          <table:table-cell table:number-columns-repeated="5"/>
          <table:table-cell table:style-name="ce1" table:formula="of:=[.M270]-[.I270]" office:value-type="float" office:value="-511086.8704" calcext:value-type="float">
            <text:p>-511086.870400</text:p>
          </table:table-cell>
          <table:table-cell table:style-name="ce1" table:formula="of:=[.N270]-[.J270]" office:value-type="float" office:value="-6962204.9141" calcext:value-type="float">
            <text:p>-6962204.914100</text:p>
          </table:table-cell>
        </table:table-row>
        <table:table-row table:style-name="ro1">
          <table:table-cell office:value-type="float" office:value="511290.983" calcext:value-type="float">
            <text:p>511290.983</text:p>
          </table:table-cell>
          <table:table-cell office:value-type="float" office:value="6964991.449" calcext:value-type="float">
            <text:p>6964991.449</text:p>
          </table:table-cell>
          <table:table-cell office:value-type="float" office:value="8.734" calcext:value-type="float">
            <text:p>8.734</text:p>
          </table:table-cell>
          <table:table-cell/>
          <table:table-cell office:value-type="float" office:value="511086.467" calcext:value-type="float">
            <text:p>511086.467</text:p>
          </table:table-cell>
          <table:table-cell office:value-type="float" office:value="6962205.453" calcext:value-type="float">
            <text:p>6962205.453</text:p>
          </table:table-cell>
          <table:table-cell office:value-type="float" office:value="8.734" calcext:value-type="float">
            <text:p>8.734</text:p>
          </table:table-cell>
          <table:table-cell/>
          <table:table-cell office:value-type="float" office:value="511086.4666" calcext:value-type="float">
            <text:p>511086.4666</text:p>
          </table:table-cell>
          <table:table-cell office:value-type="float" office:value="6962205.4529" calcext:value-type="float">
            <text:p>6962205.4529</text:p>
          </table:table-cell>
          <table:table-cell office:value-type="float" office:value="8.734" calcext:value-type="float">
            <text:p>8.734</text:p>
          </table:table-cell>
          <table:table-cell table:number-columns-repeated="5"/>
          <table:table-cell table:style-name="ce1" table:formula="of:=[.M271]-[.I271]" office:value-type="float" office:value="-511086.4666" calcext:value-type="float">
            <text:p>-511086.466600</text:p>
          </table:table-cell>
          <table:table-cell table:style-name="ce1" table:formula="of:=[.N271]-[.J271]" office:value-type="float" office:value="-6962205.4529" calcext:value-type="float">
            <text:p>-6962205.452900</text:p>
          </table:table-cell>
        </table:table-row>
        <table:table-row table:style-name="ro1">
          <table:table-cell office:value-type="float" office:value="511291.412" calcext:value-type="float">
            <text:p>511291.412</text:p>
          </table:table-cell>
          <table:table-cell office:value-type="float" office:value="6964991.464" calcext:value-type="float">
            <text:p>6964991.464</text:p>
          </table:table-cell>
          <table:table-cell office:value-type="float" office:value="8.886" calcext:value-type="float">
            <text:p>8.886</text:p>
          </table:table-cell>
          <table:table-cell/>
          <table:table-cell office:value-type="float" office:value="511086.895" calcext:value-type="float">
            <text:p>511086.895</text:p>
          </table:table-cell>
          <table:table-cell office:value-type="float" office:value="6962205.468" calcext:value-type="float">
            <text:p>6962205.468</text:p>
          </table:table-cell>
          <table:table-cell office:value-type="float" office:value="8.886" calcext:value-type="float">
            <text:p>8.886</text:p>
          </table:table-cell>
          <table:table-cell/>
          <table:table-cell office:value-type="float" office:value="511086.8954" calcext:value-type="float">
            <text:p>511086.8954</text:p>
          </table:table-cell>
          <table:table-cell office:value-type="float" office:value="6962205.4679" calcext:value-type="float">
            <text:p>6962205.4679</text:p>
          </table:table-cell>
          <table:table-cell office:value-type="float" office:value="8.886" calcext:value-type="float">
            <text:p>8.886</text:p>
          </table:table-cell>
          <table:table-cell table:number-columns-repeated="5"/>
          <table:table-cell table:style-name="ce1" table:formula="of:=[.M272]-[.I272]" office:value-type="float" office:value="-511086.8954" calcext:value-type="float">
            <text:p>-511086.895400</text:p>
          </table:table-cell>
          <table:table-cell table:style-name="ce1" table:formula="of:=[.N272]-[.J272]" office:value-type="float" office:value="-6962205.4679" calcext:value-type="float">
            <text:p>-6962205.467900</text:p>
          </table:table-cell>
        </table:table-row>
        <table:table-row table:style-name="ro1">
          <table:table-cell office:value-type="float" office:value="511290.27" calcext:value-type="float">
            <text:p>511290.27</text:p>
          </table:table-cell>
          <table:table-cell office:value-type="float" office:value="6964990.53" calcext:value-type="float">
            <text:p>6964990.53</text:p>
          </table:table-cell>
          <table:table-cell office:value-type="float" office:value="9.004" calcext:value-type="float">
            <text:p>9.004</text:p>
          </table:table-cell>
          <table:table-cell/>
          <table:table-cell office:value-type="float" office:value="511085.754" calcext:value-type="float">
            <text:p>511085.754</text:p>
          </table:table-cell>
          <table:table-cell office:value-type="float" office:value="6962204.534" calcext:value-type="float">
            <text:p>6962204.534</text:p>
          </table:table-cell>
          <table:table-cell office:value-type="float" office:value="9.004" calcext:value-type="float">
            <text:p>9.004</text:p>
          </table:table-cell>
          <table:table-cell/>
          <table:table-cell office:value-type="float" office:value="511085.7539" calcext:value-type="float">
            <text:p>511085.7539</text:p>
          </table:table-cell>
          <table:table-cell office:value-type="float" office:value="6962204.5342" calcext:value-type="float">
            <text:p>6962204.5342</text:p>
          </table:table-cell>
          <table:table-cell office:value-type="float" office:value="9.004" calcext:value-type="float">
            <text:p>9.004</text:p>
          </table:table-cell>
          <table:table-cell table:number-columns-repeated="5"/>
          <table:table-cell table:style-name="ce1" table:formula="of:=[.M273]-[.I273]" office:value-type="float" office:value="-511085.7539" calcext:value-type="float">
            <text:p>-511085.753900</text:p>
          </table:table-cell>
          <table:table-cell table:style-name="ce1" table:formula="of:=[.N273]-[.J273]" office:value-type="float" office:value="-6962204.5342" calcext:value-type="float">
            <text:p>-6962204.534200</text:p>
          </table:table-cell>
        </table:table-row>
        <table:table-row table:style-name="ro1">
          <table:table-cell office:value-type="float" office:value="511293.301" calcext:value-type="float">
            <text:p>511293.301</text:p>
          </table:table-cell>
          <table:table-cell office:value-type="float" office:value="6964988.694" calcext:value-type="float">
            <text:p>6964988.694</text:p>
          </table:table-cell>
          <table:table-cell office:value-type="float" office:value="8.689" calcext:value-type="float">
            <text:p>8.689</text:p>
          </table:table-cell>
          <table:table-cell/>
          <table:table-cell office:value-type="float" office:value="511088.784" calcext:value-type="float">
            <text:p>511088.784</text:p>
          </table:table-cell>
          <table:table-cell office:value-type="float" office:value="6962202.699" calcext:value-type="float">
            <text:p>6962202.699</text:p>
          </table:table-cell>
          <table:table-cell office:value-type="float" office:value="8.689" calcext:value-type="float">
            <text:p>8.689</text:p>
          </table:table-cell>
          <table:table-cell/>
          <table:table-cell office:value-type="float" office:value="511088.7837" calcext:value-type="float">
            <text:p>511088.7837</text:p>
          </table:table-cell>
          <table:table-cell office:value-type="float" office:value="6962202.699" calcext:value-type="float">
            <text:p>6962202.699</text:p>
          </table:table-cell>
          <table:table-cell office:value-type="float" office:value="8.689" calcext:value-type="float">
            <text:p>8.689</text:p>
          </table:table-cell>
          <table:table-cell table:number-columns-repeated="5"/>
          <table:table-cell table:style-name="ce1" table:formula="of:=[.M274]-[.I274]" office:value-type="float" office:value="-511088.7837" calcext:value-type="float">
            <text:p>-511088.783700</text:p>
          </table:table-cell>
          <table:table-cell table:style-name="ce1" table:formula="of:=[.N274]-[.J274]" office:value-type="float" office:value="-6962202.699" calcext:value-type="float">
            <text:p>-6962202.699000</text:p>
          </table:table-cell>
        </table:table-row>
        <table:table-row table:style-name="ro1">
          <table:table-cell office:value-type="float" office:value="511292.99" calcext:value-type="float">
            <text:p>511292.99</text:p>
          </table:table-cell>
          <table:table-cell office:value-type="float" office:value="6964989.341" calcext:value-type="float">
            <text:p>6964989.341</text:p>
          </table:table-cell>
          <table:table-cell office:value-type="float" office:value="8.786" calcext:value-type="float">
            <text:p>8.786</text:p>
          </table:table-cell>
          <table:table-cell/>
          <table:table-cell office:value-type="float" office:value="511088.473" calcext:value-type="float">
            <text:p>511088.473</text:p>
          </table:table-cell>
          <table:table-cell office:value-type="float" office:value="6962203.345" calcext:value-type="float">
            <text:p>6962203.345</text:p>
          </table:table-cell>
          <table:table-cell office:value-type="float" office:value="8.786" calcext:value-type="float">
            <text:p>8.786</text:p>
          </table:table-cell>
          <table:table-cell/>
          <table:table-cell office:value-type="float" office:value="511088.4728" calcext:value-type="float">
            <text:p>511088.4728</text:p>
          </table:table-cell>
          <table:table-cell office:value-type="float" office:value="6962203.3457" calcext:value-type="float">
            <text:p>6962203.3457</text:p>
          </table:table-cell>
          <table:table-cell office:value-type="float" office:value="8.786" calcext:value-type="float">
            <text:p>8.786</text:p>
          </table:table-cell>
          <table:table-cell table:number-columns-repeated="5"/>
          <table:table-cell table:style-name="ce1" table:formula="of:=[.M275]-[.I275]" office:value-type="float" office:value="-511088.4728" calcext:value-type="float">
            <text:p>-511088.472800</text:p>
          </table:table-cell>
          <table:table-cell table:style-name="ce1" table:formula="of:=[.N275]-[.J275]" office:value-type="float" office:value="-6962203.3457" calcext:value-type="float">
            <text:p>-6962203.345700</text:p>
          </table:table-cell>
        </table:table-row>
        <table:table-row table:style-name="ro1">
          <table:table-cell office:value-type="float" office:value="511293.009" calcext:value-type="float">
            <text:p>511293.009</text:p>
          </table:table-cell>
          <table:table-cell office:value-type="float" office:value="6964989.989" calcext:value-type="float">
            <text:p>6964989.989</text:p>
          </table:table-cell>
          <table:table-cell office:value-type="float" office:value="8.842" calcext:value-type="float">
            <text:p>8.842</text:p>
          </table:table-cell>
          <table:table-cell/>
          <table:table-cell office:value-type="float" office:value="511088.492" calcext:value-type="float">
            <text:p>511088.492</text:p>
          </table:table-cell>
          <table:table-cell office:value-type="float" office:value="6962203.993" calcext:value-type="float">
            <text:p>6962203.993</text:p>
          </table:table-cell>
          <table:table-cell office:value-type="float" office:value="8.842" calcext:value-type="float">
            <text:p>8.842</text:p>
          </table:table-cell>
          <table:table-cell/>
          <table:table-cell office:value-type="float" office:value="511088.4918" calcext:value-type="float">
            <text:p>511088.4918</text:p>
          </table:table-cell>
          <table:table-cell office:value-type="float" office:value="6962203.9934" calcext:value-type="float">
            <text:p>6962203.9934</text:p>
          </table:table-cell>
          <table:table-cell office:value-type="float" office:value="8.842" calcext:value-type="float">
            <text:p>8.842</text:p>
          </table:table-cell>
          <table:table-cell table:number-columns-repeated="5"/>
          <table:table-cell table:style-name="ce1" table:formula="of:=[.M276]-[.I276]" office:value-type="float" office:value="-511088.4918" calcext:value-type="float">
            <text:p>-511088.491800</text:p>
          </table:table-cell>
          <table:table-cell table:style-name="ce1" table:formula="of:=[.N276]-[.J276]" office:value-type="float" office:value="-6962203.9934" calcext:value-type="float">
            <text:p>-6962203.993400</text:p>
          </table:table-cell>
        </table:table-row>
        <table:table-row table:style-name="ro1">
          <table:table-cell office:value-type="float" office:value="511295.291" calcext:value-type="float">
            <text:p>511295.291</text:p>
          </table:table-cell>
          <table:table-cell office:value-type="float" office:value="6964988.074" calcext:value-type="float">
            <text:p>6964988.074</text:p>
          </table:table-cell>
          <table:table-cell office:value-type="float" office:value="8.765" calcext:value-type="float">
            <text:p>8.765</text:p>
          </table:table-cell>
          <table:table-cell/>
          <table:table-cell office:value-type="float" office:value="511090.773" calcext:value-type="float">
            <text:p>511090.773</text:p>
          </table:table-cell>
          <table:table-cell office:value-type="float" office:value="6962202.079" calcext:value-type="float">
            <text:p>6962202.079</text:p>
          </table:table-cell>
          <table:table-cell office:value-type="float" office:value="8.765" calcext:value-type="float">
            <text:p>8.765</text:p>
          </table:table-cell>
          <table:table-cell/>
          <table:table-cell office:value-type="float" office:value="511090.7729" calcext:value-type="float">
            <text:p>511090.7729</text:p>
          </table:table-cell>
          <table:table-cell office:value-type="float" office:value="6962202.0792" calcext:value-type="float">
            <text:p>6962202.0792</text:p>
          </table:table-cell>
          <table:table-cell office:value-type="float" office:value="8.765" calcext:value-type="float">
            <text:p>8.765</text:p>
          </table:table-cell>
          <table:table-cell table:number-columns-repeated="5"/>
          <table:table-cell table:style-name="ce1" table:formula="of:=[.M277]-[.I277]" office:value-type="float" office:value="-511090.7729" calcext:value-type="float">
            <text:p>-511090.772900</text:p>
          </table:table-cell>
          <table:table-cell table:style-name="ce1" table:formula="of:=[.N277]-[.J277]" office:value-type="float" office:value="-6962202.0792" calcext:value-type="float">
            <text:p>-6962202.079200</text:p>
          </table:table-cell>
        </table:table-row>
        <table:table-row table:style-name="ro1">
          <table:table-cell office:value-type="float" office:value="511295.699" calcext:value-type="float">
            <text:p>511295.699</text:p>
          </table:table-cell>
          <table:table-cell office:value-type="float" office:value="6964989.398" calcext:value-type="float">
            <text:p>6964989.398</text:p>
          </table:table-cell>
          <table:table-cell office:value-type="float" office:value="8.087" calcext:value-type="float">
            <text:p>8.087</text:p>
          </table:table-cell>
          <table:table-cell/>
          <table:table-cell office:value-type="float" office:value="511091.181" calcext:value-type="float">
            <text:p>511091.181</text:p>
          </table:table-cell>
          <table:table-cell office:value-type="float" office:value="6962203.402" calcext:value-type="float">
            <text:p>6962203.402</text:p>
          </table:table-cell>
          <table:table-cell office:value-type="float" office:value="8.087" calcext:value-type="float">
            <text:p>8.087</text:p>
          </table:table-cell>
          <table:table-cell/>
          <table:table-cell office:value-type="float" office:value="511091.1807" calcext:value-type="float">
            <text:p>511091.1807</text:p>
          </table:table-cell>
          <table:table-cell office:value-type="float" office:value="6962203.4027" calcext:value-type="float">
            <text:p>6962203.4027</text:p>
          </table:table-cell>
          <table:table-cell office:value-type="float" office:value="8.087" calcext:value-type="float">
            <text:p>8.087</text:p>
          </table:table-cell>
          <table:table-cell table:number-columns-repeated="5"/>
          <table:table-cell table:style-name="ce1" table:formula="of:=[.M278]-[.I278]" office:value-type="float" office:value="-511091.1807" calcext:value-type="float">
            <text:p>-511091.180700</text:p>
          </table:table-cell>
          <table:table-cell table:style-name="ce1" table:formula="of:=[.N278]-[.J278]" office:value-type="float" office:value="-6962203.4027" calcext:value-type="float">
            <text:p>-6962203.402700</text:p>
          </table:table-cell>
        </table:table-row>
        <table:table-row table:style-name="ro1">
          <table:table-cell office:value-type="float" office:value="511292.028" calcext:value-type="float">
            <text:p>511292.028</text:p>
          </table:table-cell>
          <table:table-cell office:value-type="float" office:value="6964990.349" calcext:value-type="float">
            <text:p>6964990.349</text:p>
          </table:table-cell>
          <table:table-cell office:value-type="float" office:value="8.804" calcext:value-type="float">
            <text:p>8.804</text:p>
          </table:table-cell>
          <table:table-cell/>
          <table:table-cell office:value-type="float" office:value="511087.511" calcext:value-type="float">
            <text:p>511087.511</text:p>
          </table:table-cell>
          <table:table-cell office:value-type="float" office:value="6962204.353" calcext:value-type="float">
            <text:p>6962204.353</text:p>
          </table:table-cell>
          <table:table-cell office:value-type="float" office:value="8.804" calcext:value-type="float">
            <text:p>8.804</text:p>
          </table:table-cell>
          <table:table-cell/>
          <table:table-cell office:value-type="float" office:value="511087.5112" calcext:value-type="float">
            <text:p>511087.5112</text:p>
          </table:table-cell>
          <table:table-cell office:value-type="float" office:value="6962204.3533" calcext:value-type="float">
            <text:p>6962204.3533</text:p>
          </table:table-cell>
          <table:table-cell office:value-type="float" office:value="8.804" calcext:value-type="float">
            <text:p>8.804</text:p>
          </table:table-cell>
          <table:table-cell table:number-columns-repeated="5"/>
          <table:table-cell table:style-name="ce1" table:formula="of:=[.M279]-[.I279]" office:value-type="float" office:value="-511087.5112" calcext:value-type="float">
            <text:p>-511087.511200</text:p>
          </table:table-cell>
          <table:table-cell table:style-name="ce1" table:formula="of:=[.N279]-[.J279]" office:value-type="float" office:value="-6962204.3533" calcext:value-type="float">
            <text:p>-6962204.353300</text:p>
          </table:table-cell>
        </table:table-row>
        <table:table-row table:style-name="ro1">
          <table:table-cell office:value-type="float" office:value="511293.31" calcext:value-type="float">
            <text:p>511293.31</text:p>
          </table:table-cell>
          <table:table-cell office:value-type="float" office:value="6964990.093" calcext:value-type="float">
            <text:p>6964990.093</text:p>
          </table:table-cell>
          <table:table-cell office:value-type="float" office:value="8.853" calcext:value-type="float">
            <text:p>8.853</text:p>
          </table:table-cell>
          <table:table-cell/>
          <table:table-cell office:value-type="float" office:value="511088.793" calcext:value-type="float">
            <text:p>511088.793</text:p>
          </table:table-cell>
          <table:table-cell office:value-type="float" office:value="6962204.097" calcext:value-type="float">
            <text:p>6962204.097</text:p>
          </table:table-cell>
          <table:table-cell office:value-type="float" office:value="8.853" calcext:value-type="float">
            <text:p>8.853</text:p>
          </table:table-cell>
          <table:table-cell/>
          <table:table-cell office:value-type="float" office:value="511088.7927" calcext:value-type="float">
            <text:p>511088.7927</text:p>
          </table:table-cell>
          <table:table-cell office:value-type="float" office:value="6962204.0974" calcext:value-type="float">
            <text:p>6962204.0974</text:p>
          </table:table-cell>
          <table:table-cell office:value-type="float" office:value="8.853" calcext:value-type="float">
            <text:p>8.853</text:p>
          </table:table-cell>
          <table:table-cell table:number-columns-repeated="5"/>
          <table:table-cell table:style-name="ce1" table:formula="of:=[.M280]-[.I280]" office:value-type="float" office:value="-511088.7927" calcext:value-type="float">
            <text:p>-511088.792700</text:p>
          </table:table-cell>
          <table:table-cell table:style-name="ce1" table:formula="of:=[.N280]-[.J280]" office:value-type="float" office:value="-6962204.0974" calcext:value-type="float">
            <text:p>-6962204.097400</text:p>
          </table:table-cell>
        </table:table-row>
        <table:table-row table:style-name="ro1">
          <table:table-cell office:value-type="float" office:value="511292.092" calcext:value-type="float">
            <text:p>511292.092</text:p>
          </table:table-cell>
          <table:table-cell office:value-type="float" office:value="6964991.354" calcext:value-type="float">
            <text:p>6964991.354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511087.575" calcext:value-type="float">
            <text:p>511087.575</text:p>
          </table:table-cell>
          <table:table-cell office:value-type="float" office:value="6962205.358" calcext:value-type="float">
            <text:p>6962205.358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511087.5752" calcext:value-type="float">
            <text:p>511087.5752</text:p>
          </table:table-cell>
          <table:table-cell office:value-type="float" office:value="6962205.3579" calcext:value-type="float">
            <text:p>6962205.3579</text:p>
          </table:table-cell>
          <table:table-cell office:value-type="float" office:value="8.9" calcext:value-type="float">
            <text:p>8.9</text:p>
          </table:table-cell>
          <table:table-cell table:number-columns-repeated="5"/>
          <table:table-cell table:style-name="ce1" table:formula="of:=[.M281]-[.I281]" office:value-type="float" office:value="-511087.5752" calcext:value-type="float">
            <text:p>-511087.575200</text:p>
          </table:table-cell>
          <table:table-cell table:style-name="ce1" table:formula="of:=[.N281]-[.J281]" office:value-type="float" office:value="-6962205.3579" calcext:value-type="float">
            <text:p>-6962205.357900</text:p>
          </table:table-cell>
        </table:table-row>
        <table:table-row table:style-name="ro1">
          <table:table-cell office:value-type="float" office:value="511292.9" calcext:value-type="float">
            <text:p>511292.9</text:p>
          </table:table-cell>
          <table:table-cell office:value-type="float" office:value="6964991.768" calcext:value-type="float">
            <text:p>6964991.768</text:p>
          </table:table-cell>
          <table:table-cell office:value-type="float" office:value="8.935" calcext:value-type="float">
            <text:p>8.935</text:p>
          </table:table-cell>
          <table:table-cell/>
          <table:table-cell office:value-type="float" office:value="511088.383" calcext:value-type="float">
            <text:p>511088.383</text:p>
          </table:table-cell>
          <table:table-cell office:value-type="float" office:value="6962205.771" calcext:value-type="float">
            <text:p>6962205.771</text:p>
          </table:table-cell>
          <table:table-cell office:value-type="float" office:value="8.935" calcext:value-type="float">
            <text:p>8.935</text:p>
          </table:table-cell>
          <table:table-cell/>
          <table:table-cell office:value-type="float" office:value="511088.3828" calcext:value-type="float">
            <text:p>511088.3828</text:p>
          </table:table-cell>
          <table:table-cell office:value-type="float" office:value="6962205.7717" calcext:value-type="float">
            <text:p>6962205.7717</text:p>
          </table:table-cell>
          <table:table-cell office:value-type="float" office:value="8.935" calcext:value-type="float">
            <text:p>8.935</text:p>
          </table:table-cell>
          <table:table-cell table:number-columns-repeated="5"/>
          <table:table-cell table:style-name="ce1" table:formula="of:=[.M282]-[.I282]" office:value-type="float" office:value="-511088.3828" calcext:value-type="float">
            <text:p>-511088.382800</text:p>
          </table:table-cell>
          <table:table-cell table:style-name="ce1" table:formula="of:=[.N282]-[.J282]" office:value-type="float" office:value="-6962205.7717" calcext:value-type="float">
            <text:p>-6962205.771700</text:p>
          </table:table-cell>
        </table:table-row>
        <table:table-row table:style-name="ro1">
          <table:table-cell office:value-type="float" office:value="511293.214" calcext:value-type="float">
            <text:p>511293.214</text:p>
          </table:table-cell>
          <table:table-cell office:value-type="float" office:value="6964991.883" calcext:value-type="float">
            <text:p>6964991.883</text:p>
          </table:table-cell>
          <table:table-cell office:value-type="float" office:value="8.905" calcext:value-type="float">
            <text:p>8.905</text:p>
          </table:table-cell>
          <table:table-cell/>
          <table:table-cell office:value-type="float" office:value="511088.697" calcext:value-type="float">
            <text:p>511088.697</text:p>
          </table:table-cell>
          <table:table-cell office:value-type="float" office:value="6962205.886" calcext:value-type="float">
            <text:p>6962205.886</text:p>
          </table:table-cell>
          <table:table-cell office:value-type="float" office:value="8.905" calcext:value-type="float">
            <text:p>8.905</text:p>
          </table:table-cell>
          <table:table-cell/>
          <table:table-cell office:value-type="float" office:value="511088.6967" calcext:value-type="float">
            <text:p>511088.6967</text:p>
          </table:table-cell>
          <table:table-cell office:value-type="float" office:value="6962205.8867" calcext:value-type="float">
            <text:p>6962205.8867</text:p>
          </table:table-cell>
          <table:table-cell office:value-type="float" office:value="8.905" calcext:value-type="float">
            <text:p>8.905</text:p>
          </table:table-cell>
          <table:table-cell table:number-columns-repeated="5"/>
          <table:table-cell table:style-name="ce1" table:formula="of:=[.M283]-[.I283]" office:value-type="float" office:value="-511088.6967" calcext:value-type="float">
            <text:p>-511088.696700</text:p>
          </table:table-cell>
          <table:table-cell table:style-name="ce1" table:formula="of:=[.N283]-[.J283]" office:value-type="float" office:value="-6962205.8867" calcext:value-type="float">
            <text:p>-6962205.886700</text:p>
          </table:table-cell>
        </table:table-row>
        <table:table-row table:style-name="ro1">
          <table:table-cell office:value-type="float" office:value="511294.385" calcext:value-type="float">
            <text:p>511294.385</text:p>
          </table:table-cell>
          <table:table-cell office:value-type="float" office:value="6964990.625" calcext:value-type="float">
            <text:p>6964990.625</text:p>
          </table:table-cell>
          <table:table-cell office:value-type="float" office:value="8.743" calcext:value-type="float">
            <text:p>8.743</text:p>
          </table:table-cell>
          <table:table-cell/>
          <table:table-cell office:value-type="float" office:value="511089.867" calcext:value-type="float">
            <text:p>511089.867</text:p>
          </table:table-cell>
          <table:table-cell office:value-type="float" office:value="6962204.629" calcext:value-type="float">
            <text:p>6962204.629</text:p>
          </table:table-cell>
          <table:table-cell office:value-type="float" office:value="8.743" calcext:value-type="float">
            <text:p>8.743</text:p>
          </table:table-cell>
          <table:table-cell/>
          <table:table-cell office:value-type="float" office:value="511089.8672" calcext:value-type="float">
            <text:p>511089.8672</text:p>
          </table:table-cell>
          <table:table-cell office:value-type="float" office:value="6962204.6292" calcext:value-type="float">
            <text:p>6962204.6292</text:p>
          </table:table-cell>
          <table:table-cell office:value-type="float" office:value="8.743" calcext:value-type="float">
            <text:p>8.743</text:p>
          </table:table-cell>
          <table:table-cell table:number-columns-repeated="5"/>
          <table:table-cell table:style-name="ce1" table:formula="of:=[.M284]-[.I284]" office:value-type="float" office:value="-511089.8672" calcext:value-type="float">
            <text:p>-511089.867200</text:p>
          </table:table-cell>
          <table:table-cell table:style-name="ce1" table:formula="of:=[.N284]-[.J284]" office:value-type="float" office:value="-6962204.6292" calcext:value-type="float">
            <text:p>-6962204.629200</text:p>
          </table:table-cell>
        </table:table-row>
        <table:table-row table:style-name="ro1">
          <table:table-cell office:value-type="float" office:value="511295.323" calcext:value-type="float">
            <text:p>511295.323</text:p>
          </table:table-cell>
          <table:table-cell office:value-type="float" office:value="6964990.783" calcext:value-type="float">
            <text:p>6964990.783</text:p>
          </table:table-cell>
          <table:table-cell office:value-type="float" office:value="8.887" calcext:value-type="float">
            <text:p>8.887</text:p>
          </table:table-cell>
          <table:table-cell/>
          <table:table-cell office:value-type="float" office:value="511090.805" calcext:value-type="float">
            <text:p>511090.805</text:p>
          </table:table-cell>
          <table:table-cell office:value-type="float" office:value="6962204.787" calcext:value-type="float">
            <text:p>6962204.787</text:p>
          </table:table-cell>
          <table:table-cell office:value-type="float" office:value="8.887" calcext:value-type="float">
            <text:p>8.887</text:p>
          </table:table-cell>
          <table:table-cell/>
          <table:table-cell office:value-type="float" office:value="511090.8049" calcext:value-type="float">
            <text:p>511090.8049</text:p>
          </table:table-cell>
          <table:table-cell office:value-type="float" office:value="6962204.7871" calcext:value-type="float">
            <text:p>6962204.7871</text:p>
          </table:table-cell>
          <table:table-cell office:value-type="float" office:value="8.887" calcext:value-type="float">
            <text:p>8.887</text:p>
          </table:table-cell>
          <table:table-cell table:number-columns-repeated="5"/>
          <table:table-cell table:style-name="ce1" table:formula="of:=[.M285]-[.I285]" office:value-type="float" office:value="-511090.8049" calcext:value-type="float">
            <text:p>-511090.804900</text:p>
          </table:table-cell>
          <table:table-cell table:style-name="ce1" table:formula="of:=[.N285]-[.J285]" office:value-type="float" office:value="-6962204.7871" calcext:value-type="float">
            <text:p>-6962204.787100</text:p>
          </table:table-cell>
        </table:table-row>
        <table:table-row table:style-name="ro1">
          <table:table-cell office:value-type="float" office:value="511294.134" calcext:value-type="float">
            <text:p>511294.134</text:p>
          </table:table-cell>
          <table:table-cell office:value-type="float" office:value="6964991.699" calcext:value-type="float">
            <text:p>6964991.699</text:p>
          </table:table-cell>
          <table:table-cell office:value-type="float" office:value="8.897" calcext:value-type="float">
            <text:p>8.897</text:p>
          </table:table-cell>
          <table:table-cell/>
          <table:table-cell office:value-type="float" office:value="511089.616" calcext:value-type="float">
            <text:p>511089.616</text:p>
          </table:table-cell>
          <table:table-cell office:value-type="float" office:value="6962205.702" calcext:value-type="float">
            <text:p>6962205.702</text:p>
          </table:table-cell>
          <table:table-cell office:value-type="float" office:value="8.897" calcext:value-type="float">
            <text:p>8.897</text:p>
          </table:table-cell>
          <table:table-cell/>
          <table:table-cell office:value-type="float" office:value="511089.6163" calcext:value-type="float">
            <text:p>511089.6163</text:p>
          </table:table-cell>
          <table:table-cell office:value-type="float" office:value="6962205.7028" calcext:value-type="float">
            <text:p>6962205.7028</text:p>
          </table:table-cell>
          <table:table-cell office:value-type="float" office:value="8.897" calcext:value-type="float">
            <text:p>8.897</text:p>
          </table:table-cell>
          <table:table-cell table:number-columns-repeated="5"/>
          <table:table-cell table:style-name="ce1" table:formula="of:=[.M286]-[.I286]" office:value-type="float" office:value="-511089.6163" calcext:value-type="float">
            <text:p>-511089.616300</text:p>
          </table:table-cell>
          <table:table-cell table:style-name="ce1" table:formula="of:=[.N286]-[.J286]" office:value-type="float" office:value="-6962205.7028" calcext:value-type="float">
            <text:p>-6962205.702800</text:p>
          </table:table-cell>
        </table:table-row>
        <table:table-row table:style-name="ro1">
          <table:table-cell office:value-type="float" office:value="511295.219" calcext:value-type="float">
            <text:p>511295.219</text:p>
          </table:table-cell>
          <table:table-cell office:value-type="float" office:value="6964991.736" calcext:value-type="float">
            <text:p>6964991.736</text:p>
          </table:table-cell>
          <table:table-cell office:value-type="float" office:value="8.937" calcext:value-type="float">
            <text:p>8.937</text:p>
          </table:table-cell>
          <table:table-cell/>
          <table:table-cell office:value-type="float" office:value="511090.701" calcext:value-type="float">
            <text:p>511090.701</text:p>
          </table:table-cell>
          <table:table-cell office:value-type="float" office:value="6962205.739" calcext:value-type="float">
            <text:p>6962205.739</text:p>
          </table:table-cell>
          <table:table-cell office:value-type="float" office:value="8.937" calcext:value-type="float">
            <text:p>8.937</text:p>
          </table:table-cell>
          <table:table-cell/>
          <table:table-cell office:value-type="float" office:value="511090.7009" calcext:value-type="float">
            <text:p>511090.7009</text:p>
          </table:table-cell>
          <table:table-cell office:value-type="float" office:value="6962205.7397" calcext:value-type="float">
            <text:p>6962205.7397</text:p>
          </table:table-cell>
          <table:table-cell office:value-type="float" office:value="8.937" calcext:value-type="float">
            <text:p>8.937</text:p>
          </table:table-cell>
          <table:table-cell table:number-columns-repeated="5"/>
          <table:table-cell table:style-name="ce1" table:formula="of:=[.M287]-[.I287]" office:value-type="float" office:value="-511090.7009" calcext:value-type="float">
            <text:p>-511090.700900</text:p>
          </table:table-cell>
          <table:table-cell table:style-name="ce1" table:formula="of:=[.N287]-[.J287]" office:value-type="float" office:value="-6962205.7397" calcext:value-type="float">
            <text:p>-6962205.739700</text:p>
          </table:table-cell>
        </table:table-row>
        <table:table-row table:style-name="ro1">
          <table:table-cell office:value-type="float" office:value="511290.78" calcext:value-type="float">
            <text:p>511290.78</text:p>
          </table:table-cell>
          <table:table-cell office:value-type="float" office:value="6964984.916" calcext:value-type="float">
            <text:p>6964984.916</text:p>
          </table:table-cell>
          <table:table-cell office:value-type="float" office:value="13.501" calcext:value-type="float">
            <text:p>13.501</text:p>
          </table:table-cell>
          <table:table-cell/>
          <table:table-cell office:value-type="float" office:value="511086.264" calcext:value-type="float">
            <text:p>511086.264</text:p>
          </table:table-cell>
          <table:table-cell office:value-type="float" office:value="6962198.922" calcext:value-type="float">
            <text:p>6962198.922</text:p>
          </table:table-cell>
          <table:table-cell office:value-type="float" office:value="13.501" calcext:value-type="float">
            <text:p>13.501</text:p>
          </table:table-cell>
          <table:table-cell/>
          <table:table-cell office:value-type="float" office:value="511086.2637" calcext:value-type="float">
            <text:p>511086.2637</text:p>
          </table:table-cell>
          <table:table-cell office:value-type="float" office:value="6962198.9225" calcext:value-type="float">
            <text:p>6962198.9225</text:p>
          </table:table-cell>
          <table:table-cell office:value-type="float" office:value="13.501" calcext:value-type="float">
            <text:p>13.501</text:p>
          </table:table-cell>
          <table:table-cell table:number-columns-repeated="5"/>
          <table:table-cell table:style-name="ce1" table:formula="of:=[.M288]-[.I288]" office:value-type="float" office:value="-511086.2637" calcext:value-type="float">
            <text:p>-511086.263700</text:p>
          </table:table-cell>
          <table:table-cell table:style-name="ce1" table:formula="of:=[.N288]-[.J288]" office:value-type="float" office:value="-6962198.9225" calcext:value-type="float">
            <text:p>-6962198.922500</text:p>
          </table:table-cell>
        </table:table-row>
        <table:table-row table:style-name="ro1">
          <table:table-cell office:value-type="float" office:value="511293.69" calcext:value-type="float">
            <text:p>511293.69</text:p>
          </table:table-cell>
          <table:table-cell office:value-type="float" office:value="6964964.957" calcext:value-type="float">
            <text:p>6964964.957</text:p>
          </table:table-cell>
          <table:table-cell office:value-type="float" office:value="18.484" calcext:value-type="float">
            <text:p>18.484</text:p>
          </table:table-cell>
          <table:table-cell/>
          <table:table-cell office:value-type="float" office:value="511089.172" calcext:value-type="float">
            <text:p>511089.172</text:p>
          </table:table-cell>
          <table:table-cell office:value-type="float" office:value="6962178.971" calcext:value-type="float">
            <text:p>6962178.971</text:p>
          </table:table-cell>
          <table:table-cell office:value-type="float" office:value="18.484" calcext:value-type="float">
            <text:p>18.484</text:p>
          </table:table-cell>
          <table:table-cell/>
          <table:table-cell office:value-type="float" office:value="511089.1725" calcext:value-type="float">
            <text:p>511089.1725</text:p>
          </table:table-cell>
          <table:table-cell office:value-type="float" office:value="6962178.9714" calcext:value-type="float">
            <text:p>6962178.9714</text:p>
          </table:table-cell>
          <table:table-cell office:value-type="float" office:value="18.484" calcext:value-type="float">
            <text:p>18.484</text:p>
          </table:table-cell>
          <table:table-cell table:number-columns-repeated="5"/>
          <table:table-cell table:style-name="ce1" table:formula="of:=[.M289]-[.I289]" office:value-type="float" office:value="-511089.1725" calcext:value-type="float">
            <text:p>-511089.172500</text:p>
          </table:table-cell>
          <table:table-cell table:style-name="ce1" table:formula="of:=[.N289]-[.J289]" office:value-type="float" office:value="-6962178.9714" calcext:value-type="float">
            <text:p>-6962178.971400</text:p>
          </table:table-cell>
        </table:table-row>
        <table:table-row table:style-name="ro1">
          <table:table-cell office:value-type="float" office:value="511295.922" calcext:value-type="float">
            <text:p>511295.922</text:p>
          </table:table-cell>
          <table:table-cell office:value-type="float" office:value="6964974.067" calcext:value-type="float">
            <text:p>6964974.067</text:p>
          </table:table-cell>
          <table:table-cell office:value-type="float" office:value="16.315" calcext:value-type="float">
            <text:p>16.315</text:p>
          </table:table-cell>
          <table:table-cell/>
          <table:table-cell office:value-type="float" office:value="511091.404" calcext:value-type="float">
            <text:p>511091.404</text:p>
          </table:table-cell>
          <table:table-cell office:value-type="float" office:value="6962188.078" calcext:value-type="float">
            <text:p>6962188.078</text:p>
          </table:table-cell>
          <table:table-cell office:value-type="float" office:value="16.315" calcext:value-type="float">
            <text:p>16.315</text:p>
          </table:table-cell>
          <table:table-cell/>
          <table:table-cell office:value-type="float" office:value="511091.4036" calcext:value-type="float">
            <text:p>511091.4036</text:p>
          </table:table-cell>
          <table:table-cell office:value-type="float" office:value="6962188.0778" calcext:value-type="float">
            <text:p>6962188.0778</text:p>
          </table:table-cell>
          <table:table-cell office:value-type="float" office:value="16.315" calcext:value-type="float">
            <text:p>16.315</text:p>
          </table:table-cell>
          <table:table-cell table:number-columns-repeated="5"/>
          <table:table-cell table:style-name="ce1" table:formula="of:=[.M290]-[.I290]" office:value-type="float" office:value="-511091.4036" calcext:value-type="float">
            <text:p>-511091.403600</text:p>
          </table:table-cell>
          <table:table-cell table:style-name="ce1" table:formula="of:=[.N290]-[.J290]" office:value-type="float" office:value="-6962188.0778" calcext:value-type="float">
            <text:p>-6962188.077800</text:p>
          </table:table-cell>
        </table:table-row>
        <table:table-row table:style-name="ro1">
          <table:table-cell office:value-type="float" office:value="511269.909" calcext:value-type="float">
            <text:p>511269.909</text:p>
          </table:table-cell>
          <table:table-cell office:value-type="float" office:value="6964986.777" calcext:value-type="float">
            <text:p>6964986.777</text:p>
          </table:table-cell>
          <table:table-cell office:value-type="float" office:value="16.071" calcext:value-type="float">
            <text:p>16.071</text:p>
          </table:table-cell>
          <table:table-cell/>
          <table:table-cell office:value-type="float" office:value="511065.401" calcext:value-type="float">
            <text:p>511065.401</text:p>
          </table:table-cell>
          <table:table-cell office:value-type="float" office:value="6962200.782" calcext:value-type="float">
            <text:p>6962200.782</text:p>
          </table:table-cell>
          <table:table-cell office:value-type="float" office:value="16.071" calcext:value-type="float">
            <text:p>16.071</text:p>
          </table:table-cell>
          <table:table-cell/>
          <table:table-cell office:value-type="float" office:value="511065.401" calcext:value-type="float">
            <text:p>511065.401</text:p>
          </table:table-cell>
          <table:table-cell office:value-type="float" office:value="6962200.7828" calcext:value-type="float">
            <text:p>6962200.7828</text:p>
          </table:table-cell>
          <table:table-cell office:value-type="float" office:value="16.071" calcext:value-type="float">
            <text:p>16.071</text:p>
          </table:table-cell>
          <table:table-cell table:number-columns-repeated="5"/>
          <table:table-cell table:style-name="ce1" table:formula="of:=[.M291]-[.I291]" office:value-type="float" office:value="-511065.401" calcext:value-type="float">
            <text:p>-511065.401000</text:p>
          </table:table-cell>
          <table:table-cell table:style-name="ce1" table:formula="of:=[.N291]-[.J291]" office:value-type="float" office:value="-6962200.7828" calcext:value-type="float">
            <text:p>-6962200.782800</text:p>
          </table:table-cell>
        </table:table-row>
        <table:table-row table:style-name="ro1">
          <table:table-cell office:value-type="float" office:value="511278.057" calcext:value-type="float">
            <text:p>511278.057</text:p>
          </table:table-cell>
          <table:table-cell office:value-type="float" office:value="6964986.895" calcext:value-type="float">
            <text:p>6964986.895</text:p>
          </table:table-cell>
          <table:table-cell office:value-type="float" office:value="18.941" calcext:value-type="float">
            <text:p>18.941</text:p>
          </table:table-cell>
          <table:table-cell/>
          <table:table-cell office:value-type="float" office:value="511073.546" calcext:value-type="float">
            <text:p>511073.546</text:p>
          </table:table-cell>
          <table:table-cell office:value-type="float" office:value="6962200.9" calcext:value-type="float">
            <text:p>6962200.9</text:p>
          </table:table-cell>
          <table:table-cell office:value-type="float" office:value="18.941" calcext:value-type="float">
            <text:p>18.941</text:p>
          </table:table-cell>
          <table:table-cell/>
          <table:table-cell office:value-type="float" office:value="511073.5457" calcext:value-type="float">
            <text:p>511073.5457</text:p>
          </table:table-cell>
          <table:table-cell office:value-type="float" office:value="6962200.9007" calcext:value-type="float">
            <text:p>6962200.9007</text:p>
          </table:table-cell>
          <table:table-cell office:value-type="float" office:value="18.941" calcext:value-type="float">
            <text:p>18.941</text:p>
          </table:table-cell>
          <table:table-cell table:number-columns-repeated="5"/>
          <table:table-cell table:style-name="ce1" table:formula="of:=[.M292]-[.I292]" office:value-type="float" office:value="-511073.5457" calcext:value-type="float">
            <text:p>-511073.545700</text:p>
          </table:table-cell>
          <table:table-cell table:style-name="ce1" table:formula="of:=[.N292]-[.J292]" office:value-type="float" office:value="-6962200.9007" calcext:value-type="float">
            <text:p>-6962200.900700</text:p>
          </table:table-cell>
        </table:table-row>
        <table:table-row table:style-name="ro1">
          <table:table-cell office:value-type="float" office:value="511272.056" calcext:value-type="float">
            <text:p>511272.056</text:p>
          </table:table-cell>
          <table:table-cell office:value-type="float" office:value="6964987.492" calcext:value-type="float">
            <text:p>6964987.492</text:p>
          </table:table-cell>
          <table:table-cell office:value-type="float" office:value="20.308" calcext:value-type="float">
            <text:p>20.308</text:p>
          </table:table-cell>
          <table:table-cell/>
          <table:table-cell office:value-type="float" office:value="511067.547" calcext:value-type="float">
            <text:p>511067.547</text:p>
          </table:table-cell>
          <table:table-cell office:value-type="float" office:value="6962201.497" calcext:value-type="float">
            <text:p>6962201.497</text:p>
          </table:table-cell>
          <table:table-cell office:value-type="float" office:value="20.308" calcext:value-type="float">
            <text:p>20.308</text:p>
          </table:table-cell>
          <table:table-cell/>
          <table:table-cell office:value-type="float" office:value="511067.5471" calcext:value-type="float">
            <text:p>511067.5471</text:p>
          </table:table-cell>
          <table:table-cell office:value-type="float" office:value="6962201.4975" calcext:value-type="float">
            <text:p>6962201.4975</text:p>
          </table:table-cell>
          <table:table-cell office:value-type="float" office:value="20.308" calcext:value-type="float">
            <text:p>20.308</text:p>
          </table:table-cell>
          <table:table-cell table:number-columns-repeated="5"/>
          <table:table-cell table:style-name="ce1" table:formula="of:=[.M293]-[.I293]" office:value-type="float" office:value="-511067.5471" calcext:value-type="float">
            <text:p>-511067.547100</text:p>
          </table:table-cell>
          <table:table-cell table:style-name="ce1" table:formula="of:=[.N293]-[.J293]" office:value-type="float" office:value="-6962201.4975" calcext:value-type="float">
            <text:p>-6962201.497500</text:p>
          </table:table-cell>
        </table:table-row>
        <table:table-row table:style-name="ro1">
          <table:table-cell office:value-type="float" office:value="511282.012" calcext:value-type="float">
            <text:p>511282.012</text:p>
          </table:table-cell>
          <table:table-cell office:value-type="float" office:value="6964980.432" calcext:value-type="float">
            <text:p>6964980.432</text:p>
          </table:table-cell>
          <table:table-cell office:value-type="float" office:value="18.873" calcext:value-type="float">
            <text:p>18.873</text:p>
          </table:table-cell>
          <table:table-cell/>
          <table:table-cell office:value-type="float" office:value="511077.499" calcext:value-type="float">
            <text:p>511077.499</text:p>
          </table:table-cell>
          <table:table-cell office:value-type="float" office:value="6962194.44" calcext:value-type="float">
            <text:p>6962194.44</text:p>
          </table:table-cell>
          <table:table-cell office:value-type="float" office:value="18.873" calcext:value-type="float">
            <text:p>18.873</text:p>
          </table:table-cell>
          <table:table-cell/>
          <table:table-cell office:value-type="float" office:value="511077.4991" calcext:value-type="float">
            <text:p>511077.4991</text:p>
          </table:table-cell>
          <table:table-cell office:value-type="float" office:value="6962194.4403" calcext:value-type="float">
            <text:p>6962194.4403</text:p>
          </table:table-cell>
          <table:table-cell office:value-type="float" office:value="18.873" calcext:value-type="float">
            <text:p>18.873</text:p>
          </table:table-cell>
          <table:table-cell table:number-columns-repeated="5"/>
          <table:table-cell table:style-name="ce1" table:formula="of:=[.M294]-[.I294]" office:value-type="float" office:value="-511077.4991" calcext:value-type="float">
            <text:p>-511077.499100</text:p>
          </table:table-cell>
          <table:table-cell table:style-name="ce1" table:formula="of:=[.N294]-[.J294]" office:value-type="float" office:value="-6962194.4403" calcext:value-type="float">
            <text:p>-6962194.440300</text:p>
          </table:table-cell>
        </table:table-row>
        <table:table-row table:style-name="ro1">
          <table:table-cell office:value-type="float" office:value="511281.908" calcext:value-type="float">
            <text:p>511281.908</text:p>
          </table:table-cell>
          <table:table-cell office:value-type="float" office:value="6964977.421" calcext:value-type="float">
            <text:p>6964977.421</text:p>
          </table:table-cell>
          <table:table-cell office:value-type="float" office:value="24.253" calcext:value-type="float">
            <text:p>24.253</text:p>
          </table:table-cell>
          <table:table-cell/>
          <table:table-cell office:value-type="float" office:value="511077.395" calcext:value-type="float">
            <text:p>511077.395</text:p>
          </table:table-cell>
          <table:table-cell office:value-type="float" office:value="6962191.43" calcext:value-type="float">
            <text:p>6962191.43</text:p>
          </table:table-cell>
          <table:table-cell office:value-type="float" office:value="24.253" calcext:value-type="float">
            <text:p>24.253</text:p>
          </table:table-cell>
          <table:table-cell/>
          <table:table-cell office:value-type="float" office:value="511077.3952" calcext:value-type="float">
            <text:p>511077.3952</text:p>
          </table:table-cell>
          <table:table-cell office:value-type="float" office:value="6962191.4305" calcext:value-type="float">
            <text:p>6962191.4305</text:p>
          </table:table-cell>
          <table:table-cell office:value-type="float" office:value="24.253" calcext:value-type="float">
            <text:p>24.253</text:p>
          </table:table-cell>
          <table:table-cell table:number-columns-repeated="5"/>
          <table:table-cell table:style-name="ce1" table:formula="of:=[.M295]-[.I295]" office:value-type="float" office:value="-511077.3952" calcext:value-type="float">
            <text:p>-511077.395200</text:p>
          </table:table-cell>
          <table:table-cell table:style-name="ce1" table:formula="of:=[.N295]-[.J295]" office:value-type="float" office:value="-6962191.4305" calcext:value-type="float">
            <text:p>-6962191.430500</text:p>
          </table:table-cell>
        </table:table-row>
        <table:table-row table:style-name="ro1">
          <table:table-cell office:value-type="float" office:value="511299.56" calcext:value-type="float">
            <text:p>511299.56</text:p>
          </table:table-cell>
          <table:table-cell office:value-type="float" office:value="6964956.771" calcext:value-type="float">
            <text:p>6964956.771</text:p>
          </table:table-cell>
          <table:table-cell office:value-type="float" office:value="6.408" calcext:value-type="float">
            <text:p>6.408</text:p>
          </table:table-cell>
          <table:table-cell/>
          <table:table-cell office:value-type="float" office:value="511095.04" calcext:value-type="float">
            <text:p>511095.04</text:p>
          </table:table-cell>
          <table:table-cell office:value-type="float" office:value="6962170.788" calcext:value-type="float">
            <text:p>6962170.788</text:p>
          </table:table-cell>
          <table:table-cell office:value-type="float" office:value="6.408" calcext:value-type="float">
            <text:p>6.408</text:p>
          </table:table-cell>
          <table:table-cell/>
          <table:table-cell office:value-type="float" office:value="511095.0401" calcext:value-type="float">
            <text:p>511095.0401</text:p>
          </table:table-cell>
          <table:table-cell office:value-type="float" office:value="6962170.7886" calcext:value-type="float">
            <text:p>6962170.7886</text:p>
          </table:table-cell>
          <table:table-cell office:value-type="float" office:value="6.408" calcext:value-type="float">
            <text:p>6.408</text:p>
          </table:table-cell>
          <table:table-cell table:number-columns-repeated="5"/>
          <table:table-cell table:style-name="ce1" table:formula="of:=[.M296]-[.I296]" office:value-type="float" office:value="-511095.0401" calcext:value-type="float">
            <text:p>-511095.040100</text:p>
          </table:table-cell>
          <table:table-cell table:style-name="ce1" table:formula="of:=[.N296]-[.J296]" office:value-type="float" office:value="-6962170.7886" calcext:value-type="float">
            <text:p>-6962170.788600</text:p>
          </table:table-cell>
        </table:table-row>
        <table:table-row table:style-name="ro1">
          <table:table-cell office:value-type="float" office:value="511305.633" calcext:value-type="float">
            <text:p>511305.633</text:p>
          </table:table-cell>
          <table:table-cell office:value-type="float" office:value="6964956.797" calcext:value-type="float">
            <text:p>6964956.797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101.111" calcext:value-type="float">
            <text:p>511101.111</text:p>
          </table:table-cell>
          <table:table-cell office:value-type="float" office:value="6962170.814" calcext:value-type="float">
            <text:p>6962170.814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101.1107" calcext:value-type="float">
            <text:p>511101.1107</text:p>
          </table:table-cell>
          <table:table-cell office:value-type="float" office:value="6962170.8146" calcext:value-type="float">
            <text:p>6962170.8146</text:p>
          </table:table-cell>
          <table:table-cell office:value-type="float" office:value="6.559" calcext:value-type="float">
            <text:p>6.559</text:p>
          </table:table-cell>
          <table:table-cell table:number-columns-repeated="5"/>
          <table:table-cell table:style-name="ce1" table:formula="of:=[.M297]-[.I297]" office:value-type="float" office:value="-511101.1107" calcext:value-type="float">
            <text:p>-511101.110700</text:p>
          </table:table-cell>
          <table:table-cell table:style-name="ce1" table:formula="of:=[.N297]-[.J297]" office:value-type="float" office:value="-6962170.8146" calcext:value-type="float">
            <text:p>-6962170.814600</text:p>
          </table:table-cell>
        </table:table-row>
        <table:table-row table:style-name="ro1">
          <table:table-cell office:value-type="float" office:value="511306.36" calcext:value-type="float">
            <text:p>511306.36</text:p>
          </table:table-cell>
          <table:table-cell office:value-type="float" office:value="6964955.62" calcext:value-type="float">
            <text:p>6964955.62</text:p>
          </table:table-cell>
          <table:table-cell office:value-type="float" office:value="8.163" calcext:value-type="float">
            <text:p>8.163</text:p>
          </table:table-cell>
          <table:table-cell/>
          <table:table-cell office:value-type="float" office:value="511101.837" calcext:value-type="float">
            <text:p>511101.837</text:p>
          </table:table-cell>
          <table:table-cell office:value-type="float" office:value="6962169.638" calcext:value-type="float">
            <text:p>6962169.638</text:p>
          </table:table-cell>
          <table:table-cell office:value-type="float" office:value="8.163" calcext:value-type="float">
            <text:p>8.163</text:p>
          </table:table-cell>
          <table:table-cell/>
          <table:table-cell office:value-type="float" office:value="511101.8374" calcext:value-type="float">
            <text:p>511101.8374</text:p>
          </table:table-cell>
          <table:table-cell office:value-type="float" office:value="6962169.6381" calcext:value-type="float">
            <text:p>6962169.6381</text:p>
          </table:table-cell>
          <table:table-cell office:value-type="float" office:value="8.163" calcext:value-type="float">
            <text:p>8.163</text:p>
          </table:table-cell>
          <table:table-cell table:number-columns-repeated="5"/>
          <table:table-cell table:style-name="ce1" table:formula="of:=[.M298]-[.I298]" office:value-type="float" office:value="-511101.8374" calcext:value-type="float">
            <text:p>-511101.837400</text:p>
          </table:table-cell>
          <table:table-cell table:style-name="ce1" table:formula="of:=[.N298]-[.J298]" office:value-type="float" office:value="-6962169.6381" calcext:value-type="float">
            <text:p>-6962169.638100</text:p>
          </table:table-cell>
        </table:table-row>
        <table:table-row table:style-name="ro1">
          <table:table-cell office:value-type="float" office:value="511314.373" calcext:value-type="float">
            <text:p>511314.373</text:p>
          </table:table-cell>
          <table:table-cell office:value-type="float" office:value="6964949.966" calcext:value-type="float">
            <text:p>6964949.966</text:p>
          </table:table-cell>
          <table:table-cell office:value-type="float" office:value="5.992" calcext:value-type="float">
            <text:p>5.992</text:p>
          </table:table-cell>
          <table:table-cell/>
          <table:table-cell office:value-type="float" office:value="511109.847" calcext:value-type="float">
            <text:p>511109.847</text:p>
          </table:table-cell>
          <table:table-cell office:value-type="float" office:value="6962163.986" calcext:value-type="float">
            <text:p>6962163.986</text:p>
          </table:table-cell>
          <table:table-cell office:value-type="float" office:value="5.992" calcext:value-type="float">
            <text:p>5.992</text:p>
          </table:table-cell>
          <table:table-cell/>
          <table:table-cell office:value-type="float" office:value="511109.8472" calcext:value-type="float">
            <text:p>511109.8472</text:p>
          </table:table-cell>
          <table:table-cell office:value-type="float" office:value="6962163.9863" calcext:value-type="float">
            <text:p>6962163.9863</text:p>
          </table:table-cell>
          <table:table-cell office:value-type="float" office:value="5.992" calcext:value-type="float">
            <text:p>5.992</text:p>
          </table:table-cell>
          <table:table-cell table:number-columns-repeated="5"/>
          <table:table-cell table:style-name="ce1" table:formula="of:=[.M299]-[.I299]" office:value-type="float" office:value="-511109.8472" calcext:value-type="float">
            <text:p>-511109.847200</text:p>
          </table:table-cell>
          <table:table-cell table:style-name="ce1" table:formula="of:=[.N299]-[.J299]" office:value-type="float" office:value="-6962163.9863" calcext:value-type="float">
            <text:p>-6962163.986300</text:p>
          </table:table-cell>
        </table:table-row>
        <table:table-row table:style-name="ro1">
          <table:table-cell office:value-type="float" office:value="511316.306" calcext:value-type="float">
            <text:p>511316.306</text:p>
          </table:table-cell>
          <table:table-cell office:value-type="float" office:value="6964950.05" calcext:value-type="float">
            <text:p>6964950.05</text:p>
          </table:table-cell>
          <table:table-cell office:value-type="float" office:value="6.325" calcext:value-type="float">
            <text:p>6.325</text:p>
          </table:table-cell>
          <table:table-cell/>
          <table:table-cell office:value-type="float" office:value="511111.779" calcext:value-type="float">
            <text:p>511111.779</text:p>
          </table:table-cell>
          <table:table-cell office:value-type="float" office:value="6962164.07" calcext:value-type="float">
            <text:p>6962164.07</text:p>
          </table:table-cell>
          <table:table-cell office:value-type="float" office:value="6.325" calcext:value-type="float">
            <text:p>6.325</text:p>
          </table:table-cell>
          <table:table-cell/>
          <table:table-cell office:value-type="float" office:value="511111.7794" calcext:value-type="float">
            <text:p>511111.7794</text:p>
          </table:table-cell>
          <table:table-cell office:value-type="float" office:value="6962164.0702" calcext:value-type="float">
            <text:p>6962164.0702</text:p>
          </table:table-cell>
          <table:table-cell office:value-type="float" office:value="6.325" calcext:value-type="float">
            <text:p>6.325</text:p>
          </table:table-cell>
          <table:table-cell table:number-columns-repeated="5"/>
          <table:table-cell table:style-name="ce1" table:formula="of:=[.M300]-[.I300]" office:value-type="float" office:value="-511111.7794" calcext:value-type="float">
            <text:p>-511111.779400</text:p>
          </table:table-cell>
          <table:table-cell table:style-name="ce1" table:formula="of:=[.N300]-[.J300]" office:value-type="float" office:value="-6962164.0702" calcext:value-type="float">
            <text:p>-6962164.070200</text:p>
          </table:table-cell>
        </table:table-row>
        <table:table-row table:style-name="ro1">
          <table:table-cell office:value-type="float" office:value="511327.383" calcext:value-type="float">
            <text:p>511327.383</text:p>
          </table:table-cell>
          <table:table-cell office:value-type="float" office:value="6964946.049" calcext:value-type="float">
            <text:p>6964946.049</text:p>
          </table:table-cell>
          <table:table-cell office:value-type="float" office:value="3.964" calcext:value-type="float">
            <text:p>3.964</text:p>
          </table:table-cell>
          <table:table-cell/>
          <table:table-cell office:value-type="float" office:value="511122.852" calcext:value-type="float">
            <text:p>511122.852</text:p>
          </table:table-cell>
          <table:table-cell office:value-type="float" office:value="6962160.071" calcext:value-type="float">
            <text:p>6962160.071</text:p>
          </table:table-cell>
          <table:table-cell office:value-type="float" office:value="3.964" calcext:value-type="float">
            <text:p>3.964</text:p>
          </table:table-cell>
          <table:table-cell/>
          <table:table-cell office:value-type="float" office:value="511122.852" calcext:value-type="float">
            <text:p>511122.852</text:p>
          </table:table-cell>
          <table:table-cell office:value-type="float" office:value="6962160.0708" calcext:value-type="float">
            <text:p>6962160.0708</text:p>
          </table:table-cell>
          <table:table-cell office:value-type="float" office:value="3.964" calcext:value-type="float">
            <text:p>3.964</text:p>
          </table:table-cell>
          <table:table-cell table:number-columns-repeated="5"/>
          <table:table-cell table:style-name="ce1" table:formula="of:=[.M301]-[.I301]" office:value-type="float" office:value="-511122.852" calcext:value-type="float">
            <text:p>-511122.852000</text:p>
          </table:table-cell>
          <table:table-cell table:style-name="ce1" table:formula="of:=[.N301]-[.J301]" office:value-type="float" office:value="-6962160.0708" calcext:value-type="float">
            <text:p>-6962160.070800</text:p>
          </table:table-cell>
        </table:table-row>
        <table:table-row table:style-name="ro1">
          <table:table-cell office:value-type="float" office:value="511322.641" calcext:value-type="float">
            <text:p>511322.641</text:p>
          </table:table-cell>
          <table:table-cell office:value-type="float" office:value="6964951.287" calcext:value-type="float">
            <text:p>6964951.287</text:p>
          </table:table-cell>
          <table:table-cell office:value-type="float" office:value="2.047" calcext:value-type="float">
            <text:p>2.047</text:p>
          </table:table-cell>
          <table:table-cell/>
          <table:table-cell office:value-type="float" office:value="511118.112" calcext:value-type="float">
            <text:p>511118.112</text:p>
          </table:table-cell>
          <table:table-cell office:value-type="float" office:value="6962165.307" calcext:value-type="float">
            <text:p>6962165.307</text:p>
          </table:table-cell>
          <table:table-cell office:value-type="float" office:value="2.047" calcext:value-type="float">
            <text:p>2.047</text:p>
          </table:table-cell>
          <table:table-cell/>
          <table:table-cell office:value-type="float" office:value="511118.1119" calcext:value-type="float">
            <text:p>511118.1119</text:p>
          </table:table-cell>
          <table:table-cell office:value-type="float" office:value="6962165.3067" calcext:value-type="float">
            <text:p>6962165.3067</text:p>
          </table:table-cell>
          <table:table-cell office:value-type="float" office:value="2.047" calcext:value-type="float">
            <text:p>2.047</text:p>
          </table:table-cell>
          <table:table-cell table:number-columns-repeated="5"/>
          <table:table-cell table:style-name="ce1" table:formula="of:=[.M302]-[.I302]" office:value-type="float" office:value="-511118.1119" calcext:value-type="float">
            <text:p>-511118.111900</text:p>
          </table:table-cell>
          <table:table-cell table:style-name="ce1" table:formula="of:=[.N302]-[.J302]" office:value-type="float" office:value="-6962165.3067" calcext:value-type="float">
            <text:p>-6962165.306700</text:p>
          </table:table-cell>
        </table:table-row>
        <table:table-row table:style-name="ro1">
          <table:table-cell office:value-type="float" office:value="511324.202" calcext:value-type="float">
            <text:p>511324.202</text:p>
          </table:table-cell>
          <table:table-cell office:value-type="float" office:value="6964948.929" calcext:value-type="float">
            <text:p>6964948.929</text:p>
          </table:table-cell>
          <table:table-cell office:value-type="float" office:value="2.513" calcext:value-type="float">
            <text:p>2.513</text:p>
          </table:table-cell>
          <table:table-cell/>
          <table:table-cell office:value-type="float" office:value="511119.672" calcext:value-type="float">
            <text:p>511119.672</text:p>
          </table:table-cell>
          <table:table-cell office:value-type="float" office:value="6962162.95" calcext:value-type="float">
            <text:p>6962162.95</text:p>
          </table:table-cell>
          <table:table-cell office:value-type="float" office:value="2.513" calcext:value-type="float">
            <text:p>2.513</text:p>
          </table:table-cell>
          <table:table-cell/>
          <table:table-cell office:value-type="float" office:value="511119.6723" calcext:value-type="float">
            <text:p>511119.6723</text:p>
          </table:table-cell>
          <table:table-cell office:value-type="float" office:value="6962162.9497" calcext:value-type="float">
            <text:p>6962162.9497</text:p>
          </table:table-cell>
          <table:table-cell office:value-type="float" office:value="2.513" calcext:value-type="float">
            <text:p>2.513</text:p>
          </table:table-cell>
          <table:table-cell table:number-columns-repeated="5"/>
          <table:table-cell table:style-name="ce1" table:formula="of:=[.M303]-[.I303]" office:value-type="float" office:value="-511119.6723" calcext:value-type="float">
            <text:p>-511119.672300</text:p>
          </table:table-cell>
          <table:table-cell table:style-name="ce1" table:formula="of:=[.N303]-[.J303]" office:value-type="float" office:value="-6962162.9497" calcext:value-type="float">
            <text:p>-6962162.949700</text:p>
          </table:table-cell>
        </table:table-row>
        <table:table-row table:style-name="ro1">
          <table:table-cell office:value-type="float" office:value="511321.728" calcext:value-type="float">
            <text:p>511321.728</text:p>
          </table:table-cell>
          <table:table-cell office:value-type="float" office:value="6964944.352" calcext:value-type="float">
            <text:p>6964944.352</text:p>
          </table:table-cell>
          <table:table-cell office:value-type="float" office:value="4.363" calcext:value-type="float">
            <text:p>4.363</text:p>
          </table:table-cell>
          <table:table-cell/>
          <table:table-cell office:value-type="float" office:value="511117.199" calcext:value-type="float">
            <text:p>511117.199</text:p>
          </table:table-cell>
          <table:table-cell office:value-type="float" office:value="6962158.374" calcext:value-type="float">
            <text:p>6962158.374</text:p>
          </table:table-cell>
          <table:table-cell office:value-type="float" office:value="4.363" calcext:value-type="float">
            <text:p>4.363</text:p>
          </table:table-cell>
          <table:table-cell/>
          <table:table-cell office:value-type="float" office:value="511117.1993" calcext:value-type="float">
            <text:p>511117.1993</text:p>
          </table:table-cell>
          <table:table-cell office:value-type="float" office:value="6962158.3745" calcext:value-type="float">
            <text:p>6962158.3745</text:p>
          </table:table-cell>
          <table:table-cell office:value-type="float" office:value="4.363" calcext:value-type="float">
            <text:p>4.363</text:p>
          </table:table-cell>
          <table:table-cell table:number-columns-repeated="5"/>
          <table:table-cell table:style-name="ce1" table:formula="of:=[.M304]-[.I304]" office:value-type="float" office:value="-511117.1993" calcext:value-type="float">
            <text:p>-511117.199300</text:p>
          </table:table-cell>
          <table:table-cell table:style-name="ce1" table:formula="of:=[.N304]-[.J304]" office:value-type="float" office:value="-6962158.3745" calcext:value-type="float">
            <text:p>-6962158.374500</text:p>
          </table:table-cell>
        </table:table-row>
        <table:table-row table:style-name="ro1">
          <table:table-cell office:value-type="float" office:value="511327.094" calcext:value-type="float">
            <text:p>511327.094</text:p>
          </table:table-cell>
          <table:table-cell office:value-type="float" office:value="6964944.439" calcext:value-type="float">
            <text:p>6964944.439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float" office:value="511122.563" calcext:value-type="float">
            <text:p>511122.563</text:p>
          </table:table-cell>
          <table:table-cell office:value-type="float" office:value="6962158.461" calcext:value-type="float">
            <text:p>6962158.461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float" office:value="511122.5631" calcext:value-type="float">
            <text:p>511122.5631</text:p>
          </table:table-cell>
          <table:table-cell office:value-type="float" office:value="6962158.4614" calcext:value-type="float">
            <text:p>6962158.4614</text:p>
          </table:table-cell>
          <table:table-cell office:value-type="float" office:value="4.67" calcext:value-type="float">
            <text:p>4.67</text:p>
          </table:table-cell>
          <table:table-cell table:number-columns-repeated="5"/>
          <table:table-cell table:style-name="ce1" table:formula="of:=[.M305]-[.I305]" office:value-type="float" office:value="-511122.5631" calcext:value-type="float">
            <text:p>-511122.563100</text:p>
          </table:table-cell>
          <table:table-cell table:style-name="ce1" table:formula="of:=[.N305]-[.J305]" office:value-type="float" office:value="-6962158.4614" calcext:value-type="float">
            <text:p>-6962158.461400</text:p>
          </table:table-cell>
        </table:table-row>
        <table:table-row table:style-name="ro1">
          <table:table-cell office:value-type="float" office:value="511323.844" calcext:value-type="float">
            <text:p>511323.844</text:p>
          </table:table-cell>
          <table:table-cell office:value-type="float" office:value="6964951.92" calcext:value-type="float">
            <text:p>6964951.92</text:p>
          </table:table-cell>
          <table:table-cell office:value-type="float" office:value="7.427" calcext:value-type="float">
            <text:p>7.427</text:p>
          </table:table-cell>
          <table:table-cell/>
          <table:table-cell office:value-type="float" office:value="511119.314" calcext:value-type="float">
            <text:p>511119.314</text:p>
          </table:table-cell>
          <table:table-cell office:value-type="float" office:value="6962165.939" calcext:value-type="float">
            <text:p>6962165.939</text:p>
          </table:table-cell>
          <table:table-cell office:value-type="float" office:value="7.427" calcext:value-type="float">
            <text:p>7.427</text:p>
          </table:table-cell>
          <table:table-cell/>
          <table:table-cell office:value-type="float" office:value="511119.3144" calcext:value-type="float">
            <text:p>511119.3144</text:p>
          </table:table-cell>
          <table:table-cell office:value-type="float" office:value="6962165.9395" calcext:value-type="float">
            <text:p>6962165.9395</text:p>
          </table:table-cell>
          <table:table-cell office:value-type="float" office:value="7.427" calcext:value-type="float">
            <text:p>7.427</text:p>
          </table:table-cell>
          <table:table-cell table:number-columns-repeated="5"/>
          <table:table-cell table:style-name="ce1" table:formula="of:=[.M306]-[.I306]" office:value-type="float" office:value="-511119.3144" calcext:value-type="float">
            <text:p>-511119.314400</text:p>
          </table:table-cell>
          <table:table-cell table:style-name="ce1" table:formula="of:=[.N306]-[.J306]" office:value-type="float" office:value="-6962165.9395" calcext:value-type="float">
            <text:p>-6962165.939500</text:p>
          </table:table-cell>
        </table:table-row>
        <table:table-row table:style-name="ro1">
          <table:table-cell office:value-type="float" office:value="511326.123" calcext:value-type="float">
            <text:p>511326.123</text:p>
          </table:table-cell>
          <table:table-cell office:value-type="float" office:value="6964949.023" calcext:value-type="float">
            <text:p>6964949.023</text:p>
          </table:table-cell>
          <table:table-cell office:value-type="float" office:value="7.038" calcext:value-type="float">
            <text:p>7.038</text:p>
          </table:table-cell>
          <table:table-cell/>
          <table:table-cell office:value-type="float" office:value="511121.593" calcext:value-type="float">
            <text:p>511121.593</text:p>
          </table:table-cell>
          <table:table-cell office:value-type="float" office:value="6962163.044" calcext:value-type="float">
            <text:p>6962163.044</text:p>
          </table:table-cell>
          <table:table-cell office:value-type="float" office:value="7.038" calcext:value-type="float">
            <text:p>7.038</text:p>
          </table:table-cell>
          <table:table-cell/>
          <table:table-cell office:value-type="float" office:value="511121.5925" calcext:value-type="float">
            <text:p>511121.5925</text:p>
          </table:table-cell>
          <table:table-cell office:value-type="float" office:value="6962163.0436" calcext:value-type="float">
            <text:p>6962163.0436</text:p>
          </table:table-cell>
          <table:table-cell office:value-type="float" office:value="7.038" calcext:value-type="float">
            <text:p>7.038</text:p>
          </table:table-cell>
          <table:table-cell table:number-columns-repeated="5"/>
          <table:table-cell table:style-name="ce1" table:formula="of:=[.M307]-[.I307]" office:value-type="float" office:value="-511121.5925" calcext:value-type="float">
            <text:p>-511121.592500</text:p>
          </table:table-cell>
          <table:table-cell table:style-name="ce1" table:formula="of:=[.N307]-[.J307]" office:value-type="float" office:value="-6962163.0436" calcext:value-type="float">
            <text:p>-6962163.043600</text:p>
          </table:table-cell>
        </table:table-row>
        <table:table-row table:style-name="ro1">
          <table:table-cell office:value-type="float" office:value="511315.072" calcext:value-type="float">
            <text:p>511315.072</text:p>
          </table:table-cell>
          <table:table-cell office:value-type="float" office:value="6964953.77" calcext:value-type="float">
            <text:p>6964953.77</text:p>
          </table:table-cell>
          <table:table-cell office:value-type="float" office:value="3.664" calcext:value-type="float">
            <text:p>3.664</text:p>
          </table:table-cell>
          <table:table-cell/>
          <table:table-cell office:value-type="float" office:value="511110.546" calcext:value-type="float">
            <text:p>511110.546</text:p>
          </table:table-cell>
          <table:table-cell office:value-type="float" office:value="6962167.789" calcext:value-type="float">
            <text:p>6962167.789</text:p>
          </table:table-cell>
          <table:table-cell office:value-type="float" office:value="3.664" calcext:value-type="float">
            <text:p>3.664</text:p>
          </table:table-cell>
          <table:table-cell/>
          <table:table-cell office:value-type="float" office:value="511110.5459" calcext:value-type="float">
            <text:p>511110.5459</text:p>
          </table:table-cell>
          <table:table-cell office:value-type="float" office:value="6962167.7888" calcext:value-type="float">
            <text:p>6962167.7888</text:p>
          </table:table-cell>
          <table:table-cell office:value-type="float" office:value="3.664" calcext:value-type="float">
            <text:p>3.664</text:p>
          </table:table-cell>
          <table:table-cell table:number-columns-repeated="5"/>
          <table:table-cell table:style-name="ce1" table:formula="of:=[.M308]-[.I308]" office:value-type="float" office:value="-511110.5459" calcext:value-type="float">
            <text:p>-511110.545900</text:p>
          </table:table-cell>
          <table:table-cell table:style-name="ce1" table:formula="of:=[.N308]-[.J308]" office:value-type="float" office:value="-6962167.7888" calcext:value-type="float">
            <text:p>-6962167.788800</text:p>
          </table:table-cell>
        </table:table-row>
        <table:table-row table:style-name="ro1">
          <table:table-cell office:value-type="float" office:value="511318.611" calcext:value-type="float">
            <text:p>511318.611</text:p>
          </table:table-cell>
          <table:table-cell office:value-type="float" office:value="6964952.766" calcext:value-type="float">
            <text:p>6964952.766</text:p>
          </table:table-cell>
          <table:table-cell office:value-type="float" office:value="2.537" calcext:value-type="float">
            <text:p>2.537</text:p>
          </table:table-cell>
          <table:table-cell/>
          <table:table-cell office:value-type="float" office:value="511114.084" calcext:value-type="float">
            <text:p>511114.084</text:p>
          </table:table-cell>
          <table:table-cell office:value-type="float" office:value="6962166.785" calcext:value-type="float">
            <text:p>6962166.785</text:p>
          </table:table-cell>
          <table:table-cell office:value-type="float" office:value="2.537" calcext:value-type="float">
            <text:p>2.537</text:p>
          </table:table-cell>
          <table:table-cell/>
          <table:table-cell office:value-type="float" office:value="511114.0835" calcext:value-type="float">
            <text:p>511114.0835</text:p>
          </table:table-cell>
          <table:table-cell office:value-type="float" office:value="6962166.7852" calcext:value-type="float">
            <text:p>6962166.7852</text:p>
          </table:table-cell>
          <table:table-cell office:value-type="float" office:value="2.537" calcext:value-type="float">
            <text:p>2.537</text:p>
          </table:table-cell>
          <table:table-cell table:number-columns-repeated="5"/>
          <table:table-cell table:style-name="ce1" table:formula="of:=[.M309]-[.I309]" office:value-type="float" office:value="-511114.0835" calcext:value-type="float">
            <text:p>-511114.083500</text:p>
          </table:table-cell>
          <table:table-cell table:style-name="ce1" table:formula="of:=[.N309]-[.J309]" office:value-type="float" office:value="-6962166.7852" calcext:value-type="float">
            <text:p>-6962166.785200</text:p>
          </table:table-cell>
        </table:table-row>
        <table:table-row table:style-name="ro1">
          <table:table-cell office:value-type="float" office:value="511319.155" calcext:value-type="float">
            <text:p>511319.155</text:p>
          </table:table-cell>
          <table:table-cell office:value-type="float" office:value="6964954.985" calcext:value-type="float">
            <text:p>6964954.985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511114.627" calcext:value-type="float">
            <text:p>511114.627</text:p>
          </table:table-cell>
          <table:table-cell office:value-type="float" office:value="6962169.003" calcext:value-type="float">
            <text:p>6962169.003</text:p>
          </table:table-cell>
          <table:table-cell office:value-type="float" office:value="3.56" calcext:value-type="float">
            <text:p>3.56</text:p>
          </table:table-cell>
          <table:table-cell/>
          <table:table-cell office:value-type="float" office:value="511114.6273" calcext:value-type="float">
            <text:p>511114.6273</text:p>
          </table:table-cell>
          <table:table-cell office:value-type="float" office:value="6962169.0033" calcext:value-type="float">
            <text:p>6962169.0033</text:p>
          </table:table-cell>
          <table:table-cell office:value-type="float" office:value="3.56" calcext:value-type="float">
            <text:p>3.56</text:p>
          </table:table-cell>
          <table:table-cell table:number-columns-repeated="5"/>
          <table:table-cell table:style-name="ce1" table:formula="of:=[.M310]-[.I310]" office:value-type="float" office:value="-511114.6273" calcext:value-type="float">
            <text:p>-511114.627300</text:p>
          </table:table-cell>
          <table:table-cell table:style-name="ce1" table:formula="of:=[.N310]-[.J310]" office:value-type="float" office:value="-6962169.0033" calcext:value-type="float">
            <text:p>-6962169.003300</text:p>
          </table:table-cell>
        </table:table-row>
        <table:table-row table:style-name="ro1">
          <table:table-cell office:value-type="float" office:value="511314.816" calcext:value-type="float">
            <text:p>511314.816</text:p>
          </table:table-cell>
          <table:table-cell office:value-type="float" office:value="6964959.596" calcext:value-type="float">
            <text:p>6964959.596</text:p>
          </table:table-cell>
          <table:table-cell office:value-type="float" office:value="2.315" calcext:value-type="float">
            <text:p>2.315</text:p>
          </table:table-cell>
          <table:table-cell/>
          <table:table-cell office:value-type="float" office:value="511110.29" calcext:value-type="float">
            <text:p>511110.29</text:p>
          </table:table-cell>
          <table:table-cell office:value-type="float" office:value="6962173.612" calcext:value-type="float">
            <text:p>6962173.612</text:p>
          </table:table-cell>
          <table:table-cell office:value-type="float" office:value="2.315" calcext:value-type="float">
            <text:p>2.315</text:p>
          </table:table-cell>
          <table:table-cell/>
          <table:table-cell office:value-type="float" office:value="511110.29" calcext:value-type="float">
            <text:p>511110.29</text:p>
          </table:table-cell>
          <table:table-cell office:value-type="float" office:value="6962173.6125" calcext:value-type="float">
            <text:p>6962173.6125</text:p>
          </table:table-cell>
          <table:table-cell office:value-type="float" office:value="2.315" calcext:value-type="float">
            <text:p>2.315</text:p>
          </table:table-cell>
          <table:table-cell table:number-columns-repeated="5"/>
          <table:table-cell table:style-name="ce1" table:formula="of:=[.M311]-[.I311]" office:value-type="float" office:value="-511110.29" calcext:value-type="float">
            <text:p>-511110.290000</text:p>
          </table:table-cell>
          <table:table-cell table:style-name="ce1" table:formula="of:=[.N311]-[.J311]" office:value-type="float" office:value="-6962173.6125" calcext:value-type="float">
            <text:p>-6962173.612500</text:p>
          </table:table-cell>
        </table:table-row>
        <table:table-row table:style-name="ro1">
          <table:table-cell office:value-type="float" office:value="511319.833" calcext:value-type="float">
            <text:p>511319.833</text:p>
          </table:table-cell>
          <table:table-cell office:value-type="float" office:value="6964957.922" calcext:value-type="float">
            <text:p>6964957.922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511115.305" calcext:value-type="float">
            <text:p>511115.305</text:p>
          </table:table-cell>
          <table:table-cell office:value-type="float" office:value="6962171.939" calcext:value-type="float">
            <text:p>6962171.939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511115.305" calcext:value-type="float">
            <text:p>511115.305</text:p>
          </table:table-cell>
          <table:table-cell office:value-type="float" office:value="6962171.9391" calcext:value-type="float">
            <text:p>6962171.9391</text:p>
          </table:table-cell>
          <table:table-cell office:value-type="float" office:value="1.12" calcext:value-type="float">
            <text:p>1.12</text:p>
          </table:table-cell>
          <table:table-cell table:number-columns-repeated="5"/>
          <table:table-cell table:style-name="ce1" table:formula="of:=[.M312]-[.I312]" office:value-type="float" office:value="-511115.305" calcext:value-type="float">
            <text:p>-511115.305000</text:p>
          </table:table-cell>
          <table:table-cell table:style-name="ce1" table:formula="of:=[.N312]-[.J312]" office:value-type="float" office:value="-6962171.9391" calcext:value-type="float">
            <text:p>-6962171.939100</text:p>
          </table:table-cell>
        </table:table-row>
        <table:table-row table:style-name="ro1">
          <table:table-cell office:value-type="float" office:value="511316.35" calcext:value-type="float">
            <text:p>511316.35</text:p>
          </table:table-cell>
          <table:table-cell office:value-type="float" office:value="6964957.307" calcext:value-type="float">
            <text:p>6964957.307</text:p>
          </table:table-cell>
          <table:table-cell office:value-type="float" office:value="3.765" calcext:value-type="float">
            <text:p>3.765</text:p>
          </table:table-cell>
          <table:table-cell/>
          <table:table-cell office:value-type="float" office:value="511111.823" calcext:value-type="float">
            <text:p>511111.823</text:p>
          </table:table-cell>
          <table:table-cell office:value-type="float" office:value="6962171.324" calcext:value-type="float">
            <text:p>6962171.324</text:p>
          </table:table-cell>
          <table:table-cell office:value-type="float" office:value="3.765" calcext:value-type="float">
            <text:p>3.765</text:p>
          </table:table-cell>
          <table:table-cell/>
          <table:table-cell office:value-type="float" office:value="511111.8234" calcext:value-type="float">
            <text:p>511111.8234</text:p>
          </table:table-cell>
          <table:table-cell office:value-type="float" office:value="6962171.3244" calcext:value-type="float">
            <text:p>6962171.3244</text:p>
          </table:table-cell>
          <table:table-cell office:value-type="float" office:value="3.765" calcext:value-type="float">
            <text:p>3.765</text:p>
          </table:table-cell>
          <table:table-cell table:number-columns-repeated="5"/>
          <table:table-cell table:style-name="ce1" table:formula="of:=[.M313]-[.I313]" office:value-type="float" office:value="-511111.8234" calcext:value-type="float">
            <text:p>-511111.823400</text:p>
          </table:table-cell>
          <table:table-cell table:style-name="ce1" table:formula="of:=[.N313]-[.J313]" office:value-type="float" office:value="-6962171.3244" calcext:value-type="float">
            <text:p>-6962171.324400</text:p>
          </table:table-cell>
        </table:table-row>
        <table:table-row table:style-name="ro1">
          <table:table-cell office:value-type="float" office:value="511314.567" calcext:value-type="float">
            <text:p>511314.567</text:p>
          </table:table-cell>
          <table:table-cell office:value-type="float" office:value="6964953.966" calcext:value-type="float">
            <text:p>6964953.966</text:p>
          </table:table-cell>
          <table:table-cell office:value-type="float" office:value="4.419" calcext:value-type="float">
            <text:p>4.419</text:p>
          </table:table-cell>
          <table:table-cell/>
          <table:table-cell office:value-type="float" office:value="511110.041" calcext:value-type="float">
            <text:p>511110.041</text:p>
          </table:table-cell>
          <table:table-cell office:value-type="float" office:value="6962167.985" calcext:value-type="float">
            <text:p>6962167.985</text:p>
          </table:table-cell>
          <table:table-cell office:value-type="float" office:value="4.419" calcext:value-type="float">
            <text:p>4.419</text:p>
          </table:table-cell>
          <table:table-cell/>
          <table:table-cell office:value-type="float" office:value="511110.0411" calcext:value-type="float">
            <text:p>511110.0411</text:p>
          </table:table-cell>
          <table:table-cell office:value-type="float" office:value="6962167.9847" calcext:value-type="float">
            <text:p>6962167.9847</text:p>
          </table:table-cell>
          <table:table-cell office:value-type="float" office:value="4.419" calcext:value-type="float">
            <text:p>4.419</text:p>
          </table:table-cell>
          <table:table-cell table:number-columns-repeated="5"/>
          <table:table-cell table:style-name="ce1" table:formula="of:=[.M314]-[.I314]" office:value-type="float" office:value="-511110.0411" calcext:value-type="float">
            <text:p>-511110.041100</text:p>
          </table:table-cell>
          <table:table-cell table:style-name="ce1" table:formula="of:=[.N314]-[.J314]" office:value-type="float" office:value="-6962167.9847" calcext:value-type="float">
            <text:p>-6962167.984700</text:p>
          </table:table-cell>
        </table:table-row>
        <table:table-row table:style-name="ro1">
          <table:table-cell office:value-type="float" office:value="511316.144" calcext:value-type="float">
            <text:p>511316.144</text:p>
          </table:table-cell>
          <table:table-cell office:value-type="float" office:value="6964953.202" calcext:value-type="float">
            <text:p>6964953.202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511111.617" calcext:value-type="float">
            <text:p>511111.617</text:p>
          </table:table-cell>
          <table:table-cell office:value-type="float" office:value="6962167.221" calcext:value-type="float">
            <text:p>6962167.221</text:p>
          </table:table-cell>
          <table:table-cell office:value-type="float" office:value="5.89" calcext:value-type="float">
            <text:p>5.89</text:p>
          </table:table-cell>
          <table:table-cell/>
          <table:table-cell office:value-type="float" office:value="511111.6175" calcext:value-type="float">
            <text:p>511111.6175</text:p>
          </table:table-cell>
          <table:table-cell office:value-type="float" office:value="6962167.221" calcext:value-type="float">
            <text:p>6962167.221</text:p>
          </table:table-cell>
          <table:table-cell office:value-type="float" office:value="5.89" calcext:value-type="float">
            <text:p>5.89</text:p>
          </table:table-cell>
          <table:table-cell table:number-columns-repeated="5"/>
          <table:table-cell table:style-name="ce1" table:formula="of:=[.M315]-[.I315]" office:value-type="float" office:value="-511111.6175" calcext:value-type="float">
            <text:p>-511111.617500</text:p>
          </table:table-cell>
          <table:table-cell table:style-name="ce1" table:formula="of:=[.N315]-[.J315]" office:value-type="float" office:value="-6962167.221" calcext:value-type="float">
            <text:p>-6962167.221000</text:p>
          </table:table-cell>
        </table:table-row>
        <table:table-row table:style-name="ro1">
          <table:table-cell office:value-type="float" office:value="511314.058" calcext:value-type="float">
            <text:p>511314.058</text:p>
          </table:table-cell>
          <table:table-cell office:value-type="float" office:value="6964957.658" calcext:value-type="float">
            <text:p>6964957.658</text:p>
          </table:table-cell>
          <table:table-cell office:value-type="float" office:value="4.145" calcext:value-type="float">
            <text:p>4.145</text:p>
          </table:table-cell>
          <table:table-cell/>
          <table:table-cell office:value-type="float" office:value="511109.532" calcext:value-type="float">
            <text:p>511109.532</text:p>
          </table:table-cell>
          <table:table-cell office:value-type="float" office:value="6962171.675" calcext:value-type="float">
            <text:p>6962171.675</text:p>
          </table:table-cell>
          <table:table-cell office:value-type="float" office:value="4.145" calcext:value-type="float">
            <text:p>4.145</text:p>
          </table:table-cell>
          <table:table-cell/>
          <table:table-cell office:value-type="float" office:value="511109.5323" calcext:value-type="float">
            <text:p>511109.5323</text:p>
          </table:table-cell>
          <table:table-cell office:value-type="float" office:value="6962171.6752" calcext:value-type="float">
            <text:p>6962171.6752</text:p>
          </table:table-cell>
          <table:table-cell office:value-type="float" office:value="4.145" calcext:value-type="float">
            <text:p>4.145</text:p>
          </table:table-cell>
          <table:table-cell table:number-columns-repeated="5"/>
          <table:table-cell table:style-name="ce1" table:formula="of:=[.M316]-[.I316]" office:value-type="float" office:value="-511109.5323" calcext:value-type="float">
            <text:p>-511109.532300</text:p>
          </table:table-cell>
          <table:table-cell table:style-name="ce1" table:formula="of:=[.N316]-[.J316]" office:value-type="float" office:value="-6962171.6752" calcext:value-type="float">
            <text:p>-6962171.675200</text:p>
          </table:table-cell>
        </table:table-row>
        <table:table-row table:style-name="ro1">
          <table:table-cell office:value-type="float" office:value="511318.758" calcext:value-type="float">
            <text:p>511318.758</text:p>
          </table:table-cell>
          <table:table-cell office:value-type="float" office:value="6964957.583" calcext:value-type="float">
            <text:p>6964957.583</text:p>
          </table:table-cell>
          <table:table-cell office:value-type="float" office:value="5.487" calcext:value-type="float">
            <text:p>5.487</text:p>
          </table:table-cell>
          <table:table-cell/>
          <table:table-cell office:value-type="float" office:value="511114.23" calcext:value-type="float">
            <text:p>511114.23</text:p>
          </table:table-cell>
          <table:table-cell office:value-type="float" office:value="6962171.6" calcext:value-type="float">
            <text:p>6962171.6</text:p>
          </table:table-cell>
          <table:table-cell office:value-type="float" office:value="5.487" calcext:value-type="float">
            <text:p>5.487</text:p>
          </table:table-cell>
          <table:table-cell/>
          <table:table-cell office:value-type="float" office:value="511114.2305" calcext:value-type="float">
            <text:p>511114.2305</text:p>
          </table:table-cell>
          <table:table-cell office:value-type="float" office:value="6962171.6002" calcext:value-type="float">
            <text:p>6962171.6002</text:p>
          </table:table-cell>
          <table:table-cell office:value-type="float" office:value="5.487" calcext:value-type="float">
            <text:p>5.487</text:p>
          </table:table-cell>
          <table:table-cell table:number-columns-repeated="5"/>
          <table:table-cell table:style-name="ce1" table:formula="of:=[.M317]-[.I317]" office:value-type="float" office:value="-511114.2305" calcext:value-type="float">
            <text:p>-511114.230500</text:p>
          </table:table-cell>
          <table:table-cell table:style-name="ce1" table:formula="of:=[.N317]-[.J317]" office:value-type="float" office:value="-6962171.6002" calcext:value-type="float">
            <text:p>-6962171.600200</text:p>
          </table:table-cell>
        </table:table-row>
        <table:table-row table:style-name="ro1">
          <table:table-cell office:value-type="float" office:value="511319.136" calcext:value-type="float">
            <text:p>511319.136</text:p>
          </table:table-cell>
          <table:table-cell office:value-type="float" office:value="6964959.697" calcext:value-type="float">
            <text:p>6964959.697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11114.608" calcext:value-type="float">
            <text:p>511114.608</text:p>
          </table:table-cell>
          <table:table-cell office:value-type="float" office:value="6962173.713" calcext:value-type="float">
            <text:p>6962173.713</text:p>
          </table:table-cell>
          <table:table-cell office:value-type="float" office:value="4.77" calcext:value-type="float">
            <text:p>4.77</text:p>
          </table:table-cell>
          <table:table-cell/>
          <table:table-cell office:value-type="float" office:value="511114.6083" calcext:value-type="float">
            <text:p>511114.6083</text:p>
          </table:table-cell>
          <table:table-cell office:value-type="float" office:value="6962173.7134" calcext:value-type="float">
            <text:p>6962173.7134</text:p>
          </table:table-cell>
          <table:table-cell office:value-type="float" office:value="4.77" calcext:value-type="float">
            <text:p>4.77</text:p>
          </table:table-cell>
          <table:table-cell table:number-columns-repeated="5"/>
          <table:table-cell table:style-name="ce1" table:formula="of:=[.M318]-[.I318]" office:value-type="float" office:value="-511114.6083" calcext:value-type="float">
            <text:p>-511114.608300</text:p>
          </table:table-cell>
          <table:table-cell table:style-name="ce1" table:formula="of:=[.N318]-[.J318]" office:value-type="float" office:value="-6962173.7134" calcext:value-type="float">
            <text:p>-6962173.713400</text:p>
          </table:table-cell>
        </table:table-row>
        <table:table-row table:style-name="ro1">
          <table:table-cell office:value-type="float" office:value="511319.907" calcext:value-type="float">
            <text:p>511319.907</text:p>
          </table:table-cell>
          <table:table-cell office:value-type="float" office:value="6964956.378" calcext:value-type="float">
            <text:p>6964956.378</text:p>
          </table:table-cell>
          <table:table-cell office:value-type="float" office:value="7.177" calcext:value-type="float">
            <text:p>7.177</text:p>
          </table:table-cell>
          <table:table-cell/>
          <table:table-cell office:value-type="float" office:value="511115.379" calcext:value-type="float">
            <text:p>511115.379</text:p>
          </table:table-cell>
          <table:table-cell office:value-type="float" office:value="6962170.396" calcext:value-type="float">
            <text:p>6962170.396</text:p>
          </table:table-cell>
          <table:table-cell office:value-type="float" office:value="7.177" calcext:value-type="float">
            <text:p>7.177</text:p>
          </table:table-cell>
          <table:table-cell/>
          <table:table-cell office:value-type="float" office:value="511115.379" calcext:value-type="float">
            <text:p>511115.379</text:p>
          </table:table-cell>
          <table:table-cell office:value-type="float" office:value="6962170.3957" calcext:value-type="float">
            <text:p>6962170.3957</text:p>
          </table:table-cell>
          <table:table-cell office:value-type="float" office:value="7.177" calcext:value-type="float">
            <text:p>7.177</text:p>
          </table:table-cell>
          <table:table-cell table:number-columns-repeated="5"/>
          <table:table-cell table:style-name="ce1" table:formula="of:=[.M319]-[.I319]" office:value-type="float" office:value="-511115.379" calcext:value-type="float">
            <text:p>-511115.379000</text:p>
          </table:table-cell>
          <table:table-cell table:style-name="ce1" table:formula="of:=[.N319]-[.J319]" office:value-type="float" office:value="-6962170.3957" calcext:value-type="float">
            <text:p>-6962170.395700</text:p>
          </table:table-cell>
        </table:table-row>
        <table:table-row table:style-name="ro1">
          <table:table-cell office:value-type="float" office:value="511321.871" calcext:value-type="float">
            <text:p>511321.871</text:p>
          </table:table-cell>
          <table:table-cell office:value-type="float" office:value="6964952.58" calcext:value-type="float">
            <text:p>6964952.58</text:p>
          </table:table-cell>
          <table:table-cell office:value-type="float" office:value="1.476" calcext:value-type="float">
            <text:p>1.476</text:p>
          </table:table-cell>
          <table:table-cell/>
          <table:table-cell office:value-type="float" office:value="511117.342" calcext:value-type="float">
            <text:p>511117.342</text:p>
          </table:table-cell>
          <table:table-cell office:value-type="float" office:value="6962166.599" calcext:value-type="float">
            <text:p>6962166.599</text:p>
          </table:table-cell>
          <table:table-cell office:value-type="float" office:value="1.476" calcext:value-type="float">
            <text:p>1.476</text:p>
          </table:table-cell>
          <table:table-cell/>
          <table:table-cell office:value-type="float" office:value="511117.3422" calcext:value-type="float">
            <text:p>511117.3422</text:p>
          </table:table-cell>
          <table:table-cell office:value-type="float" office:value="6962166.5992" calcext:value-type="float">
            <text:p>6962166.5992</text:p>
          </table:table-cell>
          <table:table-cell office:value-type="float" office:value="1.476" calcext:value-type="float">
            <text:p>1.476</text:p>
          </table:table-cell>
          <table:table-cell table:number-columns-repeated="5"/>
          <table:table-cell table:style-name="ce1" table:formula="of:=[.M320]-[.I320]" office:value-type="float" office:value="-511117.3422" calcext:value-type="float">
            <text:p>-511117.342200</text:p>
          </table:table-cell>
          <table:table-cell table:style-name="ce1" table:formula="of:=[.N320]-[.J320]" office:value-type="float" office:value="-6962166.5992" calcext:value-type="float">
            <text:p>-6962166.599200</text:p>
          </table:table-cell>
        </table:table-row>
        <table:table-row table:style-name="ro1">
          <table:table-cell office:value-type="float" office:value="511320.803" calcext:value-type="float">
            <text:p>511320.803</text:p>
          </table:table-cell>
          <table:table-cell office:value-type="float" office:value="6964955.77" calcext:value-type="float">
            <text:p>6964955.77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float" office:value="511116.275" calcext:value-type="float">
            <text:p>511116.275</text:p>
          </table:table-cell>
          <table:table-cell office:value-type="float" office:value="6962169.788" calcext:value-type="float">
            <text:p>6962169.788</text:p>
          </table:table-cell>
          <table:table-cell office:value-type="float" office:value="1.141" calcext:value-type="float">
            <text:p>1.141</text:p>
          </table:table-cell>
          <table:table-cell/>
          <table:table-cell office:value-type="float" office:value="511116.2747" calcext:value-type="float">
            <text:p>511116.2747</text:p>
          </table:table-cell>
          <table:table-cell office:value-type="float" office:value="6962169.788" calcext:value-type="float">
            <text:p>6962169.788</text:p>
          </table:table-cell>
          <table:table-cell office:value-type="float" office:value="1.141" calcext:value-type="float">
            <text:p>1.141</text:p>
          </table:table-cell>
          <table:table-cell table:number-columns-repeated="5"/>
          <table:table-cell table:style-name="ce1" table:formula="of:=[.M321]-[.I321]" office:value-type="float" office:value="-511116.2747" calcext:value-type="float">
            <text:p>-511116.274700</text:p>
          </table:table-cell>
          <table:table-cell table:style-name="ce1" table:formula="of:=[.N321]-[.J321]" office:value-type="float" office:value="-6962169.788" calcext:value-type="float">
            <text:p>-6962169.788000</text:p>
          </table:table-cell>
        </table:table-row>
        <table:table-row table:style-name="ro1">
          <table:table-cell office:value-type="float" office:value="511322.983" calcext:value-type="float">
            <text:p>511322.983</text:p>
          </table:table-cell>
          <table:table-cell office:value-type="float" office:value="6964955.58" calcext:value-type="float">
            <text:p>6964955.58</text:p>
          </table:table-cell>
          <table:table-cell office:value-type="float" office:value="1.072" calcext:value-type="float">
            <text:p>1.072</text:p>
          </table:table-cell>
          <table:table-cell/>
          <table:table-cell office:value-type="float" office:value="511118.454" calcext:value-type="float">
            <text:p>511118.454</text:p>
          </table:table-cell>
          <table:table-cell office:value-type="float" office:value="6962169.598" calcext:value-type="float">
            <text:p>6962169.598</text:p>
          </table:table-cell>
          <table:table-cell office:value-type="float" office:value="1.072" calcext:value-type="float">
            <text:p>1.072</text:p>
          </table:table-cell>
          <table:table-cell/>
          <table:table-cell office:value-type="float" office:value="511118.4538" calcext:value-type="float">
            <text:p>511118.4538</text:p>
          </table:table-cell>
          <table:table-cell office:value-type="float" office:value="6962169.598" calcext:value-type="float">
            <text:p>6962169.598</text:p>
          </table:table-cell>
          <table:table-cell office:value-type="float" office:value="1.072" calcext:value-type="float">
            <text:p>1.072</text:p>
          </table:table-cell>
          <table:table-cell table:number-columns-repeated="5"/>
          <table:table-cell table:style-name="ce1" table:formula="of:=[.M322]-[.I322]" office:value-type="float" office:value="-511118.4538" calcext:value-type="float">
            <text:p>-511118.453800</text:p>
          </table:table-cell>
          <table:table-cell table:style-name="ce1" table:formula="of:=[.N322]-[.J322]" office:value-type="float" office:value="-6962169.598" calcext:value-type="float">
            <text:p>-6962169.598000</text:p>
          </table:table-cell>
        </table:table-row>
        <table:table-row table:style-name="ro1">
          <table:table-cell office:value-type="float" office:value="511321.982" calcext:value-type="float">
            <text:p>511321.982</text:p>
          </table:table-cell>
          <table:table-cell office:value-type="float" office:value="6964953.999" calcext:value-type="float">
            <text:p>6964953.999</text:p>
          </table:table-cell>
          <table:table-cell office:value-type="float" office:value="3.029" calcext:value-type="float">
            <text:p>3.029</text:p>
          </table:table-cell>
          <table:table-cell/>
          <table:table-cell office:value-type="float" office:value="511117.453" calcext:value-type="float">
            <text:p>511117.453</text:p>
          </table:table-cell>
          <table:table-cell office:value-type="float" office:value="6962168.018" calcext:value-type="float">
            <text:p>6962168.018</text:p>
          </table:table-cell>
          <table:table-cell office:value-type="float" office:value="3.029" calcext:value-type="float">
            <text:p>3.029</text:p>
          </table:table-cell>
          <table:table-cell/>
          <table:table-cell office:value-type="float" office:value="511117.4532" calcext:value-type="float">
            <text:p>511117.4532</text:p>
          </table:table-cell>
          <table:table-cell office:value-type="float" office:value="6962168.0177" calcext:value-type="float">
            <text:p>6962168.0177</text:p>
          </table:table-cell>
          <table:table-cell office:value-type="float" office:value="3.029" calcext:value-type="float">
            <text:p>3.029</text:p>
          </table:table-cell>
          <table:table-cell table:number-columns-repeated="5"/>
          <table:table-cell table:style-name="ce1" table:formula="of:=[.M323]-[.I323]" office:value-type="float" office:value="-511117.4532" calcext:value-type="float">
            <text:p>-511117.453200</text:p>
          </table:table-cell>
          <table:table-cell table:style-name="ce1" table:formula="of:=[.N323]-[.J323]" office:value-type="float" office:value="-6962168.0177" calcext:value-type="float">
            <text:p>-6962168.017700</text:p>
          </table:table-cell>
        </table:table-row>
        <table:table-row table:style-name="ro1">
          <table:table-cell office:value-type="float" office:value="511322.925" calcext:value-type="float">
            <text:p>511322.925</text:p>
          </table:table-cell>
          <table:table-cell office:value-type="float" office:value="6964954.764" calcext:value-type="float">
            <text:p>6964954.764</text:p>
          </table:table-cell>
          <table:table-cell office:value-type="float" office:value="2.004" calcext:value-type="float">
            <text:p>2.004</text:p>
          </table:table-cell>
          <table:table-cell/>
          <table:table-cell office:value-type="float" office:value="511118.396" calcext:value-type="float">
            <text:p>511118.396</text:p>
          </table:table-cell>
          <table:table-cell office:value-type="float" office:value="6962168.782" calcext:value-type="float">
            <text:p>6962168.782</text:p>
          </table:table-cell>
          <table:table-cell office:value-type="float" office:value="2.004" calcext:value-type="float">
            <text:p>2.004</text:p>
          </table:table-cell>
          <table:table-cell/>
          <table:table-cell office:value-type="float" office:value="511118.3958" calcext:value-type="float">
            <text:p>511118.3958</text:p>
          </table:table-cell>
          <table:table-cell office:value-type="float" office:value="6962168.7824" calcext:value-type="float">
            <text:p>6962168.7824</text:p>
          </table:table-cell>
          <table:table-cell office:value-type="float" office:value="2.004" calcext:value-type="float">
            <text:p>2.004</text:p>
          </table:table-cell>
          <table:table-cell table:number-columns-repeated="5"/>
          <table:table-cell table:style-name="ce1" table:formula="of:=[.M324]-[.I324]" office:value-type="float" office:value="-511118.3958" calcext:value-type="float">
            <text:p>-511118.395800</text:p>
          </table:table-cell>
          <table:table-cell table:style-name="ce1" table:formula="of:=[.N324]-[.J324]" office:value-type="float" office:value="-6962168.7824" calcext:value-type="float">
            <text:p>-6962168.782400</text:p>
          </table:table-cell>
        </table:table-row>
        <table:table-row table:style-name="ro1">
          <table:table-cell office:value-type="float" office:value="511324.621" calcext:value-type="float">
            <text:p>511324.621</text:p>
          </table:table-cell>
          <table:table-cell office:value-type="float" office:value="6964955.341" calcext:value-type="float">
            <text:p>6964955.341</text:p>
          </table:table-cell>
          <table:table-cell office:value-type="float" office:value="1.074" calcext:value-type="float">
            <text:p>1.074</text:p>
          </table:table-cell>
          <table:table-cell/>
          <table:table-cell office:value-type="float" office:value="511120.091" calcext:value-type="float">
            <text:p>511120.091</text:p>
          </table:table-cell>
          <table:table-cell office:value-type="float" office:value="6962169.359" calcext:value-type="float">
            <text:p>6962169.359</text:p>
          </table:table-cell>
          <table:table-cell office:value-type="float" office:value="1.074" calcext:value-type="float">
            <text:p>1.074</text:p>
          </table:table-cell>
          <table:table-cell/>
          <table:table-cell office:value-type="float" office:value="511120.0911" calcext:value-type="float">
            <text:p>511120.0911</text:p>
          </table:table-cell>
          <table:table-cell office:value-type="float" office:value="6962169.3591" calcext:value-type="float">
            <text:p>6962169.3591</text:p>
          </table:table-cell>
          <table:table-cell office:value-type="float" office:value="1.074" calcext:value-type="float">
            <text:p>1.074</text:p>
          </table:table-cell>
          <table:table-cell table:number-columns-repeated="5"/>
          <table:table-cell table:style-name="ce1" table:formula="of:=[.M325]-[.I325]" office:value-type="float" office:value="-511120.0911" calcext:value-type="float">
            <text:p>-511120.091100</text:p>
          </table:table-cell>
          <table:table-cell table:style-name="ce1" table:formula="of:=[.N325]-[.J325]" office:value-type="float" office:value="-6962169.3591" calcext:value-type="float">
            <text:p>-6962169.359100</text:p>
          </table:table-cell>
        </table:table-row>
        <table:table-row table:style-name="ro1">
          <table:table-cell office:value-type="float" office:value="511327.193" calcext:value-type="float">
            <text:p>511327.193</text:p>
          </table:table-cell>
          <table:table-cell office:value-type="float" office:value="6964955.712" calcext:value-type="float">
            <text:p>6964955.712</text:p>
          </table:table-cell>
          <table:table-cell office:value-type="float" office:value="1.078" calcext:value-type="float">
            <text:p>1.078</text:p>
          </table:table-cell>
          <table:table-cell/>
          <table:table-cell office:value-type="float" office:value="511122.662" calcext:value-type="float">
            <text:p>511122.662</text:p>
          </table:table-cell>
          <table:table-cell office:value-type="float" office:value="6962169.73" calcext:value-type="float">
            <text:p>6962169.73</text:p>
          </table:table-cell>
          <table:table-cell office:value-type="float" office:value="1.078" calcext:value-type="float">
            <text:p>1.078</text:p>
          </table:table-cell>
          <table:table-cell/>
          <table:table-cell office:value-type="float" office:value="511122.6621" calcext:value-type="float">
            <text:p>511122.6621</text:p>
          </table:table-cell>
          <table:table-cell office:value-type="float" office:value="6962169.73" calcext:value-type="float">
            <text:p>6962169.73</text:p>
          </table:table-cell>
          <table:table-cell office:value-type="float" office:value="1.078" calcext:value-type="float">
            <text:p>1.078</text:p>
          </table:table-cell>
          <table:table-cell table:number-columns-repeated="5"/>
          <table:table-cell table:style-name="ce1" table:formula="of:=[.M326]-[.I326]" office:value-type="float" office:value="-511122.6621" calcext:value-type="float">
            <text:p>-511122.662100</text:p>
          </table:table-cell>
          <table:table-cell table:style-name="ce1" table:formula="of:=[.N326]-[.J326]" office:value-type="float" office:value="-6962169.73" calcext:value-type="float">
            <text:p>-6962169.730000</text:p>
          </table:table-cell>
        </table:table-row>
        <table:table-row table:style-name="ro1">
          <table:table-cell office:value-type="float" office:value="511321.345" calcext:value-type="float">
            <text:p>511321.345</text:p>
          </table:table-cell>
          <table:table-cell office:value-type="float" office:value="6964957.174" calcext:value-type="float">
            <text:p>6964957.174</text:p>
          </table:table-cell>
          <table:table-cell office:value-type="float" office:value="1.189" calcext:value-type="float">
            <text:p>1.189</text:p>
          </table:table-cell>
          <table:table-cell/>
          <table:table-cell office:value-type="float" office:value="511116.816" calcext:value-type="float">
            <text:p>511116.816</text:p>
          </table:table-cell>
          <table:table-cell office:value-type="float" office:value="6962171.191" calcext:value-type="float">
            <text:p>6962171.191</text:p>
          </table:table-cell>
          <table:table-cell office:value-type="float" office:value="1.189" calcext:value-type="float">
            <text:p>1.189</text:p>
          </table:table-cell>
          <table:table-cell/>
          <table:table-cell office:value-type="float" office:value="511116.8164" calcext:value-type="float">
            <text:p>511116.8164</text:p>
          </table:table-cell>
          <table:table-cell office:value-type="float" office:value="6962171.1914" calcext:value-type="float">
            <text:p>6962171.1914</text:p>
          </table:table-cell>
          <table:table-cell office:value-type="float" office:value="1.189" calcext:value-type="float">
            <text:p>1.189</text:p>
          </table:table-cell>
          <table:table-cell table:number-columns-repeated="5"/>
          <table:table-cell table:style-name="ce1" table:formula="of:=[.M327]-[.I327]" office:value-type="float" office:value="-511116.8164" calcext:value-type="float">
            <text:p>-511116.816400</text:p>
          </table:table-cell>
          <table:table-cell table:style-name="ce1" table:formula="of:=[.N327]-[.J327]" office:value-type="float" office:value="-6962171.1914" calcext:value-type="float">
            <text:p>-6962171.191400</text:p>
          </table:table-cell>
        </table:table-row>
        <table:table-row table:style-name="ro1">
          <table:table-cell office:value-type="float" office:value="511323.307" calcext:value-type="float">
            <text:p>511323.307</text:p>
          </table:table-cell>
          <table:table-cell office:value-type="float" office:value="6964956.186" calcext:value-type="float">
            <text:p>6964956.186</text:p>
          </table:table-cell>
          <table:table-cell office:value-type="float" office:value="1.078" calcext:value-type="float">
            <text:p>1.078</text:p>
          </table:table-cell>
          <table:table-cell/>
          <table:table-cell office:value-type="float" office:value="511118.778" calcext:value-type="float">
            <text:p>511118.778</text:p>
          </table:table-cell>
          <table:table-cell office:value-type="float" office:value="6962170.204" calcext:value-type="float">
            <text:p>6962170.204</text:p>
          </table:table-cell>
          <table:table-cell office:value-type="float" office:value="1.078" calcext:value-type="float">
            <text:p>1.078</text:p>
          </table:table-cell>
          <table:table-cell/>
          <table:table-cell office:value-type="float" office:value="511118.7777" calcext:value-type="float">
            <text:p>511118.7777</text:p>
          </table:table-cell>
          <table:table-cell office:value-type="float" office:value="6962170.2038" calcext:value-type="float">
            <text:p>6962170.2038</text:p>
          </table:table-cell>
          <table:table-cell office:value-type="float" office:value="1.078" calcext:value-type="float">
            <text:p>1.078</text:p>
          </table:table-cell>
          <table:table-cell table:number-columns-repeated="5"/>
          <table:table-cell table:style-name="ce1" table:formula="of:=[.M328]-[.I328]" office:value-type="float" office:value="-511118.7777" calcext:value-type="float">
            <text:p>-511118.777700</text:p>
          </table:table-cell>
          <table:table-cell table:style-name="ce1" table:formula="of:=[.N328]-[.J328]" office:value-type="float" office:value="-6962170.2038" calcext:value-type="float">
            <text:p>-6962170.203800</text:p>
          </table:table-cell>
        </table:table-row>
        <table:table-row table:style-name="ro1">
          <table:table-cell office:value-type="float" office:value="511322.268" calcext:value-type="float">
            <text:p>511322.268</text:p>
          </table:table-cell>
          <table:table-cell office:value-type="float" office:value="6964957.358" calcext:value-type="float">
            <text:p>6964957.358</text:p>
          </table:table-cell>
          <table:table-cell office:value-type="float" office:value="1.143" calcext:value-type="float">
            <text:p>1.143</text:p>
          </table:table-cell>
          <table:table-cell/>
          <table:table-cell office:value-type="float" office:value="511117.739" calcext:value-type="float">
            <text:p>511117.739</text:p>
          </table:table-cell>
          <table:table-cell office:value-type="float" office:value="6962171.375" calcext:value-type="float">
            <text:p>6962171.375</text:p>
          </table:table-cell>
          <table:table-cell office:value-type="float" office:value="1.143" calcext:value-type="float">
            <text:p>1.143</text:p>
          </table:table-cell>
          <table:table-cell/>
          <table:table-cell office:value-type="float" office:value="511117.7391" calcext:value-type="float">
            <text:p>511117.7391</text:p>
          </table:table-cell>
          <table:table-cell office:value-type="float" office:value="6962171.3753" calcext:value-type="float">
            <text:p>6962171.3753</text:p>
          </table:table-cell>
          <table:table-cell office:value-type="float" office:value="1.143" calcext:value-type="float">
            <text:p>1.143</text:p>
          </table:table-cell>
          <table:table-cell table:number-columns-repeated="7"/>
        </table:table-row>
        <table:table-row table:style-name="ro1">
          <table:table-cell office:value-type="float" office:value="511323.695" calcext:value-type="float">
            <text:p>511323.695</text:p>
          </table:table-cell>
          <table:table-cell office:value-type="float" office:value="6964957.071" calcext:value-type="float">
            <text:p>6964957.071</text:p>
          </table:table-cell>
          <table:table-cell office:value-type="float" office:value="1.079" calcext:value-type="float">
            <text:p>1.079</text:p>
          </table:table-cell>
          <table:table-cell/>
          <table:table-cell office:value-type="float" office:value="511119.165" calcext:value-type="float">
            <text:p>511119.165</text:p>
          </table:table-cell>
          <table:table-cell office:value-type="float" office:value="6962171.088" calcext:value-type="float">
            <text:p>6962171.088</text:p>
          </table:table-cell>
          <table:table-cell office:value-type="float" office:value="1.079" calcext:value-type="float">
            <text:p>1.079</text:p>
          </table:table-cell>
          <table:table-cell/>
          <table:table-cell office:value-type="float" office:value="511119.1655" calcext:value-type="float">
            <text:p>511119.1655</text:p>
          </table:table-cell>
          <table:table-cell office:value-type="float" office:value="6962171.0884" calcext:value-type="float">
            <text:p>6962171.0884</text:p>
          </table:table-cell>
          <table:table-cell office:value-type="float" office:value="1.079" calcext:value-type="float">
            <text:p>1.079</text:p>
          </table:table-cell>
          <table:table-cell table:number-columns-repeated="7"/>
        </table:table-row>
        <table:table-row table:style-name="ro1">
          <table:table-cell office:value-type="float" office:value="511320.535" calcext:value-type="float">
            <text:p>511320.535</text:p>
          </table:table-cell>
          <table:table-cell office:value-type="float" office:value="6964958.019" calcext:value-type="float">
            <text:p>6964958.019</text:p>
          </table:table-cell>
          <table:table-cell office:value-type="float" office:value="1.155" calcext:value-type="float">
            <text:p>1.155</text:p>
          </table:table-cell>
          <table:table-cell/>
          <table:table-cell office:value-type="float" office:value="511116.007" calcext:value-type="float">
            <text:p>511116.007</text:p>
          </table:table-cell>
          <table:table-cell office:value-type="float" office:value="6962172.036" calcext:value-type="float">
            <text:p>6962172.036</text:p>
          </table:table-cell>
          <table:table-cell office:value-type="float" office:value="1.155" calcext:value-type="float">
            <text:p>1.155</text:p>
          </table:table-cell>
          <table:table-cell/>
          <table:table-cell office:value-type="float" office:value="511116.0068" calcext:value-type="float">
            <text:p>511116.0068</text:p>
          </table:table-cell>
          <table:table-cell office:value-type="float" office:value="6962172.0361" calcext:value-type="float">
            <text:p>6962172.0361</text:p>
          </table:table-cell>
          <table:table-cell office:value-type="float" office:value="1.155" calcext:value-type="float">
            <text:p>1.155</text:p>
          </table:table-cell>
          <table:table-cell table:number-columns-repeated="7"/>
        </table:table-row>
        <table:table-row table:style-name="ro1">
          <table:table-cell office:value-type="float" office:value="511321.407" calcext:value-type="float">
            <text:p>511321.407</text:p>
          </table:table-cell>
          <table:table-cell office:value-type="float" office:value="6964959.916" calcext:value-type="float">
            <text:p>6964959.916</text:p>
          </table:table-cell>
          <table:table-cell office:value-type="float" office:value="1.239" calcext:value-type="float">
            <text:p>1.239</text:p>
          </table:table-cell>
          <table:table-cell/>
          <table:table-cell office:value-type="float" office:value="511116.878" calcext:value-type="float">
            <text:p>511116.878</text:p>
          </table:table-cell>
          <table:table-cell office:value-type="float" office:value="6962173.932" calcext:value-type="float">
            <text:p>6962173.932</text:p>
          </table:table-cell>
          <table:table-cell office:value-type="float" office:value="1.239" calcext:value-type="float">
            <text:p>1.239</text:p>
          </table:table-cell>
          <table:table-cell/>
          <table:table-cell office:value-type="float" office:value="511116.8784" calcext:value-type="float">
            <text:p>511116.8784</text:p>
          </table:table-cell>
          <table:table-cell office:value-type="float" office:value="6962173.9323" calcext:value-type="float">
            <text:p>6962173.9323</text:p>
          </table:table-cell>
          <table:table-cell office:value-type="float" office:value="1.239" calcext:value-type="float">
            <text:p>1.239</text:p>
          </table:table-cell>
          <table:table-cell table:number-columns-repeated="7"/>
        </table:table-row>
        <table:table-row table:style-name="ro1">
          <table:table-cell office:value-type="float" office:value="511322.963" calcext:value-type="float">
            <text:p>511322.963</text:p>
          </table:table-cell>
          <table:table-cell office:value-type="float" office:value="6964958.791" calcext:value-type="float">
            <text:p>6964958.791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511118.434" calcext:value-type="float">
            <text:p>511118.434</text:p>
          </table:table-cell>
          <table:table-cell office:value-type="float" office:value="6962172.808" calcext:value-type="float">
            <text:p>6962172.808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511118.4338" calcext:value-type="float">
            <text:p>511118.4338</text:p>
          </table:table-cell>
          <table:table-cell office:value-type="float" office:value="6962172.8078" calcext:value-type="float">
            <text:p>6962172.8078</text:p>
          </table:table-cell>
          <table:table-cell office:value-type="float" office:value="1.114" calcext:value-type="float">
            <text:p>1.114</text:p>
          </table:table-cell>
          <table:table-cell table:number-columns-repeated="7"/>
        </table:table-row>
        <table:table-row table:style-name="ro1">
          <table:table-cell office:value-type="float" office:value="511323.727" calcext:value-type="float">
            <text:p>511323.727</text:p>
          </table:table-cell>
          <table:table-cell office:value-type="float" office:value="6964958.536" calcext:value-type="float">
            <text:p>6964958.536</text:p>
          </table:table-cell>
          <table:table-cell office:value-type="float" office:value="1.113" calcext:value-type="float">
            <text:p>1.113</text:p>
          </table:table-cell>
          <table:table-cell/>
          <table:table-cell office:value-type="float" office:value="511119.197" calcext:value-type="float">
            <text:p>511119.197</text:p>
          </table:table-cell>
          <table:table-cell office:value-type="float" office:value="6962172.553" calcext:value-type="float">
            <text:p>6962172.553</text:p>
          </table:table-cell>
          <table:table-cell office:value-type="float" office:value="1.113" calcext:value-type="float">
            <text:p>1.113</text:p>
          </table:table-cell>
          <table:table-cell/>
          <table:table-cell office:value-type="float" office:value="511119.1975" calcext:value-type="float">
            <text:p>511119.1975</text:p>
          </table:table-cell>
          <table:table-cell office:value-type="float" office:value="6962172.5529" calcext:value-type="float">
            <text:p>6962172.5529</text:p>
          </table:table-cell>
          <table:table-cell office:value-type="float" office:value="1.113" calcext:value-type="float">
            <text:p>1.113</text:p>
          </table:table-cell>
          <table:table-cell table:number-columns-repeated="7"/>
        </table:table-row>
        <table:table-row table:style-name="ro1">
          <table:table-cell office:value-type="float" office:value="511323.147" calcext:value-type="float">
            <text:p>511323.147</text:p>
          </table:table-cell>
          <table:table-cell office:value-type="float" office:value="6964959.292" calcext:value-type="float">
            <text:p>6964959.292</text:p>
          </table:table-cell>
          <table:table-cell office:value-type="float" office:value="1.081" calcext:value-type="float">
            <text:p>1.081</text:p>
          </table:table-cell>
          <table:table-cell/>
          <table:table-cell office:value-type="float" office:value="511118.618" calcext:value-type="float">
            <text:p>511118.618</text:p>
          </table:table-cell>
          <table:table-cell office:value-type="float" office:value="6962173.308" calcext:value-type="float">
            <text:p>6962173.308</text:p>
          </table:table-cell>
          <table:table-cell office:value-type="float" office:value="1.081" calcext:value-type="float">
            <text:p>1.081</text:p>
          </table:table-cell>
          <table:table-cell/>
          <table:table-cell office:value-type="float" office:value="511118.6177" calcext:value-type="float">
            <text:p>511118.6177</text:p>
          </table:table-cell>
          <table:table-cell office:value-type="float" office:value="6962173.3086" calcext:value-type="float">
            <text:p>6962173.3086</text:p>
          </table:table-cell>
          <table:table-cell office:value-type="float" office:value="1.081" calcext:value-type="float">
            <text:p>1.081</text:p>
          </table:table-cell>
          <table:table-cell table:number-columns-repeated="7"/>
        </table:table-row>
        <table:table-row table:style-name="ro1">
          <table:table-cell office:value-type="float" office:value="511320.922" calcext:value-type="float">
            <text:p>511320.922</text:p>
          </table:table-cell>
          <table:table-cell office:value-type="float" office:value="6964959.515" calcext:value-type="float">
            <text:p>6964959.515</text:p>
          </table:table-cell>
          <table:table-cell office:value-type="float" office:value="2.629" calcext:value-type="float">
            <text:p>2.629</text:p>
          </table:table-cell>
          <table:table-cell/>
          <table:table-cell office:value-type="float" office:value="511116.394" calcext:value-type="float">
            <text:p>511116.394</text:p>
          </table:table-cell>
          <table:table-cell office:value-type="float" office:value="6962173.531" calcext:value-type="float">
            <text:p>6962173.531</text:p>
          </table:table-cell>
          <table:table-cell office:value-type="float" office:value="2.629" calcext:value-type="float">
            <text:p>2.629</text:p>
          </table:table-cell>
          <table:table-cell/>
          <table:table-cell office:value-type="float" office:value="511116.3936" calcext:value-type="float">
            <text:p>511116.3936</text:p>
          </table:table-cell>
          <table:table-cell office:value-type="float" office:value="6962173.5315" calcext:value-type="float">
            <text:p>6962173.5315</text:p>
          </table:table-cell>
          <table:table-cell office:value-type="float" office:value="2.629" calcext:value-type="float">
            <text:p>2.629</text:p>
          </table:table-cell>
          <table:table-cell table:number-columns-repeated="7"/>
        </table:table-row>
        <table:table-row table:style-name="ro1">
          <table:table-cell office:value-type="float" office:value="511321.243" calcext:value-type="float">
            <text:p>511321.243</text:p>
          </table:table-cell>
          <table:table-cell office:value-type="float" office:value="6964959.786" calcext:value-type="float">
            <text:p>6964959.786</text:p>
          </table:table-cell>
          <table:table-cell office:value-type="float" office:value="3.627" calcext:value-type="float">
            <text:p>3.627</text:p>
          </table:table-cell>
          <table:table-cell/>
          <table:table-cell office:value-type="float" office:value="511116.714" calcext:value-type="float">
            <text:p>511116.714</text:p>
          </table:table-cell>
          <table:table-cell office:value-type="float" office:value="6962173.802" calcext:value-type="float">
            <text:p>6962173.802</text:p>
          </table:table-cell>
          <table:table-cell office:value-type="float" office:value="3.627" calcext:value-type="float">
            <text:p>3.627</text:p>
          </table:table-cell>
          <table:table-cell/>
          <table:table-cell office:value-type="float" office:value="511116.7145" calcext:value-type="float">
            <text:p>511116.7145</text:p>
          </table:table-cell>
          <table:table-cell office:value-type="float" office:value="6962173.8024" calcext:value-type="float">
            <text:p>6962173.8024</text:p>
          </table:table-cell>
          <table:table-cell office:value-type="float" office:value="3.627" calcext:value-type="float">
            <text:p>3.627</text:p>
          </table:table-cell>
          <table:table-cell table:number-columns-repeated="7"/>
        </table:table-row>
        <table:table-row table:style-name="ro1">
          <table:table-cell office:value-type="float" office:value="511324.976" calcext:value-type="float">
            <text:p>511324.976</text:p>
          </table:table-cell>
          <table:table-cell office:value-type="float" office:value="6964956.816" calcext:value-type="float">
            <text:p>6964956.816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511120.446" calcext:value-type="float">
            <text:p>511120.446</text:p>
          </table:table-cell>
          <table:table-cell office:value-type="float" office:value="6962170.833" calcext:value-type="float">
            <text:p>6962170.833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511120.446" calcext:value-type="float">
            <text:p>511120.446</text:p>
          </table:table-cell>
          <table:table-cell office:value-type="float" office:value="6962170.8335" calcext:value-type="float">
            <text:p>6962170.8335</text:p>
          </table:table-cell>
          <table:table-cell office:value-type="float" office:value="1.073" calcext:value-type="float">
            <text:p>1.073</text:p>
          </table:table-cell>
          <table:table-cell table:number-columns-repeated="7"/>
        </table:table-row>
        <table:table-row table:style-name="ro1">
          <table:table-cell office:value-type="float" office:value="511327.705" calcext:value-type="float">
            <text:p>511327.705</text:p>
          </table:table-cell>
          <table:table-cell office:value-type="float" office:value="6964956.36" calcext:value-type="float">
            <text:p>6964956.36</text:p>
          </table:table-cell>
          <table:table-cell office:value-type="float" office:value="1.053" calcext:value-type="float">
            <text:p>1.053</text:p>
          </table:table-cell>
          <table:table-cell/>
          <table:table-cell office:value-type="float" office:value="511123.174" calcext:value-type="float">
            <text:p>511123.174</text:p>
          </table:table-cell>
          <table:table-cell office:value-type="float" office:value="6962170.378" calcext:value-type="float">
            <text:p>6962170.378</text:p>
          </table:table-cell>
          <table:table-cell office:value-type="float" office:value="1.053" calcext:value-type="float">
            <text:p>1.053</text:p>
          </table:table-cell>
          <table:table-cell/>
          <table:table-cell office:value-type="float" office:value="511123.1739" calcext:value-type="float">
            <text:p>511123.1739</text:p>
          </table:table-cell>
          <table:table-cell office:value-type="float" office:value="6962170.3777" calcext:value-type="float">
            <text:p>6962170.3777</text:p>
          </table:table-cell>
          <table:table-cell office:value-type="float" office:value="1.053" calcext:value-type="float">
            <text:p>1.053</text:p>
          </table:table-cell>
          <table:table-cell table:number-columns-repeated="7"/>
        </table:table-row>
        <table:table-row table:style-name="ro1">
          <table:table-cell office:value-type="float" office:value="511324.331" calcext:value-type="float">
            <text:p>511324.331</text:p>
          </table:table-cell>
          <table:table-cell office:value-type="float" office:value="6964958.635" calcext:value-type="float">
            <text:p>6964958.635</text:p>
          </table:table-cell>
          <table:table-cell office:value-type="float" office:value="1.164" calcext:value-type="float">
            <text:p>1.164</text:p>
          </table:table-cell>
          <table:table-cell/>
          <table:table-cell office:value-type="float" office:value="511119.801" calcext:value-type="float">
            <text:p>511119.801</text:p>
          </table:table-cell>
          <table:table-cell office:value-type="float" office:value="6962172.652" calcext:value-type="float">
            <text:p>6962172.652</text:p>
          </table:table-cell>
          <table:table-cell office:value-type="float" office:value="1.164" calcext:value-type="float">
            <text:p>1.164</text:p>
          </table:table-cell>
          <table:table-cell/>
          <table:table-cell office:value-type="float" office:value="511119.8013" calcext:value-type="float">
            <text:p>511119.8013</text:p>
          </table:table-cell>
          <table:table-cell office:value-type="float" office:value="6962172.6518" calcext:value-type="float">
            <text:p>6962172.6518</text:p>
          </table:table-cell>
          <table:table-cell office:value-type="float" office:value="1.164" calcext:value-type="float">
            <text:p>1.164</text:p>
          </table:table-cell>
          <table:table-cell table:number-columns-repeated="7"/>
        </table:table-row>
        <table:table-row table:style-name="ro1">
          <table:table-cell office:value-type="float" office:value="511324.13" calcext:value-type="float">
            <text:p>511324.13</text:p>
          </table:table-cell>
          <table:table-cell office:value-type="float" office:value="6964959.237" calcext:value-type="float">
            <text:p>6964959.237</text:p>
          </table:table-cell>
          <table:table-cell office:value-type="float" office:value="1.124" calcext:value-type="float">
            <text:p>1.124</text:p>
          </table:table-cell>
          <table:table-cell/>
          <table:table-cell office:value-type="float" office:value="511119.6" calcext:value-type="float">
            <text:p>511119.6</text:p>
          </table:table-cell>
          <table:table-cell office:value-type="float" office:value="6962173.253" calcext:value-type="float">
            <text:p>6962173.253</text:p>
          </table:table-cell>
          <table:table-cell office:value-type="float" office:value="1.124" calcext:value-type="float">
            <text:p>1.124</text:p>
          </table:table-cell>
          <table:table-cell/>
          <table:table-cell office:value-type="float" office:value="511119.6003" calcext:value-type="float">
            <text:p>511119.6003</text:p>
          </table:table-cell>
          <table:table-cell office:value-type="float" office:value="6962173.2536" calcext:value-type="float">
            <text:p>6962173.2536</text:p>
          </table:table-cell>
          <table:table-cell office:value-type="float" office:value="1.124" calcext:value-type="float">
            <text:p>1.124</text:p>
          </table:table-cell>
          <table:table-cell table:number-columns-repeated="7"/>
        </table:table-row>
        <table:table-row table:style-name="ro1">
          <table:table-cell office:value-type="float" office:value="511325.195" calcext:value-type="float">
            <text:p>511325.195</text:p>
          </table:table-cell>
          <table:table-cell office:value-type="float" office:value="6964959.039" calcext:value-type="float">
            <text:p>6964959.039</text:p>
          </table:table-cell>
          <table:table-cell office:value-type="float" office:value="1.096" calcext:value-type="float">
            <text:p>1.096</text:p>
          </table:table-cell>
          <table:table-cell/>
          <table:table-cell office:value-type="float" office:value="511120.665" calcext:value-type="float">
            <text:p>511120.665</text:p>
          </table:table-cell>
          <table:table-cell office:value-type="float" office:value="6962173.056" calcext:value-type="float">
            <text:p>6962173.056</text:p>
          </table:table-cell>
          <table:table-cell office:value-type="float" office:value="1.096" calcext:value-type="float">
            <text:p>1.096</text:p>
          </table:table-cell>
          <table:table-cell/>
          <table:table-cell office:value-type="float" office:value="511120.6649" calcext:value-type="float">
            <text:p>511120.6649</text:p>
          </table:table-cell>
          <table:table-cell office:value-type="float" office:value="6962173.0557" calcext:value-type="float">
            <text:p>6962173.0557</text:p>
          </table:table-cell>
          <table:table-cell office:value-type="float" office:value="1.096" calcext:value-type="float">
            <text:p>1.096</text:p>
          </table:table-cell>
          <table:table-cell table:number-columns-repeated="7"/>
        </table:table-row>
        <table:table-row table:style-name="ro1">
          <table:table-cell office:value-type="float" office:value="511326.147" calcext:value-type="float">
            <text:p>511326.147</text:p>
          </table:table-cell>
          <table:table-cell office:value-type="float" office:value="6964958.557" calcext:value-type="float">
            <text:p>6964958.557</text:p>
          </table:table-cell>
          <table:table-cell office:value-type="float" office:value="1.102" calcext:value-type="float">
            <text:p>1.102</text:p>
          </table:table-cell>
          <table:table-cell/>
          <table:table-cell office:value-type="float" office:value="511121.616" calcext:value-type="float">
            <text:p>511121.616</text:p>
          </table:table-cell>
          <table:table-cell office:value-type="float" office:value="6962172.574" calcext:value-type="float">
            <text:p>6962172.574</text:p>
          </table:table-cell>
          <table:table-cell office:value-type="float" office:value="1.102" calcext:value-type="float">
            <text:p>1.102</text:p>
          </table:table-cell>
          <table:table-cell/>
          <table:table-cell office:value-type="float" office:value="511121.6165" calcext:value-type="float">
            <text:p>511121.6165</text:p>
          </table:table-cell>
          <table:table-cell office:value-type="float" office:value="6962172.5738" calcext:value-type="float">
            <text:p>6962172.5738</text:p>
          </table:table-cell>
          <table:table-cell office:value-type="float" office:value="1.102" calcext:value-type="float">
            <text:p>1.102</text:p>
          </table:table-cell>
          <table:table-cell table:number-columns-repeated="7"/>
        </table:table-row>
        <table:table-row table:style-name="ro1">
          <table:table-cell office:value-type="float" office:value="511327.573" calcext:value-type="float">
            <text:p>511327.573</text:p>
          </table:table-cell>
          <table:table-cell office:value-type="float" office:value="6964959.403" calcext:value-type="float">
            <text:p>6964959.403</text:p>
          </table:table-cell>
          <table:table-cell office:value-type="float" office:value="1.063" calcext:value-type="float">
            <text:p>1.063</text:p>
          </table:table-cell>
          <table:table-cell/>
          <table:table-cell office:value-type="float" office:value="511123.042" calcext:value-type="float">
            <text:p>511123.042</text:p>
          </table:table-cell>
          <table:table-cell office:value-type="float" office:value="6962173.419" calcext:value-type="float">
            <text:p>6962173.419</text:p>
          </table:table-cell>
          <table:table-cell office:value-type="float" office:value="1.063" calcext:value-type="float">
            <text:p>1.063</text:p>
          </table:table-cell>
          <table:table-cell/>
          <table:table-cell office:value-type="float" office:value="511123.042" calcext:value-type="float">
            <text:p>511123.042</text:p>
          </table:table-cell>
          <table:table-cell office:value-type="float" office:value="6962173.4195" calcext:value-type="float">
            <text:p>6962173.4195</text:p>
          </table:table-cell>
          <table:table-cell office:value-type="float" office:value="1.063" calcext:value-type="float">
            <text:p>1.063</text:p>
          </table:table-cell>
          <table:table-cell table:number-columns-repeated="7"/>
        </table:table-row>
        <table:table-row table:style-name="ro1">
          <table:table-cell office:value-type="float" office:value="511321.764" calcext:value-type="float">
            <text:p>511321.764</text:p>
          </table:table-cell>
          <table:table-cell office:value-type="float" office:value="6964954.488" calcext:value-type="float">
            <text:p>6964954.488</text:p>
          </table:table-cell>
          <table:table-cell office:value-type="float" office:value="5.897" calcext:value-type="float">
            <text:p>5.897</text:p>
          </table:table-cell>
          <table:table-cell/>
          <table:table-cell office:value-type="float" office:value="511117.235" calcext:value-type="float">
            <text:p>511117.235</text:p>
          </table:table-cell>
          <table:table-cell office:value-type="float" office:value="6962168.506" calcext:value-type="float">
            <text:p>6962168.506</text:p>
          </table:table-cell>
          <table:table-cell office:value-type="float" office:value="5.897" calcext:value-type="float">
            <text:p>5.897</text:p>
          </table:table-cell>
          <table:table-cell/>
          <table:table-cell office:value-type="float" office:value="511117.2353" calcext:value-type="float">
            <text:p>511117.2353</text:p>
          </table:table-cell>
          <table:table-cell office:value-type="float" office:value="6962168.5065" calcext:value-type="float">
            <text:p>6962168.5065</text:p>
          </table:table-cell>
          <table:table-cell office:value-type="float" office:value="5.897" calcext:value-type="float">
            <text:p>5.897</text:p>
          </table:table-cell>
          <table:table-cell table:number-columns-repeated="7"/>
        </table:table-row>
        <table:table-row table:style-name="ro1">
          <table:table-cell office:value-type="float" office:value="511321.98" calcext:value-type="float">
            <text:p>511321.98</text:p>
          </table:table-cell>
          <table:table-cell office:value-type="float" office:value="6964953.917" calcext:value-type="float">
            <text:p>6964953.917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511117.451" calcext:value-type="float">
            <text:p>511117.451</text:p>
          </table:table-cell>
          <table:table-cell office:value-type="float" office:value="6962167.936" calcext:value-type="float">
            <text:p>6962167.936</text:p>
          </table:table-cell>
          <table:table-cell office:value-type="float" office:value="6.74" calcext:value-type="float">
            <text:p>6.74</text:p>
          </table:table-cell>
          <table:table-cell/>
          <table:table-cell office:value-type="float" office:value="511117.4512" calcext:value-type="float">
            <text:p>511117.4512</text:p>
          </table:table-cell>
          <table:table-cell office:value-type="float" office:value="6962167.9357" calcext:value-type="float">
            <text:p>6962167.9357</text:p>
          </table:table-cell>
          <table:table-cell office:value-type="float" office:value="6.74" calcext:value-type="float">
            <text:p>6.74</text:p>
          </table:table-cell>
          <table:table-cell table:number-columns-repeated="7"/>
        </table:table-row>
        <table:table-row table:style-name="ro1">
          <table:table-cell office:value-type="float" office:value="511322.437" calcext:value-type="float">
            <text:p>511322.437</text:p>
          </table:table-cell>
          <table:table-cell office:value-type="float" office:value="6964953.802" calcext:value-type="float">
            <text:p>6964953.802</text:p>
          </table:table-cell>
          <table:table-cell office:value-type="float" office:value="7.522" calcext:value-type="float">
            <text:p>7.522</text:p>
          </table:table-cell>
          <table:table-cell/>
          <table:table-cell office:value-type="float" office:value="511117.908" calcext:value-type="float">
            <text:p>511117.908</text:p>
          </table:table-cell>
          <table:table-cell office:value-type="float" office:value="6962167.821" calcext:value-type="float">
            <text:p>6962167.821</text:p>
          </table:table-cell>
          <table:table-cell office:value-type="float" office:value="7.522" calcext:value-type="float">
            <text:p>7.522</text:p>
          </table:table-cell>
          <table:table-cell/>
          <table:table-cell office:value-type="float" office:value="511117.908" calcext:value-type="float">
            <text:p>511117.908</text:p>
          </table:table-cell>
          <table:table-cell office:value-type="float" office:value="6962167.8207" calcext:value-type="float">
            <text:p>6962167.8207</text:p>
          </table:table-cell>
          <table:table-cell office:value-type="float" office:value="7.522" calcext:value-type="float">
            <text:p>7.522</text:p>
          </table:table-cell>
          <table:table-cell table:number-columns-repeated="7"/>
        </table:table-row>
        <table:table-row table:style-name="ro1">
          <table:table-cell office:value-type="float" office:value="511321.942" calcext:value-type="float">
            <text:p>511321.942</text:p>
          </table:table-cell>
          <table:table-cell office:value-type="float" office:value="6964954.496" calcext:value-type="float">
            <text:p>6964954.496</text:p>
          </table:table-cell>
          <table:table-cell office:value-type="float" office:value="7.554" calcext:value-type="float">
            <text:p>7.554</text:p>
          </table:table-cell>
          <table:table-cell/>
          <table:table-cell office:value-type="float" office:value="511117.413" calcext:value-type="float">
            <text:p>511117.413</text:p>
          </table:table-cell>
          <table:table-cell office:value-type="float" office:value="6962168.514" calcext:value-type="float">
            <text:p>6962168.514</text:p>
          </table:table-cell>
          <table:table-cell office:value-type="float" office:value="7.554" calcext:value-type="float">
            <text:p>7.554</text:p>
          </table:table-cell>
          <table:table-cell/>
          <table:table-cell office:value-type="float" office:value="511117.4132" calcext:value-type="float">
            <text:p>511117.4132</text:p>
          </table:table-cell>
          <table:table-cell office:value-type="float" office:value="6962168.5145" calcext:value-type="float">
            <text:p>6962168.5145</text:p>
          </table:table-cell>
          <table:table-cell office:value-type="float" office:value="7.554" calcext:value-type="float">
            <text:p>7.554</text:p>
          </table:table-cell>
          <table:table-cell table:number-columns-repeated="7"/>
        </table:table-row>
        <table:table-row table:style-name="ro1">
          <table:table-cell office:value-type="float" office:value="511323.732" calcext:value-type="float">
            <text:p>511323.732</text:p>
          </table:table-cell>
          <table:table-cell office:value-type="float" office:value="6964955.587" calcext:value-type="float">
            <text:p>6964955.587</text:p>
          </table:table-cell>
          <table:table-cell office:value-type="float" office:value="7.464" calcext:value-type="float">
            <text:p>7.464</text:p>
          </table:table-cell>
          <table:table-cell/>
          <table:table-cell office:value-type="float" office:value="511119.202" calcext:value-type="float">
            <text:p>511119.202</text:p>
          </table:table-cell>
          <table:table-cell office:value-type="float" office:value="6962169.605" calcext:value-type="float">
            <text:p>6962169.605</text:p>
          </table:table-cell>
          <table:table-cell office:value-type="float" office:value="7.464" calcext:value-type="float">
            <text:p>7.464</text:p>
          </table:table-cell>
          <table:table-cell/>
          <table:table-cell office:value-type="float" office:value="511119.2025" calcext:value-type="float">
            <text:p>511119.2025</text:p>
          </table:table-cell>
          <table:table-cell office:value-type="float" office:value="6962169.605" calcext:value-type="float">
            <text:p>6962169.605</text:p>
          </table:table-cell>
          <table:table-cell office:value-type="float" office:value="7.464" calcext:value-type="float">
            <text:p>7.464</text:p>
          </table:table-cell>
          <table:table-cell table:number-columns-repeated="7"/>
        </table:table-row>
        <table:table-row table:style-name="ro1">
          <table:table-cell office:value-type="float" office:value="511324.311" calcext:value-type="float">
            <text:p>511324.311</text:p>
          </table:table-cell>
          <table:table-cell office:value-type="float" office:value="6964954.815" calcext:value-type="float">
            <text:p>6964954.815</text:p>
          </table:table-cell>
          <table:table-cell office:value-type="float" office:value="5.799" calcext:value-type="float">
            <text:p>5.799</text:p>
          </table:table-cell>
          <table:table-cell/>
          <table:table-cell office:value-type="float" office:value="511119.781" calcext:value-type="float">
            <text:p>511119.781</text:p>
          </table:table-cell>
          <table:table-cell office:value-type="float" office:value="6962168.833" calcext:value-type="float">
            <text:p>6962168.833</text:p>
          </table:table-cell>
          <table:table-cell office:value-type="float" office:value="5.799" calcext:value-type="float">
            <text:p>5.799</text:p>
          </table:table-cell>
          <table:table-cell/>
          <table:table-cell office:value-type="float" office:value="511119.7813" calcext:value-type="float">
            <text:p>511119.7813</text:p>
          </table:table-cell>
          <table:table-cell office:value-type="float" office:value="6962168.8333" calcext:value-type="float">
            <text:p>6962168.8333</text:p>
          </table:table-cell>
          <table:table-cell office:value-type="float" office:value="5.799" calcext:value-type="float">
            <text:p>5.799</text:p>
          </table:table-cell>
          <table:table-cell table:number-columns-repeated="7"/>
        </table:table-row>
        <table:table-row table:style-name="ro1">
          <table:table-cell office:value-type="float" office:value="511326.67" calcext:value-type="float">
            <text:p>511326.67</text:p>
          </table:table-cell>
          <table:table-cell office:value-type="float" office:value="6964955.805" calcext:value-type="float">
            <text:p>6964955.805</text:p>
          </table:table-cell>
          <table:table-cell office:value-type="float" office:value="5.833" calcext:value-type="float">
            <text:p>5.833</text:p>
          </table:table-cell>
          <table:table-cell/>
          <table:table-cell office:value-type="float" office:value="511122.139" calcext:value-type="float">
            <text:p>511122.139</text:p>
          </table:table-cell>
          <table:table-cell office:value-type="float" office:value="6962169.823" calcext:value-type="float">
            <text:p>6962169.823</text:p>
          </table:table-cell>
          <table:table-cell office:value-type="float" office:value="5.833" calcext:value-type="float">
            <text:p>5.833</text:p>
          </table:table-cell>
          <table:table-cell/>
          <table:table-cell office:value-type="float" office:value="511122.1393" calcext:value-type="float">
            <text:p>511122.1393</text:p>
          </table:table-cell>
          <table:table-cell office:value-type="float" office:value="6962169.8229" calcext:value-type="float">
            <text:p>6962169.8229</text:p>
          </table:table-cell>
          <table:table-cell office:value-type="float" office:value="5.833" calcext:value-type="float">
            <text:p>5.833</text:p>
          </table:table-cell>
          <table:table-cell table:number-columns-repeated="7"/>
        </table:table-row>
        <table:table-row table:style-name="ro1">
          <table:table-cell office:value-type="float" office:value="511327.44" calcext:value-type="float">
            <text:p>511327.44</text:p>
          </table:table-cell>
          <table:table-cell office:value-type="float" office:value="6964952.385" calcext:value-type="float">
            <text:p>6964952.385</text:p>
          </table:table-cell>
          <table:table-cell office:value-type="float" office:value="7.548" calcext:value-type="float">
            <text:p>7.548</text:p>
          </table:table-cell>
          <table:table-cell/>
          <table:table-cell office:value-type="float" office:value="511122.909" calcext:value-type="float">
            <text:p>511122.909</text:p>
          </table:table-cell>
          <table:table-cell office:value-type="float" office:value="6962166.404" calcext:value-type="float">
            <text:p>6962166.404</text:p>
          </table:table-cell>
          <table:table-cell office:value-type="float" office:value="7.548" calcext:value-type="float">
            <text:p>7.548</text:p>
          </table:table-cell>
          <table:table-cell/>
          <table:table-cell office:value-type="float" office:value="511122.909" calcext:value-type="float">
            <text:p>511122.909</text:p>
          </table:table-cell>
          <table:table-cell office:value-type="float" office:value="6962166.4043" calcext:value-type="float">
            <text:p>6962166.4043</text:p>
          </table:table-cell>
          <table:table-cell office:value-type="float" office:value="7.548" calcext:value-type="float">
            <text:p>7.548</text:p>
          </table:table-cell>
          <table:table-cell table:number-columns-repeated="7"/>
        </table:table-row>
        <table:table-row table:style-name="ro1">
          <table:table-cell office:value-type="float" office:value="511324.759" calcext:value-type="float">
            <text:p>511324.759</text:p>
          </table:table-cell>
          <table:table-cell office:value-type="float" office:value="6964954.354" calcext:value-type="float">
            <text:p>6964954.354</text:p>
          </table:table-cell>
          <table:table-cell office:value-type="float" office:value="7.387" calcext:value-type="float">
            <text:p>7.387</text:p>
          </table:table-cell>
          <table:table-cell/>
          <table:table-cell office:value-type="float" office:value="511120.229" calcext:value-type="float">
            <text:p>511120.229</text:p>
          </table:table-cell>
          <table:table-cell office:value-type="float" office:value="6962168.372" calcext:value-type="float">
            <text:p>6962168.372</text:p>
          </table:table-cell>
          <table:table-cell office:value-type="float" office:value="7.387" calcext:value-type="float">
            <text:p>7.387</text:p>
          </table:table-cell>
          <table:table-cell/>
          <table:table-cell office:value-type="float" office:value="511120.2291" calcext:value-type="float">
            <text:p>511120.2291</text:p>
          </table:table-cell>
          <table:table-cell office:value-type="float" office:value="6962168.3725" calcext:value-type="float">
            <text:p>6962168.3725</text:p>
          </table:table-cell>
          <table:table-cell office:value-type="float" office:value="7.387" calcext:value-type="float">
            <text:p>7.387</text:p>
          </table:table-cell>
          <table:table-cell table:number-columns-repeated="7"/>
        </table:table-row>
        <table:table-row table:style-name="ro1">
          <table:table-cell office:value-type="float" office:value="511324.653" calcext:value-type="float">
            <text:p>511324.653</text:p>
          </table:table-cell>
          <table:table-cell office:value-type="float" office:value="6964955.446" calcext:value-type="float">
            <text:p>6964955.446</text:p>
          </table:table-cell>
          <table:table-cell office:value-type="float" office:value="7.637" calcext:value-type="float">
            <text:p>7.637</text:p>
          </table:table-cell>
          <table:table-cell/>
          <table:table-cell office:value-type="float" office:value="511120.123" calcext:value-type="float">
            <text:p>511120.123</text:p>
          </table:table-cell>
          <table:table-cell office:value-type="float" office:value="6962169.464" calcext:value-type="float">
            <text:p>6962169.464</text:p>
          </table:table-cell>
          <table:table-cell office:value-type="float" office:value="7.637" calcext:value-type="float">
            <text:p>7.637</text:p>
          </table:table-cell>
          <table:table-cell/>
          <table:table-cell office:value-type="float" office:value="511120.1231" calcext:value-type="float">
            <text:p>511120.1231</text:p>
          </table:table-cell>
          <table:table-cell office:value-type="float" office:value="6962169.4641" calcext:value-type="float">
            <text:p>6962169.4641</text:p>
          </table:table-cell>
          <table:table-cell office:value-type="float" office:value="7.637" calcext:value-type="float">
            <text:p>7.637</text:p>
          </table:table-cell>
          <table:table-cell table:number-columns-repeated="7"/>
        </table:table-row>
        <table:table-row table:style-name="ro1">
          <table:table-cell office:value-type="float" office:value="511327.568" calcext:value-type="float">
            <text:p>511327.568</text:p>
          </table:table-cell>
          <table:table-cell office:value-type="float" office:value="6964954.889" calcext:value-type="float">
            <text:p>6964954.889</text:p>
          </table:table-cell>
          <table:table-cell office:value-type="float" office:value="6.222" calcext:value-type="float">
            <text:p>6.222</text:p>
          </table:table-cell>
          <table:table-cell/>
          <table:table-cell office:value-type="float" office:value="511123.037" calcext:value-type="float">
            <text:p>511123.037</text:p>
          </table:table-cell>
          <table:table-cell office:value-type="float" office:value="6962168.907" calcext:value-type="float">
            <text:p>6962168.907</text:p>
          </table:table-cell>
          <table:table-cell office:value-type="float" office:value="6.222" calcext:value-type="float">
            <text:p>6.222</text:p>
          </table:table-cell>
          <table:table-cell/>
          <table:table-cell office:value-type="float" office:value="511123.037" calcext:value-type="float">
            <text:p>511123.037</text:p>
          </table:table-cell>
          <table:table-cell office:value-type="float" office:value="6962168.9073" calcext:value-type="float">
            <text:p>6962168.9073</text:p>
          </table:table-cell>
          <table:table-cell office:value-type="float" office:value="6.222" calcext:value-type="float">
            <text:p>6.222</text:p>
          </table:table-cell>
          <table:table-cell table:number-columns-repeated="7"/>
        </table:table-row>
        <table:table-row table:style-name="ro1">
          <table:table-cell office:value-type="float" office:value="511320.41" calcext:value-type="float">
            <text:p>511320.41</text:p>
          </table:table-cell>
          <table:table-cell office:value-type="float" office:value="6964956.084" calcext:value-type="float">
            <text:p>6964956.084</text:p>
          </table:table-cell>
          <table:table-cell office:value-type="float" office:value="5.907" calcext:value-type="float">
            <text:p>5.907</text:p>
          </table:table-cell>
          <table:table-cell/>
          <table:table-cell office:value-type="float" office:value="511115.882" calcext:value-type="float">
            <text:p>511115.882</text:p>
          </table:table-cell>
          <table:table-cell office:value-type="float" office:value="6962170.102" calcext:value-type="float">
            <text:p>6962170.102</text:p>
          </table:table-cell>
          <table:table-cell office:value-type="float" office:value="5.907" calcext:value-type="float">
            <text:p>5.907</text:p>
          </table:table-cell>
          <table:table-cell/>
          <table:table-cell office:value-type="float" office:value="511115.8818" calcext:value-type="float">
            <text:p>511115.8818</text:p>
          </table:table-cell>
          <table:table-cell office:value-type="float" office:value="6962170.1018" calcext:value-type="float">
            <text:p>6962170.1018</text:p>
          </table:table-cell>
          <table:table-cell office:value-type="float" office:value="5.907" calcext:value-type="float">
            <text:p>5.907</text:p>
          </table:table-cell>
          <table:table-cell table:number-columns-repeated="7"/>
        </table:table-row>
        <table:table-row table:style-name="ro1">
          <table:table-cell office:value-type="float" office:value="511322.041" calcext:value-type="float">
            <text:p>511322.041</text:p>
          </table:table-cell>
          <table:table-cell office:value-type="float" office:value="6964957.138" calcext:value-type="float">
            <text:p>6964957.138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511117.512" calcext:value-type="float">
            <text:p>511117.512</text:p>
          </table:table-cell>
          <table:table-cell office:value-type="float" office:value="6962171.155" calcext:value-type="float">
            <text:p>6962171.155</text:p>
          </table:table-cell>
          <table:table-cell office:value-type="float" office:value="5.875" calcext:value-type="float">
            <text:p>5.875</text:p>
          </table:table-cell>
          <table:table-cell/>
          <table:table-cell office:value-type="float" office:value="511117.5122" calcext:value-type="float">
            <text:p>511117.5122</text:p>
          </table:table-cell>
          <table:table-cell office:value-type="float" office:value="6962171.1554" calcext:value-type="float">
            <text:p>6962171.1554</text:p>
          </table:table-cell>
          <table:table-cell office:value-type="float" office:value="5.875" calcext:value-type="float">
            <text:p>5.875</text:p>
          </table:table-cell>
          <table:table-cell table:number-columns-repeated="7"/>
        </table:table-row>
        <table:table-row table:style-name="ro1">
          <table:table-cell office:value-type="float" office:value="511321.271" calcext:value-type="float">
            <text:p>511321.271</text:p>
          </table:table-cell>
          <table:table-cell office:value-type="float" office:value="6964959.804" calcext:value-type="float">
            <text:p>6964959.804</text:p>
          </table:table-cell>
          <table:table-cell office:value-type="float" office:value="4.433" calcext:value-type="float">
            <text:p>4.433</text:p>
          </table:table-cell>
          <table:table-cell/>
          <table:table-cell office:value-type="float" office:value="511116.742" calcext:value-type="float">
            <text:p>511116.742</text:p>
          </table:table-cell>
          <table:table-cell office:value-type="float" office:value="6962173.82" calcext:value-type="float">
            <text:p>6962173.82</text:p>
          </table:table-cell>
          <table:table-cell office:value-type="float" office:value="4.433" calcext:value-type="float">
            <text:p>4.433</text:p>
          </table:table-cell>
          <table:table-cell/>
          <table:table-cell office:value-type="float" office:value="511116.7425" calcext:value-type="float">
            <text:p>511116.7425</text:p>
          </table:table-cell>
          <table:table-cell office:value-type="float" office:value="6962173.8204" calcext:value-type="float">
            <text:p>6962173.8204</text:p>
          </table:table-cell>
          <table:table-cell office:value-type="float" office:value="4.433" calcext:value-type="float">
            <text:p>4.433</text:p>
          </table:table-cell>
          <table:table-cell table:number-columns-repeated="7"/>
        </table:table-row>
        <table:table-row table:style-name="ro1">
          <table:table-cell office:value-type="float" office:value="511320.795" calcext:value-type="float">
            <text:p>511320.795</text:p>
          </table:table-cell>
          <table:table-cell office:value-type="float" office:value="6964959.4" calcext:value-type="float">
            <text:p>6964959.4</text:p>
          </table:table-cell>
          <table:table-cell office:value-type="float" office:value="5.933" calcext:value-type="float">
            <text:p>5.933</text:p>
          </table:table-cell>
          <table:table-cell/>
          <table:table-cell office:value-type="float" office:value="511116.267" calcext:value-type="float">
            <text:p>511116.267</text:p>
          </table:table-cell>
          <table:table-cell office:value-type="float" office:value="6962173.416" calcext:value-type="float">
            <text:p>6962173.416</text:p>
          </table:table-cell>
          <table:table-cell office:value-type="float" office:value="5.933" calcext:value-type="float">
            <text:p>5.933</text:p>
          </table:table-cell>
          <table:table-cell/>
          <table:table-cell office:value-type="float" office:value="511116.2667" calcext:value-type="float">
            <text:p>511116.2667</text:p>
          </table:table-cell>
          <table:table-cell office:value-type="float" office:value="6962173.4165" calcext:value-type="float">
            <text:p>6962173.4165</text:p>
          </table:table-cell>
          <table:table-cell office:value-type="float" office:value="5.933" calcext:value-type="float">
            <text:p>5.933</text:p>
          </table:table-cell>
          <table:table-cell table:number-columns-repeated="7"/>
        </table:table-row>
        <table:table-row table:style-name="ro1">
          <table:table-cell office:value-type="float" office:value="511323.019" calcext:value-type="float">
            <text:p>511323.019</text:p>
          </table:table-cell>
          <table:table-cell office:value-type="float" office:value="6964959.568" calcext:value-type="float">
            <text:p>6964959.568</text:p>
          </table:table-cell>
          <table:table-cell office:value-type="float" office:value="5.962" calcext:value-type="float">
            <text:p>5.962</text:p>
          </table:table-cell>
          <table:table-cell/>
          <table:table-cell office:value-type="float" office:value="511118.49" calcext:value-type="float">
            <text:p>511118.49</text:p>
          </table:table-cell>
          <table:table-cell office:value-type="float" office:value="6962173.584" calcext:value-type="float">
            <text:p>6962173.584</text:p>
          </table:table-cell>
          <table:table-cell office:value-type="float" office:value="5.962" calcext:value-type="float">
            <text:p>5.962</text:p>
          </table:table-cell>
          <table:table-cell/>
          <table:table-cell office:value-type="float" office:value="511118.4898" calcext:value-type="float">
            <text:p>511118.4898</text:p>
          </table:table-cell>
          <table:table-cell office:value-type="float" office:value="6962173.5844" calcext:value-type="float">
            <text:p>6962173.5844</text:p>
          </table:table-cell>
          <table:table-cell office:value-type="float" office:value="5.962" calcext:value-type="float">
            <text:p>5.962</text:p>
          </table:table-cell>
          <table:table-cell table:number-columns-repeated="7"/>
        </table:table-row>
        <table:table-row table:style-name="ro1">
          <table:table-cell office:value-type="float" office:value="511323.536" calcext:value-type="float">
            <text:p>511323.536</text:p>
          </table:table-cell>
          <table:table-cell office:value-type="float" office:value="6964956.107" calcext:value-type="float">
            <text:p>6964956.107</text:p>
          </table:table-cell>
          <table:table-cell office:value-type="float" office:value="6.036" calcext:value-type="float">
            <text:p>6.036</text:p>
          </table:table-cell>
          <table:table-cell/>
          <table:table-cell office:value-type="float" office:value="511119.007" calcext:value-type="float">
            <text:p>511119.007</text:p>
          </table:table-cell>
          <table:table-cell office:value-type="float" office:value="6962170.125" calcext:value-type="float">
            <text:p>6962170.125</text:p>
          </table:table-cell>
          <table:table-cell office:value-type="float" office:value="6.036" calcext:value-type="float">
            <text:p>6.036</text:p>
          </table:table-cell>
          <table:table-cell/>
          <table:table-cell office:value-type="float" office:value="511119.0066" calcext:value-type="float">
            <text:p>511119.0066</text:p>
          </table:table-cell>
          <table:table-cell office:value-type="float" office:value="6962170.1248" calcext:value-type="float">
            <text:p>6962170.1248</text:p>
          </table:table-cell>
          <table:table-cell office:value-type="float" office:value="6.036" calcext:value-type="float">
            <text:p>6.036</text:p>
          </table:table-cell>
          <table:table-cell table:number-columns-repeated="7"/>
        </table:table-row>
        <table:table-row table:style-name="ro1">
          <table:table-cell office:value-type="float" office:value="511323.722" calcext:value-type="float">
            <text:p>511323.722</text:p>
          </table:table-cell>
          <table:table-cell office:value-type="float" office:value="6964956.341" calcext:value-type="float">
            <text:p>6964956.341</text:p>
          </table:table-cell>
          <table:table-cell office:value-type="float" office:value="7.662" calcext:value-type="float">
            <text:p>7.662</text:p>
          </table:table-cell>
          <table:table-cell/>
          <table:table-cell office:value-type="float" office:value="511119.192" calcext:value-type="float">
            <text:p>511119.192</text:p>
          </table:table-cell>
          <table:table-cell office:value-type="float" office:value="6962170.359" calcext:value-type="float">
            <text:p>6962170.359</text:p>
          </table:table-cell>
          <table:table-cell office:value-type="float" office:value="7.662" calcext:value-type="float">
            <text:p>7.662</text:p>
          </table:table-cell>
          <table:table-cell/>
          <table:table-cell office:value-type="float" office:value="511119.1925" calcext:value-type="float">
            <text:p>511119.1925</text:p>
          </table:table-cell>
          <table:table-cell office:value-type="float" office:value="6962170.3587" calcext:value-type="float">
            <text:p>6962170.3587</text:p>
          </table:table-cell>
          <table:table-cell office:value-type="float" office:value="7.662" calcext:value-type="float">
            <text:p>7.662</text:p>
          </table:table-cell>
          <table:table-cell table:number-columns-repeated="7"/>
        </table:table-row>
        <table:table-row table:style-name="ro1">
          <table:table-cell office:value-type="float" office:value="511322.607" calcext:value-type="float">
            <text:p>511322.607</text:p>
          </table:table-cell>
          <table:table-cell office:value-type="float" office:value="6964957.532" calcext:value-type="float">
            <text:p>6964957.532</text:p>
          </table:table-cell>
          <table:table-cell office:value-type="float" office:value="7.686" calcext:value-type="float">
            <text:p>7.686</text:p>
          </table:table-cell>
          <table:table-cell/>
          <table:table-cell office:value-type="float" office:value="511118.078" calcext:value-type="float">
            <text:p>511118.078</text:p>
          </table:table-cell>
          <table:table-cell office:value-type="float" office:value="6962171.549" calcext:value-type="float">
            <text:p>6962171.549</text:p>
          </table:table-cell>
          <table:table-cell office:value-type="float" office:value="7.686" calcext:value-type="float">
            <text:p>7.686</text:p>
          </table:table-cell>
          <table:table-cell/>
          <table:table-cell office:value-type="float" office:value="511118.0779" calcext:value-type="float">
            <text:p>511118.0779</text:p>
          </table:table-cell>
          <table:table-cell office:value-type="float" office:value="6962171.5493" calcext:value-type="float">
            <text:p>6962171.5493</text:p>
          </table:table-cell>
          <table:table-cell office:value-type="float" office:value="7.686" calcext:value-type="float">
            <text:p>7.686</text:p>
          </table:table-cell>
          <table:table-cell table:number-columns-repeated="7"/>
        </table:table-row>
        <table:table-row table:style-name="ro1">
          <table:table-cell office:value-type="float" office:value="511321.825" calcext:value-type="float">
            <text:p>511321.825</text:p>
          </table:table-cell>
          <table:table-cell office:value-type="float" office:value="6964958.123" calcext:value-type="float">
            <text:p>6964958.123</text:p>
          </table:table-cell>
          <table:table-cell office:value-type="float" office:value="6.108" calcext:value-type="float">
            <text:p>6.108</text:p>
          </table:table-cell>
          <table:table-cell/>
          <table:table-cell office:value-type="float" office:value="511117.296" calcext:value-type="float">
            <text:p>511117.296</text:p>
          </table:table-cell>
          <table:table-cell office:value-type="float" office:value="6962172.14" calcext:value-type="float">
            <text:p>6962172.14</text:p>
          </table:table-cell>
          <table:table-cell office:value-type="float" office:value="6.108" calcext:value-type="float">
            <text:p>6.108</text:p>
          </table:table-cell>
          <table:table-cell/>
          <table:table-cell office:value-type="float" office:value="511117.2963" calcext:value-type="float">
            <text:p>511117.2963</text:p>
          </table:table-cell>
          <table:table-cell office:value-type="float" office:value="6962172.14" calcext:value-type="float">
            <text:p>6962172.14</text:p>
          </table:table-cell>
          <table:table-cell office:value-type="float" office:value="6.108" calcext:value-type="float">
            <text:p>6.108</text:p>
          </table:table-cell>
          <table:table-cell table:number-columns-repeated="7"/>
        </table:table-row>
        <table:table-row table:style-name="ro1">
          <table:table-cell office:value-type="float" office:value="511321.628" calcext:value-type="float">
            <text:p>511321.628</text:p>
          </table:table-cell>
          <table:table-cell office:value-type="float" office:value="6964958.301" calcext:value-type="float">
            <text:p>6964958.301</text:p>
          </table:table-cell>
          <table:table-cell office:value-type="float" office:value="7.675" calcext:value-type="float">
            <text:p>7.675</text:p>
          </table:table-cell>
          <table:table-cell/>
          <table:table-cell office:value-type="float" office:value="511117.099" calcext:value-type="float">
            <text:p>511117.099</text:p>
          </table:table-cell>
          <table:table-cell office:value-type="float" office:value="6962172.318" calcext:value-type="float">
            <text:p>6962172.318</text:p>
          </table:table-cell>
          <table:table-cell office:value-type="float" office:value="7.675" calcext:value-type="float">
            <text:p>7.675</text:p>
          </table:table-cell>
          <table:table-cell/>
          <table:table-cell office:value-type="float" office:value="511117.0993" calcext:value-type="float">
            <text:p>511117.0993</text:p>
          </table:table-cell>
          <table:table-cell office:value-type="float" office:value="6962172.318" calcext:value-type="float">
            <text:p>6962172.318</text:p>
          </table:table-cell>
          <table:table-cell office:value-type="float" office:value="7.675" calcext:value-type="float">
            <text:p>7.675</text:p>
          </table:table-cell>
          <table:table-cell table:number-columns-repeated="7"/>
        </table:table-row>
        <table:table-row table:style-name="ro1">
          <table:table-cell office:value-type="float" office:value="511322.351" calcext:value-type="float">
            <text:p>511322.351</text:p>
          </table:table-cell>
          <table:table-cell office:value-type="float" office:value="6964958.152" calcext:value-type="float">
            <text:p>6964958.152</text:p>
          </table:table-cell>
          <table:table-cell office:value-type="float" office:value="7.717" calcext:value-type="float">
            <text:p>7.717</text:p>
          </table:table-cell>
          <table:table-cell/>
          <table:table-cell office:value-type="float" office:value="511117.822" calcext:value-type="float">
            <text:p>511117.822</text:p>
          </table:table-cell>
          <table:table-cell office:value-type="float" office:value="6962172.169" calcext:value-type="float">
            <text:p>6962172.169</text:p>
          </table:table-cell>
          <table:table-cell office:value-type="float" office:value="7.717" calcext:value-type="float">
            <text:p>7.717</text:p>
          </table:table-cell>
          <table:table-cell/>
          <table:table-cell office:value-type="float" office:value="511117.822" calcext:value-type="float">
            <text:p>511117.822</text:p>
          </table:table-cell>
          <table:table-cell office:value-type="float" office:value="6962172.169" calcext:value-type="float">
            <text:p>6962172.169</text:p>
          </table:table-cell>
          <table:table-cell office:value-type="float" office:value="7.717" calcext:value-type="float">
            <text:p>7.717</text:p>
          </table:table-cell>
          <table:table-cell table:number-columns-repeated="7"/>
        </table:table-row>
        <table:table-row table:style-name="ro1">
          <table:table-cell office:value-type="float" office:value="511323.258" calcext:value-type="float">
            <text:p>511323.258</text:p>
          </table:table-cell>
          <table:table-cell office:value-type="float" office:value="6964958.717" calcext:value-type="float">
            <text:p>6964958.717</text:p>
          </table:table-cell>
          <table:table-cell office:value-type="float" office:value="7.752" calcext:value-type="float">
            <text:p>7.752</text:p>
          </table:table-cell>
          <table:table-cell/>
          <table:table-cell office:value-type="float" office:value="511118.729" calcext:value-type="float">
            <text:p>511118.729</text:p>
          </table:table-cell>
          <table:table-cell office:value-type="float" office:value="6962172.734" calcext:value-type="float">
            <text:p>6962172.734</text:p>
          </table:table-cell>
          <table:table-cell office:value-type="float" office:value="7.752" calcext:value-type="float">
            <text:p>7.752</text:p>
          </table:table-cell>
          <table:table-cell/>
          <table:table-cell office:value-type="float" office:value="511118.7287" calcext:value-type="float">
            <text:p>511118.7287</text:p>
          </table:table-cell>
          <table:table-cell office:value-type="float" office:value="6962172.7338" calcext:value-type="float">
            <text:p>6962172.7338</text:p>
          </table:table-cell>
          <table:table-cell office:value-type="float" office:value="7.752" calcext:value-type="float">
            <text:p>7.752</text:p>
          </table:table-cell>
          <table:table-cell table:number-columns-repeated="7"/>
        </table:table-row>
        <table:table-row table:style-name="ro1">
          <table:table-cell office:value-type="float" office:value="511325.822" calcext:value-type="float">
            <text:p>511325.822</text:p>
          </table:table-cell>
          <table:table-cell office:value-type="float" office:value="6964956.833" calcext:value-type="float">
            <text:p>6964956.833</text:p>
          </table:table-cell>
          <table:table-cell office:value-type="float" office:value="5.868" calcext:value-type="float">
            <text:p>5.868</text:p>
          </table:table-cell>
          <table:table-cell/>
          <table:table-cell office:value-type="float" office:value="511121.292" calcext:value-type="float">
            <text:p>511121.292</text:p>
          </table:table-cell>
          <table:table-cell office:value-type="float" office:value="6962170.85" calcext:value-type="float">
            <text:p>6962170.85</text:p>
          </table:table-cell>
          <table:table-cell office:value-type="float" office:value="5.868" calcext:value-type="float">
            <text:p>5.868</text:p>
          </table:table-cell>
          <table:table-cell/>
          <table:table-cell office:value-type="float" office:value="511121.2917" calcext:value-type="float">
            <text:p>511121.2917</text:p>
          </table:table-cell>
          <table:table-cell office:value-type="float" office:value="6962170.8505" calcext:value-type="float">
            <text:p>6962170.8505</text:p>
          </table:table-cell>
          <table:table-cell office:value-type="float" office:value="5.868" calcext:value-type="float">
            <text:p>5.868</text:p>
          </table:table-cell>
          <table:table-cell table:number-columns-repeated="7"/>
        </table:table-row>
        <table:table-row table:style-name="ro1">
          <table:table-cell office:value-type="float" office:value="511325.61" calcext:value-type="float">
            <text:p>511325.61</text:p>
          </table:table-cell>
          <table:table-cell office:value-type="float" office:value="6964957.2" calcext:value-type="float">
            <text:p>6964957.2</text:p>
          </table:table-cell>
          <table:table-cell office:value-type="float" office:value="5.877" calcext:value-type="float">
            <text:p>5.877</text:p>
          </table:table-cell>
          <table:table-cell/>
          <table:table-cell office:value-type="float" office:value="511121.08" calcext:value-type="float">
            <text:p>511121.08</text:p>
          </table:table-cell>
          <table:table-cell office:value-type="float" office:value="6962171.217" calcext:value-type="float">
            <text:p>6962171.217</text:p>
          </table:table-cell>
          <table:table-cell office:value-type="float" office:value="5.877" calcext:value-type="float">
            <text:p>5.877</text:p>
          </table:table-cell>
          <table:table-cell/>
          <table:table-cell office:value-type="float" office:value="511121.0797" calcext:value-type="float">
            <text:p>511121.0797</text:p>
          </table:table-cell>
          <table:table-cell office:value-type="float" office:value="6962171.2174" calcext:value-type="float">
            <text:p>6962171.2174</text:p>
          </table:table-cell>
          <table:table-cell office:value-type="float" office:value="5.877" calcext:value-type="float">
            <text:p>5.877</text:p>
          </table:table-cell>
          <table:table-cell table:number-columns-repeated="7"/>
        </table:table-row>
        <table:table-row table:style-name="ro1">
          <table:table-cell office:value-type="float" office:value="511324" calcext:value-type="float">
            <text:p>511324</text:p>
          </table:table-cell>
          <table:table-cell office:value-type="float" office:value="6964958.494" calcext:value-type="float">
            <text:p>6964958.494</text:p>
          </table:table-cell>
          <table:table-cell office:value-type="float" office:value="5.928" calcext:value-type="float">
            <text:p>5.928</text:p>
          </table:table-cell>
          <table:table-cell/>
          <table:table-cell office:value-type="float" office:value="511119.47" calcext:value-type="float">
            <text:p>511119.47</text:p>
          </table:table-cell>
          <table:table-cell office:value-type="float" office:value="6962172.511" calcext:value-type="float">
            <text:p>6962172.511</text:p>
          </table:table-cell>
          <table:table-cell office:value-type="float" office:value="5.928" calcext:value-type="float">
            <text:p>5.928</text:p>
          </table:table-cell>
          <table:table-cell/>
          <table:table-cell office:value-type="float" office:value="511119.4704" calcext:value-type="float">
            <text:p>511119.4704</text:p>
          </table:table-cell>
          <table:table-cell office:value-type="float" office:value="6962172.5109" calcext:value-type="float">
            <text:p>6962172.5109</text:p>
          </table:table-cell>
          <table:table-cell office:value-type="float" office:value="5.928" calcext:value-type="float">
            <text:p>5.928</text:p>
          </table:table-cell>
          <table:table-cell table:number-columns-repeated="7"/>
        </table:table-row>
        <table:table-row table:style-name="ro1">
          <table:table-cell office:value-type="float" office:value="511327.597" calcext:value-type="float">
            <text:p>511327.597</text:p>
          </table:table-cell>
          <table:table-cell office:value-type="float" office:value="6964958.201" calcext:value-type="float">
            <text:p>6964958.201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511123.066" calcext:value-type="float">
            <text:p>511123.066</text:p>
          </table:table-cell>
          <table:table-cell office:value-type="float" office:value="6962172.218" calcext:value-type="float">
            <text:p>6962172.218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511123.066" calcext:value-type="float">
            <text:p>511123.066</text:p>
          </table:table-cell>
          <table:table-cell office:value-type="float" office:value="6962172.218" calcext:value-type="float">
            <text:p>6962172.218</text:p>
          </table:table-cell>
          <table:table-cell office:value-type="float" office:value="5.938" calcext:value-type="float">
            <text:p>5.938</text:p>
          </table:table-cell>
          <table:table-cell table:number-columns-repeated="7"/>
        </table:table-row>
        <table:table-row table:style-name="ro1">
          <table:table-cell office:value-type="float" office:value="511325.869" calcext:value-type="float">
            <text:p>511325.869</text:p>
          </table:table-cell>
          <table:table-cell office:value-type="float" office:value="6964956.755" calcext:value-type="float">
            <text:p>6964956.755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float" office:value="511121.339" calcext:value-type="float">
            <text:p>511121.339</text:p>
          </table:table-cell>
          <table:table-cell office:value-type="float" office:value="6962170.772" calcext:value-type="float">
            <text:p>6962170.772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float" office:value="511121.3386" calcext:value-type="float">
            <text:p>511121.3386</text:p>
          </table:table-cell>
          <table:table-cell office:value-type="float" office:value="6962170.7726" calcext:value-type="float">
            <text:p>6962170.7726</text:p>
          </table:table-cell>
          <table:table-cell office:value-type="float" office:value="6.98" calcext:value-type="float">
            <text:p>6.98</text:p>
          </table:table-cell>
          <table:table-cell table:number-columns-repeated="7"/>
        </table:table-row>
        <table:table-row table:style-name="ro1">
          <table:table-cell office:value-type="float" office:value="511324.828" calcext:value-type="float">
            <text:p>511324.828</text:p>
          </table:table-cell>
          <table:table-cell office:value-type="float" office:value="6964956.91" calcext:value-type="float">
            <text:p>6964956.91</text:p>
          </table:table-cell>
          <table:table-cell office:value-type="float" office:value="7.685" calcext:value-type="float">
            <text:p>7.685</text:p>
          </table:table-cell>
          <table:table-cell/>
          <table:table-cell office:value-type="float" office:value="511120.298" calcext:value-type="float">
            <text:p>511120.298</text:p>
          </table:table-cell>
          <table:table-cell office:value-type="float" office:value="6962170.927" calcext:value-type="float">
            <text:p>6962170.927</text:p>
          </table:table-cell>
          <table:table-cell office:value-type="float" office:value="7.685" calcext:value-type="float">
            <text:p>7.685</text:p>
          </table:table-cell>
          <table:table-cell/>
          <table:table-cell office:value-type="float" office:value="511120.2981" calcext:value-type="float">
            <text:p>511120.2981</text:p>
          </table:table-cell>
          <table:table-cell office:value-type="float" office:value="6962170.9275" calcext:value-type="float">
            <text:p>6962170.9275</text:p>
          </table:table-cell>
          <table:table-cell office:value-type="float" office:value="7.685" calcext:value-type="float">
            <text:p>7.685</text:p>
          </table:table-cell>
          <table:table-cell table:number-columns-repeated="7"/>
        </table:table-row>
        <table:table-row table:style-name="ro1">
          <table:table-cell office:value-type="float" office:value="511325.836" calcext:value-type="float">
            <text:p>511325.836</text:p>
          </table:table-cell>
          <table:table-cell office:value-type="float" office:value="6964957.517" calcext:value-type="float">
            <text:p>6964957.517</text:p>
          </table:table-cell>
          <table:table-cell office:value-type="float" office:value="7.704" calcext:value-type="float">
            <text:p>7.704</text:p>
          </table:table-cell>
          <table:table-cell/>
          <table:table-cell office:value-type="float" office:value="511121.306" calcext:value-type="float">
            <text:p>511121.306</text:p>
          </table:table-cell>
          <table:table-cell office:value-type="float" office:value="6962171.534" calcext:value-type="float">
            <text:p>6962171.534</text:p>
          </table:table-cell>
          <table:table-cell office:value-type="float" office:value="7.704" calcext:value-type="float">
            <text:p>7.704</text:p>
          </table:table-cell>
          <table:table-cell/>
          <table:table-cell office:value-type="float" office:value="511121.3057" calcext:value-type="float">
            <text:p>511121.3057</text:p>
          </table:table-cell>
          <table:table-cell office:value-type="float" office:value="6962171.5343" calcext:value-type="float">
            <text:p>6962171.5343</text:p>
          </table:table-cell>
          <table:table-cell office:value-type="float" office:value="7.704" calcext:value-type="float">
            <text:p>7.704</text:p>
          </table:table-cell>
          <table:table-cell table:number-columns-repeated="7"/>
        </table:table-row>
        <table:table-row table:style-name="ro1">
          <table:table-cell office:value-type="float" office:value="511327.646" calcext:value-type="float">
            <text:p>511327.646</text:p>
          </table:table-cell>
          <table:table-cell office:value-type="float" office:value="6964956.541" calcext:value-type="float">
            <text:p>6964956.541</text:p>
          </table:table-cell>
          <table:table-cell office:value-type="float" office:value="7.692" calcext:value-type="float">
            <text:p>7.692</text:p>
          </table:table-cell>
          <table:table-cell/>
          <table:table-cell office:value-type="float" office:value="511123.115" calcext:value-type="float">
            <text:p>511123.115</text:p>
          </table:table-cell>
          <table:table-cell office:value-type="float" office:value="6962170.559" calcext:value-type="float">
            <text:p>6962170.559</text:p>
          </table:table-cell>
          <table:table-cell office:value-type="float" office:value="7.692" calcext:value-type="float">
            <text:p>7.692</text:p>
          </table:table-cell>
          <table:table-cell/>
          <table:table-cell office:value-type="float" office:value="511123.1149" calcext:value-type="float">
            <text:p>511123.1149</text:p>
          </table:table-cell>
          <table:table-cell office:value-type="float" office:value="6962170.5586" calcext:value-type="float">
            <text:p>6962170.5586</text:p>
          </table:table-cell>
          <table:table-cell office:value-type="float" office:value="7.692" calcext:value-type="float">
            <text:p>7.692</text:p>
          </table:table-cell>
          <table:table-cell table:number-columns-repeated="7"/>
        </table:table-row>
        <table:table-row table:style-name="ro1">
          <table:table-cell office:value-type="float" office:value="511327.747" calcext:value-type="float">
            <text:p>511327.747</text:p>
          </table:table-cell>
          <table:table-cell office:value-type="float" office:value="6964957.147" calcext:value-type="float">
            <text:p>6964957.147</text:p>
          </table:table-cell>
          <table:table-cell office:value-type="float" office:value="7.722" calcext:value-type="float">
            <text:p>7.722</text:p>
          </table:table-cell>
          <table:table-cell/>
          <table:table-cell office:value-type="float" office:value="511123.216" calcext:value-type="float">
            <text:p>511123.216</text:p>
          </table:table-cell>
          <table:table-cell office:value-type="float" office:value="6962171.164" calcext:value-type="float">
            <text:p>6962171.164</text:p>
          </table:table-cell>
          <table:table-cell office:value-type="float" office:value="7.722" calcext:value-type="float">
            <text:p>7.722</text:p>
          </table:table-cell>
          <table:table-cell/>
          <table:table-cell office:value-type="float" office:value="511123.2159" calcext:value-type="float">
            <text:p>511123.2159</text:p>
          </table:table-cell>
          <table:table-cell office:value-type="float" office:value="6962171.1644" calcext:value-type="float">
            <text:p>6962171.1644</text:p>
          </table:table-cell>
          <table:table-cell office:value-type="float" office:value="7.722" calcext:value-type="float">
            <text:p>7.722</text:p>
          </table:table-cell>
          <table:table-cell table:number-columns-repeated="7"/>
        </table:table-row>
        <table:table-row table:style-name="ro1">
          <table:table-cell office:value-type="float" office:value="511325.923" calcext:value-type="float">
            <text:p>511325.923</text:p>
          </table:table-cell>
          <table:table-cell office:value-type="float" office:value="6964958.024" calcext:value-type="float">
            <text:p>6964958.024</text:p>
          </table:table-cell>
          <table:table-cell office:value-type="float" office:value="7.729" calcext:value-type="float">
            <text:p>7.729</text:p>
          </table:table-cell>
          <table:table-cell/>
          <table:table-cell office:value-type="float" office:value="511121.393" calcext:value-type="float">
            <text:p>511121.393</text:p>
          </table:table-cell>
          <table:table-cell office:value-type="float" office:value="6962172.041" calcext:value-type="float">
            <text:p>6962172.041</text:p>
          </table:table-cell>
          <table:table-cell office:value-type="float" office:value="7.729" calcext:value-type="float">
            <text:p>7.729</text:p>
          </table:table-cell>
          <table:table-cell/>
          <table:table-cell office:value-type="float" office:value="511121.3926" calcext:value-type="float">
            <text:p>511121.3926</text:p>
          </table:table-cell>
          <table:table-cell office:value-type="float" office:value="6962172.0411" calcext:value-type="float">
            <text:p>6962172.0411</text:p>
          </table:table-cell>
          <table:table-cell office:value-type="float" office:value="7.729" calcext:value-type="float">
            <text:p>7.729</text:p>
          </table:table-cell>
          <table:table-cell table:number-columns-repeated="7"/>
        </table:table-row>
        <table:table-row table:style-name="ro1">
          <table:table-cell office:value-type="float" office:value="511324.747" calcext:value-type="float">
            <text:p>511324.747</text:p>
          </table:table-cell>
          <table:table-cell office:value-type="float" office:value="6964959.737" calcext:value-type="float">
            <text:p>6964959.737</text:p>
          </table:table-cell>
          <table:table-cell office:value-type="float" office:value="7.793" calcext:value-type="float">
            <text:p>7.793</text:p>
          </table:table-cell>
          <table:table-cell/>
          <table:table-cell office:value-type="float" office:value="511120.217" calcext:value-type="float">
            <text:p>511120.217</text:p>
          </table:table-cell>
          <table:table-cell office:value-type="float" office:value="6962173.753" calcext:value-type="float">
            <text:p>6962173.753</text:p>
          </table:table-cell>
          <table:table-cell office:value-type="float" office:value="7.793" calcext:value-type="float">
            <text:p>7.793</text:p>
          </table:table-cell>
          <table:table-cell/>
          <table:table-cell office:value-type="float" office:value="511120.2171" calcext:value-type="float">
            <text:p>511120.2171</text:p>
          </table:table-cell>
          <table:table-cell office:value-type="float" office:value="6962173.7534" calcext:value-type="float">
            <text:p>6962173.7534</text:p>
          </table:table-cell>
          <table:table-cell office:value-type="float" office:value="7.793" calcext:value-type="float">
            <text:p>7.793</text:p>
          </table:table-cell>
          <table:table-cell table:number-columns-repeated="7"/>
        </table:table-row>
        <table:table-row table:style-name="ro1">
          <table:table-cell office:value-type="float" office:value="511327.793" calcext:value-type="float">
            <text:p>511327.793</text:p>
          </table:table-cell>
          <table:table-cell office:value-type="float" office:value="6964958.404" calcext:value-type="float">
            <text:p>6964958.404</text:p>
          </table:table-cell>
          <table:table-cell office:value-type="float" office:value="6.306" calcext:value-type="float">
            <text:p>6.306</text:p>
          </table:table-cell>
          <table:table-cell/>
          <table:table-cell office:value-type="float" office:value="511123.262" calcext:value-type="float">
            <text:p>511123.262</text:p>
          </table:table-cell>
          <table:table-cell office:value-type="float" office:value="6962172.421" calcext:value-type="float">
            <text:p>6962172.421</text:p>
          </table:table-cell>
          <table:table-cell office:value-type="float" office:value="6.306" calcext:value-type="float">
            <text:p>6.306</text:p>
          </table:table-cell>
          <table:table-cell/>
          <table:table-cell office:value-type="float" office:value="511123.2619" calcext:value-type="float">
            <text:p>511123.2619</text:p>
          </table:table-cell>
          <table:table-cell office:value-type="float" office:value="6962172.4209" calcext:value-type="float">
            <text:p>6962172.4209</text:p>
          </table:table-cell>
          <table:table-cell office:value-type="float" office:value="6.306" calcext:value-type="float">
            <text:p>6.306</text:p>
          </table:table-cell>
          <table:table-cell table:number-columns-repeated="7"/>
        </table:table-row>
        <table:table-row table:style-name="ro1">
          <table:table-cell office:value-type="float" office:value="511327.32" calcext:value-type="float">
            <text:p>511327.32</text:p>
          </table:table-cell>
          <table:table-cell office:value-type="float" office:value="6964959.073" calcext:value-type="float">
            <text:p>6964959.073</text:p>
          </table:table-cell>
          <table:table-cell office:value-type="float" office:value="6.006" calcext:value-type="float">
            <text:p>6.006</text:p>
          </table:table-cell>
          <table:table-cell/>
          <table:table-cell office:value-type="float" office:value="511122.789" calcext:value-type="float">
            <text:p>511122.789</text:p>
          </table:table-cell>
          <table:table-cell office:value-type="float" office:value="6962173.09" calcext:value-type="float">
            <text:p>6962173.09</text:p>
          </table:table-cell>
          <table:table-cell office:value-type="float" office:value="6.006" calcext:value-type="float">
            <text:p>6.006</text:p>
          </table:table-cell>
          <table:table-cell/>
          <table:table-cell office:value-type="float" office:value="511122.7891" calcext:value-type="float">
            <text:p>511122.7891</text:p>
          </table:table-cell>
          <table:table-cell office:value-type="float" office:value="6962173.0896" calcext:value-type="float">
            <text:p>6962173.0896</text:p>
          </table:table-cell>
          <table:table-cell office:value-type="float" office:value="6.006" calcext:value-type="float">
            <text:p>6.006</text:p>
          </table:table-cell>
          <table:table-cell table:number-columns-repeated="7"/>
        </table:table-row>
        <table:table-row table:style-name="ro1">
          <table:table-cell office:value-type="float" office:value="511327.036" calcext:value-type="float">
            <text:p>511327.036</text:p>
          </table:table-cell>
          <table:table-cell office:value-type="float" office:value="6964958.794" calcext:value-type="float">
            <text:p>6964958.794</text:p>
          </table:table-cell>
          <table:table-cell office:value-type="float" office:value="7.169" calcext:value-type="float">
            <text:p>7.169</text:p>
          </table:table-cell>
          <table:table-cell/>
          <table:table-cell office:value-type="float" office:value="511122.505" calcext:value-type="float">
            <text:p>511122.505</text:p>
          </table:table-cell>
          <table:table-cell office:value-type="float" office:value="6962172.811" calcext:value-type="float">
            <text:p>6962172.811</text:p>
          </table:table-cell>
          <table:table-cell office:value-type="float" office:value="7.169" calcext:value-type="float">
            <text:p>7.169</text:p>
          </table:table-cell>
          <table:table-cell/>
          <table:table-cell office:value-type="float" office:value="511122.5052" calcext:value-type="float">
            <text:p>511122.5052</text:p>
          </table:table-cell>
          <table:table-cell office:value-type="float" office:value="6962172.8107" calcext:value-type="float">
            <text:p>6962172.8107</text:p>
          </table:table-cell>
          <table:table-cell office:value-type="float" office:value="7.169" calcext:value-type="float">
            <text:p>7.169</text:p>
          </table:table-cell>
          <table:table-cell table:number-columns-repeated="7"/>
        </table:table-row>
        <table:table-row table:style-name="ro1">
          <table:table-cell office:value-type="float" office:value="511317.568" calcext:value-type="float">
            <text:p>511317.568</text:p>
          </table:table-cell>
          <table:table-cell office:value-type="float" office:value="6964950.856" calcext:value-type="float">
            <text:p>6964950.856</text:p>
          </table:table-cell>
          <table:table-cell office:value-type="float" office:value="8.316" calcext:value-type="float">
            <text:p>8.316</text:p>
          </table:table-cell>
          <table:table-cell/>
          <table:table-cell office:value-type="float" office:value="511113.041" calcext:value-type="float">
            <text:p>511113.041</text:p>
          </table:table-cell>
          <table:table-cell office:value-type="float" office:value="6962164.876" calcext:value-type="float">
            <text:p>6962164.876</text:p>
          </table:table-cell>
          <table:table-cell office:value-type="float" office:value="8.316" calcext:value-type="float">
            <text:p>8.316</text:p>
          </table:table-cell>
          <table:table-cell/>
          <table:table-cell office:value-type="float" office:value="511113.0409" calcext:value-type="float">
            <text:p>511113.0409</text:p>
          </table:table-cell>
          <table:table-cell office:value-type="float" office:value="6962164.8759" calcext:value-type="float">
            <text:p>6962164.8759</text:p>
          </table:table-cell>
          <table:table-cell office:value-type="float" office:value="8.316" calcext:value-type="float">
            <text:p>8.316</text:p>
          </table:table-cell>
          <table:table-cell table:number-columns-repeated="7"/>
        </table:table-row>
        <table:table-row table:style-name="ro1">
          <table:table-cell office:value-type="float" office:value="511339.09" calcext:value-type="float">
            <text:p>511339.09</text:p>
          </table:table-cell>
          <table:table-cell office:value-type="float" office:value="6964929.199" calcext:value-type="float">
            <text:p>6964929.199</text:p>
          </table:table-cell>
          <table:table-cell office:value-type="float" office:value="3.631" calcext:value-type="float">
            <text:p>3.631</text:p>
          </table:table-cell>
          <table:table-cell/>
          <table:table-cell office:value-type="float" office:value="511134.554" calcext:value-type="float">
            <text:p>511134.554</text:p>
          </table:table-cell>
          <table:table-cell office:value-type="float" office:value="6962143.228" calcext:value-type="float">
            <text:p>6962143.228</text:p>
          </table:table-cell>
          <table:table-cell office:value-type="float" office:value="3.631" calcext:value-type="float">
            <text:p>3.631</text:p>
          </table:table-cell>
          <table:table-cell/>
          <table:table-cell office:value-type="float" office:value="511134.5543" calcext:value-type="float">
            <text:p>511134.5543</text:p>
          </table:table-cell>
          <table:table-cell office:value-type="float" office:value="6962143.2275" calcext:value-type="float">
            <text:p>6962143.2275</text:p>
          </table:table-cell>
          <table:table-cell office:value-type="float" office:value="3.631" calcext:value-type="float">
            <text:p>3.631</text:p>
          </table:table-cell>
          <table:table-cell table:number-columns-repeated="7"/>
        </table:table-row>
        <table:table-row table:style-name="ro1">
          <table:table-cell office:value-type="float" office:value="511343.434" calcext:value-type="float">
            <text:p>511343.434</text:p>
          </table:table-cell>
          <table:table-cell office:value-type="float" office:value="6964930.366" calcext:value-type="float">
            <text:p>6964930.366</text:p>
          </table:table-cell>
          <table:table-cell office:value-type="float" office:value="3.806" calcext:value-type="float">
            <text:p>3.806</text:p>
          </table:table-cell>
          <table:table-cell/>
          <table:table-cell office:value-type="float" office:value="511138.897" calcext:value-type="float">
            <text:p>511138.897</text:p>
          </table:table-cell>
          <table:table-cell office:value-type="float" office:value="6962144.394" calcext:value-type="float">
            <text:p>6962144.394</text:p>
          </table:table-cell>
          <table:table-cell office:value-type="float" office:value="3.806" calcext:value-type="float">
            <text:p>3.806</text:p>
          </table:table-cell>
          <table:table-cell/>
          <table:table-cell office:value-type="float" office:value="511138.8966" calcext:value-type="float">
            <text:p>511138.8966</text:p>
          </table:table-cell>
          <table:table-cell office:value-type="float" office:value="6962144.394" calcext:value-type="float">
            <text:p>6962144.394</text:p>
          </table:table-cell>
          <table:table-cell office:value-type="float" office:value="3.806" calcext:value-type="float">
            <text:p>3.806</text:p>
          </table:table-cell>
          <table:table-cell table:number-columns-repeated="7"/>
        </table:table-row>
        <table:table-row table:style-name="ro1">
          <table:table-cell office:value-type="float" office:value="511342.886" calcext:value-type="float">
            <text:p>511342.886</text:p>
          </table:table-cell>
          <table:table-cell office:value-type="float" office:value="6964929.555" calcext:value-type="float">
            <text:p>6964929.555</text:p>
          </table:table-cell>
          <table:table-cell office:value-type="float" office:value="4.948" calcext:value-type="float">
            <text:p>4.948</text:p>
          </table:table-cell>
          <table:table-cell/>
          <table:table-cell office:value-type="float" office:value="511138.349" calcext:value-type="float">
            <text:p>511138.349</text:p>
          </table:table-cell>
          <table:table-cell office:value-type="float" office:value="6962143.583" calcext:value-type="float">
            <text:p>6962143.583</text:p>
          </table:table-cell>
          <table:table-cell office:value-type="float" office:value="4.948" calcext:value-type="float">
            <text:p>4.948</text:p>
          </table:table-cell>
          <table:table-cell/>
          <table:table-cell office:value-type="float" office:value="511138.3488" calcext:value-type="float">
            <text:p>511138.3488</text:p>
          </table:table-cell>
          <table:table-cell office:value-type="float" office:value="6962143.5833" calcext:value-type="float">
            <text:p>6962143.5833</text:p>
          </table:table-cell>
          <table:table-cell office:value-type="float" office:value="4.948" calcext:value-type="float">
            <text:p>4.948</text:p>
          </table:table-cell>
          <table:table-cell table:number-columns-repeated="7"/>
        </table:table-row>
        <table:table-row table:style-name="ro1">
          <table:table-cell office:value-type="float" office:value="511334.257" calcext:value-type="float">
            <text:p>511334.257</text:p>
          </table:table-cell>
          <table:table-cell office:value-type="float" office:value="6964936.264" calcext:value-type="float">
            <text:p>6964936.264</text:p>
          </table:table-cell>
          <table:table-cell office:value-type="float" office:value="3.508" calcext:value-type="float">
            <text:p>3.508</text:p>
          </table:table-cell>
          <table:table-cell/>
          <table:table-cell office:value-type="float" office:value="511129.723" calcext:value-type="float">
            <text:p>511129.723</text:p>
          </table:table-cell>
          <table:table-cell office:value-type="float" office:value="6962150.29" calcext:value-type="float">
            <text:p>6962150.29</text:p>
          </table:table-cell>
          <table:table-cell office:value-type="float" office:value="3.508" calcext:value-type="float">
            <text:p>3.508</text:p>
          </table:table-cell>
          <table:table-cell/>
          <table:table-cell office:value-type="float" office:value="511129.7233" calcext:value-type="float">
            <text:p>511129.7233</text:p>
          </table:table-cell>
          <table:table-cell office:value-type="float" office:value="6962150.2897" calcext:value-type="float">
            <text:p>6962150.2897</text:p>
          </table:table-cell>
          <table:table-cell office:value-type="float" office:value="3.508" calcext:value-type="float">
            <text:p>3.508</text:p>
          </table:table-cell>
          <table:table-cell table:number-columns-repeated="7"/>
        </table:table-row>
        <table:table-row table:style-name="ro1">
          <table:table-cell office:value-type="float" office:value="511332.196" calcext:value-type="float">
            <text:p>511332.196</text:p>
          </table:table-cell>
          <table:table-cell office:value-type="float" office:value="6964941.018" calcext:value-type="float">
            <text:p>6964941.018</text:p>
          </table:table-cell>
          <table:table-cell office:value-type="float" office:value="2.599" calcext:value-type="float">
            <text:p>2.599</text:p>
          </table:table-cell>
          <table:table-cell/>
          <table:table-cell office:value-type="float" office:value="511127.663" calcext:value-type="float">
            <text:p>511127.663</text:p>
          </table:table-cell>
          <table:table-cell office:value-type="float" office:value="6962155.042" calcext:value-type="float">
            <text:p>6962155.042</text:p>
          </table:table-cell>
          <table:table-cell office:value-type="float" office:value="2.599" calcext:value-type="float">
            <text:p>2.599</text:p>
          </table:table-cell>
          <table:table-cell/>
          <table:table-cell office:value-type="float" office:value="511127.6631" calcext:value-type="float">
            <text:p>511127.6631</text:p>
          </table:table-cell>
          <table:table-cell office:value-type="float" office:value="6962155.0418" calcext:value-type="float">
            <text:p>6962155.0418</text:p>
          </table:table-cell>
          <table:table-cell office:value-type="float" office:value="2.599" calcext:value-type="float">
            <text:p>2.599</text:p>
          </table:table-cell>
          <table:table-cell table:number-columns-repeated="7"/>
        </table:table-row>
        <table:table-row table:style-name="ro1">
          <table:table-cell office:value-type="float" office:value="511330.212" calcext:value-type="float">
            <text:p>511330.212</text:p>
          </table:table-cell>
          <table:table-cell office:value-type="float" office:value="6964943.268" calcext:value-type="float">
            <text:p>6964943.268</text:p>
          </table:table-cell>
          <table:table-cell office:value-type="float" office:value="5.427" calcext:value-type="float">
            <text:p>5.427</text:p>
          </table:table-cell>
          <table:table-cell/>
          <table:table-cell office:value-type="float" office:value="511125.68" calcext:value-type="float">
            <text:p>511125.68</text:p>
          </table:table-cell>
          <table:table-cell office:value-type="float" office:value="6962157.291" calcext:value-type="float">
            <text:p>6962157.291</text:p>
          </table:table-cell>
          <table:table-cell office:value-type="float" office:value="5.427" calcext:value-type="float">
            <text:p>5.427</text:p>
          </table:table-cell>
          <table:table-cell/>
          <table:table-cell office:value-type="float" office:value="511125.6799" calcext:value-type="float">
            <text:p>511125.6799</text:p>
          </table:table-cell>
          <table:table-cell office:value-type="float" office:value="6962157.2909" calcext:value-type="float">
            <text:p>6962157.2909</text:p>
          </table:table-cell>
          <table:table-cell office:value-type="float" office:value="5.427" calcext:value-type="float">
            <text:p>5.427</text:p>
          </table:table-cell>
          <table:table-cell table:number-columns-repeated="7"/>
        </table:table-row>
        <table:table-row table:style-name="ro1">
          <table:table-cell office:value-type="float" office:value="511337.485" calcext:value-type="float">
            <text:p>511337.485</text:p>
          </table:table-cell>
          <table:table-cell office:value-type="float" office:value="6964940.776" calcext:value-type="float">
            <text:p>6964940.776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511132.95" calcext:value-type="float">
            <text:p>511132.95</text:p>
          </table:table-cell>
          <table:table-cell office:value-type="float" office:value="6962154.8" calcext:value-type="float">
            <text:p>6962154.8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511132.95" calcext:value-type="float">
            <text:p>511132.95</text:p>
          </table:table-cell>
          <table:table-cell office:value-type="float" office:value="6962154.7999" calcext:value-type="float">
            <text:p>6962154.7999</text:p>
          </table:table-cell>
          <table:table-cell office:value-type="float" office:value="1.89" calcext:value-type="float">
            <text:p>1.89</text:p>
          </table:table-cell>
          <table:table-cell table:number-columns-repeated="7"/>
        </table:table-row>
        <table:table-row table:style-name="ro1">
          <table:table-cell office:value-type="float" office:value="511344.022" calcext:value-type="float">
            <text:p>511344.022</text:p>
          </table:table-cell>
          <table:table-cell office:value-type="float" office:value="6964929.57" calcext:value-type="float">
            <text:p>6964929.57</text:p>
          </table:table-cell>
          <table:table-cell office:value-type="float" office:value="1.301" calcext:value-type="float">
            <text:p>1.301</text:p>
          </table:table-cell>
          <table:table-cell/>
          <table:table-cell office:value-type="float" office:value="511139.484" calcext:value-type="float">
            <text:p>511139.484</text:p>
          </table:table-cell>
          <table:table-cell office:value-type="float" office:value="6962143.598" calcext:value-type="float">
            <text:p>6962143.598</text:p>
          </table:table-cell>
          <table:table-cell office:value-type="float" office:value="1.301" calcext:value-type="float">
            <text:p>1.301</text:p>
          </table:table-cell>
          <table:table-cell/>
          <table:table-cell office:value-type="float" office:value="511139.4844" calcext:value-type="float">
            <text:p>511139.4844</text:p>
          </table:table-cell>
          <table:table-cell office:value-type="float" office:value="6962143.5983" calcext:value-type="float">
            <text:p>6962143.5983</text:p>
          </table:table-cell>
          <table:table-cell office:value-type="float" office:value="1.301" calcext:value-type="float">
            <text:p>1.301</text:p>
          </table:table-cell>
          <table:table-cell table:number-columns-repeated="7"/>
        </table:table-row>
        <table:table-row table:style-name="ro1">
          <table:table-cell office:value-type="float" office:value="511345.484" calcext:value-type="float">
            <text:p>511345.484</text:p>
          </table:table-cell>
          <table:table-cell office:value-type="float" office:value="6964932.241" calcext:value-type="float">
            <text:p>6964932.241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float" office:value="511140.946" calcext:value-type="float">
            <text:p>511140.946</text:p>
          </table:table-cell>
          <table:table-cell office:value-type="float" office:value="6962146.268" calcext:value-type="float">
            <text:p>6962146.268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float" office:value="511140.9458" calcext:value-type="float">
            <text:p>511140.9458</text:p>
          </table:table-cell>
          <table:table-cell office:value-type="float" office:value="6962146.2682" calcext:value-type="float">
            <text:p>6962146.2682</text:p>
          </table:table-cell>
          <table:table-cell office:value-type="float" office:value="1.619" calcext:value-type="float">
            <text:p>1.619</text:p>
          </table:table-cell>
          <table:table-cell table:number-columns-repeated="7"/>
        </table:table-row>
        <table:table-row table:style-name="ro1">
          <table:table-cell office:value-type="float" office:value="511345.087" calcext:value-type="float">
            <text:p>511345.087</text:p>
          </table:table-cell>
          <table:table-cell office:value-type="float" office:value="6964933.43" calcext:value-type="float">
            <text:p>6964933.4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511140.549" calcext:value-type="float">
            <text:p>511140.549</text:p>
          </table:table-cell>
          <table:table-cell office:value-type="float" office:value="6962147.457" calcext:value-type="float">
            <text:p>6962147.45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511140.5489" calcext:value-type="float">
            <text:p>511140.5489</text:p>
          </table:table-cell>
          <table:table-cell office:value-type="float" office:value="6962147.4568" calcext:value-type="float">
            <text:p>6962147.4568</text:p>
          </table:table-cell>
          <table:table-cell office:value-type="float" office:value="3.6" calcext:value-type="float">
            <text:p>3.6</text:p>
          </table:table-cell>
          <table:table-cell table:number-columns-repeated="7"/>
        </table:table-row>
        <table:table-row table:style-name="ro1">
          <table:table-cell office:value-type="float" office:value="511344.447" calcext:value-type="float">
            <text:p>511344.447</text:p>
          </table:table-cell>
          <table:table-cell office:value-type="float" office:value="6964929.312" calcext:value-type="float">
            <text:p>6964929.312</text:p>
          </table:table-cell>
          <table:table-cell office:value-type="float" office:value="6.672" calcext:value-type="float">
            <text:p>6.672</text:p>
          </table:table-cell>
          <table:table-cell/>
          <table:table-cell office:value-type="float" office:value="511139.909" calcext:value-type="float">
            <text:p>511139.909</text:p>
          </table:table-cell>
          <table:table-cell office:value-type="float" office:value="6962143.34" calcext:value-type="float">
            <text:p>6962143.34</text:p>
          </table:table-cell>
          <table:table-cell office:value-type="float" office:value="6.672" calcext:value-type="float">
            <text:p>6.672</text:p>
          </table:table-cell>
          <table:table-cell/>
          <table:table-cell office:value-type="float" office:value="511139.9092" calcext:value-type="float">
            <text:p>511139.9092</text:p>
          </table:table-cell>
          <table:table-cell office:value-type="float" office:value="6962143.3404" calcext:value-type="float">
            <text:p>6962143.3404</text:p>
          </table:table-cell>
          <table:table-cell office:value-type="float" office:value="6.672" calcext:value-type="float">
            <text:p>6.672</text:p>
          </table:table-cell>
          <table:table-cell table:number-columns-repeated="7"/>
        </table:table-row>
        <table:table-row table:style-name="ro1">
          <table:table-cell office:value-type="float" office:value="511345.961" calcext:value-type="float">
            <text:p>511345.961</text:p>
          </table:table-cell>
          <table:table-cell office:value-type="float" office:value="6964934.358" calcext:value-type="float">
            <text:p>6964934.358</text:p>
          </table:table-cell>
          <table:table-cell office:value-type="float" office:value="4.663" calcext:value-type="float">
            <text:p>4.663</text:p>
          </table:table-cell>
          <table:table-cell/>
          <table:table-cell office:value-type="float" office:value="511141.423" calcext:value-type="float">
            <text:p>511141.423</text:p>
          </table:table-cell>
          <table:table-cell office:value-type="float" office:value="6962148.384" calcext:value-type="float">
            <text:p>6962148.384</text:p>
          </table:table-cell>
          <table:table-cell office:value-type="float" office:value="4.663" calcext:value-type="float">
            <text:p>4.663</text:p>
          </table:table-cell>
          <table:table-cell/>
          <table:table-cell office:value-type="float" office:value="511141.4226" calcext:value-type="float">
            <text:p>511141.4226</text:p>
          </table:table-cell>
          <table:table-cell office:value-type="float" office:value="6962148.3844" calcext:value-type="float">
            <text:p>6962148.3844</text:p>
          </table:table-cell>
          <table:table-cell office:value-type="float" office:value="4.663" calcext:value-type="float">
            <text:p>4.663</text:p>
          </table:table-cell>
          <table:table-cell table:number-columns-repeated="7"/>
        </table:table-row>
        <table:table-row table:style-name="ro1">
          <table:table-cell office:value-type="float" office:value="511350.552" calcext:value-type="float">
            <text:p>511350.552</text:p>
          </table:table-cell>
          <table:table-cell office:value-type="float" office:value="6964935.009" calcext:value-type="float">
            <text:p>6964935.009</text:p>
          </table:table-cell>
          <table:table-cell office:value-type="float" office:value="5.149" calcext:value-type="float">
            <text:p>5.149</text:p>
          </table:table-cell>
          <table:table-cell/>
          <table:table-cell office:value-type="float" office:value="511146.012" calcext:value-type="float">
            <text:p>511146.012</text:p>
          </table:table-cell>
          <table:table-cell office:value-type="float" office:value="6962149.035" calcext:value-type="float">
            <text:p>6962149.035</text:p>
          </table:table-cell>
          <table:table-cell office:value-type="float" office:value="5.149" calcext:value-type="float">
            <text:p>5.149</text:p>
          </table:table-cell>
          <table:table-cell/>
          <table:table-cell office:value-type="float" office:value="511146.0118" calcext:value-type="float">
            <text:p>511146.0118</text:p>
          </table:table-cell>
          <table:table-cell office:value-type="float" office:value="6962149.0351" calcext:value-type="float">
            <text:p>6962149.0351</text:p>
          </table:table-cell>
          <table:table-cell office:value-type="float" office:value="5.149" calcext:value-type="float">
            <text:p>5.149</text:p>
          </table:table-cell>
          <table:table-cell table:number-columns-repeated="7"/>
        </table:table-row>
        <table:table-row table:style-name="ro1">
          <table:table-cell office:value-type="float" office:value="511353.736" calcext:value-type="float">
            <text:p>511353.736</text:p>
          </table:table-cell>
          <table:table-cell office:value-type="float" office:value="6964929.971" calcext:value-type="float">
            <text:p>6964929.971</text:p>
          </table:table-cell>
          <table:table-cell office:value-type="float" office:value="6.499" calcext:value-type="float">
            <text:p>6.499</text:p>
          </table:table-cell>
          <table:table-cell/>
          <table:table-cell office:value-type="float" office:value="511149.194" calcext:value-type="float">
            <text:p>511149.194</text:p>
          </table:table-cell>
          <table:table-cell office:value-type="float" office:value="6962143.999" calcext:value-type="float">
            <text:p>6962143.999</text:p>
          </table:table-cell>
          <table:table-cell office:value-type="float" office:value="6.499" calcext:value-type="float">
            <text:p>6.499</text:p>
          </table:table-cell>
          <table:table-cell/>
          <table:table-cell office:value-type="float" office:value="511149.1945" calcext:value-type="float">
            <text:p>511149.1945</text:p>
          </table:table-cell>
          <table:table-cell office:value-type="float" office:value="6962143.9991" calcext:value-type="float">
            <text:p>6962143.9991</text:p>
          </table:table-cell>
          <table:table-cell office:value-type="float" office:value="6.499" calcext:value-type="float">
            <text:p>6.499</text:p>
          </table:table-cell>
          <table:table-cell table:number-columns-repeated="7"/>
        </table:table-row>
        <table:table-row table:style-name="ro1">
          <table:table-cell office:value-type="float" office:value="511351.362" calcext:value-type="float">
            <text:p>511351.362</text:p>
          </table:table-cell>
          <table:table-cell office:value-type="float" office:value="6964937.338" calcext:value-type="float">
            <text:p>6964937.338</text:p>
          </table:table-cell>
          <table:table-cell office:value-type="float" office:value="1.642" calcext:value-type="float">
            <text:p>1.642</text:p>
          </table:table-cell>
          <table:table-cell/>
          <table:table-cell office:value-type="float" office:value="511146.821" calcext:value-type="float">
            <text:p>511146.821</text:p>
          </table:table-cell>
          <table:table-cell office:value-type="float" office:value="6962151.363" calcext:value-type="float">
            <text:p>6962151.363</text:p>
          </table:table-cell>
          <table:table-cell office:value-type="float" office:value="1.642" calcext:value-type="float">
            <text:p>1.642</text:p>
          </table:table-cell>
          <table:table-cell/>
          <table:table-cell office:value-type="float" office:value="511146.8215" calcext:value-type="float">
            <text:p>511146.8215</text:p>
          </table:table-cell>
          <table:table-cell office:value-type="float" office:value="6962151.3632" calcext:value-type="float">
            <text:p>6962151.3632</text:p>
          </table:table-cell>
          <table:table-cell office:value-type="float" office:value="1.642" calcext:value-type="float">
            <text:p>1.642</text:p>
          </table:table-cell>
          <table:table-cell table:number-columns-repeated="7"/>
        </table:table-row>
        <table:table-row table:style-name="ro1">
          <table:table-cell office:value-type="float" office:value="511348.806" calcext:value-type="float">
            <text:p>511348.806</text:p>
          </table:table-cell>
          <table:table-cell office:value-type="float" office:value="6964936.784" calcext:value-type="float">
            <text:p>6964936.784</text:p>
          </table:table-cell>
          <table:table-cell office:value-type="float" office:value="4.175" calcext:value-type="float">
            <text:p>4.175</text:p>
          </table:table-cell>
          <table:table-cell/>
          <table:table-cell office:value-type="float" office:value="511144.266" calcext:value-type="float">
            <text:p>511144.266</text:p>
          </table:table-cell>
          <table:table-cell office:value-type="float" office:value="6962150.809" calcext:value-type="float">
            <text:p>6962150.809</text:p>
          </table:table-cell>
          <table:table-cell office:value-type="float" office:value="4.175" calcext:value-type="float">
            <text:p>4.175</text:p>
          </table:table-cell>
          <table:table-cell/>
          <table:table-cell office:value-type="float" office:value="511144.2665" calcext:value-type="float">
            <text:p>511144.2665</text:p>
          </table:table-cell>
          <table:table-cell office:value-type="float" office:value="6962150.8094" calcext:value-type="float">
            <text:p>6962150.8094</text:p>
          </table:table-cell>
          <table:table-cell office:value-type="float" office:value="4.175" calcext:value-type="float">
            <text:p>4.175</text:p>
          </table:table-cell>
          <table:table-cell table:number-columns-repeated="7"/>
        </table:table-row>
        <table:table-row table:style-name="ro1">
          <table:table-cell office:value-type="float" office:value="511344.583" calcext:value-type="float">
            <text:p>511344.583</text:p>
          </table:table-cell>
          <table:table-cell office:value-type="float" office:value="6964940.923" calcext:value-type="float">
            <text:p>6964940.923</text:p>
          </table:table-cell>
          <table:table-cell office:value-type="float" office:value="5.427" calcext:value-type="float">
            <text:p>5.427</text:p>
          </table:table-cell>
          <table:table-cell/>
          <table:table-cell office:value-type="float" office:value="511140.045" calcext:value-type="float">
            <text:p>511140.045</text:p>
          </table:table-cell>
          <table:table-cell office:value-type="float" office:value="6962154.947" calcext:value-type="float">
            <text:p>6962154.947</text:p>
          </table:table-cell>
          <table:table-cell office:value-type="float" office:value="5.427" calcext:value-type="float">
            <text:p>5.427</text:p>
          </table:table-cell>
          <table:table-cell/>
          <table:table-cell office:value-type="float" office:value="511140.0452" calcext:value-type="float">
            <text:p>511140.0452</text:p>
          </table:table-cell>
          <table:table-cell office:value-type="float" office:value="6962154.9468" calcext:value-type="float">
            <text:p>6962154.9468</text:p>
          </table:table-cell>
          <table:table-cell office:value-type="float" office:value="5.427" calcext:value-type="float">
            <text:p>5.427</text:p>
          </table:table-cell>
          <table:table-cell table:number-columns-repeated="7"/>
        </table:table-row>
        <table:table-row table:style-name="ro1">
          <table:table-cell office:value-type="float" office:value="511354.676" calcext:value-type="float">
            <text:p>511354.676</text:p>
          </table:table-cell>
          <table:table-cell office:value-type="float" office:value="6964941.491" calcext:value-type="float">
            <text:p>6964941.491</text:p>
          </table:table-cell>
          <table:table-cell office:value-type="float" office:value="3.458" calcext:value-type="float">
            <text:p>3.458</text:p>
          </table:table-cell>
          <table:table-cell/>
          <table:table-cell office:value-type="float" office:value="511150.134" calcext:value-type="float">
            <text:p>511150.134</text:p>
          </table:table-cell>
          <table:table-cell office:value-type="float" office:value="6962155.515" calcext:value-type="float">
            <text:p>6962155.515</text:p>
          </table:table-cell>
          <table:table-cell office:value-type="float" office:value="3.458" calcext:value-type="float">
            <text:p>3.458</text:p>
          </table:table-cell>
          <table:table-cell/>
          <table:table-cell office:value-type="float" office:value="511150.1342" calcext:value-type="float">
            <text:p>511150.1342</text:p>
          </table:table-cell>
          <table:table-cell office:value-type="float" office:value="6962155.5145" calcext:value-type="float">
            <text:p>6962155.5145</text:p>
          </table:table-cell>
          <table:table-cell office:value-type="float" office:value="3.458" calcext:value-type="float">
            <text:p>3.458</text:p>
          </table:table-cell>
          <table:table-cell table:number-columns-repeated="7"/>
        </table:table-row>
        <table:table-row table:style-name="ro1">
          <table:table-cell office:value-type="float" office:value="511356.23" calcext:value-type="float">
            <text:p>511356.23</text:p>
          </table:table-cell>
          <table:table-cell office:value-type="float" office:value="6964941.615" calcext:value-type="float">
            <text:p>6964941.615</text:p>
          </table:table-cell>
          <table:table-cell office:value-type="float" office:value="2.242" calcext:value-type="float">
            <text:p>2.242</text:p>
          </table:table-cell>
          <table:table-cell/>
          <table:table-cell office:value-type="float" office:value="511151.687" calcext:value-type="float">
            <text:p>511151.687</text:p>
          </table:table-cell>
          <table:table-cell office:value-type="float" office:value="6962155.639" calcext:value-type="float">
            <text:p>6962155.639</text:p>
          </table:table-cell>
          <table:table-cell office:value-type="float" office:value="2.242" calcext:value-type="float">
            <text:p>2.242</text:p>
          </table:table-cell>
          <table:table-cell/>
          <table:table-cell office:value-type="float" office:value="511151.6875" calcext:value-type="float">
            <text:p>511151.6875</text:p>
          </table:table-cell>
          <table:table-cell office:value-type="float" office:value="6962155.6385" calcext:value-type="float">
            <text:p>6962155.6385</text:p>
          </table:table-cell>
          <table:table-cell office:value-type="float" office:value="2.242" calcext:value-type="float">
            <text:p>2.242</text:p>
          </table:table-cell>
          <table:table-cell table:number-columns-repeated="7"/>
        </table:table-row>
        <table:table-row table:style-name="ro1">
          <table:table-cell office:value-type="float" office:value="511357.96" calcext:value-type="float">
            <text:p>511357.96</text:p>
          </table:table-cell>
          <table:table-cell office:value-type="float" office:value="6964943.24" calcext:value-type="float">
            <text:p>6964943.24</text:p>
          </table:table-cell>
          <table:table-cell office:value-type="float" office:value="3.003" calcext:value-type="float">
            <text:p>3.003</text:p>
          </table:table-cell>
          <table:table-cell/>
          <table:table-cell office:value-type="float" office:value="511153.417" calcext:value-type="float">
            <text:p>511153.417</text:p>
          </table:table-cell>
          <table:table-cell office:value-type="float" office:value="6962157.263" calcext:value-type="float">
            <text:p>6962157.263</text:p>
          </table:table-cell>
          <table:table-cell office:value-type="float" office:value="3.003" calcext:value-type="float">
            <text:p>3.003</text:p>
          </table:table-cell>
          <table:table-cell/>
          <table:table-cell office:value-type="float" office:value="511153.4169" calcext:value-type="float">
            <text:p>511153.4169</text:p>
          </table:table-cell>
          <table:table-cell office:value-type="float" office:value="6962157.2628" calcext:value-type="float">
            <text:p>6962157.2628</text:p>
          </table:table-cell>
          <table:table-cell office:value-type="float" office:value="3.003" calcext:value-type="float">
            <text:p>3.003</text:p>
          </table:table-cell>
          <table:table-cell table:number-columns-repeated="7"/>
        </table:table-row>
        <table:table-row table:style-name="ro1">
          <table:table-cell office:value-type="float" office:value="511354.58" calcext:value-type="float">
            <text:p>511354.58</text:p>
          </table:table-cell>
          <table:table-cell office:value-type="float" office:value="6964939.871" calcext:value-type="float">
            <text:p>6964939.871</text:p>
          </table:table-cell>
          <table:table-cell office:value-type="float" office:value="4.852" calcext:value-type="float">
            <text:p>4.852</text:p>
          </table:table-cell>
          <table:table-cell/>
          <table:table-cell office:value-type="float" office:value="511150.038" calcext:value-type="float">
            <text:p>511150.038</text:p>
          </table:table-cell>
          <table:table-cell office:value-type="float" office:value="6962153.895" calcext:value-type="float">
            <text:p>6962153.895</text:p>
          </table:table-cell>
          <table:table-cell office:value-type="float" office:value="4.852" calcext:value-type="float">
            <text:p>4.852</text:p>
          </table:table-cell>
          <table:table-cell/>
          <table:table-cell office:value-type="float" office:value="511150.0382" calcext:value-type="float">
            <text:p>511150.0382</text:p>
          </table:table-cell>
          <table:table-cell office:value-type="float" office:value="6962153.8952" calcext:value-type="float">
            <text:p>6962153.8952</text:p>
          </table:table-cell>
          <table:table-cell office:value-type="float" office:value="4.852" calcext:value-type="float">
            <text:p>4.852</text:p>
          </table:table-cell>
          <table:table-cell table:number-columns-repeated="7"/>
        </table:table-row>
        <table:table-row table:style-name="ro1">
          <table:table-cell office:value-type="float" office:value="511354.098" calcext:value-type="float">
            <text:p>511354.098</text:p>
          </table:table-cell>
          <table:table-cell office:value-type="float" office:value="6964941.389" calcext:value-type="float">
            <text:p>6964941.389</text:p>
          </table:table-cell>
          <table:table-cell office:value-type="float" office:value="6.294" calcext:value-type="float">
            <text:p>6.294</text:p>
          </table:table-cell>
          <table:table-cell/>
          <table:table-cell office:value-type="float" office:value="511149.556" calcext:value-type="float">
            <text:p>511149.556</text:p>
          </table:table-cell>
          <table:table-cell office:value-type="float" office:value="6962155.413" calcext:value-type="float">
            <text:p>6962155.413</text:p>
          </table:table-cell>
          <table:table-cell office:value-type="float" office:value="6.294" calcext:value-type="float">
            <text:p>6.294</text:p>
          </table:table-cell>
          <table:table-cell/>
          <table:table-cell office:value-type="float" office:value="511149.5564" calcext:value-type="float">
            <text:p>511149.5564</text:p>
          </table:table-cell>
          <table:table-cell office:value-type="float" office:value="6962155.4126" calcext:value-type="float">
            <text:p>6962155.4126</text:p>
          </table:table-cell>
          <table:table-cell office:value-type="float" office:value="6.294" calcext:value-type="float">
            <text:p>6.294</text:p>
          </table:table-cell>
          <table:table-cell table:number-columns-repeated="7"/>
        </table:table-row>
        <table:table-row table:style-name="ro1">
          <table:table-cell office:value-type="float" office:value="511328.745" calcext:value-type="float">
            <text:p>511328.745</text:p>
          </table:table-cell>
          <table:table-cell office:value-type="float" office:value="6964945.903" calcext:value-type="float">
            <text:p>6964945.903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511124.213" calcext:value-type="float">
            <text:p>511124.213</text:p>
          </table:table-cell>
          <table:table-cell office:value-type="float" office:value="6962159.925" calcext:value-type="float">
            <text:p>6962159.925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511124.2135" calcext:value-type="float">
            <text:p>511124.2135</text:p>
          </table:table-cell>
          <table:table-cell office:value-type="float" office:value="6962159.9249" calcext:value-type="float">
            <text:p>6962159.9249</text:p>
          </table:table-cell>
          <table:table-cell office:value-type="float" office:value="0.577" calcext:value-type="float">
            <text:p>0.577</text:p>
          </table:table-cell>
          <table:table-cell table:number-columns-repeated="7"/>
        </table:table-row>
        <table:table-row table:style-name="ro1">
          <table:table-cell office:value-type="float" office:value="511328.583" calcext:value-type="float">
            <text:p>511328.583</text:p>
          </table:table-cell>
          <table:table-cell office:value-type="float" office:value="6964948.212" calcext:value-type="float">
            <text:p>6964948.212</text:p>
          </table:table-cell>
          <table:table-cell office:value-type="float" office:value="0.685" calcext:value-type="float">
            <text:p>0.685</text:p>
          </table:table-cell>
          <table:table-cell/>
          <table:table-cell office:value-type="float" office:value="511124.052" calcext:value-type="float">
            <text:p>511124.052</text:p>
          </table:table-cell>
          <table:table-cell office:value-type="float" office:value="6962162.233" calcext:value-type="float">
            <text:p>6962162.233</text:p>
          </table:table-cell>
          <table:table-cell office:value-type="float" office:value="0.685" calcext:value-type="float">
            <text:p>0.685</text:p>
          </table:table-cell>
          <table:table-cell/>
          <table:table-cell office:value-type="float" office:value="511124.0515" calcext:value-type="float">
            <text:p>511124.0515</text:p>
          </table:table-cell>
          <table:table-cell office:value-type="float" office:value="6962162.2329" calcext:value-type="float">
            <text:p>6962162.2329</text:p>
          </table:table-cell>
          <table:table-cell office:value-type="float" office:value="0.685" calcext:value-type="float">
            <text:p>0.685</text:p>
          </table:table-cell>
          <table:table-cell table:number-columns-repeated="7"/>
        </table:table-row>
        <table:table-row table:style-name="ro1">
          <table:table-cell office:value-type="float" office:value="511332.871" calcext:value-type="float">
            <text:p>511332.871</text:p>
          </table:table-cell>
          <table:table-cell office:value-type="float" office:value="6964945.09" calcext:value-type="float">
            <text:p>6964945.09</text:p>
          </table:table-cell>
          <table:table-cell office:value-type="float" office:value="5.628" calcext:value-type="float">
            <text:p>5.628</text:p>
          </table:table-cell>
          <table:table-cell/>
          <table:table-cell office:value-type="float" office:value="511128.338" calcext:value-type="float">
            <text:p>511128.338</text:p>
          </table:table-cell>
          <table:table-cell office:value-type="float" office:value="6962159.112" calcext:value-type="float">
            <text:p>6962159.112</text:p>
          </table:table-cell>
          <table:table-cell office:value-type="float" office:value="5.628" calcext:value-type="float">
            <text:p>5.628</text:p>
          </table:table-cell>
          <table:table-cell/>
          <table:table-cell office:value-type="float" office:value="511128.3378" calcext:value-type="float">
            <text:p>511128.3378</text:p>
          </table:table-cell>
          <table:table-cell office:value-type="float" office:value="6962159.1122" calcext:value-type="float">
            <text:p>6962159.1122</text:p>
          </table:table-cell>
          <table:table-cell office:value-type="float" office:value="5.628" calcext:value-type="float">
            <text:p>5.628</text:p>
          </table:table-cell>
          <table:table-cell table:number-columns-repeated="7"/>
        </table:table-row>
        <table:table-row table:style-name="ro1">
          <table:table-cell office:value-type="float" office:value="511330.263" calcext:value-type="float">
            <text:p>511330.263</text:p>
          </table:table-cell>
          <table:table-cell office:value-type="float" office:value="6964951.883" calcext:value-type="float">
            <text:p>6964951.883</text:p>
          </table:table-cell>
          <table:table-cell office:value-type="float" office:value="5.803" calcext:value-type="float">
            <text:p>5.803</text:p>
          </table:table-cell>
          <table:table-cell/>
          <table:table-cell office:value-type="float" office:value="511125.731" calcext:value-type="float">
            <text:p>511125.731</text:p>
          </table:table-cell>
          <table:table-cell office:value-type="float" office:value="6962165.902" calcext:value-type="float">
            <text:p>6962165.902</text:p>
          </table:table-cell>
          <table:table-cell office:value-type="float" office:value="5.803" calcext:value-type="float">
            <text:p>5.803</text:p>
          </table:table-cell>
          <table:table-cell/>
          <table:table-cell office:value-type="float" office:value="511125.7309" calcext:value-type="float">
            <text:p>511125.7309</text:p>
          </table:table-cell>
          <table:table-cell office:value-type="float" office:value="6962165.9025" calcext:value-type="float">
            <text:p>6962165.9025</text:p>
          </table:table-cell>
          <table:table-cell office:value-type="float" office:value="5.803" calcext:value-type="float">
            <text:p>5.803</text:p>
          </table:table-cell>
          <table:table-cell table:number-columns-repeated="7"/>
        </table:table-row>
        <table:table-row table:style-name="ro1">
          <table:table-cell office:value-type="float" office:value="511333.115" calcext:value-type="float">
            <text:p>511333.115</text:p>
          </table:table-cell>
          <table:table-cell office:value-type="float" office:value="6964948.515" calcext:value-type="float">
            <text:p>6964948.515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511128.582" calcext:value-type="float">
            <text:p>511128.582</text:p>
          </table:table-cell>
          <table:table-cell office:value-type="float" office:value="6962162.536" calcext:value-type="float">
            <text:p>6962162.536</text:p>
          </table:table-cell>
          <table:table-cell office:value-type="float" office:value="5.77" calcext:value-type="float">
            <text:p>5.77</text:p>
          </table:table-cell>
          <table:table-cell/>
          <table:table-cell office:value-type="float" office:value="511128.5817" calcext:value-type="float">
            <text:p>511128.5817</text:p>
          </table:table-cell>
          <table:table-cell office:value-type="float" office:value="6962162.5358" calcext:value-type="float">
            <text:p>6962162.5358</text:p>
          </table:table-cell>
          <table:table-cell office:value-type="float" office:value="5.77" calcext:value-type="float">
            <text:p>5.77</text:p>
          </table:table-cell>
          <table:table-cell table:number-columns-repeated="7"/>
        </table:table-row>
        <table:table-row table:style-name="ro1">
          <table:table-cell office:value-type="float" office:value="511336.669" calcext:value-type="float">
            <text:p>511336.669</text:p>
          </table:table-cell>
          <table:table-cell office:value-type="float" office:value="6964944.275" calcext:value-type="float">
            <text:p>6964944.275</text:p>
          </table:table-cell>
          <table:table-cell office:value-type="float" office:value="5.728" calcext:value-type="float">
            <text:p>5.728</text:p>
          </table:table-cell>
          <table:table-cell/>
          <table:table-cell office:value-type="float" office:value="511132.134" calcext:value-type="float">
            <text:p>511132.134</text:p>
          </table:table-cell>
          <table:table-cell office:value-type="float" office:value="6962158.297" calcext:value-type="float">
            <text:p>6962158.297</text:p>
          </table:table-cell>
          <table:table-cell office:value-type="float" office:value="5.728" calcext:value-type="float">
            <text:p>5.728</text:p>
          </table:table-cell>
          <table:table-cell/>
          <table:table-cell office:value-type="float" office:value="511132.1343" calcext:value-type="float">
            <text:p>511132.1343</text:p>
          </table:table-cell>
          <table:table-cell office:value-type="float" office:value="6962158.2975" calcext:value-type="float">
            <text:p>6962158.2975</text:p>
          </table:table-cell>
          <table:table-cell office:value-type="float" office:value="5.728" calcext:value-type="float">
            <text:p>5.728</text:p>
          </table:table-cell>
          <table:table-cell table:number-columns-repeated="7"/>
        </table:table-row>
        <table:table-row table:style-name="ro1">
          <table:table-cell office:value-type="float" office:value="511338.852" calcext:value-type="float">
            <text:p>511338.852</text:p>
          </table:table-cell>
          <table:table-cell office:value-type="float" office:value="6964950.992" calcext:value-type="float">
            <text:p>6964950.992</text:p>
          </table:table-cell>
          <table:table-cell office:value-type="float" office:value="5.774" calcext:value-type="float">
            <text:p>5.774</text:p>
          </table:table-cell>
          <table:table-cell/>
          <table:table-cell office:value-type="float" office:value="511134.316" calcext:value-type="float">
            <text:p>511134.316</text:p>
          </table:table-cell>
          <table:table-cell office:value-type="float" office:value="6962165.012" calcext:value-type="float">
            <text:p>6962165.012</text:p>
          </table:table-cell>
          <table:table-cell office:value-type="float" office:value="5.774" calcext:value-type="float">
            <text:p>5.774</text:p>
          </table:table-cell>
          <table:table-cell/>
          <table:table-cell office:value-type="float" office:value="511134.3165" calcext:value-type="float">
            <text:p>511134.3165</text:p>
          </table:table-cell>
          <table:table-cell office:value-type="float" office:value="6962165.0118" calcext:value-type="float">
            <text:p>6962165.0118</text:p>
          </table:table-cell>
          <table:table-cell office:value-type="float" office:value="5.774" calcext:value-type="float">
            <text:p>5.774</text:p>
          </table:table-cell>
          <table:table-cell table:number-columns-repeated="7"/>
        </table:table-row>
        <table:table-row table:style-name="ro1">
          <table:table-cell office:value-type="float" office:value="511343.792" calcext:value-type="float">
            <text:p>511343.792</text:p>
          </table:table-cell>
          <table:table-cell office:value-type="float" office:value="6964950.14" calcext:value-type="float">
            <text:p>6964950.14</text:p>
          </table:table-cell>
          <table:table-cell office:value-type="float" office:value="6.493" calcext:value-type="float">
            <text:p>6.493</text:p>
          </table:table-cell>
          <table:table-cell/>
          <table:table-cell office:value-type="float" office:value="511139.254" calcext:value-type="float">
            <text:p>511139.254</text:p>
          </table:table-cell>
          <table:table-cell office:value-type="float" office:value="6962164.16" calcext:value-type="float">
            <text:p>6962164.16</text:p>
          </table:table-cell>
          <table:table-cell office:value-type="float" office:value="6.493" calcext:value-type="float">
            <text:p>6.493</text:p>
          </table:table-cell>
          <table:table-cell/>
          <table:table-cell office:value-type="float" office:value="511139.2545" calcext:value-type="float">
            <text:p>511139.2545</text:p>
          </table:table-cell>
          <table:table-cell office:value-type="float" office:value="6962164.1601" calcext:value-type="float">
            <text:p>6962164.1601</text:p>
          </table:table-cell>
          <table:table-cell office:value-type="float" office:value="6.493" calcext:value-type="float">
            <text:p>6.493</text:p>
          </table:table-cell>
          <table:table-cell table:number-columns-repeated="7"/>
        </table:table-row>
        <table:table-row table:style-name="ro1">
          <table:table-cell office:value-type="float" office:value="511328.213" calcext:value-type="float">
            <text:p>511328.213</text:p>
          </table:table-cell>
          <table:table-cell office:value-type="float" office:value="6964959.23" calcext:value-type="float">
            <text:p>6964959.23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511123.682" calcext:value-type="float">
            <text:p>511123.682</text:p>
          </table:table-cell>
          <table:table-cell office:value-type="float" office:value="6962173.246" calcext:value-type="float">
            <text:p>6962173.246</text:p>
          </table:table-cell>
          <table:table-cell office:value-type="float" office:value="1.073" calcext:value-type="float">
            <text:p>1.073</text:p>
          </table:table-cell>
          <table:table-cell/>
          <table:table-cell office:value-type="float" office:value="511123.6817" calcext:value-type="float">
            <text:p>511123.6817</text:p>
          </table:table-cell>
          <table:table-cell office:value-type="float" office:value="6962173.2466" calcext:value-type="float">
            <text:p>6962173.2466</text:p>
          </table:table-cell>
          <table:table-cell office:value-type="float" office:value="1.073" calcext:value-type="float">
            <text:p>1.073</text:p>
          </table:table-cell>
          <table:table-cell table:number-columns-repeated="7"/>
        </table:table-row>
        <table:table-row table:style-name="ro1">
          <table:table-cell office:value-type="float" office:value="511333.856" calcext:value-type="float">
            <text:p>511333.856</text:p>
          </table:table-cell>
          <table:table-cell office:value-type="float" office:value="6964959.844" calcext:value-type="float">
            <text:p>6964959.844</text:p>
          </table:table-cell>
          <table:table-cell office:value-type="float" office:value="1.067" calcext:value-type="float">
            <text:p>1.067</text:p>
          </table:table-cell>
          <table:table-cell/>
          <table:table-cell office:value-type="float" office:value="511129.322" calcext:value-type="float">
            <text:p>511129.322</text:p>
          </table:table-cell>
          <table:table-cell office:value-type="float" office:value="6962173.86" calcext:value-type="float">
            <text:p>6962173.86</text:p>
          </table:table-cell>
          <table:table-cell office:value-type="float" office:value="1.067" calcext:value-type="float">
            <text:p>1.067</text:p>
          </table:table-cell>
          <table:table-cell/>
          <table:table-cell office:value-type="float" office:value="511129.3225" calcext:value-type="float">
            <text:p>511129.3225</text:p>
          </table:table-cell>
          <table:table-cell office:value-type="float" office:value="6962173.8603" calcext:value-type="float">
            <text:p>6962173.8603</text:p>
          </table:table-cell>
          <table:table-cell office:value-type="float" office:value="1.067" calcext:value-type="float">
            <text:p>1.067</text:p>
          </table:table-cell>
          <table:table-cell table:number-columns-repeated="7"/>
        </table:table-row>
        <table:table-row table:style-name="ro1">
          <table:table-cell office:value-type="float" office:value="511330.396" calcext:value-type="float">
            <text:p>511330.396</text:p>
          </table:table-cell>
          <table:table-cell office:value-type="float" office:value="6964955.433" calcext:value-type="float">
            <text:p>6964955.433</text:p>
          </table:table-cell>
          <table:table-cell office:value-type="float" office:value="5.879" calcext:value-type="float">
            <text:p>5.879</text:p>
          </table:table-cell>
          <table:table-cell/>
          <table:table-cell office:value-type="float" office:value="511125.864" calcext:value-type="float">
            <text:p>511125.864</text:p>
          </table:table-cell>
          <table:table-cell office:value-type="float" office:value="6962169.451" calcext:value-type="float">
            <text:p>6962169.451</text:p>
          </table:table-cell>
          <table:table-cell office:value-type="float" office:value="5.879" calcext:value-type="float">
            <text:p>5.879</text:p>
          </table:table-cell>
          <table:table-cell/>
          <table:table-cell office:value-type="float" office:value="511125.8638" calcext:value-type="float">
            <text:p>511125.8638</text:p>
          </table:table-cell>
          <table:table-cell office:value-type="float" office:value="6962169.4511" calcext:value-type="float">
            <text:p>6962169.4511</text:p>
          </table:table-cell>
          <table:table-cell office:value-type="float" office:value="5.879" calcext:value-type="float">
            <text:p>5.879</text:p>
          </table:table-cell>
          <table:table-cell table:number-columns-repeated="7"/>
        </table:table-row>
        <table:table-row table:style-name="ro1">
          <table:table-cell office:value-type="float" office:value="511328.195" calcext:value-type="float">
            <text:p>511328.195</text:p>
          </table:table-cell>
          <table:table-cell office:value-type="float" office:value="6964954.322" calcext:value-type="float">
            <text:p>6964954.322</text:p>
          </table:table-cell>
          <table:table-cell office:value-type="float" office:value="6.005" calcext:value-type="float">
            <text:p>6.005</text:p>
          </table:table-cell>
          <table:table-cell/>
          <table:table-cell office:value-type="float" office:value="511123.664" calcext:value-type="float">
            <text:p>511123.664</text:p>
          </table:table-cell>
          <table:table-cell office:value-type="float" office:value="6962168.34" calcext:value-type="float">
            <text:p>6962168.34</text:p>
          </table:table-cell>
          <table:table-cell office:value-type="float" office:value="6.005" calcext:value-type="float">
            <text:p>6.005</text:p>
          </table:table-cell>
          <table:table-cell/>
          <table:table-cell office:value-type="float" office:value="511123.6637" calcext:value-type="float">
            <text:p>511123.6637</text:p>
          </table:table-cell>
          <table:table-cell office:value-type="float" office:value="6962168.3405" calcext:value-type="float">
            <text:p>6962168.3405</text:p>
          </table:table-cell>
          <table:table-cell office:value-type="float" office:value="6.005" calcext:value-type="float">
            <text:p>6.005</text:p>
          </table:table-cell>
          <table:table-cell table:number-columns-repeated="7"/>
        </table:table-row>
        <table:table-row table:style-name="ro1">
          <table:table-cell office:value-type="float" office:value="511330.996" calcext:value-type="float">
            <text:p>511330.996</text:p>
          </table:table-cell>
          <table:table-cell office:value-type="float" office:value="6964954.512" calcext:value-type="float">
            <text:p>6964954.512</text:p>
          </table:table-cell>
          <table:table-cell office:value-type="float" office:value="6.279" calcext:value-type="float">
            <text:p>6.279</text:p>
          </table:table-cell>
          <table:table-cell/>
          <table:table-cell office:value-type="float" office:value="511126.464" calcext:value-type="float">
            <text:p>511126.464</text:p>
          </table:table-cell>
          <table:table-cell office:value-type="float" office:value="6962168.53" calcext:value-type="float">
            <text:p>6962168.53</text:p>
          </table:table-cell>
          <table:table-cell office:value-type="float" office:value="6.279" calcext:value-type="float">
            <text:p>6.279</text:p>
          </table:table-cell>
          <table:table-cell/>
          <table:table-cell office:value-type="float" office:value="511126.4636" calcext:value-type="float">
            <text:p>511126.4636</text:p>
          </table:table-cell>
          <table:table-cell office:value-type="float" office:value="6962168.5304" calcext:value-type="float">
            <text:p>6962168.5304</text:p>
          </table:table-cell>
          <table:table-cell office:value-type="float" office:value="6.279" calcext:value-type="float">
            <text:p>6.279</text:p>
          </table:table-cell>
          <table:table-cell table:number-columns-repeated="7"/>
        </table:table-row>
        <table:table-row table:style-name="ro1">
          <table:table-cell office:value-type="float" office:value="511332.782" calcext:value-type="float">
            <text:p>511332.782</text:p>
          </table:table-cell>
          <table:table-cell office:value-type="float" office:value="6964954.935" calcext:value-type="float">
            <text:p>6964954.935</text:p>
          </table:table-cell>
          <table:table-cell office:value-type="float" office:value="5.866" calcext:value-type="float">
            <text:p>5.866</text:p>
          </table:table-cell>
          <table:table-cell/>
          <table:table-cell office:value-type="float" office:value="511128.249" calcext:value-type="float">
            <text:p>511128.249</text:p>
          </table:table-cell>
          <table:table-cell office:value-type="float" office:value="6962168.953" calcext:value-type="float">
            <text:p>6962168.953</text:p>
          </table:table-cell>
          <table:table-cell office:value-type="float" office:value="5.866" calcext:value-type="float">
            <text:p>5.866</text:p>
          </table:table-cell>
          <table:table-cell/>
          <table:table-cell office:value-type="float" office:value="511128.2489" calcext:value-type="float">
            <text:p>511128.2489</text:p>
          </table:table-cell>
          <table:table-cell office:value-type="float" office:value="6962168.9533" calcext:value-type="float">
            <text:p>6962168.9533</text:p>
          </table:table-cell>
          <table:table-cell office:value-type="float" office:value="5.866" calcext:value-type="float">
            <text:p>5.866</text:p>
          </table:table-cell>
          <table:table-cell table:number-columns-repeated="7"/>
        </table:table-row>
        <table:table-row table:style-name="ro1">
          <table:table-cell office:value-type="float" office:value="511334.646" calcext:value-type="float">
            <text:p>511334.646</text:p>
          </table:table-cell>
          <table:table-cell office:value-type="float" office:value="6964953.801" calcext:value-type="float">
            <text:p>6964953.801</text:p>
          </table:table-cell>
          <table:table-cell office:value-type="float" office:value="6.431" calcext:value-type="float">
            <text:p>6.431</text:p>
          </table:table-cell>
          <table:table-cell/>
          <table:table-cell office:value-type="float" office:value="511130.112" calcext:value-type="float">
            <text:p>511130.112</text:p>
          </table:table-cell>
          <table:table-cell office:value-type="float" office:value="6962167.82" calcext:value-type="float">
            <text:p>6962167.82</text:p>
          </table:table-cell>
          <table:table-cell office:value-type="float" office:value="6.431" calcext:value-type="float">
            <text:p>6.431</text:p>
          </table:table-cell>
          <table:table-cell/>
          <table:table-cell office:value-type="float" office:value="511130.1121" calcext:value-type="float">
            <text:p>511130.1121</text:p>
          </table:table-cell>
          <table:table-cell office:value-type="float" office:value="6962167.8197" calcext:value-type="float">
            <text:p>6962167.8197</text:p>
          </table:table-cell>
          <table:table-cell office:value-type="float" office:value="6.431" calcext:value-type="float">
            <text:p>6.431</text:p>
          </table:table-cell>
          <table:table-cell table:number-columns-repeated="7"/>
        </table:table-row>
        <table:table-row table:style-name="ro1">
          <table:table-cell office:value-type="float" office:value="511335.117" calcext:value-type="float">
            <text:p>511335.117</text:p>
          </table:table-cell>
          <table:table-cell office:value-type="float" office:value="6964955.276" calcext:value-type="float">
            <text:p>6964955.276</text:p>
          </table:table-cell>
          <table:table-cell office:value-type="float" office:value="6.747" calcext:value-type="float">
            <text:p>6.747</text:p>
          </table:table-cell>
          <table:table-cell/>
          <table:table-cell office:value-type="float" office:value="511130.583" calcext:value-type="float">
            <text:p>511130.583</text:p>
          </table:table-cell>
          <table:table-cell office:value-type="float" office:value="6962169.294" calcext:value-type="float">
            <text:p>6962169.294</text:p>
          </table:table-cell>
          <table:table-cell office:value-type="float" office:value="6.747" calcext:value-type="float">
            <text:p>6.747</text:p>
          </table:table-cell>
          <table:table-cell/>
          <table:table-cell office:value-type="float" office:value="511130.583" calcext:value-type="float">
            <text:p>511130.583</text:p>
          </table:table-cell>
          <table:table-cell office:value-type="float" office:value="6962169.2941" calcext:value-type="float">
            <text:p>6962169.2941</text:p>
          </table:table-cell>
          <table:table-cell office:value-type="float" office:value="6.747" calcext:value-type="float">
            <text:p>6.747</text:p>
          </table:table-cell>
          <table:table-cell table:number-columns-repeated="7"/>
        </table:table-row>
        <table:table-row table:style-name="ro1">
          <table:table-cell office:value-type="float" office:value="511331.832" calcext:value-type="float">
            <text:p>511331.832</text:p>
          </table:table-cell>
          <table:table-cell office:value-type="float" office:value="6964956.747" calcext:value-type="float">
            <text:p>6964956.747</text:p>
          </table:table-cell>
          <table:table-cell office:value-type="float" office:value="5.931" calcext:value-type="float">
            <text:p>5.931</text:p>
          </table:table-cell>
          <table:table-cell/>
          <table:table-cell office:value-type="float" office:value="511127.299" calcext:value-type="float">
            <text:p>511127.299</text:p>
          </table:table-cell>
          <table:table-cell office:value-type="float" office:value="6962170.764" calcext:value-type="float">
            <text:p>6962170.764</text:p>
          </table:table-cell>
          <table:table-cell office:value-type="float" office:value="5.931" calcext:value-type="float">
            <text:p>5.931</text:p>
          </table:table-cell>
          <table:table-cell/>
          <table:table-cell office:value-type="float" office:value="511127.2993" calcext:value-type="float">
            <text:p>511127.2993</text:p>
          </table:table-cell>
          <table:table-cell office:value-type="float" office:value="6962170.7645" calcext:value-type="float">
            <text:p>6962170.7645</text:p>
          </table:table-cell>
          <table:table-cell office:value-type="float" office:value="5.931" calcext:value-type="float">
            <text:p>5.931</text:p>
          </table:table-cell>
          <table:table-cell table:number-columns-repeated="7"/>
        </table:table-row>
        <table:table-row table:style-name="ro1">
          <table:table-cell office:value-type="float" office:value="511329.547" calcext:value-type="float">
            <text:p>511329.547</text:p>
          </table:table-cell>
          <table:table-cell office:value-type="float" office:value="6964956.438" calcext:value-type="float">
            <text:p>6964956.438</text:p>
          </table:table-cell>
          <table:table-cell office:value-type="float" office:value="6.053" calcext:value-type="float">
            <text:p>6.053</text:p>
          </table:table-cell>
          <table:table-cell/>
          <table:table-cell office:value-type="float" office:value="511125.015" calcext:value-type="float">
            <text:p>511125.015</text:p>
          </table:table-cell>
          <table:table-cell office:value-type="float" office:value="6962170.456" calcext:value-type="float">
            <text:p>6962170.456</text:p>
          </table:table-cell>
          <table:table-cell office:value-type="float" office:value="6.053" calcext:value-type="float">
            <text:p>6.053</text:p>
          </table:table-cell>
          <table:table-cell/>
          <table:table-cell office:value-type="float" office:value="511125.0152" calcext:value-type="float">
            <text:p>511125.0152</text:p>
          </table:table-cell>
          <table:table-cell office:value-type="float" office:value="6962170.4557" calcext:value-type="float">
            <text:p>6962170.4557</text:p>
          </table:table-cell>
          <table:table-cell office:value-type="float" office:value="6.053" calcext:value-type="float">
            <text:p>6.053</text:p>
          </table:table-cell>
          <table:table-cell table:number-columns-repeated="7"/>
        </table:table-row>
        <table:table-row table:style-name="ro1">
          <table:table-cell office:value-type="float" office:value="511328.626" calcext:value-type="float">
            <text:p>511328.626</text:p>
          </table:table-cell>
          <table:table-cell office:value-type="float" office:value="6964956.602" calcext:value-type="float">
            <text:p>6964956.602</text:p>
          </table:table-cell>
          <table:table-cell office:value-type="float" office:value="7.678" calcext:value-type="float">
            <text:p>7.678</text:p>
          </table:table-cell>
          <table:table-cell/>
          <table:table-cell office:value-type="float" office:value="511124.095" calcext:value-type="float">
            <text:p>511124.095</text:p>
          </table:table-cell>
          <table:table-cell office:value-type="float" office:value="6962170.62" calcext:value-type="float">
            <text:p>6962170.62</text:p>
          </table:table-cell>
          <table:table-cell office:value-type="float" office:value="7.678" calcext:value-type="float">
            <text:p>7.678</text:p>
          </table:table-cell>
          <table:table-cell/>
          <table:table-cell office:value-type="float" office:value="511124.0945" calcext:value-type="float">
            <text:p>511124.0945</text:p>
          </table:table-cell>
          <table:table-cell office:value-type="float" office:value="6962170.6196" calcext:value-type="float">
            <text:p>6962170.6196</text:p>
          </table:table-cell>
          <table:table-cell office:value-type="float" office:value="7.678" calcext:value-type="float">
            <text:p>7.678</text:p>
          </table:table-cell>
          <table:table-cell table:number-columns-repeated="7"/>
        </table:table-row>
        <table:table-row table:style-name="ro1">
          <table:table-cell office:value-type="float" office:value="511331.325" calcext:value-type="float">
            <text:p>511331.325</text:p>
          </table:table-cell>
          <table:table-cell office:value-type="float" office:value="6964957.664" calcext:value-type="float">
            <text:p>6964957.664</text:p>
          </table:table-cell>
          <table:table-cell office:value-type="float" office:value="6.143" calcext:value-type="float">
            <text:p>6.143</text:p>
          </table:table-cell>
          <table:table-cell/>
          <table:table-cell office:value-type="float" office:value="511126.792" calcext:value-type="float">
            <text:p>511126.792</text:p>
          </table:table-cell>
          <table:table-cell office:value-type="float" office:value="6962171.681" calcext:value-type="float">
            <text:p>6962171.681</text:p>
          </table:table-cell>
          <table:table-cell office:value-type="float" office:value="6.143" calcext:value-type="float">
            <text:p>6.143</text:p>
          </table:table-cell>
          <table:table-cell/>
          <table:table-cell office:value-type="float" office:value="511126.7925" calcext:value-type="float">
            <text:p>511126.7925</text:p>
          </table:table-cell>
          <table:table-cell office:value-type="float" office:value="6962171.6812" calcext:value-type="float">
            <text:p>6962171.6812</text:p>
          </table:table-cell>
          <table:table-cell office:value-type="float" office:value="6.143" calcext:value-type="float">
            <text:p>6.143</text:p>
          </table:table-cell>
          <table:table-cell table:number-columns-repeated="7"/>
        </table:table-row>
        <table:table-row table:style-name="ro1">
          <table:table-cell office:value-type="float" office:value="511329.747" calcext:value-type="float">
            <text:p>511329.747</text:p>
          </table:table-cell>
          <table:table-cell office:value-type="float" office:value="6964958.31" calcext:value-type="float">
            <text:p>6964958.31</text:p>
          </table:table-cell>
          <table:table-cell office:value-type="float" office:value="6.602" calcext:value-type="float">
            <text:p>6.602</text:p>
          </table:table-cell>
          <table:table-cell/>
          <table:table-cell office:value-type="float" office:value="511125.215" calcext:value-type="float">
            <text:p>511125.215</text:p>
          </table:table-cell>
          <table:table-cell office:value-type="float" office:value="6962172.327" calcext:value-type="float">
            <text:p>6962172.327</text:p>
          </table:table-cell>
          <table:table-cell office:value-type="float" office:value="6.602" calcext:value-type="float">
            <text:p>6.602</text:p>
          </table:table-cell>
          <table:table-cell/>
          <table:table-cell office:value-type="float" office:value="511125.2151" calcext:value-type="float">
            <text:p>511125.2151</text:p>
          </table:table-cell>
          <table:table-cell office:value-type="float" office:value="6962172.3269" calcext:value-type="float">
            <text:p>6962172.3269</text:p>
          </table:table-cell>
          <table:table-cell office:value-type="float" office:value="6.602" calcext:value-type="float">
            <text:p>6.602</text:p>
          </table:table-cell>
          <table:table-cell table:number-columns-repeated="7"/>
        </table:table-row>
        <table:table-row table:style-name="ro1">
          <table:table-cell office:value-type="float" office:value="511329.064" calcext:value-type="float">
            <text:p>511329.064</text:p>
          </table:table-cell>
          <table:table-cell office:value-type="float" office:value="6964959.632" calcext:value-type="float">
            <text:p>6964959.632</text:p>
          </table:table-cell>
          <table:table-cell office:value-type="float" office:value="6.032" calcext:value-type="float">
            <text:p>6.032</text:p>
          </table:table-cell>
          <table:table-cell/>
          <table:table-cell office:value-type="float" office:value="511124.532" calcext:value-type="float">
            <text:p>511124.532</text:p>
          </table:table-cell>
          <table:table-cell office:value-type="float" office:value="6962173.648" calcext:value-type="float">
            <text:p>6962173.648</text:p>
          </table:table-cell>
          <table:table-cell office:value-type="float" office:value="6.032" calcext:value-type="float">
            <text:p>6.032</text:p>
          </table:table-cell>
          <table:table-cell/>
          <table:table-cell office:value-type="float" office:value="511124.5324" calcext:value-type="float">
            <text:p>511124.5324</text:p>
          </table:table-cell>
          <table:table-cell office:value-type="float" office:value="6962173.6484" calcext:value-type="float">
            <text:p>6962173.6484</text:p>
          </table:table-cell>
          <table:table-cell office:value-type="float" office:value="6.032" calcext:value-type="float">
            <text:p>6.032</text:p>
          </table:table-cell>
          <table:table-cell table:number-columns-repeated="7"/>
        </table:table-row>
        <table:table-row table:style-name="ro1">
          <table:table-cell office:value-type="float" office:value="511329.569" calcext:value-type="float">
            <text:p>511329.569</text:p>
          </table:table-cell>
          <table:table-cell office:value-type="float" office:value="6964959.863" calcext:value-type="float">
            <text:p>6964959.863</text:p>
          </table:table-cell>
          <table:table-cell office:value-type="float" office:value="7.344" calcext:value-type="float">
            <text:p>7.344</text:p>
          </table:table-cell>
          <table:table-cell/>
          <table:table-cell office:value-type="float" office:value="511125.037" calcext:value-type="float">
            <text:p>511125.037</text:p>
          </table:table-cell>
          <table:table-cell office:value-type="float" office:value="6962173.879" calcext:value-type="float">
            <text:p>6962173.879</text:p>
          </table:table-cell>
          <table:table-cell office:value-type="float" office:value="7.344" calcext:value-type="float">
            <text:p>7.344</text:p>
          </table:table-cell>
          <table:table-cell/>
          <table:table-cell office:value-type="float" office:value="511125.0372" calcext:value-type="float">
            <text:p>511125.0372</text:p>
          </table:table-cell>
          <table:table-cell office:value-type="float" office:value="6962173.8793" calcext:value-type="float">
            <text:p>6962173.8793</text:p>
          </table:table-cell>
          <table:table-cell office:value-type="float" office:value="7.344" calcext:value-type="float">
            <text:p>7.344</text:p>
          </table:table-cell>
          <table:table-cell table:number-columns-repeated="7"/>
        </table:table-row>
        <table:table-row table:style-name="ro1">
          <table:table-cell office:value-type="float" office:value="511331.934" calcext:value-type="float">
            <text:p>511331.934</text:p>
          </table:table-cell>
          <table:table-cell office:value-type="float" office:value="6964959.163" calcext:value-type="float">
            <text:p>6964959.163</text:p>
          </table:table-cell>
          <table:table-cell office:value-type="float" office:value="6.043" calcext:value-type="float">
            <text:p>6.043</text:p>
          </table:table-cell>
          <table:table-cell/>
          <table:table-cell office:value-type="float" office:value="511127.401" calcext:value-type="float">
            <text:p>511127.401</text:p>
          </table:table-cell>
          <table:table-cell office:value-type="float" office:value="6962173.18" calcext:value-type="float">
            <text:p>6962173.18</text:p>
          </table:table-cell>
          <table:table-cell office:value-type="float" office:value="6.043" calcext:value-type="float">
            <text:p>6.043</text:p>
          </table:table-cell>
          <table:table-cell/>
          <table:table-cell office:value-type="float" office:value="511127.4012" calcext:value-type="float">
            <text:p>511127.4012</text:p>
          </table:table-cell>
          <table:table-cell office:value-type="float" office:value="6962173.1796" calcext:value-type="float">
            <text:p>6962173.1796</text:p>
          </table:table-cell>
          <table:table-cell office:value-type="float" office:value="6.043" calcext:value-type="float">
            <text:p>6.043</text:p>
          </table:table-cell>
          <table:table-cell table:number-columns-repeated="7"/>
        </table:table-row>
        <table:table-row table:style-name="ro1">
          <table:table-cell office:value-type="float" office:value="511330.343" calcext:value-type="float">
            <text:p>511330.343</text:p>
          </table:table-cell>
          <table:table-cell office:value-type="float" office:value="6964959.068" calcext:value-type="float">
            <text:p>6964959.068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511125.811" calcext:value-type="float">
            <text:p>511125.811</text:p>
          </table:table-cell>
          <table:table-cell office:value-type="float" office:value="6962173.085" calcext:value-type="float">
            <text:p>6962173.085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511125.8109" calcext:value-type="float">
            <text:p>511125.8109</text:p>
          </table:table-cell>
          <table:table-cell office:value-type="float" office:value="6962173.0846" calcext:value-type="float">
            <text:p>6962173.0846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float" office:value="511332.387" calcext:value-type="float">
            <text:p>511332.387</text:p>
          </table:table-cell>
          <table:table-cell office:value-type="float" office:value="6964958.857" calcext:value-type="float">
            <text:p>6964958.857</text:p>
          </table:table-cell>
          <table:table-cell office:value-type="float" office:value="5.989" calcext:value-type="float">
            <text:p>5.989</text:p>
          </table:table-cell>
          <table:table-cell/>
          <table:table-cell office:value-type="float" office:value="511127.854" calcext:value-type="float">
            <text:p>511127.854</text:p>
          </table:table-cell>
          <table:table-cell office:value-type="float" office:value="6962172.874" calcext:value-type="float">
            <text:p>6962172.874</text:p>
          </table:table-cell>
          <table:table-cell office:value-type="float" office:value="5.989" calcext:value-type="float">
            <text:p>5.989</text:p>
          </table:table-cell>
          <table:table-cell/>
          <table:table-cell office:value-type="float" office:value="511127.8541" calcext:value-type="float">
            <text:p>511127.8541</text:p>
          </table:table-cell>
          <table:table-cell office:value-type="float" office:value="6962172.8737" calcext:value-type="float">
            <text:p>6962172.8737</text:p>
          </table:table-cell>
          <table:table-cell office:value-type="float" office:value="5.989" calcext:value-type="float">
            <text:p>5.989</text:p>
          </table:table-cell>
          <table:table-cell table:number-columns-repeated="7"/>
        </table:table-row>
        <table:table-row table:style-name="ro1">
          <table:table-cell office:value-type="float" office:value="511335.17" calcext:value-type="float">
            <text:p>511335.17</text:p>
          </table:table-cell>
          <table:table-cell office:value-type="float" office:value="6964959.244" calcext:value-type="float">
            <text:p>6964959.244</text:p>
          </table:table-cell>
          <table:table-cell office:value-type="float" office:value="5.894" calcext:value-type="float">
            <text:p>5.894</text:p>
          </table:table-cell>
          <table:table-cell/>
          <table:table-cell office:value-type="float" office:value="511130.636" calcext:value-type="float">
            <text:p>511130.636</text:p>
          </table:table-cell>
          <table:table-cell office:value-type="float" office:value="6962173.26" calcext:value-type="float">
            <text:p>6962173.26</text:p>
          </table:table-cell>
          <table:table-cell office:value-type="float" office:value="5.894" calcext:value-type="float">
            <text:p>5.894</text:p>
          </table:table-cell>
          <table:table-cell/>
          <table:table-cell office:value-type="float" office:value="511130.636" calcext:value-type="float">
            <text:p>511130.636</text:p>
          </table:table-cell>
          <table:table-cell office:value-type="float" office:value="6962173.2605" calcext:value-type="float">
            <text:p>6962173.2605</text:p>
          </table:table-cell>
          <table:table-cell office:value-type="float" office:value="5.894" calcext:value-type="float">
            <text:p>5.894</text:p>
          </table:table-cell>
          <table:table-cell table:number-columns-repeated="7"/>
        </table:table-row>
        <table:table-row table:style-name="ro1">
          <table:table-cell office:value-type="float" office:value="511332.32" calcext:value-type="float">
            <text:p>511332.32</text:p>
          </table:table-cell>
          <table:table-cell office:value-type="float" office:value="6964956.67" calcext:value-type="float">
            <text:p>6964956.67</text:p>
          </table:table-cell>
          <table:table-cell office:value-type="float" office:value="7.584" calcext:value-type="float">
            <text:p>7.584</text:p>
          </table:table-cell>
          <table:table-cell/>
          <table:table-cell office:value-type="float" office:value="511127.787" calcext:value-type="float">
            <text:p>511127.787</text:p>
          </table:table-cell>
          <table:table-cell office:value-type="float" office:value="6962170.688" calcext:value-type="float">
            <text:p>6962170.688</text:p>
          </table:table-cell>
          <table:table-cell office:value-type="float" office:value="7.584" calcext:value-type="float">
            <text:p>7.584</text:p>
          </table:table-cell>
          <table:table-cell/>
          <table:table-cell office:value-type="float" office:value="511127.7871" calcext:value-type="float">
            <text:p>511127.7871</text:p>
          </table:table-cell>
          <table:table-cell office:value-type="float" office:value="6962170.6876" calcext:value-type="float">
            <text:p>6962170.6876</text:p>
          </table:table-cell>
          <table:table-cell office:value-type="float" office:value="7.584" calcext:value-type="float">
            <text:p>7.584</text:p>
          </table:table-cell>
          <table:table-cell table:number-columns-repeated="7"/>
        </table:table-row>
        <table:table-row table:style-name="ro1">
          <table:table-cell office:value-type="float" office:value="511334.286" calcext:value-type="float">
            <text:p>511334.286</text:p>
          </table:table-cell>
          <table:table-cell office:value-type="float" office:value="6964957.694" calcext:value-type="float">
            <text:p>6964957.694</text:p>
          </table:table-cell>
          <table:table-cell office:value-type="float" office:value="7.432" calcext:value-type="float">
            <text:p>7.432</text:p>
          </table:table-cell>
          <table:table-cell/>
          <table:table-cell office:value-type="float" office:value="511129.752" calcext:value-type="float">
            <text:p>511129.752</text:p>
          </table:table-cell>
          <table:table-cell office:value-type="float" office:value="6962171.711" calcext:value-type="float">
            <text:p>6962171.711</text:p>
          </table:table-cell>
          <table:table-cell office:value-type="float" office:value="7.432" calcext:value-type="float">
            <text:p>7.432</text:p>
          </table:table-cell>
          <table:table-cell/>
          <table:table-cell office:value-type="float" office:value="511129.7523" calcext:value-type="float">
            <text:p>511129.7523</text:p>
          </table:table-cell>
          <table:table-cell office:value-type="float" office:value="6962171.7112" calcext:value-type="float">
            <text:p>6962171.7112</text:p>
          </table:table-cell>
          <table:table-cell office:value-type="float" office:value="7.432" calcext:value-type="float">
            <text:p>7.432</text:p>
          </table:table-cell>
          <table:table-cell table:number-columns-repeated="7"/>
        </table:table-row>
        <table:table-row table:style-name="ro1">
          <table:table-cell office:value-type="float" office:value="511332.121" calcext:value-type="float">
            <text:p>511332.121</text:p>
          </table:table-cell>
          <table:table-cell office:value-type="float" office:value="6964959.395" calcext:value-type="float">
            <text:p>6964959.395</text:p>
          </table:table-cell>
          <table:table-cell office:value-type="float" office:value="6.006" calcext:value-type="float">
            <text:p>6.006</text:p>
          </table:table-cell>
          <table:table-cell/>
          <table:table-cell office:value-type="float" office:value="511127.588" calcext:value-type="float">
            <text:p>511127.588</text:p>
          </table:table-cell>
          <table:table-cell office:value-type="float" office:value="6962173.411" calcext:value-type="float">
            <text:p>6962173.411</text:p>
          </table:table-cell>
          <table:table-cell office:value-type="float" office:value="6.006" calcext:value-type="float">
            <text:p>6.006</text:p>
          </table:table-cell>
          <table:table-cell/>
          <table:table-cell office:value-type="float" office:value="511127.5882" calcext:value-type="float">
            <text:p>511127.5882</text:p>
          </table:table-cell>
          <table:table-cell office:value-type="float" office:value="6962173.4115" calcext:value-type="float">
            <text:p>6962173.4115</text:p>
          </table:table-cell>
          <table:table-cell office:value-type="float" office:value="6.006" calcext:value-type="float">
            <text:p>6.006</text:p>
          </table:table-cell>
          <table:table-cell table:number-columns-repeated="7"/>
        </table:table-row>
        <table:table-row table:style-name="ro1">
          <table:table-cell office:value-type="float" office:value="511333.625" calcext:value-type="float">
            <text:p>511333.625</text:p>
          </table:table-cell>
          <table:table-cell office:value-type="float" office:value="6964958.432" calcext:value-type="float">
            <text:p>6964958.432</text:p>
          </table:table-cell>
          <table:table-cell office:value-type="float" office:value="7.189" calcext:value-type="float">
            <text:p>7.189</text:p>
          </table:table-cell>
          <table:table-cell/>
          <table:table-cell office:value-type="float" office:value="511129.092" calcext:value-type="float">
            <text:p>511129.092</text:p>
          </table:table-cell>
          <table:table-cell office:value-type="float" office:value="6962172.449" calcext:value-type="float">
            <text:p>6962172.449</text:p>
          </table:table-cell>
          <table:table-cell office:value-type="float" office:value="7.189" calcext:value-type="float">
            <text:p>7.189</text:p>
          </table:table-cell>
          <table:table-cell/>
          <table:table-cell office:value-type="float" office:value="511129.0916" calcext:value-type="float">
            <text:p>511129.0916</text:p>
          </table:table-cell>
          <table:table-cell office:value-type="float" office:value="6962172.4489" calcext:value-type="float">
            <text:p>6962172.4489</text:p>
          </table:table-cell>
          <table:table-cell office:value-type="float" office:value="7.189" calcext:value-type="float">
            <text:p>7.189</text:p>
          </table:table-cell>
          <table:table-cell table:number-columns-repeated="7"/>
        </table:table-row>
        <table:table-row table:style-name="ro1">
          <table:table-cell office:value-type="float" office:value="511333.139" calcext:value-type="float">
            <text:p>511333.139</text:p>
          </table:table-cell>
          <table:table-cell office:value-type="float" office:value="6964959.32" calcext:value-type="float">
            <text:p>6964959.32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511128.606" calcext:value-type="float">
            <text:p>511128.606</text:p>
          </table:table-cell>
          <table:table-cell office:value-type="float" office:value="6962173.336" calcext:value-type="float">
            <text:p>6962173.336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511128.6058" calcext:value-type="float">
            <text:p>511128.6058</text:p>
          </table:table-cell>
          <table:table-cell office:value-type="float" office:value="6962173.3365" calcext:value-type="float">
            <text:p>6962173.3365</text:p>
          </table:table-cell>
          <table:table-cell office:value-type="float" office:value="7.71" calcext:value-type="float">
            <text:p>7.71</text:p>
          </table:table-cell>
          <table:table-cell table:number-columns-repeated="7"/>
        </table:table-row>
        <table:table-row table:style-name="ro1">
          <table:table-cell office:value-type="float" office:value="511334.607" calcext:value-type="float">
            <text:p>511334.607</text:p>
          </table:table-cell>
          <table:table-cell office:value-type="float" office:value="6964958.022" calcext:value-type="float">
            <text:p>6964958.022</text:p>
          </table:table-cell>
          <table:table-cell office:value-type="float" office:value="7.661" calcext:value-type="float">
            <text:p>7.661</text:p>
          </table:table-cell>
          <table:table-cell/>
          <table:table-cell office:value-type="float" office:value="511130.073" calcext:value-type="float">
            <text:p>511130.073</text:p>
          </table:table-cell>
          <table:table-cell office:value-type="float" office:value="6962172.039" calcext:value-type="float">
            <text:p>6962172.039</text:p>
          </table:table-cell>
          <table:table-cell office:value-type="float" office:value="7.661" calcext:value-type="float">
            <text:p>7.661</text:p>
          </table:table-cell>
          <table:table-cell/>
          <table:table-cell office:value-type="float" office:value="511130.0732" calcext:value-type="float">
            <text:p>511130.0732</text:p>
          </table:table-cell>
          <table:table-cell office:value-type="float" office:value="6962172.039" calcext:value-type="float">
            <text:p>6962172.039</text:p>
          </table:table-cell>
          <table:table-cell office:value-type="float" office:value="7.661" calcext:value-type="float">
            <text:p>7.661</text:p>
          </table:table-cell>
          <table:table-cell table:number-columns-repeated="7"/>
        </table:table-row>
        <table:table-row table:style-name="ro1">
          <table:table-cell office:value-type="float" office:value="511336.778" calcext:value-type="float">
            <text:p>511336.778</text:p>
          </table:table-cell>
          <table:table-cell office:value-type="float" office:value="6964954.417" calcext:value-type="float">
            <text:p>6964954.417</text:p>
          </table:table-cell>
          <table:table-cell office:value-type="float" office:value="5.821" calcext:value-type="float">
            <text:p>5.821</text:p>
          </table:table-cell>
          <table:table-cell/>
          <table:table-cell office:value-type="float" office:value="511132.243" calcext:value-type="float">
            <text:p>511132.243</text:p>
          </table:table-cell>
          <table:table-cell office:value-type="float" office:value="6962168.435" calcext:value-type="float">
            <text:p>6962168.435</text:p>
          </table:table-cell>
          <table:table-cell office:value-type="float" office:value="5.821" calcext:value-type="float">
            <text:p>5.821</text:p>
          </table:table-cell>
          <table:table-cell/>
          <table:table-cell office:value-type="float" office:value="511132.2433" calcext:value-type="float">
            <text:p>511132.2433</text:p>
          </table:table-cell>
          <table:table-cell office:value-type="float" office:value="6962168.4355" calcext:value-type="float">
            <text:p>6962168.4355</text:p>
          </table:table-cell>
          <table:table-cell office:value-type="float" office:value="5.821" calcext:value-type="float">
            <text:p>5.821</text:p>
          </table:table-cell>
          <table:table-cell table:number-columns-repeated="7"/>
        </table:table-row>
        <table:table-row table:style-name="ro1">
          <table:table-cell office:value-type="float" office:value="511336.836" calcext:value-type="float">
            <text:p>511336.836</text:p>
          </table:table-cell>
          <table:table-cell office:value-type="float" office:value="6964955.594" calcext:value-type="float">
            <text:p>6964955.594</text:p>
          </table:table-cell>
          <table:table-cell office:value-type="float" office:value="7.573" calcext:value-type="float">
            <text:p>7.573</text:p>
          </table:table-cell>
          <table:table-cell/>
          <table:table-cell office:value-type="float" office:value="511132.301" calcext:value-type="float">
            <text:p>511132.301</text:p>
          </table:table-cell>
          <table:table-cell office:value-type="float" office:value="6962169.612" calcext:value-type="float">
            <text:p>6962169.612</text:p>
          </table:table-cell>
          <table:table-cell office:value-type="float" office:value="7.573" calcext:value-type="float">
            <text:p>7.573</text:p>
          </table:table-cell>
          <table:table-cell/>
          <table:table-cell office:value-type="float" office:value="511132.3013" calcext:value-type="float">
            <text:p>511132.3013</text:p>
          </table:table-cell>
          <table:table-cell office:value-type="float" office:value="6962169.612" calcext:value-type="float">
            <text:p>6962169.612</text:p>
          </table:table-cell>
          <table:table-cell office:value-type="float" office:value="7.573" calcext:value-type="float">
            <text:p>7.573</text:p>
          </table:table-cell>
          <table:table-cell table:number-columns-repeated="7"/>
        </table:table-row>
        <table:table-row table:style-name="ro1">
          <table:table-cell office:value-type="float" office:value="511343.787" calcext:value-type="float">
            <text:p>511343.787</text:p>
          </table:table-cell>
          <table:table-cell office:value-type="float" office:value="6964955.918" calcext:value-type="float">
            <text:p>6964955.918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139.249" calcext:value-type="float">
            <text:p>511139.249</text:p>
          </table:table-cell>
          <table:table-cell office:value-type="float" office:value="6962169.936" calcext:value-type="float">
            <text:p>6962169.936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139.2495" calcext:value-type="float">
            <text:p>511139.2495</text:p>
          </table:table-cell>
          <table:table-cell office:value-type="float" office:value="6962169.9358" calcext:value-type="float">
            <text:p>6962169.9358</text:p>
          </table:table-cell>
          <table:table-cell office:value-type="float" office:value="6.719" calcext:value-type="float">
            <text:p>6.719</text:p>
          </table:table-cell>
          <table:table-cell table:number-columns-repeated="7"/>
        </table:table-row>
        <table:table-row table:style-name="ro1">
          <table:table-cell office:value-type="float" office:value="511337.115" calcext:value-type="float">
            <text:p>511337.115</text:p>
          </table:table-cell>
          <table:table-cell office:value-type="float" office:value="6964959.862" calcext:value-type="float">
            <text:p>6964959.862</text:p>
          </table:table-cell>
          <table:table-cell office:value-type="float" office:value="5.836" calcext:value-type="float">
            <text:p>5.836</text:p>
          </table:table-cell>
          <table:table-cell/>
          <table:table-cell office:value-type="float" office:value="511132.58" calcext:value-type="float">
            <text:p>511132.58</text:p>
          </table:table-cell>
          <table:table-cell office:value-type="float" office:value="6962173.878" calcext:value-type="float">
            <text:p>6962173.878</text:p>
          </table:table-cell>
          <table:table-cell office:value-type="float" office:value="5.836" calcext:value-type="float">
            <text:p>5.836</text:p>
          </table:table-cell>
          <table:table-cell/>
          <table:table-cell office:value-type="float" office:value="511132.5802" calcext:value-type="float">
            <text:p>511132.5802</text:p>
          </table:table-cell>
          <table:table-cell office:value-type="float" office:value="6962173.8783" calcext:value-type="float">
            <text:p>6962173.8783</text:p>
          </table:table-cell>
          <table:table-cell office:value-type="float" office:value="5.836" calcext:value-type="float">
            <text:p>5.836</text:p>
          </table:table-cell>
          <table:table-cell table:number-columns-repeated="7"/>
        </table:table-row>
        <table:table-row table:style-name="ro1">
          <table:table-cell office:value-type="float" office:value="511339.248" calcext:value-type="float">
            <text:p>511339.248</text:p>
          </table:table-cell>
          <table:table-cell office:value-type="float" office:value="6964956.466" calcext:value-type="float">
            <text:p>6964956.466</text:p>
          </table:table-cell>
          <table:table-cell office:value-type="float" office:value="7.459" calcext:value-type="float">
            <text:p>7.459</text:p>
          </table:table-cell>
          <table:table-cell/>
          <table:table-cell office:value-type="float" office:value="511134.712" calcext:value-type="float">
            <text:p>511134.712</text:p>
          </table:table-cell>
          <table:table-cell office:value-type="float" office:value="6962170.484" calcext:value-type="float">
            <text:p>6962170.484</text:p>
          </table:table-cell>
          <table:table-cell office:value-type="float" office:value="7.459" calcext:value-type="float">
            <text:p>7.459</text:p>
          </table:table-cell>
          <table:table-cell/>
          <table:table-cell office:value-type="float" office:value="511134.7123" calcext:value-type="float">
            <text:p>511134.7123</text:p>
          </table:table-cell>
          <table:table-cell office:value-type="float" office:value="6962170.4836" calcext:value-type="float">
            <text:p>6962170.4836</text:p>
          </table:table-cell>
          <table:table-cell office:value-type="float" office:value="7.459" calcext:value-type="float">
            <text:p>7.459</text:p>
          </table:table-cell>
          <table:table-cell table:number-columns-repeated="7"/>
        </table:table-row>
        <table:table-row table:style-name="ro1">
          <table:table-cell office:value-type="float" office:value="511336.141" calcext:value-type="float">
            <text:p>511336.141</text:p>
          </table:table-cell>
          <table:table-cell office:value-type="float" office:value="6964959.99" calcext:value-type="float">
            <text:p>6964959.99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31.606" calcext:value-type="float">
            <text:p>511131.606</text:p>
          </table:table-cell>
          <table:table-cell office:value-type="float" office:value="6962174.006" calcext:value-type="float">
            <text:p>6962174.006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31.6066" calcext:value-type="float">
            <text:p>511131.6066</text:p>
          </table:table-cell>
          <table:table-cell office:value-type="float" office:value="6962174.0062" calcext:value-type="float">
            <text:p>6962174.0062</text:p>
          </table:table-cell>
          <table:table-cell office:value-type="float" office:value="7.587" calcext:value-type="float">
            <text:p>7.587</text:p>
          </table:table-cell>
          <table:table-cell table:number-columns-repeated="7"/>
        </table:table-row>
        <table:table-row table:style-name="ro1">
          <table:table-cell office:value-type="float" office:value="511342.395" calcext:value-type="float">
            <text:p>511342.395</text:p>
          </table:table-cell>
          <table:table-cell office:value-type="float" office:value="6964957.259" calcext:value-type="float">
            <text:p>6964957.259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511137.858" calcext:value-type="float">
            <text:p>511137.858</text:p>
          </table:table-cell>
          <table:table-cell office:value-type="float" office:value="6962171.276" calcext:value-type="float">
            <text:p>6962171.276</text:p>
          </table:table-cell>
          <table:table-cell office:value-type="float" office:value="5.71" calcext:value-type="float">
            <text:p>5.71</text:p>
          </table:table-cell>
          <table:table-cell/>
          <table:table-cell office:value-type="float" office:value="511137.8581" calcext:value-type="float">
            <text:p>511137.8581</text:p>
          </table:table-cell>
          <table:table-cell office:value-type="float" office:value="6962171.2763" calcext:value-type="float">
            <text:p>6962171.2763</text:p>
          </table:table-cell>
          <table:table-cell office:value-type="float" office:value="5.71" calcext:value-type="float">
            <text:p>5.71</text:p>
          </table:table-cell>
          <table:table-cell table:number-columns-repeated="7"/>
        </table:table-row>
        <table:table-row table:style-name="ro1">
          <table:table-cell office:value-type="float" office:value="511341.576" calcext:value-type="float">
            <text:p>511341.576</text:p>
          </table:table-cell>
          <table:table-cell office:value-type="float" office:value="6964958.532" calcext:value-type="float">
            <text:p>6964958.532</text:p>
          </table:table-cell>
          <table:table-cell office:value-type="float" office:value="6.906" calcext:value-type="float">
            <text:p>6.906</text:p>
          </table:table-cell>
          <table:table-cell/>
          <table:table-cell office:value-type="float" office:value="511137.039" calcext:value-type="float">
            <text:p>511137.039</text:p>
          </table:table-cell>
          <table:table-cell office:value-type="float" office:value="6962172.549" calcext:value-type="float">
            <text:p>6962172.549</text:p>
          </table:table-cell>
          <table:table-cell office:value-type="float" office:value="6.906" calcext:value-type="float">
            <text:p>6.906</text:p>
          </table:table-cell>
          <table:table-cell/>
          <table:table-cell office:value-type="float" office:value="511137.0394" calcext:value-type="float">
            <text:p>511137.0394</text:p>
          </table:table-cell>
          <table:table-cell office:value-type="float" office:value="6962172.5488" calcext:value-type="float">
            <text:p>6962172.5488</text:p>
          </table:table-cell>
          <table:table-cell office:value-type="float" office:value="6.906" calcext:value-type="float">
            <text:p>6.906</text:p>
          </table:table-cell>
          <table:table-cell table:number-columns-repeated="7"/>
        </table:table-row>
        <table:table-row table:style-name="ro1">
          <table:table-cell office:value-type="float" office:value="511351.386" calcext:value-type="float">
            <text:p>511351.386</text:p>
          </table:table-cell>
          <table:table-cell office:value-type="float" office:value="6964946.663" calcext:value-type="float">
            <text:p>6964946.663</text:p>
          </table:table-cell>
          <table:table-cell office:value-type="float" office:value="5.259" calcext:value-type="float">
            <text:p>5.259</text:p>
          </table:table-cell>
          <table:table-cell/>
          <table:table-cell office:value-type="float" office:value="511146.845" calcext:value-type="float">
            <text:p>511146.845</text:p>
          </table:table-cell>
          <table:table-cell office:value-type="float" office:value="6962160.685" calcext:value-type="float">
            <text:p>6962160.685</text:p>
          </table:table-cell>
          <table:table-cell office:value-type="float" office:value="5.259" calcext:value-type="float">
            <text:p>5.259</text:p>
          </table:table-cell>
          <table:table-cell/>
          <table:table-cell office:value-type="float" office:value="511146.8455" calcext:value-type="float">
            <text:p>511146.8455</text:p>
          </table:table-cell>
          <table:table-cell office:value-type="float" office:value="6962160.6845" calcext:value-type="float">
            <text:p>6962160.6845</text:p>
          </table:table-cell>
          <table:table-cell office:value-type="float" office:value="5.259" calcext:value-type="float">
            <text:p>5.259</text:p>
          </table:table-cell>
          <table:table-cell table:number-columns-repeated="7"/>
        </table:table-row>
        <table:table-row table:style-name="ro1">
          <table:table-cell office:value-type="float" office:value="511353.419" calcext:value-type="float">
            <text:p>511353.419</text:p>
          </table:table-cell>
          <table:table-cell office:value-type="float" office:value="6964944.578" calcext:value-type="float">
            <text:p>6964944.578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float" office:value="511148.878" calcext:value-type="float">
            <text:p>511148.878</text:p>
          </table:table-cell>
          <table:table-cell office:value-type="float" office:value="6962158.6" calcext:value-type="float">
            <text:p>6962158.6</text:p>
          </table:table-cell>
          <table:table-cell office:value-type="float" office:value="6.38" calcext:value-type="float">
            <text:p>6.38</text:p>
          </table:table-cell>
          <table:table-cell/>
          <table:table-cell office:value-type="float" office:value="511148.8777" calcext:value-type="float">
            <text:p>511148.8777</text:p>
          </table:table-cell>
          <table:table-cell office:value-type="float" office:value="6962158.6003" calcext:value-type="float">
            <text:p>6962158.6003</text:p>
          </table:table-cell>
          <table:table-cell office:value-type="float" office:value="6.38" calcext:value-type="float">
            <text:p>6.38</text:p>
          </table:table-cell>
          <table:table-cell table:number-columns-repeated="7"/>
        </table:table-row>
        <table:table-row table:style-name="ro1">
          <table:table-cell office:value-type="float" office:value="511345.308" calcext:value-type="float">
            <text:p>511345.308</text:p>
          </table:table-cell>
          <table:table-cell office:value-type="float" office:value="6964953.825" calcext:value-type="float">
            <text:p>6964953.825</text:p>
          </table:table-cell>
          <table:table-cell office:value-type="float" office:value="5.659" calcext:value-type="float">
            <text:p>5.659</text:p>
          </table:table-cell>
          <table:table-cell/>
          <table:table-cell office:value-type="float" office:value="511140.77" calcext:value-type="float">
            <text:p>511140.77</text:p>
          </table:table-cell>
          <table:table-cell office:value-type="float" office:value="6962167.844" calcext:value-type="float">
            <text:p>6962167.844</text:p>
          </table:table-cell>
          <table:table-cell office:value-type="float" office:value="5.659" calcext:value-type="float">
            <text:p>5.659</text:p>
          </table:table-cell>
          <table:table-cell/>
          <table:table-cell office:value-type="float" office:value="511140.7699" calcext:value-type="float">
            <text:p>511140.7699</text:p>
          </table:table-cell>
          <table:table-cell office:value-type="float" office:value="6962167.8437" calcext:value-type="float">
            <text:p>6962167.8437</text:p>
          </table:table-cell>
          <table:table-cell office:value-type="float" office:value="5.659" calcext:value-type="float">
            <text:p>5.659</text:p>
          </table:table-cell>
          <table:table-cell table:number-columns-repeated="7"/>
        </table:table-row>
        <table:table-row table:style-name="ro1">
          <table:table-cell office:value-type="float" office:value="511344.349" calcext:value-type="float">
            <text:p>511344.349</text:p>
          </table:table-cell>
          <table:table-cell office:value-type="float" office:value="6964958.701" calcext:value-type="float">
            <text:p>6964958.701</text:p>
          </table:table-cell>
          <table:table-cell office:value-type="float" office:value="5.547" calcext:value-type="float">
            <text:p>5.547</text:p>
          </table:table-cell>
          <table:table-cell/>
          <table:table-cell office:value-type="float" office:value="511139.811" calcext:value-type="float">
            <text:p>511139.811</text:p>
          </table:table-cell>
          <table:table-cell office:value-type="float" office:value="6962172.718" calcext:value-type="float">
            <text:p>6962172.718</text:p>
          </table:table-cell>
          <table:table-cell office:value-type="float" office:value="5.547" calcext:value-type="float">
            <text:p>5.547</text:p>
          </table:table-cell>
          <table:table-cell/>
          <table:table-cell office:value-type="float" office:value="511139.8113" calcext:value-type="float">
            <text:p>511139.8113</text:p>
          </table:table-cell>
          <table:table-cell office:value-type="float" office:value="6962172.7177" calcext:value-type="float">
            <text:p>6962172.7177</text:p>
          </table:table-cell>
          <table:table-cell office:value-type="float" office:value="5.547" calcext:value-type="float">
            <text:p>5.547</text:p>
          </table:table-cell>
          <table:table-cell table:number-columns-repeated="7"/>
        </table:table-row>
        <table:table-row table:style-name="ro1">
          <table:table-cell office:value-type="float" office:value="511355.621" calcext:value-type="float">
            <text:p>511355.621</text:p>
          </table:table-cell>
          <table:table-cell office:value-type="float" office:value="6964955.461" calcext:value-type="float">
            <text:p>6964955.461</text:p>
          </table:table-cell>
          <table:table-cell office:value-type="float" office:value="3.029" calcext:value-type="float">
            <text:p>3.029</text:p>
          </table:table-cell>
          <table:table-cell/>
          <table:table-cell office:value-type="float" office:value="511151.079" calcext:value-type="float">
            <text:p>511151.079</text:p>
          </table:table-cell>
          <table:table-cell office:value-type="float" office:value="6962169.479" calcext:value-type="float">
            <text:p>6962169.479</text:p>
          </table:table-cell>
          <table:table-cell office:value-type="float" office:value="3.029" calcext:value-type="float">
            <text:p>3.029</text:p>
          </table:table-cell>
          <table:table-cell/>
          <table:table-cell office:value-type="float" office:value="511151.0788" calcext:value-type="float">
            <text:p>511151.0788</text:p>
          </table:table-cell>
          <table:table-cell office:value-type="float" office:value="6962169.479" calcext:value-type="float">
            <text:p>6962169.479</text:p>
          </table:table-cell>
          <table:table-cell office:value-type="float" office:value="3.029" calcext:value-type="float">
            <text:p>3.029</text:p>
          </table:table-cell>
          <table:table-cell table:number-columns-repeated="7"/>
        </table:table-row>
        <table:table-row table:style-name="ro1">
          <table:table-cell office:value-type="float" office:value="511298.35" calcext:value-type="float">
            <text:p>511298.35</text:p>
          </table:table-cell>
          <table:table-cell office:value-type="float" office:value="6964965.109" calcext:value-type="float">
            <text:p>6964965.109</text:p>
          </table:table-cell>
          <table:table-cell office:value-type="float" office:value="3.376" calcext:value-type="float">
            <text:p>3.376</text:p>
          </table:table-cell>
          <table:table-cell/>
          <table:table-cell office:value-type="float" office:value="511093.831" calcext:value-type="float">
            <text:p>511093.831</text:p>
          </table:table-cell>
          <table:table-cell office:value-type="float" office:value="6962179.123" calcext:value-type="float">
            <text:p>6962179.123</text:p>
          </table:table-cell>
          <table:table-cell office:value-type="float" office:value="3.376" calcext:value-type="float">
            <text:p>3.376</text:p>
          </table:table-cell>
          <table:table-cell/>
          <table:table-cell office:value-type="float" office:value="511093.8306" calcext:value-type="float">
            <text:p>511093.8306</text:p>
          </table:table-cell>
          <table:table-cell office:value-type="float" office:value="6962179.1233" calcext:value-type="float">
            <text:p>6962179.1233</text:p>
          </table:table-cell>
          <table:table-cell office:value-type="float" office:value="3.376" calcext:value-type="float">
            <text:p>3.376</text:p>
          </table:table-cell>
          <table:table-cell table:number-columns-repeated="7"/>
        </table:table-row>
        <table:table-row table:style-name="ro1">
          <table:table-cell office:value-type="float" office:value="511301.235" calcext:value-type="float">
            <text:p>511301.235</text:p>
          </table:table-cell>
          <table:table-cell office:value-type="float" office:value="6964963.331" calcext:value-type="float">
            <text:p>6964963.331</text:p>
          </table:table-cell>
          <table:table-cell office:value-type="float" office:value="6.379" calcext:value-type="float">
            <text:p>6.379</text:p>
          </table:table-cell>
          <table:table-cell/>
          <table:table-cell office:value-type="float" office:value="511096.714" calcext:value-type="float">
            <text:p>511096.714</text:p>
          </table:table-cell>
          <table:table-cell office:value-type="float" office:value="6962177.346" calcext:value-type="float">
            <text:p>6962177.346</text:p>
          </table:table-cell>
          <table:table-cell office:value-type="float" office:value="6.379" calcext:value-type="float">
            <text:p>6.379</text:p>
          </table:table-cell>
          <table:table-cell/>
          <table:table-cell office:value-type="float" office:value="511096.7144" calcext:value-type="float">
            <text:p>511096.7144</text:p>
          </table:table-cell>
          <table:table-cell office:value-type="float" office:value="6962177.346" calcext:value-type="float">
            <text:p>6962177.346</text:p>
          </table:table-cell>
          <table:table-cell office:value-type="float" office:value="6.379" calcext:value-type="float">
            <text:p>6.379</text:p>
          </table:table-cell>
          <table:table-cell table:number-columns-repeated="7"/>
        </table:table-row>
        <table:table-row table:style-name="ro1">
          <table:table-cell office:value-type="float" office:value="511301.72" calcext:value-type="float">
            <text:p>511301.72</text:p>
          </table:table-cell>
          <table:table-cell office:value-type="float" office:value="6964967.32" calcext:value-type="float">
            <text:p>6964967.32</text:p>
          </table:table-cell>
          <table:table-cell office:value-type="float" office:value="4.643" calcext:value-type="float">
            <text:p>4.643</text:p>
          </table:table-cell>
          <table:table-cell/>
          <table:table-cell office:value-type="float" office:value="511097.199" calcext:value-type="float">
            <text:p>511097.199</text:p>
          </table:table-cell>
          <table:table-cell office:value-type="float" office:value="6962181.333" calcext:value-type="float">
            <text:p>6962181.333</text:p>
          </table:table-cell>
          <table:table-cell office:value-type="float" office:value="4.643" calcext:value-type="float">
            <text:p>4.643</text:p>
          </table:table-cell>
          <table:table-cell/>
          <table:table-cell office:value-type="float" office:value="511097.1993" calcext:value-type="float">
            <text:p>511097.1993</text:p>
          </table:table-cell>
          <table:table-cell office:value-type="float" office:value="6962181.3334" calcext:value-type="float">
            <text:p>6962181.3334</text:p>
          </table:table-cell>
          <table:table-cell office:value-type="float" office:value="4.643" calcext:value-type="float">
            <text:p>4.643</text:p>
          </table:table-cell>
          <table:table-cell table:number-columns-repeated="7"/>
        </table:table-row>
        <table:table-row table:style-name="ro1">
          <table:table-cell office:value-type="float" office:value="511311.895" calcext:value-type="float">
            <text:p>511311.895</text:p>
          </table:table-cell>
          <table:table-cell office:value-type="float" office:value="6964961.567" calcext:value-type="float">
            <text:p>6964961.567</text:p>
          </table:table-cell>
          <table:table-cell office:value-type="float" office:value="2.622" calcext:value-type="float">
            <text:p>2.622</text:p>
          </table:table-cell>
          <table:table-cell/>
          <table:table-cell office:value-type="float" office:value="511107.37" calcext:value-type="float">
            <text:p>511107.37</text:p>
          </table:table-cell>
          <table:table-cell office:value-type="float" office:value="6962175.583" calcext:value-type="float">
            <text:p>6962175.583</text:p>
          </table:table-cell>
          <table:table-cell office:value-type="float" office:value="2.622" calcext:value-type="float">
            <text:p>2.622</text:p>
          </table:table-cell>
          <table:table-cell/>
          <table:table-cell office:value-type="float" office:value="511107.3702" calcext:value-type="float">
            <text:p>511107.3702</text:p>
          </table:table-cell>
          <table:table-cell office:value-type="float" office:value="6962175.5827" calcext:value-type="float">
            <text:p>6962175.5827</text:p>
          </table:table-cell>
          <table:table-cell office:value-type="float" office:value="2.622" calcext:value-type="float">
            <text:p>2.622</text:p>
          </table:table-cell>
          <table:table-cell table:number-columns-repeated="7"/>
        </table:table-row>
        <table:table-row table:style-name="ro1">
          <table:table-cell office:value-type="float" office:value="511309.399" calcext:value-type="float">
            <text:p>511309.399</text:p>
          </table:table-cell>
          <table:table-cell office:value-type="float" office:value="6964967.53" calcext:value-type="float">
            <text:p>6964967.5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11104.875" calcext:value-type="float">
            <text:p>511104.875</text:p>
          </table:table-cell>
          <table:table-cell office:value-type="float" office:value="6962181.543" calcext:value-type="float">
            <text:p>6962181.54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11104.8752" calcext:value-type="float">
            <text:p>511104.8752</text:p>
          </table:table-cell>
          <table:table-cell office:value-type="float" office:value="6962181.5433" calcext:value-type="float">
            <text:p>6962181.5433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office:value-type="float" office:value="511309.013" calcext:value-type="float">
            <text:p>511309.013</text:p>
          </table:table-cell>
          <table:table-cell office:value-type="float" office:value="6964966.32" calcext:value-type="float">
            <text:p>6964966.32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11104.489" calcext:value-type="float">
            <text:p>511104.489</text:p>
          </table:table-cell>
          <table:table-cell office:value-type="float" office:value="6962180.334" calcext:value-type="float">
            <text:p>6962180.334</text:p>
          </table:table-cell>
          <table:table-cell office:value-type="float" office:value="3.88" calcext:value-type="float">
            <text:p>3.88</text:p>
          </table:table-cell>
          <table:table-cell/>
          <table:table-cell office:value-type="float" office:value="511104.4894" calcext:value-type="float">
            <text:p>511104.4894</text:p>
          </table:table-cell>
          <table:table-cell office:value-type="float" office:value="6962180.3338" calcext:value-type="float">
            <text:p>6962180.3338</text:p>
          </table:table-cell>
          <table:table-cell office:value-type="float" office:value="3.88" calcext:value-type="float">
            <text:p>3.88</text:p>
          </table:table-cell>
          <table:table-cell table:number-columns-repeated="7"/>
        </table:table-row>
        <table:table-row table:style-name="ro1">
          <table:table-cell office:value-type="float" office:value="511308.743" calcext:value-type="float">
            <text:p>511308.743</text:p>
          </table:table-cell>
          <table:table-cell office:value-type="float" office:value="6964967.188" calcext:value-type="float">
            <text:p>6964967.188</text:p>
          </table:table-cell>
          <table:table-cell office:value-type="float" office:value="4.351" calcext:value-type="float">
            <text:p>4.351</text:p>
          </table:table-cell>
          <table:table-cell/>
          <table:table-cell office:value-type="float" office:value="511104.219" calcext:value-type="float">
            <text:p>511104.219</text:p>
          </table:table-cell>
          <table:table-cell office:value-type="float" office:value="6962181.201" calcext:value-type="float">
            <text:p>6962181.201</text:p>
          </table:table-cell>
          <table:table-cell office:value-type="float" office:value="4.351" calcext:value-type="float">
            <text:p>4.351</text:p>
          </table:table-cell>
          <table:table-cell/>
          <table:table-cell office:value-type="float" office:value="511104.2195" calcext:value-type="float">
            <text:p>511104.2195</text:p>
          </table:table-cell>
          <table:table-cell office:value-type="float" office:value="6962181.2015" calcext:value-type="float">
            <text:p>6962181.2015</text:p>
          </table:table-cell>
          <table:table-cell office:value-type="float" office:value="4.351" calcext:value-type="float">
            <text:p>4.351</text:p>
          </table:table-cell>
          <table:table-cell table:number-columns-repeated="7"/>
        </table:table-row>
        <table:table-row table:style-name="ro1">
          <table:table-cell office:value-type="float" office:value="511299.336" calcext:value-type="float">
            <text:p>511299.336</text:p>
          </table:table-cell>
          <table:table-cell office:value-type="float" office:value="6964969.057" calcext:value-type="float">
            <text:p>6964969.057</text:p>
          </table:table-cell>
          <table:table-cell office:value-type="float" office:value="3.429" calcext:value-type="float">
            <text:p>3.429</text:p>
          </table:table-cell>
          <table:table-cell/>
          <table:table-cell office:value-type="float" office:value="511094.816" calcext:value-type="float">
            <text:p>511094.816</text:p>
          </table:table-cell>
          <table:table-cell office:value-type="float" office:value="6962183.07" calcext:value-type="float">
            <text:p>6962183.07</text:p>
          </table:table-cell>
          <table:table-cell office:value-type="float" office:value="3.429" calcext:value-type="float">
            <text:p>3.429</text:p>
          </table:table-cell>
          <table:table-cell/>
          <table:table-cell office:value-type="float" office:value="511094.8162" calcext:value-type="float">
            <text:p>511094.8162</text:p>
          </table:table-cell>
          <table:table-cell office:value-type="float" office:value="6962183.0697" calcext:value-type="float">
            <text:p>6962183.0697</text:p>
          </table:table-cell>
          <table:table-cell office:value-type="float" office:value="3.429" calcext:value-type="float">
            <text:p>3.429</text:p>
          </table:table-cell>
          <table:table-cell table:number-columns-repeated="7"/>
        </table:table-row>
        <table:table-row table:style-name="ro1">
          <table:table-cell office:value-type="float" office:value="511302.223" calcext:value-type="float">
            <text:p>511302.223</text:p>
          </table:table-cell>
          <table:table-cell office:value-type="float" office:value="6964969.425" calcext:value-type="float">
            <text:p>6964969.425</text:p>
          </table:table-cell>
          <table:table-cell office:value-type="float" office:value="2.048" calcext:value-type="float">
            <text:p>2.048</text:p>
          </table:table-cell>
          <table:table-cell/>
          <table:table-cell office:value-type="float" office:value="511097.702" calcext:value-type="float">
            <text:p>511097.702</text:p>
          </table:table-cell>
          <table:table-cell office:value-type="float" office:value="6962183.437" calcext:value-type="float">
            <text:p>6962183.437</text:p>
          </table:table-cell>
          <table:table-cell office:value-type="float" office:value="2.048" calcext:value-type="float">
            <text:p>2.048</text:p>
          </table:table-cell>
          <table:table-cell/>
          <table:table-cell office:value-type="float" office:value="511097.7021" calcext:value-type="float">
            <text:p>511097.7021</text:p>
          </table:table-cell>
          <table:table-cell office:value-type="float" office:value="6962183.4376" calcext:value-type="float">
            <text:p>6962183.4376</text:p>
          </table:table-cell>
          <table:table-cell office:value-type="float" office:value="2.048" calcext:value-type="float">
            <text:p>2.048</text:p>
          </table:table-cell>
          <table:table-cell table:number-columns-repeated="7"/>
        </table:table-row>
        <table:table-row table:style-name="ro1">
          <table:table-cell office:value-type="float" office:value="511297.853" calcext:value-type="float">
            <text:p>511297.853</text:p>
          </table:table-cell>
          <table:table-cell office:value-type="float" office:value="6964973.569" calcext:value-type="float">
            <text:p>6964973.569</text:p>
          </table:table-cell>
          <table:table-cell office:value-type="float" office:value="2.569" calcext:value-type="float">
            <text:p>2.569</text:p>
          </table:table-cell>
          <table:table-cell/>
          <table:table-cell office:value-type="float" office:value="511093.334" calcext:value-type="float">
            <text:p>511093.334</text:p>
          </table:table-cell>
          <table:table-cell office:value-type="float" office:value="6962187.58" calcext:value-type="float">
            <text:p>6962187.58</text:p>
          </table:table-cell>
          <table:table-cell office:value-type="float" office:value="2.569" calcext:value-type="float">
            <text:p>2.569</text:p>
          </table:table-cell>
          <table:table-cell/>
          <table:table-cell office:value-type="float" office:value="511093.3338" calcext:value-type="float">
            <text:p>511093.3338</text:p>
          </table:table-cell>
          <table:table-cell office:value-type="float" office:value="6962187.58" calcext:value-type="float">
            <text:p>6962187.58</text:p>
          </table:table-cell>
          <table:table-cell office:value-type="float" office:value="2.569" calcext:value-type="float">
            <text:p>2.569</text:p>
          </table:table-cell>
          <table:table-cell table:number-columns-repeated="7"/>
        </table:table-row>
        <table:table-row table:style-name="ro1">
          <table:table-cell office:value-type="float" office:value="511297.85" calcext:value-type="float">
            <text:p>511297.85</text:p>
          </table:table-cell>
          <table:table-cell office:value-type="float" office:value="6964975.499" calcext:value-type="float">
            <text:p>6964975.499</text:p>
          </table:table-cell>
          <table:table-cell office:value-type="float" office:value="2.261" calcext:value-type="float">
            <text:p>2.261</text:p>
          </table:table-cell>
          <table:table-cell/>
          <table:table-cell office:value-type="float" office:value="511093.331" calcext:value-type="float">
            <text:p>511093.331</text:p>
          </table:table-cell>
          <table:table-cell office:value-type="float" office:value="6962189.509" calcext:value-type="float">
            <text:p>6962189.509</text:p>
          </table:table-cell>
          <table:table-cell office:value-type="float" office:value="2.261" calcext:value-type="float">
            <text:p>2.261</text:p>
          </table:table-cell>
          <table:table-cell/>
          <table:table-cell office:value-type="float" office:value="511093.3308" calcext:value-type="float">
            <text:p>511093.3308</text:p>
          </table:table-cell>
          <table:table-cell office:value-type="float" office:value="6962189.5092" calcext:value-type="float">
            <text:p>6962189.5092</text:p>
          </table:table-cell>
          <table:table-cell office:value-type="float" office:value="2.261" calcext:value-type="float">
            <text:p>2.261</text:p>
          </table:table-cell>
          <table:table-cell table:number-columns-repeated="7"/>
        </table:table-row>
        <table:table-row table:style-name="ro1">
          <table:table-cell office:value-type="float" office:value="511300.846" calcext:value-type="float">
            <text:p>511300.846</text:p>
          </table:table-cell>
          <table:table-cell office:value-type="float" office:value="6964973.671" calcext:value-type="float">
            <text:p>6964973.671</text:p>
          </table:table-cell>
          <table:table-cell office:value-type="float" office:value="1.956" calcext:value-type="float">
            <text:p>1.956</text:p>
          </table:table-cell>
          <table:table-cell/>
          <table:table-cell office:value-type="float" office:value="511096.326" calcext:value-type="float">
            <text:p>511096.326</text:p>
          </table:table-cell>
          <table:table-cell office:value-type="float" office:value="6962187.682" calcext:value-type="float">
            <text:p>6962187.682</text:p>
          </table:table-cell>
          <table:table-cell office:value-type="float" office:value="1.956" calcext:value-type="float">
            <text:p>1.956</text:p>
          </table:table-cell>
          <table:table-cell/>
          <table:table-cell office:value-type="float" office:value="511096.3256" calcext:value-type="float">
            <text:p>511096.3256</text:p>
          </table:table-cell>
          <table:table-cell office:value-type="float" office:value="6962187.6819" calcext:value-type="float">
            <text:p>6962187.6819</text:p>
          </table:table-cell>
          <table:table-cell office:value-type="float" office:value="1.956" calcext:value-type="float">
            <text:p>1.956</text:p>
          </table:table-cell>
          <table:table-cell table:number-columns-repeated="7"/>
        </table:table-row>
        <table:table-row table:style-name="ro1">
          <table:table-cell office:value-type="float" office:value="511301.032" calcext:value-type="float">
            <text:p>511301.032</text:p>
          </table:table-cell>
          <table:table-cell office:value-type="float" office:value="6964974.115" calcext:value-type="float">
            <text:p>6964974.115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float" office:value="511096.512" calcext:value-type="float">
            <text:p>511096.512</text:p>
          </table:table-cell>
          <table:table-cell office:value-type="float" office:value="6962188.126" calcext:value-type="float">
            <text:p>6962188.126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float" office:value="511096.5116" calcext:value-type="float">
            <text:p>511096.5116</text:p>
          </table:table-cell>
          <table:table-cell office:value-type="float" office:value="6962188.1257" calcext:value-type="float">
            <text:p>6962188.1257</text:p>
          </table:table-cell>
          <table:table-cell office:value-type="float" office:value="1.872" calcext:value-type="float">
            <text:p>1.872</text:p>
          </table:table-cell>
          <table:table-cell table:number-columns-repeated="7"/>
        </table:table-row>
        <table:table-row table:style-name="ro1">
          <table:table-cell office:value-type="float" office:value="511303.416" calcext:value-type="float">
            <text:p>511303.416</text:p>
          </table:table-cell>
          <table:table-cell office:value-type="float" office:value="6964974.965" calcext:value-type="float">
            <text:p>6964974.965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float" office:value="511098.895" calcext:value-type="float">
            <text:p>511098.895</text:p>
          </table:table-cell>
          <table:table-cell office:value-type="float" office:value="6962188.975" calcext:value-type="float">
            <text:p>6962188.975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float" office:value="511098.8946" calcext:value-type="float">
            <text:p>511098.8946</text:p>
          </table:table-cell>
          <table:table-cell office:value-type="float" office:value="6962188.9754" calcext:value-type="float">
            <text:p>6962188.9754</text:p>
          </table:table-cell>
          <table:table-cell office:value-type="float" office:value="1.397" calcext:value-type="float">
            <text:p>1.397</text:p>
          </table:table-cell>
          <table:table-cell table:number-columns-repeated="7"/>
        </table:table-row>
        <table:table-row table:style-name="ro1">
          <table:table-cell office:value-type="float" office:value="511303.916" calcext:value-type="float">
            <text:p>511303.916</text:p>
          </table:table-cell>
          <table:table-cell office:value-type="float" office:value="6964973.951" calcext:value-type="float">
            <text:p>6964973.951</text:p>
          </table:table-cell>
          <table:table-cell office:value-type="float" office:value="3.559" calcext:value-type="float">
            <text:p>3.559</text:p>
          </table:table-cell>
          <table:table-cell/>
          <table:table-cell office:value-type="float" office:value="511099.394" calcext:value-type="float">
            <text:p>511099.394</text:p>
          </table:table-cell>
          <table:table-cell office:value-type="float" office:value="6962187.962" calcext:value-type="float">
            <text:p>6962187.962</text:p>
          </table:table-cell>
          <table:table-cell office:value-type="float" office:value="3.559" calcext:value-type="float">
            <text:p>3.559</text:p>
          </table:table-cell>
          <table:table-cell/>
          <table:table-cell office:value-type="float" office:value="511099.3944" calcext:value-type="float">
            <text:p>511099.3944</text:p>
          </table:table-cell>
          <table:table-cell office:value-type="float" office:value="6962187.9618" calcext:value-type="float">
            <text:p>6962187.9618</text:p>
          </table:table-cell>
          <table:table-cell office:value-type="float" office:value="3.559" calcext:value-type="float">
            <text:p>3.559</text:p>
          </table:table-cell>
          <table:table-cell table:number-columns-repeated="7"/>
        </table:table-row>
        <table:table-row table:style-name="ro1">
          <table:table-cell office:value-type="float" office:value="511302.973" calcext:value-type="float">
            <text:p>511302.973</text:p>
          </table:table-cell>
          <table:table-cell office:value-type="float" office:value="6964974.385" calcext:value-type="float">
            <text:p>6964974.385</text:p>
          </table:table-cell>
          <table:table-cell office:value-type="float" office:value="3.603" calcext:value-type="float">
            <text:p>3.603</text:p>
          </table:table-cell>
          <table:table-cell/>
          <table:table-cell office:value-type="float" office:value="511098.452" calcext:value-type="float">
            <text:p>511098.452</text:p>
          </table:table-cell>
          <table:table-cell office:value-type="float" office:value="6962188.395" calcext:value-type="float">
            <text:p>6962188.395</text:p>
          </table:table-cell>
          <table:table-cell office:value-type="float" office:value="3.603" calcext:value-type="float">
            <text:p>3.603</text:p>
          </table:table-cell>
          <table:table-cell/>
          <table:table-cell office:value-type="float" office:value="511098.4518" calcext:value-type="float">
            <text:p>511098.4518</text:p>
          </table:table-cell>
          <table:table-cell office:value-type="float" office:value="6962188.3956" calcext:value-type="float">
            <text:p>6962188.3956</text:p>
          </table:table-cell>
          <table:table-cell office:value-type="float" office:value="3.603" calcext:value-type="float">
            <text:p>3.603</text:p>
          </table:table-cell>
          <table:table-cell table:number-columns-repeated="7"/>
        </table:table-row>
        <table:table-row table:style-name="ro1">
          <table:table-cell office:value-type="float" office:value="511299.822" calcext:value-type="float">
            <text:p>511299.822</text:p>
          </table:table-cell>
          <table:table-cell office:value-type="float" office:value="6964971.722" calcext:value-type="float">
            <text:p>6964971.722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511095.302" calcext:value-type="float">
            <text:p>511095.302</text:p>
          </table:table-cell>
          <table:table-cell office:value-type="float" office:value="6962185.733" calcext:value-type="float">
            <text:p>6962185.733</text:p>
          </table:table-cell>
          <table:table-cell office:value-type="float" office:value="4.17" calcext:value-type="float">
            <text:p>4.17</text:p>
          </table:table-cell>
          <table:table-cell/>
          <table:table-cell office:value-type="float" office:value="511095.302" calcext:value-type="float">
            <text:p>511095.302</text:p>
          </table:table-cell>
          <table:table-cell office:value-type="float" office:value="6962185.7337" calcext:value-type="float">
            <text:p>6962185.7337</text:p>
          </table:table-cell>
          <table:table-cell office:value-type="float" office:value="4.17" calcext:value-type="float">
            <text:p>4.17</text:p>
          </table:table-cell>
          <table:table-cell table:number-columns-repeated="7"/>
        </table:table-row>
        <table:table-row table:style-name="ro1">
          <table:table-cell office:value-type="float" office:value="511302.495" calcext:value-type="float">
            <text:p>511302.495</text:p>
          </table:table-cell>
          <table:table-cell office:value-type="float" office:value="6964968.027" calcext:value-type="float">
            <text:p>6964968.027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511097.974" calcext:value-type="float">
            <text:p>511097.974</text:p>
          </table:table-cell>
          <table:table-cell office:value-type="float" office:value="6962182.04" calcext:value-type="float">
            <text:p>6962182.04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511097.974" calcext:value-type="float">
            <text:p>511097.974</text:p>
          </table:table-cell>
          <table:table-cell office:value-type="float" office:value="6962182.0401" calcext:value-type="float">
            <text:p>6962182.0401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 office:value-type="float" office:value="511302.311" calcext:value-type="float">
            <text:p>511302.311</text:p>
          </table:table-cell>
          <table:table-cell office:value-type="float" office:value="6964968.033" calcext:value-type="float">
            <text:p>6964968.033</text:p>
          </table:table-cell>
          <table:table-cell office:value-type="float" office:value="7.171" calcext:value-type="float">
            <text:p>7.171</text:p>
          </table:table-cell>
          <table:table-cell/>
          <table:table-cell office:value-type="float" office:value="511097.79" calcext:value-type="float">
            <text:p>511097.79</text:p>
          </table:table-cell>
          <table:table-cell office:value-type="float" office:value="6962182.046" calcext:value-type="float">
            <text:p>6962182.046</text:p>
          </table:table-cell>
          <table:table-cell office:value-type="float" office:value="7.171" calcext:value-type="float">
            <text:p>7.171</text:p>
          </table:table-cell>
          <table:table-cell/>
          <table:table-cell office:value-type="float" office:value="511097.79" calcext:value-type="float">
            <text:p>511097.79</text:p>
          </table:table-cell>
          <table:table-cell office:value-type="float" office:value="6962182.0461" calcext:value-type="float">
            <text:p>6962182.0461</text:p>
          </table:table-cell>
          <table:table-cell office:value-type="float" office:value="7.171" calcext:value-type="float">
            <text:p>7.171</text:p>
          </table:table-cell>
          <table:table-cell table:number-columns-repeated="7"/>
        </table:table-row>
        <table:table-row table:style-name="ro1">
          <table:table-cell office:value-type="float" office:value="511297.55" calcext:value-type="float">
            <text:p>511297.55</text:p>
          </table:table-cell>
          <table:table-cell office:value-type="float" office:value="6964974.011" calcext:value-type="float">
            <text:p>6964974.011</text:p>
          </table:table-cell>
          <table:table-cell office:value-type="float" office:value="5.251" calcext:value-type="float">
            <text:p>5.251</text:p>
          </table:table-cell>
          <table:table-cell/>
          <table:table-cell office:value-type="float" office:value="511093.031" calcext:value-type="float">
            <text:p>511093.031</text:p>
          </table:table-cell>
          <table:table-cell office:value-type="float" office:value="6962188.022" calcext:value-type="float">
            <text:p>6962188.022</text:p>
          </table:table-cell>
          <table:table-cell office:value-type="float" office:value="5.251" calcext:value-type="float">
            <text:p>5.251</text:p>
          </table:table-cell>
          <table:table-cell/>
          <table:table-cell office:value-type="float" office:value="511093.0309" calcext:value-type="float">
            <text:p>511093.0309</text:p>
          </table:table-cell>
          <table:table-cell office:value-type="float" office:value="6962188.0218" calcext:value-type="float">
            <text:p>6962188.0218</text:p>
          </table:table-cell>
          <table:table-cell office:value-type="float" office:value="5.251" calcext:value-type="float">
            <text:p>5.251</text:p>
          </table:table-cell>
          <table:table-cell table:number-columns-repeated="7"/>
        </table:table-row>
        <table:table-row table:style-name="ro1">
          <table:table-cell office:value-type="float" office:value="511299.842" calcext:value-type="float">
            <text:p>511299.842</text:p>
          </table:table-cell>
          <table:table-cell office:value-type="float" office:value="6964974.233" calcext:value-type="float">
            <text:p>6964974.233</text:p>
          </table:table-cell>
          <table:table-cell office:value-type="float" office:value="5.524" calcext:value-type="float">
            <text:p>5.524</text:p>
          </table:table-cell>
          <table:table-cell/>
          <table:table-cell office:value-type="float" office:value="511095.322" calcext:value-type="float">
            <text:p>511095.322</text:p>
          </table:table-cell>
          <table:table-cell office:value-type="float" office:value="6962188.243" calcext:value-type="float">
            <text:p>6962188.243</text:p>
          </table:table-cell>
          <table:table-cell office:value-type="float" office:value="5.524" calcext:value-type="float">
            <text:p>5.524</text:p>
          </table:table-cell>
          <table:table-cell/>
          <table:table-cell office:value-type="float" office:value="511095.322" calcext:value-type="float">
            <text:p>511095.322</text:p>
          </table:table-cell>
          <table:table-cell office:value-type="float" office:value="6962188.2437" calcext:value-type="float">
            <text:p>6962188.2437</text:p>
          </table:table-cell>
          <table:table-cell office:value-type="float" office:value="5.524" calcext:value-type="float">
            <text:p>5.524</text:p>
          </table:table-cell>
          <table:table-cell table:number-columns-repeated="7"/>
        </table:table-row>
        <table:table-row table:style-name="ro1">
          <table:table-cell office:value-type="float" office:value="511299.658" calcext:value-type="float">
            <text:p>511299.658</text:p>
          </table:table-cell>
          <table:table-cell office:value-type="float" office:value="6964974.996" calcext:value-type="float">
            <text:p>6964974.996</text:p>
          </table:table-cell>
          <table:table-cell office:value-type="float" office:value="6.032" calcext:value-type="float">
            <text:p>6.032</text:p>
          </table:table-cell>
          <table:table-cell/>
          <table:table-cell office:value-type="float" office:value="511095.138" calcext:value-type="float">
            <text:p>511095.138</text:p>
          </table:table-cell>
          <table:table-cell office:value-type="float" office:value="6962189.006" calcext:value-type="float">
            <text:p>6962189.006</text:p>
          </table:table-cell>
          <table:table-cell office:value-type="float" office:value="6.032" calcext:value-type="float">
            <text:p>6.032</text:p>
          </table:table-cell>
          <table:table-cell/>
          <table:table-cell office:value-type="float" office:value="511095.1381" calcext:value-type="float">
            <text:p>511095.1381</text:p>
          </table:table-cell>
          <table:table-cell office:value-type="float" office:value="6962189.0064" calcext:value-type="float">
            <text:p>6962189.0064</text:p>
          </table:table-cell>
          <table:table-cell office:value-type="float" office:value="6.032" calcext:value-type="float">
            <text:p>6.032</text:p>
          </table:table-cell>
          <table:table-cell table:number-columns-repeated="7"/>
        </table:table-row>
        <table:table-row table:style-name="ro1">
          <table:table-cell office:value-type="float" office:value="511300.877" calcext:value-type="float">
            <text:p>511300.877</text:p>
          </table:table-cell>
          <table:table-cell office:value-type="float" office:value="6964973.965" calcext:value-type="float">
            <text:p>6964973.965</text:p>
          </table:table-cell>
          <table:table-cell office:value-type="float" office:value="5.644" calcext:value-type="float">
            <text:p>5.644</text:p>
          </table:table-cell>
          <table:table-cell/>
          <table:table-cell office:value-type="float" office:value="511096.357" calcext:value-type="float">
            <text:p>511096.357</text:p>
          </table:table-cell>
          <table:table-cell office:value-type="float" office:value="6962187.976" calcext:value-type="float">
            <text:p>6962187.976</text:p>
          </table:table-cell>
          <table:table-cell office:value-type="float" office:value="5.644" calcext:value-type="float">
            <text:p>5.644</text:p>
          </table:table-cell>
          <table:table-cell/>
          <table:table-cell office:value-type="float" office:value="511096.3566" calcext:value-type="float">
            <text:p>511096.3566</text:p>
          </table:table-cell>
          <table:table-cell office:value-type="float" office:value="6962187.9758" calcext:value-type="float">
            <text:p>6962187.9758</text:p>
          </table:table-cell>
          <table:table-cell office:value-type="float" office:value="5.644" calcext:value-type="float">
            <text:p>5.644</text:p>
          </table:table-cell>
          <table:table-cell table:number-columns-repeated="7"/>
        </table:table-row>
        <table:table-row table:style-name="ro1">
          <table:table-cell office:value-type="float" office:value="511300.861" calcext:value-type="float">
            <text:p>511300.861</text:p>
          </table:table-cell>
          <table:table-cell office:value-type="float" office:value="6964974.339" calcext:value-type="float">
            <text:p>6964974.339</text:p>
          </table:table-cell>
          <table:table-cell office:value-type="float" office:value="6.036" calcext:value-type="float">
            <text:p>6.036</text:p>
          </table:table-cell>
          <table:table-cell/>
          <table:table-cell office:value-type="float" office:value="511096.341" calcext:value-type="float">
            <text:p>511096.341</text:p>
          </table:table-cell>
          <table:table-cell office:value-type="float" office:value="6962188.349" calcext:value-type="float">
            <text:p>6962188.349</text:p>
          </table:table-cell>
          <table:table-cell office:value-type="float" office:value="6.036" calcext:value-type="float">
            <text:p>6.036</text:p>
          </table:table-cell>
          <table:table-cell/>
          <table:table-cell office:value-type="float" office:value="511096.3406" calcext:value-type="float">
            <text:p>511096.3406</text:p>
          </table:table-cell>
          <table:table-cell office:value-type="float" office:value="6962188.3496" calcext:value-type="float">
            <text:p>6962188.3496</text:p>
          </table:table-cell>
          <table:table-cell office:value-type="float" office:value="6.036" calcext:value-type="float">
            <text:p>6.036</text:p>
          </table:table-cell>
          <table:table-cell table:number-columns-repeated="7"/>
        </table:table-row>
        <table:table-row table:style-name="ro1">
          <table:table-cell office:value-type="float" office:value="511304.843" calcext:value-type="float">
            <text:p>511304.843</text:p>
          </table:table-cell>
          <table:table-cell office:value-type="float" office:value="6964970.314" calcext:value-type="float">
            <text:p>6964970.314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511100.321" calcext:value-type="float">
            <text:p>511100.321</text:p>
          </table:table-cell>
          <table:table-cell office:value-type="float" office:value="6962184.326" calcext:value-type="float">
            <text:p>6962184.326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511100.321" calcext:value-type="float">
            <text:p>511100.321</text:p>
          </table:table-cell>
          <table:table-cell office:value-type="float" office:value="6962184.3262" calcext:value-type="float">
            <text:p>6962184.3262</text:p>
          </table:table-cell>
          <table:table-cell office:value-type="float" office:value="0.84" calcext:value-type="float">
            <text:p>0.84</text:p>
          </table:table-cell>
          <table:table-cell table:number-columns-repeated="7"/>
        </table:table-row>
        <table:table-row table:style-name="ro1">
          <table:table-cell office:value-type="float" office:value="511306.644" calcext:value-type="float">
            <text:p>511306.644</text:p>
          </table:table-cell>
          <table:table-cell office:value-type="float" office:value="6964969.821" calcext:value-type="float">
            <text:p>6964969.821</text:p>
          </table:table-cell>
          <table:table-cell office:value-type="float" office:value="3.518" calcext:value-type="float">
            <text:p>3.518</text:p>
          </table:table-cell>
          <table:table-cell/>
          <table:table-cell office:value-type="float" office:value="511102.121" calcext:value-type="float">
            <text:p>511102.121</text:p>
          </table:table-cell>
          <table:table-cell office:value-type="float" office:value="6962183.833" calcext:value-type="float">
            <text:p>6962183.833</text:p>
          </table:table-cell>
          <table:table-cell office:value-type="float" office:value="3.518" calcext:value-type="float">
            <text:p>3.518</text:p>
          </table:table-cell>
          <table:table-cell/>
          <table:table-cell office:value-type="float" office:value="511102.1213" calcext:value-type="float">
            <text:p>511102.1213</text:p>
          </table:table-cell>
          <table:table-cell office:value-type="float" office:value="6962183.8334" calcext:value-type="float">
            <text:p>6962183.8334</text:p>
          </table:table-cell>
          <table:table-cell office:value-type="float" office:value="3.518" calcext:value-type="float">
            <text:p>3.518</text:p>
          </table:table-cell>
          <table:table-cell table:number-columns-repeated="7"/>
        </table:table-row>
        <table:table-row table:style-name="ro1">
          <table:table-cell office:value-type="float" office:value="511306.547" calcext:value-type="float">
            <text:p>511306.547</text:p>
          </table:table-cell>
          <table:table-cell office:value-type="float" office:value="6964971.434" calcext:value-type="float">
            <text:p>6964971.434</text:p>
          </table:table-cell>
          <table:table-cell office:value-type="float" office:value="3.061" calcext:value-type="float">
            <text:p>3.061</text:p>
          </table:table-cell>
          <table:table-cell/>
          <table:table-cell office:value-type="float" office:value="511102.024" calcext:value-type="float">
            <text:p>511102.024</text:p>
          </table:table-cell>
          <table:table-cell office:value-type="float" office:value="6962185.446" calcext:value-type="float">
            <text:p>6962185.446</text:p>
          </table:table-cell>
          <table:table-cell office:value-type="float" office:value="3.061" calcext:value-type="float">
            <text:p>3.061</text:p>
          </table:table-cell>
          <table:table-cell/>
          <table:table-cell office:value-type="float" office:value="511102.0244" calcext:value-type="float">
            <text:p>511102.0244</text:p>
          </table:table-cell>
          <table:table-cell office:value-type="float" office:value="6962185.4458" calcext:value-type="float">
            <text:p>6962185.4458</text:p>
          </table:table-cell>
          <table:table-cell office:value-type="float" office:value="3.061" calcext:value-type="float">
            <text:p>3.061</text:p>
          </table:table-cell>
          <table:table-cell table:number-columns-repeated="7"/>
        </table:table-row>
        <table:table-row table:style-name="ro1">
          <table:table-cell office:value-type="float" office:value="511308.843" calcext:value-type="float">
            <text:p>511308.843</text:p>
          </table:table-cell>
          <table:table-cell office:value-type="float" office:value="6964969.328" calcext:value-type="float">
            <text:p>6964969.328</text:p>
          </table:table-cell>
          <table:table-cell office:value-type="float" office:value="2.071" calcext:value-type="float">
            <text:p>2.071</text:p>
          </table:table-cell>
          <table:table-cell/>
          <table:table-cell office:value-type="float" office:value="511104.319" calcext:value-type="float">
            <text:p>511104.319</text:p>
          </table:table-cell>
          <table:table-cell office:value-type="float" office:value="6962183.34" calcext:value-type="float">
            <text:p>6962183.34</text:p>
          </table:table-cell>
          <table:table-cell office:value-type="float" office:value="2.071" calcext:value-type="float">
            <text:p>2.071</text:p>
          </table:table-cell>
          <table:table-cell/>
          <table:table-cell office:value-type="float" office:value="511104.3194" calcext:value-type="float">
            <text:p>511104.3194</text:p>
          </table:table-cell>
          <table:table-cell office:value-type="float" office:value="6962183.3406" calcext:value-type="float">
            <text:p>6962183.3406</text:p>
          </table:table-cell>
          <table:table-cell office:value-type="float" office:value="2.071" calcext:value-type="float">
            <text:p>2.071</text:p>
          </table:table-cell>
          <table:table-cell table:number-columns-repeated="7"/>
        </table:table-row>
        <table:table-row table:style-name="ro1">
          <table:table-cell office:value-type="float" office:value="511306.224" calcext:value-type="float">
            <text:p>511306.224</text:p>
          </table:table-cell>
          <table:table-cell office:value-type="float" office:value="6964973.058" calcext:value-type="float">
            <text:p>6964973.058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511101.701" calcext:value-type="float">
            <text:p>511101.701</text:p>
          </table:table-cell>
          <table:table-cell office:value-type="float" office:value="6962187.069" calcext:value-type="float">
            <text:p>6962187.069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511101.7015" calcext:value-type="float">
            <text:p>511101.7015</text:p>
          </table:table-cell>
          <table:table-cell office:value-type="float" office:value="6962187.0691" calcext:value-type="float">
            <text:p>6962187.0691</text:p>
          </table:table-cell>
          <table:table-cell office:value-type="float" office:value="0.602" calcext:value-type="float">
            <text:p>0.602</text:p>
          </table:table-cell>
          <table:table-cell table:number-columns-repeated="7"/>
        </table:table-row>
        <table:table-row table:style-name="ro1">
          <table:table-cell office:value-type="float" office:value="511306.472" calcext:value-type="float">
            <text:p>511306.472</text:p>
          </table:table-cell>
          <table:table-cell office:value-type="float" office:value="6964974.099" calcext:value-type="float">
            <text:p>6964974.099</text:p>
          </table:table-cell>
          <table:table-cell office:value-type="float" office:value="0.981" calcext:value-type="float">
            <text:p>0.981</text:p>
          </table:table-cell>
          <table:table-cell/>
          <table:table-cell office:value-type="float" office:value="511101.949" calcext:value-type="float">
            <text:p>511101.949</text:p>
          </table:table-cell>
          <table:table-cell office:value-type="float" office:value="6962188.11" calcext:value-type="float">
            <text:p>6962188.11</text:p>
          </table:table-cell>
          <table:table-cell office:value-type="float" office:value="0.981" calcext:value-type="float">
            <text:p>0.981</text:p>
          </table:table-cell>
          <table:table-cell/>
          <table:table-cell office:value-type="float" office:value="511101.9494" calcext:value-type="float">
            <text:p>511101.9494</text:p>
          </table:table-cell>
          <table:table-cell office:value-type="float" office:value="6962188.1097" calcext:value-type="float">
            <text:p>6962188.1097</text:p>
          </table:table-cell>
          <table:table-cell office:value-type="float" office:value="0.981" calcext:value-type="float">
            <text:p>0.981</text:p>
          </table:table-cell>
          <table:table-cell table:number-columns-repeated="7"/>
        </table:table-row>
        <table:table-row table:style-name="ro1">
          <table:table-cell office:value-type="float" office:value="511306.712" calcext:value-type="float">
            <text:p>511306.712</text:p>
          </table:table-cell>
          <table:table-cell office:value-type="float" office:value="6964972.904" calcext:value-type="float">
            <text:p>6964972.904</text:p>
          </table:table-cell>
          <table:table-cell office:value-type="float" office:value="2.976" calcext:value-type="float">
            <text:p>2.976</text:p>
          </table:table-cell>
          <table:table-cell/>
          <table:table-cell office:value-type="float" office:value="511102.189" calcext:value-type="float">
            <text:p>511102.189</text:p>
          </table:table-cell>
          <table:table-cell office:value-type="float" office:value="6962186.915" calcext:value-type="float">
            <text:p>6962186.915</text:p>
          </table:table-cell>
          <table:table-cell office:value-type="float" office:value="2.976" calcext:value-type="float">
            <text:p>2.976</text:p>
          </table:table-cell>
          <table:table-cell/>
          <table:table-cell office:value-type="float" office:value="511102.1893" calcext:value-type="float">
            <text:p>511102.1893</text:p>
          </table:table-cell>
          <table:table-cell office:value-type="float" office:value="6962186.9152" calcext:value-type="float">
            <text:p>6962186.9152</text:p>
          </table:table-cell>
          <table:table-cell office:value-type="float" office:value="2.976" calcext:value-type="float">
            <text:p>2.976</text:p>
          </table:table-cell>
          <table:table-cell table:number-columns-repeated="7"/>
        </table:table-row>
        <table:table-row table:style-name="ro1">
          <table:table-cell office:value-type="float" office:value="511304.288" calcext:value-type="float">
            <text:p>511304.288</text:p>
          </table:table-cell>
          <table:table-cell office:value-type="float" office:value="6964974.97" calcext:value-type="float">
            <text:p>6964974.97</text:p>
          </table:table-cell>
          <table:table-cell office:value-type="float" office:value="3.459" calcext:value-type="float">
            <text:p>3.459</text:p>
          </table:table-cell>
          <table:table-cell/>
          <table:table-cell office:value-type="float" office:value="511099.766" calcext:value-type="float">
            <text:p>511099.766</text:p>
          </table:table-cell>
          <table:table-cell office:value-type="float" office:value="6962188.98" calcext:value-type="float">
            <text:p>6962188.98</text:p>
          </table:table-cell>
          <table:table-cell office:value-type="float" office:value="3.459" calcext:value-type="float">
            <text:p>3.459</text:p>
          </table:table-cell>
          <table:table-cell/>
          <table:table-cell office:value-type="float" office:value="511099.7663" calcext:value-type="float">
            <text:p>511099.7663</text:p>
          </table:table-cell>
          <table:table-cell office:value-type="float" office:value="6962188.9804" calcext:value-type="float">
            <text:p>6962188.9804</text:p>
          </table:table-cell>
          <table:table-cell office:value-type="float" office:value="3.459" calcext:value-type="float">
            <text:p>3.459</text:p>
          </table:table-cell>
          <table:table-cell table:number-columns-repeated="7"/>
        </table:table-row>
        <table:table-row table:style-name="ro1">
          <table:table-cell office:value-type="float" office:value="511305.313" calcext:value-type="float">
            <text:p>511305.313</text:p>
          </table:table-cell>
          <table:table-cell office:value-type="float" office:value="6964971.373" calcext:value-type="float">
            <text:p>6964971.373</text:p>
          </table:table-cell>
          <table:table-cell office:value-type="float" office:value="4.079" calcext:value-type="float">
            <text:p>4.079</text:p>
          </table:table-cell>
          <table:table-cell/>
          <table:table-cell office:value-type="float" office:value="511100.791" calcext:value-type="float">
            <text:p>511100.791</text:p>
          </table:table-cell>
          <table:table-cell office:value-type="float" office:value="6962185.385" calcext:value-type="float">
            <text:p>6962185.385</text:p>
          </table:table-cell>
          <table:table-cell office:value-type="float" office:value="4.079" calcext:value-type="float">
            <text:p>4.079</text:p>
          </table:table-cell>
          <table:table-cell/>
          <table:table-cell office:value-type="float" office:value="511100.7909" calcext:value-type="float">
            <text:p>511100.7909</text:p>
          </table:table-cell>
          <table:table-cell office:value-type="float" office:value="6962185.3848" calcext:value-type="float">
            <text:p>6962185.3848</text:p>
          </table:table-cell>
          <table:table-cell office:value-type="float" office:value="4.079" calcext:value-type="float">
            <text:p>4.079</text:p>
          </table:table-cell>
          <table:table-cell table:number-columns-repeated="7"/>
        </table:table-row>
        <table:table-row table:style-name="ro1">
          <table:table-cell office:value-type="float" office:value="511309.58" calcext:value-type="float">
            <text:p>511309.58</text:p>
          </table:table-cell>
          <table:table-cell office:value-type="float" office:value="6964968.79" calcext:value-type="float">
            <text:p>6964968.79</text:p>
          </table:table-cell>
          <table:table-cell office:value-type="float" office:value="7.046" calcext:value-type="float">
            <text:p>7.046</text:p>
          </table:table-cell>
          <table:table-cell/>
          <table:table-cell office:value-type="float" office:value="511105.056" calcext:value-type="float">
            <text:p>511105.056</text:p>
          </table:table-cell>
          <table:table-cell office:value-type="float" office:value="6962182.803" calcext:value-type="float">
            <text:p>6962182.803</text:p>
          </table:table-cell>
          <table:table-cell office:value-type="float" office:value="7.046" calcext:value-type="float">
            <text:p>7.046</text:p>
          </table:table-cell>
          <table:table-cell/>
          <table:table-cell office:value-type="float" office:value="511105.0561" calcext:value-type="float">
            <text:p>511105.0561</text:p>
          </table:table-cell>
          <table:table-cell office:value-type="float" office:value="6962182.8028" calcext:value-type="float">
            <text:p>6962182.8028</text:p>
          </table:table-cell>
          <table:table-cell office:value-type="float" office:value="7.046" calcext:value-type="float">
            <text:p>7.046</text:p>
          </table:table-cell>
          <table:table-cell table:number-columns-repeated="7"/>
        </table:table-row>
        <table:table-row table:style-name="ro1">
          <table:table-cell office:value-type="float" office:value="511310.415" calcext:value-type="float">
            <text:p>511310.415</text:p>
          </table:table-cell>
          <table:table-cell office:value-type="float" office:value="6964971.9" calcext:value-type="float">
            <text:p>6964971.9</text:p>
          </table:table-cell>
          <table:table-cell office:value-type="float" office:value="6.661" calcext:value-type="float">
            <text:p>6.661</text:p>
          </table:table-cell>
          <table:table-cell/>
          <table:table-cell office:value-type="float" office:value="511105.891" calcext:value-type="float">
            <text:p>511105.891</text:p>
          </table:table-cell>
          <table:table-cell office:value-type="float" office:value="6962185.911" calcext:value-type="float">
            <text:p>6962185.911</text:p>
          </table:table-cell>
          <table:table-cell office:value-type="float" office:value="6.661" calcext:value-type="float">
            <text:p>6.661</text:p>
          </table:table-cell>
          <table:table-cell/>
          <table:table-cell office:value-type="float" office:value="511105.8908" calcext:value-type="float">
            <text:p>511105.8908</text:p>
          </table:table-cell>
          <table:table-cell office:value-type="float" office:value="6962185.9116" calcext:value-type="float">
            <text:p>6962185.9116</text:p>
          </table:table-cell>
          <table:table-cell office:value-type="float" office:value="6.661" calcext:value-type="float">
            <text:p>6.661</text:p>
          </table:table-cell>
          <table:table-cell table:number-columns-repeated="7"/>
        </table:table-row>
        <table:table-row table:style-name="ro1">
          <table:table-cell office:value-type="float" office:value="511306.844" calcext:value-type="float">
            <text:p>511306.844</text:p>
          </table:table-cell>
          <table:table-cell office:value-type="float" office:value="6964972.398" calcext:value-type="float">
            <text:p>6964972.398</text:p>
          </table:table-cell>
          <table:table-cell office:value-type="float" office:value="6.426" calcext:value-type="float">
            <text:p>6.426</text:p>
          </table:table-cell>
          <table:table-cell/>
          <table:table-cell office:value-type="float" office:value="511102.321" calcext:value-type="float">
            <text:p>511102.321</text:p>
          </table:table-cell>
          <table:table-cell office:value-type="float" office:value="6962186.409" calcext:value-type="float">
            <text:p>6962186.409</text:p>
          </table:table-cell>
          <table:table-cell office:value-type="float" office:value="6.426" calcext:value-type="float">
            <text:p>6.426</text:p>
          </table:table-cell>
          <table:table-cell/>
          <table:table-cell office:value-type="float" office:value="511102.3212" calcext:value-type="float">
            <text:p>511102.3212</text:p>
          </table:table-cell>
          <table:table-cell office:value-type="float" office:value="6962186.4094" calcext:value-type="float">
            <text:p>6962186.4094</text:p>
          </table:table-cell>
          <table:table-cell office:value-type="float" office:value="6.426" calcext:value-type="float">
            <text:p>6.426</text:p>
          </table:table-cell>
          <table:table-cell table:number-columns-repeated="7"/>
        </table:table-row>
        <table:table-row table:style-name="ro1">
          <table:table-cell office:value-type="float" office:value="511304.485" calcext:value-type="float">
            <text:p>511304.485</text:p>
          </table:table-cell>
          <table:table-cell office:value-type="float" office:value="6964975.081" calcext:value-type="float">
            <text:p>6964975.081</text:p>
          </table:table-cell>
          <table:table-cell office:value-type="float" office:value="6.516" calcext:value-type="float">
            <text:p>6.516</text:p>
          </table:table-cell>
          <table:table-cell/>
          <table:table-cell office:value-type="float" office:value="511099.963" calcext:value-type="float">
            <text:p>511099.963</text:p>
          </table:table-cell>
          <table:table-cell office:value-type="float" office:value="6962189.091" calcext:value-type="float">
            <text:p>6962189.091</text:p>
          </table:table-cell>
          <table:table-cell office:value-type="float" office:value="6.516" calcext:value-type="float">
            <text:p>6.516</text:p>
          </table:table-cell>
          <table:table-cell/>
          <table:table-cell office:value-type="float" office:value="511099.9632" calcext:value-type="float">
            <text:p>511099.9632</text:p>
          </table:table-cell>
          <table:table-cell office:value-type="float" office:value="6962189.0913" calcext:value-type="float">
            <text:p>6962189.0913</text:p>
          </table:table-cell>
          <table:table-cell office:value-type="float" office:value="6.516" calcext:value-type="float">
            <text:p>6.516</text:p>
          </table:table-cell>
          <table:table-cell table:number-columns-repeated="7"/>
        </table:table-row>
        <table:table-row table:style-name="ro1">
          <table:table-cell office:value-type="float" office:value="511306.85" calcext:value-type="float">
            <text:p>511306.85</text:p>
          </table:table-cell>
          <table:table-cell office:value-type="float" office:value="6964975.87" calcext:value-type="float">
            <text:p>6964975.87</text:p>
          </table:table-cell>
          <table:table-cell office:value-type="float" office:value="6.578" calcext:value-type="float">
            <text:p>6.578</text:p>
          </table:table-cell>
          <table:table-cell/>
          <table:table-cell office:value-type="float" office:value="511102.327" calcext:value-type="float">
            <text:p>511102.327</text:p>
          </table:table-cell>
          <table:table-cell office:value-type="float" office:value="6962189.88" calcext:value-type="float">
            <text:p>6962189.88</text:p>
          </table:table-cell>
          <table:table-cell office:value-type="float" office:value="6.578" calcext:value-type="float">
            <text:p>6.578</text:p>
          </table:table-cell>
          <table:table-cell/>
          <table:table-cell office:value-type="float" office:value="511102.3273" calcext:value-type="float">
            <text:p>511102.3273</text:p>
          </table:table-cell>
          <table:table-cell office:value-type="float" office:value="6962189.88" calcext:value-type="float">
            <text:p>6962189.88</text:p>
          </table:table-cell>
          <table:table-cell office:value-type="float" office:value="6.578" calcext:value-type="float">
            <text:p>6.578</text:p>
          </table:table-cell>
          <table:table-cell table:number-columns-repeated="7"/>
        </table:table-row>
        <table:table-row table:style-name="ro1">
          <table:table-cell office:value-type="float" office:value="511309.99" calcext:value-type="float">
            <text:p>511309.99</text:p>
          </table:table-cell>
          <table:table-cell office:value-type="float" office:value="6964972.366" calcext:value-type="float">
            <text:p>6964972.366</text:p>
          </table:table-cell>
          <table:table-cell office:value-type="float" office:value="6.741" calcext:value-type="float">
            <text:p>6.741</text:p>
          </table:table-cell>
          <table:table-cell/>
          <table:table-cell office:value-type="float" office:value="511105.466" calcext:value-type="float">
            <text:p>511105.466</text:p>
          </table:table-cell>
          <table:table-cell office:value-type="float" office:value="6962186.377" calcext:value-type="float">
            <text:p>6962186.377</text:p>
          </table:table-cell>
          <table:table-cell office:value-type="float" office:value="6.741" calcext:value-type="float">
            <text:p>6.741</text:p>
          </table:table-cell>
          <table:table-cell/>
          <table:table-cell office:value-type="float" office:value="511105.466" calcext:value-type="float">
            <text:p>511105.466</text:p>
          </table:table-cell>
          <table:table-cell office:value-type="float" office:value="6962186.3774" calcext:value-type="float">
            <text:p>6962186.3774</text:p>
          </table:table-cell>
          <table:table-cell office:value-type="float" office:value="6.741" calcext:value-type="float">
            <text:p>6.741</text:p>
          </table:table-cell>
          <table:table-cell table:number-columns-repeated="7"/>
        </table:table-row>
        <table:table-row table:style-name="ro1">
          <table:table-cell office:value-type="float" office:value="511311.931" calcext:value-type="float">
            <text:p>511311.931</text:p>
          </table:table-cell>
          <table:table-cell office:value-type="float" office:value="6964973.812" calcext:value-type="float">
            <text:p>6964973.812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511107.406" calcext:value-type="float">
            <text:p>511107.406</text:p>
          </table:table-cell>
          <table:table-cell office:value-type="float" office:value="6962187.823" calcext:value-type="float">
            <text:p>6962187.823</text:p>
          </table:table-cell>
          <table:table-cell office:value-type="float" office:value="6.57" calcext:value-type="float">
            <text:p>6.57</text:p>
          </table:table-cell>
          <table:table-cell/>
          <table:table-cell office:value-type="float" office:value="511107.4062" calcext:value-type="float">
            <text:p>511107.4062</text:p>
          </table:table-cell>
          <table:table-cell office:value-type="float" office:value="6962187.8228" calcext:value-type="float">
            <text:p>6962187.8228</text:p>
          </table:table-cell>
          <table:table-cell office:value-type="float" office:value="6.57" calcext:value-type="float">
            <text:p>6.57</text:p>
          </table:table-cell>
          <table:table-cell table:number-columns-repeated="7"/>
        </table:table-row>
        <table:table-row table:style-name="ro1">
          <table:table-cell office:value-type="float" office:value="511311.036" calcext:value-type="float">
            <text:p>511311.036</text:p>
          </table:table-cell>
          <table:table-cell office:value-type="float" office:value="6964974.894" calcext:value-type="float">
            <text:p>6964974.894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float" office:value="511106.512" calcext:value-type="float">
            <text:p>511106.512</text:p>
          </table:table-cell>
          <table:table-cell office:value-type="float" office:value="6962188.904" calcext:value-type="float">
            <text:p>6962188.904</text:p>
          </table:table-cell>
          <table:table-cell office:value-type="float" office:value="6.66" calcext:value-type="float">
            <text:p>6.66</text:p>
          </table:table-cell>
          <table:table-cell/>
          <table:table-cell office:value-type="float" office:value="511106.5116" calcext:value-type="float">
            <text:p>511106.5116</text:p>
          </table:table-cell>
          <table:table-cell office:value-type="float" office:value="6962188.9044" calcext:value-type="float">
            <text:p>6962188.9044</text:p>
          </table:table-cell>
          <table:table-cell office:value-type="float" office:value="6.66" calcext:value-type="float">
            <text:p>6.66</text:p>
          </table:table-cell>
          <table:table-cell table:number-columns-repeated="7"/>
        </table:table-row>
        <table:table-row table:style-name="ro1">
          <table:table-cell office:value-type="float" office:value="511302.563" calcext:value-type="float">
            <text:p>511302.563</text:p>
          </table:table-cell>
          <table:table-cell office:value-type="float" office:value="6964963.301" calcext:value-type="float">
            <text:p>6964963.301</text:p>
          </table:table-cell>
          <table:table-cell office:value-type="float" office:value="9.078" calcext:value-type="float">
            <text:p>9.078</text:p>
          </table:table-cell>
          <table:table-cell/>
          <table:table-cell office:value-type="float" office:value="511098.042" calcext:value-type="float">
            <text:p>511098.042</text:p>
          </table:table-cell>
          <table:table-cell office:value-type="float" office:value="6962177.316" calcext:value-type="float">
            <text:p>6962177.316</text:p>
          </table:table-cell>
          <table:table-cell office:value-type="float" office:value="9.078" calcext:value-type="float">
            <text:p>9.078</text:p>
          </table:table-cell>
          <table:table-cell/>
          <table:table-cell office:value-type="float" office:value="511098.0419" calcext:value-type="float">
            <text:p>511098.0419</text:p>
          </table:table-cell>
          <table:table-cell office:value-type="float" office:value="6962177.316" calcext:value-type="float">
            <text:p>6962177.316</text:p>
          </table:table-cell>
          <table:table-cell office:value-type="float" office:value="9.078" calcext:value-type="float">
            <text:p>9.078</text:p>
          </table:table-cell>
          <table:table-cell table:number-columns-repeated="7"/>
        </table:table-row>
        <table:table-row table:style-name="ro1">
          <table:table-cell office:value-type="float" office:value="511296.616" calcext:value-type="float">
            <text:p>511296.616</text:p>
          </table:table-cell>
          <table:table-cell office:value-type="float" office:value="6964972.482" calcext:value-type="float">
            <text:p>6964972.482</text:p>
          </table:table-cell>
          <table:table-cell office:value-type="float" office:value="8.082" calcext:value-type="float">
            <text:p>8.082</text:p>
          </table:table-cell>
          <table:table-cell/>
          <table:table-cell office:value-type="float" office:value="511092.097" calcext:value-type="float">
            <text:p>511092.097</text:p>
          </table:table-cell>
          <table:table-cell office:value-type="float" office:value="6962186.493" calcext:value-type="float">
            <text:p>6962186.493</text:p>
          </table:table-cell>
          <table:table-cell office:value-type="float" office:value="8.082" calcext:value-type="float">
            <text:p>8.082</text:p>
          </table:table-cell>
          <table:table-cell/>
          <table:table-cell office:value-type="float" office:value="511092.0973" calcext:value-type="float">
            <text:p>511092.0973</text:p>
          </table:table-cell>
          <table:table-cell office:value-type="float" office:value="6962186.4934" calcext:value-type="float">
            <text:p>6962186.4934</text:p>
          </table:table-cell>
          <table:table-cell office:value-type="float" office:value="8.082" calcext:value-type="float">
            <text:p>8.082</text:p>
          </table:table-cell>
          <table:table-cell table:number-columns-repeated="7"/>
        </table:table-row>
        <table:table-row table:style-name="ro1">
          <table:table-cell office:value-type="float" office:value="511297.695" calcext:value-type="float">
            <text:p>511297.695</text:p>
          </table:table-cell>
          <table:table-cell office:value-type="float" office:value="6964970.431" calcext:value-type="float">
            <text:p>6964970.431</text:p>
          </table:table-cell>
          <table:table-cell office:value-type="float" office:value="13.149" calcext:value-type="float">
            <text:p>13.149</text:p>
          </table:table-cell>
          <table:table-cell/>
          <table:table-cell office:value-type="float" office:value="511093.176" calcext:value-type="float">
            <text:p>511093.176</text:p>
          </table:table-cell>
          <table:table-cell office:value-type="float" office:value="6962184.443" calcext:value-type="float">
            <text:p>6962184.443</text:p>
          </table:table-cell>
          <table:table-cell office:value-type="float" office:value="13.149" calcext:value-type="float">
            <text:p>13.149</text:p>
          </table:table-cell>
          <table:table-cell/>
          <table:table-cell office:value-type="float" office:value="511093.1759" calcext:value-type="float">
            <text:p>511093.1759</text:p>
          </table:table-cell>
          <table:table-cell office:value-type="float" office:value="6962184.4432" calcext:value-type="float">
            <text:p>6962184.4432</text:p>
          </table:table-cell>
          <table:table-cell office:value-type="float" office:value="13.149" calcext:value-type="float">
            <text:p>13.149</text:p>
          </table:table-cell>
          <table:table-cell table:number-columns-repeated="7"/>
        </table:table-row>
        <table:table-row table:style-name="ro1">
          <table:table-cell office:value-type="float" office:value="511304.328" calcext:value-type="float">
            <text:p>511304.328</text:p>
          </table:table-cell>
          <table:table-cell office:value-type="float" office:value="6964973.629" calcext:value-type="float">
            <text:p>6964973.629</text:p>
          </table:table-cell>
          <table:table-cell office:value-type="float" office:value="8.188" calcext:value-type="float">
            <text:p>8.188</text:p>
          </table:table-cell>
          <table:table-cell/>
          <table:table-cell office:value-type="float" office:value="511099.806" calcext:value-type="float">
            <text:p>511099.806</text:p>
          </table:table-cell>
          <table:table-cell office:value-type="float" office:value="6962187.64" calcext:value-type="float">
            <text:p>6962187.64</text:p>
          </table:table-cell>
          <table:table-cell office:value-type="float" office:value="8.188" calcext:value-type="float">
            <text:p>8.188</text:p>
          </table:table-cell>
          <table:table-cell/>
          <table:table-cell office:value-type="float" office:value="511099.8062" calcext:value-type="float">
            <text:p>511099.8062</text:p>
          </table:table-cell>
          <table:table-cell office:value-type="float" office:value="6962187.6399" calcext:value-type="float">
            <text:p>6962187.6399</text:p>
          </table:table-cell>
          <table:table-cell office:value-type="float" office:value="8.188" calcext:value-type="float">
            <text:p>8.188</text:p>
          </table:table-cell>
          <table:table-cell table:number-columns-repeated="7"/>
        </table:table-row>
        <table:table-row table:style-name="ro1">
          <table:table-cell office:value-type="float" office:value="511306.314" calcext:value-type="float">
            <text:p>511306.314</text:p>
          </table:table-cell>
          <table:table-cell office:value-type="float" office:value="6964974.479" calcext:value-type="float">
            <text:p>6964974.479</text:p>
          </table:table-cell>
          <table:table-cell office:value-type="float" office:value="8.337" calcext:value-type="float">
            <text:p>8.337</text:p>
          </table:table-cell>
          <table:table-cell/>
          <table:table-cell office:value-type="float" office:value="511101.791" calcext:value-type="float">
            <text:p>511101.791</text:p>
          </table:table-cell>
          <table:table-cell office:value-type="float" office:value="6962188.489" calcext:value-type="float">
            <text:p>6962188.489</text:p>
          </table:table-cell>
          <table:table-cell office:value-type="float" office:value="8.337" calcext:value-type="float">
            <text:p>8.337</text:p>
          </table:table-cell>
          <table:table-cell/>
          <table:table-cell office:value-type="float" office:value="511101.7915" calcext:value-type="float">
            <text:p>511101.7915</text:p>
          </table:table-cell>
          <table:table-cell office:value-type="float" office:value="6962188.4896" calcext:value-type="float">
            <text:p>6962188.4896</text:p>
          </table:table-cell>
          <table:table-cell office:value-type="float" office:value="8.337" calcext:value-type="float">
            <text:p>8.337</text:p>
          </table:table-cell>
          <table:table-cell table:number-columns-repeated="7"/>
        </table:table-row>
        <table:table-row table:style-name="ro1">
          <table:table-cell office:value-type="float" office:value="511309.149" calcext:value-type="float">
            <text:p>511309.149</text:p>
          </table:table-cell>
          <table:table-cell office:value-type="float" office:value="6964974.313" calcext:value-type="float">
            <text:p>6964974.313</text:p>
          </table:table-cell>
          <table:table-cell office:value-type="float" office:value="8.345" calcext:value-type="float">
            <text:p>8.345</text:p>
          </table:table-cell>
          <table:table-cell/>
          <table:table-cell office:value-type="float" office:value="511104.625" calcext:value-type="float">
            <text:p>511104.625</text:p>
          </table:table-cell>
          <table:table-cell office:value-type="float" office:value="6962188.323" calcext:value-type="float">
            <text:p>6962188.323</text:p>
          </table:table-cell>
          <table:table-cell office:value-type="float" office:value="8.345" calcext:value-type="float">
            <text:p>8.345</text:p>
          </table:table-cell>
          <table:table-cell/>
          <table:table-cell office:value-type="float" office:value="511104.6253" calcext:value-type="float">
            <text:p>511104.6253</text:p>
          </table:table-cell>
          <table:table-cell office:value-type="float" office:value="6962188.3236" calcext:value-type="float">
            <text:p>6962188.3236</text:p>
          </table:table-cell>
          <table:table-cell office:value-type="float" office:value="8.345" calcext:value-type="float">
            <text:p>8.345</text:p>
          </table:table-cell>
          <table:table-cell table:number-columns-repeated="7"/>
        </table:table-row>
        <table:table-row table:style-name="ro1">
          <table:table-cell office:value-type="float" office:value="511314.346" calcext:value-type="float">
            <text:p>511314.346</text:p>
          </table:table-cell>
          <table:table-cell office:value-type="float" office:value="6964962.199" calcext:value-type="float">
            <text:p>6964962.199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511109.82" calcext:value-type="float">
            <text:p>511109.82</text:p>
          </table:table-cell>
          <table:table-cell office:value-type="float" office:value="6962176.214" calcext:value-type="float">
            <text:p>6962176.214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511109.8202" calcext:value-type="float">
            <text:p>511109.8202</text:p>
          </table:table-cell>
          <table:table-cell office:value-type="float" office:value="6962176.2144" calcext:value-type="float">
            <text:p>6962176.2144</text:p>
          </table:table-cell>
          <table:table-cell office:value-type="float" office:value="1.02" calcext:value-type="float">
            <text:p>1.02</text:p>
          </table:table-cell>
          <table:table-cell table:number-columns-repeated="7"/>
        </table:table-row>
        <table:table-row table:style-name="ro1">
          <table:table-cell office:value-type="float" office:value="511319.737" calcext:value-type="float">
            <text:p>511319.737</text:p>
          </table:table-cell>
          <table:table-cell office:value-type="float" office:value="6964963.793" calcext:value-type="float">
            <text:p>6964963.793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float" office:value="511115.209" calcext:value-type="float">
            <text:p>511115.209</text:p>
          </table:table-cell>
          <table:table-cell office:value-type="float" office:value="6962177.808" calcext:value-type="float">
            <text:p>6962177.808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float" office:value="511115.2091" calcext:value-type="float">
            <text:p>511115.2091</text:p>
          </table:table-cell>
          <table:table-cell office:value-type="float" office:value="6962177.8078" calcext:value-type="float">
            <text:p>6962177.8078</text:p>
          </table:table-cell>
          <table:table-cell office:value-type="float" office:value="1.059" calcext:value-type="float">
            <text:p>1.059</text:p>
          </table:table-cell>
          <table:table-cell table:number-columns-repeated="7"/>
        </table:table-row>
        <table:table-row table:style-name="ro1">
          <table:table-cell office:value-type="float" office:value="511312.1" calcext:value-type="float">
            <text:p>511312.1</text:p>
          </table:table-cell>
          <table:table-cell office:value-type="float" office:value="6964966.951" calcext:value-type="float">
            <text:p>6964966.951</text:p>
          </table:table-cell>
          <table:table-cell office:value-type="float" office:value="3.451" calcext:value-type="float">
            <text:p>3.451</text:p>
          </table:table-cell>
          <table:table-cell/>
          <table:table-cell office:value-type="float" office:value="511107.575" calcext:value-type="float">
            <text:p>511107.575</text:p>
          </table:table-cell>
          <table:table-cell office:value-type="float" office:value="6962180.964" calcext:value-type="float">
            <text:p>6962180.964</text:p>
          </table:table-cell>
          <table:table-cell office:value-type="float" office:value="3.451" calcext:value-type="float">
            <text:p>3.451</text:p>
          </table:table-cell>
          <table:table-cell/>
          <table:table-cell office:value-type="float" office:value="511107.5751" calcext:value-type="float">
            <text:p>511107.5751</text:p>
          </table:table-cell>
          <table:table-cell office:value-type="float" office:value="6962180.9645" calcext:value-type="float">
            <text:p>6962180.9645</text:p>
          </table:table-cell>
          <table:table-cell office:value-type="float" office:value="3.451" calcext:value-type="float">
            <text:p>3.451</text:p>
          </table:table-cell>
          <table:table-cell table:number-columns-repeated="7"/>
        </table:table-row>
        <table:table-row table:style-name="ro1">
          <table:table-cell office:value-type="float" office:value="511319.272" calcext:value-type="float">
            <text:p>511319.272</text:p>
          </table:table-cell>
          <table:table-cell office:value-type="float" office:value="6964960.958" calcext:value-type="float">
            <text:p>6964960.958</text:p>
          </table:table-cell>
          <table:table-cell office:value-type="float" office:value="6.839" calcext:value-type="float">
            <text:p>6.839</text:p>
          </table:table-cell>
          <table:table-cell/>
          <table:table-cell office:value-type="float" office:value="511114.744" calcext:value-type="float">
            <text:p>511114.744</text:p>
          </table:table-cell>
          <table:table-cell office:value-type="float" office:value="6962174.974" calcext:value-type="float">
            <text:p>6962174.974</text:p>
          </table:table-cell>
          <table:table-cell office:value-type="float" office:value="6.839" calcext:value-type="float">
            <text:p>6.839</text:p>
          </table:table-cell>
          <table:table-cell/>
          <table:table-cell office:value-type="float" office:value="511114.7443" calcext:value-type="float">
            <text:p>511114.7443</text:p>
          </table:table-cell>
          <table:table-cell office:value-type="float" office:value="6962174.9739" calcext:value-type="float">
            <text:p>6962174.9739</text:p>
          </table:table-cell>
          <table:table-cell office:value-type="float" office:value="6.839" calcext:value-type="float">
            <text:p>6.839</text:p>
          </table:table-cell>
          <table:table-cell table:number-columns-repeated="7"/>
        </table:table-row>
        <table:table-row table:style-name="ro1">
          <table:table-cell office:value-type="float" office:value="511315.761" calcext:value-type="float">
            <text:p>511315.761</text:p>
          </table:table-cell>
          <table:table-cell office:value-type="float" office:value="6964965.315" calcext:value-type="float">
            <text:p>6964965.315</text:p>
          </table:table-cell>
          <table:table-cell office:value-type="float" office:value="6.538" calcext:value-type="float">
            <text:p>6.538</text:p>
          </table:table-cell>
          <table:table-cell/>
          <table:table-cell office:value-type="float" office:value="511111.235" calcext:value-type="float">
            <text:p>511111.235</text:p>
          </table:table-cell>
          <table:table-cell office:value-type="float" office:value="6962179.329" calcext:value-type="float">
            <text:p>6962179.329</text:p>
          </table:table-cell>
          <table:table-cell office:value-type="float" office:value="6.538" calcext:value-type="float">
            <text:p>6.538</text:p>
          </table:table-cell>
          <table:table-cell/>
          <table:table-cell office:value-type="float" office:value="511111.2347" calcext:value-type="float">
            <text:p>511111.2347</text:p>
          </table:table-cell>
          <table:table-cell office:value-type="float" office:value="6962179.3292" calcext:value-type="float">
            <text:p>6962179.3292</text:p>
          </table:table-cell>
          <table:table-cell office:value-type="float" office:value="6.538" calcext:value-type="float">
            <text:p>6.538</text:p>
          </table:table-cell>
          <table:table-cell table:number-columns-repeated="7"/>
        </table:table-row>
        <table:table-row table:style-name="ro1">
          <table:table-cell office:value-type="float" office:value="511319.008" calcext:value-type="float">
            <text:p>511319.008</text:p>
          </table:table-cell>
          <table:table-cell office:value-type="float" office:value="6964965.145" calcext:value-type="float">
            <text:p>6964965.145</text:p>
          </table:table-cell>
          <table:table-cell office:value-type="float" office:value="6.175" calcext:value-type="float">
            <text:p>6.175</text:p>
          </table:table-cell>
          <table:table-cell/>
          <table:table-cell office:value-type="float" office:value="511114.48" calcext:value-type="float">
            <text:p>511114.48</text:p>
          </table:table-cell>
          <table:table-cell office:value-type="float" office:value="6962179.159" calcext:value-type="float">
            <text:p>6962179.159</text:p>
          </table:table-cell>
          <table:table-cell office:value-type="float" office:value="6.175" calcext:value-type="float">
            <text:p>6.175</text:p>
          </table:table-cell>
          <table:table-cell/>
          <table:table-cell office:value-type="float" office:value="511114.4804" calcext:value-type="float">
            <text:p>511114.4804</text:p>
          </table:table-cell>
          <table:table-cell office:value-type="float" office:value="6962179.1592" calcext:value-type="float">
            <text:p>6962179.1592</text:p>
          </table:table-cell>
          <table:table-cell office:value-type="float" office:value="6.175" calcext:value-type="float">
            <text:p>6.175</text:p>
          </table:table-cell>
          <table:table-cell table:number-columns-repeated="7"/>
        </table:table-row>
        <table:table-row table:style-name="ro1">
          <table:table-cell office:value-type="float" office:value="511321.758" calcext:value-type="float">
            <text:p>511321.758</text:p>
          </table:table-cell>
          <table:table-cell office:value-type="float" office:value="6964960.212" calcext:value-type="float">
            <text:p>6964960.212</text:p>
          </table:table-cell>
          <table:table-cell office:value-type="float" office:value="1.339" calcext:value-type="float">
            <text:p>1.339</text:p>
          </table:table-cell>
          <table:table-cell/>
          <table:table-cell office:value-type="float" office:value="511117.229" calcext:value-type="float">
            <text:p>511117.229</text:p>
          </table:table-cell>
          <table:table-cell office:value-type="float" office:value="6962174.228" calcext:value-type="float">
            <text:p>6962174.228</text:p>
          </table:table-cell>
          <table:table-cell office:value-type="float" office:value="1.339" calcext:value-type="float">
            <text:p>1.339</text:p>
          </table:table-cell>
          <table:table-cell/>
          <table:table-cell office:value-type="float" office:value="511117.2293" calcext:value-type="float">
            <text:p>511117.2293</text:p>
          </table:table-cell>
          <table:table-cell office:value-type="float" office:value="6962174.2282" calcext:value-type="float">
            <text:p>6962174.2282</text:p>
          </table:table-cell>
          <table:table-cell office:value-type="float" office:value="1.339" calcext:value-type="float">
            <text:p>1.339</text:p>
          </table:table-cell>
          <table:table-cell table:number-columns-repeated="7"/>
        </table:table-row>
        <table:table-row table:style-name="ro1">
          <table:table-cell office:value-type="float" office:value="511322.05" calcext:value-type="float">
            <text:p>511322.05</text:p>
          </table:table-cell>
          <table:table-cell office:value-type="float" office:value="6964960.474" calcext:value-type="float">
            <text:p>6964960.474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117.521" calcext:value-type="float">
            <text:p>511117.521</text:p>
          </table:table-cell>
          <table:table-cell office:value-type="float" office:value="6962174.49" calcext:value-type="float">
            <text:p>6962174.49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117.5212" calcext:value-type="float">
            <text:p>511117.5212</text:p>
          </table:table-cell>
          <table:table-cell office:value-type="float" office:value="6962174.4901" calcext:value-type="float">
            <text:p>6962174.4901</text:p>
          </table:table-cell>
          <table:table-cell office:value-type="float" office:value="1.721" calcext:value-type="float">
            <text:p>1.721</text:p>
          </table:table-cell>
          <table:table-cell table:number-columns-repeated="7"/>
        </table:table-row>
        <table:table-row table:style-name="ro1">
          <table:table-cell office:value-type="float" office:value="511322.355" calcext:value-type="float">
            <text:p>511322.355</text:p>
          </table:table-cell>
          <table:table-cell office:value-type="float" office:value="6964961.115" calcext:value-type="float">
            <text:p>6964961.115</text:p>
          </table:table-cell>
          <table:table-cell office:value-type="float" office:value="1.641" calcext:value-type="float">
            <text:p>1.641</text:p>
          </table:table-cell>
          <table:table-cell/>
          <table:table-cell office:value-type="float" office:value="511117.826" calcext:value-type="float">
            <text:p>511117.826</text:p>
          </table:table-cell>
          <table:table-cell office:value-type="float" office:value="6962175.131" calcext:value-type="float">
            <text:p>6962175.131</text:p>
          </table:table-cell>
          <table:table-cell office:value-type="float" office:value="1.641" calcext:value-type="float">
            <text:p>1.641</text:p>
          </table:table-cell>
          <table:table-cell/>
          <table:table-cell office:value-type="float" office:value="511117.8261" calcext:value-type="float">
            <text:p>511117.8261</text:p>
          </table:table-cell>
          <table:table-cell office:value-type="float" office:value="6962175.1308" calcext:value-type="float">
            <text:p>6962175.1308</text:p>
          </table:table-cell>
          <table:table-cell office:value-type="float" office:value="1.641" calcext:value-type="float">
            <text:p>1.641</text:p>
          </table:table-cell>
          <table:table-cell table:number-columns-repeated="7"/>
        </table:table-row>
        <table:table-row table:style-name="ro1">
          <table:table-cell office:value-type="float" office:value="511323.028" calcext:value-type="float">
            <text:p>511323.028</text:p>
          </table:table-cell>
          <table:table-cell office:value-type="float" office:value="6964963.565" calcext:value-type="float">
            <text:p>6964963.565</text:p>
          </table:table-cell>
          <table:table-cell office:value-type="float" office:value="1.176" calcext:value-type="float">
            <text:p>1.176</text:p>
          </table:table-cell>
          <table:table-cell/>
          <table:table-cell office:value-type="float" office:value="511118.499" calcext:value-type="float">
            <text:p>511118.499</text:p>
          </table:table-cell>
          <table:table-cell office:value-type="float" office:value="6962177.58" calcext:value-type="float">
            <text:p>6962177.58</text:p>
          </table:table-cell>
          <table:table-cell office:value-type="float" office:value="1.176" calcext:value-type="float">
            <text:p>1.176</text:p>
          </table:table-cell>
          <table:table-cell/>
          <table:table-cell office:value-type="float" office:value="511118.4988" calcext:value-type="float">
            <text:p>511118.4988</text:p>
          </table:table-cell>
          <table:table-cell office:value-type="float" office:value="6962177.5799" calcext:value-type="float">
            <text:p>6962177.5799</text:p>
          </table:table-cell>
          <table:table-cell office:value-type="float" office:value="1.176" calcext:value-type="float">
            <text:p>1.176</text:p>
          </table:table-cell>
          <table:table-cell table:number-columns-repeated="7"/>
        </table:table-row>
        <table:table-row table:style-name="ro1">
          <table:table-cell office:value-type="float" office:value="511320.069" calcext:value-type="float">
            <text:p>511320.069</text:p>
          </table:table-cell>
          <table:table-cell office:value-type="float" office:value="6964960.295" calcext:value-type="float">
            <text:p>6964960.295</text:p>
          </table:table-cell>
          <table:table-cell office:value-type="float" office:value="3.087" calcext:value-type="float">
            <text:p>3.087</text:p>
          </table:table-cell>
          <table:table-cell/>
          <table:table-cell office:value-type="float" office:value="511115.541" calcext:value-type="float">
            <text:p>511115.541</text:p>
          </table:table-cell>
          <table:table-cell office:value-type="float" office:value="6962174.311" calcext:value-type="float">
            <text:p>6962174.311</text:p>
          </table:table-cell>
          <table:table-cell office:value-type="float" office:value="3.087" calcext:value-type="float">
            <text:p>3.087</text:p>
          </table:table-cell>
          <table:table-cell/>
          <table:table-cell office:value-type="float" office:value="511115.541" calcext:value-type="float">
            <text:p>511115.541</text:p>
          </table:table-cell>
          <table:table-cell office:value-type="float" office:value="6962174.3112" calcext:value-type="float">
            <text:p>6962174.3112</text:p>
          </table:table-cell>
          <table:table-cell office:value-type="float" office:value="3.087" calcext:value-type="float">
            <text:p>3.087</text:p>
          </table:table-cell>
          <table:table-cell table:number-columns-repeated="7"/>
        </table:table-row>
        <table:table-row table:style-name="ro1">
          <table:table-cell office:value-type="float" office:value="511322.165" calcext:value-type="float">
            <text:p>511322.165</text:p>
          </table:table-cell>
          <table:table-cell office:value-type="float" office:value="6964960.716" calcext:value-type="float">
            <text:p>6964960.716</text:p>
          </table:table-cell>
          <table:table-cell office:value-type="float" office:value="2.075" calcext:value-type="float">
            <text:p>2.075</text:p>
          </table:table-cell>
          <table:table-cell/>
          <table:table-cell office:value-type="float" office:value="511117.636" calcext:value-type="float">
            <text:p>511117.636</text:p>
          </table:table-cell>
          <table:table-cell office:value-type="float" office:value="6962174.732" calcext:value-type="float">
            <text:p>6962174.732</text:p>
          </table:table-cell>
          <table:table-cell office:value-type="float" office:value="2.075" calcext:value-type="float">
            <text:p>2.075</text:p>
          </table:table-cell>
          <table:table-cell/>
          <table:table-cell office:value-type="float" office:value="511117.6361" calcext:value-type="float">
            <text:p>511117.6361</text:p>
          </table:table-cell>
          <table:table-cell office:value-type="float" office:value="6962174.732" calcext:value-type="float">
            <text:p>6962174.732</text:p>
          </table:table-cell>
          <table:table-cell office:value-type="float" office:value="2.075" calcext:value-type="float">
            <text:p>2.075</text:p>
          </table:table-cell>
          <table:table-cell table:number-columns-repeated="7"/>
        </table:table-row>
        <table:table-row table:style-name="ro1">
          <table:table-cell office:value-type="float" office:value="511322.058" calcext:value-type="float">
            <text:p>511322.058</text:p>
          </table:table-cell>
          <table:table-cell office:value-type="float" office:value="6964960.497" calcext:value-type="float">
            <text:p>6964960.497</text:p>
          </table:table-cell>
          <table:table-cell office:value-type="float" office:value="3.844" calcext:value-type="float">
            <text:p>3.844</text:p>
          </table:table-cell>
          <table:table-cell/>
          <table:table-cell office:value-type="float" office:value="511117.529" calcext:value-type="float">
            <text:p>511117.529</text:p>
          </table:table-cell>
          <table:table-cell office:value-type="float" office:value="6962174.513" calcext:value-type="float">
            <text:p>6962174.513</text:p>
          </table:table-cell>
          <table:table-cell office:value-type="float" office:value="3.844" calcext:value-type="float">
            <text:p>3.844</text:p>
          </table:table-cell>
          <table:table-cell/>
          <table:table-cell office:value-type="float" office:value="511117.5292" calcext:value-type="float">
            <text:p>511117.5292</text:p>
          </table:table-cell>
          <table:table-cell office:value-type="float" office:value="6962174.5131" calcext:value-type="float">
            <text:p>6962174.5131</text:p>
          </table:table-cell>
          <table:table-cell office:value-type="float" office:value="3.844" calcext:value-type="float">
            <text:p>3.844</text:p>
          </table:table-cell>
          <table:table-cell table:number-columns-repeated="7"/>
        </table:table-row>
        <table:table-row table:style-name="ro1">
          <table:table-cell office:value-type="float" office:value="511325.077" calcext:value-type="float">
            <text:p>511325.077</text:p>
          </table:table-cell>
          <table:table-cell office:value-type="float" office:value="6964960.078" calcext:value-type="float">
            <text:p>6964960.078</text:p>
          </table:table-cell>
          <table:table-cell office:value-type="float" office:value="1.058" calcext:value-type="float">
            <text:p>1.058</text:p>
          </table:table-cell>
          <table:table-cell/>
          <table:table-cell office:value-type="float" office:value="511120.547" calcext:value-type="float">
            <text:p>511120.547</text:p>
          </table:table-cell>
          <table:table-cell office:value-type="float" office:value="6962174.094" calcext:value-type="float">
            <text:p>6962174.094</text:p>
          </table:table-cell>
          <table:table-cell office:value-type="float" office:value="1.058" calcext:value-type="float">
            <text:p>1.058</text:p>
          </table:table-cell>
          <table:table-cell/>
          <table:table-cell office:value-type="float" office:value="511120.547" calcext:value-type="float">
            <text:p>511120.547</text:p>
          </table:table-cell>
          <table:table-cell office:value-type="float" office:value="6962174.0942" calcext:value-type="float">
            <text:p>6962174.0942</text:p>
          </table:table-cell>
          <table:table-cell office:value-type="float" office:value="1.058" calcext:value-type="float">
            <text:p>1.058</text:p>
          </table:table-cell>
          <table:table-cell table:number-columns-repeated="7"/>
        </table:table-row>
        <table:table-row table:style-name="ro1">
          <table:table-cell office:value-type="float" office:value="511326.416" calcext:value-type="float">
            <text:p>511326.416</text:p>
          </table:table-cell>
          <table:table-cell office:value-type="float" office:value="6964960.219" calcext:value-type="float">
            <text:p>6964960.219</text:p>
          </table:table-cell>
          <table:table-cell office:value-type="float" office:value="1.097" calcext:value-type="float">
            <text:p>1.097</text:p>
          </table:table-cell>
          <table:table-cell/>
          <table:table-cell office:value-type="float" office:value="511121.885" calcext:value-type="float">
            <text:p>511121.885</text:p>
          </table:table-cell>
          <table:table-cell office:value-type="float" office:value="6962174.235" calcext:value-type="float">
            <text:p>6962174.235</text:p>
          </table:table-cell>
          <table:table-cell office:value-type="float" office:value="1.097" calcext:value-type="float">
            <text:p>1.097</text:p>
          </table:table-cell>
          <table:table-cell/>
          <table:table-cell office:value-type="float" office:value="511121.8854" calcext:value-type="float">
            <text:p>511121.8854</text:p>
          </table:table-cell>
          <table:table-cell office:value-type="float" office:value="6962174.2352" calcext:value-type="float">
            <text:p>6962174.2352</text:p>
          </table:table-cell>
          <table:table-cell office:value-type="float" office:value="1.097" calcext:value-type="float">
            <text:p>1.097</text:p>
          </table:table-cell>
          <table:table-cell table:number-columns-repeated="7"/>
        </table:table-row>
        <table:table-row table:style-name="ro1">
          <table:table-cell office:value-type="float" office:value="511325.331" calcext:value-type="float">
            <text:p>511325.331</text:p>
          </table:table-cell>
          <table:table-cell office:value-type="float" office:value="6964963.63" calcext:value-type="float">
            <text:p>6964963.63</text:p>
          </table:table-cell>
          <table:table-cell office:value-type="float" office:value="1.165" calcext:value-type="float">
            <text:p>1.165</text:p>
          </table:table-cell>
          <table:table-cell/>
          <table:table-cell office:value-type="float" office:value="511120.801" calcext:value-type="float">
            <text:p>511120.801</text:p>
          </table:table-cell>
          <table:table-cell office:value-type="float" office:value="6962177.645" calcext:value-type="float">
            <text:p>6962177.645</text:p>
          </table:table-cell>
          <table:table-cell office:value-type="float" office:value="1.165" calcext:value-type="float">
            <text:p>1.165</text:p>
          </table:table-cell>
          <table:table-cell/>
          <table:table-cell office:value-type="float" office:value="511120.8009" calcext:value-type="float">
            <text:p>511120.8009</text:p>
          </table:table-cell>
          <table:table-cell office:value-type="float" office:value="6962177.6448" calcext:value-type="float">
            <text:p>6962177.6448</text:p>
          </table:table-cell>
          <table:table-cell office:value-type="float" office:value="1.165" calcext:value-type="float">
            <text:p>1.165</text:p>
          </table:table-cell>
          <table:table-cell table:number-columns-repeated="7"/>
        </table:table-row>
        <table:table-row table:style-name="ro1">
          <table:table-cell office:value-type="float" office:value="511325.439" calcext:value-type="float">
            <text:p>511325.439</text:p>
          </table:table-cell>
          <table:table-cell office:value-type="float" office:value="6964964.243" calcext:value-type="float">
            <text:p>6964964.243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float" office:value="511120.909" calcext:value-type="float">
            <text:p>511120.909</text:p>
          </table:table-cell>
          <table:table-cell office:value-type="float" office:value="6962178.257" calcext:value-type="float">
            <text:p>6962178.257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float" office:value="511120.9088" calcext:value-type="float">
            <text:p>511120.9088</text:p>
          </table:table-cell>
          <table:table-cell office:value-type="float" office:value="6962178.2576" calcext:value-type="float">
            <text:p>6962178.2576</text:p>
          </table:table-cell>
          <table:table-cell office:value-type="float" office:value="1.213" calcext:value-type="float">
            <text:p>1.213</text:p>
          </table:table-cell>
          <table:table-cell table:number-columns-repeated="7"/>
        </table:table-row>
        <table:table-row table:style-name="ro1">
          <table:table-cell office:value-type="float" office:value="511326.018" calcext:value-type="float">
            <text:p>511326.018</text:p>
          </table:table-cell>
          <table:table-cell office:value-type="float" office:value="6964965.032" calcext:value-type="float">
            <text:p>6964965.032</text:p>
          </table:table-cell>
          <table:table-cell office:value-type="float" office:value="1.192" calcext:value-type="float">
            <text:p>1.192</text:p>
          </table:table-cell>
          <table:table-cell/>
          <table:table-cell office:value-type="float" office:value="511121.488" calcext:value-type="float">
            <text:p>511121.488</text:p>
          </table:table-cell>
          <table:table-cell office:value-type="float" office:value="6962179.046" calcext:value-type="float">
            <text:p>6962179.046</text:p>
          </table:table-cell>
          <table:table-cell office:value-type="float" office:value="1.192" calcext:value-type="float">
            <text:p>1.192</text:p>
          </table:table-cell>
          <table:table-cell/>
          <table:table-cell office:value-type="float" office:value="511121.4876" calcext:value-type="float">
            <text:p>511121.4876</text:p>
          </table:table-cell>
          <table:table-cell office:value-type="float" office:value="6962179.0463" calcext:value-type="float">
            <text:p>6962179.0463</text:p>
          </table:table-cell>
          <table:table-cell office:value-type="float" office:value="1.192" calcext:value-type="float">
            <text:p>1.192</text:p>
          </table:table-cell>
          <table:table-cell table:number-columns-repeated="7"/>
        </table:table-row>
        <table:table-row table:style-name="ro1">
          <table:table-cell office:value-type="float" office:value="511327.864" calcext:value-type="float">
            <text:p>511327.864</text:p>
          </table:table-cell>
          <table:table-cell office:value-type="float" office:value="6964966.628" calcext:value-type="float">
            <text:p>6964966.628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511123.333" calcext:value-type="float">
            <text:p>511123.333</text:p>
          </table:table-cell>
          <table:table-cell office:value-type="float" office:value="6962180.642" calcext:value-type="float">
            <text:p>6962180.642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511123.3329" calcext:value-type="float">
            <text:p>511123.3329</text:p>
          </table:table-cell>
          <table:table-cell office:value-type="float" office:value="6962180.6416" calcext:value-type="float">
            <text:p>6962180.6416</text:p>
          </table:table-cell>
          <table:table-cell office:value-type="float" office:value="1.098" calcext:value-type="float">
            <text:p>1.098</text:p>
          </table:table-cell>
          <table:table-cell table:number-columns-repeated="7"/>
        </table:table-row>
        <table:table-row table:style-name="ro1">
          <table:table-cell office:value-type="float" office:value="511327.742" calcext:value-type="float">
            <text:p>511327.742</text:p>
          </table:table-cell>
          <table:table-cell office:value-type="float" office:value="6964965.41" calcext:value-type="float">
            <text:p>6964965.41</text:p>
          </table:table-cell>
          <table:table-cell office:value-type="float" office:value="2.532" calcext:value-type="float">
            <text:p>2.532</text:p>
          </table:table-cell>
          <table:table-cell/>
          <table:table-cell office:value-type="float" office:value="511123.211" calcext:value-type="float">
            <text:p>511123.211</text:p>
          </table:table-cell>
          <table:table-cell office:value-type="float" office:value="6962179.424" calcext:value-type="float">
            <text:p>6962179.424</text:p>
          </table:table-cell>
          <table:table-cell office:value-type="float" office:value="2.532" calcext:value-type="float">
            <text:p>2.532</text:p>
          </table:table-cell>
          <table:table-cell/>
          <table:table-cell office:value-type="float" office:value="511123.2109" calcext:value-type="float">
            <text:p>511123.2109</text:p>
          </table:table-cell>
          <table:table-cell office:value-type="float" office:value="6962179.4241" calcext:value-type="float">
            <text:p>6962179.4241</text:p>
          </table:table-cell>
          <table:table-cell office:value-type="float" office:value="2.532" calcext:value-type="float">
            <text:p>2.532</text:p>
          </table:table-cell>
          <table:table-cell table:number-columns-repeated="7"/>
        </table:table-row>
        <table:table-row table:style-name="ro1">
          <table:table-cell office:value-type="float" office:value="511327.741" calcext:value-type="float">
            <text:p>511327.741</text:p>
          </table:table-cell>
          <table:table-cell office:value-type="float" office:value="6964965.399" calcext:value-type="float">
            <text:p>6964965.399</text:p>
          </table:table-cell>
          <table:table-cell office:value-type="float" office:value="3.841" calcext:value-type="float">
            <text:p>3.841</text:p>
          </table:table-cell>
          <table:table-cell/>
          <table:table-cell office:value-type="float" office:value="511123.21" calcext:value-type="float">
            <text:p>511123.21</text:p>
          </table:table-cell>
          <table:table-cell office:value-type="float" office:value="6962179.413" calcext:value-type="float">
            <text:p>6962179.413</text:p>
          </table:table-cell>
          <table:table-cell office:value-type="float" office:value="3.841" calcext:value-type="float">
            <text:p>3.841</text:p>
          </table:table-cell>
          <table:table-cell/>
          <table:table-cell office:value-type="float" office:value="511123.2099" calcext:value-type="float">
            <text:p>511123.2099</text:p>
          </table:table-cell>
          <table:table-cell office:value-type="float" office:value="6962179.4131" calcext:value-type="float">
            <text:p>6962179.4131</text:p>
          </table:table-cell>
          <table:table-cell office:value-type="float" office:value="3.841" calcext:value-type="float">
            <text:p>3.841</text:p>
          </table:table-cell>
          <table:table-cell table:number-columns-repeated="7"/>
        </table:table-row>
        <table:table-row table:style-name="ro1">
          <table:table-cell office:value-type="float" office:value="511321.367" calcext:value-type="float">
            <text:p>511321.367</text:p>
          </table:table-cell>
          <table:table-cell office:value-type="float" office:value="6964961.397" calcext:value-type="float">
            <text:p>6964961.397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511116.838" calcext:value-type="float">
            <text:p>511116.838</text:p>
          </table:table-cell>
          <table:table-cell office:value-type="float" office:value="6962175.413" calcext:value-type="float">
            <text:p>6962175.413</text:p>
          </table:table-cell>
          <table:table-cell office:value-type="float" office:value="4.18" calcext:value-type="float">
            <text:p>4.18</text:p>
          </table:table-cell>
          <table:table-cell/>
          <table:table-cell office:value-type="float" office:value="511116.8384" calcext:value-type="float">
            <text:p>511116.8384</text:p>
          </table:table-cell>
          <table:table-cell office:value-type="float" office:value="6962175.4127" calcext:value-type="float">
            <text:p>6962175.4127</text:p>
          </table:table-cell>
          <table:table-cell office:value-type="float" office:value="4.18" calcext:value-type="float">
            <text:p>4.18</text:p>
          </table:table-cell>
          <table:table-cell table:number-columns-repeated="7"/>
        </table:table-row>
        <table:table-row table:style-name="ro1">
          <table:table-cell office:value-type="float" office:value="511322.156" calcext:value-type="float">
            <text:p>511322.156</text:p>
          </table:table-cell>
          <table:table-cell office:value-type="float" office:value="6964960.714" calcext:value-type="float">
            <text:p>6964960.714</text:p>
          </table:table-cell>
          <table:table-cell office:value-type="float" office:value="4.279" calcext:value-type="float">
            <text:p>4.279</text:p>
          </table:table-cell>
          <table:table-cell/>
          <table:table-cell office:value-type="float" office:value="511117.627" calcext:value-type="float">
            <text:p>511117.627</text:p>
          </table:table-cell>
          <table:table-cell office:value-type="float" office:value="6962174.73" calcext:value-type="float">
            <text:p>6962174.73</text:p>
          </table:table-cell>
          <table:table-cell office:value-type="float" office:value="4.279" calcext:value-type="float">
            <text:p>4.279</text:p>
          </table:table-cell>
          <table:table-cell/>
          <table:table-cell office:value-type="float" office:value="511117.6271" calcext:value-type="float">
            <text:p>511117.6271</text:p>
          </table:table-cell>
          <table:table-cell office:value-type="float" office:value="6962174.73" calcext:value-type="float">
            <text:p>6962174.73</text:p>
          </table:table-cell>
          <table:table-cell office:value-type="float" office:value="4.279" calcext:value-type="float">
            <text:p>4.279</text:p>
          </table:table-cell>
          <table:table-cell table:number-columns-repeated="7"/>
        </table:table-row>
        <table:table-row table:style-name="ro1">
          <table:table-cell office:value-type="float" office:value="511323.15" calcext:value-type="float">
            <text:p>511323.15</text:p>
          </table:table-cell>
          <table:table-cell office:value-type="float" office:value="6964961.675" calcext:value-type="float">
            <text:p>6964961.675</text:p>
          </table:table-cell>
          <table:table-cell office:value-type="float" office:value="4.375" calcext:value-type="float">
            <text:p>4.375</text:p>
          </table:table-cell>
          <table:table-cell/>
          <table:table-cell office:value-type="float" office:value="511118.621" calcext:value-type="float">
            <text:p>511118.621</text:p>
          </table:table-cell>
          <table:table-cell office:value-type="float" office:value="6962175.691" calcext:value-type="float">
            <text:p>6962175.691</text:p>
          </table:table-cell>
          <table:table-cell office:value-type="float" office:value="4.375" calcext:value-type="float">
            <text:p>4.375</text:p>
          </table:table-cell>
          <table:table-cell/>
          <table:table-cell office:value-type="float" office:value="511118.6207" calcext:value-type="float">
            <text:p>511118.6207</text:p>
          </table:table-cell>
          <table:table-cell office:value-type="float" office:value="6962175.6906" calcext:value-type="float">
            <text:p>6962175.6906</text:p>
          </table:table-cell>
          <table:table-cell office:value-type="float" office:value="4.375" calcext:value-type="float">
            <text:p>4.375</text:p>
          </table:table-cell>
          <table:table-cell table:number-columns-repeated="7"/>
        </table:table-row>
        <table:table-row table:style-name="ro1">
          <table:table-cell office:value-type="float" office:value="511322.865" calcext:value-type="float">
            <text:p>511322.865</text:p>
          </table:table-cell>
          <table:table-cell office:value-type="float" office:value="6964960.399" calcext:value-type="float">
            <text:p>6964960.399</text:p>
          </table:table-cell>
          <table:table-cell office:value-type="float" office:value="5.981" calcext:value-type="float">
            <text:p>5.981</text:p>
          </table:table-cell>
          <table:table-cell/>
          <table:table-cell office:value-type="float" office:value="511118.336" calcext:value-type="float">
            <text:p>511118.336</text:p>
          </table:table-cell>
          <table:table-cell office:value-type="float" office:value="6962174.415" calcext:value-type="float">
            <text:p>6962174.415</text:p>
          </table:table-cell>
          <table:table-cell office:value-type="float" office:value="5.981" calcext:value-type="float">
            <text:p>5.981</text:p>
          </table:table-cell>
          <table:table-cell/>
          <table:table-cell office:value-type="float" office:value="511118.3358" calcext:value-type="float">
            <text:p>511118.3358</text:p>
          </table:table-cell>
          <table:table-cell office:value-type="float" office:value="6962174.4151" calcext:value-type="float">
            <text:p>6962174.4151</text:p>
          </table:table-cell>
          <table:table-cell office:value-type="float" office:value="5.981" calcext:value-type="float">
            <text:p>5.981</text:p>
          </table:table-cell>
          <table:table-cell table:number-columns-repeated="7"/>
        </table:table-row>
        <table:table-row table:style-name="ro1">
          <table:table-cell office:value-type="float" office:value="511322.32" calcext:value-type="float">
            <text:p>511322.32</text:p>
          </table:table-cell>
          <table:table-cell office:value-type="float" office:value="6964962.055" calcext:value-type="float">
            <text:p>6964962.055</text:p>
          </table:table-cell>
          <table:table-cell office:value-type="float" office:value="4.434" calcext:value-type="float">
            <text:p>4.434</text:p>
          </table:table-cell>
          <table:table-cell/>
          <table:table-cell office:value-type="float" office:value="511117.791" calcext:value-type="float">
            <text:p>511117.791</text:p>
          </table:table-cell>
          <table:table-cell office:value-type="float" office:value="6962176.07" calcext:value-type="float">
            <text:p>6962176.07</text:p>
          </table:table-cell>
          <table:table-cell office:value-type="float" office:value="4.434" calcext:value-type="float">
            <text:p>4.434</text:p>
          </table:table-cell>
          <table:table-cell/>
          <table:table-cell office:value-type="float" office:value="511117.7911" calcext:value-type="float">
            <text:p>511117.7911</text:p>
          </table:table-cell>
          <table:table-cell office:value-type="float" office:value="6962176.0705" calcext:value-type="float">
            <text:p>6962176.0705</text:p>
          </table:table-cell>
          <table:table-cell office:value-type="float" office:value="4.434" calcext:value-type="float">
            <text:p>4.434</text:p>
          </table:table-cell>
          <table:table-cell table:number-columns-repeated="7"/>
        </table:table-row>
        <table:table-row table:style-name="ro1">
          <table:table-cell office:value-type="float" office:value="511323.944" calcext:value-type="float">
            <text:p>511323.944</text:p>
          </table:table-cell>
          <table:table-cell office:value-type="float" office:value="6964963.725" calcext:value-type="float">
            <text:p>6964963.725</text:p>
          </table:table-cell>
          <table:table-cell office:value-type="float" office:value="5.882" calcext:value-type="float">
            <text:p>5.882</text:p>
          </table:table-cell>
          <table:table-cell/>
          <table:table-cell office:value-type="float" office:value="511119.414" calcext:value-type="float">
            <text:p>511119.414</text:p>
          </table:table-cell>
          <table:table-cell office:value-type="float" office:value="6962177.74" calcext:value-type="float">
            <text:p>6962177.74</text:p>
          </table:table-cell>
          <table:table-cell office:value-type="float" office:value="5.882" calcext:value-type="float">
            <text:p>5.882</text:p>
          </table:table-cell>
          <table:table-cell/>
          <table:table-cell office:value-type="float" office:value="511119.4144" calcext:value-type="float">
            <text:p>511119.4144</text:p>
          </table:table-cell>
          <table:table-cell office:value-type="float" office:value="6962177.7398" calcext:value-type="float">
            <text:p>6962177.7398</text:p>
          </table:table-cell>
          <table:table-cell office:value-type="float" office:value="5.882" calcext:value-type="float">
            <text:p>5.882</text:p>
          </table:table-cell>
          <table:table-cell table:number-columns-repeated="7"/>
        </table:table-row>
        <table:table-row table:style-name="ro1">
          <table:table-cell office:value-type="float" office:value="511322.887" calcext:value-type="float">
            <text:p>511322.887</text:p>
          </table:table-cell>
          <table:table-cell office:value-type="float" office:value="6964961.383" calcext:value-type="float">
            <text:p>6964961.383</text:p>
          </table:table-cell>
          <table:table-cell office:value-type="float" office:value="6.511" calcext:value-type="float">
            <text:p>6.511</text:p>
          </table:table-cell>
          <table:table-cell/>
          <table:table-cell office:value-type="float" office:value="511118.358" calcext:value-type="float">
            <text:p>511118.358</text:p>
          </table:table-cell>
          <table:table-cell office:value-type="float" office:value="6962175.399" calcext:value-type="float">
            <text:p>6962175.399</text:p>
          </table:table-cell>
          <table:table-cell office:value-type="float" office:value="6.511" calcext:value-type="float">
            <text:p>6.511</text:p>
          </table:table-cell>
          <table:table-cell/>
          <table:table-cell office:value-type="float" office:value="511118.3578" calcext:value-type="float">
            <text:p>511118.3578</text:p>
          </table:table-cell>
          <table:table-cell office:value-type="float" office:value="6962175.3987" calcext:value-type="float">
            <text:p>6962175.3987</text:p>
          </table:table-cell>
          <table:table-cell office:value-type="float" office:value="6.511" calcext:value-type="float">
            <text:p>6.511</text:p>
          </table:table-cell>
          <table:table-cell table:number-columns-repeated="7"/>
        </table:table-row>
        <table:table-row table:style-name="ro1">
          <table:table-cell office:value-type="float" office:value="511323.622" calcext:value-type="float">
            <text:p>511323.622</text:p>
          </table:table-cell>
          <table:table-cell office:value-type="float" office:value="6964961.578" calcext:value-type="float">
            <text:p>6964961.578</text:p>
          </table:table-cell>
          <table:table-cell office:value-type="float" office:value="7.388" calcext:value-type="float">
            <text:p>7.388</text:p>
          </table:table-cell>
          <table:table-cell/>
          <table:table-cell office:value-type="float" office:value="511119.092" calcext:value-type="float">
            <text:p>511119.092</text:p>
          </table:table-cell>
          <table:table-cell office:value-type="float" office:value="6962175.594" calcext:value-type="float">
            <text:p>6962175.594</text:p>
          </table:table-cell>
          <table:table-cell office:value-type="float" office:value="7.388" calcext:value-type="float">
            <text:p>7.388</text:p>
          </table:table-cell>
          <table:table-cell/>
          <table:table-cell office:value-type="float" office:value="511119.0925" calcext:value-type="float">
            <text:p>511119.0925</text:p>
          </table:table-cell>
          <table:table-cell office:value-type="float" office:value="6962175.5936" calcext:value-type="float">
            <text:p>6962175.5936</text:p>
          </table:table-cell>
          <table:table-cell office:value-type="float" office:value="7.388" calcext:value-type="float">
            <text:p>7.388</text:p>
          </table:table-cell>
          <table:table-cell table:number-columns-repeated="7"/>
        </table:table-row>
        <table:table-row table:style-name="ro1">
          <table:table-cell office:value-type="float" office:value="511322.857" calcext:value-type="float">
            <text:p>511322.857</text:p>
          </table:table-cell>
          <table:table-cell office:value-type="float" office:value="6964963.529" calcext:value-type="float">
            <text:p>6964963.529</text:p>
          </table:table-cell>
          <table:table-cell office:value-type="float" office:value="7.077" calcext:value-type="float">
            <text:p>7.077</text:p>
          </table:table-cell>
          <table:table-cell/>
          <table:table-cell office:value-type="float" office:value="511118.328" calcext:value-type="float">
            <text:p>511118.328</text:p>
          </table:table-cell>
          <table:table-cell office:value-type="float" office:value="6962177.544" calcext:value-type="float">
            <text:p>6962177.544</text:p>
          </table:table-cell>
          <table:table-cell office:value-type="float" office:value="7.077" calcext:value-type="float">
            <text:p>7.077</text:p>
          </table:table-cell>
          <table:table-cell/>
          <table:table-cell office:value-type="float" office:value="511118.3279" calcext:value-type="float">
            <text:p>511118.3279</text:p>
          </table:table-cell>
          <table:table-cell office:value-type="float" office:value="6962177.5439" calcext:value-type="float">
            <text:p>6962177.5439</text:p>
          </table:table-cell>
          <table:table-cell office:value-type="float" office:value="7.077" calcext:value-type="float">
            <text:p>7.077</text:p>
          </table:table-cell>
          <table:table-cell table:number-columns-repeated="7"/>
        </table:table-row>
        <table:table-row table:style-name="ro1">
          <table:table-cell office:value-type="float" office:value="511324.44" calcext:value-type="float">
            <text:p>511324.44</text:p>
          </table:table-cell>
          <table:table-cell office:value-type="float" office:value="6964962.318" calcext:value-type="float">
            <text:p>6964962.318</text:p>
          </table:table-cell>
          <table:table-cell office:value-type="float" office:value="5.287" calcext:value-type="float">
            <text:p>5.287</text:p>
          </table:table-cell>
          <table:table-cell/>
          <table:table-cell office:value-type="float" office:value="511119.91" calcext:value-type="float">
            <text:p>511119.91</text:p>
          </table:table-cell>
          <table:table-cell office:value-type="float" office:value="6962176.333" calcext:value-type="float">
            <text:p>6962176.333</text:p>
          </table:table-cell>
          <table:table-cell office:value-type="float" office:value="5.287" calcext:value-type="float">
            <text:p>5.287</text:p>
          </table:table-cell>
          <table:table-cell/>
          <table:table-cell office:value-type="float" office:value="511119.9102" calcext:value-type="float">
            <text:p>511119.9102</text:p>
          </table:table-cell>
          <table:table-cell office:value-type="float" office:value="6962176.3334" calcext:value-type="float">
            <text:p>6962176.3334</text:p>
          </table:table-cell>
          <table:table-cell office:value-type="float" office:value="5.287" calcext:value-type="float">
            <text:p>5.287</text:p>
          </table:table-cell>
          <table:table-cell table:number-columns-repeated="7"/>
        </table:table-row>
        <table:table-row table:style-name="ro1">
          <table:table-cell office:value-type="float" office:value="511326.414" calcext:value-type="float">
            <text:p>511326.414</text:p>
          </table:table-cell>
          <table:table-cell office:value-type="float" office:value="6964963.957" calcext:value-type="float">
            <text:p>6964963.957</text:p>
          </table:table-cell>
          <table:table-cell office:value-type="float" office:value="5.177" calcext:value-type="float">
            <text:p>5.177</text:p>
          </table:table-cell>
          <table:table-cell/>
          <table:table-cell office:value-type="float" office:value="511121.883" calcext:value-type="float">
            <text:p>511121.883</text:p>
          </table:table-cell>
          <table:table-cell office:value-type="float" office:value="6962177.972" calcext:value-type="float">
            <text:p>6962177.972</text:p>
          </table:table-cell>
          <table:table-cell office:value-type="float" office:value="5.177" calcext:value-type="float">
            <text:p>5.177</text:p>
          </table:table-cell>
          <table:table-cell/>
          <table:table-cell office:value-type="float" office:value="511121.8834" calcext:value-type="float">
            <text:p>511121.8834</text:p>
          </table:table-cell>
          <table:table-cell office:value-type="float" office:value="6962177.9717" calcext:value-type="float">
            <text:p>6962177.9717</text:p>
          </table:table-cell>
          <table:table-cell office:value-type="float" office:value="5.177" calcext:value-type="float">
            <text:p>5.177</text:p>
          </table:table-cell>
          <table:table-cell table:number-columns-repeated="7"/>
        </table:table-row>
        <table:table-row table:style-name="ro1">
          <table:table-cell office:value-type="float" office:value="511324.573" calcext:value-type="float">
            <text:p>511324.573</text:p>
          </table:table-cell>
          <table:table-cell office:value-type="float" office:value="6964961.428" calcext:value-type="float">
            <text:p>6964961.428</text:p>
          </table:table-cell>
          <table:table-cell office:value-type="float" office:value="6.048" calcext:value-type="float">
            <text:p>6.048</text:p>
          </table:table-cell>
          <table:table-cell/>
          <table:table-cell office:value-type="float" office:value="511120.043" calcext:value-type="float">
            <text:p>511120.043</text:p>
          </table:table-cell>
          <table:table-cell office:value-type="float" office:value="6962175.444" calcext:value-type="float">
            <text:p>6962175.444</text:p>
          </table:table-cell>
          <table:table-cell office:value-type="float" office:value="6.048" calcext:value-type="float">
            <text:p>6.048</text:p>
          </table:table-cell>
          <table:table-cell/>
          <table:table-cell office:value-type="float" office:value="511120.0432" calcext:value-type="float">
            <text:p>511120.0432</text:p>
          </table:table-cell>
          <table:table-cell office:value-type="float" office:value="6962175.4437" calcext:value-type="float">
            <text:p>6962175.4437</text:p>
          </table:table-cell>
          <table:table-cell office:value-type="float" office:value="6.048" calcext:value-type="float">
            <text:p>6.048</text:p>
          </table:table-cell>
          <table:table-cell table:number-columns-repeated="7"/>
        </table:table-row>
        <table:table-row table:style-name="ro1">
          <table:table-cell office:value-type="float" office:value="511324.765" calcext:value-type="float">
            <text:p>511324.765</text:p>
          </table:table-cell>
          <table:table-cell office:value-type="float" office:value="6964960.36" calcext:value-type="float">
            <text:p>6964960.36</text:p>
          </table:table-cell>
          <table:table-cell office:value-type="float" office:value="7.818" calcext:value-type="float">
            <text:p>7.818</text:p>
          </table:table-cell>
          <table:table-cell/>
          <table:table-cell office:value-type="float" office:value="511120.235" calcext:value-type="float">
            <text:p>511120.235</text:p>
          </table:table-cell>
          <table:table-cell office:value-type="float" office:value="6962174.376" calcext:value-type="float">
            <text:p>6962174.376</text:p>
          </table:table-cell>
          <table:table-cell office:value-type="float" office:value="7.818" calcext:value-type="float">
            <text:p>7.818</text:p>
          </table:table-cell>
          <table:table-cell/>
          <table:table-cell office:value-type="float" office:value="511120.2351" calcext:value-type="float">
            <text:p>511120.2351</text:p>
          </table:table-cell>
          <table:table-cell office:value-type="float" office:value="6962174.3761" calcext:value-type="float">
            <text:p>6962174.3761</text:p>
          </table:table-cell>
          <table:table-cell office:value-type="float" office:value="7.818" calcext:value-type="float">
            <text:p>7.818</text:p>
          </table:table-cell>
          <table:table-cell table:number-columns-repeated="7"/>
        </table:table-row>
        <table:table-row table:style-name="ro1">
          <table:table-cell office:value-type="float" office:value="511324.337" calcext:value-type="float">
            <text:p>511324.337</text:p>
          </table:table-cell>
          <table:table-cell office:value-type="float" office:value="6964961.723" calcext:value-type="float">
            <text:p>6964961.723</text:p>
          </table:table-cell>
          <table:table-cell office:value-type="float" office:value="7.297" calcext:value-type="float">
            <text:p>7.297</text:p>
          </table:table-cell>
          <table:table-cell/>
          <table:table-cell office:value-type="float" office:value="511119.807" calcext:value-type="float">
            <text:p>511119.807</text:p>
          </table:table-cell>
          <table:table-cell office:value-type="float" office:value="6962175.738" calcext:value-type="float">
            <text:p>6962175.738</text:p>
          </table:table-cell>
          <table:table-cell office:value-type="float" office:value="7.297" calcext:value-type="float">
            <text:p>7.297</text:p>
          </table:table-cell>
          <table:table-cell/>
          <table:table-cell office:value-type="float" office:value="511119.8073" calcext:value-type="float">
            <text:p>511119.8073</text:p>
          </table:table-cell>
          <table:table-cell office:value-type="float" office:value="6962175.7386" calcext:value-type="float">
            <text:p>6962175.7386</text:p>
          </table:table-cell>
          <table:table-cell office:value-type="float" office:value="7.297" calcext:value-type="float">
            <text:p>7.297</text:p>
          </table:table-cell>
          <table:table-cell table:number-columns-repeated="7"/>
        </table:table-row>
        <table:table-row table:style-name="ro1">
          <table:table-cell office:value-type="float" office:value="511326.657" calcext:value-type="float">
            <text:p>511326.657</text:p>
          </table:table-cell>
          <table:table-cell office:value-type="float" office:value="6964961.957" calcext:value-type="float">
            <text:p>6964961.957</text:p>
          </table:table-cell>
          <table:table-cell office:value-type="float" office:value="6.688" calcext:value-type="float">
            <text:p>6.688</text:p>
          </table:table-cell>
          <table:table-cell/>
          <table:table-cell office:value-type="float" office:value="511122.126" calcext:value-type="float">
            <text:p>511122.126</text:p>
          </table:table-cell>
          <table:table-cell office:value-type="float" office:value="6962175.972" calcext:value-type="float">
            <text:p>6962175.972</text:p>
          </table:table-cell>
          <table:table-cell office:value-type="float" office:value="6.688" calcext:value-type="float">
            <text:p>6.688</text:p>
          </table:table-cell>
          <table:table-cell/>
          <table:table-cell office:value-type="float" office:value="511122.1263" calcext:value-type="float">
            <text:p>511122.1263</text:p>
          </table:table-cell>
          <table:table-cell office:value-type="float" office:value="6962175.9725" calcext:value-type="float">
            <text:p>6962175.9725</text:p>
          </table:table-cell>
          <table:table-cell office:value-type="float" office:value="6.688" calcext:value-type="float">
            <text:p>6.688</text:p>
          </table:table-cell>
          <table:table-cell table:number-columns-repeated="7"/>
        </table:table-row>
        <table:table-row table:style-name="ro1">
          <table:table-cell office:value-type="float" office:value="511326.928" calcext:value-type="float">
            <text:p>511326.928</text:p>
          </table:table-cell>
          <table:table-cell office:value-type="float" office:value="6964961.541" calcext:value-type="float">
            <text:p>6964961.541</text:p>
          </table:table-cell>
          <table:table-cell office:value-type="float" office:value="7.188" calcext:value-type="float">
            <text:p>7.188</text:p>
          </table:table-cell>
          <table:table-cell/>
          <table:table-cell office:value-type="float" office:value="511122.397" calcext:value-type="float">
            <text:p>511122.397</text:p>
          </table:table-cell>
          <table:table-cell office:value-type="float" office:value="6962175.557" calcext:value-type="float">
            <text:p>6962175.557</text:p>
          </table:table-cell>
          <table:table-cell office:value-type="float" office:value="7.188" calcext:value-type="float">
            <text:p>7.188</text:p>
          </table:table-cell>
          <table:table-cell/>
          <table:table-cell office:value-type="float" office:value="511122.3972" calcext:value-type="float">
            <text:p>511122.3972</text:p>
          </table:table-cell>
          <table:table-cell office:value-type="float" office:value="6962175.5567" calcext:value-type="float">
            <text:p>6962175.5567</text:p>
          </table:table-cell>
          <table:table-cell office:value-type="float" office:value="7.188" calcext:value-type="float">
            <text:p>7.188</text:p>
          </table:table-cell>
          <table:table-cell table:number-columns-repeated="7"/>
        </table:table-row>
        <table:table-row table:style-name="ro1">
          <table:table-cell office:value-type="float" office:value="511325.856" calcext:value-type="float">
            <text:p>511325.856</text:p>
          </table:table-cell>
          <table:table-cell office:value-type="float" office:value="6964962.767" calcext:value-type="float">
            <text:p>6964962.767</text:p>
          </table:table-cell>
          <table:table-cell office:value-type="float" office:value="7.428" calcext:value-type="float">
            <text:p>7.428</text:p>
          </table:table-cell>
          <table:table-cell/>
          <table:table-cell office:value-type="float" office:value="511121.326" calcext:value-type="float">
            <text:p>511121.326</text:p>
          </table:table-cell>
          <table:table-cell office:value-type="float" office:value="6962176.782" calcext:value-type="float">
            <text:p>6962176.782</text:p>
          </table:table-cell>
          <table:table-cell office:value-type="float" office:value="7.428" calcext:value-type="float">
            <text:p>7.428</text:p>
          </table:table-cell>
          <table:table-cell/>
          <table:table-cell office:value-type="float" office:value="511121.3257" calcext:value-type="float">
            <text:p>511121.3257</text:p>
          </table:table-cell>
          <table:table-cell office:value-type="float" office:value="6962176.7822" calcext:value-type="float">
            <text:p>6962176.7822</text:p>
          </table:table-cell>
          <table:table-cell office:value-type="float" office:value="7.428" calcext:value-type="float">
            <text:p>7.428</text:p>
          </table:table-cell>
          <table:table-cell table:number-columns-repeated="7"/>
        </table:table-row>
        <table:table-row table:style-name="ro1">
          <table:table-cell office:value-type="float" office:value="511326.145" calcext:value-type="float">
            <text:p>511326.145</text:p>
          </table:table-cell>
          <table:table-cell office:value-type="float" office:value="6964963.192" calcext:value-type="float">
            <text:p>6964963.192</text:p>
          </table:table-cell>
          <table:table-cell office:value-type="float" office:value="6.152" calcext:value-type="float">
            <text:p>6.152</text:p>
          </table:table-cell>
          <table:table-cell/>
          <table:table-cell office:value-type="float" office:value="511121.614" calcext:value-type="float">
            <text:p>511121.614</text:p>
          </table:table-cell>
          <table:table-cell office:value-type="float" office:value="6962177.207" calcext:value-type="float">
            <text:p>6962177.207</text:p>
          </table:table-cell>
          <table:table-cell office:value-type="float" office:value="6.152" calcext:value-type="float">
            <text:p>6.152</text:p>
          </table:table-cell>
          <table:table-cell/>
          <table:table-cell office:value-type="float" office:value="511121.6146" calcext:value-type="float">
            <text:p>511121.6146</text:p>
          </table:table-cell>
          <table:table-cell office:value-type="float" office:value="6962177.207" calcext:value-type="float">
            <text:p>6962177.207</text:p>
          </table:table-cell>
          <table:table-cell office:value-type="float" office:value="6.152" calcext:value-type="float">
            <text:p>6.152</text:p>
          </table:table-cell>
          <table:table-cell table:number-columns-repeated="7"/>
        </table:table-row>
        <table:table-row table:style-name="ro1">
          <table:table-cell office:value-type="float" office:value="511326.799" calcext:value-type="float">
            <text:p>511326.799</text:p>
          </table:table-cell>
          <table:table-cell office:value-type="float" office:value="6964963.596" calcext:value-type="float">
            <text:p>6964963.596</text:p>
          </table:table-cell>
          <table:table-cell office:value-type="float" office:value="7.897" calcext:value-type="float">
            <text:p>7.897</text:p>
          </table:table-cell>
          <table:table-cell/>
          <table:table-cell office:value-type="float" office:value="511122.268" calcext:value-type="float">
            <text:p>511122.268</text:p>
          </table:table-cell>
          <table:table-cell office:value-type="float" office:value="6962177.611" calcext:value-type="float">
            <text:p>6962177.611</text:p>
          </table:table-cell>
          <table:table-cell office:value-type="float" office:value="7.897" calcext:value-type="float">
            <text:p>7.897</text:p>
          </table:table-cell>
          <table:table-cell/>
          <table:table-cell office:value-type="float" office:value="511122.2683" calcext:value-type="float">
            <text:p>511122.2683</text:p>
          </table:table-cell>
          <table:table-cell office:value-type="float" office:value="6962177.6108" calcext:value-type="float">
            <text:p>6962177.6108</text:p>
          </table:table-cell>
          <table:table-cell office:value-type="float" office:value="7.897" calcext:value-type="float">
            <text:p>7.897</text:p>
          </table:table-cell>
          <table:table-cell table:number-columns-repeated="7"/>
        </table:table-row>
        <table:table-row table:style-name="ro1">
          <table:table-cell office:value-type="float" office:value="511325.655" calcext:value-type="float">
            <text:p>511325.655</text:p>
          </table:table-cell>
          <table:table-cell office:value-type="float" office:value="6964964.784" calcext:value-type="float">
            <text:p>6964964.784</text:p>
          </table:table-cell>
          <table:table-cell office:value-type="float" office:value="4.865" calcext:value-type="float">
            <text:p>4.865</text:p>
          </table:table-cell>
          <table:table-cell/>
          <table:table-cell office:value-type="float" office:value="511121.125" calcext:value-type="float">
            <text:p>511121.125</text:p>
          </table:table-cell>
          <table:table-cell office:value-type="float" office:value="6962178.798" calcext:value-type="float">
            <text:p>6962178.798</text:p>
          </table:table-cell>
          <table:table-cell office:value-type="float" office:value="4.865" calcext:value-type="float">
            <text:p>4.865</text:p>
          </table:table-cell>
          <table:table-cell/>
          <table:table-cell office:value-type="float" office:value="511121.1248" calcext:value-type="float">
            <text:p>511121.1248</text:p>
          </table:table-cell>
          <table:table-cell office:value-type="float" office:value="6962178.7984" calcext:value-type="float">
            <text:p>6962178.7984</text:p>
          </table:table-cell>
          <table:table-cell office:value-type="float" office:value="4.865" calcext:value-type="float">
            <text:p>4.865</text:p>
          </table:table-cell>
          <table:table-cell table:number-columns-repeated="7"/>
        </table:table-row>
        <table:table-row table:style-name="ro1">
          <table:table-cell office:value-type="float" office:value="511327.384" calcext:value-type="float">
            <text:p>511327.384</text:p>
          </table:table-cell>
          <table:table-cell office:value-type="float" office:value="6964964.781" calcext:value-type="float">
            <text:p>6964964.781</text:p>
          </table:table-cell>
          <table:table-cell office:value-type="float" office:value="4.936" calcext:value-type="float">
            <text:p>4.936</text:p>
          </table:table-cell>
          <table:table-cell/>
          <table:table-cell office:value-type="float" office:value="511122.853" calcext:value-type="float">
            <text:p>511122.853</text:p>
          </table:table-cell>
          <table:table-cell office:value-type="float" office:value="6962178.795" calcext:value-type="float">
            <text:p>6962178.795</text:p>
          </table:table-cell>
          <table:table-cell office:value-type="float" office:value="4.936" calcext:value-type="float">
            <text:p>4.936</text:p>
          </table:table-cell>
          <table:table-cell/>
          <table:table-cell office:value-type="float" office:value="511122.8531" calcext:value-type="float">
            <text:p>511122.8531</text:p>
          </table:table-cell>
          <table:table-cell office:value-type="float" office:value="6962178.7954" calcext:value-type="float">
            <text:p>6962178.7954</text:p>
          </table:table-cell>
          <table:table-cell office:value-type="float" office:value="4.936" calcext:value-type="float">
            <text:p>4.936</text:p>
          </table:table-cell>
          <table:table-cell table:number-columns-repeated="7"/>
        </table:table-row>
        <table:table-row table:style-name="ro1">
          <table:table-cell office:value-type="float" office:value="511327.336" calcext:value-type="float">
            <text:p>511327.336</text:p>
          </table:table-cell>
          <table:table-cell office:value-type="float" office:value="6964964.726" calcext:value-type="float">
            <text:p>6964964.726</text:p>
          </table:table-cell>
          <table:table-cell office:value-type="float" office:value="5.177" calcext:value-type="float">
            <text:p>5.177</text:p>
          </table:table-cell>
          <table:table-cell/>
          <table:table-cell office:value-type="float" office:value="511122.805" calcext:value-type="float">
            <text:p>511122.805</text:p>
          </table:table-cell>
          <table:table-cell office:value-type="float" office:value="6962178.74" calcext:value-type="float">
            <text:p>6962178.74</text:p>
          </table:table-cell>
          <table:table-cell office:value-type="float" office:value="5.177" calcext:value-type="float">
            <text:p>5.177</text:p>
          </table:table-cell>
          <table:table-cell/>
          <table:table-cell office:value-type="float" office:value="511122.8051" calcext:value-type="float">
            <text:p>511122.8051</text:p>
          </table:table-cell>
          <table:table-cell office:value-type="float" office:value="6962178.7404" calcext:value-type="float">
            <text:p>6962178.7404</text:p>
          </table:table-cell>
          <table:table-cell office:value-type="float" office:value="5.177" calcext:value-type="float">
            <text:p>5.177</text:p>
          </table:table-cell>
          <table:table-cell table:number-columns-repeated="7"/>
        </table:table-row>
        <table:table-row table:style-name="ro1">
          <table:table-cell office:value-type="float" office:value="511326.774" calcext:value-type="float">
            <text:p>511326.774</text:p>
          </table:table-cell>
          <table:table-cell office:value-type="float" office:value="6964966.073" calcext:value-type="float">
            <text:p>6964966.073</text:p>
          </table:table-cell>
          <table:table-cell office:value-type="float" office:value="5.935" calcext:value-type="float">
            <text:p>5.935</text:p>
          </table:table-cell>
          <table:table-cell/>
          <table:table-cell office:value-type="float" office:value="511122.243" calcext:value-type="float">
            <text:p>511122.243</text:p>
          </table:table-cell>
          <table:table-cell office:value-type="float" office:value="6962180.087" calcext:value-type="float">
            <text:p>6962180.087</text:p>
          </table:table-cell>
          <table:table-cell office:value-type="float" office:value="5.935" calcext:value-type="float">
            <text:p>5.935</text:p>
          </table:table-cell>
          <table:table-cell/>
          <table:table-cell office:value-type="float" office:value="511122.2433" calcext:value-type="float">
            <text:p>511122.2433</text:p>
          </table:table-cell>
          <table:table-cell office:value-type="float" office:value="6962180.0869" calcext:value-type="float">
            <text:p>6962180.0869</text:p>
          </table:table-cell>
          <table:table-cell office:value-type="float" office:value="5.935" calcext:value-type="float">
            <text:p>5.935</text:p>
          </table:table-cell>
          <table:table-cell table:number-columns-repeated="7"/>
        </table:table-row>
        <table:table-row table:style-name="ro1">
          <table:table-cell office:value-type="float" office:value="511327.396" calcext:value-type="float">
            <text:p>511327.396</text:p>
          </table:table-cell>
          <table:table-cell office:value-type="float" office:value="6964964.801" calcext:value-type="float">
            <text:p>6964964.801</text:p>
          </table:table-cell>
          <table:table-cell office:value-type="float" office:value="6.191" calcext:value-type="float">
            <text:p>6.191</text:p>
          </table:table-cell>
          <table:table-cell/>
          <table:table-cell office:value-type="float" office:value="511122.865" calcext:value-type="float">
            <text:p>511122.865</text:p>
          </table:table-cell>
          <table:table-cell office:value-type="float" office:value="6962178.815" calcext:value-type="float">
            <text:p>6962178.815</text:p>
          </table:table-cell>
          <table:table-cell office:value-type="float" office:value="6.191" calcext:value-type="float">
            <text:p>6.191</text:p>
          </table:table-cell>
          <table:table-cell/>
          <table:table-cell office:value-type="float" office:value="511122.8651" calcext:value-type="float">
            <text:p>511122.8651</text:p>
          </table:table-cell>
          <table:table-cell office:value-type="float" office:value="6962178.8154" calcext:value-type="float">
            <text:p>6962178.8154</text:p>
          </table:table-cell>
          <table:table-cell office:value-type="float" office:value="6.191" calcext:value-type="float">
            <text:p>6.191</text:p>
          </table:table-cell>
          <table:table-cell table:number-columns-repeated="7"/>
        </table:table-row>
        <table:table-row table:style-name="ro1">
          <table:table-cell office:value-type="float" office:value="511327.723" calcext:value-type="float">
            <text:p>511327.723</text:p>
          </table:table-cell>
          <table:table-cell office:value-type="float" office:value="6964966.864" calcext:value-type="float">
            <text:p>6964966.864</text:p>
          </table:table-cell>
          <table:table-cell office:value-type="float" office:value="7.22" calcext:value-type="float">
            <text:p>7.22</text:p>
          </table:table-cell>
          <table:table-cell/>
          <table:table-cell office:value-type="float" office:value="511123.192" calcext:value-type="float">
            <text:p>511123.192</text:p>
          </table:table-cell>
          <table:table-cell office:value-type="float" office:value="6962180.877" calcext:value-type="float">
            <text:p>6962180.877</text:p>
          </table:table-cell>
          <table:table-cell office:value-type="float" office:value="7.22" calcext:value-type="float">
            <text:p>7.22</text:p>
          </table:table-cell>
          <table:table-cell/>
          <table:table-cell office:value-type="float" office:value="511123.1919" calcext:value-type="float">
            <text:p>511123.1919</text:p>
          </table:table-cell>
          <table:table-cell office:value-type="float" office:value="6962180.8775" calcext:value-type="float">
            <text:p>6962180.8775</text:p>
          </table:table-cell>
          <table:table-cell office:value-type="float" office:value="7.22" calcext:value-type="float">
            <text:p>7.22</text:p>
          </table:table-cell>
          <table:table-cell table:number-columns-repeated="7"/>
        </table:table-row>
        <table:table-row table:style-name="ro1">
          <table:table-cell office:value-type="float" office:value="511313.723" calcext:value-type="float">
            <text:p>511313.723</text:p>
          </table:table-cell>
          <table:table-cell office:value-type="float" office:value="6964971.231" calcext:value-type="float">
            <text:p>6964971.231</text:p>
          </table:table-cell>
          <table:table-cell office:value-type="float" office:value="6.416" calcext:value-type="float">
            <text:p>6.416</text:p>
          </table:table-cell>
          <table:table-cell/>
          <table:table-cell office:value-type="float" office:value="511109.197" calcext:value-type="float">
            <text:p>511109.197</text:p>
          </table:table-cell>
          <table:table-cell office:value-type="float" office:value="6962185.243" calcext:value-type="float">
            <text:p>6962185.243</text:p>
          </table:table-cell>
          <table:table-cell office:value-type="float" office:value="6.416" calcext:value-type="float">
            <text:p>6.416</text:p>
          </table:table-cell>
          <table:table-cell/>
          <table:table-cell office:value-type="float" office:value="511109.1975" calcext:value-type="float">
            <text:p>511109.1975</text:p>
          </table:table-cell>
          <table:table-cell office:value-type="float" office:value="6962185.2428" calcext:value-type="float">
            <text:p>6962185.2428</text:p>
          </table:table-cell>
          <table:table-cell office:value-type="float" office:value="6.416" calcext:value-type="float">
            <text:p>6.416</text:p>
          </table:table-cell>
          <table:table-cell table:number-columns-repeated="7"/>
        </table:table-row>
        <table:table-row table:style-name="ro1">
          <table:table-cell office:value-type="float" office:value="511319.08" calcext:value-type="float">
            <text:p>511319.08</text:p>
          </table:table-cell>
          <table:table-cell office:value-type="float" office:value="6964968.829" calcext:value-type="float">
            <text:p>6964968.829</text:p>
          </table:table-cell>
          <table:table-cell office:value-type="float" office:value="6.692" calcext:value-type="float">
            <text:p>6.692</text:p>
          </table:table-cell>
          <table:table-cell/>
          <table:table-cell office:value-type="float" office:value="511114.552" calcext:value-type="float">
            <text:p>511114.552</text:p>
          </table:table-cell>
          <table:table-cell office:value-type="float" office:value="6962182.842" calcext:value-type="float">
            <text:p>6962182.842</text:p>
          </table:table-cell>
          <table:table-cell office:value-type="float" office:value="6.692" calcext:value-type="float">
            <text:p>6.692</text:p>
          </table:table-cell>
          <table:table-cell/>
          <table:table-cell office:value-type="float" office:value="511114.5524" calcext:value-type="float">
            <text:p>511114.5524</text:p>
          </table:table-cell>
          <table:table-cell office:value-type="float" office:value="6962182.8418" calcext:value-type="float">
            <text:p>6962182.8418</text:p>
          </table:table-cell>
          <table:table-cell office:value-type="float" office:value="6.692" calcext:value-type="float">
            <text:p>6.692</text:p>
          </table:table-cell>
          <table:table-cell table:number-columns-repeated="7"/>
        </table:table-row>
        <table:table-row table:style-name="ro1">
          <table:table-cell office:value-type="float" office:value="511319.104" calcext:value-type="float">
            <text:p>511319.104</text:p>
          </table:table-cell>
          <table:table-cell office:value-type="float" office:value="6964971.248" calcext:value-type="float">
            <text:p>6964971.248</text:p>
          </table:table-cell>
          <table:table-cell office:value-type="float" office:value="6.446" calcext:value-type="float">
            <text:p>6.446</text:p>
          </table:table-cell>
          <table:table-cell/>
          <table:table-cell office:value-type="float" office:value="511114.576" calcext:value-type="float">
            <text:p>511114.576</text:p>
          </table:table-cell>
          <table:table-cell office:value-type="float" office:value="6962185.26" calcext:value-type="float">
            <text:p>6962185.26</text:p>
          </table:table-cell>
          <table:table-cell office:value-type="float" office:value="6.446" calcext:value-type="float">
            <text:p>6.446</text:p>
          </table:table-cell>
          <table:table-cell/>
          <table:table-cell office:value-type="float" office:value="511114.5764" calcext:value-type="float">
            <text:p>511114.5764</text:p>
          </table:table-cell>
          <table:table-cell office:value-type="float" office:value="6962185.2598" calcext:value-type="float">
            <text:p>6962185.2598</text:p>
          </table:table-cell>
          <table:table-cell office:value-type="float" office:value="6.446" calcext:value-type="float">
            <text:p>6.446</text:p>
          </table:table-cell>
          <table:table-cell table:number-columns-repeated="7"/>
        </table:table-row>
        <table:table-row table:style-name="ro1">
          <table:table-cell office:value-type="float" office:value="511315.95" calcext:value-type="float">
            <text:p>511315.95</text:p>
          </table:table-cell>
          <table:table-cell office:value-type="float" office:value="6964972.727" calcext:value-type="float">
            <text:p>6964972.727</text:p>
          </table:table-cell>
          <table:table-cell office:value-type="float" office:value="6.555" calcext:value-type="float">
            <text:p>6.555</text:p>
          </table:table-cell>
          <table:table-cell/>
          <table:table-cell office:value-type="float" office:value="511111.424" calcext:value-type="float">
            <text:p>511111.424</text:p>
          </table:table-cell>
          <table:table-cell office:value-type="float" office:value="6962186.738" calcext:value-type="float">
            <text:p>6962186.738</text:p>
          </table:table-cell>
          <table:table-cell office:value-type="float" office:value="6.555" calcext:value-type="float">
            <text:p>6.555</text:p>
          </table:table-cell>
          <table:table-cell/>
          <table:table-cell office:value-type="float" office:value="511111.4236" calcext:value-type="float">
            <text:p>511111.4236</text:p>
          </table:table-cell>
          <table:table-cell office:value-type="float" office:value="6962186.7382" calcext:value-type="float">
            <text:p>6962186.7382</text:p>
          </table:table-cell>
          <table:table-cell office:value-type="float" office:value="6.555" calcext:value-type="float">
            <text:p>6.555</text:p>
          </table:table-cell>
          <table:table-cell table:number-columns-repeated="7"/>
        </table:table-row>
        <table:table-row table:style-name="ro1">
          <table:table-cell office:value-type="float" office:value="511312.96" calcext:value-type="float">
            <text:p>511312.96</text:p>
          </table:table-cell>
          <table:table-cell office:value-type="float" office:value="6964975.721" calcext:value-type="float">
            <text:p>6964975.721</text:p>
          </table:table-cell>
          <table:table-cell office:value-type="float" office:value="7.201" calcext:value-type="float">
            <text:p>7.201</text:p>
          </table:table-cell>
          <table:table-cell/>
          <table:table-cell office:value-type="float" office:value="511108.435" calcext:value-type="float">
            <text:p>511108.435</text:p>
          </table:table-cell>
          <table:table-cell office:value-type="float" office:value="6962189.731" calcext:value-type="float">
            <text:p>6962189.731</text:p>
          </table:table-cell>
          <table:table-cell office:value-type="float" office:value="7.201" calcext:value-type="float">
            <text:p>7.201</text:p>
          </table:table-cell>
          <table:table-cell/>
          <table:table-cell office:value-type="float" office:value="511108.4348" calcext:value-type="float">
            <text:p>511108.4348</text:p>
          </table:table-cell>
          <table:table-cell office:value-type="float" office:value="6962189.7311" calcext:value-type="float">
            <text:p>6962189.7311</text:p>
          </table:table-cell>
          <table:table-cell office:value-type="float" office:value="7.201" calcext:value-type="float">
            <text:p>7.201</text:p>
          </table:table-cell>
          <table:table-cell table:number-columns-repeated="7"/>
        </table:table-row>
        <table:table-row table:style-name="ro1">
          <table:table-cell office:value-type="float" office:value="511317.607" calcext:value-type="float">
            <text:p>511317.607</text:p>
          </table:table-cell>
          <table:table-cell office:value-type="float" office:value="6964973.18" calcext:value-type="float">
            <text:p>6964973.18</text:p>
          </table:table-cell>
          <table:table-cell office:value-type="float" office:value="6.516" calcext:value-type="float">
            <text:p>6.516</text:p>
          </table:table-cell>
          <table:table-cell/>
          <table:table-cell office:value-type="float" office:value="511113.08" calcext:value-type="float">
            <text:p>511113.08</text:p>
          </table:table-cell>
          <table:table-cell office:value-type="float" office:value="6962187.191" calcext:value-type="float">
            <text:p>6962187.191</text:p>
          </table:table-cell>
          <table:table-cell office:value-type="float" office:value="6.516" calcext:value-type="float">
            <text:p>6.516</text:p>
          </table:table-cell>
          <table:table-cell/>
          <table:table-cell office:value-type="float" office:value="511113.08" calcext:value-type="float">
            <text:p>511113.08</text:p>
          </table:table-cell>
          <table:table-cell office:value-type="float" office:value="6962187.1911" calcext:value-type="float">
            <text:p>6962187.1911</text:p>
          </table:table-cell>
          <table:table-cell office:value-type="float" office:value="6.516" calcext:value-type="float">
            <text:p>6.516</text:p>
          </table:table-cell>
          <table:table-cell table:number-columns-repeated="7"/>
        </table:table-row>
        <table:table-row table:style-name="ro1">
          <table:table-cell office:value-type="float" office:value="511317.333" calcext:value-type="float">
            <text:p>511317.333</text:p>
          </table:table-cell>
          <table:table-cell office:value-type="float" office:value="6964974.264" calcext:value-type="float">
            <text:p>6964974.264</text:p>
          </table:table-cell>
          <table:table-cell office:value-type="float" office:value="6.558" calcext:value-type="float">
            <text:p>6.558</text:p>
          </table:table-cell>
          <table:table-cell/>
          <table:table-cell office:value-type="float" office:value="511112.806" calcext:value-type="float">
            <text:p>511112.806</text:p>
          </table:table-cell>
          <table:table-cell office:value-type="float" office:value="6962188.274" calcext:value-type="float">
            <text:p>6962188.274</text:p>
          </table:table-cell>
          <table:table-cell office:value-type="float" office:value="6.558" calcext:value-type="float">
            <text:p>6.558</text:p>
          </table:table-cell>
          <table:table-cell/>
          <table:table-cell office:value-type="float" office:value="511112.8061" calcext:value-type="float">
            <text:p>511112.8061</text:p>
          </table:table-cell>
          <table:table-cell office:value-type="float" office:value="6962188.2746" calcext:value-type="float">
            <text:p>6962188.2746</text:p>
          </table:table-cell>
          <table:table-cell office:value-type="float" office:value="6.558" calcext:value-type="float">
            <text:p>6.558</text:p>
          </table:table-cell>
          <table:table-cell table:number-columns-repeated="7"/>
        </table:table-row>
        <table:table-row table:style-name="ro1">
          <table:table-cell office:value-type="float" office:value="511318.115" calcext:value-type="float">
            <text:p>511318.115</text:p>
          </table:table-cell>
          <table:table-cell office:value-type="float" office:value="6964975.699" calcext:value-type="float">
            <text:p>6964975.699</text:p>
          </table:table-cell>
          <table:table-cell office:value-type="float" office:value="6.636" calcext:value-type="float">
            <text:p>6.636</text:p>
          </table:table-cell>
          <table:table-cell/>
          <table:table-cell office:value-type="float" office:value="511113.588" calcext:value-type="float">
            <text:p>511113.588</text:p>
          </table:table-cell>
          <table:table-cell office:value-type="float" office:value="6962189.709" calcext:value-type="float">
            <text:p>6962189.709</text:p>
          </table:table-cell>
          <table:table-cell office:value-type="float" office:value="6.636" calcext:value-type="float">
            <text:p>6.636</text:p>
          </table:table-cell>
          <table:table-cell/>
          <table:table-cell office:value-type="float" office:value="511113.5878" calcext:value-type="float">
            <text:p>511113.5878</text:p>
          </table:table-cell>
          <table:table-cell office:value-type="float" office:value="6962189.7091" calcext:value-type="float">
            <text:p>6962189.7091</text:p>
          </table:table-cell>
          <table:table-cell office:value-type="float" office:value="6.636" calcext:value-type="float">
            <text:p>6.636</text:p>
          </table:table-cell>
          <table:table-cell table:number-columns-repeated="7"/>
        </table:table-row>
        <table:table-row table:style-name="ro1">
          <table:table-cell office:value-type="float" office:value="511326.999" calcext:value-type="float">
            <text:p>511326.999</text:p>
          </table:table-cell>
          <table:table-cell office:value-type="float" office:value="6964970.5" calcext:value-type="float">
            <text:p>6964970.5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float" office:value="511122.468" calcext:value-type="float">
            <text:p>511122.468</text:p>
          </table:table-cell>
          <table:table-cell office:value-type="float" office:value="6962184.512" calcext:value-type="float">
            <text:p>6962184.512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float" office:value="511122.4682" calcext:value-type="float">
            <text:p>511122.4682</text:p>
          </table:table-cell>
          <table:table-cell office:value-type="float" office:value="6962184.5121" calcext:value-type="float">
            <text:p>6962184.5121</text:p>
          </table:table-cell>
          <table:table-cell office:value-type="float" office:value="1.047" calcext:value-type="float">
            <text:p>1.047</text:p>
          </table:table-cell>
          <table:table-cell table:number-columns-repeated="7"/>
        </table:table-row>
        <table:table-row table:style-name="ro1">
          <table:table-cell office:value-type="float" office:value="511323.929" calcext:value-type="float">
            <text:p>511323.929</text:p>
          </table:table-cell>
          <table:table-cell office:value-type="float" office:value="6964969.955" calcext:value-type="float">
            <text:p>6964969.955</text:p>
          </table:table-cell>
          <table:table-cell office:value-type="float" office:value="7.651" calcext:value-type="float">
            <text:p>7.651</text:p>
          </table:table-cell>
          <table:table-cell/>
          <table:table-cell office:value-type="float" office:value="511119.399" calcext:value-type="float">
            <text:p>511119.399</text:p>
          </table:table-cell>
          <table:table-cell office:value-type="float" office:value="6962183.967" calcext:value-type="float">
            <text:p>6962183.967</text:p>
          </table:table-cell>
          <table:table-cell office:value-type="float" office:value="7.651" calcext:value-type="float">
            <text:p>7.651</text:p>
          </table:table-cell>
          <table:table-cell/>
          <table:table-cell office:value-type="float" office:value="511119.3995" calcext:value-type="float">
            <text:p>511119.3995</text:p>
          </table:table-cell>
          <table:table-cell office:value-type="float" office:value="6962183.9673" calcext:value-type="float">
            <text:p>6962183.9673</text:p>
          </table:table-cell>
          <table:table-cell office:value-type="float" office:value="7.651" calcext:value-type="float">
            <text:p>7.651</text:p>
          </table:table-cell>
          <table:table-cell table:number-columns-repeated="7"/>
        </table:table-row>
        <table:table-row table:style-name="ro1">
          <table:table-cell office:value-type="float" office:value="511324.388" calcext:value-type="float">
            <text:p>511324.388</text:p>
          </table:table-cell>
          <table:table-cell office:value-type="float" office:value="6964969.289" calcext:value-type="float">
            <text:p>6964969.289</text:p>
          </table:table-cell>
          <table:table-cell office:value-type="float" office:value="6.863" calcext:value-type="float">
            <text:p>6.863</text:p>
          </table:table-cell>
          <table:table-cell/>
          <table:table-cell office:value-type="float" office:value="511119.858" calcext:value-type="float">
            <text:p>511119.858</text:p>
          </table:table-cell>
          <table:table-cell office:value-type="float" office:value="6962183.301" calcext:value-type="float">
            <text:p>6962183.301</text:p>
          </table:table-cell>
          <table:table-cell office:value-type="float" office:value="6.863" calcext:value-type="float">
            <text:p>6.863</text:p>
          </table:table-cell>
          <table:table-cell/>
          <table:table-cell office:value-type="float" office:value="511119.8583" calcext:value-type="float">
            <text:p>511119.8583</text:p>
          </table:table-cell>
          <table:table-cell office:value-type="float" office:value="6962183.3016" calcext:value-type="float">
            <text:p>6962183.3016</text:p>
          </table:table-cell>
          <table:table-cell office:value-type="float" office:value="6.863" calcext:value-type="float">
            <text:p>6.863</text:p>
          </table:table-cell>
          <table:table-cell table:number-columns-repeated="7"/>
        </table:table-row>
        <table:table-row table:style-name="ro1">
          <table:table-cell office:value-type="float" office:value="511320.878" calcext:value-type="float">
            <text:p>511320.878</text:p>
          </table:table-cell>
          <table:table-cell office:value-type="float" office:value="6964972.348" calcext:value-type="float">
            <text:p>6964972.348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116.35" calcext:value-type="float">
            <text:p>511116.35</text:p>
          </table:table-cell>
          <table:table-cell office:value-type="float" office:value="6962186.359" calcext:value-type="float">
            <text:p>6962186.359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116.3497" calcext:value-type="float">
            <text:p>511116.3497</text:p>
          </table:table-cell>
          <table:table-cell office:value-type="float" office:value="6962186.3594" calcext:value-type="float">
            <text:p>6962186.3594</text:p>
          </table:table-cell>
          <table:table-cell office:value-type="float" office:value="6.559" calcext:value-type="float">
            <text:p>6.559</text:p>
          </table:table-cell>
          <table:table-cell table:number-columns-repeated="7"/>
        </table:table-row>
        <table:table-row table:style-name="ro1">
          <table:table-cell office:value-type="float" office:value="511323.092" calcext:value-type="float">
            <text:p>511323.092</text:p>
          </table:table-cell>
          <table:table-cell office:value-type="float" office:value="6964973.332" calcext:value-type="float">
            <text:p>6964973.332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float" office:value="511118.563" calcext:value-type="float">
            <text:p>511118.563</text:p>
          </table:table-cell>
          <table:table-cell office:value-type="float" office:value="6962187.343" calcext:value-type="float">
            <text:p>6962187.343</text:p>
          </table:table-cell>
          <table:table-cell office:value-type="float" office:value="7.37" calcext:value-type="float">
            <text:p>7.37</text:p>
          </table:table-cell>
          <table:table-cell/>
          <table:table-cell office:value-type="float" office:value="511118.5628" calcext:value-type="float">
            <text:p>511118.5628</text:p>
          </table:table-cell>
          <table:table-cell office:value-type="float" office:value="6962187.343" calcext:value-type="float">
            <text:p>6962187.343</text:p>
          </table:table-cell>
          <table:table-cell office:value-type="float" office:value="7.37" calcext:value-type="float">
            <text:p>7.37</text:p>
          </table:table-cell>
          <table:table-cell table:number-columns-repeated="7"/>
        </table:table-row>
        <table:table-row table:style-name="ro1">
          <table:table-cell office:value-type="float" office:value="511323.122" calcext:value-type="float">
            <text:p>511323.122</text:p>
          </table:table-cell>
          <table:table-cell office:value-type="float" office:value="6964974.625" calcext:value-type="float">
            <text:p>6964974.625</text:p>
          </table:table-cell>
          <table:table-cell office:value-type="float" office:value="7.126" calcext:value-type="float">
            <text:p>7.126</text:p>
          </table:table-cell>
          <table:table-cell/>
          <table:table-cell office:value-type="float" office:value="511118.593" calcext:value-type="float">
            <text:p>511118.593</text:p>
          </table:table-cell>
          <table:table-cell office:value-type="float" office:value="6962188.635" calcext:value-type="float">
            <text:p>6962188.635</text:p>
          </table:table-cell>
          <table:table-cell office:value-type="float" office:value="7.126" calcext:value-type="float">
            <text:p>7.126</text:p>
          </table:table-cell>
          <table:table-cell/>
          <table:table-cell office:value-type="float" office:value="511118.5928" calcext:value-type="float">
            <text:p>511118.5928</text:p>
          </table:table-cell>
          <table:table-cell office:value-type="float" office:value="6962188.6355" calcext:value-type="float">
            <text:p>6962188.6355</text:p>
          </table:table-cell>
          <table:table-cell office:value-type="float" office:value="7.126" calcext:value-type="float">
            <text:p>7.126</text:p>
          </table:table-cell>
          <table:table-cell table:number-columns-repeated="7"/>
        </table:table-row>
        <table:table-row table:style-name="ro1">
          <table:table-cell office:value-type="float" office:value="511324.719" calcext:value-type="float">
            <text:p>511324.719</text:p>
          </table:table-cell>
          <table:table-cell office:value-type="float" office:value="6964974.869" calcext:value-type="float">
            <text:p>6964974.869</text:p>
          </table:table-cell>
          <table:table-cell office:value-type="float" office:value="6.353" calcext:value-type="float">
            <text:p>6.353</text:p>
          </table:table-cell>
          <table:table-cell/>
          <table:table-cell office:value-type="float" office:value="511120.189" calcext:value-type="float">
            <text:p>511120.189</text:p>
          </table:table-cell>
          <table:table-cell office:value-type="float" office:value="6962188.879" calcext:value-type="float">
            <text:p>6962188.879</text:p>
          </table:table-cell>
          <table:table-cell office:value-type="float" office:value="6.353" calcext:value-type="float">
            <text:p>6.353</text:p>
          </table:table-cell>
          <table:table-cell/>
          <table:table-cell office:value-type="float" office:value="511120.1892" calcext:value-type="float">
            <text:p>511120.1892</text:p>
          </table:table-cell>
          <table:table-cell office:value-type="float" office:value="6962188.8794" calcext:value-type="float">
            <text:p>6962188.8794</text:p>
          </table:table-cell>
          <table:table-cell office:value-type="float" office:value="6.353" calcext:value-type="float">
            <text:p>6.353</text:p>
          </table:table-cell>
          <table:table-cell table:number-columns-repeated="7"/>
        </table:table-row>
        <table:table-row table:style-name="ro1">
          <table:table-cell office:value-type="float" office:value="511327.566" calcext:value-type="float">
            <text:p>511327.566</text:p>
          </table:table-cell>
          <table:table-cell office:value-type="float" office:value="6964975.17" calcext:value-type="float">
            <text:p>6964975.17</text:p>
          </table:table-cell>
          <table:table-cell office:value-type="float" office:value="6.784" calcext:value-type="float">
            <text:p>6.784</text:p>
          </table:table-cell>
          <table:table-cell/>
          <table:table-cell office:value-type="float" office:value="511123.035" calcext:value-type="float">
            <text:p>511123.035</text:p>
          </table:table-cell>
          <table:table-cell office:value-type="float" office:value="6962189.18" calcext:value-type="float">
            <text:p>6962189.18</text:p>
          </table:table-cell>
          <table:table-cell office:value-type="float" office:value="6.784" calcext:value-type="float">
            <text:p>6.784</text:p>
          </table:table-cell>
          <table:table-cell/>
          <table:table-cell office:value-type="float" office:value="511123.035" calcext:value-type="float">
            <text:p>511123.035</text:p>
          </table:table-cell>
          <table:table-cell office:value-type="float" office:value="6962189.1802" calcext:value-type="float">
            <text:p>6962189.1802</text:p>
          </table:table-cell>
          <table:table-cell office:value-type="float" office:value="6.784" calcext:value-type="float">
            <text:p>6.784</text:p>
          </table:table-cell>
          <table:table-cell table:number-columns-repeated="7"/>
        </table:table-row>
        <table:table-row table:style-name="ro1">
          <table:table-cell office:value-type="float" office:value="511317.541" calcext:value-type="float">
            <text:p>511317.541</text:p>
          </table:table-cell>
          <table:table-cell office:value-type="float" office:value="6964970.671" calcext:value-type="float">
            <text:p>6964970.671</text:p>
          </table:table-cell>
          <table:table-cell office:value-type="float" office:value="8.11" calcext:value-type="float">
            <text:p>8.11</text:p>
          </table:table-cell>
          <table:table-cell/>
          <table:table-cell office:value-type="float" office:value="511113.014" calcext:value-type="float">
            <text:p>511113.014</text:p>
          </table:table-cell>
          <table:table-cell office:value-type="float" office:value="6962184.683" calcext:value-type="float">
            <text:p>6962184.683</text:p>
          </table:table-cell>
          <table:table-cell office:value-type="float" office:value="8.11" calcext:value-type="float">
            <text:p>8.11</text:p>
          </table:table-cell>
          <table:table-cell/>
          <table:table-cell office:value-type="float" office:value="511113.014" calcext:value-type="float">
            <text:p>511113.014</text:p>
          </table:table-cell>
          <table:table-cell office:value-type="float" office:value="6962184.6831" calcext:value-type="float">
            <text:p>6962184.6831</text:p>
          </table:table-cell>
          <table:table-cell office:value-type="float" office:value="8.11" calcext:value-type="float">
            <text:p>8.11</text:p>
          </table:table-cell>
          <table:table-cell table:number-columns-repeated="7"/>
        </table:table-row>
        <table:table-row table:style-name="ro1">
          <table:table-cell office:value-type="float" office:value="511316.143" calcext:value-type="float">
            <text:p>511316.143</text:p>
          </table:table-cell>
          <table:table-cell office:value-type="float" office:value="6964974.296" calcext:value-type="float">
            <text:p>6964974.296</text:p>
          </table:table-cell>
          <table:table-cell office:value-type="float" office:value="8.257" calcext:value-type="float">
            <text:p>8.257</text:p>
          </table:table-cell>
          <table:table-cell/>
          <table:table-cell office:value-type="float" office:value="511111.616" calcext:value-type="float">
            <text:p>511111.616</text:p>
          </table:table-cell>
          <table:table-cell office:value-type="float" office:value="6962188.306" calcext:value-type="float">
            <text:p>6962188.306</text:p>
          </table:table-cell>
          <table:table-cell office:value-type="float" office:value="8.257" calcext:value-type="float">
            <text:p>8.257</text:p>
          </table:table-cell>
          <table:table-cell/>
          <table:table-cell office:value-type="float" office:value="511111.6166" calcext:value-type="float">
            <text:p>511111.6166</text:p>
          </table:table-cell>
          <table:table-cell office:value-type="float" office:value="6962188.3066" calcext:value-type="float">
            <text:p>6962188.3066</text:p>
          </table:table-cell>
          <table:table-cell office:value-type="float" office:value="8.257" calcext:value-type="float">
            <text:p>8.257</text:p>
          </table:table-cell>
          <table:table-cell table:number-columns-repeated="7"/>
        </table:table-row>
        <table:table-row table:style-name="ro1">
          <table:table-cell office:value-type="float" office:value="511327.894" calcext:value-type="float">
            <text:p>511327.894</text:p>
          </table:table-cell>
          <table:table-cell office:value-type="float" office:value="6964973.151" calcext:value-type="float">
            <text:p>6964973.151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511123.363" calcext:value-type="float">
            <text:p>511123.363</text:p>
          </table:table-cell>
          <table:table-cell office:value-type="float" office:value="6962187.162" calcext:value-type="float">
            <text:p>6962187.162</text:p>
          </table:table-cell>
          <table:table-cell office:value-type="float" office:value="8.04" calcext:value-type="float">
            <text:p>8.04</text:p>
          </table:table-cell>
          <table:table-cell/>
          <table:table-cell office:value-type="float" office:value="511123.3629" calcext:value-type="float">
            <text:p>511123.3629</text:p>
          </table:table-cell>
          <table:table-cell office:value-type="float" office:value="6962187.162" calcext:value-type="float">
            <text:p>6962187.162</text:p>
          </table:table-cell>
          <table:table-cell office:value-type="float" office:value="8.04" calcext:value-type="float">
            <text:p>8.04</text:p>
          </table:table-cell>
          <table:table-cell table:number-columns-repeated="7"/>
        </table:table-row>
        <table:table-row table:style-name="ro1">
          <table:table-cell office:value-type="float" office:value="511297.774" calcext:value-type="float">
            <text:p>511297.774</text:p>
          </table:table-cell>
          <table:table-cell office:value-type="float" office:value="6964977.279" calcext:value-type="float">
            <text:p>6964977.279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511093.255" calcext:value-type="float">
            <text:p>511093.255</text:p>
          </table:table-cell>
          <table:table-cell office:value-type="float" office:value="6962191.288" calcext:value-type="float">
            <text:p>6962191.288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511093.2549" calcext:value-type="float">
            <text:p>511093.2549</text:p>
          </table:table-cell>
          <table:table-cell office:value-type="float" office:value="6962191.2885" calcext:value-type="float">
            <text:p>6962191.2885</text:p>
          </table:table-cell>
          <table:table-cell office:value-type="float" office:value="1.99" calcext:value-type="float">
            <text:p>1.99</text:p>
          </table:table-cell>
          <table:table-cell table:number-columns-repeated="7"/>
        </table:table-row>
        <table:table-row table:style-name="ro1">
          <table:table-cell office:value-type="float" office:value="511298.71" calcext:value-type="float">
            <text:p>511298.71</text:p>
          </table:table-cell>
          <table:table-cell office:value-type="float" office:value="6964977.407" calcext:value-type="float">
            <text:p>6964977.407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float" office:value="511094.19" calcext:value-type="float">
            <text:p>511094.19</text:p>
          </table:table-cell>
          <table:table-cell office:value-type="float" office:value="6962191.416" calcext:value-type="float">
            <text:p>6962191.416</text:p>
          </table:table-cell>
          <table:table-cell office:value-type="float" office:value="1.891" calcext:value-type="float">
            <text:p>1.891</text:p>
          </table:table-cell>
          <table:table-cell/>
          <table:table-cell office:value-type="float" office:value="511094.1905" calcext:value-type="float">
            <text:p>511094.1905</text:p>
          </table:table-cell>
          <table:table-cell office:value-type="float" office:value="6962191.4164" calcext:value-type="float">
            <text:p>6962191.4164</text:p>
          </table:table-cell>
          <table:table-cell office:value-type="float" office:value="1.891" calcext:value-type="float">
            <text:p>1.891</text:p>
          </table:table-cell>
          <table:table-cell table:number-columns-repeated="7"/>
        </table:table-row>
        <table:table-row table:style-name="ro1">
          <table:table-cell office:value-type="float" office:value="511299.008" calcext:value-type="float">
            <text:p>511299.008</text:p>
          </table:table-cell>
          <table:table-cell office:value-type="float" office:value="6964977.733" calcext:value-type="float">
            <text:p>6964977.733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511094.488" calcext:value-type="float">
            <text:p>511094.488</text:p>
          </table:table-cell>
          <table:table-cell office:value-type="float" office:value="6962191.742" calcext:value-type="float">
            <text:p>6962191.742</text:p>
          </table:table-cell>
          <table:table-cell office:value-type="float" office:value="1.834" calcext:value-type="float">
            <text:p>1.834</text:p>
          </table:table-cell>
          <table:table-cell/>
          <table:table-cell office:value-type="float" office:value="511094.4884" calcext:value-type="float">
            <text:p>511094.4884</text:p>
          </table:table-cell>
          <table:table-cell office:value-type="float" office:value="6962191.7423" calcext:value-type="float">
            <text:p>6962191.7423</text:p>
          </table:table-cell>
          <table:table-cell office:value-type="float" office:value="1.834" calcext:value-type="float">
            <text:p>1.834</text:p>
          </table:table-cell>
          <table:table-cell table:number-columns-repeated="7"/>
        </table:table-row>
        <table:table-row table:style-name="ro1">
          <table:table-cell office:value-type="float" office:value="511296.469" calcext:value-type="float">
            <text:p>511296.469</text:p>
          </table:table-cell>
          <table:table-cell office:value-type="float" office:value="6964978.785" calcext:value-type="float">
            <text:p>6964978.785</text:p>
          </table:table-cell>
          <table:table-cell office:value-type="float" office:value="1.825" calcext:value-type="float">
            <text:p>1.825</text:p>
          </table:table-cell>
          <table:table-cell/>
          <table:table-cell office:value-type="float" office:value="511091.95" calcext:value-type="float">
            <text:p>511091.95</text:p>
          </table:table-cell>
          <table:table-cell office:value-type="float" office:value="6962192.794" calcext:value-type="float">
            <text:p>6962192.794</text:p>
          </table:table-cell>
          <table:table-cell office:value-type="float" office:value="1.825" calcext:value-type="float">
            <text:p>1.825</text:p>
          </table:table-cell>
          <table:table-cell/>
          <table:table-cell office:value-type="float" office:value="511091.9504" calcext:value-type="float">
            <text:p>511091.9504</text:p>
          </table:table-cell>
          <table:table-cell office:value-type="float" office:value="6962192.7939" calcext:value-type="float">
            <text:p>6962192.7939</text:p>
          </table:table-cell>
          <table:table-cell office:value-type="float" office:value="1.825" calcext:value-type="float">
            <text:p>1.825</text:p>
          </table:table-cell>
          <table:table-cell table:number-columns-repeated="7"/>
        </table:table-row>
        <table:table-row table:style-name="ro1">
          <table:table-cell office:value-type="float" office:value="511297.383" calcext:value-type="float">
            <text:p>511297.383</text:p>
          </table:table-cell>
          <table:table-cell office:value-type="float" office:value="6964978.579" calcext:value-type="float">
            <text:p>6964978.579</text:p>
          </table:table-cell>
          <table:table-cell office:value-type="float" office:value="1.866" calcext:value-type="float">
            <text:p>1.866</text:p>
          </table:table-cell>
          <table:table-cell/>
          <table:table-cell office:value-type="float" office:value="511092.864" calcext:value-type="float">
            <text:p>511092.864</text:p>
          </table:table-cell>
          <table:table-cell office:value-type="float" office:value="6962192.588" calcext:value-type="float">
            <text:p>6962192.588</text:p>
          </table:table-cell>
          <table:table-cell office:value-type="float" office:value="1.866" calcext:value-type="float">
            <text:p>1.866</text:p>
          </table:table-cell>
          <table:table-cell/>
          <table:table-cell office:value-type="float" office:value="511092.864" calcext:value-type="float">
            <text:p>511092.864</text:p>
          </table:table-cell>
          <table:table-cell office:value-type="float" office:value="6962192.588" calcext:value-type="float">
            <text:p>6962192.588</text:p>
          </table:table-cell>
          <table:table-cell office:value-type="float" office:value="1.866" calcext:value-type="float">
            <text:p>1.866</text:p>
          </table:table-cell>
          <table:table-cell table:number-columns-repeated="7"/>
        </table:table-row>
        <table:table-row table:style-name="ro1">
          <table:table-cell office:value-type="float" office:value="511296.993" calcext:value-type="float">
            <text:p>511296.993</text:p>
          </table:table-cell>
          <table:table-cell office:value-type="float" office:value="6964979.093" calcext:value-type="float">
            <text:p>6964979.093</text:p>
          </table:table-cell>
          <table:table-cell office:value-type="float" office:value="1.947" calcext:value-type="float">
            <text:p>1.947</text:p>
          </table:table-cell>
          <table:table-cell/>
          <table:table-cell office:value-type="float" office:value="511092.474" calcext:value-type="float">
            <text:p>511092.474</text:p>
          </table:table-cell>
          <table:table-cell office:value-type="float" office:value="6962193.102" calcext:value-type="float">
            <text:p>6962193.102</text:p>
          </table:table-cell>
          <table:table-cell office:value-type="float" office:value="1.947" calcext:value-type="float">
            <text:p>1.947</text:p>
          </table:table-cell>
          <table:table-cell/>
          <table:table-cell office:value-type="float" office:value="511092.4742" calcext:value-type="float">
            <text:p>511092.4742</text:p>
          </table:table-cell>
          <table:table-cell office:value-type="float" office:value="6962193.1018" calcext:value-type="float">
            <text:p>6962193.1018</text:p>
          </table:table-cell>
          <table:table-cell office:value-type="float" office:value="1.947" calcext:value-type="float">
            <text:p>1.947</text:p>
          </table:table-cell>
          <table:table-cell table:number-columns-repeated="7"/>
        </table:table-row>
        <table:table-row table:style-name="ro1">
          <table:table-cell office:value-type="float" office:value="511297.313" calcext:value-type="float">
            <text:p>511297.313</text:p>
          </table:table-cell>
          <table:table-cell office:value-type="float" office:value="6964979.424" calcext:value-type="float">
            <text:p>6964979.424</text:p>
          </table:table-cell>
          <table:table-cell office:value-type="float" office:value="1.813" calcext:value-type="float">
            <text:p>1.813</text:p>
          </table:table-cell>
          <table:table-cell/>
          <table:table-cell office:value-type="float" office:value="511092.794" calcext:value-type="float">
            <text:p>511092.794</text:p>
          </table:table-cell>
          <table:table-cell office:value-type="float" office:value="6962193.432" calcext:value-type="float">
            <text:p>6962193.432</text:p>
          </table:table-cell>
          <table:table-cell office:value-type="float" office:value="1.813" calcext:value-type="float">
            <text:p>1.813</text:p>
          </table:table-cell>
          <table:table-cell/>
          <table:table-cell office:value-type="float" office:value="511092.7941" calcext:value-type="float">
            <text:p>511092.7941</text:p>
          </table:table-cell>
          <table:table-cell office:value-type="float" office:value="6962193.4326" calcext:value-type="float">
            <text:p>6962193.4326</text:p>
          </table:table-cell>
          <table:table-cell office:value-type="float" office:value="1.813" calcext:value-type="float">
            <text:p>1.813</text:p>
          </table:table-cell>
          <table:table-cell table:number-columns-repeated="7"/>
        </table:table-row>
        <table:table-row table:style-name="ro1">
          <table:table-cell office:value-type="float" office:value="511298.428" calcext:value-type="float">
            <text:p>511298.428</text:p>
          </table:table-cell>
          <table:table-cell office:value-type="float" office:value="6964978.021" calcext:value-type="float">
            <text:p>6964978.021</text:p>
          </table:table-cell>
          <table:table-cell office:value-type="float" office:value="1.949" calcext:value-type="float">
            <text:p>1.949</text:p>
          </table:table-cell>
          <table:table-cell/>
          <table:table-cell office:value-type="float" office:value="511093.909" calcext:value-type="float">
            <text:p>511093.909</text:p>
          </table:table-cell>
          <table:table-cell office:value-type="float" office:value="6962192.03" calcext:value-type="float">
            <text:p>6962192.03</text:p>
          </table:table-cell>
          <table:table-cell office:value-type="float" office:value="1.949" calcext:value-type="float">
            <text:p>1.949</text:p>
          </table:table-cell>
          <table:table-cell/>
          <table:table-cell office:value-type="float" office:value="511093.9086" calcext:value-type="float">
            <text:p>511093.9086</text:p>
          </table:table-cell>
          <table:table-cell office:value-type="float" office:value="6962192.0302" calcext:value-type="float">
            <text:p>6962192.0302</text:p>
          </table:table-cell>
          <table:table-cell office:value-type="float" office:value="1.949" calcext:value-type="float">
            <text:p>1.949</text:p>
          </table:table-cell>
          <table:table-cell table:number-columns-repeated="7"/>
        </table:table-row>
        <table:table-row table:style-name="ro1">
          <table:table-cell office:value-type="float" office:value="511299.354" calcext:value-type="float">
            <text:p>511299.354</text:p>
          </table:table-cell>
          <table:table-cell office:value-type="float" office:value="6964978.372" calcext:value-type="float">
            <text:p>6964978.37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11094.834" calcext:value-type="float">
            <text:p>511094.834</text:p>
          </table:table-cell>
          <table:table-cell office:value-type="float" office:value="6962192.381" calcext:value-type="float">
            <text:p>6962192.381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11094.8342" calcext:value-type="float">
            <text:p>511094.8342</text:p>
          </table:table-cell>
          <table:table-cell office:value-type="float" office:value="6962192.381" calcext:value-type="float">
            <text:p>6962192.381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float" office:value="511299.704" calcext:value-type="float">
            <text:p>511299.704</text:p>
          </table:table-cell>
          <table:table-cell office:value-type="float" office:value="6964978.654" calcext:value-type="float">
            <text:p>6964978.654</text:p>
          </table:table-cell>
          <table:table-cell office:value-type="float" office:value="1.874" calcext:value-type="float">
            <text:p>1.874</text:p>
          </table:table-cell>
          <table:table-cell/>
          <table:table-cell office:value-type="float" office:value="511095.184" calcext:value-type="float">
            <text:p>511095.184</text:p>
          </table:table-cell>
          <table:table-cell office:value-type="float" office:value="6962192.663" calcext:value-type="float">
            <text:p>6962192.663</text:p>
          </table:table-cell>
          <table:table-cell office:value-type="float" office:value="1.874" calcext:value-type="float">
            <text:p>1.874</text:p>
          </table:table-cell>
          <table:table-cell/>
          <table:table-cell office:value-type="float" office:value="511095.1841" calcext:value-type="float">
            <text:p>511095.1841</text:p>
          </table:table-cell>
          <table:table-cell office:value-type="float" office:value="6962192.6629" calcext:value-type="float">
            <text:p>6962192.6629</text:p>
          </table:table-cell>
          <table:table-cell office:value-type="float" office:value="1.874" calcext:value-type="float">
            <text:p>1.874</text:p>
          </table:table-cell>
          <table:table-cell table:number-columns-repeated="7"/>
        </table:table-row>
        <table:table-row table:style-name="ro1">
          <table:table-cell office:value-type="float" office:value="511299.399" calcext:value-type="float">
            <text:p>511299.399</text:p>
          </table:table-cell>
          <table:table-cell office:value-type="float" office:value="6964979.469" calcext:value-type="float">
            <text:p>6964979.469</text:p>
          </table:table-cell>
          <table:table-cell office:value-type="float" office:value="1.804" calcext:value-type="float">
            <text:p>1.804</text:p>
          </table:table-cell>
          <table:table-cell/>
          <table:table-cell office:value-type="float" office:value="511094.879" calcext:value-type="float">
            <text:p>511094.879</text:p>
          </table:table-cell>
          <table:table-cell office:value-type="float" office:value="6962193.477" calcext:value-type="float">
            <text:p>6962193.477</text:p>
          </table:table-cell>
          <table:table-cell office:value-type="float" office:value="1.804" calcext:value-type="float">
            <text:p>1.804</text:p>
          </table:table-cell>
          <table:table-cell/>
          <table:table-cell office:value-type="float" office:value="511094.8792" calcext:value-type="float">
            <text:p>511094.8792</text:p>
          </table:table-cell>
          <table:table-cell office:value-type="float" office:value="6962193.4776" calcext:value-type="float">
            <text:p>6962193.4776</text:p>
          </table:table-cell>
          <table:table-cell office:value-type="float" office:value="1.804" calcext:value-type="float">
            <text:p>1.804</text:p>
          </table:table-cell>
          <table:table-cell table:number-columns-repeated="7"/>
        </table:table-row>
        <table:table-row table:style-name="ro1">
          <table:table-cell office:value-type="float" office:value="511299.358" calcext:value-type="float">
            <text:p>511299.358</text:p>
          </table:table-cell>
          <table:table-cell office:value-type="float" office:value="6964979.968" calcext:value-type="float">
            <text:p>6964979.968</text:p>
          </table:table-cell>
          <table:table-cell office:value-type="float" office:value="1.755" calcext:value-type="float">
            <text:p>1.755</text:p>
          </table:table-cell>
          <table:table-cell/>
          <table:table-cell office:value-type="float" office:value="511094.838" calcext:value-type="float">
            <text:p>511094.838</text:p>
          </table:table-cell>
          <table:table-cell office:value-type="float" office:value="6962193.976" calcext:value-type="float">
            <text:p>6962193.976</text:p>
          </table:table-cell>
          <table:table-cell office:value-type="float" office:value="1.755" calcext:value-type="float">
            <text:p>1.755</text:p>
          </table:table-cell>
          <table:table-cell/>
          <table:table-cell office:value-type="float" office:value="511094.8382" calcext:value-type="float">
            <text:p>511094.8382</text:p>
          </table:table-cell>
          <table:table-cell office:value-type="float" office:value="6962193.9764" calcext:value-type="float">
            <text:p>6962193.9764</text:p>
          </table:table-cell>
          <table:table-cell office:value-type="float" office:value="1.755" calcext:value-type="float">
            <text:p>1.755</text:p>
          </table:table-cell>
          <table:table-cell table:number-columns-repeated="7"/>
        </table:table-row>
        <table:table-row table:style-name="ro1">
          <table:table-cell office:value-type="float" office:value="511297.425" calcext:value-type="float">
            <text:p>511297.425</text:p>
          </table:table-cell>
          <table:table-cell office:value-type="float" office:value="6964976.281" calcext:value-type="float">
            <text:p>6964976.281</text:p>
          </table:table-cell>
          <table:table-cell office:value-type="float" office:value="2.193" calcext:value-type="float">
            <text:p>2.193</text:p>
          </table:table-cell>
          <table:table-cell/>
          <table:table-cell office:value-type="float" office:value="511092.906" calcext:value-type="float">
            <text:p>511092.906</text:p>
          </table:table-cell>
          <table:table-cell office:value-type="float" office:value="6962190.291" calcext:value-type="float">
            <text:p>6962190.291</text:p>
          </table:table-cell>
          <table:table-cell office:value-type="float" office:value="2.193" calcext:value-type="float">
            <text:p>2.193</text:p>
          </table:table-cell>
          <table:table-cell/>
          <table:table-cell office:value-type="float" office:value="511092.906" calcext:value-type="float">
            <text:p>511092.906</text:p>
          </table:table-cell>
          <table:table-cell office:value-type="float" office:value="6962190.2909" calcext:value-type="float">
            <text:p>6962190.2909</text:p>
          </table:table-cell>
          <table:table-cell office:value-type="float" office:value="2.193" calcext:value-type="float">
            <text:p>2.193</text:p>
          </table:table-cell>
          <table:table-cell table:number-columns-repeated="7"/>
        </table:table-row>
        <table:table-row table:style-name="ro1">
          <table:table-cell office:value-type="float" office:value="511297.082" calcext:value-type="float">
            <text:p>511297.082</text:p>
          </table:table-cell>
          <table:table-cell office:value-type="float" office:value="6964977.753" calcext:value-type="float">
            <text:p>6964977.753</text:p>
          </table:table-cell>
          <table:table-cell office:value-type="float" office:value="2.001" calcext:value-type="float">
            <text:p>2.001</text:p>
          </table:table-cell>
          <table:table-cell/>
          <table:table-cell office:value-type="float" office:value="511092.563" calcext:value-type="float">
            <text:p>511092.563</text:p>
          </table:table-cell>
          <table:table-cell office:value-type="float" office:value="6962191.762" calcext:value-type="float">
            <text:p>6962191.762</text:p>
          </table:table-cell>
          <table:table-cell office:value-type="float" office:value="2.001" calcext:value-type="float">
            <text:p>2.001</text:p>
          </table:table-cell>
          <table:table-cell/>
          <table:table-cell office:value-type="float" office:value="511092.5631" calcext:value-type="float">
            <text:p>511092.5631</text:p>
          </table:table-cell>
          <table:table-cell office:value-type="float" office:value="6962191.7623" calcext:value-type="float">
            <text:p>6962191.7623</text:p>
          </table:table-cell>
          <table:table-cell office:value-type="float" office:value="2.001" calcext:value-type="float">
            <text:p>2.001</text:p>
          </table:table-cell>
          <table:table-cell table:number-columns-repeated="7"/>
        </table:table-row>
        <table:table-row table:style-name="ro1">
          <table:table-cell office:value-type="float" office:value="511297.874" calcext:value-type="float">
            <text:p>511297.874</text:p>
          </table:table-cell>
          <table:table-cell office:value-type="float" office:value="6964977.983" calcext:value-type="float">
            <text:p>6964977.983</text:p>
          </table:table-cell>
          <table:table-cell office:value-type="float" office:value="3.508" calcext:value-type="float">
            <text:p>3.508</text:p>
          </table:table-cell>
          <table:table-cell/>
          <table:table-cell office:value-type="float" office:value="511093.355" calcext:value-type="float">
            <text:p>511093.355</text:p>
          </table:table-cell>
          <table:table-cell office:value-type="float" office:value="6962191.992" calcext:value-type="float">
            <text:p>6962191.992</text:p>
          </table:table-cell>
          <table:table-cell office:value-type="float" office:value="3.508" calcext:value-type="float">
            <text:p>3.508</text:p>
          </table:table-cell>
          <table:table-cell/>
          <table:table-cell office:value-type="float" office:value="511093.3548" calcext:value-type="float">
            <text:p>511093.3548</text:p>
          </table:table-cell>
          <table:table-cell office:value-type="float" office:value="6962191.9922" calcext:value-type="float">
            <text:p>6962191.9922</text:p>
          </table:table-cell>
          <table:table-cell office:value-type="float" office:value="3.508" calcext:value-type="float">
            <text:p>3.508</text:p>
          </table:table-cell>
          <table:table-cell table:number-columns-repeated="7"/>
        </table:table-row>
        <table:table-row table:style-name="ro1">
          <table:table-cell office:value-type="float" office:value="511298.683" calcext:value-type="float">
            <text:p>511298.683</text:p>
          </table:table-cell>
          <table:table-cell office:value-type="float" office:value="6964977.138" calcext:value-type="float">
            <text:p>6964977.138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511094.163" calcext:value-type="float">
            <text:p>511094.163</text:p>
          </table:table-cell>
          <table:table-cell office:value-type="float" office:value="6962191.147" calcext:value-type="float">
            <text:p>6962191.147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float" office:value="511094.1635" calcext:value-type="float">
            <text:p>511094.1635</text:p>
          </table:table-cell>
          <table:table-cell office:value-type="float" office:value="6962191.1475" calcext:value-type="float">
            <text:p>6962191.1475</text:p>
          </table:table-cell>
          <table:table-cell office:value-type="float" office:value="2.24" calcext:value-type="float">
            <text:p>2.24</text:p>
          </table:table-cell>
          <table:table-cell table:number-columns-repeated="7"/>
        </table:table-row>
        <table:table-row table:style-name="ro1">
          <table:table-cell office:value-type="float" office:value="511298.179" calcext:value-type="float">
            <text:p>511298.179</text:p>
          </table:table-cell>
          <table:table-cell office:value-type="float" office:value="6964976.485" calcext:value-type="float">
            <text:p>6964976.485</text:p>
          </table:table-cell>
          <table:table-cell office:value-type="float" office:value="3.859" calcext:value-type="float">
            <text:p>3.859</text:p>
          </table:table-cell>
          <table:table-cell/>
          <table:table-cell office:value-type="float" office:value="511093.66" calcext:value-type="float">
            <text:p>511093.66</text:p>
          </table:table-cell>
          <table:table-cell office:value-type="float" office:value="6962190.495" calcext:value-type="float">
            <text:p>6962190.495</text:p>
          </table:table-cell>
          <table:table-cell office:value-type="float" office:value="3.859" calcext:value-type="float">
            <text:p>3.859</text:p>
          </table:table-cell>
          <table:table-cell/>
          <table:table-cell office:value-type="float" office:value="511093.6597" calcext:value-type="float">
            <text:p>511093.6597</text:p>
          </table:table-cell>
          <table:table-cell office:value-type="float" office:value="6962190.4948" calcext:value-type="float">
            <text:p>6962190.4948</text:p>
          </table:table-cell>
          <table:table-cell office:value-type="float" office:value="3.859" calcext:value-type="float">
            <text:p>3.859</text:p>
          </table:table-cell>
          <table:table-cell table:number-columns-repeated="7"/>
        </table:table-row>
        <table:table-row table:style-name="ro1">
          <table:table-cell office:value-type="float" office:value="511299.336" calcext:value-type="float">
            <text:p>511299.336</text:p>
          </table:table-cell>
          <table:table-cell office:value-type="float" office:value="6964977.264" calcext:value-type="float">
            <text:p>6964977.264</text:p>
          </table:table-cell>
          <table:table-cell office:value-type="float" office:value="3.776" calcext:value-type="float">
            <text:p>3.776</text:p>
          </table:table-cell>
          <table:table-cell/>
          <table:table-cell office:value-type="float" office:value="511094.816" calcext:value-type="float">
            <text:p>511094.816</text:p>
          </table:table-cell>
          <table:table-cell office:value-type="float" office:value="6962191.273" calcext:value-type="float">
            <text:p>6962191.273</text:p>
          </table:table-cell>
          <table:table-cell office:value-type="float" office:value="3.776" calcext:value-type="float">
            <text:p>3.776</text:p>
          </table:table-cell>
          <table:table-cell/>
          <table:table-cell office:value-type="float" office:value="511094.8162" calcext:value-type="float">
            <text:p>511094.8162</text:p>
          </table:table-cell>
          <table:table-cell office:value-type="float" office:value="6962191.2735" calcext:value-type="float">
            <text:p>6962191.2735</text:p>
          </table:table-cell>
          <table:table-cell office:value-type="float" office:value="3.776" calcext:value-type="float">
            <text:p>3.776</text:p>
          </table:table-cell>
          <table:table-cell table:number-columns-repeated="7"/>
        </table:table-row>
        <table:table-row table:style-name="ro1">
          <table:table-cell office:value-type="float" office:value="511296.074" calcext:value-type="float">
            <text:p>511296.074</text:p>
          </table:table-cell>
          <table:table-cell office:value-type="float" office:value="6964979.153" calcext:value-type="float">
            <text:p>6964979.153</text:p>
          </table:table-cell>
          <table:table-cell office:value-type="float" office:value="2.283" calcext:value-type="float">
            <text:p>2.283</text:p>
          </table:table-cell>
          <table:table-cell/>
          <table:table-cell office:value-type="float" office:value="511091.556" calcext:value-type="float">
            <text:p>511091.556</text:p>
          </table:table-cell>
          <table:table-cell office:value-type="float" office:value="6962193.162" calcext:value-type="float">
            <text:p>6962193.162</text:p>
          </table:table-cell>
          <table:table-cell office:value-type="float" office:value="2.283" calcext:value-type="float">
            <text:p>2.283</text:p>
          </table:table-cell>
          <table:table-cell/>
          <table:table-cell office:value-type="float" office:value="511091.5555" calcext:value-type="float">
            <text:p>511091.5555</text:p>
          </table:table-cell>
          <table:table-cell office:value-type="float" office:value="6962193.1617" calcext:value-type="float">
            <text:p>6962193.1617</text:p>
          </table:table-cell>
          <table:table-cell office:value-type="float" office:value="2.283" calcext:value-type="float">
            <text:p>2.283</text:p>
          </table:table-cell>
          <table:table-cell table:number-columns-repeated="7"/>
        </table:table-row>
        <table:table-row table:style-name="ro1">
          <table:table-cell office:value-type="float" office:value="511298.515" calcext:value-type="float">
            <text:p>511298.515</text:p>
          </table:table-cell>
          <table:table-cell office:value-type="float" office:value="6964978.438" calcext:value-type="float">
            <text:p>6964978.438</text:p>
          </table:table-cell>
          <table:table-cell office:value-type="float" office:value="2.131" calcext:value-type="float">
            <text:p>2.131</text:p>
          </table:table-cell>
          <table:table-cell/>
          <table:table-cell office:value-type="float" office:value="511093.996" calcext:value-type="float">
            <text:p>511093.996</text:p>
          </table:table-cell>
          <table:table-cell office:value-type="float" office:value="6962192.447" calcext:value-type="float">
            <text:p>6962192.447</text:p>
          </table:table-cell>
          <table:table-cell office:value-type="float" office:value="2.131" calcext:value-type="float">
            <text:p>2.131</text:p>
          </table:table-cell>
          <table:table-cell/>
          <table:table-cell office:value-type="float" office:value="511093.9956" calcext:value-type="float">
            <text:p>511093.9956</text:p>
          </table:table-cell>
          <table:table-cell office:value-type="float" office:value="6962192.447" calcext:value-type="float">
            <text:p>6962192.447</text:p>
          </table:table-cell>
          <table:table-cell office:value-type="float" office:value="2.131" calcext:value-type="float">
            <text:p>2.131</text:p>
          </table:table-cell>
          <table:table-cell table:number-columns-repeated="7"/>
        </table:table-row>
        <table:table-row table:style-name="ro1">
          <table:table-cell office:value-type="float" office:value="511300.674" calcext:value-type="float">
            <text:p>511300.674</text:p>
          </table:table-cell>
          <table:table-cell office:value-type="float" office:value="6964976.279" calcext:value-type="float">
            <text:p>6964976.279</text:p>
          </table:table-cell>
          <table:table-cell office:value-type="float" office:value="1.893" calcext:value-type="float">
            <text:p>1.893</text:p>
          </table:table-cell>
          <table:table-cell/>
          <table:table-cell office:value-type="float" office:value="511096.154" calcext:value-type="float">
            <text:p>511096.154</text:p>
          </table:table-cell>
          <table:table-cell office:value-type="float" office:value="6962190.289" calcext:value-type="float">
            <text:p>6962190.289</text:p>
          </table:table-cell>
          <table:table-cell office:value-type="float" office:value="1.893" calcext:value-type="float">
            <text:p>1.893</text:p>
          </table:table-cell>
          <table:table-cell/>
          <table:table-cell office:value-type="float" office:value="511096.1537" calcext:value-type="float">
            <text:p>511096.1537</text:p>
          </table:table-cell>
          <table:table-cell office:value-type="float" office:value="6962190.2889" calcext:value-type="float">
            <text:p>6962190.2889</text:p>
          </table:table-cell>
          <table:table-cell office:value-type="float" office:value="1.893" calcext:value-type="float">
            <text:p>1.893</text:p>
          </table:table-cell>
          <table:table-cell table:number-columns-repeated="7"/>
        </table:table-row>
        <table:table-row table:style-name="ro1">
          <table:table-cell office:value-type="float" office:value="511300.473" calcext:value-type="float">
            <text:p>511300.473</text:p>
          </table:table-cell>
          <table:table-cell office:value-type="float" office:value="6964977.85" calcext:value-type="float">
            <text:p>6964977.85</text:p>
          </table:table-cell>
          <table:table-cell office:value-type="float" office:value="1.917" calcext:value-type="float">
            <text:p>1.917</text:p>
          </table:table-cell>
          <table:table-cell/>
          <table:table-cell office:value-type="float" office:value="511095.953" calcext:value-type="float">
            <text:p>511095.953</text:p>
          </table:table-cell>
          <table:table-cell office:value-type="float" office:value="6962191.859" calcext:value-type="float">
            <text:p>6962191.859</text:p>
          </table:table-cell>
          <table:table-cell office:value-type="float" office:value="1.917" calcext:value-type="float">
            <text:p>1.917</text:p>
          </table:table-cell>
          <table:table-cell/>
          <table:table-cell office:value-type="float" office:value="511095.9528" calcext:value-type="float">
            <text:p>511095.9528</text:p>
          </table:table-cell>
          <table:table-cell office:value-type="float" office:value="6962191.8592" calcext:value-type="float">
            <text:p>6962191.8592</text:p>
          </table:table-cell>
          <table:table-cell office:value-type="float" office:value="1.917" calcext:value-type="float">
            <text:p>1.917</text:p>
          </table:table-cell>
          <table:table-cell table:number-columns-repeated="7"/>
        </table:table-row>
        <table:table-row table:style-name="ro1">
          <table:table-cell office:value-type="float" office:value="511303.691" calcext:value-type="float">
            <text:p>511303.691</text:p>
          </table:table-cell>
          <table:table-cell office:value-type="float" office:value="6964976.818" calcext:value-type="float">
            <text:p>6964976.818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511099.169" calcext:value-type="float">
            <text:p>511099.169</text:p>
          </table:table-cell>
          <table:table-cell office:value-type="float" office:value="6962190.827" calcext:value-type="float">
            <text:p>6962190.827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511099.1695" calcext:value-type="float">
            <text:p>511099.1695</text:p>
          </table:table-cell>
          <table:table-cell office:value-type="float" office:value="6962190.8276" calcext:value-type="float">
            <text:p>6962190.8276</text:p>
          </table:table-cell>
          <table:table-cell office:value-type="float" office:value="1.114" calcext:value-type="float">
            <text:p>1.114</text:p>
          </table:table-cell>
          <table:table-cell table:number-columns-repeated="7"/>
        </table:table-row>
        <table:table-row table:style-name="ro1">
          <table:table-cell office:value-type="float" office:value="511300.842" calcext:value-type="float">
            <text:p>511300.842</text:p>
          </table:table-cell>
          <table:table-cell office:value-type="float" office:value="6964978.061" calcext:value-type="float">
            <text:p>6964978.061</text:p>
          </table:table-cell>
          <table:table-cell office:value-type="float" office:value="1.903" calcext:value-type="float">
            <text:p>1.903</text:p>
          </table:table-cell>
          <table:table-cell/>
          <table:table-cell office:value-type="float" office:value="511096.322" calcext:value-type="float">
            <text:p>511096.322</text:p>
          </table:table-cell>
          <table:table-cell office:value-type="float" office:value="6962192.07" calcext:value-type="float">
            <text:p>6962192.07</text:p>
          </table:table-cell>
          <table:table-cell office:value-type="float" office:value="1.903" calcext:value-type="float">
            <text:p>1.903</text:p>
          </table:table-cell>
          <table:table-cell/>
          <table:table-cell office:value-type="float" office:value="511096.3216" calcext:value-type="float">
            <text:p>511096.3216</text:p>
          </table:table-cell>
          <table:table-cell office:value-type="float" office:value="6962192.0702" calcext:value-type="float">
            <text:p>6962192.0702</text:p>
          </table:table-cell>
          <table:table-cell office:value-type="float" office:value="1.903" calcext:value-type="float">
            <text:p>1.903</text:p>
          </table:table-cell>
          <table:table-cell table:number-columns-repeated="7"/>
        </table:table-row>
        <table:table-row table:style-name="ro1">
          <table:table-cell office:value-type="float" office:value="511301.098" calcext:value-type="float">
            <text:p>511301.098</text:p>
          </table:table-cell>
          <table:table-cell office:value-type="float" office:value="6964978.335" calcext:value-type="float">
            <text:p>6964978.335</text:p>
          </table:table-cell>
          <table:table-cell office:value-type="float" office:value="1.852" calcext:value-type="float">
            <text:p>1.852</text:p>
          </table:table-cell>
          <table:table-cell/>
          <table:table-cell office:value-type="float" office:value="511096.577" calcext:value-type="float">
            <text:p>511096.577</text:p>
          </table:table-cell>
          <table:table-cell office:value-type="float" office:value="6962192.344" calcext:value-type="float">
            <text:p>6962192.344</text:p>
          </table:table-cell>
          <table:table-cell office:value-type="float" office:value="1.852" calcext:value-type="float">
            <text:p>1.852</text:p>
          </table:table-cell>
          <table:table-cell/>
          <table:table-cell office:value-type="float" office:value="511096.5775" calcext:value-type="float">
            <text:p>511096.5775</text:p>
          </table:table-cell>
          <table:table-cell office:value-type="float" office:value="6962192.3441" calcext:value-type="float">
            <text:p>6962192.3441</text:p>
          </table:table-cell>
          <table:table-cell office:value-type="float" office:value="1.852" calcext:value-type="float">
            <text:p>1.852</text:p>
          </table:table-cell>
          <table:table-cell table:number-columns-repeated="7"/>
        </table:table-row>
        <table:table-row table:style-name="ro1">
          <table:table-cell office:value-type="float" office:value="511300.446" calcext:value-type="float">
            <text:p>511300.446</text:p>
          </table:table-cell>
          <table:table-cell office:value-type="float" office:value="6964979.307" calcext:value-type="float">
            <text:p>6964979.307</text:p>
          </table:table-cell>
          <table:table-cell office:value-type="float" office:value="1.844" calcext:value-type="float">
            <text:p>1.844</text:p>
          </table:table-cell>
          <table:table-cell/>
          <table:table-cell office:value-type="float" office:value="511095.926" calcext:value-type="float">
            <text:p>511095.926</text:p>
          </table:table-cell>
          <table:table-cell office:value-type="float" office:value="6962193.315" calcext:value-type="float">
            <text:p>6962193.315</text:p>
          </table:table-cell>
          <table:table-cell office:value-type="float" office:value="1.844" calcext:value-type="float">
            <text:p>1.844</text:p>
          </table:table-cell>
          <table:table-cell/>
          <table:table-cell office:value-type="float" office:value="511095.9258" calcext:value-type="float">
            <text:p>511095.9258</text:p>
          </table:table-cell>
          <table:table-cell office:value-type="float" office:value="6962193.3157" calcext:value-type="float">
            <text:p>6962193.3157</text:p>
          </table:table-cell>
          <table:table-cell office:value-type="float" office:value="1.844" calcext:value-type="float">
            <text:p>1.844</text:p>
          </table:table-cell>
          <table:table-cell table:number-columns-repeated="7"/>
        </table:table-row>
        <table:table-row table:style-name="ro1">
          <table:table-cell office:value-type="float" office:value="511300.517" calcext:value-type="float">
            <text:p>511300.517</text:p>
          </table:table-cell>
          <table:table-cell office:value-type="float" office:value="6964979.574" calcext:value-type="float">
            <text:p>6964979.574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511095.997" calcext:value-type="float">
            <text:p>511095.997</text:p>
          </table:table-cell>
          <table:table-cell office:value-type="float" office:value="6962193.582" calcext:value-type="float">
            <text:p>6962193.582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511095.9968" calcext:value-type="float">
            <text:p>511095.9968</text:p>
          </table:table-cell>
          <table:table-cell office:value-type="float" office:value="6962193.5826" calcext:value-type="float">
            <text:p>6962193.5826</text:p>
          </table:table-cell>
          <table:table-cell office:value-type="float" office:value="1.824" calcext:value-type="float">
            <text:p>1.824</text:p>
          </table:table-cell>
          <table:table-cell table:number-columns-repeated="7"/>
        </table:table-row>
        <table:table-row table:style-name="ro1">
          <table:table-cell office:value-type="float" office:value="511301.956" calcext:value-type="float">
            <text:p>511301.956</text:p>
          </table:table-cell>
          <table:table-cell office:value-type="float" office:value="6964979.448" calcext:value-type="float">
            <text:p>6964979.448</text:p>
          </table:table-cell>
          <table:table-cell office:value-type="float" office:value="1.926" calcext:value-type="float">
            <text:p>1.926</text:p>
          </table:table-cell>
          <table:table-cell/>
          <table:table-cell office:value-type="float" office:value="511097.435" calcext:value-type="float">
            <text:p>511097.435</text:p>
          </table:table-cell>
          <table:table-cell office:value-type="float" office:value="6962193.456" calcext:value-type="float">
            <text:p>6962193.456</text:p>
          </table:table-cell>
          <table:table-cell office:value-type="float" office:value="1.926" calcext:value-type="float">
            <text:p>1.926</text:p>
          </table:table-cell>
          <table:table-cell/>
          <table:table-cell office:value-type="float" office:value="511097.4352" calcext:value-type="float">
            <text:p>511097.4352</text:p>
          </table:table-cell>
          <table:table-cell office:value-type="float" office:value="6962193.4566" calcext:value-type="float">
            <text:p>6962193.4566</text:p>
          </table:table-cell>
          <table:table-cell office:value-type="float" office:value="1.926" calcext:value-type="float">
            <text:p>1.926</text:p>
          </table:table-cell>
          <table:table-cell table:number-columns-repeated="7"/>
        </table:table-row>
        <table:table-row table:style-name="ro1">
          <table:table-cell office:value-type="float" office:value="511303.478" calcext:value-type="float">
            <text:p>511303.478</text:p>
          </table:table-cell>
          <table:table-cell office:value-type="float" office:value="6964978.264" calcext:value-type="float">
            <text:p>6964978.264</text:p>
          </table:table-cell>
          <table:table-cell office:value-type="float" office:value="1.147" calcext:value-type="float">
            <text:p>1.147</text:p>
          </table:table-cell>
          <table:table-cell/>
          <table:table-cell office:value-type="float" office:value="511098.957" calcext:value-type="float">
            <text:p>511098.957</text:p>
          </table:table-cell>
          <table:table-cell office:value-type="float" office:value="6962192.273" calcext:value-type="float">
            <text:p>6962192.273</text:p>
          </table:table-cell>
          <table:table-cell office:value-type="float" office:value="1.147" calcext:value-type="float">
            <text:p>1.147</text:p>
          </table:table-cell>
          <table:table-cell/>
          <table:table-cell office:value-type="float" office:value="511098.9566" calcext:value-type="float">
            <text:p>511098.9566</text:p>
          </table:table-cell>
          <table:table-cell office:value-type="float" office:value="6962192.2731" calcext:value-type="float">
            <text:p>6962192.2731</text:p>
          </table:table-cell>
          <table:table-cell office:value-type="float" office:value="1.147" calcext:value-type="float">
            <text:p>1.147</text:p>
          </table:table-cell>
          <table:table-cell table:number-columns-repeated="7"/>
        </table:table-row>
        <table:table-row table:style-name="ro1">
          <table:table-cell office:value-type="float" office:value="511303.575" calcext:value-type="float">
            <text:p>511303.575</text:p>
          </table:table-cell>
          <table:table-cell office:value-type="float" office:value="6964979.809" calcext:value-type="float">
            <text:p>6964979.809</text:p>
          </table:table-cell>
          <table:table-cell office:value-type="float" office:value="1.417" calcext:value-type="float">
            <text:p>1.417</text:p>
          </table:table-cell>
          <table:table-cell/>
          <table:table-cell office:value-type="float" office:value="511099.054" calcext:value-type="float">
            <text:p>511099.054</text:p>
          </table:table-cell>
          <table:table-cell office:value-type="float" office:value="6962193.817" calcext:value-type="float">
            <text:p>6962193.817</text:p>
          </table:table-cell>
          <table:table-cell office:value-type="float" office:value="1.417" calcext:value-type="float">
            <text:p>1.417</text:p>
          </table:table-cell>
          <table:table-cell/>
          <table:table-cell office:value-type="float" office:value="511099.0536" calcext:value-type="float">
            <text:p>511099.0536</text:p>
          </table:table-cell>
          <table:table-cell office:value-type="float" office:value="6962193.8175" calcext:value-type="float">
            <text:p>6962193.8175</text:p>
          </table:table-cell>
          <table:table-cell office:value-type="float" office:value="1.417" calcext:value-type="float">
            <text:p>1.417</text:p>
          </table:table-cell>
          <table:table-cell table:number-columns-repeated="7"/>
        </table:table-row>
        <table:table-row table:style-name="ro1">
          <table:table-cell office:value-type="float" office:value="511302.876" calcext:value-type="float">
            <text:p>511302.876</text:p>
          </table:table-cell>
          <table:table-cell office:value-type="float" office:value="6964976.082" calcext:value-type="float">
            <text:p>6964976.082</text:p>
          </table:table-cell>
          <table:table-cell office:value-type="float" office:value="3.452" calcext:value-type="float">
            <text:p>3.452</text:p>
          </table:table-cell>
          <table:table-cell/>
          <table:table-cell office:value-type="float" office:value="511098.355" calcext:value-type="float">
            <text:p>511098.355</text:p>
          </table:table-cell>
          <table:table-cell office:value-type="float" office:value="6962190.092" calcext:value-type="float">
            <text:p>6962190.092</text:p>
          </table:table-cell>
          <table:table-cell office:value-type="float" office:value="3.452" calcext:value-type="float">
            <text:p>3.452</text:p>
          </table:table-cell>
          <table:table-cell/>
          <table:table-cell office:value-type="float" office:value="511098.3548" calcext:value-type="float">
            <text:p>511098.3548</text:p>
          </table:table-cell>
          <table:table-cell office:value-type="float" office:value="6962190.0919" calcext:value-type="float">
            <text:p>6962190.0919</text:p>
          </table:table-cell>
          <table:table-cell office:value-type="float" office:value="3.452" calcext:value-type="float">
            <text:p>3.452</text:p>
          </table:table-cell>
          <table:table-cell table:number-columns-repeated="7"/>
        </table:table-row>
        <table:table-row table:style-name="ro1">
          <table:table-cell office:value-type="float" office:value="511296.251" calcext:value-type="float">
            <text:p>511296.251</text:p>
          </table:table-cell>
          <table:table-cell office:value-type="float" office:value="6964980.755" calcext:value-type="float">
            <text:p>6964980.755</text:p>
          </table:table-cell>
          <table:table-cell office:value-type="float" office:value="1.895" calcext:value-type="float">
            <text:p>1.895</text:p>
          </table:table-cell>
          <table:table-cell/>
          <table:table-cell office:value-type="float" office:value="511091.732" calcext:value-type="float">
            <text:p>511091.732</text:p>
          </table:table-cell>
          <table:table-cell office:value-type="float" office:value="6962194.763" calcext:value-type="float">
            <text:p>6962194.763</text:p>
          </table:table-cell>
          <table:table-cell office:value-type="float" office:value="1.895" calcext:value-type="float">
            <text:p>1.895</text:p>
          </table:table-cell>
          <table:table-cell/>
          <table:table-cell office:value-type="float" office:value="511091.7325" calcext:value-type="float">
            <text:p>511091.7325</text:p>
          </table:table-cell>
          <table:table-cell office:value-type="float" office:value="6962194.7631" calcext:value-type="float">
            <text:p>6962194.7631</text:p>
          </table:table-cell>
          <table:table-cell office:value-type="float" office:value="1.895" calcext:value-type="float">
            <text:p>1.895</text:p>
          </table:table-cell>
          <table:table-cell table:number-columns-repeated="7"/>
        </table:table-row>
        <table:table-row table:style-name="ro1">
          <table:table-cell office:value-type="float" office:value="511297.867" calcext:value-type="float">
            <text:p>511297.867</text:p>
          </table:table-cell>
          <table:table-cell office:value-type="float" office:value="6964980.31" calcext:value-type="float">
            <text:p>6964980.31</text:p>
          </table:table-cell>
          <table:table-cell office:value-type="float" office:value="1.822" calcext:value-type="float">
            <text:p>1.822</text:p>
          </table:table-cell>
          <table:table-cell/>
          <table:table-cell office:value-type="float" office:value="511093.348" calcext:value-type="float">
            <text:p>511093.348</text:p>
          </table:table-cell>
          <table:table-cell office:value-type="float" office:value="6962194.318" calcext:value-type="float">
            <text:p>6962194.318</text:p>
          </table:table-cell>
          <table:table-cell office:value-type="float" office:value="1.822" calcext:value-type="float">
            <text:p>1.822</text:p>
          </table:table-cell>
          <table:table-cell/>
          <table:table-cell office:value-type="float" office:value="511093.3478" calcext:value-type="float">
            <text:p>511093.3478</text:p>
          </table:table-cell>
          <table:table-cell office:value-type="float" office:value="6962194.3183" calcext:value-type="float">
            <text:p>6962194.3183</text:p>
          </table:table-cell>
          <table:table-cell office:value-type="float" office:value="1.822" calcext:value-type="float">
            <text:p>1.822</text:p>
          </table:table-cell>
          <table:table-cell table:number-columns-repeated="7"/>
        </table:table-row>
        <table:table-row table:style-name="ro1">
          <table:table-cell office:value-type="float" office:value="511296.322" calcext:value-type="float">
            <text:p>511296.322</text:p>
          </table:table-cell>
          <table:table-cell office:value-type="float" office:value="6964981.772" calcext:value-type="float">
            <text:p>6964981.772</text:p>
          </table:table-cell>
          <table:table-cell office:value-type="float" office:value="1.987" calcext:value-type="float">
            <text:p>1.987</text:p>
          </table:table-cell>
          <table:table-cell/>
          <table:table-cell office:value-type="float" office:value="511091.803" calcext:value-type="float">
            <text:p>511091.803</text:p>
          </table:table-cell>
          <table:table-cell office:value-type="float" office:value="6962195.779" calcext:value-type="float">
            <text:p>6962195.779</text:p>
          </table:table-cell>
          <table:table-cell office:value-type="float" office:value="1.987" calcext:value-type="float">
            <text:p>1.987</text:p>
          </table:table-cell>
          <table:table-cell/>
          <table:table-cell office:value-type="float" office:value="511091.8035" calcext:value-type="float">
            <text:p>511091.8035</text:p>
          </table:table-cell>
          <table:table-cell office:value-type="float" office:value="6962195.7797" calcext:value-type="float">
            <text:p>6962195.7797</text:p>
          </table:table-cell>
          <table:table-cell office:value-type="float" office:value="1.987" calcext:value-type="float">
            <text:p>1.987</text:p>
          </table:table-cell>
          <table:table-cell table:number-columns-repeated="7"/>
        </table:table-row>
        <table:table-row table:style-name="ro1">
          <table:table-cell office:value-type="float" office:value="511297.613" calcext:value-type="float">
            <text:p>511297.613</text:p>
          </table:table-cell>
          <table:table-cell office:value-type="float" office:value="6964981.947" calcext:value-type="float">
            <text:p>6964981.947</text:p>
          </table:table-cell>
          <table:table-cell office:value-type="float" office:value="1.774" calcext:value-type="float">
            <text:p>1.774</text:p>
          </table:table-cell>
          <table:table-cell/>
          <table:table-cell office:value-type="float" office:value="511093.094" calcext:value-type="float">
            <text:p>511093.094</text:p>
          </table:table-cell>
          <table:table-cell office:value-type="float" office:value="6962195.954" calcext:value-type="float">
            <text:p>6962195.954</text:p>
          </table:table-cell>
          <table:table-cell office:value-type="float" office:value="1.774" calcext:value-type="float">
            <text:p>1.774</text:p>
          </table:table-cell>
          <table:table-cell/>
          <table:table-cell office:value-type="float" office:value="511093.0939" calcext:value-type="float">
            <text:p>511093.0939</text:p>
          </table:table-cell>
          <table:table-cell office:value-type="float" office:value="6962195.9546" calcext:value-type="float">
            <text:p>6962195.9546</text:p>
          </table:table-cell>
          <table:table-cell office:value-type="float" office:value="1.774" calcext:value-type="float">
            <text:p>1.774</text:p>
          </table:table-cell>
          <table:table-cell table:number-columns-repeated="7"/>
        </table:table-row>
        <table:table-row table:style-name="ro1">
          <table:table-cell office:value-type="float" office:value="511298.996" calcext:value-type="float">
            <text:p>511298.996</text:p>
          </table:table-cell>
          <table:table-cell office:value-type="float" office:value="6964980.439" calcext:value-type="float">
            <text:p>6964980.439</text:p>
          </table:table-cell>
          <table:table-cell office:value-type="float" office:value="1.781" calcext:value-type="float">
            <text:p>1.781</text:p>
          </table:table-cell>
          <table:table-cell/>
          <table:table-cell office:value-type="float" office:value="511094.476" calcext:value-type="float">
            <text:p>511094.476</text:p>
          </table:table-cell>
          <table:table-cell office:value-type="float" office:value="6962194.447" calcext:value-type="float">
            <text:p>6962194.447</text:p>
          </table:table-cell>
          <table:table-cell office:value-type="float" office:value="1.781" calcext:value-type="float">
            <text:p>1.781</text:p>
          </table:table-cell>
          <table:table-cell/>
          <table:table-cell office:value-type="float" office:value="511094.4764" calcext:value-type="float">
            <text:p>511094.4764</text:p>
          </table:table-cell>
          <table:table-cell office:value-type="float" office:value="6962194.4472" calcext:value-type="float">
            <text:p>6962194.4472</text:p>
          </table:table-cell>
          <table:table-cell office:value-type="float" office:value="1.781" calcext:value-type="float">
            <text:p>1.781</text:p>
          </table:table-cell>
          <table:table-cell table:number-columns-repeated="7"/>
        </table:table-row>
        <table:table-row table:style-name="ro1">
          <table:table-cell office:value-type="float" office:value="511298.6" calcext:value-type="float">
            <text:p>511298.6</text:p>
          </table:table-cell>
          <table:table-cell office:value-type="float" office:value="6964980.729" calcext:value-type="float">
            <text:p>6964980.729</text:p>
          </table:table-cell>
          <table:table-cell office:value-type="float" office:value="1.847" calcext:value-type="float">
            <text:p>1.847</text:p>
          </table:table-cell>
          <table:table-cell/>
          <table:table-cell office:value-type="float" office:value="511094.08" calcext:value-type="float">
            <text:p>511094.08</text:p>
          </table:table-cell>
          <table:table-cell office:value-type="float" office:value="6962194.737" calcext:value-type="float">
            <text:p>6962194.737</text:p>
          </table:table-cell>
          <table:table-cell office:value-type="float" office:value="1.847" calcext:value-type="float">
            <text:p>1.847</text:p>
          </table:table-cell>
          <table:table-cell/>
          <table:table-cell office:value-type="float" office:value="511094.0805" calcext:value-type="float">
            <text:p>511094.0805</text:p>
          </table:table-cell>
          <table:table-cell office:value-type="float" office:value="6962194.7371" calcext:value-type="float">
            <text:p>6962194.7371</text:p>
          </table:table-cell>
          <table:table-cell office:value-type="float" office:value="1.847" calcext:value-type="float">
            <text:p>1.847</text:p>
          </table:table-cell>
          <table:table-cell table:number-columns-repeated="7"/>
        </table:table-row>
        <table:table-row table:style-name="ro1">
          <table:table-cell office:value-type="float" office:value="511299.644" calcext:value-type="float">
            <text:p>511299.644</text:p>
          </table:table-cell>
          <table:table-cell office:value-type="float" office:value="6964980.154" calcext:value-type="float">
            <text:p>6964980.154</text:p>
          </table:table-cell>
          <table:table-cell office:value-type="float" office:value="1.743" calcext:value-type="float">
            <text:p>1.743</text:p>
          </table:table-cell>
          <table:table-cell/>
          <table:table-cell office:value-type="float" office:value="511095.124" calcext:value-type="float">
            <text:p>511095.124</text:p>
          </table:table-cell>
          <table:table-cell office:value-type="float" office:value="6962194.162" calcext:value-type="float">
            <text:p>6962194.162</text:p>
          </table:table-cell>
          <table:table-cell office:value-type="float" office:value="1.743" calcext:value-type="float">
            <text:p>1.743</text:p>
          </table:table-cell>
          <table:table-cell/>
          <table:table-cell office:value-type="float" office:value="511095.1241" calcext:value-type="float">
            <text:p>511095.1241</text:p>
          </table:table-cell>
          <table:table-cell office:value-type="float" office:value="6962194.1623" calcext:value-type="float">
            <text:p>6962194.1623</text:p>
          </table:table-cell>
          <table:table-cell office:value-type="float" office:value="1.743" calcext:value-type="float">
            <text:p>1.743</text:p>
          </table:table-cell>
          <table:table-cell table:number-columns-repeated="7"/>
        </table:table-row>
        <table:table-row table:style-name="ro1">
          <table:table-cell office:value-type="float" office:value="511299.481" calcext:value-type="float">
            <text:p>511299.481</text:p>
          </table:table-cell>
          <table:table-cell office:value-type="float" office:value="6964980.999" calcext:value-type="float">
            <text:p>6964980.999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4.961" calcext:value-type="float">
            <text:p>511094.961</text:p>
          </table:table-cell>
          <table:table-cell office:value-type="float" office:value="6962195.007" calcext:value-type="float">
            <text:p>6962195.007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4.9612" calcext:value-type="float">
            <text:p>511094.9612</text:p>
          </table:table-cell>
          <table:table-cell office:value-type="float" office:value="6962195.007" calcext:value-type="float">
            <text:p>6962195.007</text:p>
          </table:table-cell>
          <table:table-cell office:value-type="float" office:value="1.742" calcext:value-type="float">
            <text:p>1.742</text:p>
          </table:table-cell>
          <table:table-cell table:number-columns-repeated="7"/>
        </table:table-row>
        <table:table-row table:style-name="ro1">
          <table:table-cell office:value-type="float" office:value="511298.399" calcext:value-type="float">
            <text:p>511298.399</text:p>
          </table:table-cell>
          <table:table-cell office:value-type="float" office:value="6964981.376" calcext:value-type="float">
            <text:p>6964981.376</text:p>
          </table:table-cell>
          <table:table-cell office:value-type="float" office:value="1.964" calcext:value-type="float">
            <text:p>1.964</text:p>
          </table:table-cell>
          <table:table-cell/>
          <table:table-cell office:value-type="float" office:value="511093.88" calcext:value-type="float">
            <text:p>511093.88</text:p>
          </table:table-cell>
          <table:table-cell office:value-type="float" office:value="6962195.384" calcext:value-type="float">
            <text:p>6962195.384</text:p>
          </table:table-cell>
          <table:table-cell office:value-type="float" office:value="1.964" calcext:value-type="float">
            <text:p>1.964</text:p>
          </table:table-cell>
          <table:table-cell/>
          <table:table-cell office:value-type="float" office:value="511093.8796" calcext:value-type="float">
            <text:p>511093.8796</text:p>
          </table:table-cell>
          <table:table-cell office:value-type="float" office:value="6962195.3839" calcext:value-type="float">
            <text:p>6962195.3839</text:p>
          </table:table-cell>
          <table:table-cell office:value-type="float" office:value="1.964" calcext:value-type="float">
            <text:p>1.964</text:p>
          </table:table-cell>
          <table:table-cell table:number-columns-repeated="7"/>
        </table:table-row>
        <table:table-row table:style-name="ro1">
          <table:table-cell office:value-type="float" office:value="511298.009" calcext:value-type="float">
            <text:p>511298.009</text:p>
          </table:table-cell>
          <table:table-cell office:value-type="float" office:value="6964981.802" calcext:value-type="float">
            <text:p>6964981.802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511093.49" calcext:value-type="float">
            <text:p>511093.49</text:p>
          </table:table-cell>
          <table:table-cell office:value-type="float" office:value="6962195.809" calcext:value-type="float">
            <text:p>6962195.809</text:p>
          </table:table-cell>
          <table:table-cell office:value-type="float" office:value="1.79" calcext:value-type="float">
            <text:p>1.79</text:p>
          </table:table-cell>
          <table:table-cell/>
          <table:table-cell office:value-type="float" office:value="511093.4898" calcext:value-type="float">
            <text:p>511093.4898</text:p>
          </table:table-cell>
          <table:table-cell office:value-type="float" office:value="6962195.8097" calcext:value-type="float">
            <text:p>6962195.8097</text:p>
          </table:table-cell>
          <table:table-cell office:value-type="float" office:value="1.79" calcext:value-type="float">
            <text:p>1.79</text:p>
          </table:table-cell>
          <table:table-cell table:number-columns-repeated="7"/>
        </table:table-row>
        <table:table-row table:style-name="ro1">
          <table:table-cell office:value-type="float" office:value="511299.089" calcext:value-type="float">
            <text:p>511299.089</text:p>
          </table:table-cell>
          <table:table-cell office:value-type="float" office:value="6964981.01" calcext:value-type="float">
            <text:p>6964981.01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511094.569" calcext:value-type="float">
            <text:p>511094.569</text:p>
          </table:table-cell>
          <table:table-cell office:value-type="float" office:value="6962195.018" calcext:value-type="float">
            <text:p>6962195.018</text:p>
          </table:table-cell>
          <table:table-cell office:value-type="float" office:value="1.78" calcext:value-type="float">
            <text:p>1.78</text:p>
          </table:table-cell>
          <table:table-cell/>
          <table:table-cell office:value-type="float" office:value="511094.5693" calcext:value-type="float">
            <text:p>511094.5693</text:p>
          </table:table-cell>
          <table:table-cell office:value-type="float" office:value="6962195.018" calcext:value-type="float">
            <text:p>6962195.018</text:p>
          </table:table-cell>
          <table:table-cell office:value-type="float" office:value="1.78" calcext:value-type="float">
            <text:p>1.78</text:p>
          </table:table-cell>
          <table:table-cell table:number-columns-repeated="7"/>
        </table:table-row>
        <table:table-row table:style-name="ro1">
          <table:table-cell office:value-type="float" office:value="511299.51" calcext:value-type="float">
            <text:p>511299.51</text:p>
          </table:table-cell>
          <table:table-cell office:value-type="float" office:value="6964981.506" calcext:value-type="float">
            <text:p>6964981.506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094.99" calcext:value-type="float">
            <text:p>511094.99</text:p>
          </table:table-cell>
          <table:table-cell office:value-type="float" office:value="6962195.514" calcext:value-type="float">
            <text:p>6962195.514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094.9902" calcext:value-type="float">
            <text:p>511094.9902</text:p>
          </table:table-cell>
          <table:table-cell office:value-type="float" office:value="6962195.5138" calcext:value-type="float">
            <text:p>6962195.5138</text:p>
          </table:table-cell>
          <table:table-cell office:value-type="float" office:value="1.727" calcext:value-type="float">
            <text:p>1.727</text:p>
          </table:table-cell>
          <table:table-cell table:number-columns-repeated="7"/>
        </table:table-row>
        <table:table-row table:style-name="ro1">
          <table:table-cell office:value-type="float" office:value="511297.175" calcext:value-type="float">
            <text:p>511297.175</text:p>
          </table:table-cell>
          <table:table-cell office:value-type="float" office:value="6964982.774" calcext:value-type="float">
            <text:p>6964982.774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511092.656" calcext:value-type="float">
            <text:p>511092.656</text:p>
          </table:table-cell>
          <table:table-cell office:value-type="float" office:value="6962196.781" calcext:value-type="float">
            <text:p>6962196.781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511092.6561" calcext:value-type="float">
            <text:p>511092.6561</text:p>
          </table:table-cell>
          <table:table-cell office:value-type="float" office:value="6962196.7813" calcext:value-type="float">
            <text:p>6962196.7813</text:p>
          </table:table-cell>
          <table:table-cell office:value-type="float" office:value="1.867" calcext:value-type="float">
            <text:p>1.867</text:p>
          </table:table-cell>
          <table:table-cell table:number-columns-repeated="7"/>
        </table:table-row>
        <table:table-row table:style-name="ro1">
          <table:table-cell office:value-type="float" office:value="511297.533" calcext:value-type="float">
            <text:p>511297.533</text:p>
          </table:table-cell>
          <table:table-cell office:value-type="float" office:value="6964983.302" calcext:value-type="float">
            <text:p>6964983.302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093.014" calcext:value-type="float">
            <text:p>511093.014</text:p>
          </table:table-cell>
          <table:table-cell office:value-type="float" office:value="6962197.309" calcext:value-type="float">
            <text:p>6962197.309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093.014" calcext:value-type="float">
            <text:p>511093.014</text:p>
          </table:table-cell>
          <table:table-cell office:value-type="float" office:value="6962197.3091" calcext:value-type="float">
            <text:p>6962197.3091</text:p>
          </table:table-cell>
          <table:table-cell office:value-type="float" office:value="1.719" calcext:value-type="float">
            <text:p>1.719</text:p>
          </table:table-cell>
          <table:table-cell table:number-columns-repeated="7"/>
        </table:table-row>
        <table:table-row table:style-name="ro1">
          <table:table-cell office:value-type="float" office:value="511298.715" calcext:value-type="float">
            <text:p>511298.715</text:p>
          </table:table-cell>
          <table:table-cell office:value-type="float" office:value="6964982.16" calcext:value-type="float">
            <text:p>6964982.16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094.195" calcext:value-type="float">
            <text:p>511094.195</text:p>
          </table:table-cell>
          <table:table-cell office:value-type="float" office:value="6962196.167" calcext:value-type="float">
            <text:p>6962196.167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094.1955" calcext:value-type="float">
            <text:p>511094.1955</text:p>
          </table:table-cell>
          <table:table-cell office:value-type="float" office:value="6962196.1675" calcext:value-type="float">
            <text:p>6962196.1675</text:p>
          </table:table-cell>
          <table:table-cell office:value-type="float" office:value="1.721" calcext:value-type="float">
            <text:p>1.721</text:p>
          </table:table-cell>
          <table:table-cell table:number-columns-repeated="7"/>
        </table:table-row>
        <table:table-row table:style-name="ro1">
          <table:table-cell office:value-type="float" office:value="511298.974" calcext:value-type="float">
            <text:p>511298.974</text:p>
          </table:table-cell>
          <table:table-cell office:value-type="float" office:value="6964982.819" calcext:value-type="float">
            <text:p>6964982.819</text:p>
          </table:table-cell>
          <table:table-cell office:value-type="float" office:value="1.708" calcext:value-type="float">
            <text:p>1.708</text:p>
          </table:table-cell>
          <table:table-cell/>
          <table:table-cell office:value-type="float" office:value="511094.454" calcext:value-type="float">
            <text:p>511094.454</text:p>
          </table:table-cell>
          <table:table-cell office:value-type="float" office:value="6962196.826" calcext:value-type="float">
            <text:p>6962196.826</text:p>
          </table:table-cell>
          <table:table-cell office:value-type="float" office:value="1.708" calcext:value-type="float">
            <text:p>1.708</text:p>
          </table:table-cell>
          <table:table-cell/>
          <table:table-cell office:value-type="float" office:value="511094.4544" calcext:value-type="float">
            <text:p>511094.4544</text:p>
          </table:table-cell>
          <table:table-cell office:value-type="float" office:value="6962196.8263" calcext:value-type="float">
            <text:p>6962196.8263</text:p>
          </table:table-cell>
          <table:table-cell office:value-type="float" office:value="1.708" calcext:value-type="float">
            <text:p>1.708</text:p>
          </table:table-cell>
          <table:table-cell table:number-columns-repeated="7"/>
        </table:table-row>
        <table:table-row table:style-name="ro1">
          <table:table-cell office:value-type="float" office:value="511299.435" calcext:value-type="float">
            <text:p>511299.435</text:p>
          </table:table-cell>
          <table:table-cell office:value-type="float" office:value="6964982.623" calcext:value-type="float">
            <text:p>6964982.623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094.915" calcext:value-type="float">
            <text:p>511094.915</text:p>
          </table:table-cell>
          <table:table-cell office:value-type="float" office:value="6962196.63" calcext:value-type="float">
            <text:p>6962196.63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094.9152" calcext:value-type="float">
            <text:p>511094.9152</text:p>
          </table:table-cell>
          <table:table-cell office:value-type="float" office:value="6962196.6304" calcext:value-type="float">
            <text:p>6962196.6304</text:p>
          </table:table-cell>
          <table:table-cell office:value-type="float" office:value="1.719" calcext:value-type="float">
            <text:p>1.719</text:p>
          </table:table-cell>
          <table:table-cell table:number-columns-repeated="7"/>
        </table:table-row>
        <table:table-row table:style-name="ro1">
          <table:table-cell office:value-type="float" office:value="511298.468" calcext:value-type="float">
            <text:p>511298.468</text:p>
          </table:table-cell>
          <table:table-cell office:value-type="float" office:value="6964983.482" calcext:value-type="float">
            <text:p>6964983.482</text:p>
          </table:table-cell>
          <table:table-cell office:value-type="float" office:value="1.696" calcext:value-type="float">
            <text:p>1.696</text:p>
          </table:table-cell>
          <table:table-cell/>
          <table:table-cell office:value-type="float" office:value="511093.949" calcext:value-type="float">
            <text:p>511093.949</text:p>
          </table:table-cell>
          <table:table-cell office:value-type="float" office:value="6962197.489" calcext:value-type="float">
            <text:p>6962197.489</text:p>
          </table:table-cell>
          <table:table-cell office:value-type="float" office:value="1.696" calcext:value-type="float">
            <text:p>1.696</text:p>
          </table:table-cell>
          <table:table-cell/>
          <table:table-cell office:value-type="float" office:value="511093.9486" calcext:value-type="float">
            <text:p>511093.9486</text:p>
          </table:table-cell>
          <table:table-cell office:value-type="float" office:value="6962197.489" calcext:value-type="float">
            <text:p>6962197.489</text:p>
          </table:table-cell>
          <table:table-cell office:value-type="float" office:value="1.696" calcext:value-type="float">
            <text:p>1.696</text:p>
          </table:table-cell>
          <table:table-cell table:number-columns-repeated="7"/>
        </table:table-row>
        <table:table-row table:style-name="ro1">
          <table:table-cell office:value-type="float" office:value="511299.395" calcext:value-type="float">
            <text:p>511299.395</text:p>
          </table:table-cell>
          <table:table-cell office:value-type="float" office:value="6964983.008" calcext:value-type="float">
            <text:p>6964983.008</text:p>
          </table:table-cell>
          <table:table-cell office:value-type="float" office:value="1.704" calcext:value-type="float">
            <text:p>1.704</text:p>
          </table:table-cell>
          <table:table-cell/>
          <table:table-cell office:value-type="float" office:value="511094.875" calcext:value-type="float">
            <text:p>511094.875</text:p>
          </table:table-cell>
          <table:table-cell office:value-type="float" office:value="6962197.015" calcext:value-type="float">
            <text:p>6962197.015</text:p>
          </table:table-cell>
          <table:table-cell office:value-type="float" office:value="1.704" calcext:value-type="float">
            <text:p>1.704</text:p>
          </table:table-cell>
          <table:table-cell/>
          <table:table-cell office:value-type="float" office:value="511094.8752" calcext:value-type="float">
            <text:p>511094.8752</text:p>
          </table:table-cell>
          <table:table-cell office:value-type="float" office:value="6962197.0152" calcext:value-type="float">
            <text:p>6962197.0152</text:p>
          </table:table-cell>
          <table:table-cell office:value-type="float" office:value="1.704" calcext:value-type="float">
            <text:p>1.704</text:p>
          </table:table-cell>
          <table:table-cell table:number-columns-repeated="7"/>
        </table:table-row>
        <table:table-row table:style-name="ro1">
          <table:table-cell office:value-type="float" office:value="511299.111" calcext:value-type="float">
            <text:p>511299.111</text:p>
          </table:table-cell>
          <table:table-cell office:value-type="float" office:value="6964983.941" calcext:value-type="float">
            <text:p>6964983.941</text:p>
          </table:table-cell>
          <table:table-cell office:value-type="float" office:value="1.686" calcext:value-type="float">
            <text:p>1.686</text:p>
          </table:table-cell>
          <table:table-cell/>
          <table:table-cell office:value-type="float" office:value="511094.591" calcext:value-type="float">
            <text:p>511094.591</text:p>
          </table:table-cell>
          <table:table-cell office:value-type="float" office:value="6962197.948" calcext:value-type="float">
            <text:p>6962197.948</text:p>
          </table:table-cell>
          <table:table-cell office:value-type="float" office:value="1.686" calcext:value-type="float">
            <text:p>1.686</text:p>
          </table:table-cell>
          <table:table-cell/>
          <table:table-cell office:value-type="float" office:value="511094.5913" calcext:value-type="float">
            <text:p>511094.5913</text:p>
          </table:table-cell>
          <table:table-cell office:value-type="float" office:value="6962197.9478" calcext:value-type="float">
            <text:p>6962197.9478</text:p>
          </table:table-cell>
          <table:table-cell office:value-type="float" office:value="1.686" calcext:value-type="float">
            <text:p>1.686</text:p>
          </table:table-cell>
          <table:table-cell table:number-columns-repeated="7"/>
        </table:table-row>
        <table:table-row table:style-name="ro1">
          <table:table-cell office:value-type="float" office:value="511297.305" calcext:value-type="float">
            <text:p>511297.305</text:p>
          </table:table-cell>
          <table:table-cell office:value-type="float" office:value="6964980.181" calcext:value-type="float">
            <text:p>6964980.181</text:p>
          </table:table-cell>
          <table:table-cell office:value-type="float" office:value="2.303" calcext:value-type="float">
            <text:p>2.303</text:p>
          </table:table-cell>
          <table:table-cell/>
          <table:table-cell office:value-type="float" office:value="511092.786" calcext:value-type="float">
            <text:p>511092.786</text:p>
          </table:table-cell>
          <table:table-cell office:value-type="float" office:value="6962194.189" calcext:value-type="float">
            <text:p>6962194.189</text:p>
          </table:table-cell>
          <table:table-cell office:value-type="float" office:value="2.303" calcext:value-type="float">
            <text:p>2.303</text:p>
          </table:table-cell>
          <table:table-cell/>
          <table:table-cell office:value-type="float" office:value="511092.7861" calcext:value-type="float">
            <text:p>511092.7861</text:p>
          </table:table-cell>
          <table:table-cell office:value-type="float" office:value="6962194.1893" calcext:value-type="float">
            <text:p>6962194.1893</text:p>
          </table:table-cell>
          <table:table-cell office:value-type="float" office:value="2.303" calcext:value-type="float">
            <text:p>2.303</text:p>
          </table:table-cell>
          <table:table-cell table:number-columns-repeated="7"/>
        </table:table-row>
        <table:table-row table:style-name="ro1">
          <table:table-cell office:value-type="float" office:value="511297.41" calcext:value-type="float">
            <text:p>511297.41</text:p>
          </table:table-cell>
          <table:table-cell office:value-type="float" office:value="6964980.002" calcext:value-type="float">
            <text:p>6964980.002</text:p>
          </table:table-cell>
          <table:table-cell office:value-type="float" office:value="3.509" calcext:value-type="float">
            <text:p>3.509</text:p>
          </table:table-cell>
          <table:table-cell/>
          <table:table-cell office:value-type="float" office:value="511092.891" calcext:value-type="float">
            <text:p>511092.891</text:p>
          </table:table-cell>
          <table:table-cell office:value-type="float" office:value="6962194.01" calcext:value-type="float">
            <text:p>6962194.01</text:p>
          </table:table-cell>
          <table:table-cell office:value-type="float" office:value="3.509" calcext:value-type="float">
            <text:p>3.509</text:p>
          </table:table-cell>
          <table:table-cell/>
          <table:table-cell office:value-type="float" office:value="511092.891" calcext:value-type="float">
            <text:p>511092.891</text:p>
          </table:table-cell>
          <table:table-cell office:value-type="float" office:value="6962194.0104" calcext:value-type="float">
            <text:p>6962194.0104</text:p>
          </table:table-cell>
          <table:table-cell office:value-type="float" office:value="3.509" calcext:value-type="float">
            <text:p>3.509</text:p>
          </table:table-cell>
          <table:table-cell table:number-columns-repeated="7"/>
        </table:table-row>
        <table:table-row table:style-name="ro1">
          <table:table-cell office:value-type="float" office:value="511297.914" calcext:value-type="float">
            <text:p>511297.914</text:p>
          </table:table-cell>
          <table:table-cell office:value-type="float" office:value="6964982.198" calcext:value-type="float">
            <text:p>6964982.198</text:p>
          </table:table-cell>
          <table:table-cell office:value-type="float" office:value="2.058" calcext:value-type="float">
            <text:p>2.058</text:p>
          </table:table-cell>
          <table:table-cell/>
          <table:table-cell office:value-type="float" office:value="511093.395" calcext:value-type="float">
            <text:p>511093.395</text:p>
          </table:table-cell>
          <table:table-cell office:value-type="float" office:value="6962196.205" calcext:value-type="float">
            <text:p>6962196.205</text:p>
          </table:table-cell>
          <table:table-cell office:value-type="float" office:value="2.058" calcext:value-type="float">
            <text:p>2.058</text:p>
          </table:table-cell>
          <table:table-cell/>
          <table:table-cell office:value-type="float" office:value="511093.3948" calcext:value-type="float">
            <text:p>511093.3948</text:p>
          </table:table-cell>
          <table:table-cell office:value-type="float" office:value="6962196.2055" calcext:value-type="float">
            <text:p>6962196.2055</text:p>
          </table:table-cell>
          <table:table-cell office:value-type="float" office:value="2.058" calcext:value-type="float">
            <text:p>2.058</text:p>
          </table:table-cell>
          <table:table-cell table:number-columns-repeated="7"/>
        </table:table-row>
        <table:table-row table:style-name="ro1">
          <table:table-cell office:value-type="float" office:value="511300.636" calcext:value-type="float">
            <text:p>511300.636</text:p>
          </table:table-cell>
          <table:table-cell office:value-type="float" office:value="6964980.137" calcext:value-type="float">
            <text:p>6964980.137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11096.116" calcext:value-type="float">
            <text:p>511096.116</text:p>
          </table:table-cell>
          <table:table-cell office:value-type="float" office:value="6962194.145" calcext:value-type="float">
            <text:p>6962194.14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11096.1157" calcext:value-type="float">
            <text:p>511096.1157</text:p>
          </table:table-cell>
          <table:table-cell office:value-type="float" office:value="6962194.1453" calcext:value-type="float">
            <text:p>6962194.1453</text:p>
          </table:table-cell>
          <table:table-cell office:value-type="float" office:value="1.8" calcext:value-type="float">
            <text:p>1.8</text:p>
          </table:table-cell>
          <table:table-cell table:number-columns-repeated="7"/>
        </table:table-row>
        <table:table-row table:style-name="ro1">
          <table:table-cell office:value-type="float" office:value="511300.543" calcext:value-type="float">
            <text:p>511300.543</text:p>
          </table:table-cell>
          <table:table-cell office:value-type="float" office:value="6964980.887" calcext:value-type="float">
            <text:p>6964980.887</text:p>
          </table:table-cell>
          <table:table-cell office:value-type="float" office:value="1.747" calcext:value-type="float">
            <text:p>1.747</text:p>
          </table:table-cell>
          <table:table-cell/>
          <table:table-cell office:value-type="float" office:value="511096.023" calcext:value-type="float">
            <text:p>511096.023</text:p>
          </table:table-cell>
          <table:table-cell office:value-type="float" office:value="6962194.895" calcext:value-type="float">
            <text:p>6962194.895</text:p>
          </table:table-cell>
          <table:table-cell office:value-type="float" office:value="1.747" calcext:value-type="float">
            <text:p>1.747</text:p>
          </table:table-cell>
          <table:table-cell/>
          <table:table-cell office:value-type="float" office:value="511096.0228" calcext:value-type="float">
            <text:p>511096.0228</text:p>
          </table:table-cell>
          <table:table-cell office:value-type="float" office:value="6962194.895" calcext:value-type="float">
            <text:p>6962194.895</text:p>
          </table:table-cell>
          <table:table-cell office:value-type="float" office:value="1.747" calcext:value-type="float">
            <text:p>1.747</text:p>
          </table:table-cell>
          <table:table-cell table:number-columns-repeated="7"/>
        </table:table-row>
        <table:table-row table:style-name="ro1">
          <table:table-cell office:value-type="float" office:value="511301.851" calcext:value-type="float">
            <text:p>511301.851</text:p>
          </table:table-cell>
          <table:table-cell office:value-type="float" office:value="6964980.182" calcext:value-type="float">
            <text:p>6964980.182</text:p>
          </table:table-cell>
          <table:table-cell office:value-type="float" office:value="1.907" calcext:value-type="float">
            <text:p>1.907</text:p>
          </table:table-cell>
          <table:table-cell/>
          <table:table-cell office:value-type="float" office:value="511097.33" calcext:value-type="float">
            <text:p>511097.33</text:p>
          </table:table-cell>
          <table:table-cell office:value-type="float" office:value="6962194.19" calcext:value-type="float">
            <text:p>6962194.19</text:p>
          </table:table-cell>
          <table:table-cell office:value-type="float" office:value="1.907" calcext:value-type="float">
            <text:p>1.907</text:p>
          </table:table-cell>
          <table:table-cell/>
          <table:table-cell office:value-type="float" office:value="511097.3303" calcext:value-type="float">
            <text:p>511097.3303</text:p>
          </table:table-cell>
          <table:table-cell office:value-type="float" office:value="6962194.1903" calcext:value-type="float">
            <text:p>6962194.1903</text:p>
          </table:table-cell>
          <table:table-cell office:value-type="float" office:value="1.907" calcext:value-type="float">
            <text:p>1.907</text:p>
          </table:table-cell>
          <table:table-cell table:number-columns-repeated="7"/>
        </table:table-row>
        <table:table-row table:style-name="ro1">
          <table:table-cell office:value-type="float" office:value="511301.952" calcext:value-type="float">
            <text:p>511301.952</text:p>
          </table:table-cell>
          <table:table-cell office:value-type="float" office:value="6964980.657" calcext:value-type="float">
            <text:p>6964980.657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511097.431" calcext:value-type="float">
            <text:p>511097.431</text:p>
          </table:table-cell>
          <table:table-cell office:value-type="float" office:value="6962194.665" calcext:value-type="float">
            <text:p>6962194.665</text:p>
          </table:table-cell>
          <table:table-cell office:value-type="float" office:value="1.867" calcext:value-type="float">
            <text:p>1.867</text:p>
          </table:table-cell>
          <table:table-cell/>
          <table:table-cell office:value-type="float" office:value="511097.4312" calcext:value-type="float">
            <text:p>511097.4312</text:p>
          </table:table-cell>
          <table:table-cell office:value-type="float" office:value="6962194.6651" calcext:value-type="float">
            <text:p>6962194.6651</text:p>
          </table:table-cell>
          <table:table-cell office:value-type="float" office:value="1.867" calcext:value-type="float">
            <text:p>1.867</text:p>
          </table:table-cell>
          <table:table-cell table:number-columns-repeated="7"/>
        </table:table-row>
        <table:table-row table:style-name="ro1">
          <table:table-cell office:value-type="float" office:value="511300.499" calcext:value-type="float">
            <text:p>511300.499</text:p>
          </table:table-cell>
          <table:table-cell office:value-type="float" office:value="6964981.528" calcext:value-type="float">
            <text:p>6964981.528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5.979" calcext:value-type="float">
            <text:p>511095.979</text:p>
          </table:table-cell>
          <table:table-cell office:value-type="float" office:value="6962195.536" calcext:value-type="float">
            <text:p>6962195.536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095.9788" calcext:value-type="float">
            <text:p>511095.9788</text:p>
          </table:table-cell>
          <table:table-cell office:value-type="float" office:value="6962195.5358" calcext:value-type="float">
            <text:p>6962195.5358</text:p>
          </table:table-cell>
          <table:table-cell office:value-type="float" office:value="1.742" calcext:value-type="float">
            <text:p>1.742</text:p>
          </table:table-cell>
          <table:table-cell table:number-columns-repeated="7"/>
        </table:table-row>
        <table:table-row table:style-name="ro1">
          <table:table-cell office:value-type="float" office:value="511301.537" calcext:value-type="float">
            <text:p>511301.537</text:p>
          </table:table-cell>
          <table:table-cell office:value-type="float" office:value="6964981.08" calcext:value-type="float">
            <text:p>6964981.08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097.016" calcext:value-type="float">
            <text:p>511097.016</text:p>
          </table:table-cell>
          <table:table-cell office:value-type="float" office:value="6962195.088" calcext:value-type="float">
            <text:p>6962195.088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097.0164" calcext:value-type="float">
            <text:p>511097.0164</text:p>
          </table:table-cell>
          <table:table-cell office:value-type="float" office:value="6962195.088" calcext:value-type="float">
            <text:p>6962195.088</text:p>
          </table:table-cell>
          <table:table-cell office:value-type="float" office:value="1.803" calcext:value-type="float">
            <text:p>1.803</text:p>
          </table:table-cell>
          <table:table-cell table:number-columns-repeated="7"/>
        </table:table-row>
        <table:table-row table:style-name="ro1">
          <table:table-cell office:value-type="float" office:value="511301.733" calcext:value-type="float">
            <text:p>511301.733</text:p>
          </table:table-cell>
          <table:table-cell office:value-type="float" office:value="6964981.587" calcext:value-type="float">
            <text:p>6964981.587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511097.212" calcext:value-type="float">
            <text:p>511097.212</text:p>
          </table:table-cell>
          <table:table-cell office:value-type="float" office:value="6962195.595" calcext:value-type="float">
            <text:p>6962195.595</text:p>
          </table:table-cell>
          <table:table-cell office:value-type="float" office:value="1.761" calcext:value-type="float">
            <text:p>1.761</text:p>
          </table:table-cell>
          <table:table-cell/>
          <table:table-cell office:value-type="float" office:value="511097.2123" calcext:value-type="float">
            <text:p>511097.2123</text:p>
          </table:table-cell>
          <table:table-cell office:value-type="float" office:value="6962195.5948" calcext:value-type="float">
            <text:p>6962195.5948</text:p>
          </table:table-cell>
          <table:table-cell office:value-type="float" office:value="1.761" calcext:value-type="float">
            <text:p>1.761</text:p>
          </table:table-cell>
          <table:table-cell table:number-columns-repeated="7"/>
        </table:table-row>
        <table:table-row table:style-name="ro1">
          <table:table-cell office:value-type="float" office:value="511302.73" calcext:value-type="float">
            <text:p>511302.73</text:p>
          </table:table-cell>
          <table:table-cell office:value-type="float" office:value="6964980.303" calcext:value-type="float">
            <text:p>6964980.303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511098.209" calcext:value-type="float">
            <text:p>511098.209</text:p>
          </table:table-cell>
          <table:table-cell office:value-type="float" office:value="6962194.311" calcext:value-type="float">
            <text:p>6962194.311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511098.2089" calcext:value-type="float">
            <text:p>511098.2089</text:p>
          </table:table-cell>
          <table:table-cell office:value-type="float" office:value="6962194.3113" calcext:value-type="float">
            <text:p>6962194.3113</text:p>
          </table:table-cell>
          <table:table-cell office:value-type="float" office:value="1.824" calcext:value-type="float">
            <text:p>1.824</text:p>
          </table:table-cell>
          <table:table-cell table:number-columns-repeated="7"/>
        </table:table-row>
        <table:table-row table:style-name="ro1">
          <table:table-cell office:value-type="float" office:value="511303.526" calcext:value-type="float">
            <text:p>511303.526</text:p>
          </table:table-cell>
          <table:table-cell office:value-type="float" office:value="6964980.069" calcext:value-type="float">
            <text:p>6964980.069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511099.005" calcext:value-type="float">
            <text:p>511099.005</text:p>
          </table:table-cell>
          <table:table-cell office:value-type="float" office:value="6962194.077" calcext:value-type="float">
            <text:p>6962194.077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511099.0046" calcext:value-type="float">
            <text:p>511099.0046</text:p>
          </table:table-cell>
          <table:table-cell office:value-type="float" office:value="6962194.0774" calcext:value-type="float">
            <text:p>6962194.0774</text:p>
          </table:table-cell>
          <table:table-cell office:value-type="float" office:value="1.605" calcext:value-type="float">
            <text:p>1.605</text:p>
          </table:table-cell>
          <table:table-cell table:number-columns-repeated="7"/>
        </table:table-row>
        <table:table-row table:style-name="ro1">
          <table:table-cell office:value-type="float" office:value="511302.752" calcext:value-type="float">
            <text:p>511302.752</text:p>
          </table:table-cell>
          <table:table-cell office:value-type="float" office:value="6964981.062" calcext:value-type="float">
            <text:p>6964981.062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float" office:value="511098.231" calcext:value-type="float">
            <text:p>511098.231</text:p>
          </table:table-cell>
          <table:table-cell office:value-type="float" office:value="6962195.07" calcext:value-type="float">
            <text:p>6962195.07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float" office:value="511098.2309" calcext:value-type="float">
            <text:p>511098.2309</text:p>
          </table:table-cell>
          <table:table-cell office:value-type="float" office:value="6962195.07" calcext:value-type="float">
            <text:p>6962195.07</text:p>
          </table:table-cell>
          <table:table-cell office:value-type="float" office:value="1.872" calcext:value-type="float">
            <text:p>1.872</text:p>
          </table:table-cell>
          <table:table-cell table:number-columns-repeated="7"/>
        </table:table-row>
        <table:table-row table:style-name="ro1">
          <table:table-cell office:value-type="float" office:value="511302.719" calcext:value-type="float">
            <text:p>511302.719</text:p>
          </table:table-cell>
          <table:table-cell office:value-type="float" office:value="6964981.583" calcext:value-type="float">
            <text:p>6964981.583</text:p>
          </table:table-cell>
          <table:table-cell office:value-type="float" office:value="1.826" calcext:value-type="float">
            <text:p>1.826</text:p>
          </table:table-cell>
          <table:table-cell/>
          <table:table-cell office:value-type="float" office:value="511098.198" calcext:value-type="float">
            <text:p>511098.198</text:p>
          </table:table-cell>
          <table:table-cell office:value-type="float" office:value="6962195.591" calcext:value-type="float">
            <text:p>6962195.591</text:p>
          </table:table-cell>
          <table:table-cell office:value-type="float" office:value="1.826" calcext:value-type="float">
            <text:p>1.826</text:p>
          </table:table-cell>
          <table:table-cell/>
          <table:table-cell office:value-type="float" office:value="511098.1979" calcext:value-type="float">
            <text:p>511098.1979</text:p>
          </table:table-cell>
          <table:table-cell office:value-type="float" office:value="6962195.5908" calcext:value-type="float">
            <text:p>6962195.5908</text:p>
          </table:table-cell>
          <table:table-cell office:value-type="float" office:value="1.826" calcext:value-type="float">
            <text:p>1.826</text:p>
          </table:table-cell>
          <table:table-cell table:number-columns-repeated="7"/>
        </table:table-row>
        <table:table-row table:style-name="ro1">
          <table:table-cell office:value-type="float" office:value="511303.787" calcext:value-type="float">
            <text:p>511303.787</text:p>
          </table:table-cell>
          <table:table-cell office:value-type="float" office:value="6964981.406" calcext:value-type="float">
            <text:p>6964981.406</text:p>
          </table:table-cell>
          <table:table-cell office:value-type="float" office:value="1.779" calcext:value-type="float">
            <text:p>1.779</text:p>
          </table:table-cell>
          <table:table-cell/>
          <table:table-cell office:value-type="float" office:value="511099.265" calcext:value-type="float">
            <text:p>511099.265</text:p>
          </table:table-cell>
          <table:table-cell office:value-type="float" office:value="6962195.414" calcext:value-type="float">
            <text:p>6962195.414</text:p>
          </table:table-cell>
          <table:table-cell office:value-type="float" office:value="1.779" calcext:value-type="float">
            <text:p>1.779</text:p>
          </table:table-cell>
          <table:table-cell/>
          <table:table-cell office:value-type="float" office:value="511099.2655" calcext:value-type="float">
            <text:p>511099.2655</text:p>
          </table:table-cell>
          <table:table-cell office:value-type="float" office:value="6962195.4138" calcext:value-type="float">
            <text:p>6962195.4138</text:p>
          </table:table-cell>
          <table:table-cell office:value-type="float" office:value="1.779" calcext:value-type="float">
            <text:p>1.779</text:p>
          </table:table-cell>
          <table:table-cell table:number-columns-repeated="7"/>
        </table:table-row>
        <table:table-row table:style-name="ro1">
          <table:table-cell office:value-type="float" office:value="511300.19" calcext:value-type="float">
            <text:p>511300.19</text:p>
          </table:table-cell>
          <table:table-cell office:value-type="float" office:value="6964982.312" calcext:value-type="float">
            <text:p>6964982.312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095.67" calcext:value-type="float">
            <text:p>511095.67</text:p>
          </table:table-cell>
          <table:table-cell office:value-type="float" office:value="6962196.319" calcext:value-type="float">
            <text:p>6962196.319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095.6699" calcext:value-type="float">
            <text:p>511095.6699</text:p>
          </table:table-cell>
          <table:table-cell office:value-type="float" office:value="6962196.3195" calcext:value-type="float">
            <text:p>6962196.3195</text:p>
          </table:table-cell>
          <table:table-cell office:value-type="float" office:value="1.725" calcext:value-type="float">
            <text:p>1.725</text:p>
          </table:table-cell>
          <table:table-cell table:number-columns-repeated="7"/>
        </table:table-row>
        <table:table-row table:style-name="ro1">
          <table:table-cell office:value-type="float" office:value="511300.818" calcext:value-type="float">
            <text:p>511300.818</text:p>
          </table:table-cell>
          <table:table-cell office:value-type="float" office:value="6964982.717" calcext:value-type="float">
            <text:p>6964982.717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096.298" calcext:value-type="float">
            <text:p>511096.298</text:p>
          </table:table-cell>
          <table:table-cell office:value-type="float" office:value="6962196.724" calcext:value-type="float">
            <text:p>6962196.724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096.2977" calcext:value-type="float">
            <text:p>511096.2977</text:p>
          </table:table-cell>
          <table:table-cell office:value-type="float" office:value="6962196.7243" calcext:value-type="float">
            <text:p>6962196.7243</text:p>
          </table:table-cell>
          <table:table-cell office:value-type="float" office:value="1.715" calcext:value-type="float">
            <text:p>1.715</text:p>
          </table:table-cell>
          <table:table-cell table:number-columns-repeated="7"/>
        </table:table-row>
        <table:table-row table:style-name="ro1">
          <table:table-cell office:value-type="float" office:value="511301.976" calcext:value-type="float">
            <text:p>511301.976</text:p>
          </table:table-cell>
          <table:table-cell office:value-type="float" office:value="6964982.255" calcext:value-type="float">
            <text:p>6964982.255</text:p>
          </table:table-cell>
          <table:table-cell office:value-type="float" office:value="1.747" calcext:value-type="float">
            <text:p>1.747</text:p>
          </table:table-cell>
          <table:table-cell/>
          <table:table-cell office:value-type="float" office:value="511097.455" calcext:value-type="float">
            <text:p>511097.455</text:p>
          </table:table-cell>
          <table:table-cell office:value-type="float" office:value="6962196.262" calcext:value-type="float">
            <text:p>6962196.262</text:p>
          </table:table-cell>
          <table:table-cell office:value-type="float" office:value="1.747" calcext:value-type="float">
            <text:p>1.747</text:p>
          </table:table-cell>
          <table:table-cell/>
          <table:table-cell office:value-type="float" office:value="511097.4552" calcext:value-type="float">
            <text:p>511097.4552</text:p>
          </table:table-cell>
          <table:table-cell office:value-type="float" office:value="6962196.2625" calcext:value-type="float">
            <text:p>6962196.2625</text:p>
          </table:table-cell>
          <table:table-cell office:value-type="float" office:value="1.747" calcext:value-type="float">
            <text:p>1.747</text:p>
          </table:table-cell>
          <table:table-cell table:number-columns-repeated="7"/>
        </table:table-row>
        <table:table-row table:style-name="ro1">
          <table:table-cell office:value-type="float" office:value="511301.915" calcext:value-type="float">
            <text:p>511301.915</text:p>
          </table:table-cell>
          <table:table-cell office:value-type="float" office:value="6964982.834" calcext:value-type="float">
            <text:p>6964982.834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097.394" calcext:value-type="float">
            <text:p>511097.394</text:p>
          </table:table-cell>
          <table:table-cell office:value-type="float" office:value="6962196.841" calcext:value-type="float">
            <text:p>6962196.841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097.3942" calcext:value-type="float">
            <text:p>511097.3942</text:p>
          </table:table-cell>
          <table:table-cell office:value-type="float" office:value="6962196.8413" calcext:value-type="float">
            <text:p>6962196.8413</text:p>
          </table:table-cell>
          <table:table-cell office:value-type="float" office:value="1.727" calcext:value-type="float">
            <text:p>1.727</text:p>
          </table:table-cell>
          <table:table-cell table:number-columns-repeated="7"/>
        </table:table-row>
        <table:table-row table:style-name="ro1">
          <table:table-cell office:value-type="float" office:value="511300.752" calcext:value-type="float">
            <text:p>511300.752</text:p>
          </table:table-cell>
          <table:table-cell office:value-type="float" office:value="6964983.321" calcext:value-type="float">
            <text:p>6964983.321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096.232" calcext:value-type="float">
            <text:p>511096.232</text:p>
          </table:table-cell>
          <table:table-cell office:value-type="float" office:value="6962197.328" calcext:value-type="float">
            <text:p>6962197.328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096.2317" calcext:value-type="float">
            <text:p>511096.2317</text:p>
          </table:table-cell>
          <table:table-cell office:value-type="float" office:value="6962197.3281" calcext:value-type="float">
            <text:p>6962197.3281</text:p>
          </table:table-cell>
          <table:table-cell office:value-type="float" office:value="1.705" calcext:value-type="float">
            <text:p>1.705</text:p>
          </table:table-cell>
          <table:table-cell table:number-columns-repeated="7"/>
        </table:table-row>
        <table:table-row table:style-name="ro1">
          <table:table-cell office:value-type="float" office:value="511300.856" calcext:value-type="float">
            <text:p>511300.856</text:p>
          </table:table-cell>
          <table:table-cell office:value-type="float" office:value="6964983.868" calcext:value-type="float">
            <text:p>6964983.868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6.336" calcext:value-type="float">
            <text:p>511096.336</text:p>
          </table:table-cell>
          <table:table-cell office:value-type="float" office:value="6962197.875" calcext:value-type="float">
            <text:p>6962197.875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6.3357" calcext:value-type="float">
            <text:p>511096.3357</text:p>
          </table:table-cell>
          <table:table-cell office:value-type="float" office:value="6962197.8749" calcext:value-type="float">
            <text:p>6962197.8749</text:p>
          </table:table-cell>
          <table:table-cell office:value-type="float" office:value="1.699" calcext:value-type="float">
            <text:p>1.699</text:p>
          </table:table-cell>
          <table:table-cell table:number-columns-repeated="7"/>
        </table:table-row>
        <table:table-row table:style-name="ro1">
          <table:table-cell office:value-type="float" office:value="511301.339" calcext:value-type="float">
            <text:p>511301.339</text:p>
          </table:table-cell>
          <table:table-cell office:value-type="float" office:value="6964983.507" calcext:value-type="float">
            <text:p>6964983.507</text:p>
          </table:table-cell>
          <table:table-cell office:value-type="float" office:value="1.709" calcext:value-type="float">
            <text:p>1.709</text:p>
          </table:table-cell>
          <table:table-cell/>
          <table:table-cell office:value-type="float" office:value="511096.818" calcext:value-type="float">
            <text:p>511096.818</text:p>
          </table:table-cell>
          <table:table-cell office:value-type="float" office:value="6962197.514" calcext:value-type="float">
            <text:p>6962197.514</text:p>
          </table:table-cell>
          <table:table-cell office:value-type="float" office:value="1.709" calcext:value-type="float">
            <text:p>1.709</text:p>
          </table:table-cell>
          <table:table-cell/>
          <table:table-cell office:value-type="float" office:value="511096.8185" calcext:value-type="float">
            <text:p>511096.8185</text:p>
          </table:table-cell>
          <table:table-cell office:value-type="float" office:value="6962197.514" calcext:value-type="float">
            <text:p>6962197.514</text:p>
          </table:table-cell>
          <table:table-cell office:value-type="float" office:value="1.709" calcext:value-type="float">
            <text:p>1.709</text:p>
          </table:table-cell>
          <table:table-cell table:number-columns-repeated="7"/>
        </table:table-row>
        <table:table-row table:style-name="ro1">
          <table:table-cell office:value-type="float" office:value="511302.485" calcext:value-type="float">
            <text:p>511302.485</text:p>
          </table:table-cell>
          <table:table-cell office:value-type="float" office:value="6964982.22" calcext:value-type="float">
            <text:p>6964982.22</text:p>
          </table:table-cell>
          <table:table-cell office:value-type="float" office:value="1.837" calcext:value-type="float">
            <text:p>1.837</text:p>
          </table:table-cell>
          <table:table-cell/>
          <table:table-cell office:value-type="float" office:value="511097.964" calcext:value-type="float">
            <text:p>511097.964</text:p>
          </table:table-cell>
          <table:table-cell office:value-type="float" office:value="6962196.227" calcext:value-type="float">
            <text:p>6962196.227</text:p>
          </table:table-cell>
          <table:table-cell office:value-type="float" office:value="1.837" calcext:value-type="float">
            <text:p>1.837</text:p>
          </table:table-cell>
          <table:table-cell/>
          <table:table-cell office:value-type="float" office:value="511097.964" calcext:value-type="float">
            <text:p>511097.964</text:p>
          </table:table-cell>
          <table:table-cell office:value-type="float" office:value="6962196.2275" calcext:value-type="float">
            <text:p>6962196.2275</text:p>
          </table:table-cell>
          <table:table-cell office:value-type="float" office:value="1.837" calcext:value-type="float">
            <text:p>1.837</text:p>
          </table:table-cell>
          <table:table-cell table:number-columns-repeated="7"/>
        </table:table-row>
        <table:table-row table:style-name="ro1">
          <table:table-cell office:value-type="float" office:value="511302.387" calcext:value-type="float">
            <text:p>511302.387</text:p>
          </table:table-cell>
          <table:table-cell office:value-type="float" office:value="6964982.607" calcext:value-type="float">
            <text:p>6964982.607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float" office:value="511097.866" calcext:value-type="float">
            <text:p>511097.866</text:p>
          </table:table-cell>
          <table:table-cell office:value-type="float" office:value="6962196.614" calcext:value-type="float">
            <text:p>6962196.614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float" office:value="511097.866" calcext:value-type="float">
            <text:p>511097.866</text:p>
          </table:table-cell>
          <table:table-cell office:value-type="float" office:value="6962196.6144" calcext:value-type="float">
            <text:p>6962196.6144</text:p>
          </table:table-cell>
          <table:table-cell office:value-type="float" office:value="1.745" calcext:value-type="float">
            <text:p>1.745</text:p>
          </table:table-cell>
          <table:table-cell table:number-columns-repeated="7"/>
        </table:table-row>
        <table:table-row table:style-name="ro1">
          <table:table-cell office:value-type="float" office:value="511303.169" calcext:value-type="float">
            <text:p>511303.169</text:p>
          </table:table-cell>
          <table:table-cell office:value-type="float" office:value="6964982.267" calcext:value-type="float">
            <text:p>6964982.267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511098.648" calcext:value-type="float">
            <text:p>511098.648</text:p>
          </table:table-cell>
          <table:table-cell office:value-type="float" office:value="6962196.274" calcext:value-type="float">
            <text:p>6962196.274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511098.6477" calcext:value-type="float">
            <text:p>511098.6477</text:p>
          </table:table-cell>
          <table:table-cell office:value-type="float" office:value="6962196.2745" calcext:value-type="float">
            <text:p>6962196.2745</text:p>
          </table:table-cell>
          <table:table-cell office:value-type="float" office:value="1.812" calcext:value-type="float">
            <text:p>1.812</text:p>
          </table:table-cell>
          <table:table-cell table:number-columns-repeated="7"/>
        </table:table-row>
        <table:table-row table:style-name="ro1">
          <table:table-cell office:value-type="float" office:value="511303.042" calcext:value-type="float">
            <text:p>511303.042</text:p>
          </table:table-cell>
          <table:table-cell office:value-type="float" office:value="6964982.572" calcext:value-type="float">
            <text:p>6964982.572</text:p>
          </table:table-cell>
          <table:table-cell office:value-type="float" office:value="1.819" calcext:value-type="float">
            <text:p>1.819</text:p>
          </table:table-cell>
          <table:table-cell/>
          <table:table-cell office:value-type="float" office:value="511098.521" calcext:value-type="float">
            <text:p>511098.521</text:p>
          </table:table-cell>
          <table:table-cell office:value-type="float" office:value="6962196.579" calcext:value-type="float">
            <text:p>6962196.579</text:p>
          </table:table-cell>
          <table:table-cell office:value-type="float" office:value="1.819" calcext:value-type="float">
            <text:p>1.819</text:p>
          </table:table-cell>
          <table:table-cell/>
          <table:table-cell office:value-type="float" office:value="511098.5208" calcext:value-type="float">
            <text:p>511098.5208</text:p>
          </table:table-cell>
          <table:table-cell office:value-type="float" office:value="6962196.5794" calcext:value-type="float">
            <text:p>6962196.5794</text:p>
          </table:table-cell>
          <table:table-cell office:value-type="float" office:value="1.819" calcext:value-type="float">
            <text:p>1.819</text:p>
          </table:table-cell>
          <table:table-cell table:number-columns-repeated="7"/>
        </table:table-row>
        <table:table-row table:style-name="ro1">
          <table:table-cell office:value-type="float" office:value="511303.711" calcext:value-type="float">
            <text:p>511303.711</text:p>
          </table:table-cell>
          <table:table-cell office:value-type="float" office:value="6964982.92" calcext:value-type="float">
            <text:p>6964982.92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099.189" calcext:value-type="float">
            <text:p>511099.189</text:p>
          </table:table-cell>
          <table:table-cell office:value-type="float" office:value="6962196.927" calcext:value-type="float">
            <text:p>6962196.927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099.1895" calcext:value-type="float">
            <text:p>511099.1895</text:p>
          </table:table-cell>
          <table:table-cell office:value-type="float" office:value="6962196.9272" calcext:value-type="float">
            <text:p>6962196.9272</text:p>
          </table:table-cell>
          <table:table-cell office:value-type="float" office:value="1.803" calcext:value-type="float">
            <text:p>1.803</text:p>
          </table:table-cell>
          <table:table-cell table:number-columns-repeated="7"/>
        </table:table-row>
        <table:table-row table:style-name="ro1">
          <table:table-cell office:value-type="float" office:value="511302.37" calcext:value-type="float">
            <text:p>511302.37</text:p>
          </table:table-cell>
          <table:table-cell office:value-type="float" office:value="6964983.557" calcext:value-type="float">
            <text:p>6964983.557</text:p>
          </table:table-cell>
          <table:table-cell office:value-type="float" office:value="1.718" calcext:value-type="float">
            <text:p>1.718</text:p>
          </table:table-cell>
          <table:table-cell/>
          <table:table-cell office:value-type="float" office:value="511097.849" calcext:value-type="float">
            <text:p>511097.849</text:p>
          </table:table-cell>
          <table:table-cell office:value-type="float" office:value="6962197.564" calcext:value-type="float">
            <text:p>6962197.564</text:p>
          </table:table-cell>
          <table:table-cell office:value-type="float" office:value="1.718" calcext:value-type="float">
            <text:p>1.718</text:p>
          </table:table-cell>
          <table:table-cell/>
          <table:table-cell office:value-type="float" office:value="511097.8491" calcext:value-type="float">
            <text:p>511097.8491</text:p>
          </table:table-cell>
          <table:table-cell office:value-type="float" office:value="6962197.564" calcext:value-type="float">
            <text:p>6962197.564</text:p>
          </table:table-cell>
          <table:table-cell office:value-type="float" office:value="1.718" calcext:value-type="float">
            <text:p>1.718</text:p>
          </table:table-cell>
          <table:table-cell table:number-columns-repeated="7"/>
        </table:table-row>
        <table:table-row table:style-name="ro1">
          <table:table-cell office:value-type="float" office:value="511303.412" calcext:value-type="float">
            <text:p>511303.412</text:p>
          </table:table-cell>
          <table:table-cell office:value-type="float" office:value="6964983.327" calcext:value-type="float">
            <text:p>6964983.327</text:p>
          </table:table-cell>
          <table:table-cell office:value-type="float" office:value="1.731" calcext:value-type="float">
            <text:p>1.731</text:p>
          </table:table-cell>
          <table:table-cell/>
          <table:table-cell office:value-type="float" office:value="511098.891" calcext:value-type="float">
            <text:p>511098.891</text:p>
          </table:table-cell>
          <table:table-cell office:value-type="float" office:value="6962197.334" calcext:value-type="float">
            <text:p>6962197.334</text:p>
          </table:table-cell>
          <table:table-cell office:value-type="float" office:value="1.731" calcext:value-type="float">
            <text:p>1.731</text:p>
          </table:table-cell>
          <table:table-cell/>
          <table:table-cell office:value-type="float" office:value="511098.8906" calcext:value-type="float">
            <text:p>511098.8906</text:p>
          </table:table-cell>
          <table:table-cell office:value-type="float" office:value="6962197.3341" calcext:value-type="float">
            <text:p>6962197.3341</text:p>
          </table:table-cell>
          <table:table-cell office:value-type="float" office:value="1.731" calcext:value-type="float">
            <text:p>1.731</text:p>
          </table:table-cell>
          <table:table-cell table:number-columns-repeated="7"/>
        </table:table-row>
        <table:table-row table:style-name="ro1">
          <table:table-cell office:value-type="float" office:value="511303.003" calcext:value-type="float">
            <text:p>511303.003</text:p>
          </table:table-cell>
          <table:table-cell office:value-type="float" office:value="6964983.76" calcext:value-type="float">
            <text:p>6964983.76</text:p>
          </table:table-cell>
          <table:table-cell office:value-type="float" office:value="1.732" calcext:value-type="float">
            <text:p>1.732</text:p>
          </table:table-cell>
          <table:table-cell/>
          <table:table-cell office:value-type="float" office:value="511098.482" calcext:value-type="float">
            <text:p>511098.482</text:p>
          </table:table-cell>
          <table:table-cell office:value-type="float" office:value="6962197.767" calcext:value-type="float">
            <text:p>6962197.767</text:p>
          </table:table-cell>
          <table:table-cell office:value-type="float" office:value="1.732" calcext:value-type="float">
            <text:p>1.732</text:p>
          </table:table-cell>
          <table:table-cell/>
          <table:table-cell office:value-type="float" office:value="511098.4818" calcext:value-type="float">
            <text:p>511098.4818</text:p>
          </table:table-cell>
          <table:table-cell office:value-type="float" office:value="6962197.7669" calcext:value-type="float">
            <text:p>6962197.7669</text:p>
          </table:table-cell>
          <table:table-cell office:value-type="float" office:value="1.732" calcext:value-type="float">
            <text:p>1.732</text:p>
          </table:table-cell>
          <table:table-cell table:number-columns-repeated="7"/>
        </table:table-row>
        <table:table-row table:style-name="ro1">
          <table:table-cell office:value-type="float" office:value="511296.433" calcext:value-type="float">
            <text:p>511296.433</text:p>
          </table:table-cell>
          <table:table-cell office:value-type="float" office:value="6964977.378" calcext:value-type="float">
            <text:p>6964977.378</text:p>
          </table:table-cell>
          <table:table-cell office:value-type="float" office:value="4.095" calcext:value-type="float">
            <text:p>4.095</text:p>
          </table:table-cell>
          <table:table-cell/>
          <table:table-cell office:value-type="float" office:value="511091.914" calcext:value-type="float">
            <text:p>511091.914</text:p>
          </table:table-cell>
          <table:table-cell office:value-type="float" office:value="6962191.387" calcext:value-type="float">
            <text:p>6962191.387</text:p>
          </table:table-cell>
          <table:table-cell office:value-type="float" office:value="4.095" calcext:value-type="float">
            <text:p>4.095</text:p>
          </table:table-cell>
          <table:table-cell/>
          <table:table-cell office:value-type="float" office:value="511091.9144" calcext:value-type="float">
            <text:p>511091.9144</text:p>
          </table:table-cell>
          <table:table-cell office:value-type="float" office:value="6962191.3874" calcext:value-type="float">
            <text:p>6962191.3874</text:p>
          </table:table-cell>
          <table:table-cell office:value-type="float" office:value="4.095" calcext:value-type="float">
            <text:p>4.095</text:p>
          </table:table-cell>
          <table:table-cell table:number-columns-repeated="7"/>
        </table:table-row>
        <table:table-row table:style-name="ro1">
          <table:table-cell office:value-type="float" office:value="511296.363" calcext:value-type="float">
            <text:p>511296.363</text:p>
          </table:table-cell>
          <table:table-cell office:value-type="float" office:value="6964977.252" calcext:value-type="float">
            <text:p>6964977.252</text:p>
          </table:table-cell>
          <table:table-cell office:value-type="float" office:value="5.406" calcext:value-type="float">
            <text:p>5.406</text:p>
          </table:table-cell>
          <table:table-cell/>
          <table:table-cell office:value-type="float" office:value="511091.844" calcext:value-type="float">
            <text:p>511091.844</text:p>
          </table:table-cell>
          <table:table-cell office:value-type="float" office:value="6962191.261" calcext:value-type="float">
            <text:p>6962191.261</text:p>
          </table:table-cell>
          <table:table-cell office:value-type="float" office:value="5.406" calcext:value-type="float">
            <text:p>5.406</text:p>
          </table:table-cell>
          <table:table-cell/>
          <table:table-cell office:value-type="float" office:value="511091.8444" calcext:value-type="float">
            <text:p>511091.8444</text:p>
          </table:table-cell>
          <table:table-cell office:value-type="float" office:value="6962191.2615" calcext:value-type="float">
            <text:p>6962191.2615</text:p>
          </table:table-cell>
          <table:table-cell office:value-type="float" office:value="5.406" calcext:value-type="float">
            <text:p>5.406</text:p>
          </table:table-cell>
          <table:table-cell table:number-columns-repeated="7"/>
        </table:table-row>
        <table:table-row table:style-name="ro1">
          <table:table-cell office:value-type="float" office:value="511298.162" calcext:value-type="float">
            <text:p>511298.162</text:p>
          </table:table-cell>
          <table:table-cell office:value-type="float" office:value="6964977.608" calcext:value-type="float">
            <text:p>6964977.608</text:p>
          </table:table-cell>
          <table:table-cell office:value-type="float" office:value="4.153" calcext:value-type="float">
            <text:p>4.153</text:p>
          </table:table-cell>
          <table:table-cell/>
          <table:table-cell office:value-type="float" office:value="511093.643" calcext:value-type="float">
            <text:p>511093.643</text:p>
          </table:table-cell>
          <table:table-cell office:value-type="float" office:value="6962191.617" calcext:value-type="float">
            <text:p>6962191.617</text:p>
          </table:table-cell>
          <table:table-cell office:value-type="float" office:value="4.153" calcext:value-type="float">
            <text:p>4.153</text:p>
          </table:table-cell>
          <table:table-cell/>
          <table:table-cell office:value-type="float" office:value="511093.6427" calcext:value-type="float">
            <text:p>511093.6427</text:p>
          </table:table-cell>
          <table:table-cell office:value-type="float" office:value="6962191.6173" calcext:value-type="float">
            <text:p>6962191.6173</text:p>
          </table:table-cell>
          <table:table-cell office:value-type="float" office:value="4.153" calcext:value-type="float">
            <text:p>4.153</text:p>
          </table:table-cell>
          <table:table-cell table:number-columns-repeated="7"/>
        </table:table-row>
        <table:table-row table:style-name="ro1">
          <table:table-cell office:value-type="float" office:value="511299.889" calcext:value-type="float">
            <text:p>511299.889</text:p>
          </table:table-cell>
          <table:table-cell office:value-type="float" office:value="6964977.895" calcext:value-type="float">
            <text:p>6964977.895</text:p>
          </table:table-cell>
          <table:table-cell office:value-type="float" office:value="4.199" calcext:value-type="float">
            <text:p>4.199</text:p>
          </table:table-cell>
          <table:table-cell/>
          <table:table-cell office:value-type="float" office:value="511095.369" calcext:value-type="float">
            <text:p>511095.369</text:p>
          </table:table-cell>
          <table:table-cell office:value-type="float" office:value="6962191.904" calcext:value-type="float">
            <text:p>6962191.904</text:p>
          </table:table-cell>
          <table:table-cell office:value-type="float" office:value="4.199" calcext:value-type="float">
            <text:p>4.199</text:p>
          </table:table-cell>
          <table:table-cell/>
          <table:table-cell office:value-type="float" office:value="511095.369" calcext:value-type="float">
            <text:p>511095.369</text:p>
          </table:table-cell>
          <table:table-cell office:value-type="float" office:value="6962191.9042" calcext:value-type="float">
            <text:p>6962191.9042</text:p>
          </table:table-cell>
          <table:table-cell office:value-type="float" office:value="4.199" calcext:value-type="float">
            <text:p>4.199</text:p>
          </table:table-cell>
          <table:table-cell table:number-columns-repeated="7"/>
        </table:table-row>
        <table:table-row table:style-name="ro1">
          <table:table-cell office:value-type="float" office:value="511298.707" calcext:value-type="float">
            <text:p>511298.707</text:p>
          </table:table-cell>
          <table:table-cell office:value-type="float" office:value="6964977.892" calcext:value-type="float">
            <text:p>6964977.892</text:p>
          </table:table-cell>
          <table:table-cell office:value-type="float" office:value="5.312" calcext:value-type="float">
            <text:p>5.312</text:p>
          </table:table-cell>
          <table:table-cell/>
          <table:table-cell office:value-type="float" office:value="511094.187" calcext:value-type="float">
            <text:p>511094.187</text:p>
          </table:table-cell>
          <table:table-cell office:value-type="float" office:value="6962191.901" calcext:value-type="float">
            <text:p>6962191.901</text:p>
          </table:table-cell>
          <table:table-cell office:value-type="float" office:value="5.312" calcext:value-type="float">
            <text:p>5.312</text:p>
          </table:table-cell>
          <table:table-cell/>
          <table:table-cell office:value-type="float" office:value="511094.1875" calcext:value-type="float">
            <text:p>511094.1875</text:p>
          </table:table-cell>
          <table:table-cell office:value-type="float" office:value="6962191.9012" calcext:value-type="float">
            <text:p>6962191.9012</text:p>
          </table:table-cell>
          <table:table-cell office:value-type="float" office:value="5.312" calcext:value-type="float">
            <text:p>5.312</text:p>
          </table:table-cell>
          <table:table-cell table:number-columns-repeated="7"/>
        </table:table-row>
        <table:table-row table:style-name="ro1">
          <table:table-cell office:value-type="float" office:value="511297.758" calcext:value-type="float">
            <text:p>511297.758</text:p>
          </table:table-cell>
          <table:table-cell office:value-type="float" office:value="6964978.246" calcext:value-type="float">
            <text:p>6964978.246</text:p>
          </table:table-cell>
          <table:table-cell office:value-type="float" office:value="4.043" calcext:value-type="float">
            <text:p>4.043</text:p>
          </table:table-cell>
          <table:table-cell/>
          <table:table-cell office:value-type="float" office:value="511093.239" calcext:value-type="float">
            <text:p>511093.239</text:p>
          </table:table-cell>
          <table:table-cell office:value-type="float" office:value="6962192.255" calcext:value-type="float">
            <text:p>6962192.255</text:p>
          </table:table-cell>
          <table:table-cell office:value-type="float" office:value="4.043" calcext:value-type="float">
            <text:p>4.043</text:p>
          </table:table-cell>
          <table:table-cell/>
          <table:table-cell office:value-type="float" office:value="511093.2389" calcext:value-type="float">
            <text:p>511093.2389</text:p>
          </table:table-cell>
          <table:table-cell office:value-type="float" office:value="6962192.2551" calcext:value-type="float">
            <text:p>6962192.2551</text:p>
          </table:table-cell>
          <table:table-cell office:value-type="float" office:value="4.043" calcext:value-type="float">
            <text:p>4.043</text:p>
          </table:table-cell>
          <table:table-cell table:number-columns-repeated="7"/>
        </table:table-row>
        <table:table-row table:style-name="ro1">
          <table:table-cell office:value-type="float" office:value="511297.142" calcext:value-type="float">
            <text:p>511297.142</text:p>
          </table:table-cell>
          <table:table-cell office:value-type="float" office:value="6964978.672" calcext:value-type="float">
            <text:p>6964978.672</text:p>
          </table:table-cell>
          <table:table-cell office:value-type="float" office:value="4.865" calcext:value-type="float">
            <text:p>4.865</text:p>
          </table:table-cell>
          <table:table-cell/>
          <table:table-cell office:value-type="float" office:value="511092.623" calcext:value-type="float">
            <text:p>511092.623</text:p>
          </table:table-cell>
          <table:table-cell office:value-type="float" office:value="6962192.681" calcext:value-type="float">
            <text:p>6962192.681</text:p>
          </table:table-cell>
          <table:table-cell office:value-type="float" office:value="4.865" calcext:value-type="float">
            <text:p>4.865</text:p>
          </table:table-cell>
          <table:table-cell/>
          <table:table-cell office:value-type="float" office:value="511092.6231" calcext:value-type="float">
            <text:p>511092.6231</text:p>
          </table:table-cell>
          <table:table-cell office:value-type="float" office:value="6962192.6809" calcext:value-type="float">
            <text:p>6962192.6809</text:p>
          </table:table-cell>
          <table:table-cell office:value-type="float" office:value="4.865" calcext:value-type="float">
            <text:p>4.865</text:p>
          </table:table-cell>
          <table:table-cell table:number-columns-repeated="7"/>
        </table:table-row>
        <table:table-row table:style-name="ro1">
          <table:table-cell office:value-type="float" office:value="511298.052" calcext:value-type="float">
            <text:p>511298.052</text:p>
          </table:table-cell>
          <table:table-cell office:value-type="float" office:value="6964978.453" calcext:value-type="float">
            <text:p>6964978.453</text:p>
          </table:table-cell>
          <table:table-cell office:value-type="float" office:value="4.492" calcext:value-type="float">
            <text:p>4.492</text:p>
          </table:table-cell>
          <table:table-cell/>
          <table:table-cell office:value-type="float" office:value="511093.533" calcext:value-type="float">
            <text:p>511093.533</text:p>
          </table:table-cell>
          <table:table-cell office:value-type="float" office:value="6962192.462" calcext:value-type="float">
            <text:p>6962192.462</text:p>
          </table:table-cell>
          <table:table-cell office:value-type="float" office:value="4.492" calcext:value-type="float">
            <text:p>4.492</text:p>
          </table:table-cell>
          <table:table-cell/>
          <table:table-cell office:value-type="float" office:value="511093.5328" calcext:value-type="float">
            <text:p>511093.5328</text:p>
          </table:table-cell>
          <table:table-cell office:value-type="float" office:value="6962192.462" calcext:value-type="float">
            <text:p>6962192.462</text:p>
          </table:table-cell>
          <table:table-cell office:value-type="float" office:value="4.492" calcext:value-type="float">
            <text:p>4.492</text:p>
          </table:table-cell>
          <table:table-cell table:number-columns-repeated="7"/>
        </table:table-row>
        <table:table-row table:style-name="ro1">
          <table:table-cell office:value-type="float" office:value="511299.231" calcext:value-type="float">
            <text:p>511299.231</text:p>
          </table:table-cell>
          <table:table-cell office:value-type="float" office:value="6964978.35" calcext:value-type="float">
            <text:p>6964978.35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511094.711" calcext:value-type="float">
            <text:p>511094.711</text:p>
          </table:table-cell>
          <table:table-cell office:value-type="float" office:value="6962192.359" calcext:value-type="float">
            <text:p>6962192.359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511094.7113" calcext:value-type="float">
            <text:p>511094.7113</text:p>
          </table:table-cell>
          <table:table-cell office:value-type="float" office:value="6962192.3591" calcext:value-type="float">
            <text:p>6962192.3591</text:p>
          </table:table-cell>
          <table:table-cell office:value-type="float" office:value="4.01" calcext:value-type="float">
            <text:p>4.01</text:p>
          </table:table-cell>
          <table:table-cell table:number-columns-repeated="7"/>
        </table:table-row>
        <table:table-row table:style-name="ro1">
          <table:table-cell office:value-type="float" office:value="511298.818" calcext:value-type="float">
            <text:p>511298.818</text:p>
          </table:table-cell>
          <table:table-cell office:value-type="float" office:value="6964978.346" calcext:value-type="float">
            <text:p>6964978.346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511094.298" calcext:value-type="float">
            <text:p>511094.298</text:p>
          </table:table-cell>
          <table:table-cell office:value-type="float" office:value="6962192.355" calcext:value-type="float">
            <text:p>6962192.355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511094.2985" calcext:value-type="float">
            <text:p>511094.2985</text:p>
          </table:table-cell>
          <table:table-cell office:value-type="float" office:value="6962192.3551" calcext:value-type="float">
            <text:p>6962192.3551</text:p>
          </table:table-cell>
          <table:table-cell office:value-type="float" office:value="5.66" calcext:value-type="float">
            <text:p>5.66</text:p>
          </table:table-cell>
          <table:table-cell table:number-columns-repeated="7"/>
        </table:table-row>
        <table:table-row table:style-name="ro1">
          <table:table-cell office:value-type="float" office:value="511297.915" calcext:value-type="float">
            <text:p>511297.915</text:p>
          </table:table-cell>
          <table:table-cell office:value-type="float" office:value="6964977.133" calcext:value-type="float">
            <text:p>6964977.133</text:p>
          </table:table-cell>
          <table:table-cell office:value-type="float" office:value="6.383" calcext:value-type="float">
            <text:p>6.383</text:p>
          </table:table-cell>
          <table:table-cell/>
          <table:table-cell office:value-type="float" office:value="511093.396" calcext:value-type="float">
            <text:p>511093.396</text:p>
          </table:table-cell>
          <table:table-cell office:value-type="float" office:value="6962191.142" calcext:value-type="float">
            <text:p>6962191.142</text:p>
          </table:table-cell>
          <table:table-cell office:value-type="float" office:value="6.383" calcext:value-type="float">
            <text:p>6.383</text:p>
          </table:table-cell>
          <table:table-cell/>
          <table:table-cell office:value-type="float" office:value="511093.3958" calcext:value-type="float">
            <text:p>511093.3958</text:p>
          </table:table-cell>
          <table:table-cell office:value-type="float" office:value="6962191.1425" calcext:value-type="float">
            <text:p>6962191.1425</text:p>
          </table:table-cell>
          <table:table-cell office:value-type="float" office:value="6.383" calcext:value-type="float">
            <text:p>6.383</text:p>
          </table:table-cell>
          <table:table-cell table:number-columns-repeated="7"/>
        </table:table-row>
        <table:table-row table:style-name="ro1">
          <table:table-cell office:value-type="float" office:value="511298.089" calcext:value-type="float">
            <text:p>511298.089</text:p>
          </table:table-cell>
          <table:table-cell office:value-type="float" office:value="6964977.211" calcext:value-type="float">
            <text:p>6964977.211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093.57" calcext:value-type="float">
            <text:p>511093.57</text:p>
          </table:table-cell>
          <table:table-cell office:value-type="float" office:value="6962191.22" calcext:value-type="float">
            <text:p>6962191.22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093.5697" calcext:value-type="float">
            <text:p>511093.5697</text:p>
          </table:table-cell>
          <table:table-cell office:value-type="float" office:value="6962191.2205" calcext:value-type="float">
            <text:p>6962191.2205</text:p>
          </table:table-cell>
          <table:table-cell office:value-type="float" office:value="6.719" calcext:value-type="float">
            <text:p>6.719</text:p>
          </table:table-cell>
          <table:table-cell table:number-columns-repeated="7"/>
        </table:table-row>
        <table:table-row table:style-name="ro1">
          <table:table-cell office:value-type="float" office:value="511299.963" calcext:value-type="float">
            <text:p>511299.963</text:p>
          </table:table-cell>
          <table:table-cell office:value-type="float" office:value="6964979.801" calcext:value-type="float">
            <text:p>6964979.801</text:p>
          </table:table-cell>
          <table:table-cell office:value-type="float" office:value="6.736" calcext:value-type="float">
            <text:p>6.736</text:p>
          </table:table-cell>
          <table:table-cell/>
          <table:table-cell office:value-type="float" office:value="511095.443" calcext:value-type="float">
            <text:p>511095.443</text:p>
          </table:table-cell>
          <table:table-cell office:value-type="float" office:value="6962193.809" calcext:value-type="float">
            <text:p>6962193.809</text:p>
          </table:table-cell>
          <table:table-cell office:value-type="float" office:value="6.736" calcext:value-type="float">
            <text:p>6.736</text:p>
          </table:table-cell>
          <table:table-cell/>
          <table:table-cell office:value-type="float" office:value="511095.443" calcext:value-type="float">
            <text:p>511095.443</text:p>
          </table:table-cell>
          <table:table-cell office:value-type="float" office:value="6962193.8095" calcext:value-type="float">
            <text:p>6962193.8095</text:p>
          </table:table-cell>
          <table:table-cell office:value-type="float" office:value="6.736" calcext:value-type="float">
            <text:p>6.736</text:p>
          </table:table-cell>
          <table:table-cell table:number-columns-repeated="7"/>
        </table:table-row>
        <table:table-row table:style-name="ro1">
          <table:table-cell office:value-type="float" office:value="511303.825" calcext:value-type="float">
            <text:p>511303.825</text:p>
          </table:table-cell>
          <table:table-cell office:value-type="float" office:value="6964976.053" calcext:value-type="float">
            <text:p>6964976.053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099.303" calcext:value-type="float">
            <text:p>511099.303</text:p>
          </table:table-cell>
          <table:table-cell office:value-type="float" office:value="6962190.063" calcext:value-type="float">
            <text:p>6962190.063</text:p>
          </table:table-cell>
          <table:table-cell office:value-type="float" office:value="6.559" calcext:value-type="float">
            <text:p>6.559</text:p>
          </table:table-cell>
          <table:table-cell/>
          <table:table-cell office:value-type="float" office:value="511099.3035" calcext:value-type="float">
            <text:p>511099.3035</text:p>
          </table:table-cell>
          <table:table-cell office:value-type="float" office:value="6962190.063" calcext:value-type="float">
            <text:p>6962190.063</text:p>
          </table:table-cell>
          <table:table-cell office:value-type="float" office:value="6.559" calcext:value-type="float">
            <text:p>6.559</text:p>
          </table:table-cell>
          <table:table-cell table:number-columns-repeated="7"/>
        </table:table-row>
        <table:table-row table:style-name="ro1">
          <table:table-cell office:value-type="float" office:value="511302.259" calcext:value-type="float">
            <text:p>511302.259</text:p>
          </table:table-cell>
          <table:table-cell office:value-type="float" office:value="6964977.976" calcext:value-type="float">
            <text:p>6964977.976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float" office:value="511097.738" calcext:value-type="float">
            <text:p>511097.738</text:p>
          </table:table-cell>
          <table:table-cell office:value-type="float" office:value="6962191.985" calcext:value-type="float">
            <text:p>6962191.985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float" office:value="511097.7381" calcext:value-type="float">
            <text:p>511097.7381</text:p>
          </table:table-cell>
          <table:table-cell office:value-type="float" office:value="6962191.9852" calcext:value-type="float">
            <text:p>6962191.9852</text:p>
          </table:table-cell>
          <table:table-cell office:value-type="float" office:value="6.779" calcext:value-type="float">
            <text:p>6.779</text:p>
          </table:table-cell>
          <table:table-cell table:number-columns-repeated="7"/>
        </table:table-row>
        <table:table-row table:style-name="ro1">
          <table:table-cell office:value-type="float" office:value="511302.753" calcext:value-type="float">
            <text:p>511302.753</text:p>
          </table:table-cell>
          <table:table-cell office:value-type="float" office:value="6964977.036" calcext:value-type="float">
            <text:p>6964977.036</text:p>
          </table:table-cell>
          <table:table-cell office:value-type="float" office:value="7.897" calcext:value-type="float">
            <text:p>7.897</text:p>
          </table:table-cell>
          <table:table-cell/>
          <table:table-cell office:value-type="float" office:value="511098.232" calcext:value-type="float">
            <text:p>511098.232</text:p>
          </table:table-cell>
          <table:table-cell office:value-type="float" office:value="6962191.045" calcext:value-type="float">
            <text:p>6962191.045</text:p>
          </table:table-cell>
          <table:table-cell office:value-type="float" office:value="7.897" calcext:value-type="float">
            <text:p>7.897</text:p>
          </table:table-cell>
          <table:table-cell/>
          <table:table-cell office:value-type="float" office:value="511098.2319" calcext:value-type="float">
            <text:p>511098.2319</text:p>
          </table:table-cell>
          <table:table-cell office:value-type="float" office:value="6962191.0456" calcext:value-type="float">
            <text:p>6962191.0456</text:p>
          </table:table-cell>
          <table:table-cell office:value-type="float" office:value="7.897" calcext:value-type="float">
            <text:p>7.897</text:p>
          </table:table-cell>
          <table:table-cell table:number-columns-repeated="7"/>
        </table:table-row>
        <table:table-row table:style-name="ro1">
          <table:table-cell office:value-type="float" office:value="511301.157" calcext:value-type="float">
            <text:p>511301.157</text:p>
          </table:table-cell>
          <table:table-cell office:value-type="float" office:value="6964978.86" calcext:value-type="float">
            <text:p>6964978.86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511096.636" calcext:value-type="float">
            <text:p>511096.636</text:p>
          </table:table-cell>
          <table:table-cell office:value-type="float" office:value="6962192.869" calcext:value-type="float">
            <text:p>6962192.869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float" office:value="511096.6365" calcext:value-type="float">
            <text:p>511096.6365</text:p>
          </table:table-cell>
          <table:table-cell office:value-type="float" office:value="6962192.8688" calcext:value-type="float">
            <text:p>6962192.8688</text:p>
          </table:table-cell>
          <table:table-cell office:value-type="float" office:value="6.64" calcext:value-type="float">
            <text:p>6.64</text:p>
          </table:table-cell>
          <table:table-cell table:number-columns-repeated="7"/>
        </table:table-row>
        <table:table-row table:style-name="ro1">
          <table:table-cell office:value-type="float" office:value="511300.189" calcext:value-type="float">
            <text:p>511300.189</text:p>
          </table:table-cell>
          <table:table-cell office:value-type="float" office:value="6964979.735" calcext:value-type="float">
            <text:p>6964979.735</text:p>
          </table:table-cell>
          <table:table-cell office:value-type="float" office:value="6.674" calcext:value-type="float">
            <text:p>6.674</text:p>
          </table:table-cell>
          <table:table-cell/>
          <table:table-cell office:value-type="float" office:value="511095.669" calcext:value-type="float">
            <text:p>511095.669</text:p>
          </table:table-cell>
          <table:table-cell office:value-type="float" office:value="6962193.743" calcext:value-type="float">
            <text:p>6962193.743</text:p>
          </table:table-cell>
          <table:table-cell office:value-type="float" office:value="6.674" calcext:value-type="float">
            <text:p>6.674</text:p>
          </table:table-cell>
          <table:table-cell/>
          <table:table-cell office:value-type="float" office:value="511095.6689" calcext:value-type="float">
            <text:p>511095.6689</text:p>
          </table:table-cell>
          <table:table-cell office:value-type="float" office:value="6962193.7435" calcext:value-type="float">
            <text:p>6962193.7435</text:p>
          </table:table-cell>
          <table:table-cell office:value-type="float" office:value="6.674" calcext:value-type="float">
            <text:p>6.674</text:p>
          </table:table-cell>
          <table:table-cell table:number-columns-repeated="7"/>
        </table:table-row>
        <table:table-row table:style-name="ro1">
          <table:table-cell office:value-type="float" office:value="511301.022" calcext:value-type="float">
            <text:p>511301.022</text:p>
          </table:table-cell>
          <table:table-cell office:value-type="float" office:value="6964979.411" calcext:value-type="float">
            <text:p>6964979.411</text:p>
          </table:table-cell>
          <table:table-cell office:value-type="float" office:value="6.654" calcext:value-type="float">
            <text:p>6.654</text:p>
          </table:table-cell>
          <table:table-cell/>
          <table:table-cell office:value-type="float" office:value="511096.502" calcext:value-type="float">
            <text:p>511096.502</text:p>
          </table:table-cell>
          <table:table-cell office:value-type="float" office:value="6962193.419" calcext:value-type="float">
            <text:p>6962193.419</text:p>
          </table:table-cell>
          <table:table-cell office:value-type="float" office:value="6.654" calcext:value-type="float">
            <text:p>6.654</text:p>
          </table:table-cell>
          <table:table-cell/>
          <table:table-cell office:value-type="float" office:value="511096.5016" calcext:value-type="float">
            <text:p>511096.5016</text:p>
          </table:table-cell>
          <table:table-cell office:value-type="float" office:value="6962193.4196" calcext:value-type="float">
            <text:p>6962193.4196</text:p>
          </table:table-cell>
          <table:table-cell office:value-type="float" office:value="6.654" calcext:value-type="float">
            <text:p>6.654</text:p>
          </table:table-cell>
          <table:table-cell table:number-columns-repeated="7"/>
        </table:table-row>
        <table:table-row table:style-name="ro1">
          <table:table-cell office:value-type="float" office:value="511301.142" calcext:value-type="float">
            <text:p>511301.142</text:p>
          </table:table-cell>
          <table:table-cell office:value-type="float" office:value="6964978.984" calcext:value-type="float">
            <text:p>6964978.984</text:p>
          </table:table-cell>
          <table:table-cell office:value-type="float" office:value="7.931" calcext:value-type="float">
            <text:p>7.931</text:p>
          </table:table-cell>
          <table:table-cell/>
          <table:table-cell office:value-type="float" office:value="511096.621" calcext:value-type="float">
            <text:p>511096.621</text:p>
          </table:table-cell>
          <table:table-cell office:value-type="float" office:value="6962192.993" calcext:value-type="float">
            <text:p>6962192.993</text:p>
          </table:table-cell>
          <table:table-cell office:value-type="float" office:value="7.931" calcext:value-type="float">
            <text:p>7.931</text:p>
          </table:table-cell>
          <table:table-cell/>
          <table:table-cell office:value-type="float" office:value="511096.6215" calcext:value-type="float">
            <text:p>511096.6215</text:p>
          </table:table-cell>
          <table:table-cell office:value-type="float" office:value="6962192.9928" calcext:value-type="float">
            <text:p>6962192.9928</text:p>
          </table:table-cell>
          <table:table-cell office:value-type="float" office:value="7.931" calcext:value-type="float">
            <text:p>7.931</text:p>
          </table:table-cell>
          <table:table-cell table:number-columns-repeated="7"/>
        </table:table-row>
        <table:table-row table:style-name="ro1">
          <table:table-cell office:value-type="float" office:value="511300.668" calcext:value-type="float">
            <text:p>511300.668</text:p>
          </table:table-cell>
          <table:table-cell office:value-type="float" office:value="6964979.56" calcext:value-type="float">
            <text:p>6964979.56</text:p>
          </table:table-cell>
          <table:table-cell office:value-type="float" office:value="7.843" calcext:value-type="float">
            <text:p>7.843</text:p>
          </table:table-cell>
          <table:table-cell/>
          <table:table-cell office:value-type="float" office:value="511096.148" calcext:value-type="float">
            <text:p>511096.148</text:p>
          </table:table-cell>
          <table:table-cell office:value-type="float" office:value="6962193.568" calcext:value-type="float">
            <text:p>6962193.568</text:p>
          </table:table-cell>
          <table:table-cell office:value-type="float" office:value="7.843" calcext:value-type="float">
            <text:p>7.843</text:p>
          </table:table-cell>
          <table:table-cell/>
          <table:table-cell office:value-type="float" office:value="511096.1477" calcext:value-type="float">
            <text:p>511096.1477</text:p>
          </table:table-cell>
          <table:table-cell office:value-type="float" office:value="6962193.5686" calcext:value-type="float">
            <text:p>6962193.5686</text:p>
          </table:table-cell>
          <table:table-cell office:value-type="float" office:value="7.843" calcext:value-type="float">
            <text:p>7.843</text:p>
          </table:table-cell>
          <table:table-cell table:number-columns-repeated="7"/>
        </table:table-row>
        <table:table-row table:style-name="ro1">
          <table:table-cell office:value-type="float" office:value="511303.648" calcext:value-type="float">
            <text:p>511303.648</text:p>
          </table:table-cell>
          <table:table-cell office:value-type="float" office:value="6964979.775" calcext:value-type="float">
            <text:p>6964979.775</text:p>
          </table:table-cell>
          <table:table-cell office:value-type="float" office:value="6.704" calcext:value-type="float">
            <text:p>6.704</text:p>
          </table:table-cell>
          <table:table-cell/>
          <table:table-cell office:value-type="float" office:value="511099.126" calcext:value-type="float">
            <text:p>511099.126</text:p>
          </table:table-cell>
          <table:table-cell office:value-type="float" office:value="6962193.783" calcext:value-type="float">
            <text:p>6962193.783</text:p>
          </table:table-cell>
          <table:table-cell office:value-type="float" office:value="6.704" calcext:value-type="float">
            <text:p>6.704</text:p>
          </table:table-cell>
          <table:table-cell/>
          <table:table-cell office:value-type="float" office:value="511099.1265" calcext:value-type="float">
            <text:p>511099.1265</text:p>
          </table:table-cell>
          <table:table-cell office:value-type="float" office:value="6962193.7835" calcext:value-type="float">
            <text:p>6962193.7835</text:p>
          </table:table-cell>
          <table:table-cell office:value-type="float" office:value="6.704" calcext:value-type="float">
            <text:p>6.704</text:p>
          </table:table-cell>
          <table:table-cell table:number-columns-repeated="7"/>
        </table:table-row>
        <table:table-row table:style-name="ro1">
          <table:table-cell office:value-type="float" office:value="511299.451" calcext:value-type="float">
            <text:p>511299.451</text:p>
          </table:table-cell>
          <table:table-cell office:value-type="float" office:value="6964980.481" calcext:value-type="float">
            <text:p>6964980.481</text:p>
          </table:table-cell>
          <table:table-cell office:value-type="float" office:value="6.696" calcext:value-type="float">
            <text:p>6.696</text:p>
          </table:table-cell>
          <table:table-cell/>
          <table:table-cell office:value-type="float" office:value="511094.931" calcext:value-type="float">
            <text:p>511094.931</text:p>
          </table:table-cell>
          <table:table-cell office:value-type="float" office:value="6962194.489" calcext:value-type="float">
            <text:p>6962194.489</text:p>
          </table:table-cell>
          <table:table-cell office:value-type="float" office:value="6.696" calcext:value-type="float">
            <text:p>6.696</text:p>
          </table:table-cell>
          <table:table-cell/>
          <table:table-cell office:value-type="float" office:value="511094.9312" calcext:value-type="float">
            <text:p>511094.9312</text:p>
          </table:table-cell>
          <table:table-cell office:value-type="float" office:value="6962194.4892" calcext:value-type="float">
            <text:p>6962194.4892</text:p>
          </table:table-cell>
          <table:table-cell office:value-type="float" office:value="6.696" calcext:value-type="float">
            <text:p>6.696</text:p>
          </table:table-cell>
          <table:table-cell table:number-columns-repeated="7"/>
        </table:table-row>
        <table:table-row table:style-name="ro1">
          <table:table-cell office:value-type="float" office:value="511299.927" calcext:value-type="float">
            <text:p>511299.927</text:p>
          </table:table-cell>
          <table:table-cell office:value-type="float" office:value="6964980.577" calcext:value-type="float">
            <text:p>6964980.577</text:p>
          </table:table-cell>
          <table:table-cell office:value-type="float" office:value="6.696" calcext:value-type="float">
            <text:p>6.696</text:p>
          </table:table-cell>
          <table:table-cell/>
          <table:table-cell office:value-type="float" office:value="511095.407" calcext:value-type="float">
            <text:p>511095.407</text:p>
          </table:table-cell>
          <table:table-cell office:value-type="float" office:value="6962194.585" calcext:value-type="float">
            <text:p>6962194.585</text:p>
          </table:table-cell>
          <table:table-cell office:value-type="float" office:value="6.696" calcext:value-type="float">
            <text:p>6.696</text:p>
          </table:table-cell>
          <table:table-cell/>
          <table:table-cell office:value-type="float" office:value="511095.407" calcext:value-type="float">
            <text:p>511095.407</text:p>
          </table:table-cell>
          <table:table-cell office:value-type="float" office:value="6962194.5852" calcext:value-type="float">
            <text:p>6962194.5852</text:p>
          </table:table-cell>
          <table:table-cell office:value-type="float" office:value="6.696" calcext:value-type="float">
            <text:p>6.696</text:p>
          </table:table-cell>
          <table:table-cell table:number-columns-repeated="7"/>
        </table:table-row>
        <table:table-row table:style-name="ro1">
          <table:table-cell office:value-type="float" office:value="511298.773" calcext:value-type="float">
            <text:p>511298.773</text:p>
          </table:table-cell>
          <table:table-cell office:value-type="float" office:value="6964981.683" calcext:value-type="float">
            <text:p>6964981.683</text:p>
          </table:table-cell>
          <table:table-cell office:value-type="float" office:value="6.733" calcext:value-type="float">
            <text:p>6.733</text:p>
          </table:table-cell>
          <table:table-cell/>
          <table:table-cell office:value-type="float" office:value="511094.253" calcext:value-type="float">
            <text:p>511094.253</text:p>
          </table:table-cell>
          <table:table-cell office:value-type="float" office:value="6962195.691" calcext:value-type="float">
            <text:p>6962195.691</text:p>
          </table:table-cell>
          <table:table-cell office:value-type="float" office:value="6.733" calcext:value-type="float">
            <text:p>6.733</text:p>
          </table:table-cell>
          <table:table-cell/>
          <table:table-cell office:value-type="float" office:value="511094.2535" calcext:value-type="float">
            <text:p>511094.2535</text:p>
          </table:table-cell>
          <table:table-cell office:value-type="float" office:value="6962195.6907" calcext:value-type="float">
            <text:p>6962195.6907</text:p>
          </table:table-cell>
          <table:table-cell office:value-type="float" office:value="6.733" calcext:value-type="float">
            <text:p>6.733</text:p>
          </table:table-cell>
          <table:table-cell table:number-columns-repeated="7"/>
        </table:table-row>
        <table:table-row table:style-name="ro1">
          <table:table-cell office:value-type="float" office:value="511299.731" calcext:value-type="float">
            <text:p>511299.731</text:p>
          </table:table-cell>
          <table:table-cell office:value-type="float" office:value="6964981.025" calcext:value-type="float">
            <text:p>6964981.025</text:p>
          </table:table-cell>
          <table:table-cell office:value-type="float" office:value="6.882" calcext:value-type="float">
            <text:p>6.882</text:p>
          </table:table-cell>
          <table:table-cell/>
          <table:table-cell office:value-type="float" office:value="511095.211" calcext:value-type="float">
            <text:p>511095.211</text:p>
          </table:table-cell>
          <table:table-cell office:value-type="float" office:value="6962195.033" calcext:value-type="float">
            <text:p>6962195.033</text:p>
          </table:table-cell>
          <table:table-cell office:value-type="float" office:value="6.882" calcext:value-type="float">
            <text:p>6.882</text:p>
          </table:table-cell>
          <table:table-cell/>
          <table:table-cell office:value-type="float" office:value="511095.2111" calcext:value-type="float">
            <text:p>511095.2111</text:p>
          </table:table-cell>
          <table:table-cell office:value-type="float" office:value="6962195.033" calcext:value-type="float">
            <text:p>6962195.033</text:p>
          </table:table-cell>
          <table:table-cell office:value-type="float" office:value="6.882" calcext:value-type="float">
            <text:p>6.882</text:p>
          </table:table-cell>
          <table:table-cell table:number-columns-repeated="7"/>
        </table:table-row>
        <table:table-row table:style-name="ro1">
          <table:table-cell office:value-type="float" office:value="511299.817" calcext:value-type="float">
            <text:p>511299.817</text:p>
          </table:table-cell>
          <table:table-cell office:value-type="float" office:value="6964980.589" calcext:value-type="float">
            <text:p>6964980.589</text:p>
          </table:table-cell>
          <table:table-cell office:value-type="float" office:value="7.579" calcext:value-type="float">
            <text:p>7.579</text:p>
          </table:table-cell>
          <table:table-cell/>
          <table:table-cell office:value-type="float" office:value="511095.297" calcext:value-type="float">
            <text:p>511095.297</text:p>
          </table:table-cell>
          <table:table-cell office:value-type="float" office:value="6962194.597" calcext:value-type="float">
            <text:p>6962194.597</text:p>
          </table:table-cell>
          <table:table-cell office:value-type="float" office:value="7.579" calcext:value-type="float">
            <text:p>7.579</text:p>
          </table:table-cell>
          <table:table-cell/>
          <table:table-cell office:value-type="float" office:value="511095.2971" calcext:value-type="float">
            <text:p>511095.2971</text:p>
          </table:table-cell>
          <table:table-cell office:value-type="float" office:value="6962194.5972" calcext:value-type="float">
            <text:p>6962194.5972</text:p>
          </table:table-cell>
          <table:table-cell office:value-type="float" office:value="7.579" calcext:value-type="float">
            <text:p>7.579</text:p>
          </table:table-cell>
          <table:table-cell table:number-columns-repeated="7"/>
        </table:table-row>
        <table:table-row table:style-name="ro1">
          <table:table-cell office:value-type="float" office:value="511299.519" calcext:value-type="float">
            <text:p>511299.519</text:p>
          </table:table-cell>
          <table:table-cell office:value-type="float" office:value="6964981.164" calcext:value-type="float">
            <text:p>6964981.164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float" office:value="511094.999" calcext:value-type="float">
            <text:p>511094.999</text:p>
          </table:table-cell>
          <table:table-cell office:value-type="float" office:value="6962195.172" calcext:value-type="float">
            <text:p>6962195.172</text:p>
          </table:table-cell>
          <table:table-cell office:value-type="float" office:value="7.08" calcext:value-type="float">
            <text:p>7.08</text:p>
          </table:table-cell>
          <table:table-cell/>
          <table:table-cell office:value-type="float" office:value="511094.9992" calcext:value-type="float">
            <text:p>511094.9992</text:p>
          </table:table-cell>
          <table:table-cell office:value-type="float" office:value="6962195.1719" calcext:value-type="float">
            <text:p>6962195.1719</text:p>
          </table:table-cell>
          <table:table-cell office:value-type="float" office:value="7.08" calcext:value-type="float">
            <text:p>7.08</text:p>
          </table:table-cell>
          <table:table-cell table:number-columns-repeated="7"/>
        </table:table-row>
        <table:table-row table:style-name="ro1">
          <table:table-cell office:value-type="float" office:value="511297.428" calcext:value-type="float">
            <text:p>511297.428</text:p>
          </table:table-cell>
          <table:table-cell office:value-type="float" office:value="6964983.102" calcext:value-type="float">
            <text:p>6964983.102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float" office:value="511092.909" calcext:value-type="float">
            <text:p>511092.909</text:p>
          </table:table-cell>
          <table:table-cell office:value-type="float" office:value="6962197.109" calcext:value-type="float">
            <text:p>6962197.109</text:p>
          </table:table-cell>
          <table:table-cell office:value-type="float" office:value="6.779" calcext:value-type="float">
            <text:p>6.779</text:p>
          </table:table-cell>
          <table:table-cell/>
          <table:table-cell office:value-type="float" office:value="511092.909" calcext:value-type="float">
            <text:p>511092.909</text:p>
          </table:table-cell>
          <table:table-cell office:value-type="float" office:value="6962197.1092" calcext:value-type="float">
            <text:p>6962197.1092</text:p>
          </table:table-cell>
          <table:table-cell office:value-type="float" office:value="6.779" calcext:value-type="float">
            <text:p>6.779</text:p>
          </table:table-cell>
          <table:table-cell table:number-columns-repeated="7"/>
        </table:table-row>
        <table:table-row table:style-name="ro1">
          <table:table-cell office:value-type="float" office:value="511297.906" calcext:value-type="float">
            <text:p>511297.906</text:p>
          </table:table-cell>
          <table:table-cell office:value-type="float" office:value="6964983.067" calcext:value-type="float">
            <text:p>6964983.067</text:p>
          </table:table-cell>
          <table:table-cell office:value-type="float" office:value="7.186" calcext:value-type="float">
            <text:p>7.186</text:p>
          </table:table-cell>
          <table:table-cell/>
          <table:table-cell office:value-type="float" office:value="511093.387" calcext:value-type="float">
            <text:p>511093.387</text:p>
          </table:table-cell>
          <table:table-cell office:value-type="float" office:value="6962197.074" calcext:value-type="float">
            <text:p>6962197.074</text:p>
          </table:table-cell>
          <table:table-cell office:value-type="float" office:value="7.186" calcext:value-type="float">
            <text:p>7.186</text:p>
          </table:table-cell>
          <table:table-cell/>
          <table:table-cell office:value-type="float" office:value="511093.3868" calcext:value-type="float">
            <text:p>511093.3868</text:p>
          </table:table-cell>
          <table:table-cell office:value-type="float" office:value="6962197.0742" calcext:value-type="float">
            <text:p>6962197.0742</text:p>
          </table:table-cell>
          <table:table-cell office:value-type="float" office:value="7.186" calcext:value-type="float">
            <text:p>7.186</text:p>
          </table:table-cell>
          <table:table-cell table:number-columns-repeated="7"/>
        </table:table-row>
        <table:table-row table:style-name="ro1">
          <table:table-cell office:value-type="float" office:value="511298.535" calcext:value-type="float">
            <text:p>511298.535</text:p>
          </table:table-cell>
          <table:table-cell office:value-type="float" office:value="6964982.065" calcext:value-type="float">
            <text:p>6964982.065</text:p>
          </table:table-cell>
          <table:table-cell office:value-type="float" office:value="6.745" calcext:value-type="float">
            <text:p>6.745</text:p>
          </table:table-cell>
          <table:table-cell/>
          <table:table-cell office:value-type="float" office:value="511094.016" calcext:value-type="float">
            <text:p>511094.016</text:p>
          </table:table-cell>
          <table:table-cell office:value-type="float" office:value="6962196.072" calcext:value-type="float">
            <text:p>6962196.072</text:p>
          </table:table-cell>
          <table:table-cell office:value-type="float" office:value="6.745" calcext:value-type="float">
            <text:p>6.745</text:p>
          </table:table-cell>
          <table:table-cell/>
          <table:table-cell office:value-type="float" office:value="511094.0156" calcext:value-type="float">
            <text:p>511094.0156</text:p>
          </table:table-cell>
          <table:table-cell office:value-type="float" office:value="6962196.0726" calcext:value-type="float">
            <text:p>6962196.0726</text:p>
          </table:table-cell>
          <table:table-cell office:value-type="float" office:value="6.745" calcext:value-type="float">
            <text:p>6.745</text:p>
          </table:table-cell>
          <table:table-cell table:number-columns-repeated="7"/>
        </table:table-row>
        <table:table-row table:style-name="ro1">
          <table:table-cell office:value-type="float" office:value="511298.365" calcext:value-type="float">
            <text:p>511298.365</text:p>
          </table:table-cell>
          <table:table-cell office:value-type="float" office:value="6964982.352" calcext:value-type="float">
            <text:p>6964982.352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float" office:value="511093.846" calcext:value-type="float">
            <text:p>511093.846</text:p>
          </table:table-cell>
          <table:table-cell office:value-type="float" office:value="6962196.359" calcext:value-type="float">
            <text:p>6962196.359</text:p>
          </table:table-cell>
          <table:table-cell office:value-type="float" office:value="7.35" calcext:value-type="float">
            <text:p>7.35</text:p>
          </table:table-cell>
          <table:table-cell/>
          <table:table-cell office:value-type="float" office:value="511093.8456" calcext:value-type="float">
            <text:p>511093.8456</text:p>
          </table:table-cell>
          <table:table-cell office:value-type="float" office:value="6962196.3595" calcext:value-type="float">
            <text:p>6962196.3595</text:p>
          </table:table-cell>
          <table:table-cell office:value-type="float" office:value="7.35" calcext:value-type="float">
            <text:p>7.35</text:p>
          </table:table-cell>
          <table:table-cell table:number-columns-repeated="7"/>
        </table:table-row>
        <table:table-row table:style-name="ro1">
          <table:table-cell office:value-type="float" office:value="511300.028" calcext:value-type="float">
            <text:p>511300.028</text:p>
          </table:table-cell>
          <table:table-cell office:value-type="float" office:value="6964980.345" calcext:value-type="float">
            <text:p>6964980.345</text:p>
          </table:table-cell>
          <table:table-cell office:value-type="float" office:value="6.688" calcext:value-type="float">
            <text:p>6.688</text:p>
          </table:table-cell>
          <table:table-cell/>
          <table:table-cell office:value-type="float" office:value="511095.508" calcext:value-type="float">
            <text:p>511095.508</text:p>
          </table:table-cell>
          <table:table-cell office:value-type="float" office:value="6962194.353" calcext:value-type="float">
            <text:p>6962194.353</text:p>
          </table:table-cell>
          <table:table-cell office:value-type="float" office:value="6.688" calcext:value-type="float">
            <text:p>6.688</text:p>
          </table:table-cell>
          <table:table-cell/>
          <table:table-cell office:value-type="float" office:value="511095.508" calcext:value-type="float">
            <text:p>511095.508</text:p>
          </table:table-cell>
          <table:table-cell office:value-type="float" office:value="6962194.3533" calcext:value-type="float">
            <text:p>6962194.3533</text:p>
          </table:table-cell>
          <table:table-cell office:value-type="float" office:value="6.688" calcext:value-type="float">
            <text:p>6.688</text:p>
          </table:table-cell>
          <table:table-cell table:number-columns-repeated="7"/>
        </table:table-row>
        <table:table-row table:style-name="ro1">
          <table:table-cell office:value-type="float" office:value="511301.915" calcext:value-type="float">
            <text:p>511301.915</text:p>
          </table:table-cell>
          <table:table-cell office:value-type="float" office:value="6964981.689" calcext:value-type="float">
            <text:p>6964981.689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511097.394" calcext:value-type="float">
            <text:p>511097.394</text:p>
          </table:table-cell>
          <table:table-cell office:value-type="float" office:value="6962195.697" calcext:value-type="float">
            <text:p>6962195.697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511097.3942" calcext:value-type="float">
            <text:p>511097.3942</text:p>
          </table:table-cell>
          <table:table-cell office:value-type="float" office:value="6962195.6967" calcext:value-type="float">
            <text:p>6962195.6967</text:p>
          </table:table-cell>
          <table:table-cell office:value-type="float" office:value="6.768" calcext:value-type="float">
            <text:p>6.768</text:p>
          </table:table-cell>
          <table:table-cell table:number-columns-repeated="7"/>
        </table:table-row>
        <table:table-row table:style-name="ro1">
          <table:table-cell office:value-type="float" office:value="511301.936" calcext:value-type="float">
            <text:p>511301.936</text:p>
          </table:table-cell>
          <table:table-cell office:value-type="float" office:value="6964981.819" calcext:value-type="float">
            <text:p>6964981.819</text:p>
          </table:table-cell>
          <table:table-cell office:value-type="float" office:value="7.817" calcext:value-type="float">
            <text:p>7.817</text:p>
          </table:table-cell>
          <table:table-cell/>
          <table:table-cell office:value-type="float" office:value="511097.415" calcext:value-type="float">
            <text:p>511097.415</text:p>
          </table:table-cell>
          <table:table-cell office:value-type="float" office:value="6962195.826" calcext:value-type="float">
            <text:p>6962195.826</text:p>
          </table:table-cell>
          <table:table-cell office:value-type="float" office:value="7.817" calcext:value-type="float">
            <text:p>7.817</text:p>
          </table:table-cell>
          <table:table-cell/>
          <table:table-cell office:value-type="float" office:value="511097.4152" calcext:value-type="float">
            <text:p>511097.4152</text:p>
          </table:table-cell>
          <table:table-cell office:value-type="float" office:value="6962195.8267" calcext:value-type="float">
            <text:p>6962195.8267</text:p>
          </table:table-cell>
          <table:table-cell office:value-type="float" office:value="7.817" calcext:value-type="float">
            <text:p>7.817</text:p>
          </table:table-cell>
          <table:table-cell table:number-columns-repeated="7"/>
        </table:table-row>
        <table:table-row table:style-name="ro1">
          <table:table-cell office:value-type="float" office:value="511303.182" calcext:value-type="float">
            <text:p>511303.182</text:p>
          </table:table-cell>
          <table:table-cell office:value-type="float" office:value="6964980.034" calcext:value-type="float">
            <text:p>6964980.034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098.661" calcext:value-type="float">
            <text:p>511098.661</text:p>
          </table:table-cell>
          <table:table-cell office:value-type="float" office:value="6962194.042" calcext:value-type="float">
            <text:p>6962194.042</text:p>
          </table:table-cell>
          <table:table-cell office:value-type="float" office:value="6.719" calcext:value-type="float">
            <text:p>6.719</text:p>
          </table:table-cell>
          <table:table-cell/>
          <table:table-cell office:value-type="float" office:value="511098.6607" calcext:value-type="float">
            <text:p>511098.6607</text:p>
          </table:table-cell>
          <table:table-cell office:value-type="float" office:value="6962194.0424" calcext:value-type="float">
            <text:p>6962194.0424</text:p>
          </table:table-cell>
          <table:table-cell office:value-type="float" office:value="6.719" calcext:value-type="float">
            <text:p>6.719</text:p>
          </table:table-cell>
          <table:table-cell table:number-columns-repeated="7"/>
        </table:table-row>
        <table:table-row table:style-name="ro1">
          <table:table-cell office:value-type="float" office:value="511302.275" calcext:value-type="float">
            <text:p>511302.275</text:p>
          </table:table-cell>
          <table:table-cell office:value-type="float" office:value="6964981.305" calcext:value-type="float">
            <text:p>6964981.305</text:p>
          </table:table-cell>
          <table:table-cell office:value-type="float" office:value="6.757" calcext:value-type="float">
            <text:p>6.757</text:p>
          </table:table-cell>
          <table:table-cell/>
          <table:table-cell office:value-type="float" office:value="511097.754" calcext:value-type="float">
            <text:p>511097.754</text:p>
          </table:table-cell>
          <table:table-cell office:value-type="float" office:value="6962195.313" calcext:value-type="float">
            <text:p>6962195.313</text:p>
          </table:table-cell>
          <table:table-cell office:value-type="float" office:value="6.757" calcext:value-type="float">
            <text:p>6.757</text:p>
          </table:table-cell>
          <table:table-cell/>
          <table:table-cell office:value-type="float" office:value="511097.7541" calcext:value-type="float">
            <text:p>511097.7541</text:p>
          </table:table-cell>
          <table:table-cell office:value-type="float" office:value="6962195.3129" calcext:value-type="float">
            <text:p>6962195.3129</text:p>
          </table:table-cell>
          <table:table-cell office:value-type="float" office:value="6.757" calcext:value-type="float">
            <text:p>6.757</text:p>
          </table:table-cell>
          <table:table-cell table:number-columns-repeated="7"/>
        </table:table-row>
        <table:table-row table:style-name="ro1">
          <table:table-cell office:value-type="float" office:value="511302.683" calcext:value-type="float">
            <text:p>511302.683</text:p>
          </table:table-cell>
          <table:table-cell office:value-type="float" office:value="6964980.605" calcext:value-type="float">
            <text:p>6964980.605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float" office:value="511098.162" calcext:value-type="float">
            <text:p>511098.162</text:p>
          </table:table-cell>
          <table:table-cell office:value-type="float" office:value="6962194.613" calcext:value-type="float">
            <text:p>6962194.613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float" office:value="511098.1619" calcext:value-type="float">
            <text:p>511098.1619</text:p>
          </table:table-cell>
          <table:table-cell office:value-type="float" office:value="6962194.6131" calcext:value-type="float">
            <text:p>6962194.6131</text:p>
          </table:table-cell>
          <table:table-cell office:value-type="float" office:value="7.32" calcext:value-type="float">
            <text:p>7.32</text:p>
          </table:table-cell>
          <table:table-cell table:number-columns-repeated="7"/>
        </table:table-row>
        <table:table-row table:style-name="ro1">
          <table:table-cell office:value-type="float" office:value="511302.473" calcext:value-type="float">
            <text:p>511302.473</text:p>
          </table:table-cell>
          <table:table-cell office:value-type="float" office:value="6964981.177" calcext:value-type="float">
            <text:p>6964981.177</text:p>
          </table:table-cell>
          <table:table-cell office:value-type="float" office:value="7.307" calcext:value-type="float">
            <text:p>7.307</text:p>
          </table:table-cell>
          <table:table-cell/>
          <table:table-cell office:value-type="float" office:value="511097.952" calcext:value-type="float">
            <text:p>511097.952</text:p>
          </table:table-cell>
          <table:table-cell office:value-type="float" office:value="6962195.185" calcext:value-type="float">
            <text:p>6962195.185</text:p>
          </table:table-cell>
          <table:table-cell office:value-type="float" office:value="7.307" calcext:value-type="float">
            <text:p>7.307</text:p>
          </table:table-cell>
          <table:table-cell/>
          <table:table-cell office:value-type="float" office:value="511097.952" calcext:value-type="float">
            <text:p>511097.952</text:p>
          </table:table-cell>
          <table:table-cell office:value-type="float" office:value="6962195.1849" calcext:value-type="float">
            <text:p>6962195.1849</text:p>
          </table:table-cell>
          <table:table-cell office:value-type="float" office:value="7.307" calcext:value-type="float">
            <text:p>7.307</text:p>
          </table:table-cell>
          <table:table-cell table:number-columns-repeated="7"/>
        </table:table-row>
        <table:table-row table:style-name="ro1">
          <table:table-cell office:value-type="float" office:value="511300.888" calcext:value-type="float">
            <text:p>511300.888</text:p>
          </table:table-cell>
          <table:table-cell office:value-type="float" office:value="6964982.715" calcext:value-type="float">
            <text:p>6964982.715</text:p>
          </table:table-cell>
          <table:table-cell office:value-type="float" office:value="6.799" calcext:value-type="float">
            <text:p>6.799</text:p>
          </table:table-cell>
          <table:table-cell/>
          <table:table-cell office:value-type="float" office:value="511096.368" calcext:value-type="float">
            <text:p>511096.368</text:p>
          </table:table-cell>
          <table:table-cell office:value-type="float" office:value="6962196.722" calcext:value-type="float">
            <text:p>6962196.722</text:p>
          </table:table-cell>
          <table:table-cell office:value-type="float" office:value="6.799" calcext:value-type="float">
            <text:p>6.799</text:p>
          </table:table-cell>
          <table:table-cell/>
          <table:table-cell office:value-type="float" office:value="511096.3676" calcext:value-type="float">
            <text:p>511096.3676</text:p>
          </table:table-cell>
          <table:table-cell office:value-type="float" office:value="6962196.7223" calcext:value-type="float">
            <text:p>6962196.7223</text:p>
          </table:table-cell>
          <table:table-cell office:value-type="float" office:value="6.799" calcext:value-type="float">
            <text:p>6.799</text:p>
          </table:table-cell>
          <table:table-cell table:number-columns-repeated="7"/>
        </table:table-row>
        <table:table-row table:style-name="ro1">
          <table:table-cell office:value-type="float" office:value="511301.915" calcext:value-type="float">
            <text:p>511301.915</text:p>
          </table:table-cell>
          <table:table-cell office:value-type="float" office:value="6964982.065" calcext:value-type="float">
            <text:p>6964982.065</text:p>
          </table:table-cell>
          <table:table-cell office:value-type="float" office:value="6.776" calcext:value-type="float">
            <text:p>6.776</text:p>
          </table:table-cell>
          <table:table-cell/>
          <table:table-cell office:value-type="float" office:value="511097.394" calcext:value-type="float">
            <text:p>511097.394</text:p>
          </table:table-cell>
          <table:table-cell office:value-type="float" office:value="6962196.072" calcext:value-type="float">
            <text:p>6962196.072</text:p>
          </table:table-cell>
          <table:table-cell office:value-type="float" office:value="6.776" calcext:value-type="float">
            <text:p>6.776</text:p>
          </table:table-cell>
          <table:table-cell/>
          <table:table-cell office:value-type="float" office:value="511097.3942" calcext:value-type="float">
            <text:p>511097.3942</text:p>
          </table:table-cell>
          <table:table-cell office:value-type="float" office:value="6962196.0726" calcext:value-type="float">
            <text:p>6962196.0726</text:p>
          </table:table-cell>
          <table:table-cell office:value-type="float" office:value="6.776" calcext:value-type="float">
            <text:p>6.776</text:p>
          </table:table-cell>
          <table:table-cell table:number-columns-repeated="7"/>
        </table:table-row>
        <table:table-row table:style-name="ro1">
          <table:table-cell office:value-type="float" office:value="511300.489" calcext:value-type="float">
            <text:p>511300.489</text:p>
          </table:table-cell>
          <table:table-cell office:value-type="float" office:value="6964983.043" calcext:value-type="float">
            <text:p>6964983.043</text:p>
          </table:table-cell>
          <table:table-cell office:value-type="float" office:value="6.813" calcext:value-type="float">
            <text:p>6.813</text:p>
          </table:table-cell>
          <table:table-cell/>
          <table:table-cell office:value-type="float" office:value="511095.969" calcext:value-type="float">
            <text:p>511095.969</text:p>
          </table:table-cell>
          <table:table-cell office:value-type="float" office:value="6962197.05" calcext:value-type="float">
            <text:p>6962197.05</text:p>
          </table:table-cell>
          <table:table-cell office:value-type="float" office:value="6.813" calcext:value-type="float">
            <text:p>6.813</text:p>
          </table:table-cell>
          <table:table-cell/>
          <table:table-cell office:value-type="float" office:value="511095.9688" calcext:value-type="float">
            <text:p>511095.9688</text:p>
          </table:table-cell>
          <table:table-cell office:value-type="float" office:value="6962197.0502" calcext:value-type="float">
            <text:p>6962197.0502</text:p>
          </table:table-cell>
          <table:table-cell office:value-type="float" office:value="6.813" calcext:value-type="float">
            <text:p>6.813</text:p>
          </table:table-cell>
          <table:table-cell table:number-columns-repeated="7"/>
        </table:table-row>
        <table:table-row table:style-name="ro1">
          <table:table-cell office:value-type="float" office:value="511300.44" calcext:value-type="float">
            <text:p>511300.44</text:p>
          </table:table-cell>
          <table:table-cell office:value-type="float" office:value="6964983.508" calcext:value-type="float">
            <text:p>6964983.508</text:p>
          </table:table-cell>
          <table:table-cell office:value-type="float" office:value="6.824" calcext:value-type="float">
            <text:p>6.824</text:p>
          </table:table-cell>
          <table:table-cell/>
          <table:table-cell office:value-type="float" office:value="511095.92" calcext:value-type="float">
            <text:p>511095.92</text:p>
          </table:table-cell>
          <table:table-cell office:value-type="float" office:value="6962197.515" calcext:value-type="float">
            <text:p>6962197.515</text:p>
          </table:table-cell>
          <table:table-cell office:value-type="float" office:value="6.824" calcext:value-type="float">
            <text:p>6.824</text:p>
          </table:table-cell>
          <table:table-cell/>
          <table:table-cell office:value-type="float" office:value="511095.9198" calcext:value-type="float">
            <text:p>511095.9198</text:p>
          </table:table-cell>
          <table:table-cell office:value-type="float" office:value="6962197.515" calcext:value-type="float">
            <text:p>6962197.515</text:p>
          </table:table-cell>
          <table:table-cell office:value-type="float" office:value="6.824" calcext:value-type="float">
            <text:p>6.824</text:p>
          </table:table-cell>
          <table:table-cell table:number-columns-repeated="7"/>
        </table:table-row>
        <table:table-row table:style-name="ro1">
          <table:table-cell office:value-type="float" office:value="511301.653" calcext:value-type="float">
            <text:p>511301.653</text:p>
          </table:table-cell>
          <table:table-cell office:value-type="float" office:value="6964982.486" calcext:value-type="float">
            <text:p>6964982.486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511097.132" calcext:value-type="float">
            <text:p>511097.132</text:p>
          </table:table-cell>
          <table:table-cell office:value-type="float" office:value="6962196.493" calcext:value-type="float">
            <text:p>6962196.493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511097.1323" calcext:value-type="float">
            <text:p>511097.1323</text:p>
          </table:table-cell>
          <table:table-cell office:value-type="float" office:value="6962196.4934" calcext:value-type="float">
            <text:p>6962196.4934</text:p>
          </table:table-cell>
          <table:table-cell office:value-type="float" office:value="7.04" calcext:value-type="float">
            <text:p>7.04</text:p>
          </table:table-cell>
          <table:table-cell table:number-columns-repeated="7"/>
        </table:table-row>
        <table:table-row table:style-name="ro1">
          <table:table-cell office:value-type="float" office:value="511300.92" calcext:value-type="float">
            <text:p>511300.92</text:p>
          </table:table-cell>
          <table:table-cell office:value-type="float" office:value="6964983.372" calcext:value-type="float">
            <text:p>6964983.372</text:p>
          </table:table-cell>
          <table:table-cell office:value-type="float" office:value="7.028" calcext:value-type="float">
            <text:p>7.028</text:p>
          </table:table-cell>
          <table:table-cell/>
          <table:table-cell office:value-type="float" office:value="511096.4" calcext:value-type="float">
            <text:p>511096.4</text:p>
          </table:table-cell>
          <table:table-cell office:value-type="float" office:value="6962197.379" calcext:value-type="float">
            <text:p>6962197.379</text:p>
          </table:table-cell>
          <table:table-cell office:value-type="float" office:value="7.028" calcext:value-type="float">
            <text:p>7.028</text:p>
          </table:table-cell>
          <table:table-cell/>
          <table:table-cell office:value-type="float" office:value="511096.3996" calcext:value-type="float">
            <text:p>511096.3996</text:p>
          </table:table-cell>
          <table:table-cell office:value-type="float" office:value="6962197.3791" calcext:value-type="float">
            <text:p>6962197.3791</text:p>
          </table:table-cell>
          <table:table-cell office:value-type="float" office:value="7.028" calcext:value-type="float">
            <text:p>7.028</text:p>
          </table:table-cell>
          <table:table-cell table:number-columns-repeated="7"/>
        </table:table-row>
        <table:table-row table:style-name="ro1">
          <table:table-cell office:value-type="float" office:value="511302.046" calcext:value-type="float">
            <text:p>511302.046</text:p>
          </table:table-cell>
          <table:table-cell office:value-type="float" office:value="6964982.007" calcext:value-type="float">
            <text:p>6964982.007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float" office:value="511097.525" calcext:value-type="float">
            <text:p>511097.525</text:p>
          </table:table-cell>
          <table:table-cell office:value-type="float" office:value="6962196.014" calcext:value-type="float">
            <text:p>6962196.01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float" office:value="511097.5252" calcext:value-type="float">
            <text:p>511097.5252</text:p>
          </table:table-cell>
          <table:table-cell office:value-type="float" office:value="6962196.0146" calcext:value-type="float">
            <text:p>6962196.0146</text:p>
          </table:table-cell>
          <table:table-cell office:value-type="float" office:value="6.897" calcext:value-type="float">
            <text:p>6.897</text:p>
          </table:table-cell>
          <table:table-cell table:number-columns-repeated="7"/>
        </table:table-row>
        <table:table-row table:style-name="ro1">
          <table:table-cell office:value-type="float" office:value="511303.639" calcext:value-type="float">
            <text:p>511303.639</text:p>
          </table:table-cell>
          <table:table-cell office:value-type="float" office:value="6964983.262" calcext:value-type="float">
            <text:p>6964983.262</text:p>
          </table:table-cell>
          <table:table-cell office:value-type="float" office:value="6.838" calcext:value-type="float">
            <text:p>6.838</text:p>
          </table:table-cell>
          <table:table-cell/>
          <table:table-cell office:value-type="float" office:value="511099.117" calcext:value-type="float">
            <text:p>511099.117</text:p>
          </table:table-cell>
          <table:table-cell office:value-type="float" office:value="6962197.269" calcext:value-type="float">
            <text:p>6962197.269</text:p>
          </table:table-cell>
          <table:table-cell office:value-type="float" office:value="6.838" calcext:value-type="float">
            <text:p>6.838</text:p>
          </table:table-cell>
          <table:table-cell/>
          <table:table-cell office:value-type="float" office:value="511099.1175" calcext:value-type="float">
            <text:p>511099.1175</text:p>
          </table:table-cell>
          <table:table-cell office:value-type="float" office:value="6962197.2691" calcext:value-type="float">
            <text:p>6962197.2691</text:p>
          </table:table-cell>
          <table:table-cell office:value-type="float" office:value="6.838" calcext:value-type="float">
            <text:p>6.838</text:p>
          </table:table-cell>
          <table:table-cell table:number-columns-repeated="7"/>
        </table:table-row>
        <table:table-row table:style-name="ro1">
          <table:table-cell office:value-type="float" office:value="511303.589" calcext:value-type="float">
            <text:p>511303.589</text:p>
          </table:table-cell>
          <table:table-cell office:value-type="float" office:value="6964983.886" calcext:value-type="float">
            <text:p>6964983.886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511099.067" calcext:value-type="float">
            <text:p>511099.067</text:p>
          </table:table-cell>
          <table:table-cell office:value-type="float" office:value="6962197.893" calcext:value-type="float">
            <text:p>6962197.893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float" office:value="511099.0676" calcext:value-type="float">
            <text:p>511099.0676</text:p>
          </table:table-cell>
          <table:table-cell office:value-type="float" office:value="6962197.8928" calcext:value-type="float">
            <text:p>6962197.8928</text:p>
          </table:table-cell>
          <table:table-cell office:value-type="float" office:value="6.88" calcext:value-type="float">
            <text:p>6.88</text:p>
          </table:table-cell>
          <table:table-cell table:number-columns-repeated="7"/>
        </table:table-row>
        <table:table-row table:style-name="ro1">
          <table:table-cell office:value-type="float" office:value="511303.992" calcext:value-type="float">
            <text:p>511303.992</text:p>
          </table:table-cell>
          <table:table-cell office:value-type="float" office:value="6964983.086" calcext:value-type="float">
            <text:p>6964983.086</text:p>
          </table:table-cell>
          <table:table-cell office:value-type="float" office:value="7.801" calcext:value-type="float">
            <text:p>7.801</text:p>
          </table:table-cell>
          <table:table-cell/>
          <table:table-cell office:value-type="float" office:value="511099.47" calcext:value-type="float">
            <text:p>511099.47</text:p>
          </table:table-cell>
          <table:table-cell office:value-type="float" office:value="6962197.093" calcext:value-type="float">
            <text:p>6962197.093</text:p>
          </table:table-cell>
          <table:table-cell office:value-type="float" office:value="7.801" calcext:value-type="float">
            <text:p>7.801</text:p>
          </table:table-cell>
          <table:table-cell/>
          <table:table-cell office:value-type="float" office:value="511099.4704" calcext:value-type="float">
            <text:p>511099.4704</text:p>
          </table:table-cell>
          <table:table-cell office:value-type="float" office:value="6962197.0932" calcext:value-type="float">
            <text:p>6962197.0932</text:p>
          </table:table-cell>
          <table:table-cell office:value-type="float" office:value="7.801" calcext:value-type="float">
            <text:p>7.801</text:p>
          </table:table-cell>
          <table:table-cell table:number-columns-repeated="7"/>
        </table:table-row>
        <table:table-row table:style-name="ro1">
          <table:table-cell office:value-type="float" office:value="511305.241" calcext:value-type="float">
            <text:p>511305.241</text:p>
          </table:table-cell>
          <table:table-cell office:value-type="float" office:value="6964976.479" calcext:value-type="float">
            <text:p>6964976.479</text:p>
          </table:table-cell>
          <table:table-cell office:value-type="float" office:value="1.938" calcext:value-type="float">
            <text:p>1.938</text:p>
          </table:table-cell>
          <table:table-cell/>
          <table:table-cell office:value-type="float" office:value="511100.719" calcext:value-type="float">
            <text:p>511100.719</text:p>
          </table:table-cell>
          <table:table-cell office:value-type="float" office:value="6962190.489" calcext:value-type="float">
            <text:p>6962190.489</text:p>
          </table:table-cell>
          <table:table-cell office:value-type="float" office:value="1.938" calcext:value-type="float">
            <text:p>1.938</text:p>
          </table:table-cell>
          <table:table-cell/>
          <table:table-cell office:value-type="float" office:value="511100.7189" calcext:value-type="float">
            <text:p>511100.7189</text:p>
          </table:table-cell>
          <table:table-cell office:value-type="float" office:value="6962190.4888" calcext:value-type="float">
            <text:p>6962190.4888</text:p>
          </table:table-cell>
          <table:table-cell office:value-type="float" office:value="1.938" calcext:value-type="float">
            <text:p>1.938</text:p>
          </table:table-cell>
          <table:table-cell table:number-columns-repeated="7"/>
        </table:table-row>
        <table:table-row table:style-name="ro1">
          <table:table-cell office:value-type="float" office:value="511304.178" calcext:value-type="float">
            <text:p>511304.178</text:p>
          </table:table-cell>
          <table:table-cell office:value-type="float" office:value="6964980.144" calcext:value-type="float">
            <text:p>6964980.144</text:p>
          </table:table-cell>
          <table:table-cell office:value-type="float" office:value="1.259" calcext:value-type="float">
            <text:p>1.259</text:p>
          </table:table-cell>
          <table:table-cell/>
          <table:table-cell office:value-type="float" office:value="511099.656" calcext:value-type="float">
            <text:p>511099.656</text:p>
          </table:table-cell>
          <table:table-cell office:value-type="float" office:value="6962194.152" calcext:value-type="float">
            <text:p>6962194.152</text:p>
          </table:table-cell>
          <table:table-cell office:value-type="float" office:value="1.259" calcext:value-type="float">
            <text:p>1.259</text:p>
          </table:table-cell>
          <table:table-cell/>
          <table:table-cell office:value-type="float" office:value="511099.6563" calcext:value-type="float">
            <text:p>511099.6563</text:p>
          </table:table-cell>
          <table:table-cell office:value-type="float" office:value="6962194.1523" calcext:value-type="float">
            <text:p>6962194.1523</text:p>
          </table:table-cell>
          <table:table-cell office:value-type="float" office:value="1.259" calcext:value-type="float">
            <text:p>1.259</text:p>
          </table:table-cell>
          <table:table-cell table:number-columns-repeated="7"/>
        </table:table-row>
        <table:table-row table:style-name="ro1">
          <table:table-cell office:value-type="float" office:value="511304.629" calcext:value-type="float">
            <text:p>511304.629</text:p>
          </table:table-cell>
          <table:table-cell office:value-type="float" office:value="6964981.854" calcext:value-type="float">
            <text:p>6964981.854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100.107" calcext:value-type="float">
            <text:p>511100.107</text:p>
          </table:table-cell>
          <table:table-cell office:value-type="float" office:value="6962195.861" calcext:value-type="float">
            <text:p>6962195.861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100.1072" calcext:value-type="float">
            <text:p>511100.1072</text:p>
          </table:table-cell>
          <table:table-cell office:value-type="float" office:value="6962195.8616" calcext:value-type="float">
            <text:p>6962195.8616</text:p>
          </table:table-cell>
          <table:table-cell office:value-type="float" office:value="1.705" calcext:value-type="float">
            <text:p>1.705</text:p>
          </table:table-cell>
          <table:table-cell table:number-columns-repeated="7"/>
        </table:table-row>
        <table:table-row table:style-name="ro1">
          <table:table-cell office:value-type="float" office:value="511304.489" calcext:value-type="float">
            <text:p>511304.489</text:p>
          </table:table-cell>
          <table:table-cell office:value-type="float" office:value="6964982.211" calcext:value-type="float">
            <text:p>6964982.211</text:p>
          </table:table-cell>
          <table:table-cell office:value-type="float" office:value="1.821" calcext:value-type="float">
            <text:p>1.821</text:p>
          </table:table-cell>
          <table:table-cell/>
          <table:table-cell office:value-type="float" office:value="511099.967" calcext:value-type="float">
            <text:p>511099.967</text:p>
          </table:table-cell>
          <table:table-cell office:value-type="float" office:value="6962196.218" calcext:value-type="float">
            <text:p>6962196.218</text:p>
          </table:table-cell>
          <table:table-cell office:value-type="float" office:value="1.821" calcext:value-type="float">
            <text:p>1.821</text:p>
          </table:table-cell>
          <table:table-cell/>
          <table:table-cell office:value-type="float" office:value="511099.9672" calcext:value-type="float">
            <text:p>511099.9672</text:p>
          </table:table-cell>
          <table:table-cell office:value-type="float" office:value="6962196.2185" calcext:value-type="float">
            <text:p>6962196.2185</text:p>
          </table:table-cell>
          <table:table-cell office:value-type="float" office:value="1.821" calcext:value-type="float">
            <text:p>1.821</text:p>
          </table:table-cell>
          <table:table-cell table:number-columns-repeated="7"/>
        </table:table-row>
        <table:table-row table:style-name="ro1">
          <table:table-cell office:value-type="float" office:value="511304.44" calcext:value-type="float">
            <text:p>511304.44</text:p>
          </table:table-cell>
          <table:table-cell office:value-type="float" office:value="6964982.768" calcext:value-type="float">
            <text:p>6964982.768</text:p>
          </table:table-cell>
          <table:table-cell office:value-type="float" office:value="1.902" calcext:value-type="float">
            <text:p>1.902</text:p>
          </table:table-cell>
          <table:table-cell/>
          <table:table-cell office:value-type="float" office:value="511099.918" calcext:value-type="float">
            <text:p>511099.918</text:p>
          </table:table-cell>
          <table:table-cell office:value-type="float" office:value="6962196.775" calcext:value-type="float">
            <text:p>6962196.775</text:p>
          </table:table-cell>
          <table:table-cell office:value-type="float" office:value="1.902" calcext:value-type="float">
            <text:p>1.902</text:p>
          </table:table-cell>
          <table:table-cell/>
          <table:table-cell office:value-type="float" office:value="511099.9182" calcext:value-type="float">
            <text:p>511099.9182</text:p>
          </table:table-cell>
          <table:table-cell office:value-type="float" office:value="6962196.7753" calcext:value-type="float">
            <text:p>6962196.7753</text:p>
          </table:table-cell>
          <table:table-cell office:value-type="float" office:value="1.902" calcext:value-type="float">
            <text:p>1.902</text:p>
          </table:table-cell>
          <table:table-cell table:number-columns-repeated="7"/>
        </table:table-row>
        <table:table-row table:style-name="ro1">
          <table:table-cell office:value-type="float" office:value="511305.166" calcext:value-type="float">
            <text:p>511305.166</text:p>
          </table:table-cell>
          <table:table-cell office:value-type="float" office:value="6964982.64" calcext:value-type="float">
            <text:p>6964982.64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511100.644" calcext:value-type="float">
            <text:p>511100.644</text:p>
          </table:table-cell>
          <table:table-cell office:value-type="float" office:value="6962196.647" calcext:value-type="float">
            <text:p>6962196.647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511100.6439" calcext:value-type="float">
            <text:p>511100.6439</text:p>
          </table:table-cell>
          <table:table-cell office:value-type="float" office:value="6962196.6473" calcext:value-type="float">
            <text:p>6962196.6473</text:p>
          </table:table-cell>
          <table:table-cell office:value-type="float" office:value="1.86" calcext:value-type="float">
            <text:p>1.86</text:p>
          </table:table-cell>
          <table:table-cell table:number-columns-repeated="7"/>
        </table:table-row>
        <table:table-row table:style-name="ro1">
          <table:table-cell office:value-type="float" office:value="511304.257" calcext:value-type="float">
            <text:p>511304.257</text:p>
          </table:table-cell>
          <table:table-cell office:value-type="float" office:value="6964983.23" calcext:value-type="float">
            <text:p>6964983.23</text:p>
          </table:table-cell>
          <table:table-cell office:value-type="float" office:value="1.855" calcext:value-type="float">
            <text:p>1.855</text:p>
          </table:table-cell>
          <table:table-cell/>
          <table:table-cell office:value-type="float" office:value="511099.735" calcext:value-type="float">
            <text:p>511099.735</text:p>
          </table:table-cell>
          <table:table-cell office:value-type="float" office:value="6962197.237" calcext:value-type="float">
            <text:p>6962197.237</text:p>
          </table:table-cell>
          <table:table-cell office:value-type="float" office:value="1.855" calcext:value-type="float">
            <text:p>1.855</text:p>
          </table:table-cell>
          <table:table-cell/>
          <table:table-cell office:value-type="float" office:value="511099.7353" calcext:value-type="float">
            <text:p>511099.7353</text:p>
          </table:table-cell>
          <table:table-cell office:value-type="float" office:value="6962197.2371" calcext:value-type="float">
            <text:p>6962197.2371</text:p>
          </table:table-cell>
          <table:table-cell office:value-type="float" office:value="1.855" calcext:value-type="float">
            <text:p>1.855</text:p>
          </table:table-cell>
          <table:table-cell table:number-columns-repeated="7"/>
        </table:table-row>
        <table:table-row table:style-name="ro1">
          <table:table-cell office:value-type="float" office:value="511304.934" calcext:value-type="float">
            <text:p>511304.934</text:p>
          </table:table-cell>
          <table:table-cell office:value-type="float" office:value="6964983.425" calcext:value-type="float">
            <text:p>6964983.425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100.412" calcext:value-type="float">
            <text:p>511100.412</text:p>
          </table:table-cell>
          <table:table-cell office:value-type="float" office:value="6962197.432" calcext:value-type="float">
            <text:p>6962197.432</text:p>
          </table:table-cell>
          <table:table-cell office:value-type="float" office:value="1.803" calcext:value-type="float">
            <text:p>1.803</text:p>
          </table:table-cell>
          <table:table-cell/>
          <table:table-cell office:value-type="float" office:value="511100.412" calcext:value-type="float">
            <text:p>511100.412</text:p>
          </table:table-cell>
          <table:table-cell office:value-type="float" office:value="6962197.432" calcext:value-type="float">
            <text:p>6962197.432</text:p>
          </table:table-cell>
          <table:table-cell office:value-type="float" office:value="1.803" calcext:value-type="float">
            <text:p>1.803</text:p>
          </table:table-cell>
          <table:table-cell table:number-columns-repeated="7"/>
        </table:table-row>
        <table:table-row table:style-name="ro1">
          <table:table-cell office:value-type="float" office:value="511305.412" calcext:value-type="float">
            <text:p>511305.412</text:p>
          </table:table-cell>
          <table:table-cell office:value-type="float" office:value="6964983.05" calcext:value-type="float">
            <text:p>6964983.05</text:p>
          </table:table-cell>
          <table:table-cell office:value-type="float" office:value="1.857" calcext:value-type="float">
            <text:p>1.857</text:p>
          </table:table-cell>
          <table:table-cell/>
          <table:table-cell office:value-type="float" office:value="511100.89" calcext:value-type="float">
            <text:p>511100.89</text:p>
          </table:table-cell>
          <table:table-cell office:value-type="float" office:value="6962197.057" calcext:value-type="float">
            <text:p>6962197.057</text:p>
          </table:table-cell>
          <table:table-cell office:value-type="float" office:value="1.857" calcext:value-type="float">
            <text:p>1.857</text:p>
          </table:table-cell>
          <table:table-cell/>
          <table:table-cell office:value-type="float" office:value="511100.8898" calcext:value-type="float">
            <text:p>511100.8898</text:p>
          </table:table-cell>
          <table:table-cell office:value-type="float" office:value="6962197.0572" calcext:value-type="float">
            <text:p>6962197.0572</text:p>
          </table:table-cell>
          <table:table-cell office:value-type="float" office:value="1.857" calcext:value-type="float">
            <text:p>1.857</text:p>
          </table:table-cell>
          <table:table-cell table:number-columns-repeated="7"/>
        </table:table-row>
        <table:table-row table:style-name="ro1">
          <table:table-cell office:value-type="float" office:value="511305.139" calcext:value-type="float">
            <text:p>511305.139</text:p>
          </table:table-cell>
          <table:table-cell office:value-type="float" office:value="6964983.975" calcext:value-type="float">
            <text:p>6964983.975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0.617" calcext:value-type="float">
            <text:p>511100.617</text:p>
          </table:table-cell>
          <table:table-cell office:value-type="float" office:value="6962197.982" calcext:value-type="float">
            <text:p>6962197.982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0.617" calcext:value-type="float">
            <text:p>511100.617</text:p>
          </table:table-cell>
          <table:table-cell office:value-type="float" office:value="6962197.9818" calcext:value-type="float">
            <text:p>6962197.9818</text:p>
          </table:table-cell>
          <table:table-cell office:value-type="float" office:value="1.74" calcext:value-type="float">
            <text:p>1.74</text:p>
          </table:table-cell>
          <table:table-cell table:number-columns-repeated="7"/>
        </table:table-row>
        <table:table-row table:style-name="ro1">
          <table:table-cell office:value-type="float" office:value="511305.91" calcext:value-type="float">
            <text:p>511305.91</text:p>
          </table:table-cell>
          <table:table-cell office:value-type="float" office:value="6964983.758" calcext:value-type="float">
            <text:p>6964983.758</text:p>
          </table:table-cell>
          <table:table-cell office:value-type="float" office:value="1.822" calcext:value-type="float">
            <text:p>1.822</text:p>
          </table:table-cell>
          <table:table-cell/>
          <table:table-cell office:value-type="float" office:value="511101.388" calcext:value-type="float">
            <text:p>511101.388</text:p>
          </table:table-cell>
          <table:table-cell office:value-type="float" office:value="6962197.765" calcext:value-type="float">
            <text:p>6962197.765</text:p>
          </table:table-cell>
          <table:table-cell office:value-type="float" office:value="1.822" calcext:value-type="float">
            <text:p>1.822</text:p>
          </table:table-cell>
          <table:table-cell/>
          <table:table-cell office:value-type="float" office:value="511101.3876" calcext:value-type="float">
            <text:p>511101.3876</text:p>
          </table:table-cell>
          <table:table-cell office:value-type="float" office:value="6962197.7649" calcext:value-type="float">
            <text:p>6962197.7649</text:p>
          </table:table-cell>
          <table:table-cell office:value-type="float" office:value="1.822" calcext:value-type="float">
            <text:p>1.822</text:p>
          </table:table-cell>
          <table:table-cell table:number-columns-repeated="7"/>
        </table:table-row>
        <table:table-row table:style-name="ro1">
          <table:table-cell office:value-type="float" office:value="511307.124" calcext:value-type="float">
            <text:p>511307.124</text:p>
          </table:table-cell>
          <table:table-cell office:value-type="float" office:value="6964982.491" calcext:value-type="float">
            <text:p>6964982.491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102.601" calcext:value-type="float">
            <text:p>511102.601</text:p>
          </table:table-cell>
          <table:table-cell office:value-type="float" office:value="6962196.498" calcext:value-type="float">
            <text:p>6962196.498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102.6012" calcext:value-type="float">
            <text:p>511102.6012</text:p>
          </table:table-cell>
          <table:table-cell office:value-type="float" office:value="6962196.4984" calcext:value-type="float">
            <text:p>6962196.4984</text:p>
          </table:table-cell>
          <table:table-cell office:value-type="float" office:value="1.726" calcext:value-type="float">
            <text:p>1.726</text:p>
          </table:table-cell>
          <table:table-cell table:number-columns-repeated="7"/>
        </table:table-row>
        <table:table-row table:style-name="ro1">
          <table:table-cell office:value-type="float" office:value="511306.94" calcext:value-type="float">
            <text:p>511306.94</text:p>
          </table:table-cell>
          <table:table-cell office:value-type="float" office:value="6964983.175" calcext:value-type="float">
            <text:p>6964983.175</text:p>
          </table:table-cell>
          <table:table-cell office:value-type="float" office:value="1.845" calcext:value-type="float">
            <text:p>1.845</text:p>
          </table:table-cell>
          <table:table-cell/>
          <table:table-cell office:value-type="float" office:value="511102.417" calcext:value-type="float">
            <text:p>511102.417</text:p>
          </table:table-cell>
          <table:table-cell office:value-type="float" office:value="6962197.182" calcext:value-type="float">
            <text:p>6962197.182</text:p>
          </table:table-cell>
          <table:table-cell office:value-type="float" office:value="1.845" calcext:value-type="float">
            <text:p>1.845</text:p>
          </table:table-cell>
          <table:table-cell/>
          <table:table-cell office:value-type="float" office:value="511102.4172" calcext:value-type="float">
            <text:p>511102.4172</text:p>
          </table:table-cell>
          <table:table-cell office:value-type="float" office:value="6962197.1821" calcext:value-type="float">
            <text:p>6962197.1821</text:p>
          </table:table-cell>
          <table:table-cell office:value-type="float" office:value="1.845" calcext:value-type="float">
            <text:p>1.845</text:p>
          </table:table-cell>
          <table:table-cell table:number-columns-repeated="7"/>
        </table:table-row>
        <table:table-row table:style-name="ro1">
          <table:table-cell office:value-type="float" office:value="511306.791" calcext:value-type="float">
            <text:p>511306.791</text:p>
          </table:table-cell>
          <table:table-cell office:value-type="float" office:value="6964983.668" calcext:value-type="float">
            <text:p>6964983.668</text:p>
          </table:table-cell>
          <table:table-cell office:value-type="float" office:value="1.809" calcext:value-type="float">
            <text:p>1.809</text:p>
          </table:table-cell>
          <table:table-cell/>
          <table:table-cell office:value-type="float" office:value="511102.268" calcext:value-type="float">
            <text:p>511102.268</text:p>
          </table:table-cell>
          <table:table-cell office:value-type="float" office:value="6962197.675" calcext:value-type="float">
            <text:p>6962197.675</text:p>
          </table:table-cell>
          <table:table-cell office:value-type="float" office:value="1.809" calcext:value-type="float">
            <text:p>1.809</text:p>
          </table:table-cell>
          <table:table-cell/>
          <table:table-cell office:value-type="float" office:value="511102.2683" calcext:value-type="float">
            <text:p>511102.2683</text:p>
          </table:table-cell>
          <table:table-cell office:value-type="float" office:value="6962197.6749" calcext:value-type="float">
            <text:p>6962197.6749</text:p>
          </table:table-cell>
          <table:table-cell office:value-type="float" office:value="1.809" calcext:value-type="float">
            <text:p>1.809</text:p>
          </table:table-cell>
          <table:table-cell table:number-columns-repeated="7"/>
        </table:table-row>
        <table:table-row table:style-name="ro1">
          <table:table-cell office:value-type="float" office:value="511307.036" calcext:value-type="float">
            <text:p>511307.036</text:p>
          </table:table-cell>
          <table:table-cell office:value-type="float" office:value="6964983.694" calcext:value-type="float">
            <text:p>6964983.694</text:p>
          </table:table-cell>
          <table:table-cell office:value-type="float" office:value="1.855" calcext:value-type="float">
            <text:p>1.855</text:p>
          </table:table-cell>
          <table:table-cell/>
          <table:table-cell office:value-type="float" office:value="511102.513" calcext:value-type="float">
            <text:p>511102.513</text:p>
          </table:table-cell>
          <table:table-cell office:value-type="float" office:value="6962197.701" calcext:value-type="float">
            <text:p>6962197.701</text:p>
          </table:table-cell>
          <table:table-cell office:value-type="float" office:value="1.855" calcext:value-type="float">
            <text:p>1.855</text:p>
          </table:table-cell>
          <table:table-cell/>
          <table:table-cell office:value-type="float" office:value="511102.5132" calcext:value-type="float">
            <text:p>511102.5132</text:p>
          </table:table-cell>
          <table:table-cell office:value-type="float" office:value="6962197.7009" calcext:value-type="float">
            <text:p>6962197.7009</text:p>
          </table:table-cell>
          <table:table-cell office:value-type="float" office:value="1.855" calcext:value-type="float">
            <text:p>1.855</text:p>
          </table:table-cell>
          <table:table-cell table:number-columns-repeated="7"/>
        </table:table-row>
        <table:table-row table:style-name="ro1">
          <table:table-cell office:value-type="float" office:value="511309.063" calcext:value-type="float">
            <text:p>511309.063</text:p>
          </table:table-cell>
          <table:table-cell office:value-type="float" office:value="6964981.688" calcext:value-type="float">
            <text:p>6964981.688</text:p>
          </table:table-cell>
          <table:table-cell office:value-type="float" office:value="1.261" calcext:value-type="float">
            <text:p>1.261</text:p>
          </table:table-cell>
          <table:table-cell/>
          <table:table-cell office:value-type="float" office:value="511104.539" calcext:value-type="float">
            <text:p>511104.539</text:p>
          </table:table-cell>
          <table:table-cell office:value-type="float" office:value="6962195.696" calcext:value-type="float">
            <text:p>6962195.696</text:p>
          </table:table-cell>
          <table:table-cell office:value-type="float" office:value="1.261" calcext:value-type="float">
            <text:p>1.261</text:p>
          </table:table-cell>
          <table:table-cell/>
          <table:table-cell office:value-type="float" office:value="511104.5394" calcext:value-type="float">
            <text:p>511104.5394</text:p>
          </table:table-cell>
          <table:table-cell office:value-type="float" office:value="6962195.6957" calcext:value-type="float">
            <text:p>6962195.6957</text:p>
          </table:table-cell>
          <table:table-cell office:value-type="float" office:value="1.261" calcext:value-type="float">
            <text:p>1.261</text:p>
          </table:table-cell>
          <table:table-cell table:number-columns-repeated="7"/>
        </table:table-row>
        <table:table-row table:style-name="ro1">
          <table:table-cell office:value-type="float" office:value="511309.613" calcext:value-type="float">
            <text:p>511309.613</text:p>
          </table:table-cell>
          <table:table-cell office:value-type="float" office:value="6964982.874" calcext:value-type="float">
            <text:p>6964982.874</text:p>
          </table:table-cell>
          <table:table-cell office:value-type="float" office:value="1.809" calcext:value-type="float">
            <text:p>1.809</text:p>
          </table:table-cell>
          <table:table-cell/>
          <table:table-cell office:value-type="float" office:value="511105.089" calcext:value-type="float">
            <text:p>511105.089</text:p>
          </table:table-cell>
          <table:table-cell office:value-type="float" office:value="6962196.881" calcext:value-type="float">
            <text:p>6962196.881</text:p>
          </table:table-cell>
          <table:table-cell office:value-type="float" office:value="1.809" calcext:value-type="float">
            <text:p>1.809</text:p>
          </table:table-cell>
          <table:table-cell/>
          <table:table-cell office:value-type="float" office:value="511105.0892" calcext:value-type="float">
            <text:p>511105.0892</text:p>
          </table:table-cell>
          <table:table-cell office:value-type="float" office:value="6962196.8812" calcext:value-type="float">
            <text:p>6962196.8812</text:p>
          </table:table-cell>
          <table:table-cell office:value-type="float" office:value="1.809" calcext:value-type="float">
            <text:p>1.809</text:p>
          </table:table-cell>
          <table:table-cell table:number-columns-repeated="7"/>
        </table:table-row>
        <table:table-row table:style-name="ro1">
          <table:table-cell office:value-type="float" office:value="511308.276" calcext:value-type="float">
            <text:p>511308.276</text:p>
          </table:table-cell>
          <table:table-cell office:value-type="float" office:value="6964983.96" calcext:value-type="float">
            <text:p>6964983.96</text:p>
          </table:table-cell>
          <table:table-cell office:value-type="float" office:value="1.928" calcext:value-type="float">
            <text:p>1.928</text:p>
          </table:table-cell>
          <table:table-cell/>
          <table:table-cell office:value-type="float" office:value="511103.753" calcext:value-type="float">
            <text:p>511103.753</text:p>
          </table:table-cell>
          <table:table-cell office:value-type="float" office:value="6962197.967" calcext:value-type="float">
            <text:p>6962197.967</text:p>
          </table:table-cell>
          <table:table-cell office:value-type="float" office:value="1.928" calcext:value-type="float">
            <text:p>1.928</text:p>
          </table:table-cell>
          <table:table-cell/>
          <table:table-cell office:value-type="float" office:value="511103.7527" calcext:value-type="float">
            <text:p>511103.7527</text:p>
          </table:table-cell>
          <table:table-cell office:value-type="float" office:value="6962197.9668" calcext:value-type="float">
            <text:p>6962197.9668</text:p>
          </table:table-cell>
          <table:table-cell office:value-type="float" office:value="1.928" calcext:value-type="float">
            <text:p>1.928</text:p>
          </table:table-cell>
          <table:table-cell table:number-columns-repeated="7"/>
        </table:table-row>
        <table:table-row table:style-name="ro1">
          <table:table-cell office:value-type="float" office:value="511309.225" calcext:value-type="float">
            <text:p>511309.225</text:p>
          </table:table-cell>
          <table:table-cell office:value-type="float" office:value="6964983.654" calcext:value-type="float">
            <text:p>6964983.654</text:p>
          </table:table-cell>
          <table:table-cell office:value-type="float" office:value="1.864" calcext:value-type="float">
            <text:p>1.864</text:p>
          </table:table-cell>
          <table:table-cell/>
          <table:table-cell office:value-type="float" office:value="511104.701" calcext:value-type="float">
            <text:p>511104.701</text:p>
          </table:table-cell>
          <table:table-cell office:value-type="float" office:value="6962197.661" calcext:value-type="float">
            <text:p>6962197.661</text:p>
          </table:table-cell>
          <table:table-cell office:value-type="float" office:value="1.864" calcext:value-type="float">
            <text:p>1.864</text:p>
          </table:table-cell>
          <table:table-cell/>
          <table:table-cell office:value-type="float" office:value="511104.7013" calcext:value-type="float">
            <text:p>511104.7013</text:p>
          </table:table-cell>
          <table:table-cell office:value-type="float" office:value="6962197.6609" calcext:value-type="float">
            <text:p>6962197.6609</text:p>
          </table:table-cell>
          <table:table-cell office:value-type="float" office:value="1.864" calcext:value-type="float">
            <text:p>1.864</text:p>
          </table:table-cell>
          <table:table-cell table:number-columns-repeated="7"/>
        </table:table-row>
        <table:table-row table:style-name="ro1">
          <table:table-cell office:value-type="float" office:value="511311.609" calcext:value-type="float">
            <text:p>511311.609</text:p>
          </table:table-cell>
          <table:table-cell office:value-type="float" office:value="6964982.276" calcext:value-type="float">
            <text:p>6964982.276</text:p>
          </table:table-cell>
          <table:table-cell office:value-type="float" office:value="1.484" calcext:value-type="float">
            <text:p>1.484</text:p>
          </table:table-cell>
          <table:table-cell/>
          <table:table-cell office:value-type="float" office:value="511107.084" calcext:value-type="float">
            <text:p>511107.084</text:p>
          </table:table-cell>
          <table:table-cell office:value-type="float" office:value="6962196.283" calcext:value-type="float">
            <text:p>6962196.283</text:p>
          </table:table-cell>
          <table:table-cell office:value-type="float" office:value="1.484" calcext:value-type="float">
            <text:p>1.484</text:p>
          </table:table-cell>
          <table:table-cell/>
          <table:table-cell office:value-type="float" office:value="511107.0844" calcext:value-type="float">
            <text:p>511107.0844</text:p>
          </table:table-cell>
          <table:table-cell office:value-type="float" office:value="6962196.2835" calcext:value-type="float">
            <text:p>6962196.2835</text:p>
          </table:table-cell>
          <table:table-cell office:value-type="float" office:value="1.484" calcext:value-type="float">
            <text:p>1.484</text:p>
          </table:table-cell>
          <table:table-cell table:number-columns-repeated="7"/>
        </table:table-row>
        <table:table-row table:style-name="ro1">
          <table:table-cell office:value-type="float" office:value="511310.072" calcext:value-type="float">
            <text:p>511310.072</text:p>
          </table:table-cell>
          <table:table-cell office:value-type="float" office:value="6964983.8" calcext:value-type="float">
            <text:p>6964983.8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511105.548" calcext:value-type="float">
            <text:p>511105.548</text:p>
          </table:table-cell>
          <table:table-cell office:value-type="float" office:value="6962197.807" calcext:value-type="float">
            <text:p>6962197.807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511105.548" calcext:value-type="float">
            <text:p>511105.548</text:p>
          </table:table-cell>
          <table:table-cell office:value-type="float" office:value="6962197.8069" calcext:value-type="float">
            <text:p>6962197.8069</text:p>
          </table:table-cell>
          <table:table-cell office:value-type="float" office:value="1.812" calcext:value-type="float">
            <text:p>1.812</text:p>
          </table:table-cell>
          <table:table-cell table:number-columns-repeated="7"/>
        </table:table-row>
        <table:table-row table:style-name="ro1">
          <table:table-cell office:value-type="float" office:value="511311.93" calcext:value-type="float">
            <text:p>511311.93</text:p>
          </table:table-cell>
          <table:table-cell office:value-type="float" office:value="6964983.162" calcext:value-type="float">
            <text:p>6964983.162</text:p>
          </table:table-cell>
          <table:table-cell office:value-type="float" office:value="1.796" calcext:value-type="float">
            <text:p>1.796</text:p>
          </table:table-cell>
          <table:table-cell/>
          <table:table-cell office:value-type="float" office:value="511107.405" calcext:value-type="float">
            <text:p>511107.405</text:p>
          </table:table-cell>
          <table:table-cell office:value-type="float" office:value="6962197.169" calcext:value-type="float">
            <text:p>6962197.169</text:p>
          </table:table-cell>
          <table:table-cell office:value-type="float" office:value="1.796" calcext:value-type="float">
            <text:p>1.796</text:p>
          </table:table-cell>
          <table:table-cell/>
          <table:table-cell office:value-type="float" office:value="511107.4053" calcext:value-type="float">
            <text:p>511107.4053</text:p>
          </table:table-cell>
          <table:table-cell office:value-type="float" office:value="6962197.1691" calcext:value-type="float">
            <text:p>6962197.1691</text:p>
          </table:table-cell>
          <table:table-cell office:value-type="float" office:value="1.796" calcext:value-type="float">
            <text:p>1.796</text:p>
          </table:table-cell>
          <table:table-cell table:number-columns-repeated="7"/>
        </table:table-row>
        <table:table-row table:style-name="ro1">
          <table:table-cell office:value-type="float" office:value="511305.786" calcext:value-type="float">
            <text:p>511305.786</text:p>
          </table:table-cell>
          <table:table-cell office:value-type="float" office:value="6964976.877" calcext:value-type="float">
            <text:p>6964976.877</text:p>
          </table:table-cell>
          <table:table-cell office:value-type="float" office:value="6.615" calcext:value-type="float">
            <text:p>6.615</text:p>
          </table:table-cell>
          <table:table-cell/>
          <table:table-cell office:value-type="float" office:value="511101.264" calcext:value-type="float">
            <text:p>511101.264</text:p>
          </table:table-cell>
          <table:table-cell office:value-type="float" office:value="6962190.886" calcext:value-type="float">
            <text:p>6962190.886</text:p>
          </table:table-cell>
          <table:table-cell office:value-type="float" office:value="6.615" calcext:value-type="float">
            <text:p>6.615</text:p>
          </table:table-cell>
          <table:table-cell/>
          <table:table-cell office:value-type="float" office:value="511101.2637" calcext:value-type="float">
            <text:p>511101.2637</text:p>
          </table:table-cell>
          <table:table-cell office:value-type="float" office:value="6962190.8866" calcext:value-type="float">
            <text:p>6962190.8866</text:p>
          </table:table-cell>
          <table:table-cell office:value-type="float" office:value="6.615" calcext:value-type="float">
            <text:p>6.615</text:p>
          </table:table-cell>
          <table:table-cell table:number-columns-repeated="7"/>
        </table:table-row>
        <table:table-row table:style-name="ro1">
          <table:table-cell office:value-type="float" office:value="511305.741" calcext:value-type="float">
            <text:p>511305.741</text:p>
          </table:table-cell>
          <table:table-cell office:value-type="float" office:value="6964977.233" calcext:value-type="float">
            <text:p>6964977.233</text:p>
          </table:table-cell>
          <table:table-cell office:value-type="float" office:value="7.532" calcext:value-type="float">
            <text:p>7.532</text:p>
          </table:table-cell>
          <table:table-cell/>
          <table:table-cell office:value-type="float" office:value="511101.219" calcext:value-type="float">
            <text:p>511101.219</text:p>
          </table:table-cell>
          <table:table-cell office:value-type="float" office:value="6962191.242" calcext:value-type="float">
            <text:p>6962191.242</text:p>
          </table:table-cell>
          <table:table-cell office:value-type="float" office:value="7.532" calcext:value-type="float">
            <text:p>7.532</text:p>
          </table:table-cell>
          <table:table-cell/>
          <table:table-cell office:value-type="float" office:value="511101.2187" calcext:value-type="float">
            <text:p>511101.2187</text:p>
          </table:table-cell>
          <table:table-cell office:value-type="float" office:value="6962191.2425" calcext:value-type="float">
            <text:p>6962191.2425</text:p>
          </table:table-cell>
          <table:table-cell office:value-type="float" office:value="7.532" calcext:value-type="float">
            <text:p>7.532</text:p>
          </table:table-cell>
          <table:table-cell table:number-columns-repeated="7"/>
        </table:table-row>
        <table:table-row table:style-name="ro1">
          <table:table-cell office:value-type="float" office:value="511306.565" calcext:value-type="float">
            <text:p>511306.565</text:p>
          </table:table-cell>
          <table:table-cell office:value-type="float" office:value="6964976.23" calcext:value-type="float">
            <text:p>6964976.23</text:p>
          </table:table-cell>
          <table:table-cell office:value-type="float" office:value="7.502" calcext:value-type="float">
            <text:p>7.502</text:p>
          </table:table-cell>
          <table:table-cell/>
          <table:table-cell office:value-type="float" office:value="511102.042" calcext:value-type="float">
            <text:p>511102.042</text:p>
          </table:table-cell>
          <table:table-cell office:value-type="float" office:value="6962190.24" calcext:value-type="float">
            <text:p>6962190.24</text:p>
          </table:table-cell>
          <table:table-cell office:value-type="float" office:value="7.502" calcext:value-type="float">
            <text:p>7.502</text:p>
          </table:table-cell>
          <table:table-cell/>
          <table:table-cell office:value-type="float" office:value="511102.0424" calcext:value-type="float">
            <text:p>511102.0424</text:p>
          </table:table-cell>
          <table:table-cell office:value-type="float" office:value="6962190.2399" calcext:value-type="float">
            <text:p>6962190.2399</text:p>
          </table:table-cell>
          <table:table-cell office:value-type="float" office:value="7.502" calcext:value-type="float">
            <text:p>7.502</text:p>
          </table:table-cell>
          <table:table-cell table:number-columns-repeated="7"/>
        </table:table-row>
        <table:table-row table:style-name="ro1">
          <table:table-cell office:value-type="float" office:value="511304.373" calcext:value-type="float">
            <text:p>511304.373</text:p>
          </table:table-cell>
          <table:table-cell office:value-type="float" office:value="6964979.202" calcext:value-type="float">
            <text:p>6964979.202</text:p>
          </table:table-cell>
          <table:table-cell office:value-type="float" office:value="6.726" calcext:value-type="float">
            <text:p>6.726</text:p>
          </table:table-cell>
          <table:table-cell/>
          <table:table-cell office:value-type="float" office:value="511099.851" calcext:value-type="float">
            <text:p>511099.851</text:p>
          </table:table-cell>
          <table:table-cell office:value-type="float" office:value="6962193.21" calcext:value-type="float">
            <text:p>6962193.21</text:p>
          </table:table-cell>
          <table:table-cell office:value-type="float" office:value="6.726" calcext:value-type="float">
            <text:p>6.726</text:p>
          </table:table-cell>
          <table:table-cell/>
          <table:table-cell office:value-type="float" office:value="511099.8512" calcext:value-type="float">
            <text:p>511099.8512</text:p>
          </table:table-cell>
          <table:table-cell office:value-type="float" office:value="6962193.2107" calcext:value-type="float">
            <text:p>6962193.2107</text:p>
          </table:table-cell>
          <table:table-cell office:value-type="float" office:value="6.726" calcext:value-type="float">
            <text:p>6.726</text:p>
          </table:table-cell>
          <table:table-cell table:number-columns-repeated="7"/>
        </table:table-row>
        <table:table-row table:style-name="ro1">
          <table:table-cell office:value-type="float" office:value="511304.162" calcext:value-type="float">
            <text:p>511304.162</text:p>
          </table:table-cell>
          <table:table-cell office:value-type="float" office:value="6964979.142" calcext:value-type="float">
            <text:p>6964979.142</text:p>
          </table:table-cell>
          <table:table-cell office:value-type="float" office:value="7.334" calcext:value-type="float">
            <text:p>7.334</text:p>
          </table:table-cell>
          <table:table-cell/>
          <table:table-cell office:value-type="float" office:value="511099.64" calcext:value-type="float">
            <text:p>511099.64</text:p>
          </table:table-cell>
          <table:table-cell office:value-type="float" office:value="6962193.151" calcext:value-type="float">
            <text:p>6962193.151</text:p>
          </table:table-cell>
          <table:table-cell office:value-type="float" office:value="7.334" calcext:value-type="float">
            <text:p>7.334</text:p>
          </table:table-cell>
          <table:table-cell/>
          <table:table-cell office:value-type="float" office:value="511099.6403" calcext:value-type="float">
            <text:p>511099.6403</text:p>
          </table:table-cell>
          <table:table-cell office:value-type="float" office:value="6962193.1507" calcext:value-type="float">
            <text:p>6962193.1507</text:p>
          </table:table-cell>
          <table:table-cell office:value-type="float" office:value="7.334" calcext:value-type="float">
            <text:p>7.334</text:p>
          </table:table-cell>
          <table:table-cell table:number-columns-repeated="7"/>
        </table:table-row>
        <table:table-row table:style-name="ro1">
          <table:table-cell office:value-type="float" office:value="511306.662" calcext:value-type="float">
            <text:p>511306.662</text:p>
          </table:table-cell>
          <table:table-cell office:value-type="float" office:value="6964979.787" calcext:value-type="float">
            <text:p>6964979.787</text:p>
          </table:table-cell>
          <table:table-cell office:value-type="float" office:value="6.724" calcext:value-type="float">
            <text:p>6.724</text:p>
          </table:table-cell>
          <table:table-cell/>
          <table:table-cell office:value-type="float" office:value="511102.139" calcext:value-type="float">
            <text:p>511102.139</text:p>
          </table:table-cell>
          <table:table-cell office:value-type="float" office:value="6962193.795" calcext:value-type="float">
            <text:p>6962193.795</text:p>
          </table:table-cell>
          <table:table-cell office:value-type="float" office:value="6.724" calcext:value-type="float">
            <text:p>6.724</text:p>
          </table:table-cell>
          <table:table-cell/>
          <table:table-cell office:value-type="float" office:value="511102.1393" calcext:value-type="float">
            <text:p>511102.1393</text:p>
          </table:table-cell>
          <table:table-cell office:value-type="float" office:value="6962193.7955" calcext:value-type="float">
            <text:p>6962193.7955</text:p>
          </table:table-cell>
          <table:table-cell office:value-type="float" office:value="6.724" calcext:value-type="float">
            <text:p>6.724</text:p>
          </table:table-cell>
          <table:table-cell table:number-columns-repeated="7"/>
        </table:table-row>
        <table:table-row table:style-name="ro1">
          <table:table-cell office:value-type="float" office:value="511306.975" calcext:value-type="float">
            <text:p>511306.975</text:p>
          </table:table-cell>
          <table:table-cell office:value-type="float" office:value="6964979.485" calcext:value-type="float">
            <text:p>6964979.485</text:p>
          </table:table-cell>
          <table:table-cell office:value-type="float" office:value="7.446" calcext:value-type="float">
            <text:p>7.446</text:p>
          </table:table-cell>
          <table:table-cell/>
          <table:table-cell office:value-type="float" office:value="511102.452" calcext:value-type="float">
            <text:p>511102.452</text:p>
          </table:table-cell>
          <table:table-cell office:value-type="float" office:value="6962193.493" calcext:value-type="float">
            <text:p>6962193.493</text:p>
          </table:table-cell>
          <table:table-cell office:value-type="float" office:value="7.446" calcext:value-type="float">
            <text:p>7.446</text:p>
          </table:table-cell>
          <table:table-cell/>
          <table:table-cell office:value-type="float" office:value="511102.4522" calcext:value-type="float">
            <text:p>511102.4522</text:p>
          </table:table-cell>
          <table:table-cell office:value-type="float" office:value="6962193.4936" calcext:value-type="float">
            <text:p>6962193.4936</text:p>
          </table:table-cell>
          <table:table-cell office:value-type="float" office:value="7.446" calcext:value-type="float">
            <text:p>7.446</text:p>
          </table:table-cell>
          <table:table-cell table:number-columns-repeated="7"/>
        </table:table-row>
        <table:table-row table:style-name="ro1">
          <table:table-cell office:value-type="float" office:value="511309.07" calcext:value-type="float">
            <text:p>511309.07</text:p>
          </table:table-cell>
          <table:table-cell office:value-type="float" office:value="6964976.632" calcext:value-type="float">
            <text:p>6964976.632</text:p>
          </table:table-cell>
          <table:table-cell office:value-type="float" office:value="6.619" calcext:value-type="float">
            <text:p>6.619</text:p>
          </table:table-cell>
          <table:table-cell/>
          <table:table-cell office:value-type="float" office:value="511104.546" calcext:value-type="float">
            <text:p>511104.546</text:p>
          </table:table-cell>
          <table:table-cell office:value-type="float" office:value="6962190.642" calcext:value-type="float">
            <text:p>6962190.642</text:p>
          </table:table-cell>
          <table:table-cell office:value-type="float" office:value="6.619" calcext:value-type="float">
            <text:p>6.619</text:p>
          </table:table-cell>
          <table:table-cell/>
          <table:table-cell office:value-type="float" office:value="511104.5464" calcext:value-type="float">
            <text:p>511104.5464</text:p>
          </table:table-cell>
          <table:table-cell office:value-type="float" office:value="6962190.6417" calcext:value-type="float">
            <text:p>6962190.6417</text:p>
          </table:table-cell>
          <table:table-cell office:value-type="float" office:value="6.619" calcext:value-type="float">
            <text:p>6.619</text:p>
          </table:table-cell>
          <table:table-cell table:number-columns-repeated="7"/>
        </table:table-row>
        <table:table-row table:style-name="ro1">
          <table:table-cell office:value-type="float" office:value="511309.245" calcext:value-type="float">
            <text:p>511309.245</text:p>
          </table:table-cell>
          <table:table-cell office:value-type="float" office:value="6964976.737" calcext:value-type="float">
            <text:p>6964976.737</text:p>
          </table:table-cell>
          <table:table-cell office:value-type="float" office:value="7.662" calcext:value-type="float">
            <text:p>7.662</text:p>
          </table:table-cell>
          <table:table-cell/>
          <table:table-cell office:value-type="float" office:value="511104.721" calcext:value-type="float">
            <text:p>511104.721</text:p>
          </table:table-cell>
          <table:table-cell office:value-type="float" office:value="6962190.746" calcext:value-type="float">
            <text:p>6962190.746</text:p>
          </table:table-cell>
          <table:table-cell office:value-type="float" office:value="7.662" calcext:value-type="float">
            <text:p>7.662</text:p>
          </table:table-cell>
          <table:table-cell/>
          <table:table-cell office:value-type="float" office:value="511104.7213" calcext:value-type="float">
            <text:p>511104.7213</text:p>
          </table:table-cell>
          <table:table-cell office:value-type="float" office:value="6962190.7467" calcext:value-type="float">
            <text:p>6962190.7467</text:p>
          </table:table-cell>
          <table:table-cell office:value-type="float" office:value="7.662" calcext:value-type="float">
            <text:p>7.662</text:p>
          </table:table-cell>
          <table:table-cell table:number-columns-repeated="7"/>
        </table:table-row>
        <table:table-row table:style-name="ro1">
          <table:table-cell office:value-type="float" office:value="511311.986" calcext:value-type="float">
            <text:p>511311.986</text:p>
          </table:table-cell>
          <table:table-cell office:value-type="float" office:value="6964976.898" calcext:value-type="float">
            <text:p>6964976.898</text:p>
          </table:table-cell>
          <table:table-cell office:value-type="float" office:value="7.257" calcext:value-type="float">
            <text:p>7.257</text:p>
          </table:table-cell>
          <table:table-cell/>
          <table:table-cell office:value-type="float" office:value="511107.461" calcext:value-type="float">
            <text:p>511107.461</text:p>
          </table:table-cell>
          <table:table-cell office:value-type="float" office:value="6962190.907" calcext:value-type="float">
            <text:p>6962190.907</text:p>
          </table:table-cell>
          <table:table-cell office:value-type="float" office:value="7.257" calcext:value-type="float">
            <text:p>7.257</text:p>
          </table:table-cell>
          <table:table-cell/>
          <table:table-cell office:value-type="float" office:value="511107.4612" calcext:value-type="float">
            <text:p>511107.4612</text:p>
          </table:table-cell>
          <table:table-cell office:value-type="float" office:value="6962190.9076" calcext:value-type="float">
            <text:p>6962190.9076</text:p>
          </table:table-cell>
          <table:table-cell office:value-type="float" office:value="7.257" calcext:value-type="float">
            <text:p>7.257</text:p>
          </table:table-cell>
          <table:table-cell table:number-columns-repeated="7"/>
        </table:table-row>
        <table:table-row table:style-name="ro1">
          <table:table-cell office:value-type="float" office:value="511309.941" calcext:value-type="float">
            <text:p>511309.941</text:p>
          </table:table-cell>
          <table:table-cell office:value-type="float" office:value="6964979.769" calcext:value-type="float">
            <text:p>6964979.769</text:p>
          </table:table-cell>
          <table:table-cell office:value-type="float" office:value="7.207" calcext:value-type="float">
            <text:p>7.207</text:p>
          </table:table-cell>
          <table:table-cell/>
          <table:table-cell office:value-type="float" office:value="511105.417" calcext:value-type="float">
            <text:p>511105.417</text:p>
          </table:table-cell>
          <table:table-cell office:value-type="float" office:value="6962193.777" calcext:value-type="float">
            <text:p>6962193.777</text:p>
          </table:table-cell>
          <table:table-cell office:value-type="float" office:value="7.207" calcext:value-type="float">
            <text:p>7.207</text:p>
          </table:table-cell>
          <table:table-cell/>
          <table:table-cell office:value-type="float" office:value="511105.417" calcext:value-type="float">
            <text:p>511105.417</text:p>
          </table:table-cell>
          <table:table-cell office:value-type="float" office:value="6962193.7775" calcext:value-type="float">
            <text:p>6962193.7775</text:p>
          </table:table-cell>
          <table:table-cell office:value-type="float" office:value="7.207" calcext:value-type="float">
            <text:p>7.207</text:p>
          </table:table-cell>
          <table:table-cell table:number-columns-repeated="7"/>
        </table:table-row>
        <table:table-row table:style-name="ro1">
          <table:table-cell office:value-type="float" office:value="511310.699" calcext:value-type="float">
            <text:p>511310.699</text:p>
          </table:table-cell>
          <table:table-cell office:value-type="float" office:value="6964979.077" calcext:value-type="float">
            <text:p>6964979.077</text:p>
          </table:table-cell>
          <table:table-cell office:value-type="float" office:value="6.767" calcext:value-type="float">
            <text:p>6.767</text:p>
          </table:table-cell>
          <table:table-cell/>
          <table:table-cell office:value-type="float" office:value="511106.175" calcext:value-type="float">
            <text:p>511106.175</text:p>
          </table:table-cell>
          <table:table-cell office:value-type="float" office:value="6962193.086" calcext:value-type="float">
            <text:p>6962193.086</text:p>
          </table:table-cell>
          <table:table-cell office:value-type="float" office:value="6.767" calcext:value-type="float">
            <text:p>6.767</text:p>
          </table:table-cell>
          <table:table-cell/>
          <table:table-cell office:value-type="float" office:value="511106.1747" calcext:value-type="float">
            <text:p>511106.1747</text:p>
          </table:table-cell>
          <table:table-cell office:value-type="float" office:value="6962193.0857" calcext:value-type="float">
            <text:p>6962193.0857</text:p>
          </table:table-cell>
          <table:table-cell office:value-type="float" office:value="6.767" calcext:value-type="float">
            <text:p>6.767</text:p>
          </table:table-cell>
          <table:table-cell table:number-columns-repeated="7"/>
        </table:table-row>
        <table:table-row table:style-name="ro1">
          <table:table-cell office:value-type="float" office:value="511310.121" calcext:value-type="float">
            <text:p>511310.121</text:p>
          </table:table-cell>
          <table:table-cell office:value-type="float" office:value="6964979.476" calcext:value-type="float">
            <text:p>6964979.476</text:p>
          </table:table-cell>
          <table:table-cell office:value-type="float" office:value="7.813" calcext:value-type="float">
            <text:p>7.813</text:p>
          </table:table-cell>
          <table:table-cell/>
          <table:table-cell office:value-type="float" office:value="511105.597" calcext:value-type="float">
            <text:p>511105.597</text:p>
          </table:table-cell>
          <table:table-cell office:value-type="float" office:value="6962193.484" calcext:value-type="float">
            <text:p>6962193.484</text:p>
          </table:table-cell>
          <table:table-cell office:value-type="float" office:value="7.813" calcext:value-type="float">
            <text:p>7.813</text:p>
          </table:table-cell>
          <table:table-cell/>
          <table:table-cell office:value-type="float" office:value="511105.597" calcext:value-type="float">
            <text:p>511105.597</text:p>
          </table:table-cell>
          <table:table-cell office:value-type="float" office:value="6962193.4846" calcext:value-type="float">
            <text:p>6962193.4846</text:p>
          </table:table-cell>
          <table:table-cell office:value-type="float" office:value="7.813" calcext:value-type="float">
            <text:p>7.813</text:p>
          </table:table-cell>
          <table:table-cell table:number-columns-repeated="7"/>
        </table:table-row>
        <table:table-row table:style-name="ro1">
          <table:table-cell office:value-type="float" office:value="511304.815" calcext:value-type="float">
            <text:p>511304.815</text:p>
          </table:table-cell>
          <table:table-cell office:value-type="float" office:value="6964981.982" calcext:value-type="float">
            <text:p>6964981.982</text:p>
          </table:table-cell>
          <table:table-cell office:value-type="float" office:value="6.797" calcext:value-type="float">
            <text:p>6.797</text:p>
          </table:table-cell>
          <table:table-cell/>
          <table:table-cell office:value-type="float" office:value="511100.293" calcext:value-type="float">
            <text:p>511100.293</text:p>
          </table:table-cell>
          <table:table-cell office:value-type="float" office:value="6962195.989" calcext:value-type="float">
            <text:p>6962195.989</text:p>
          </table:table-cell>
          <table:table-cell office:value-type="float" office:value="6.797" calcext:value-type="float">
            <text:p>6.797</text:p>
          </table:table-cell>
          <table:table-cell/>
          <table:table-cell office:value-type="float" office:value="511100.2931" calcext:value-type="float">
            <text:p>511100.2931</text:p>
          </table:table-cell>
          <table:table-cell office:value-type="float" office:value="6962195.9896" calcext:value-type="float">
            <text:p>6962195.9896</text:p>
          </table:table-cell>
          <table:table-cell office:value-type="float" office:value="6.797" calcext:value-type="float">
            <text:p>6.797</text:p>
          </table:table-cell>
          <table:table-cell table:number-columns-repeated="7"/>
        </table:table-row>
        <table:table-row table:style-name="ro1">
          <table:table-cell office:value-type="float" office:value="511305.324" calcext:value-type="float">
            <text:p>511305.324</text:p>
          </table:table-cell>
          <table:table-cell office:value-type="float" office:value="6964980.841" calcext:value-type="float">
            <text:p>6964980.841</text:p>
          </table:table-cell>
          <table:table-cell office:value-type="float" office:value="7.018" calcext:value-type="float">
            <text:p>7.018</text:p>
          </table:table-cell>
          <table:table-cell/>
          <table:table-cell office:value-type="float" office:value="511100.802" calcext:value-type="float">
            <text:p>511100.802</text:p>
          </table:table-cell>
          <table:table-cell office:value-type="float" office:value="6962194.849" calcext:value-type="float">
            <text:p>6962194.849</text:p>
          </table:table-cell>
          <table:table-cell office:value-type="float" office:value="7.018" calcext:value-type="float">
            <text:p>7.018</text:p>
          </table:table-cell>
          <table:table-cell/>
          <table:table-cell office:value-type="float" office:value="511100.8019" calcext:value-type="float">
            <text:p>511100.8019</text:p>
          </table:table-cell>
          <table:table-cell office:value-type="float" office:value="6962194.849" calcext:value-type="float">
            <text:p>6962194.849</text:p>
          </table:table-cell>
          <table:table-cell office:value-type="float" office:value="7.018" calcext:value-type="float">
            <text:p>7.018</text:p>
          </table:table-cell>
          <table:table-cell table:number-columns-repeated="7"/>
        </table:table-row>
        <table:table-row table:style-name="ro1">
          <table:table-cell office:value-type="float" office:value="511305.302" calcext:value-type="float">
            <text:p>511305.302</text:p>
          </table:table-cell>
          <table:table-cell office:value-type="float" office:value="6964981.532" calcext:value-type="float">
            <text:p>6964981.532</text:p>
          </table:table-cell>
          <table:table-cell office:value-type="float" office:value="7.308" calcext:value-type="float">
            <text:p>7.308</text:p>
          </table:table-cell>
          <table:table-cell/>
          <table:table-cell office:value-type="float" office:value="511100.78" calcext:value-type="float">
            <text:p>511100.78</text:p>
          </table:table-cell>
          <table:table-cell office:value-type="float" office:value="6962195.54" calcext:value-type="float">
            <text:p>6962195.54</text:p>
          </table:table-cell>
          <table:table-cell office:value-type="float" office:value="7.308" calcext:value-type="float">
            <text:p>7.308</text:p>
          </table:table-cell>
          <table:table-cell/>
          <table:table-cell office:value-type="float" office:value="511100.7799" calcext:value-type="float">
            <text:p>511100.7799</text:p>
          </table:table-cell>
          <table:table-cell office:value-type="float" office:value="6962195.5398" calcext:value-type="float">
            <text:p>6962195.5398</text:p>
          </table:table-cell>
          <table:table-cell office:value-type="float" office:value="7.308" calcext:value-type="float">
            <text:p>7.308</text:p>
          </table:table-cell>
          <table:table-cell table:number-columns-repeated="7"/>
        </table:table-row>
        <table:table-row table:style-name="ro1">
          <table:table-cell office:value-type="float" office:value="511306.375" calcext:value-type="float">
            <text:p>511306.375</text:p>
          </table:table-cell>
          <table:table-cell office:value-type="float" office:value="6964980.522" calcext:value-type="float">
            <text:p>6964980.522</text:p>
          </table:table-cell>
          <table:table-cell office:value-type="float" office:value="6.893" calcext:value-type="float">
            <text:p>6.893</text:p>
          </table:table-cell>
          <table:table-cell/>
          <table:table-cell office:value-type="float" office:value="511101.852" calcext:value-type="float">
            <text:p>511101.852</text:p>
          </table:table-cell>
          <table:table-cell office:value-type="float" office:value="6962194.53" calcext:value-type="float">
            <text:p>6962194.53</text:p>
          </table:table-cell>
          <table:table-cell office:value-type="float" office:value="6.893" calcext:value-type="float">
            <text:p>6.893</text:p>
          </table:table-cell>
          <table:table-cell/>
          <table:table-cell office:value-type="float" office:value="511101.8525" calcext:value-type="float">
            <text:p>511101.8525</text:p>
          </table:table-cell>
          <table:table-cell office:value-type="float" office:value="6962194.5302" calcext:value-type="float">
            <text:p>6962194.5302</text:p>
          </table:table-cell>
          <table:table-cell office:value-type="float" office:value="6.893" calcext:value-type="float">
            <text:p>6.893</text:p>
          </table:table-cell>
          <table:table-cell table:number-columns-repeated="7"/>
        </table:table-row>
        <table:table-row table:style-name="ro1">
          <table:table-cell office:value-type="float" office:value="511304.318" calcext:value-type="float">
            <text:p>511304.318</text:p>
          </table:table-cell>
          <table:table-cell office:value-type="float" office:value="6964982.062" calcext:value-type="float">
            <text:p>6964982.062</text:p>
          </table:table-cell>
          <table:table-cell office:value-type="float" office:value="6.834" calcext:value-type="float">
            <text:p>6.834</text:p>
          </table:table-cell>
          <table:table-cell/>
          <table:table-cell office:value-type="float" office:value="511099.796" calcext:value-type="float">
            <text:p>511099.796</text:p>
          </table:table-cell>
          <table:table-cell office:value-type="float" office:value="6962196.069" calcext:value-type="float">
            <text:p>6962196.069</text:p>
          </table:table-cell>
          <table:table-cell office:value-type="float" office:value="6.834" calcext:value-type="float">
            <text:p>6.834</text:p>
          </table:table-cell>
          <table:table-cell/>
          <table:table-cell office:value-type="float" office:value="511099.7963" calcext:value-type="float">
            <text:p>511099.7963</text:p>
          </table:table-cell>
          <table:table-cell office:value-type="float" office:value="6962196.0696" calcext:value-type="float">
            <text:p>6962196.0696</text:p>
          </table:table-cell>
          <table:table-cell office:value-type="float" office:value="6.834" calcext:value-type="float">
            <text:p>6.834</text:p>
          </table:table-cell>
          <table:table-cell table:number-columns-repeated="7"/>
        </table:table-row>
        <table:table-row table:style-name="ro1">
          <table:table-cell office:value-type="float" office:value="511304.063" calcext:value-type="float">
            <text:p>511304.063</text:p>
          </table:table-cell>
          <table:table-cell office:value-type="float" office:value="6964982.963" calcext:value-type="float">
            <text:p>6964982.963</text:p>
          </table:table-cell>
          <table:table-cell office:value-type="float" office:value="6.825" calcext:value-type="float">
            <text:p>6.825</text:p>
          </table:table-cell>
          <table:table-cell/>
          <table:table-cell office:value-type="float" office:value="511099.541" calcext:value-type="float">
            <text:p>511099.541</text:p>
          </table:table-cell>
          <table:table-cell office:value-type="float" office:value="6962196.97" calcext:value-type="float">
            <text:p>6962196.97</text:p>
          </table:table-cell>
          <table:table-cell office:value-type="float" office:value="6.825" calcext:value-type="float">
            <text:p>6.825</text:p>
          </table:table-cell>
          <table:table-cell/>
          <table:table-cell office:value-type="float" office:value="511099.5414" calcext:value-type="float">
            <text:p>511099.5414</text:p>
          </table:table-cell>
          <table:table-cell office:value-type="float" office:value="6962196.9702" calcext:value-type="float">
            <text:p>6962196.9702</text:p>
          </table:table-cell>
          <table:table-cell office:value-type="float" office:value="6.825" calcext:value-type="float">
            <text:p>6.825</text:p>
          </table:table-cell>
          <table:table-cell table:number-columns-repeated="7"/>
        </table:table-row>
        <table:table-row table:style-name="ro1">
          <table:table-cell office:value-type="float" office:value="511304.1" calcext:value-type="float">
            <text:p>511304.1</text:p>
          </table:table-cell>
          <table:table-cell office:value-type="float" office:value="6964982.634" calcext:value-type="float">
            <text:p>6964982.634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511099.578" calcext:value-type="float">
            <text:p>511099.578</text:p>
          </table:table-cell>
          <table:table-cell office:value-type="float" office:value="6962196.641" calcext:value-type="float">
            <text:p>6962196.641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511099.5784" calcext:value-type="float">
            <text:p>511099.5784</text:p>
          </table:table-cell>
          <table:table-cell office:value-type="float" office:value="6962196.6413" calcext:value-type="float">
            <text:p>6962196.6413</text:p>
          </table:table-cell>
          <table:table-cell office:value-type="float" office:value="7.43" calcext:value-type="float">
            <text:p>7.43</text:p>
          </table:table-cell>
          <table:table-cell table:number-columns-repeated="7"/>
        </table:table-row>
        <table:table-row table:style-name="ro1">
          <table:table-cell office:value-type="float" office:value="511305.936" calcext:value-type="float">
            <text:p>511305.936</text:p>
          </table:table-cell>
          <table:table-cell office:value-type="float" office:value="6964983.883" calcext:value-type="float">
            <text:p>6964983.883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511101.414" calcext:value-type="float">
            <text:p>511101.414</text:p>
          </table:table-cell>
          <table:table-cell office:value-type="float" office:value="6962197.89" calcext:value-type="float">
            <text:p>6962197.89</text:p>
          </table:table-cell>
          <table:table-cell office:value-type="float" office:value="7.01" calcext:value-type="float">
            <text:p>7.01</text:p>
          </table:table-cell>
          <table:table-cell/>
          <table:table-cell office:value-type="float" office:value="511101.4136" calcext:value-type="float">
            <text:p>511101.4136</text:p>
          </table:table-cell>
          <table:table-cell office:value-type="float" office:value="6962197.8898" calcext:value-type="float">
            <text:p>6962197.8898</text:p>
          </table:table-cell>
          <table:table-cell office:value-type="float" office:value="7.01" calcext:value-type="float">
            <text:p>7.01</text:p>
          </table:table-cell>
          <table:table-cell table:number-columns-repeated="7"/>
        </table:table-row>
        <table:table-row table:style-name="ro1">
          <table:table-cell office:value-type="float" office:value="511307.455" calcext:value-type="float">
            <text:p>511307.455</text:p>
          </table:table-cell>
          <table:table-cell office:value-type="float" office:value="6964982.927" calcext:value-type="float">
            <text:p>6964982.927</text:p>
          </table:table-cell>
          <table:table-cell office:value-type="float" office:value="6.83" calcext:value-type="float">
            <text:p>6.83</text:p>
          </table:table-cell>
          <table:table-cell/>
          <table:table-cell office:value-type="float" office:value="511102.932" calcext:value-type="float">
            <text:p>511102.932</text:p>
          </table:table-cell>
          <table:table-cell office:value-type="float" office:value="6962196.934" calcext:value-type="float">
            <text:p>6962196.934</text:p>
          </table:table-cell>
          <table:table-cell office:value-type="float" office:value="6.83" calcext:value-type="float">
            <text:p>6.83</text:p>
          </table:table-cell>
          <table:table-cell/>
          <table:table-cell office:value-type="float" office:value="511102.932" calcext:value-type="float">
            <text:p>511102.932</text:p>
          </table:table-cell>
          <table:table-cell office:value-type="float" office:value="6962196.9342" calcext:value-type="float">
            <text:p>6962196.9342</text:p>
          </table:table-cell>
          <table:table-cell office:value-type="float" office:value="6.83" calcext:value-type="float">
            <text:p>6.83</text:p>
          </table:table-cell>
          <table:table-cell table:number-columns-repeated="7"/>
        </table:table-row>
        <table:table-row table:style-name="ro1">
          <table:table-cell office:value-type="float" office:value="511306.283" calcext:value-type="float">
            <text:p>511306.283</text:p>
          </table:table-cell>
          <table:table-cell office:value-type="float" office:value="6964983.802" calcext:value-type="float">
            <text:p>6964983.802</text:p>
          </table:table-cell>
          <table:table-cell office:value-type="float" office:value="6.869" calcext:value-type="float">
            <text:p>6.869</text:p>
          </table:table-cell>
          <table:table-cell/>
          <table:table-cell office:value-type="float" office:value="511101.76" calcext:value-type="float">
            <text:p>511101.76</text:p>
          </table:table-cell>
          <table:table-cell office:value-type="float" office:value="6962197.809" calcext:value-type="float">
            <text:p>6962197.809</text:p>
          </table:table-cell>
          <table:table-cell office:value-type="float" office:value="6.869" calcext:value-type="float">
            <text:p>6.869</text:p>
          </table:table-cell>
          <table:table-cell/>
          <table:table-cell office:value-type="float" office:value="511101.7605" calcext:value-type="float">
            <text:p>511101.7605</text:p>
          </table:table-cell>
          <table:table-cell office:value-type="float" office:value="6962197.8089" calcext:value-type="float">
            <text:p>6962197.8089</text:p>
          </table:table-cell>
          <table:table-cell office:value-type="float" office:value="6.869" calcext:value-type="float">
            <text:p>6.869</text:p>
          </table:table-cell>
          <table:table-cell table:number-columns-repeated="7"/>
        </table:table-row>
        <table:table-row table:style-name="ro1">
          <table:table-cell office:value-type="float" office:value="511307.855" calcext:value-type="float">
            <text:p>511307.855</text:p>
          </table:table-cell>
          <table:table-cell office:value-type="float" office:value="6964982.212" calcext:value-type="float">
            <text:p>6964982.212</text:p>
          </table:table-cell>
          <table:table-cell office:value-type="float" office:value="7.487" calcext:value-type="float">
            <text:p>7.487</text:p>
          </table:table-cell>
          <table:table-cell/>
          <table:table-cell office:value-type="float" office:value="511103.332" calcext:value-type="float">
            <text:p>511103.332</text:p>
          </table:table-cell>
          <table:table-cell office:value-type="float" office:value="6962196.219" calcext:value-type="float">
            <text:p>6962196.219</text:p>
          </table:table-cell>
          <table:table-cell office:value-type="float" office:value="7.487" calcext:value-type="float">
            <text:p>7.487</text:p>
          </table:table-cell>
          <table:table-cell/>
          <table:table-cell office:value-type="float" office:value="511103.3319" calcext:value-type="float">
            <text:p>511103.3319</text:p>
          </table:table-cell>
          <table:table-cell office:value-type="float" office:value="6962196.2195" calcext:value-type="float">
            <text:p>6962196.2195</text:p>
          </table:table-cell>
          <table:table-cell office:value-type="float" office:value="7.487" calcext:value-type="float">
            <text:p>7.487</text:p>
          </table:table-cell>
          <table:table-cell table:number-columns-repeated="7"/>
        </table:table-row>
        <table:table-row table:style-name="ro1">
          <table:table-cell office:value-type="float" office:value="511306.609" calcext:value-type="float">
            <text:p>511306.609</text:p>
          </table:table-cell>
          <table:table-cell office:value-type="float" office:value="6964983.39" calcext:value-type="float">
            <text:p>6964983.39</text:p>
          </table:table-cell>
          <table:table-cell office:value-type="float" office:value="7.468" calcext:value-type="float">
            <text:p>7.468</text:p>
          </table:table-cell>
          <table:table-cell/>
          <table:table-cell office:value-type="float" office:value="511102.086" calcext:value-type="float">
            <text:p>511102.086</text:p>
          </table:table-cell>
          <table:table-cell office:value-type="float" office:value="6962197.397" calcext:value-type="float">
            <text:p>6962197.397</text:p>
          </table:table-cell>
          <table:table-cell office:value-type="float" office:value="7.468" calcext:value-type="float">
            <text:p>7.468</text:p>
          </table:table-cell>
          <table:table-cell/>
          <table:table-cell office:value-type="float" office:value="511102.0864" calcext:value-type="float">
            <text:p>511102.0864</text:p>
          </table:table-cell>
          <table:table-cell office:value-type="float" office:value="6962197.397" calcext:value-type="float">
            <text:p>6962197.397</text:p>
          </table:table-cell>
          <table:table-cell office:value-type="float" office:value="7.468" calcext:value-type="float">
            <text:p>7.468</text:p>
          </table:table-cell>
          <table:table-cell table:number-columns-repeated="7"/>
        </table:table-row>
        <table:table-row table:style-name="ro1">
          <table:table-cell office:value-type="float" office:value="511307.388" calcext:value-type="float">
            <text:p>511307.388</text:p>
          </table:table-cell>
          <table:table-cell office:value-type="float" office:value="6964983.088" calcext:value-type="float">
            <text:p>6964983.088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511102.865" calcext:value-type="float">
            <text:p>511102.865</text:p>
          </table:table-cell>
          <table:table-cell office:value-type="float" office:value="6962197.095" calcext:value-type="float">
            <text:p>6962197.095</text:p>
          </table:table-cell>
          <table:table-cell office:value-type="float" office:value="7.04" calcext:value-type="float">
            <text:p>7.04</text:p>
          </table:table-cell>
          <table:table-cell/>
          <table:table-cell office:value-type="float" office:value="511102.8651" calcext:value-type="float">
            <text:p>511102.8651</text:p>
          </table:table-cell>
          <table:table-cell office:value-type="float" office:value="6962197.0951" calcext:value-type="float">
            <text:p>6962197.0951</text:p>
          </table:table-cell>
          <table:table-cell office:value-type="float" office:value="7.04" calcext:value-type="float">
            <text:p>7.04</text:p>
          </table:table-cell>
          <table:table-cell table:number-columns-repeated="7"/>
        </table:table-row>
        <table:table-row table:style-name="ro1">
          <table:table-cell office:value-type="float" office:value="511309.109" calcext:value-type="float">
            <text:p>511309.109</text:p>
          </table:table-cell>
          <table:table-cell office:value-type="float" office:value="6964980.799" calcext:value-type="float">
            <text:p>6964980.799</text:p>
          </table:table-cell>
          <table:table-cell office:value-type="float" office:value="6.773" calcext:value-type="float">
            <text:p>6.773</text:p>
          </table:table-cell>
          <table:table-cell/>
          <table:table-cell office:value-type="float" office:value="511104.585" calcext:value-type="float">
            <text:p>511104.585</text:p>
          </table:table-cell>
          <table:table-cell office:value-type="float" office:value="6962194.807" calcext:value-type="float">
            <text:p>6962194.807</text:p>
          </table:table-cell>
          <table:table-cell office:value-type="float" office:value="6.773" calcext:value-type="float">
            <text:p>6.773</text:p>
          </table:table-cell>
          <table:table-cell/>
          <table:table-cell office:value-type="float" office:value="511104.5854" calcext:value-type="float">
            <text:p>511104.5854</text:p>
          </table:table-cell>
          <table:table-cell office:value-type="float" office:value="6962194.8071" calcext:value-type="float">
            <text:p>6962194.8071</text:p>
          </table:table-cell>
          <table:table-cell office:value-type="float" office:value="6.773" calcext:value-type="float">
            <text:p>6.773</text:p>
          </table:table-cell>
          <table:table-cell table:number-columns-repeated="7"/>
        </table:table-row>
        <table:table-row table:style-name="ro1">
          <table:table-cell office:value-type="float" office:value="511308.866" calcext:value-type="float">
            <text:p>511308.866</text:p>
          </table:table-cell>
          <table:table-cell office:value-type="float" office:value="6964980.992" calcext:value-type="float">
            <text:p>6964980.992</text:p>
          </table:table-cell>
          <table:table-cell office:value-type="float" office:value="7.477" calcext:value-type="float">
            <text:p>7.477</text:p>
          </table:table-cell>
          <table:table-cell/>
          <table:table-cell office:value-type="float" office:value="511104.342" calcext:value-type="float">
            <text:p>511104.342</text:p>
          </table:table-cell>
          <table:table-cell office:value-type="float" office:value="6962195" calcext:value-type="float">
            <text:p>6962195</text:p>
          </table:table-cell>
          <table:table-cell office:value-type="float" office:value="7.477" calcext:value-type="float">
            <text:p>7.477</text:p>
          </table:table-cell>
          <table:table-cell/>
          <table:table-cell office:value-type="float" office:value="511104.3425" calcext:value-type="float">
            <text:p>511104.3425</text:p>
          </table:table-cell>
          <table:table-cell office:value-type="float" office:value="6962195" calcext:value-type="float">
            <text:p>6962195</text:p>
          </table:table-cell>
          <table:table-cell office:value-type="float" office:value="7.477" calcext:value-type="float">
            <text:p>7.477</text:p>
          </table:table-cell>
          <table:table-cell table:number-columns-repeated="7"/>
        </table:table-row>
        <table:table-row table:style-name="ro1">
          <table:table-cell office:value-type="float" office:value="511308.125" calcext:value-type="float">
            <text:p>511308.125</text:p>
          </table:table-cell>
          <table:table-cell office:value-type="float" office:value="6964981.972" calcext:value-type="float">
            <text:p>6964981.972</text:p>
          </table:table-cell>
          <table:table-cell office:value-type="float" office:value="7.273" calcext:value-type="float">
            <text:p>7.273</text:p>
          </table:table-cell>
          <table:table-cell/>
          <table:table-cell office:value-type="float" office:value="511103.602" calcext:value-type="float">
            <text:p>511103.602</text:p>
          </table:table-cell>
          <table:table-cell office:value-type="float" office:value="6962195.979" calcext:value-type="float">
            <text:p>6962195.979</text:p>
          </table:table-cell>
          <table:table-cell office:value-type="float" office:value="7.273" calcext:value-type="float">
            <text:p>7.273</text:p>
          </table:table-cell>
          <table:table-cell/>
          <table:table-cell office:value-type="float" office:value="511103.6018" calcext:value-type="float">
            <text:p>511103.6018</text:p>
          </table:table-cell>
          <table:table-cell office:value-type="float" office:value="6962195.9796" calcext:value-type="float">
            <text:p>6962195.9796</text:p>
          </table:table-cell>
          <table:table-cell office:value-type="float" office:value="7.273" calcext:value-type="float">
            <text:p>7.273</text:p>
          </table:table-cell>
          <table:table-cell table:number-columns-repeated="7"/>
        </table:table-row>
        <table:table-row table:style-name="ro1">
          <table:table-cell office:value-type="float" office:value="511311.941" calcext:value-type="float">
            <text:p>511311.941</text:p>
          </table:table-cell>
          <table:table-cell office:value-type="float" office:value="6964980.761" calcext:value-type="float">
            <text:p>6964980.761</text:p>
          </table:table-cell>
          <table:table-cell office:value-type="float" office:value="6.797" calcext:value-type="float">
            <text:p>6.797</text:p>
          </table:table-cell>
          <table:table-cell/>
          <table:table-cell office:value-type="float" office:value="511107.416" calcext:value-type="float">
            <text:p>511107.416</text:p>
          </table:table-cell>
          <table:table-cell office:value-type="float" office:value="6962194.769" calcext:value-type="float">
            <text:p>6962194.769</text:p>
          </table:table-cell>
          <table:table-cell office:value-type="float" office:value="6.797" calcext:value-type="float">
            <text:p>6.797</text:p>
          </table:table-cell>
          <table:table-cell/>
          <table:table-cell office:value-type="float" office:value="511107.4162" calcext:value-type="float">
            <text:p>511107.4162</text:p>
          </table:table-cell>
          <table:table-cell office:value-type="float" office:value="6962194.7691" calcext:value-type="float">
            <text:p>6962194.7691</text:p>
          </table:table-cell>
          <table:table-cell office:value-type="float" office:value="6.797" calcext:value-type="float">
            <text:p>6.797</text:p>
          </table:table-cell>
          <table:table-cell table:number-columns-repeated="7"/>
        </table:table-row>
        <table:table-row table:style-name="ro1">
          <table:table-cell office:value-type="float" office:value="511311.164" calcext:value-type="float">
            <text:p>511311.164</text:p>
          </table:table-cell>
          <table:table-cell office:value-type="float" office:value="6964981.715" calcext:value-type="float">
            <text:p>6964981.715</text:p>
          </table:table-cell>
          <table:table-cell office:value-type="float" office:value="6.828" calcext:value-type="float">
            <text:p>6.828</text:p>
          </table:table-cell>
          <table:table-cell/>
          <table:table-cell office:value-type="float" office:value="511106.639" calcext:value-type="float">
            <text:p>511106.639</text:p>
          </table:table-cell>
          <table:table-cell office:value-type="float" office:value="6962195.722" calcext:value-type="float">
            <text:p>6962195.722</text:p>
          </table:table-cell>
          <table:table-cell office:value-type="float" office:value="6.828" calcext:value-type="float">
            <text:p>6.828</text:p>
          </table:table-cell>
          <table:table-cell/>
          <table:table-cell office:value-type="float" office:value="511106.6396" calcext:value-type="float">
            <text:p>511106.6396</text:p>
          </table:table-cell>
          <table:table-cell office:value-type="float" office:value="6962195.7227" calcext:value-type="float">
            <text:p>6962195.7227</text:p>
          </table:table-cell>
          <table:table-cell office:value-type="float" office:value="6.828" calcext:value-type="float">
            <text:p>6.828</text:p>
          </table:table-cell>
          <table:table-cell table:number-columns-repeated="7"/>
        </table:table-row>
        <table:table-row table:style-name="ro1">
          <table:table-cell office:value-type="float" office:value="511311.481" calcext:value-type="float">
            <text:p>511311.481</text:p>
          </table:table-cell>
          <table:table-cell office:value-type="float" office:value="6964981.516" calcext:value-type="float">
            <text:p>6964981.516</text:p>
          </table:table-cell>
          <table:table-cell office:value-type="float" office:value="7.151" calcext:value-type="float">
            <text:p>7.151</text:p>
          </table:table-cell>
          <table:table-cell/>
          <table:table-cell office:value-type="float" office:value="511106.956" calcext:value-type="float">
            <text:p>511106.956</text:p>
          </table:table-cell>
          <table:table-cell office:value-type="float" office:value="6962195.524" calcext:value-type="float">
            <text:p>6962195.524</text:p>
          </table:table-cell>
          <table:table-cell office:value-type="float" office:value="7.151" calcext:value-type="float">
            <text:p>7.151</text:p>
          </table:table-cell>
          <table:table-cell/>
          <table:table-cell office:value-type="float" office:value="511106.9564" calcext:value-type="float">
            <text:p>511106.9564</text:p>
          </table:table-cell>
          <table:table-cell office:value-type="float" office:value="6962195.5238" calcext:value-type="float">
            <text:p>6962195.5238</text:p>
          </table:table-cell>
          <table:table-cell office:value-type="float" office:value="7.151" calcext:value-type="float">
            <text:p>7.151</text:p>
          </table:table-cell>
          <table:table-cell table:number-columns-repeated="7"/>
        </table:table-row>
        <table:table-row table:style-name="ro1">
          <table:table-cell office:value-type="float" office:value="511309.687" calcext:value-type="float">
            <text:p>511309.687</text:p>
          </table:table-cell>
          <table:table-cell office:value-type="float" office:value="6964982.911" calcext:value-type="float">
            <text:p>6964982.911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float" office:value="511105.163" calcext:value-type="float">
            <text:p>511105.163</text:p>
          </table:table-cell>
          <table:table-cell office:value-type="float" office:value="6962196.918" calcext:value-type="float">
            <text:p>6962196.918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float" office:value="511105.1631" calcext:value-type="float">
            <text:p>511105.1631</text:p>
          </table:table-cell>
          <table:table-cell office:value-type="float" office:value="6962196.9182" calcext:value-type="float">
            <text:p>6962196.9182</text:p>
          </table:table-cell>
          <table:table-cell office:value-type="float" office:value="6.87" calcext:value-type="float">
            <text:p>6.87</text:p>
          </table:table-cell>
          <table:table-cell table:number-columns-repeated="7"/>
        </table:table-row>
        <table:table-row table:style-name="ro1">
          <table:table-cell office:value-type="float" office:value="511309.541" calcext:value-type="float">
            <text:p>511309.541</text:p>
          </table:table-cell>
          <table:table-cell office:value-type="float" office:value="6964983.466" calcext:value-type="float">
            <text:p>6964983.466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float" office:value="511105.017" calcext:value-type="float">
            <text:p>511105.017</text:p>
          </table:table-cell>
          <table:table-cell office:value-type="float" office:value="6962197.473" calcext:value-type="float">
            <text:p>6962197.473</text:p>
          </table:table-cell>
          <table:table-cell office:value-type="float" office:value="6.89" calcext:value-type="float">
            <text:p>6.89</text:p>
          </table:table-cell>
          <table:table-cell/>
          <table:table-cell office:value-type="float" office:value="511105.0172" calcext:value-type="float">
            <text:p>511105.0172</text:p>
          </table:table-cell>
          <table:table-cell office:value-type="float" office:value="6962197.473" calcext:value-type="float">
            <text:p>6962197.473</text:p>
          </table:table-cell>
          <table:table-cell office:value-type="float" office:value="6.89" calcext:value-type="float">
            <text:p>6.89</text:p>
          </table:table-cell>
          <table:table-cell table:number-columns-repeated="7"/>
        </table:table-row>
        <table:table-row table:style-name="ro1">
          <table:table-cell office:value-type="float" office:value="511309.548" calcext:value-type="float">
            <text:p>511309.548</text:p>
          </table:table-cell>
          <table:table-cell office:value-type="float" office:value="6964982.619" calcext:value-type="float">
            <text:p>6964982.619</text:p>
          </table:table-cell>
          <table:table-cell office:value-type="float" office:value="7.386" calcext:value-type="float">
            <text:p>7.386</text:p>
          </table:table-cell>
          <table:table-cell/>
          <table:table-cell office:value-type="float" office:value="511105.024" calcext:value-type="float">
            <text:p>511105.024</text:p>
          </table:table-cell>
          <table:table-cell office:value-type="float" office:value="6962196.626" calcext:value-type="float">
            <text:p>6962196.626</text:p>
          </table:table-cell>
          <table:table-cell office:value-type="float" office:value="7.386" calcext:value-type="float">
            <text:p>7.386</text:p>
          </table:table-cell>
          <table:table-cell/>
          <table:table-cell office:value-type="float" office:value="511105.0242" calcext:value-type="float">
            <text:p>511105.0242</text:p>
          </table:table-cell>
          <table:table-cell office:value-type="float" office:value="6962196.6263" calcext:value-type="float">
            <text:p>6962196.6263</text:p>
          </table:table-cell>
          <table:table-cell office:value-type="float" office:value="7.386" calcext:value-type="float">
            <text:p>7.386</text:p>
          </table:table-cell>
          <table:table-cell table:number-columns-repeated="7"/>
        </table:table-row>
        <table:table-row table:style-name="ro1">
          <table:table-cell office:value-type="float" office:value="511309.892" calcext:value-type="float">
            <text:p>511309.892</text:p>
          </table:table-cell>
          <table:table-cell office:value-type="float" office:value="6964983.451" calcext:value-type="float">
            <text:p>6964983.451</text:p>
          </table:table-cell>
          <table:table-cell office:value-type="float" office:value="7.337" calcext:value-type="float">
            <text:p>7.337</text:p>
          </table:table-cell>
          <table:table-cell/>
          <table:table-cell office:value-type="float" office:value="511105.368" calcext:value-type="float">
            <text:p>511105.368</text:p>
          </table:table-cell>
          <table:table-cell office:value-type="float" office:value="6962197.458" calcext:value-type="float">
            <text:p>6962197.458</text:p>
          </table:table-cell>
          <table:table-cell office:value-type="float" office:value="7.337" calcext:value-type="float">
            <text:p>7.337</text:p>
          </table:table-cell>
          <table:table-cell/>
          <table:table-cell office:value-type="float" office:value="511105.3681" calcext:value-type="float">
            <text:p>511105.3681</text:p>
          </table:table-cell>
          <table:table-cell office:value-type="float" office:value="6962197.458" calcext:value-type="float">
            <text:p>6962197.458</text:p>
          </table:table-cell>
          <table:table-cell office:value-type="float" office:value="7.337" calcext:value-type="float">
            <text:p>7.337</text:p>
          </table:table-cell>
          <table:table-cell table:number-columns-repeated="7"/>
        </table:table-row>
        <table:table-row table:style-name="ro1">
          <table:table-cell office:value-type="float" office:value="511310.521" calcext:value-type="float">
            <text:p>511310.521</text:p>
          </table:table-cell>
          <table:table-cell office:value-type="float" office:value="6964982.074" calcext:value-type="float">
            <text:p>6964982.074</text:p>
          </table:table-cell>
          <table:table-cell office:value-type="float" office:value="6.839" calcext:value-type="float">
            <text:p>6.839</text:p>
          </table:table-cell>
          <table:table-cell/>
          <table:table-cell office:value-type="float" office:value="511105.997" calcext:value-type="float">
            <text:p>511105.997</text:p>
          </table:table-cell>
          <table:table-cell office:value-type="float" office:value="6962196.081" calcext:value-type="float">
            <text:p>6962196.081</text:p>
          </table:table-cell>
          <table:table-cell office:value-type="float" office:value="6.839" calcext:value-type="float">
            <text:p>6.839</text:p>
          </table:table-cell>
          <table:table-cell/>
          <table:table-cell office:value-type="float" office:value="511105.9968" calcext:value-type="float">
            <text:p>511105.9968</text:p>
          </table:table-cell>
          <table:table-cell office:value-type="float" office:value="6962196.0815" calcext:value-type="float">
            <text:p>6962196.0815</text:p>
          </table:table-cell>
          <table:table-cell office:value-type="float" office:value="6.839" calcext:value-type="float">
            <text:p>6.839</text:p>
          </table:table-cell>
          <table:table-cell table:number-columns-repeated="7"/>
        </table:table-row>
        <table:table-row table:style-name="ro1">
          <table:table-cell office:value-type="float" office:value="511311.65" calcext:value-type="float">
            <text:p>511311.65</text:p>
          </table:table-cell>
          <table:table-cell office:value-type="float" office:value="6964983.726" calcext:value-type="float">
            <text:p>6964983.726</text:p>
          </table:table-cell>
          <table:table-cell office:value-type="float" office:value="6.885" calcext:value-type="float">
            <text:p>6.885</text:p>
          </table:table-cell>
          <table:table-cell/>
          <table:table-cell office:value-type="float" office:value="511107.125" calcext:value-type="float">
            <text:p>511107.125</text:p>
          </table:table-cell>
          <table:table-cell office:value-type="float" office:value="6962197.733" calcext:value-type="float">
            <text:p>6962197.733</text:p>
          </table:table-cell>
          <table:table-cell office:value-type="float" office:value="6.885" calcext:value-type="float">
            <text:p>6.885</text:p>
          </table:table-cell>
          <table:table-cell/>
          <table:table-cell office:value-type="float" office:value="511107.1254" calcext:value-type="float">
            <text:p>511107.1254</text:p>
          </table:table-cell>
          <table:table-cell office:value-type="float" office:value="6962197.7329" calcext:value-type="float">
            <text:p>6962197.7329</text:p>
          </table:table-cell>
          <table:table-cell office:value-type="float" office:value="6.885" calcext:value-type="float">
            <text:p>6.885</text:p>
          </table:table-cell>
          <table:table-cell table:number-columns-repeated="7"/>
        </table:table-row>
        <table:table-row table:style-name="ro1">
          <table:table-cell office:value-type="float" office:value="511310.334" calcext:value-type="float">
            <text:p>511310.334</text:p>
          </table:table-cell>
          <table:table-cell office:value-type="float" office:value="6964982.952" calcext:value-type="float">
            <text:p>6964982.952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511105.81" calcext:value-type="float">
            <text:p>511105.81</text:p>
          </table:table-cell>
          <table:table-cell office:value-type="float" office:value="6962196.959" calcext:value-type="float">
            <text:p>6962196.959</text:p>
          </table:table-cell>
          <table:table-cell office:value-type="float" office:value="7.62" calcext:value-type="float">
            <text:p>7.62</text:p>
          </table:table-cell>
          <table:table-cell/>
          <table:table-cell office:value-type="float" office:value="511105.8099" calcext:value-type="float">
            <text:p>511105.8099</text:p>
          </table:table-cell>
          <table:table-cell office:value-type="float" office:value="6962196.9592" calcext:value-type="float">
            <text:p>6962196.9592</text:p>
          </table:table-cell>
          <table:table-cell office:value-type="float" office:value="7.62" calcext:value-type="float">
            <text:p>7.62</text:p>
          </table:table-cell>
          <table:table-cell table:number-columns-repeated="7"/>
        </table:table-row>
        <table:table-row table:style-name="ro1">
          <table:table-cell office:value-type="float" office:value="511311.665" calcext:value-type="float">
            <text:p>511311.665</text:p>
          </table:table-cell>
          <table:table-cell office:value-type="float" office:value="6964983.415" calcext:value-type="float">
            <text:p>6964983.415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07.14" calcext:value-type="float">
            <text:p>511107.14</text:p>
          </table:table-cell>
          <table:table-cell office:value-type="float" office:value="6962197.422" calcext:value-type="float">
            <text:p>6962197.422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07.1404" calcext:value-type="float">
            <text:p>511107.1404</text:p>
          </table:table-cell>
          <table:table-cell office:value-type="float" office:value="6962197.422" calcext:value-type="float">
            <text:p>6962197.422</text:p>
          </table:table-cell>
          <table:table-cell office:value-type="float" office:value="7.587" calcext:value-type="float">
            <text:p>7.587</text:p>
          </table:table-cell>
          <table:table-cell table:number-columns-repeated="7"/>
        </table:table-row>
        <table:table-row table:style-name="ro1">
          <table:table-cell office:value-type="float" office:value="511297.539" calcext:value-type="float">
            <text:p>511297.539</text:p>
          </table:table-cell>
          <table:table-cell office:value-type="float" office:value="6964984.51" calcext:value-type="float">
            <text:p>6964984.51</text:p>
          </table:table-cell>
          <table:table-cell office:value-type="float" office:value="1.675" calcext:value-type="float">
            <text:p>1.675</text:p>
          </table:table-cell>
          <table:table-cell/>
          <table:table-cell office:value-type="float" office:value="511093.02" calcext:value-type="float">
            <text:p>511093.02</text:p>
          </table:table-cell>
          <table:table-cell office:value-type="float" office:value="6962198.516" calcext:value-type="float">
            <text:p>6962198.516</text:p>
          </table:table-cell>
          <table:table-cell office:value-type="float" office:value="1.675" calcext:value-type="float">
            <text:p>1.675</text:p>
          </table:table-cell>
          <table:table-cell/>
          <table:table-cell office:value-type="float" office:value="511093.02" calcext:value-type="float">
            <text:p>511093.02</text:p>
          </table:table-cell>
          <table:table-cell office:value-type="float" office:value="6962198.5166" calcext:value-type="float">
            <text:p>6962198.5166</text:p>
          </table:table-cell>
          <table:table-cell office:value-type="float" office:value="1.675" calcext:value-type="float">
            <text:p>1.675</text:p>
          </table:table-cell>
          <table:table-cell table:number-columns-repeated="7"/>
        </table:table-row>
        <table:table-row table:style-name="ro1">
          <table:table-cell office:value-type="float" office:value="511298.024" calcext:value-type="float">
            <text:p>511298.024</text:p>
          </table:table-cell>
          <table:table-cell office:value-type="float" office:value="6964984.487" calcext:value-type="float">
            <text:p>6964984.487</text:p>
          </table:table-cell>
          <table:table-cell office:value-type="float" office:value="1.667" calcext:value-type="float">
            <text:p>1.667</text:p>
          </table:table-cell>
          <table:table-cell/>
          <table:table-cell office:value-type="float" office:value="511093.505" calcext:value-type="float">
            <text:p>511093.505</text:p>
          </table:table-cell>
          <table:table-cell office:value-type="float" office:value="6962198.493" calcext:value-type="float">
            <text:p>6962198.493</text:p>
          </table:table-cell>
          <table:table-cell office:value-type="float" office:value="1.667" calcext:value-type="float">
            <text:p>1.667</text:p>
          </table:table-cell>
          <table:table-cell/>
          <table:table-cell office:value-type="float" office:value="511093.5048" calcext:value-type="float">
            <text:p>511093.5048</text:p>
          </table:table-cell>
          <table:table-cell office:value-type="float" office:value="6962198.4936" calcext:value-type="float">
            <text:p>6962198.4936</text:p>
          </table:table-cell>
          <table:table-cell office:value-type="float" office:value="1.667" calcext:value-type="float">
            <text:p>1.667</text:p>
          </table:table-cell>
          <table:table-cell table:number-columns-repeated="7"/>
        </table:table-row>
        <table:table-row table:style-name="ro1">
          <table:table-cell office:value-type="float" office:value="511299.445" calcext:value-type="float">
            <text:p>511299.445</text:p>
          </table:table-cell>
          <table:table-cell office:value-type="float" office:value="6964984.379" calcext:value-type="float">
            <text:p>6964984.379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511094.925" calcext:value-type="float">
            <text:p>511094.925</text:p>
          </table:table-cell>
          <table:table-cell office:value-type="float" office:value="6962198.385" calcext:value-type="float">
            <text:p>6962198.385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float" office:value="511094.9252" calcext:value-type="float">
            <text:p>511094.9252</text:p>
          </table:table-cell>
          <table:table-cell office:value-type="float" office:value="6962198.3857" calcext:value-type="float">
            <text:p>6962198.3857</text:p>
          </table:table-cell>
          <table:table-cell office:value-type="float" office:value="1.666" calcext:value-type="float">
            <text:p>1.666</text:p>
          </table:table-cell>
          <table:table-cell table:number-columns-repeated="7"/>
        </table:table-row>
        <table:table-row table:style-name="ro1">
          <table:table-cell office:value-type="float" office:value="511298.105" calcext:value-type="float">
            <text:p>511298.105</text:p>
          </table:table-cell>
          <table:table-cell office:value-type="float" office:value="6964985.405" calcext:value-type="float">
            <text:p>6964985.405</text:p>
          </table:table-cell>
          <table:table-cell office:value-type="float" office:value="1.599" calcext:value-type="float">
            <text:p>1.599</text:p>
          </table:table-cell>
          <table:table-cell/>
          <table:table-cell office:value-type="float" office:value="511093.586" calcext:value-type="float">
            <text:p>511093.586</text:p>
          </table:table-cell>
          <table:table-cell office:value-type="float" office:value="6962199.411" calcext:value-type="float">
            <text:p>6962199.411</text:p>
          </table:table-cell>
          <table:table-cell office:value-type="float" office:value="1.599" calcext:value-type="float">
            <text:p>1.599</text:p>
          </table:table-cell>
          <table:table-cell/>
          <table:table-cell office:value-type="float" office:value="511093.5858" calcext:value-type="float">
            <text:p>511093.5858</text:p>
          </table:table-cell>
          <table:table-cell office:value-type="float" office:value="6962199.4113" calcext:value-type="float">
            <text:p>6962199.4113</text:p>
          </table:table-cell>
          <table:table-cell office:value-type="float" office:value="1.599" calcext:value-type="float">
            <text:p>1.599</text:p>
          </table:table-cell>
          <table:table-cell table:number-columns-repeated="7"/>
        </table:table-row>
        <table:table-row table:style-name="ro1">
          <table:table-cell office:value-type="float" office:value="511299.385" calcext:value-type="float">
            <text:p>511299.385</text:p>
          </table:table-cell>
          <table:table-cell office:value-type="float" office:value="6964985.66" calcext:value-type="float">
            <text:p>6964985.6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511094.865" calcext:value-type="float">
            <text:p>511094.865</text:p>
          </table:table-cell>
          <table:table-cell office:value-type="float" office:value="6962199.666" calcext:value-type="float">
            <text:p>6962199.66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511094.8652" calcext:value-type="float">
            <text:p>511094.8652</text:p>
          </table:table-cell>
          <table:table-cell office:value-type="float" office:value="6962199.6661" calcext:value-type="float">
            <text:p>6962199.6661</text:p>
          </table:table-cell>
          <table:table-cell office:value-type="float" office:value="1.58" calcext:value-type="float">
            <text:p>1.58</text:p>
          </table:table-cell>
          <table:table-cell table:number-columns-repeated="7"/>
        </table:table-row>
        <table:table-row table:style-name="ro1">
          <table:table-cell office:value-type="float" office:value="511297.931" calcext:value-type="float">
            <text:p>511297.931</text:p>
          </table:table-cell>
          <table:table-cell office:value-type="float" office:value="6964986.153" calcext:value-type="float">
            <text:p>6964986.153</text:p>
          </table:table-cell>
          <table:table-cell office:value-type="float" office:value="1.544" calcext:value-type="float">
            <text:p>1.544</text:p>
          </table:table-cell>
          <table:table-cell/>
          <table:table-cell office:value-type="float" office:value="511093.412" calcext:value-type="float">
            <text:p>511093.412</text:p>
          </table:table-cell>
          <table:table-cell office:value-type="float" office:value="6962200.159" calcext:value-type="float">
            <text:p>6962200.159</text:p>
          </table:table-cell>
          <table:table-cell office:value-type="float" office:value="1.544" calcext:value-type="float">
            <text:p>1.544</text:p>
          </table:table-cell>
          <table:table-cell/>
          <table:table-cell office:value-type="float" office:value="511093.4118" calcext:value-type="float">
            <text:p>511093.4118</text:p>
          </table:table-cell>
          <table:table-cell office:value-type="float" office:value="6962200.159" calcext:value-type="float">
            <text:p>6962200.159</text:p>
          </table:table-cell>
          <table:table-cell office:value-type="float" office:value="1.544" calcext:value-type="float">
            <text:p>1.544</text:p>
          </table:table-cell>
          <table:table-cell table:number-columns-repeated="7"/>
        </table:table-row>
        <table:table-row table:style-name="ro1">
          <table:table-cell office:value-type="float" office:value="511297.696" calcext:value-type="float">
            <text:p>511297.696</text:p>
          </table:table-cell>
          <table:table-cell office:value-type="float" office:value="6964987.926" calcext:value-type="float">
            <text:p>6964987.926</text:p>
          </table:table-cell>
          <table:table-cell office:value-type="float" office:value="1.616" calcext:value-type="float">
            <text:p>1.616</text:p>
          </table:table-cell>
          <table:table-cell/>
          <table:table-cell office:value-type="float" office:value="511093.177" calcext:value-type="float">
            <text:p>511093.177</text:p>
          </table:table-cell>
          <table:table-cell office:value-type="float" office:value="6962201.931" calcext:value-type="float">
            <text:p>6962201.931</text:p>
          </table:table-cell>
          <table:table-cell office:value-type="float" office:value="1.616" calcext:value-type="float">
            <text:p>1.616</text:p>
          </table:table-cell>
          <table:table-cell/>
          <table:table-cell office:value-type="float" office:value="511093.1769" calcext:value-type="float">
            <text:p>511093.1769</text:p>
          </table:table-cell>
          <table:table-cell office:value-type="float" office:value="6962201.9313" calcext:value-type="float">
            <text:p>6962201.9313</text:p>
          </table:table-cell>
          <table:table-cell office:value-type="float" office:value="1.616" calcext:value-type="float">
            <text:p>1.616</text:p>
          </table:table-cell>
          <table:table-cell table:number-columns-repeated="7"/>
        </table:table-row>
        <table:table-row table:style-name="ro1">
          <table:table-cell office:value-type="float" office:value="511299.276" calcext:value-type="float">
            <text:p>511299.276</text:p>
          </table:table-cell>
          <table:table-cell office:value-type="float" office:value="6964986.925" calcext:value-type="float">
            <text:p>6964986.925</text:p>
          </table:table-cell>
          <table:table-cell office:value-type="float" office:value="1.502" calcext:value-type="float">
            <text:p>1.502</text:p>
          </table:table-cell>
          <table:table-cell/>
          <table:table-cell office:value-type="float" office:value="511094.756" calcext:value-type="float">
            <text:p>511094.756</text:p>
          </table:table-cell>
          <table:table-cell office:value-type="float" office:value="6962200.93" calcext:value-type="float">
            <text:p>6962200.93</text:p>
          </table:table-cell>
          <table:table-cell office:value-type="float" office:value="1.502" calcext:value-type="float">
            <text:p>1.502</text:p>
          </table:table-cell>
          <table:table-cell/>
          <table:table-cell office:value-type="float" office:value="511094.7563" calcext:value-type="float">
            <text:p>511094.7563</text:p>
          </table:table-cell>
          <table:table-cell office:value-type="float" office:value="6962200.9306" calcext:value-type="float">
            <text:p>6962200.9306</text:p>
          </table:table-cell>
          <table:table-cell office:value-type="float" office:value="1.502" calcext:value-type="float">
            <text:p>1.502</text:p>
          </table:table-cell>
          <table:table-cell table:number-columns-repeated="7"/>
        </table:table-row>
        <table:table-row table:style-name="ro1">
          <table:table-cell office:value-type="float" office:value="511296.407" calcext:value-type="float">
            <text:p>511296.407</text:p>
          </table:table-cell>
          <table:table-cell office:value-type="float" office:value="6964986.929" calcext:value-type="float">
            <text:p>6964986.929</text:p>
          </table:table-cell>
          <table:table-cell office:value-type="float" office:value="2.086" calcext:value-type="float">
            <text:p>2.086</text:p>
          </table:table-cell>
          <table:table-cell/>
          <table:table-cell office:value-type="float" office:value="511091.888" calcext:value-type="float">
            <text:p>511091.888</text:p>
          </table:table-cell>
          <table:table-cell office:value-type="float" office:value="6962200.934" calcext:value-type="float">
            <text:p>6962200.934</text:p>
          </table:table-cell>
          <table:table-cell office:value-type="float" office:value="2.086" calcext:value-type="float">
            <text:p>2.086</text:p>
          </table:table-cell>
          <table:table-cell/>
          <table:table-cell office:value-type="float" office:value="511091.8884" calcext:value-type="float">
            <text:p>511091.8884</text:p>
          </table:table-cell>
          <table:table-cell office:value-type="float" office:value="6962200.9347" calcext:value-type="float">
            <text:p>6962200.9347</text:p>
          </table:table-cell>
          <table:table-cell office:value-type="float" office:value="2.086" calcext:value-type="float">
            <text:p>2.086</text:p>
          </table:table-cell>
          <table:table-cell table:number-columns-repeated="7"/>
        </table:table-row>
        <table:table-row table:style-name="ro1">
          <table:table-cell office:value-type="float" office:value="511297.766" calcext:value-type="float">
            <text:p>511297.766</text:p>
          </table:table-cell>
          <table:table-cell office:value-type="float" office:value="6964987.977" calcext:value-type="float">
            <text:p>6964987.977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511093.247" calcext:value-type="float">
            <text:p>511093.247</text:p>
          </table:table-cell>
          <table:table-cell office:value-type="float" office:value="6962201.982" calcext:value-type="float">
            <text:p>6962201.982</text:p>
          </table:table-cell>
          <table:table-cell office:value-type="float" office:value="2.74" calcext:value-type="float">
            <text:p>2.74</text:p>
          </table:table-cell>
          <table:table-cell/>
          <table:table-cell office:value-type="float" office:value="511093.2469" calcext:value-type="float">
            <text:p>511093.2469</text:p>
          </table:table-cell>
          <table:table-cell office:value-type="float" office:value="6962201.9822" calcext:value-type="float">
            <text:p>6962201.9822</text:p>
          </table:table-cell>
          <table:table-cell office:value-type="float" office:value="2.74" calcext:value-type="float">
            <text:p>2.74</text:p>
          </table:table-cell>
          <table:table-cell table:number-columns-repeated="7"/>
        </table:table-row>
        <table:table-row table:style-name="ro1">
          <table:table-cell office:value-type="float" office:value="511297.297" calcext:value-type="float">
            <text:p>511297.297</text:p>
          </table:table-cell>
          <table:table-cell office:value-type="float" office:value="6964987.704" calcext:value-type="float">
            <text:p>6964987.704</text:p>
          </table:table-cell>
          <table:table-cell office:value-type="float" office:value="3.905" calcext:value-type="float">
            <text:p>3.905</text:p>
          </table:table-cell>
          <table:table-cell/>
          <table:table-cell office:value-type="float" office:value="511092.778" calcext:value-type="float">
            <text:p>511092.778</text:p>
          </table:table-cell>
          <table:table-cell office:value-type="float" office:value="6962201.709" calcext:value-type="float">
            <text:p>6962201.709</text:p>
          </table:table-cell>
          <table:table-cell office:value-type="float" office:value="3.905" calcext:value-type="float">
            <text:p>3.905</text:p>
          </table:table-cell>
          <table:table-cell/>
          <table:table-cell office:value-type="float" office:value="511092.7781" calcext:value-type="float">
            <text:p>511092.7781</text:p>
          </table:table-cell>
          <table:table-cell office:value-type="float" office:value="6962201.7093" calcext:value-type="float">
            <text:p>6962201.7093</text:p>
          </table:table-cell>
          <table:table-cell office:value-type="float" office:value="3.905" calcext:value-type="float">
            <text:p>3.905</text:p>
          </table:table-cell>
          <table:table-cell table:number-columns-repeated="7"/>
        </table:table-row>
        <table:table-row table:style-name="ro1">
          <table:table-cell office:value-type="float" office:value="511300.973" calcext:value-type="float">
            <text:p>511300.973</text:p>
          </table:table-cell>
          <table:table-cell office:value-type="float" office:value="6964984.373" calcext:value-type="float">
            <text:p>6964984.373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511096.453" calcext:value-type="float">
            <text:p>511096.453</text:p>
          </table:table-cell>
          <table:table-cell office:value-type="float" office:value="6962198.379" calcext:value-type="float">
            <text:p>6962198.379</text:p>
          </table:table-cell>
          <table:table-cell office:value-type="float" office:value="1.69" calcext:value-type="float">
            <text:p>1.69</text:p>
          </table:table-cell>
          <table:table-cell/>
          <table:table-cell office:value-type="float" office:value="511096.4526" calcext:value-type="float">
            <text:p>511096.4526</text:p>
          </table:table-cell>
          <table:table-cell office:value-type="float" office:value="6962198.3797" calcext:value-type="float">
            <text:p>6962198.3797</text:p>
          </table:table-cell>
          <table:table-cell office:value-type="float" office:value="1.69" calcext:value-type="float">
            <text:p>1.69</text:p>
          </table:table-cell>
          <table:table-cell table:number-columns-repeated="7"/>
        </table:table-row>
        <table:table-row table:style-name="ro1">
          <table:table-cell office:value-type="float" office:value="511301.267" calcext:value-type="float">
            <text:p>511301.267</text:p>
          </table:table-cell>
          <table:table-cell office:value-type="float" office:value="6964984.205" calcext:value-type="float">
            <text:p>6964984.205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6.746" calcext:value-type="float">
            <text:p>511096.746</text:p>
          </table:table-cell>
          <table:table-cell office:value-type="float" office:value="6962198.211" calcext:value-type="float">
            <text:p>6962198.211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6.7465" calcext:value-type="float">
            <text:p>511096.7465</text:p>
          </table:table-cell>
          <table:table-cell office:value-type="float" office:value="6962198.2117" calcext:value-type="float">
            <text:p>6962198.2117</text:p>
          </table:table-cell>
          <table:table-cell office:value-type="float" office:value="1.699" calcext:value-type="float">
            <text:p>1.699</text:p>
          </table:table-cell>
          <table:table-cell table:number-columns-repeated="7"/>
        </table:table-row>
        <table:table-row table:style-name="ro1">
          <table:table-cell office:value-type="float" office:value="511301.114" calcext:value-type="float">
            <text:p>511301.114</text:p>
          </table:table-cell>
          <table:table-cell office:value-type="float" office:value="6964984.793" calcext:value-type="float">
            <text:p>6964984.793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6.593" calcext:value-type="float">
            <text:p>511096.593</text:p>
          </table:table-cell>
          <table:table-cell office:value-type="float" office:value="6962198.799" calcext:value-type="float">
            <text:p>6962198.799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6.5936" calcext:value-type="float">
            <text:p>511096.5936</text:p>
          </table:table-cell>
          <table:table-cell office:value-type="float" office:value="6962198.7995" calcext:value-type="float">
            <text:p>6962198.7995</text:p>
          </table:table-cell>
          <table:table-cell office:value-type="float" office:value="1.729" calcext:value-type="float">
            <text:p>1.729</text:p>
          </table:table-cell>
          <table:table-cell table:number-columns-repeated="7"/>
        </table:table-row>
        <table:table-row table:style-name="ro1">
          <table:table-cell office:value-type="float" office:value="511300.609" calcext:value-type="float">
            <text:p>511300.609</text:p>
          </table:table-cell>
          <table:table-cell office:value-type="float" office:value="6964985.091" calcext:value-type="float">
            <text:p>6964985.091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96.089" calcext:value-type="float">
            <text:p>511096.089</text:p>
          </table:table-cell>
          <table:table-cell office:value-type="float" office:value="6962199.097" calcext:value-type="float">
            <text:p>6962199.097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96.0888" calcext:value-type="float">
            <text:p>511096.0888</text:p>
          </table:table-cell>
          <table:table-cell office:value-type="float" office:value="6962199.0974" calcext:value-type="float">
            <text:p>6962199.0974</text:p>
          </table:table-cell>
          <table:table-cell office:value-type="float" office:value="1.671" calcext:value-type="float">
            <text:p>1.671</text:p>
          </table:table-cell>
          <table:table-cell table:number-columns-repeated="7"/>
        </table:table-row>
        <table:table-row table:style-name="ro1">
          <table:table-cell office:value-type="float" office:value="511301.138" calcext:value-type="float">
            <text:p>511301.138</text:p>
          </table:table-cell>
          <table:table-cell office:value-type="float" office:value="6964985.266" calcext:value-type="float">
            <text:p>6964985.266</text:p>
          </table:table-cell>
          <table:table-cell office:value-type="float" office:value="1.657" calcext:value-type="float">
            <text:p>1.657</text:p>
          </table:table-cell>
          <table:table-cell/>
          <table:table-cell office:value-type="float" office:value="511096.617" calcext:value-type="float">
            <text:p>511096.617</text:p>
          </table:table-cell>
          <table:table-cell office:value-type="float" office:value="6962199.272" calcext:value-type="float">
            <text:p>6962199.272</text:p>
          </table:table-cell>
          <table:table-cell office:value-type="float" office:value="1.657" calcext:value-type="float">
            <text:p>1.657</text:p>
          </table:table-cell>
          <table:table-cell/>
          <table:table-cell office:value-type="float" office:value="511096.6175" calcext:value-type="float">
            <text:p>511096.6175</text:p>
          </table:table-cell>
          <table:table-cell office:value-type="float" office:value="6962199.2723" calcext:value-type="float">
            <text:p>6962199.2723</text:p>
          </table:table-cell>
          <table:table-cell office:value-type="float" office:value="1.657" calcext:value-type="float">
            <text:p>1.657</text:p>
          </table:table-cell>
          <table:table-cell table:number-columns-repeated="7"/>
        </table:table-row>
        <table:table-row table:style-name="ro1">
          <table:table-cell office:value-type="float" office:value="511301.985" calcext:value-type="float">
            <text:p>511301.985</text:p>
          </table:table-cell>
          <table:table-cell office:value-type="float" office:value="6964985.718" calcext:value-type="float">
            <text:p>6964985.718</text:p>
          </table:table-cell>
          <table:table-cell office:value-type="float" office:value="1.685" calcext:value-type="float">
            <text:p>1.685</text:p>
          </table:table-cell>
          <table:table-cell/>
          <table:table-cell office:value-type="float" office:value="511097.464" calcext:value-type="float">
            <text:p>511097.464</text:p>
          </table:table-cell>
          <table:table-cell office:value-type="float" office:value="6962199.724" calcext:value-type="float">
            <text:p>6962199.724</text:p>
          </table:table-cell>
          <table:table-cell office:value-type="float" office:value="1.685" calcext:value-type="float">
            <text:p>1.685</text:p>
          </table:table-cell>
          <table:table-cell/>
          <table:table-cell office:value-type="float" office:value="511097.4642" calcext:value-type="float">
            <text:p>511097.4642</text:p>
          </table:table-cell>
          <table:table-cell office:value-type="float" office:value="6962199.7241" calcext:value-type="float">
            <text:p>6962199.7241</text:p>
          </table:table-cell>
          <table:table-cell office:value-type="float" office:value="1.685" calcext:value-type="float">
            <text:p>1.685</text:p>
          </table:table-cell>
          <table:table-cell table:number-columns-repeated="7"/>
        </table:table-row>
        <table:table-row table:style-name="ro1">
          <table:table-cell office:value-type="float" office:value="511302.176" calcext:value-type="float">
            <text:p>511302.176</text:p>
          </table:table-cell>
          <table:table-cell office:value-type="float" office:value="6964984.608" calcext:value-type="float">
            <text:p>6964984.608</text:p>
          </table:table-cell>
          <table:table-cell office:value-type="float" office:value="1.711" calcext:value-type="float">
            <text:p>1.711</text:p>
          </table:table-cell>
          <table:table-cell/>
          <table:table-cell office:value-type="float" office:value="511097.655" calcext:value-type="float">
            <text:p>511097.655</text:p>
          </table:table-cell>
          <table:table-cell office:value-type="float" office:value="6962198.614" calcext:value-type="float">
            <text:p>6962198.614</text:p>
          </table:table-cell>
          <table:table-cell office:value-type="float" office:value="1.711" calcext:value-type="float">
            <text:p>1.711</text:p>
          </table:table-cell>
          <table:table-cell/>
          <table:table-cell office:value-type="float" office:value="511097.6551" calcext:value-type="float">
            <text:p>511097.6551</text:p>
          </table:table-cell>
          <table:table-cell office:value-type="float" office:value="6962198.6146" calcext:value-type="float">
            <text:p>6962198.6146</text:p>
          </table:table-cell>
          <table:table-cell office:value-type="float" office:value="1.711" calcext:value-type="float">
            <text:p>1.711</text:p>
          </table:table-cell>
          <table:table-cell table:number-columns-repeated="7"/>
        </table:table-row>
        <table:table-row table:style-name="ro1">
          <table:table-cell office:value-type="float" office:value="511302.854" calcext:value-type="float">
            <text:p>511302.854</text:p>
          </table:table-cell>
          <table:table-cell office:value-type="float" office:value="6964984.999" calcext:value-type="float">
            <text:p>6964984.999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098.333" calcext:value-type="float">
            <text:p>511098.333</text:p>
          </table:table-cell>
          <table:table-cell office:value-type="float" office:value="6962199.005" calcext:value-type="float">
            <text:p>6962199.005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098.3329" calcext:value-type="float">
            <text:p>511098.3329</text:p>
          </table:table-cell>
          <table:table-cell office:value-type="float" office:value="6962199.0054" calcext:value-type="float">
            <text:p>6962199.0054</text:p>
          </table:table-cell>
          <table:table-cell office:value-type="float" office:value="1.726" calcext:value-type="float">
            <text:p>1.726</text:p>
          </table:table-cell>
          <table:table-cell table:number-columns-repeated="7"/>
        </table:table-row>
        <table:table-row table:style-name="ro1">
          <table:table-cell office:value-type="float" office:value="511303.575" calcext:value-type="float">
            <text:p>511303.575</text:p>
          </table:table-cell>
          <table:table-cell office:value-type="float" office:value="6964984.488" calcext:value-type="float">
            <text:p>6964984.488</text:p>
          </table:table-cell>
          <table:table-cell office:value-type="float" office:value="1.757" calcext:value-type="float">
            <text:p>1.757</text:p>
          </table:table-cell>
          <table:table-cell/>
          <table:table-cell office:value-type="float" office:value="511099.054" calcext:value-type="float">
            <text:p>511099.054</text:p>
          </table:table-cell>
          <table:table-cell office:value-type="float" office:value="6962198.494" calcext:value-type="float">
            <text:p>6962198.494</text:p>
          </table:table-cell>
          <table:table-cell office:value-type="float" office:value="1.757" calcext:value-type="float">
            <text:p>1.757</text:p>
          </table:table-cell>
          <table:table-cell/>
          <table:table-cell office:value-type="float" office:value="511099.0536" calcext:value-type="float">
            <text:p>511099.0536</text:p>
          </table:table-cell>
          <table:table-cell office:value-type="float" office:value="6962198.4946" calcext:value-type="float">
            <text:p>6962198.4946</text:p>
          </table:table-cell>
          <table:table-cell office:value-type="float" office:value="1.757" calcext:value-type="float">
            <text:p>1.757</text:p>
          </table:table-cell>
          <table:table-cell table:number-columns-repeated="7"/>
        </table:table-row>
        <table:table-row table:style-name="ro1">
          <table:table-cell office:value-type="float" office:value="511302.207" calcext:value-type="float">
            <text:p>511302.207</text:p>
          </table:table-cell>
          <table:table-cell office:value-type="float" office:value="6964985.197" calcext:value-type="float">
            <text:p>6964985.197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097.686" calcext:value-type="float">
            <text:p>511097.686</text:p>
          </table:table-cell>
          <table:table-cell office:value-type="float" office:value="6962199.203" calcext:value-type="float">
            <text:p>6962199.203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097.6861" calcext:value-type="float">
            <text:p>511097.6861</text:p>
          </table:table-cell>
          <table:table-cell office:value-type="float" office:value="6962199.2033" calcext:value-type="float">
            <text:p>6962199.2033</text:p>
          </table:table-cell>
          <table:table-cell office:value-type="float" office:value="1.705" calcext:value-type="float">
            <text:p>1.705</text:p>
          </table:table-cell>
          <table:table-cell table:number-columns-repeated="7"/>
        </table:table-row>
        <table:table-row table:style-name="ro1">
          <table:table-cell office:value-type="float" office:value="511302.198" calcext:value-type="float">
            <text:p>511302.198</text:p>
          </table:table-cell>
          <table:table-cell office:value-type="float" office:value="6964985.753" calcext:value-type="float">
            <text:p>6964985.753</text:p>
          </table:table-cell>
          <table:table-cell office:value-type="float" office:value="1.694" calcext:value-type="float">
            <text:p>1.694</text:p>
          </table:table-cell>
          <table:table-cell/>
          <table:table-cell office:value-type="float" office:value="511097.677" calcext:value-type="float">
            <text:p>511097.677</text:p>
          </table:table-cell>
          <table:table-cell office:value-type="float" office:value="6962199.759" calcext:value-type="float">
            <text:p>6962199.759</text:p>
          </table:table-cell>
          <table:table-cell office:value-type="float" office:value="1.694" calcext:value-type="float">
            <text:p>1.694</text:p>
          </table:table-cell>
          <table:table-cell/>
          <table:table-cell office:value-type="float" office:value="511097.6771" calcext:value-type="float">
            <text:p>511097.6771</text:p>
          </table:table-cell>
          <table:table-cell office:value-type="float" office:value="6962199.7591" calcext:value-type="float">
            <text:p>6962199.7591</text:p>
          </table:table-cell>
          <table:table-cell office:value-type="float" office:value="1.694" calcext:value-type="float">
            <text:p>1.694</text:p>
          </table:table-cell>
          <table:table-cell table:number-columns-repeated="7"/>
        </table:table-row>
        <table:table-row table:style-name="ro1">
          <table:table-cell office:value-type="float" office:value="511303.428" calcext:value-type="float">
            <text:p>511303.428</text:p>
          </table:table-cell>
          <table:table-cell office:value-type="float" office:value="6964985.41" calcext:value-type="float">
            <text:p>6964985.41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float" office:value="511098.907" calcext:value-type="float">
            <text:p>511098.907</text:p>
          </table:table-cell>
          <table:table-cell office:value-type="float" office:value="6962199.416" calcext:value-type="float">
            <text:p>6962199.416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float" office:value="511098.9066" calcext:value-type="float">
            <text:p>511098.9066</text:p>
          </table:table-cell>
          <table:table-cell office:value-type="float" office:value="6962199.4162" calcext:value-type="float">
            <text:p>6962199.4162</text:p>
          </table:table-cell>
          <table:table-cell office:value-type="float" office:value="1.735" calcext:value-type="float">
            <text:p>1.735</text:p>
          </table:table-cell>
          <table:table-cell table:number-columns-repeated="7"/>
        </table:table-row>
        <table:table-row table:style-name="ro1">
          <table:table-cell office:value-type="float" office:value="511303.766" calcext:value-type="float">
            <text:p>511303.766</text:p>
          </table:table-cell>
          <table:table-cell office:value-type="float" office:value="6964985.513" calcext:value-type="float">
            <text:p>6964985.513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099.244" calcext:value-type="float">
            <text:p>511099.244</text:p>
          </table:table-cell>
          <table:table-cell office:value-type="float" office:value="6962199.519" calcext:value-type="float">
            <text:p>6962199.519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099.2445" calcext:value-type="float">
            <text:p>511099.2445</text:p>
          </table:table-cell>
          <table:table-cell office:value-type="float" office:value="6962199.5192" calcext:value-type="float">
            <text:p>6962199.5192</text:p>
          </table:table-cell>
          <table:table-cell office:value-type="float" office:value="1.741" calcext:value-type="float">
            <text:p>1.741</text:p>
          </table:table-cell>
          <table:table-cell table:number-columns-repeated="7"/>
        </table:table-row>
        <table:table-row table:style-name="ro1">
          <table:table-cell office:value-type="float" office:value="511300.553" calcext:value-type="float">
            <text:p>511300.553</text:p>
          </table:table-cell>
          <table:table-cell office:value-type="float" office:value="6964986.91" calcext:value-type="float">
            <text:p>6964986.91</text:p>
          </table:table-cell>
          <table:table-cell office:value-type="float" office:value="1.567" calcext:value-type="float">
            <text:p>1.567</text:p>
          </table:table-cell>
          <table:table-cell/>
          <table:table-cell office:value-type="float" office:value="511096.033" calcext:value-type="float">
            <text:p>511096.033</text:p>
          </table:table-cell>
          <table:table-cell office:value-type="float" office:value="6962200.915" calcext:value-type="float">
            <text:p>6962200.915</text:p>
          </table:table-cell>
          <table:table-cell office:value-type="float" office:value="1.567" calcext:value-type="float">
            <text:p>1.567</text:p>
          </table:table-cell>
          <table:table-cell/>
          <table:table-cell office:value-type="float" office:value="511096.0328" calcext:value-type="float">
            <text:p>511096.0328</text:p>
          </table:table-cell>
          <table:table-cell office:value-type="float" office:value="6962200.9156" calcext:value-type="float">
            <text:p>6962200.9156</text:p>
          </table:table-cell>
          <table:table-cell office:value-type="float" office:value="1.567" calcext:value-type="float">
            <text:p>1.567</text:p>
          </table:table-cell>
          <table:table-cell table:number-columns-repeated="7"/>
        </table:table-row>
        <table:table-row table:style-name="ro1">
          <table:table-cell office:value-type="float" office:value="511300.085" calcext:value-type="float">
            <text:p>511300.085</text:p>
          </table:table-cell>
          <table:table-cell office:value-type="float" office:value="6964987.054" calcext:value-type="float">
            <text:p>6964987.054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511095.565" calcext:value-type="float">
            <text:p>511095.565</text:p>
          </table:table-cell>
          <table:table-cell office:value-type="float" office:value="6962201.059" calcext:value-type="float">
            <text:p>6962201.059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511095.565" calcext:value-type="float">
            <text:p>511095.565</text:p>
          </table:table-cell>
          <table:table-cell office:value-type="float" office:value="6962201.0596" calcext:value-type="float">
            <text:p>6962201.0596</text:p>
          </table:table-cell>
          <table:table-cell office:value-type="float" office:value="1.552" calcext:value-type="float">
            <text:p>1.552</text:p>
          </table:table-cell>
          <table:table-cell table:number-columns-repeated="7"/>
        </table:table-row>
        <table:table-row table:style-name="ro1">
          <table:table-cell office:value-type="float" office:value="511301.237" calcext:value-type="float">
            <text:p>511301.237</text:p>
          </table:table-cell>
          <table:table-cell office:value-type="float" office:value="6964987.816" calcext:value-type="float">
            <text:p>6964987.816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511096.716" calcext:value-type="float">
            <text:p>511096.716</text:p>
          </table:table-cell>
          <table:table-cell office:value-type="float" office:value="6962201.821" calcext:value-type="float">
            <text:p>6962201.821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511096.7165" calcext:value-type="float">
            <text:p>511096.7165</text:p>
          </table:table-cell>
          <table:table-cell office:value-type="float" office:value="6962201.8213" calcext:value-type="float">
            <text:p>6962201.8213</text:p>
          </table:table-cell>
          <table:table-cell office:value-type="float" office:value="1.58" calcext:value-type="float">
            <text:p>1.58</text:p>
          </table:table-cell>
          <table:table-cell table:number-columns-repeated="7"/>
        </table:table-row>
        <table:table-row table:style-name="ro1">
          <table:table-cell office:value-type="float" office:value="511302.097" calcext:value-type="float">
            <text:p>511302.097</text:p>
          </table:table-cell>
          <table:table-cell office:value-type="float" office:value="6964987" calcext:value-type="float">
            <text:p>6964987</text:p>
          </table:table-cell>
          <table:table-cell office:value-type="float" office:value="1.661" calcext:value-type="float">
            <text:p>1.661</text:p>
          </table:table-cell>
          <table:table-cell/>
          <table:table-cell office:value-type="float" office:value="511097.576" calcext:value-type="float">
            <text:p>511097.576</text:p>
          </table:table-cell>
          <table:table-cell office:value-type="float" office:value="6962201.005" calcext:value-type="float">
            <text:p>6962201.005</text:p>
          </table:table-cell>
          <table:table-cell office:value-type="float" office:value="1.661" calcext:value-type="float">
            <text:p>1.661</text:p>
          </table:table-cell>
          <table:table-cell/>
          <table:table-cell office:value-type="float" office:value="511097.5762" calcext:value-type="float">
            <text:p>511097.5762</text:p>
          </table:table-cell>
          <table:table-cell office:value-type="float" office:value="6962201.0056" calcext:value-type="float">
            <text:p>6962201.0056</text:p>
          </table:table-cell>
          <table:table-cell office:value-type="float" office:value="1.661" calcext:value-type="float">
            <text:p>1.661</text:p>
          </table:table-cell>
          <table:table-cell table:number-columns-repeated="7"/>
        </table:table-row>
        <table:table-row table:style-name="ro1">
          <table:table-cell office:value-type="float" office:value="511303.925" calcext:value-type="float">
            <text:p>511303.925</text:p>
          </table:table-cell>
          <table:table-cell office:value-type="float" office:value="6964986.295" calcext:value-type="float">
            <text:p>6964986.295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099.403" calcext:value-type="float">
            <text:p>511099.403</text:p>
          </table:table-cell>
          <table:table-cell office:value-type="float" office:value="6962200.301" calcext:value-type="float">
            <text:p>6962200.301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099.4034" calcext:value-type="float">
            <text:p>511099.4034</text:p>
          </table:table-cell>
          <table:table-cell office:value-type="float" office:value="6962200.3009" calcext:value-type="float">
            <text:p>6962200.3009</text:p>
          </table:table-cell>
          <table:table-cell office:value-type="float" office:value="1.74" calcext:value-type="float">
            <text:p>1.74</text:p>
          </table:table-cell>
          <table:table-cell table:number-columns-repeated="7"/>
        </table:table-row>
        <table:table-row table:style-name="ro1">
          <table:table-cell office:value-type="float" office:value="511302.659" calcext:value-type="float">
            <text:p>511302.659</text:p>
          </table:table-cell>
          <table:table-cell office:value-type="float" office:value="6964987.333" calcext:value-type="float">
            <text:p>6964987.333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098.138" calcext:value-type="float">
            <text:p>511098.138</text:p>
          </table:table-cell>
          <table:table-cell office:value-type="float" office:value="6962201.338" calcext:value-type="float">
            <text:p>6962201.338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098.1379" calcext:value-type="float">
            <text:p>511098.1379</text:p>
          </table:table-cell>
          <table:table-cell office:value-type="float" office:value="6962201.3385" calcext:value-type="float">
            <text:p>6962201.3385</text:p>
          </table:table-cell>
          <table:table-cell office:value-type="float" office:value="1.681" calcext:value-type="float">
            <text:p>1.681</text:p>
          </table:table-cell>
          <table:table-cell table:number-columns-repeated="7"/>
        </table:table-row>
        <table:table-row table:style-name="ro1">
          <table:table-cell office:value-type="float" office:value="511303.294" calcext:value-type="float">
            <text:p>511303.294</text:p>
          </table:table-cell>
          <table:table-cell office:value-type="float" office:value="6964987.528" calcext:value-type="float">
            <text:p>6964987.528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8.773" calcext:value-type="float">
            <text:p>511098.773</text:p>
          </table:table-cell>
          <table:table-cell office:value-type="float" office:value="6962201.533" calcext:value-type="float">
            <text:p>6962201.533</text:p>
          </table:table-cell>
          <table:table-cell office:value-type="float" office:value="1.699" calcext:value-type="float">
            <text:p>1.699</text:p>
          </table:table-cell>
          <table:table-cell/>
          <table:table-cell office:value-type="float" office:value="511098.7727" calcext:value-type="float">
            <text:p>511098.7727</text:p>
          </table:table-cell>
          <table:table-cell office:value-type="float" office:value="6962201.5334" calcext:value-type="float">
            <text:p>6962201.5334</text:p>
          </table:table-cell>
          <table:table-cell office:value-type="float" office:value="1.699" calcext:value-type="float">
            <text:p>1.699</text:p>
          </table:table-cell>
          <table:table-cell table:number-columns-repeated="7"/>
        </table:table-row>
        <table:table-row table:style-name="ro1">
          <table:table-cell office:value-type="float" office:value="511296.72" calcext:value-type="float">
            <text:p>511296.72</text:p>
          </table:table-cell>
          <table:table-cell office:value-type="float" office:value="6964988.662" calcext:value-type="float">
            <text:p>6964988.662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511092.201" calcext:value-type="float">
            <text:p>511092.201</text:p>
          </table:table-cell>
          <table:table-cell office:value-type="float" office:value="6962202.667" calcext:value-type="float">
            <text:p>6962202.667</text:p>
          </table:table-cell>
          <table:table-cell office:value-type="float" office:value="1.75" calcext:value-type="float">
            <text:p>1.75</text:p>
          </table:table-cell>
          <table:table-cell/>
          <table:table-cell office:value-type="float" office:value="511092.2013" calcext:value-type="float">
            <text:p>511092.2013</text:p>
          </table:table-cell>
          <table:table-cell office:value-type="float" office:value="6962202.667" calcext:value-type="float">
            <text:p>6962202.667</text:p>
          </table:table-cell>
          <table:table-cell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office:value-type="float" office:value="511296.784" calcext:value-type="float">
            <text:p>511296.784</text:p>
          </table:table-cell>
          <table:table-cell office:value-type="float" office:value="6964989.945" calcext:value-type="float">
            <text:p>6964989.945</text:p>
          </table:table-cell>
          <table:table-cell office:value-type="float" office:value="1.396" calcext:value-type="float">
            <text:p>1.396</text:p>
          </table:table-cell>
          <table:table-cell/>
          <table:table-cell office:value-type="float" office:value="511092.265" calcext:value-type="float">
            <text:p>511092.265</text:p>
          </table:table-cell>
          <table:table-cell office:value-type="float" office:value="6962203.949" calcext:value-type="float">
            <text:p>6962203.949</text:p>
          </table:table-cell>
          <table:table-cell office:value-type="float" office:value="1.396" calcext:value-type="float">
            <text:p>1.396</text:p>
          </table:table-cell>
          <table:table-cell/>
          <table:table-cell office:value-type="float" office:value="511092.2653" calcext:value-type="float">
            <text:p>511092.2653</text:p>
          </table:table-cell>
          <table:table-cell office:value-type="float" office:value="6962203.9495" calcext:value-type="float">
            <text:p>6962203.9495</text:p>
          </table:table-cell>
          <table:table-cell office:value-type="float" office:value="1.396" calcext:value-type="float">
            <text:p>1.396</text:p>
          </table:table-cell>
          <table:table-cell table:number-columns-repeated="7"/>
        </table:table-row>
        <table:table-row table:style-name="ro1">
          <table:table-cell office:value-type="float" office:value="511297.742" calcext:value-type="float">
            <text:p>511297.742</text:p>
          </table:table-cell>
          <table:table-cell office:value-type="float" office:value="6964989.51" calcext:value-type="float">
            <text:p>6964989.51</text:p>
          </table:table-cell>
          <table:table-cell office:value-type="float" office:value="1.981" calcext:value-type="float">
            <text:p>1.981</text:p>
          </table:table-cell>
          <table:table-cell/>
          <table:table-cell office:value-type="float" office:value="511093.223" calcext:value-type="float">
            <text:p>511093.223</text:p>
          </table:table-cell>
          <table:table-cell office:value-type="float" office:value="6962203.514" calcext:value-type="float">
            <text:p>6962203.514</text:p>
          </table:table-cell>
          <table:table-cell office:value-type="float" office:value="1.981" calcext:value-type="float">
            <text:p>1.981</text:p>
          </table:table-cell>
          <table:table-cell/>
          <table:table-cell office:value-type="float" office:value="511093.2229" calcext:value-type="float">
            <text:p>511093.2229</text:p>
          </table:table-cell>
          <table:table-cell office:value-type="float" office:value="6962203.5146" calcext:value-type="float">
            <text:p>6962203.5146</text:p>
          </table:table-cell>
          <table:table-cell office:value-type="float" office:value="1.981" calcext:value-type="float">
            <text:p>1.981</text:p>
          </table:table-cell>
          <table:table-cell table:number-columns-repeated="7"/>
        </table:table-row>
        <table:table-row table:style-name="ro1">
          <table:table-cell office:value-type="float" office:value="511299.266" calcext:value-type="float">
            <text:p>511299.266</text:p>
          </table:table-cell>
          <table:table-cell office:value-type="float" office:value="6964988.308" calcext:value-type="float">
            <text:p>6964988.308</text:p>
          </table:table-cell>
          <table:table-cell office:value-type="float" office:value="1.543" calcext:value-type="float">
            <text:p>1.543</text:p>
          </table:table-cell>
          <table:table-cell/>
          <table:table-cell office:value-type="float" office:value="511094.746" calcext:value-type="float">
            <text:p>511094.746</text:p>
          </table:table-cell>
          <table:table-cell office:value-type="float" office:value="6962202.313" calcext:value-type="float">
            <text:p>6962202.313</text:p>
          </table:table-cell>
          <table:table-cell office:value-type="float" office:value="1.543" calcext:value-type="float">
            <text:p>1.543</text:p>
          </table:table-cell>
          <table:table-cell/>
          <table:table-cell office:value-type="float" office:value="511094.7463" calcext:value-type="float">
            <text:p>511094.7463</text:p>
          </table:table-cell>
          <table:table-cell office:value-type="float" office:value="6962202.3131" calcext:value-type="float">
            <text:p>6962202.3131</text:p>
          </table:table-cell>
          <table:table-cell office:value-type="float" office:value="1.543" calcext:value-type="float">
            <text:p>1.543</text:p>
          </table:table-cell>
          <table:table-cell table:number-columns-repeated="7"/>
        </table:table-row>
        <table:table-row table:style-name="ro1">
          <table:table-cell office:value-type="float" office:value="511298.752" calcext:value-type="float">
            <text:p>511298.752</text:p>
          </table:table-cell>
          <table:table-cell office:value-type="float" office:value="6964989.743" calcext:value-type="float">
            <text:p>6964989.743</text:p>
          </table:table-cell>
          <table:table-cell office:value-type="float" office:value="1.598" calcext:value-type="float">
            <text:p>1.598</text:p>
          </table:table-cell>
          <table:table-cell/>
          <table:table-cell office:value-type="float" office:value="511094.232" calcext:value-type="float">
            <text:p>511094.232</text:p>
          </table:table-cell>
          <table:table-cell office:value-type="float" office:value="6962203.747" calcext:value-type="float">
            <text:p>6962203.747</text:p>
          </table:table-cell>
          <table:table-cell office:value-type="float" office:value="1.598" calcext:value-type="float">
            <text:p>1.598</text:p>
          </table:table-cell>
          <table:table-cell/>
          <table:table-cell office:value-type="float" office:value="511094.2325" calcext:value-type="float">
            <text:p>511094.2325</text:p>
          </table:table-cell>
          <table:table-cell office:value-type="float" office:value="6962203.7475" calcext:value-type="float">
            <text:p>6962203.7475</text:p>
          </table:table-cell>
          <table:table-cell office:value-type="float" office:value="1.598" calcext:value-type="float">
            <text:p>1.598</text:p>
          </table:table-cell>
          <table:table-cell table:number-columns-repeated="7"/>
        </table:table-row>
        <table:table-row table:style-name="ro1">
          <table:table-cell office:value-type="float" office:value="511296.749" calcext:value-type="float">
            <text:p>511296.749</text:p>
          </table:table-cell>
          <table:table-cell office:value-type="float" office:value="6964990.256" calcext:value-type="float">
            <text:p>6964990.256</text:p>
          </table:table-cell>
          <table:table-cell office:value-type="float" office:value="1.382" calcext:value-type="float">
            <text:p>1.382</text:p>
          </table:table-cell>
          <table:table-cell/>
          <table:table-cell office:value-type="float" office:value="511092.23" calcext:value-type="float">
            <text:p>511092.23</text:p>
          </table:table-cell>
          <table:table-cell office:value-type="float" office:value="6962204.26" calcext:value-type="float">
            <text:p>6962204.26</text:p>
          </table:table-cell>
          <table:table-cell office:value-type="float" office:value="1.382" calcext:value-type="float">
            <text:p>1.382</text:p>
          </table:table-cell>
          <table:table-cell/>
          <table:table-cell office:value-type="float" office:value="511092.2303" calcext:value-type="float">
            <text:p>511092.2303</text:p>
          </table:table-cell>
          <table:table-cell office:value-type="float" office:value="6962204.2603" calcext:value-type="float">
            <text:p>6962204.2603</text:p>
          </table:table-cell>
          <table:table-cell office:value-type="float" office:value="1.382" calcext:value-type="float">
            <text:p>1.382</text:p>
          </table:table-cell>
          <table:table-cell table:number-columns-repeated="7"/>
        </table:table-row>
        <table:table-row table:style-name="ro1">
          <table:table-cell office:value-type="float" office:value="511297.691" calcext:value-type="float">
            <text:p>511297.691</text:p>
          </table:table-cell>
          <table:table-cell office:value-type="float" office:value="6964990.502" calcext:value-type="float">
            <text:p>6964990.502</text:p>
          </table:table-cell>
          <table:table-cell office:value-type="float" office:value="1.384" calcext:value-type="float">
            <text:p>1.384</text:p>
          </table:table-cell>
          <table:table-cell/>
          <table:table-cell office:value-type="float" office:value="511093.172" calcext:value-type="float">
            <text:p>511093.172</text:p>
          </table:table-cell>
          <table:table-cell office:value-type="float" office:value="6962204.506" calcext:value-type="float">
            <text:p>6962204.506</text:p>
          </table:table-cell>
          <table:table-cell office:value-type="float" office:value="1.384" calcext:value-type="float">
            <text:p>1.384</text:p>
          </table:table-cell>
          <table:table-cell/>
          <table:table-cell office:value-type="float" office:value="511093.1719" calcext:value-type="float">
            <text:p>511093.1719</text:p>
          </table:table-cell>
          <table:table-cell office:value-type="float" office:value="6962204.5062" calcext:value-type="float">
            <text:p>6962204.5062</text:p>
          </table:table-cell>
          <table:table-cell office:value-type="float" office:value="1.384" calcext:value-type="float">
            <text:p>1.384</text:p>
          </table:table-cell>
          <table:table-cell table:number-columns-repeated="7"/>
        </table:table-row>
        <table:table-row table:style-name="ro1">
          <table:table-cell office:value-type="float" office:value="511296.6" calcext:value-type="float">
            <text:p>511296.6</text:p>
          </table:table-cell>
          <table:table-cell office:value-type="float" office:value="6964991.652" calcext:value-type="float">
            <text:p>6964991.652</text:p>
          </table:table-cell>
          <table:table-cell office:value-type="float" office:value="1.381" calcext:value-type="float">
            <text:p>1.381</text:p>
          </table:table-cell>
          <table:table-cell/>
          <table:table-cell office:value-type="float" office:value="511092.081" calcext:value-type="float">
            <text:p>511092.081</text:p>
          </table:table-cell>
          <table:table-cell office:value-type="float" office:value="6962205.656" calcext:value-type="float">
            <text:p>6962205.656</text:p>
          </table:table-cell>
          <table:table-cell office:value-type="float" office:value="1.381" calcext:value-type="float">
            <text:p>1.381</text:p>
          </table:table-cell>
          <table:table-cell/>
          <table:table-cell office:value-type="float" office:value="511092.0814" calcext:value-type="float">
            <text:p>511092.0814</text:p>
          </table:table-cell>
          <table:table-cell office:value-type="float" office:value="6962205.6558" calcext:value-type="float">
            <text:p>6962205.6558</text:p>
          </table:table-cell>
          <table:table-cell office:value-type="float" office:value="1.381" calcext:value-type="float">
            <text:p>1.381</text:p>
          </table:table-cell>
          <table:table-cell table:number-columns-repeated="7"/>
        </table:table-row>
        <table:table-row table:style-name="ro1">
          <table:table-cell office:value-type="float" office:value="511297.896" calcext:value-type="float">
            <text:p>511297.896</text:p>
          </table:table-cell>
          <table:table-cell office:value-type="float" office:value="6964991.711" calcext:value-type="float">
            <text:p>6964991.711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511093.377" calcext:value-type="float">
            <text:p>511093.377</text:p>
          </table:table-cell>
          <table:table-cell office:value-type="float" office:value="6962205.714" calcext:value-type="float">
            <text:p>6962205.714</text:p>
          </table:table-cell>
          <table:table-cell office:value-type="float" office:value="1.385" calcext:value-type="float">
            <text:p>1.385</text:p>
          </table:table-cell>
          <table:table-cell/>
          <table:table-cell office:value-type="float" office:value="511093.3769" calcext:value-type="float">
            <text:p>511093.3769</text:p>
          </table:table-cell>
          <table:table-cell office:value-type="float" office:value="6962205.7147" calcext:value-type="float">
            <text:p>6962205.7147</text:p>
          </table:table-cell>
          <table:table-cell office:value-type="float" office:value="1.385" calcext:value-type="float">
            <text:p>1.385</text:p>
          </table:table-cell>
          <table:table-cell table:number-columns-repeated="7"/>
        </table:table-row>
        <table:table-row table:style-name="ro1">
          <table:table-cell office:value-type="float" office:value="511299.787" calcext:value-type="float">
            <text:p>511299.787</text:p>
          </table:table-cell>
          <table:table-cell office:value-type="float" office:value="6964990.274" calcext:value-type="float">
            <text:p>6964990.274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float" office:value="511095.267" calcext:value-type="float">
            <text:p>511095.267</text:p>
          </table:table-cell>
          <table:table-cell office:value-type="float" office:value="6962204.278" calcext:value-type="float">
            <text:p>6962204.278</text:p>
          </table:table-cell>
          <table:table-cell office:value-type="float" office:value="1.474" calcext:value-type="float">
            <text:p>1.474</text:p>
          </table:table-cell>
          <table:table-cell/>
          <table:table-cell office:value-type="float" office:value="511095.2671" calcext:value-type="float">
            <text:p>511095.2671</text:p>
          </table:table-cell>
          <table:table-cell office:value-type="float" office:value="6962204.2783" calcext:value-type="float">
            <text:p>6962204.2783</text:p>
          </table:table-cell>
          <table:table-cell office:value-type="float" office:value="1.474" calcext:value-type="float">
            <text:p>1.474</text:p>
          </table:table-cell>
          <table:table-cell table:number-columns-repeated="7"/>
        </table:table-row>
        <table:table-row table:style-name="ro1">
          <table:table-cell office:value-type="float" office:value="511298.909" calcext:value-type="float">
            <text:p>511298.909</text:p>
          </table:table-cell>
          <table:table-cell office:value-type="float" office:value="6964991.588" calcext:value-type="float">
            <text:p>6964991.588</text:p>
          </table:table-cell>
          <table:table-cell office:value-type="float" office:value="1.404" calcext:value-type="float">
            <text:p>1.404</text:p>
          </table:table-cell>
          <table:table-cell/>
          <table:table-cell office:value-type="float" office:value="511094.389" calcext:value-type="float">
            <text:p>511094.389</text:p>
          </table:table-cell>
          <table:table-cell office:value-type="float" office:value="6962205.592" calcext:value-type="float">
            <text:p>6962205.592</text:p>
          </table:table-cell>
          <table:table-cell office:value-type="float" office:value="1.404" calcext:value-type="float">
            <text:p>1.404</text:p>
          </table:table-cell>
          <table:table-cell/>
          <table:table-cell office:value-type="float" office:value="511094.3895" calcext:value-type="float">
            <text:p>511094.3895</text:p>
          </table:table-cell>
          <table:table-cell office:value-type="float" office:value="6962205.5918" calcext:value-type="float">
            <text:p>6962205.5918</text:p>
          </table:table-cell>
          <table:table-cell office:value-type="float" office:value="1.404" calcext:value-type="float">
            <text:p>1.404</text:p>
          </table:table-cell>
          <table:table-cell table:number-columns-repeated="7"/>
        </table:table-row>
        <table:table-row table:style-name="ro1">
          <table:table-cell office:value-type="float" office:value="511296.554" calcext:value-type="float">
            <text:p>511296.554</text:p>
          </table:table-cell>
          <table:table-cell office:value-type="float" office:value="6964988.322" calcext:value-type="float">
            <text:p>6964988.322</text:p>
          </table:table-cell>
          <table:table-cell office:value-type="float" office:value="2.193" calcext:value-type="float">
            <text:p>2.193</text:p>
          </table:table-cell>
          <table:table-cell/>
          <table:table-cell office:value-type="float" office:value="511092.035" calcext:value-type="float">
            <text:p>511092.035</text:p>
          </table:table-cell>
          <table:table-cell office:value-type="float" office:value="6962202.327" calcext:value-type="float">
            <text:p>6962202.327</text:p>
          </table:table-cell>
          <table:table-cell office:value-type="float" office:value="2.193" calcext:value-type="float">
            <text:p>2.193</text:p>
          </table:table-cell>
          <table:table-cell/>
          <table:table-cell office:value-type="float" office:value="511092.0354" calcext:value-type="float">
            <text:p>511092.0354</text:p>
          </table:table-cell>
          <table:table-cell office:value-type="float" office:value="6962202.3271" calcext:value-type="float">
            <text:p>6962202.3271</text:p>
          </table:table-cell>
          <table:table-cell office:value-type="float" office:value="2.193" calcext:value-type="float">
            <text:p>2.193</text:p>
          </table:table-cell>
          <table:table-cell table:number-columns-repeated="7"/>
        </table:table-row>
        <table:table-row table:style-name="ro1">
          <table:table-cell office:value-type="float" office:value="511297.892" calcext:value-type="float">
            <text:p>511297.892</text:p>
          </table:table-cell>
          <table:table-cell office:value-type="float" office:value="6964988.08" calcext:value-type="float">
            <text:p>6964988.08</text:p>
          </table:table-cell>
          <table:table-cell office:value-type="float" office:value="2.397" calcext:value-type="float">
            <text:p>2.397</text:p>
          </table:table-cell>
          <table:table-cell/>
          <table:table-cell office:value-type="float" office:value="511093.373" calcext:value-type="float">
            <text:p>511093.373</text:p>
          </table:table-cell>
          <table:table-cell office:value-type="float" office:value="6962202.085" calcext:value-type="float">
            <text:p>6962202.085</text:p>
          </table:table-cell>
          <table:table-cell office:value-type="float" office:value="2.397" calcext:value-type="float">
            <text:p>2.397</text:p>
          </table:table-cell>
          <table:table-cell/>
          <table:table-cell office:value-type="float" office:value="511093.3728" calcext:value-type="float">
            <text:p>511093.3728</text:p>
          </table:table-cell>
          <table:table-cell office:value-type="float" office:value="6962202.0852" calcext:value-type="float">
            <text:p>6962202.0852</text:p>
          </table:table-cell>
          <table:table-cell office:value-type="float" office:value="2.397" calcext:value-type="float">
            <text:p>2.397</text:p>
          </table:table-cell>
          <table:table-cell table:number-columns-repeated="7"/>
        </table:table-row>
        <table:table-row table:style-name="ro1">
          <table:table-cell office:value-type="float" office:value="511297.311" calcext:value-type="float">
            <text:p>511297.311</text:p>
          </table:table-cell>
          <table:table-cell office:value-type="float" office:value="6964989.112" calcext:value-type="float">
            <text:p>6964989.112</text:p>
          </table:table-cell>
          <table:table-cell office:value-type="float" office:value="2.516" calcext:value-type="float">
            <text:p>2.516</text:p>
          </table:table-cell>
          <table:table-cell/>
          <table:table-cell office:value-type="float" office:value="511092.792" calcext:value-type="float">
            <text:p>511092.792</text:p>
          </table:table-cell>
          <table:table-cell office:value-type="float" office:value="6962203.117" calcext:value-type="float">
            <text:p>6962203.117</text:p>
          </table:table-cell>
          <table:table-cell office:value-type="float" office:value="2.516" calcext:value-type="float">
            <text:p>2.516</text:p>
          </table:table-cell>
          <table:table-cell/>
          <table:table-cell office:value-type="float" office:value="511092.7921" calcext:value-type="float">
            <text:p>511092.7921</text:p>
          </table:table-cell>
          <table:table-cell office:value-type="float" office:value="6962203.1168" calcext:value-type="float">
            <text:p>6962203.1168</text:p>
          </table:table-cell>
          <table:table-cell office:value-type="float" office:value="2.516" calcext:value-type="float">
            <text:p>2.516</text:p>
          </table:table-cell>
          <table:table-cell table:number-columns-repeated="7"/>
        </table:table-row>
        <table:table-row table:style-name="ro1">
          <table:table-cell office:value-type="float" office:value="511296.703" calcext:value-type="float">
            <text:p>511296.703</text:p>
          </table:table-cell>
          <table:table-cell office:value-type="float" office:value="6964988.631" calcext:value-type="float">
            <text:p>6964988.631</text:p>
          </table:table-cell>
          <table:table-cell office:value-type="float" office:value="3.255" calcext:value-type="float">
            <text:p>3.255</text:p>
          </table:table-cell>
          <table:table-cell/>
          <table:table-cell office:value-type="float" office:value="511092.184" calcext:value-type="float">
            <text:p>511092.184</text:p>
          </table:table-cell>
          <table:table-cell office:value-type="float" office:value="6962202.636" calcext:value-type="float">
            <text:p>6962202.636</text:p>
          </table:table-cell>
          <table:table-cell office:value-type="float" office:value="3.255" calcext:value-type="float">
            <text:p>3.255</text:p>
          </table:table-cell>
          <table:table-cell/>
          <table:table-cell office:value-type="float" office:value="511092.1843" calcext:value-type="float">
            <text:p>511092.1843</text:p>
          </table:table-cell>
          <table:table-cell office:value-type="float" office:value="6962202.636" calcext:value-type="float">
            <text:p>6962202.636</text:p>
          </table:table-cell>
          <table:table-cell office:value-type="float" office:value="3.255" calcext:value-type="float">
            <text:p>3.255</text:p>
          </table:table-cell>
          <table:table-cell table:number-columns-repeated="7"/>
        </table:table-row>
        <table:table-row table:style-name="ro1">
          <table:table-cell office:value-type="float" office:value="511297.003" calcext:value-type="float">
            <text:p>511297.003</text:p>
          </table:table-cell>
          <table:table-cell office:value-type="float" office:value="6964988.9" calcext:value-type="float">
            <text:p>6964988.9</text:p>
          </table:table-cell>
          <table:table-cell office:value-type="float" office:value="3.627" calcext:value-type="float">
            <text:p>3.627</text:p>
          </table:table-cell>
          <table:table-cell/>
          <table:table-cell office:value-type="float" office:value="511092.484" calcext:value-type="float">
            <text:p>511092.484</text:p>
          </table:table-cell>
          <table:table-cell office:value-type="float" office:value="6962202.905" calcext:value-type="float">
            <text:p>6962202.905</text:p>
          </table:table-cell>
          <table:table-cell office:value-type="float" office:value="3.627" calcext:value-type="float">
            <text:p>3.627</text:p>
          </table:table-cell>
          <table:table-cell/>
          <table:table-cell office:value-type="float" office:value="511092.4842" calcext:value-type="float">
            <text:p>511092.4842</text:p>
          </table:table-cell>
          <table:table-cell office:value-type="float" office:value="6962202.9049" calcext:value-type="float">
            <text:p>6962202.9049</text:p>
          </table:table-cell>
          <table:table-cell office:value-type="float" office:value="3.627" calcext:value-type="float">
            <text:p>3.627</text:p>
          </table:table-cell>
          <table:table-cell table:number-columns-repeated="7"/>
        </table:table-row>
        <table:table-row table:style-name="ro1">
          <table:table-cell office:value-type="float" office:value="511297.455" calcext:value-type="float">
            <text:p>511297.455</text:p>
          </table:table-cell>
          <table:table-cell office:value-type="float" office:value="6964989.274" calcext:value-type="float">
            <text:p>6964989.274</text:p>
          </table:table-cell>
          <table:table-cell office:value-type="float" office:value="3.899" calcext:value-type="float">
            <text:p>3.899</text:p>
          </table:table-cell>
          <table:table-cell/>
          <table:table-cell office:value-type="float" office:value="511092.936" calcext:value-type="float">
            <text:p>511092.936</text:p>
          </table:table-cell>
          <table:table-cell office:value-type="float" office:value="6962203.278" calcext:value-type="float">
            <text:p>6962203.278</text:p>
          </table:table-cell>
          <table:table-cell office:value-type="float" office:value="3.899" calcext:value-type="float">
            <text:p>3.899</text:p>
          </table:table-cell>
          <table:table-cell/>
          <table:table-cell office:value-type="float" office:value="511092.936" calcext:value-type="float">
            <text:p>511092.936</text:p>
          </table:table-cell>
          <table:table-cell office:value-type="float" office:value="6962203.2787" calcext:value-type="float">
            <text:p>6962203.2787</text:p>
          </table:table-cell>
          <table:table-cell office:value-type="float" office:value="3.899" calcext:value-type="float">
            <text:p>3.899</text:p>
          </table:table-cell>
          <table:table-cell table:number-columns-repeated="7"/>
        </table:table-row>
        <table:table-row table:style-name="ro1">
          <table:table-cell office:value-type="float" office:value="511298.317" calcext:value-type="float">
            <text:p>511298.317</text:p>
          </table:table-cell>
          <table:table-cell office:value-type="float" office:value="6964988.429" calcext:value-type="float">
            <text:p>6964988.429</text:p>
          </table:table-cell>
          <table:table-cell office:value-type="float" office:value="2.707" calcext:value-type="float">
            <text:p>2.707</text:p>
          </table:table-cell>
          <table:table-cell/>
          <table:table-cell office:value-type="float" office:value="511093.798" calcext:value-type="float">
            <text:p>511093.798</text:p>
          </table:table-cell>
          <table:table-cell office:value-type="float" office:value="6962202.434" calcext:value-type="float">
            <text:p>6962202.434</text:p>
          </table:table-cell>
          <table:table-cell office:value-type="float" office:value="2.707" calcext:value-type="float">
            <text:p>2.707</text:p>
          </table:table-cell>
          <table:table-cell/>
          <table:table-cell office:value-type="float" office:value="511093.7977" calcext:value-type="float">
            <text:p>511093.7977</text:p>
          </table:table-cell>
          <table:table-cell office:value-type="float" office:value="6962202.434" calcext:value-type="float">
            <text:p>6962202.434</text:p>
          </table:table-cell>
          <table:table-cell office:value-type="float" office:value="2.707" calcext:value-type="float">
            <text:p>2.707</text:p>
          </table:table-cell>
          <table:table-cell table:number-columns-repeated="7"/>
        </table:table-row>
        <table:table-row table:style-name="ro1">
          <table:table-cell office:value-type="float" office:value="511298.842" calcext:value-type="float">
            <text:p>511298.842</text:p>
          </table:table-cell>
          <table:table-cell office:value-type="float" office:value="6964989.64" calcext:value-type="float">
            <text:p>6964989.64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511094.322" calcext:value-type="float">
            <text:p>511094.322</text:p>
          </table:table-cell>
          <table:table-cell office:value-type="float" office:value="6962203.644" calcext:value-type="float">
            <text:p>6962203.644</text:p>
          </table:table-cell>
          <table:table-cell office:value-type="float" office:value="2.14" calcext:value-type="float">
            <text:p>2.14</text:p>
          </table:table-cell>
          <table:table-cell/>
          <table:table-cell office:value-type="float" office:value="511094.3225" calcext:value-type="float">
            <text:p>511094.3225</text:p>
          </table:table-cell>
          <table:table-cell office:value-type="float" office:value="6962203.6446" calcext:value-type="float">
            <text:p>6962203.6446</text:p>
          </table:table-cell>
          <table:table-cell office:value-type="float" office:value="2.14" calcext:value-type="float">
            <text:p>2.14</text:p>
          </table:table-cell>
          <table:table-cell table:number-columns-repeated="7"/>
        </table:table-row>
        <table:table-row table:style-name="ro1">
          <table:table-cell office:value-type="float" office:value="511298.675" calcext:value-type="float">
            <text:p>511298.675</text:p>
          </table:table-cell>
          <table:table-cell office:value-type="float" office:value="6964989.827" calcext:value-type="float">
            <text:p>6964989.827</text:p>
          </table:table-cell>
          <table:table-cell office:value-type="float" office:value="2.781" calcext:value-type="float">
            <text:p>2.781</text:p>
          </table:table-cell>
          <table:table-cell/>
          <table:table-cell office:value-type="float" office:value="511094.155" calcext:value-type="float">
            <text:p>511094.155</text:p>
          </table:table-cell>
          <table:table-cell office:value-type="float" office:value="6962203.831" calcext:value-type="float">
            <text:p>6962203.831</text:p>
          </table:table-cell>
          <table:table-cell office:value-type="float" office:value="2.781" calcext:value-type="float">
            <text:p>2.781</text:p>
          </table:table-cell>
          <table:table-cell/>
          <table:table-cell office:value-type="float" office:value="511094.1555" calcext:value-type="float">
            <text:p>511094.1555</text:p>
          </table:table-cell>
          <table:table-cell office:value-type="float" office:value="6962203.8315" calcext:value-type="float">
            <text:p>6962203.8315</text:p>
          </table:table-cell>
          <table:table-cell office:value-type="float" office:value="2.781" calcext:value-type="float">
            <text:p>2.781</text:p>
          </table:table-cell>
          <table:table-cell table:number-columns-repeated="7"/>
        </table:table-row>
        <table:table-row table:style-name="ro1">
          <table:table-cell office:value-type="float" office:value="511298.511" calcext:value-type="float">
            <text:p>511298.511</text:p>
          </table:table-cell>
          <table:table-cell office:value-type="float" office:value="6964988.583" calcext:value-type="float">
            <text:p>6964988.583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511093.992" calcext:value-type="float">
            <text:p>511093.992</text:p>
          </table:table-cell>
          <table:table-cell office:value-type="float" office:value="6962202.588" calcext:value-type="float">
            <text:p>6962202.588</text:p>
          </table:table-cell>
          <table:table-cell office:value-type="float" office:value="3.77" calcext:value-type="float">
            <text:p>3.77</text:p>
          </table:table-cell>
          <table:table-cell/>
          <table:table-cell office:value-type="float" office:value="511093.9916" calcext:value-type="float">
            <text:p>511093.9916</text:p>
          </table:table-cell>
          <table:table-cell office:value-type="float" office:value="6962202.588" calcext:value-type="float">
            <text:p>6962202.588</text:p>
          </table:table-cell>
          <table:table-cell office:value-type="float" office:value="3.77" calcext:value-type="float">
            <text:p>3.77</text:p>
          </table:table-cell>
          <table:table-cell table:number-columns-repeated="7"/>
        </table:table-row>
        <table:table-row table:style-name="ro1">
          <table:table-cell office:value-type="float" office:value="511298.915" calcext:value-type="float">
            <text:p>511298.915</text:p>
          </table:table-cell>
          <table:table-cell office:value-type="float" office:value="6964989.248" calcext:value-type="float">
            <text:p>6964989.248</text:p>
          </table:table-cell>
          <table:table-cell office:value-type="float" office:value="3.629" calcext:value-type="float">
            <text:p>3.629</text:p>
          </table:table-cell>
          <table:table-cell/>
          <table:table-cell office:value-type="float" office:value="511094.395" calcext:value-type="float">
            <text:p>511094.395</text:p>
          </table:table-cell>
          <table:table-cell office:value-type="float" office:value="6962203.252" calcext:value-type="float">
            <text:p>6962203.252</text:p>
          </table:table-cell>
          <table:table-cell office:value-type="float" office:value="3.629" calcext:value-type="float">
            <text:p>3.629</text:p>
          </table:table-cell>
          <table:table-cell/>
          <table:table-cell office:value-type="float" office:value="511094.3954" calcext:value-type="float">
            <text:p>511094.3954</text:p>
          </table:table-cell>
          <table:table-cell office:value-type="float" office:value="6962203.2527" calcext:value-type="float">
            <text:p>6962203.2527</text:p>
          </table:table-cell>
          <table:table-cell office:value-type="float" office:value="3.629" calcext:value-type="float">
            <text:p>3.629</text:p>
          </table:table-cell>
          <table:table-cell table:number-columns-repeated="7"/>
        </table:table-row>
        <table:table-row table:style-name="ro1">
          <table:table-cell office:value-type="float" office:value="511300.887" calcext:value-type="float">
            <text:p>511300.887</text:p>
          </table:table-cell>
          <table:table-cell office:value-type="float" office:value="6964988.076" calcext:value-type="float">
            <text:p>6964988.076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511096.367" calcext:value-type="float">
            <text:p>511096.367</text:p>
          </table:table-cell>
          <table:table-cell office:value-type="float" office:value="6962202.081" calcext:value-type="float">
            <text:p>6962202.081</text:p>
          </table:table-cell>
          <table:table-cell office:value-type="float" office:value="1.552" calcext:value-type="float">
            <text:p>1.552</text:p>
          </table:table-cell>
          <table:table-cell/>
          <table:table-cell office:value-type="float" office:value="511096.3667" calcext:value-type="float">
            <text:p>511096.3667</text:p>
          </table:table-cell>
          <table:table-cell office:value-type="float" office:value="6962202.0812" calcext:value-type="float">
            <text:p>6962202.0812</text:p>
          </table:table-cell>
          <table:table-cell office:value-type="float" office:value="1.552" calcext:value-type="float">
            <text:p>1.552</text:p>
          </table:table-cell>
          <table:table-cell table:number-columns-repeated="7"/>
        </table:table-row>
        <table:table-row table:style-name="ro1">
          <table:table-cell office:value-type="float" office:value="511300.888" calcext:value-type="float">
            <text:p>511300.888</text:p>
          </table:table-cell>
          <table:table-cell office:value-type="float" office:value="6964989.058" calcext:value-type="float">
            <text:p>6964989.058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511096.368" calcext:value-type="float">
            <text:p>511096.368</text:p>
          </table:table-cell>
          <table:table-cell office:value-type="float" office:value="6962203.063" calcext:value-type="float">
            <text:p>6962203.063</text:p>
          </table:table-cell>
          <table:table-cell office:value-type="float" office:value="1.54" calcext:value-type="float">
            <text:p>1.54</text:p>
          </table:table-cell>
          <table:table-cell/>
          <table:table-cell office:value-type="float" office:value="511096.3677" calcext:value-type="float">
            <text:p>511096.3677</text:p>
          </table:table-cell>
          <table:table-cell office:value-type="float" office:value="6962203.0628" calcext:value-type="float">
            <text:p>6962203.0628</text:p>
          </table:table-cell>
          <table:table-cell office:value-type="float" office:value="1.54" calcext:value-type="float">
            <text:p>1.54</text:p>
          </table:table-cell>
          <table:table-cell table:number-columns-repeated="7"/>
        </table:table-row>
        <table:table-row table:style-name="ro1">
          <table:table-cell office:value-type="float" office:value="511302.993" calcext:value-type="float">
            <text:p>511302.993</text:p>
          </table:table-cell>
          <table:table-cell office:value-type="float" office:value="6964988.098" calcext:value-type="float">
            <text:p>6964988.098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098.472" calcext:value-type="float">
            <text:p>511098.472</text:p>
          </table:table-cell>
          <table:table-cell office:value-type="float" office:value="6962202.103" calcext:value-type="float">
            <text:p>6962202.103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098.4718" calcext:value-type="float">
            <text:p>511098.4718</text:p>
          </table:table-cell>
          <table:table-cell office:value-type="float" office:value="6962202.1032" calcext:value-type="float">
            <text:p>6962202.1032</text:p>
          </table:table-cell>
          <table:table-cell office:value-type="float" office:value="1.681" calcext:value-type="float">
            <text:p>1.681</text:p>
          </table:table-cell>
          <table:table-cell table:number-columns-repeated="7"/>
        </table:table-row>
        <table:table-row table:style-name="ro1">
          <table:table-cell office:value-type="float" office:value="511303.575" calcext:value-type="float">
            <text:p>511303.575</text:p>
          </table:table-cell>
          <table:table-cell office:value-type="float" office:value="6964988.848" calcext:value-type="float">
            <text:p>6964988.848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99.053" calcext:value-type="float">
            <text:p>511099.053</text:p>
          </table:table-cell>
          <table:table-cell office:value-type="float" office:value="6962202.853" calcext:value-type="float">
            <text:p>6962202.853</text:p>
          </table:table-cell>
          <table:table-cell office:value-type="float" office:value="1.671" calcext:value-type="float">
            <text:p>1.671</text:p>
          </table:table-cell>
          <table:table-cell/>
          <table:table-cell office:value-type="float" office:value="511099.0536" calcext:value-type="float">
            <text:p>511099.0536</text:p>
          </table:table-cell>
          <table:table-cell office:value-type="float" office:value="6962202.8529" calcext:value-type="float">
            <text:p>6962202.8529</text:p>
          </table:table-cell>
          <table:table-cell office:value-type="float" office:value="1.671" calcext:value-type="float">
            <text:p>1.671</text:p>
          </table:table-cell>
          <table:table-cell table:number-columns-repeated="7"/>
        </table:table-row>
        <table:table-row table:style-name="ro1">
          <table:table-cell office:value-type="float" office:value="511303.943" calcext:value-type="float">
            <text:p>511303.943</text:p>
          </table:table-cell>
          <table:table-cell office:value-type="float" office:value="6964989.513" calcext:value-type="float">
            <text:p>6964989.513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511099.421" calcext:value-type="float">
            <text:p>511099.421</text:p>
          </table:table-cell>
          <table:table-cell office:value-type="float" office:value="6962203.517" calcext:value-type="float">
            <text:p>6962203.517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511099.4214" calcext:value-type="float">
            <text:p>511099.4214</text:p>
          </table:table-cell>
          <table:table-cell office:value-type="float" office:value="6962203.5176" calcext:value-type="float">
            <text:p>6962203.5176</text:p>
          </table:table-cell>
          <table:table-cell office:value-type="float" office:value="1.65" calcext:value-type="float">
            <text:p>1.65</text:p>
          </table:table-cell>
          <table:table-cell table:number-columns-repeated="7"/>
        </table:table-row>
        <table:table-row table:style-name="ro1">
          <table:table-cell office:value-type="float" office:value="511301.924" calcext:value-type="float">
            <text:p>511301.924</text:p>
          </table:table-cell>
          <table:table-cell office:value-type="float" office:value="6964990.407" calcext:value-type="float">
            <text:p>6964990.407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511097.403" calcext:value-type="float">
            <text:p>511097.403</text:p>
          </table:table-cell>
          <table:table-cell office:value-type="float" office:value="6962204.411" calcext:value-type="float">
            <text:p>6962204.411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511097.4032" calcext:value-type="float">
            <text:p>511097.4032</text:p>
          </table:table-cell>
          <table:table-cell office:value-type="float" office:value="6962204.4113" calcext:value-type="float">
            <text:p>6962204.4113</text:p>
          </table:table-cell>
          <table:table-cell office:value-type="float" office:value="1.531" calcext:value-type="float">
            <text:p>1.531</text:p>
          </table:table-cell>
          <table:table-cell table:number-columns-repeated="7"/>
        </table:table-row>
        <table:table-row table:style-name="ro1">
          <table:table-cell office:value-type="float" office:value="511301.637" calcext:value-type="float">
            <text:p>511301.637</text:p>
          </table:table-cell>
          <table:table-cell office:value-type="float" office:value="6964991.252" calcext:value-type="float">
            <text:p>6964991.252</text:p>
          </table:table-cell>
          <table:table-cell office:value-type="float" office:value="1.492" calcext:value-type="float">
            <text:p>1.492</text:p>
          </table:table-cell>
          <table:table-cell/>
          <table:table-cell office:value-type="float" office:value="511097.116" calcext:value-type="float">
            <text:p>511097.116</text:p>
          </table:table-cell>
          <table:table-cell office:value-type="float" office:value="6962205.256" calcext:value-type="float">
            <text:p>6962205.256</text:p>
          </table:table-cell>
          <table:table-cell office:value-type="float" office:value="1.492" calcext:value-type="float">
            <text:p>1.492</text:p>
          </table:table-cell>
          <table:table-cell/>
          <table:table-cell office:value-type="float" office:value="511097.1164" calcext:value-type="float">
            <text:p>511097.1164</text:p>
          </table:table-cell>
          <table:table-cell office:value-type="float" office:value="6962205.2559" calcext:value-type="float">
            <text:p>6962205.2559</text:p>
          </table:table-cell>
          <table:table-cell office:value-type="float" office:value="1.492" calcext:value-type="float">
            <text:p>1.492</text:p>
          </table:table-cell>
          <table:table-cell table:number-columns-repeated="7"/>
        </table:table-row>
        <table:table-row table:style-name="ro1">
          <table:table-cell office:value-type="float" office:value="511303.514" calcext:value-type="float">
            <text:p>511303.514</text:p>
          </table:table-cell>
          <table:table-cell office:value-type="float" office:value="6964990.181" calcext:value-type="float">
            <text:p>6964990.181</text:p>
          </table:table-cell>
          <table:table-cell office:value-type="float" office:value="1.591" calcext:value-type="float">
            <text:p>1.591</text:p>
          </table:table-cell>
          <table:table-cell/>
          <table:table-cell office:value-type="float" office:value="511098.993" calcext:value-type="float">
            <text:p>511098.993</text:p>
          </table:table-cell>
          <table:table-cell office:value-type="float" office:value="6962204.185" calcext:value-type="float">
            <text:p>6962204.185</text:p>
          </table:table-cell>
          <table:table-cell office:value-type="float" office:value="1.591" calcext:value-type="float">
            <text:p>1.591</text:p>
          </table:table-cell>
          <table:table-cell/>
          <table:table-cell office:value-type="float" office:value="511098.9926" calcext:value-type="float">
            <text:p>511098.9926</text:p>
          </table:table-cell>
          <table:table-cell office:value-type="float" office:value="6962204.1853" calcext:value-type="float">
            <text:p>6962204.1853</text:p>
          </table:table-cell>
          <table:table-cell office:value-type="float" office:value="1.591" calcext:value-type="float">
            <text:p>1.591</text:p>
          </table:table-cell>
          <table:table-cell table:number-columns-repeated="7"/>
        </table:table-row>
        <table:table-row table:style-name="ro1">
          <table:table-cell office:value-type="float" office:value="511303.767" calcext:value-type="float">
            <text:p>511303.767</text:p>
          </table:table-cell>
          <table:table-cell office:value-type="float" office:value="6964991.371" calcext:value-type="float">
            <text:p>6964991.371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511099.245" calcext:value-type="float">
            <text:p>511099.245</text:p>
          </table:table-cell>
          <table:table-cell office:value-type="float" office:value="6962205.375" calcext:value-type="float">
            <text:p>6962205.375</text:p>
          </table:table-cell>
          <table:table-cell office:value-type="float" office:value="1.559" calcext:value-type="float">
            <text:p>1.559</text:p>
          </table:table-cell>
          <table:table-cell/>
          <table:table-cell office:value-type="float" office:value="511099.2455" calcext:value-type="float">
            <text:p>511099.2455</text:p>
          </table:table-cell>
          <table:table-cell office:value-type="float" office:value="6962205.3749" calcext:value-type="float">
            <text:p>6962205.3749</text:p>
          </table:table-cell>
          <table:table-cell office:value-type="float" office:value="1.559" calcext:value-type="float">
            <text:p>1.559</text:p>
          </table:table-cell>
          <table:table-cell table:number-columns-repeated="7"/>
        </table:table-row>
        <table:table-row table:style-name="ro1">
          <table:table-cell office:value-type="float" office:value="511297.022" calcext:value-type="float">
            <text:p>511297.022</text:p>
          </table:table-cell>
          <table:table-cell office:value-type="float" office:value="6964987.63" calcext:value-type="float">
            <text:p>6964987.63</text:p>
          </table:table-cell>
          <table:table-cell office:value-type="float" office:value="4.689" calcext:value-type="float">
            <text:p>4.689</text:p>
          </table:table-cell>
          <table:table-cell/>
          <table:table-cell office:value-type="float" office:value="511092.503" calcext:value-type="float">
            <text:p>511092.503</text:p>
          </table:table-cell>
          <table:table-cell office:value-type="float" office:value="6962201.635" calcext:value-type="float">
            <text:p>6962201.635</text:p>
          </table:table-cell>
          <table:table-cell office:value-type="float" office:value="4.689" calcext:value-type="float">
            <text:p>4.689</text:p>
          </table:table-cell>
          <table:table-cell/>
          <table:table-cell office:value-type="float" office:value="511092.5032" calcext:value-type="float">
            <text:p>511092.5032</text:p>
          </table:table-cell>
          <table:table-cell office:value-type="float" office:value="6962201.6354" calcext:value-type="float">
            <text:p>6962201.6354</text:p>
          </table:table-cell>
          <table:table-cell office:value-type="float" office:value="4.689" calcext:value-type="float">
            <text:p>4.689</text:p>
          </table:table-cell>
          <table:table-cell table:number-columns-repeated="7"/>
        </table:table-row>
        <table:table-row table:style-name="ro1">
          <table:table-cell office:value-type="float" office:value="511296.555" calcext:value-type="float">
            <text:p>511296.555</text:p>
          </table:table-cell>
          <table:table-cell office:value-type="float" office:value="6964987.211" calcext:value-type="float">
            <text:p>6964987.211</text:p>
          </table:table-cell>
          <table:table-cell office:value-type="float" office:value="5.324" calcext:value-type="float">
            <text:p>5.324</text:p>
          </table:table-cell>
          <table:table-cell/>
          <table:table-cell office:value-type="float" office:value="511092.036" calcext:value-type="float">
            <text:p>511092.036</text:p>
          </table:table-cell>
          <table:table-cell office:value-type="float" office:value="6962201.216" calcext:value-type="float">
            <text:p>6962201.216</text:p>
          </table:table-cell>
          <table:table-cell office:value-type="float" office:value="5.324" calcext:value-type="float">
            <text:p>5.324</text:p>
          </table:table-cell>
          <table:table-cell/>
          <table:table-cell office:value-type="float" office:value="511092.0364" calcext:value-type="float">
            <text:p>511092.0364</text:p>
          </table:table-cell>
          <table:table-cell office:value-type="float" office:value="6962201.2165" calcext:value-type="float">
            <text:p>6962201.2165</text:p>
          </table:table-cell>
          <table:table-cell office:value-type="float" office:value="5.324" calcext:value-type="float">
            <text:p>5.324</text:p>
          </table:table-cell>
          <table:table-cell table:number-columns-repeated="7"/>
        </table:table-row>
        <table:table-row table:style-name="ro1">
          <table:table-cell office:value-type="float" office:value="511297.003" calcext:value-type="float">
            <text:p>511297.003</text:p>
          </table:table-cell>
          <table:table-cell office:value-type="float" office:value="6964987.418" calcext:value-type="float">
            <text:p>6964987.418</text:p>
          </table:table-cell>
          <table:table-cell office:value-type="float" office:value="5.558" calcext:value-type="float">
            <text:p>5.558</text:p>
          </table:table-cell>
          <table:table-cell/>
          <table:table-cell office:value-type="float" office:value="511092.484" calcext:value-type="float">
            <text:p>511092.484</text:p>
          </table:table-cell>
          <table:table-cell office:value-type="float" office:value="6962201.423" calcext:value-type="float">
            <text:p>6962201.423</text:p>
          </table:table-cell>
          <table:table-cell office:value-type="float" office:value="5.558" calcext:value-type="float">
            <text:p>5.558</text:p>
          </table:table-cell>
          <table:table-cell/>
          <table:table-cell office:value-type="float" office:value="511092.4842" calcext:value-type="float">
            <text:p>511092.4842</text:p>
          </table:table-cell>
          <table:table-cell office:value-type="float" office:value="6962201.4235" calcext:value-type="float">
            <text:p>6962201.4235</text:p>
          </table:table-cell>
          <table:table-cell office:value-type="float" office:value="5.558" calcext:value-type="float">
            <text:p>5.558</text:p>
          </table:table-cell>
          <table:table-cell table:number-columns-repeated="7"/>
        </table:table-row>
        <table:table-row table:style-name="ro1">
          <table:table-cell office:value-type="float" office:value="511297.237" calcext:value-type="float">
            <text:p>511297.237</text:p>
          </table:table-cell>
          <table:table-cell office:value-type="float" office:value="6964984.02" calcext:value-type="float">
            <text:p>6964984.02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511092.718" calcext:value-type="float">
            <text:p>511092.718</text:p>
          </table:table-cell>
          <table:table-cell office:value-type="float" office:value="6962198.027" calcext:value-type="float">
            <text:p>6962198.027</text:p>
          </table:table-cell>
          <table:table-cell office:value-type="float" office:value="6.81" calcext:value-type="float">
            <text:p>6.81</text:p>
          </table:table-cell>
          <table:table-cell/>
          <table:table-cell office:value-type="float" office:value="511092.7181" calcext:value-type="float">
            <text:p>511092.7181</text:p>
          </table:table-cell>
          <table:table-cell office:value-type="float" office:value="6962198.0268" calcext:value-type="float">
            <text:p>6962198.0268</text:p>
          </table:table-cell>
          <table:table-cell office:value-type="float" office:value="6.81" calcext:value-type="float">
            <text:p>6.81</text:p>
          </table:table-cell>
          <table:table-cell table:number-columns-repeated="7"/>
        </table:table-row>
        <table:table-row table:style-name="ro1">
          <table:table-cell office:value-type="float" office:value="511299.518" calcext:value-type="float">
            <text:p>511299.518</text:p>
          </table:table-cell>
          <table:table-cell office:value-type="float" office:value="6964984.122" calcext:value-type="float">
            <text:p>6964984.122</text:p>
          </table:table-cell>
          <table:table-cell office:value-type="float" office:value="6.867" calcext:value-type="float">
            <text:p>6.867</text:p>
          </table:table-cell>
          <table:table-cell/>
          <table:table-cell office:value-type="float" office:value="511094.998" calcext:value-type="float">
            <text:p>511094.998</text:p>
          </table:table-cell>
          <table:table-cell office:value-type="float" office:value="6962198.129" calcext:value-type="float">
            <text:p>6962198.129</text:p>
          </table:table-cell>
          <table:table-cell office:value-type="float" office:value="6.867" calcext:value-type="float">
            <text:p>6.867</text:p>
          </table:table-cell>
          <table:table-cell/>
          <table:table-cell office:value-type="float" office:value="511094.9982" calcext:value-type="float">
            <text:p>511094.9982</text:p>
          </table:table-cell>
          <table:table-cell office:value-type="float" office:value="6962198.1288" calcext:value-type="float">
            <text:p>6962198.1288</text:p>
          </table:table-cell>
          <table:table-cell office:value-type="float" office:value="6.867" calcext:value-type="float">
            <text:p>6.867</text:p>
          </table:table-cell>
          <table:table-cell table:number-columns-repeated="7"/>
        </table:table-row>
        <table:table-row table:style-name="ro1">
          <table:table-cell office:value-type="float" office:value="511298.602" calcext:value-type="float">
            <text:p>511298.602</text:p>
          </table:table-cell>
          <table:table-cell office:value-type="float" office:value="6964985.341" calcext:value-type="float">
            <text:p>6964985.341</text:p>
          </table:table-cell>
          <table:table-cell office:value-type="float" office:value="6.885" calcext:value-type="float">
            <text:p>6.885</text:p>
          </table:table-cell>
          <table:table-cell/>
          <table:table-cell office:value-type="float" office:value="511094.082" calcext:value-type="float">
            <text:p>511094.082</text:p>
          </table:table-cell>
          <table:table-cell office:value-type="float" office:value="6962199.347" calcext:value-type="float">
            <text:p>6962199.347</text:p>
          </table:table-cell>
          <table:table-cell office:value-type="float" office:value="6.885" calcext:value-type="float">
            <text:p>6.885</text:p>
          </table:table-cell>
          <table:table-cell/>
          <table:table-cell office:value-type="float" office:value="511094.0826" calcext:value-type="float">
            <text:p>511094.0826</text:p>
          </table:table-cell>
          <table:table-cell office:value-type="float" office:value="6962199.3473" calcext:value-type="float">
            <text:p>6962199.3473</text:p>
          </table:table-cell>
          <table:table-cell office:value-type="float" office:value="6.885" calcext:value-type="float">
            <text:p>6.885</text:p>
          </table:table-cell>
          <table:table-cell table:number-columns-repeated="7"/>
        </table:table-row>
        <table:table-row table:style-name="ro1">
          <table:table-cell office:value-type="float" office:value="511299.962" calcext:value-type="float">
            <text:p>511299.962</text:p>
          </table:table-cell>
          <table:table-cell office:value-type="float" office:value="6964984.21" calcext:value-type="float">
            <text:p>6964984.21</text:p>
          </table:table-cell>
          <table:table-cell office:value-type="float" office:value="7.678" calcext:value-type="float">
            <text:p>7.678</text:p>
          </table:table-cell>
          <table:table-cell/>
          <table:table-cell office:value-type="float" office:value="511095.442" calcext:value-type="float">
            <text:p>511095.442</text:p>
          </table:table-cell>
          <table:table-cell office:value-type="float" office:value="6962198.216" calcext:value-type="float">
            <text:p>6962198.216</text:p>
          </table:table-cell>
          <table:table-cell office:value-type="float" office:value="7.678" calcext:value-type="float">
            <text:p>7.678</text:p>
          </table:table-cell>
          <table:table-cell/>
          <table:table-cell office:value-type="float" office:value="511095.442" calcext:value-type="float">
            <text:p>511095.442</text:p>
          </table:table-cell>
          <table:table-cell office:value-type="float" office:value="6962198.2167" calcext:value-type="float">
            <text:p>6962198.2167</text:p>
          </table:table-cell>
          <table:table-cell office:value-type="float" office:value="7.678" calcext:value-type="float">
            <text:p>7.678</text:p>
          </table:table-cell>
          <table:table-cell table:number-columns-repeated="7"/>
        </table:table-row>
        <table:table-row table:style-name="ro1">
          <table:table-cell office:value-type="float" office:value="511296.183" calcext:value-type="float">
            <text:p>511296.183</text:p>
          </table:table-cell>
          <table:table-cell office:value-type="float" office:value="6964986.558" calcext:value-type="float">
            <text:p>6964986.558</text:p>
          </table:table-cell>
          <table:table-cell office:value-type="float" office:value="6.112" calcext:value-type="float">
            <text:p>6.112</text:p>
          </table:table-cell>
          <table:table-cell/>
          <table:table-cell office:value-type="float" office:value="511091.664" calcext:value-type="float">
            <text:p>511091.664</text:p>
          </table:table-cell>
          <table:table-cell office:value-type="float" office:value="6962200.564" calcext:value-type="float">
            <text:p>6962200.564</text:p>
          </table:table-cell>
          <table:table-cell office:value-type="float" office:value="6.112" calcext:value-type="float">
            <text:p>6.112</text:p>
          </table:table-cell>
          <table:table-cell/>
          <table:table-cell office:value-type="float" office:value="511091.6645" calcext:value-type="float">
            <text:p>511091.6645</text:p>
          </table:table-cell>
          <table:table-cell office:value-type="float" office:value="6962200.5638" calcext:value-type="float">
            <text:p>6962200.5638</text:p>
          </table:table-cell>
          <table:table-cell office:value-type="float" office:value="6.112" calcext:value-type="float">
            <text:p>6.112</text:p>
          </table:table-cell>
          <table:table-cell table:number-columns-repeated="7"/>
        </table:table-row>
        <table:table-row table:style-name="ro1">
          <table:table-cell office:value-type="float" office:value="511297.184" calcext:value-type="float">
            <text:p>511297.184</text:p>
          </table:table-cell>
          <table:table-cell office:value-type="float" office:value="6964987.368" calcext:value-type="float">
            <text:p>6964987.368</text:p>
          </table:table-cell>
          <table:table-cell office:value-type="float" office:value="6.071" calcext:value-type="float">
            <text:p>6.071</text:p>
          </table:table-cell>
          <table:table-cell/>
          <table:table-cell office:value-type="float" office:value="511092.665" calcext:value-type="float">
            <text:p>511092.665</text:p>
          </table:table-cell>
          <table:table-cell office:value-type="float" office:value="6962201.373" calcext:value-type="float">
            <text:p>6962201.373</text:p>
          </table:table-cell>
          <table:table-cell office:value-type="float" office:value="6.071" calcext:value-type="float">
            <text:p>6.071</text:p>
          </table:table-cell>
          <table:table-cell/>
          <table:table-cell office:value-type="float" office:value="511092.6651" calcext:value-type="float">
            <text:p>511092.6651</text:p>
          </table:table-cell>
          <table:table-cell office:value-type="float" office:value="6962201.3735" calcext:value-type="float">
            <text:p>6962201.3735</text:p>
          </table:table-cell>
          <table:table-cell office:value-type="float" office:value="6.071" calcext:value-type="float">
            <text:p>6.071</text:p>
          </table:table-cell>
          <table:table-cell table:number-columns-repeated="7"/>
        </table:table-row>
        <table:table-row table:style-name="ro1">
          <table:table-cell office:value-type="float" office:value="511297.909" calcext:value-type="float">
            <text:p>511297.909</text:p>
          </table:table-cell>
          <table:table-cell office:value-type="float" office:value="6964987.971" calcext:value-type="float">
            <text:p>6964987.971</text:p>
          </table:table-cell>
          <table:table-cell office:value-type="float" office:value="6.784" calcext:value-type="float">
            <text:p>6.784</text:p>
          </table:table-cell>
          <table:table-cell/>
          <table:table-cell office:value-type="float" office:value="511093.39" calcext:value-type="float">
            <text:p>511093.39</text:p>
          </table:table-cell>
          <table:table-cell office:value-type="float" office:value="6962201.976" calcext:value-type="float">
            <text:p>6962201.976</text:p>
          </table:table-cell>
          <table:table-cell office:value-type="float" office:value="6.784" calcext:value-type="float">
            <text:p>6.784</text:p>
          </table:table-cell>
          <table:table-cell/>
          <table:table-cell office:value-type="float" office:value="511093.3898" calcext:value-type="float">
            <text:p>511093.3898</text:p>
          </table:table-cell>
          <table:table-cell office:value-type="float" office:value="6962201.9762" calcext:value-type="float">
            <text:p>6962201.9762</text:p>
          </table:table-cell>
          <table:table-cell office:value-type="float" office:value="6.784" calcext:value-type="float">
            <text:p>6.784</text:p>
          </table:table-cell>
          <table:table-cell table:number-columns-repeated="7"/>
        </table:table-row>
        <table:table-row table:style-name="ro1">
          <table:table-cell office:value-type="float" office:value="511297.479" calcext:value-type="float">
            <text:p>511297.479</text:p>
          </table:table-cell>
          <table:table-cell office:value-type="float" office:value="6964987.447" calcext:value-type="float">
            <text:p>6964987.447</text:p>
          </table:table-cell>
          <table:table-cell office:value-type="float" office:value="7.353" calcext:value-type="float">
            <text:p>7.353</text:p>
          </table:table-cell>
          <table:table-cell/>
          <table:table-cell office:value-type="float" office:value="511092.96" calcext:value-type="float">
            <text:p>511092.96</text:p>
          </table:table-cell>
          <table:table-cell office:value-type="float" office:value="6962201.452" calcext:value-type="float">
            <text:p>6962201.452</text:p>
          </table:table-cell>
          <table:table-cell office:value-type="float" office:value="7.353" calcext:value-type="float">
            <text:p>7.353</text:p>
          </table:table-cell>
          <table:table-cell/>
          <table:table-cell office:value-type="float" office:value="511092.96" calcext:value-type="float">
            <text:p>511092.96</text:p>
          </table:table-cell>
          <table:table-cell office:value-type="float" office:value="6962201.4524" calcext:value-type="float">
            <text:p>6962201.4524</text:p>
          </table:table-cell>
          <table:table-cell office:value-type="float" office:value="7.353" calcext:value-type="float">
            <text:p>7.353</text:p>
          </table:table-cell>
          <table:table-cell table:number-columns-repeated="7"/>
        </table:table-row>
        <table:table-row table:style-name="ro1">
          <table:table-cell office:value-type="float" office:value="511298.319" calcext:value-type="float">
            <text:p>511298.319</text:p>
          </table:table-cell>
          <table:table-cell office:value-type="float" office:value="6964986.279" calcext:value-type="float">
            <text:p>6964986.279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511093.8" calcext:value-type="float">
            <text:p>511093.8</text:p>
          </table:table-cell>
          <table:table-cell office:value-type="float" office:value="6962200.285" calcext:value-type="float">
            <text:p>6962200.285</text:p>
          </table:table-cell>
          <table:table-cell office:value-type="float" office:value="7.38" calcext:value-type="float">
            <text:p>7.38</text:p>
          </table:table-cell>
          <table:table-cell/>
          <table:table-cell office:value-type="float" office:value="511093.7997" calcext:value-type="float">
            <text:p>511093.7997</text:p>
          </table:table-cell>
          <table:table-cell office:value-type="float" office:value="6962200.2849" calcext:value-type="float">
            <text:p>6962200.2849</text:p>
          </table:table-cell>
          <table:table-cell office:value-type="float" office:value="7.38" calcext:value-type="float">
            <text:p>7.38</text:p>
          </table:table-cell>
          <table:table-cell table:number-columns-repeated="7"/>
        </table:table-row>
        <table:table-row table:style-name="ro1">
          <table:table-cell office:value-type="float" office:value="511301.117" calcext:value-type="float">
            <text:p>511301.117</text:p>
          </table:table-cell>
          <table:table-cell office:value-type="float" office:value="6964985.966" calcext:value-type="float">
            <text:p>6964985.966</text:p>
          </table:table-cell>
          <table:table-cell office:value-type="float" office:value="6.926" calcext:value-type="float">
            <text:p>6.926</text:p>
          </table:table-cell>
          <table:table-cell/>
          <table:table-cell office:value-type="float" office:value="511096.596" calcext:value-type="float">
            <text:p>511096.596</text:p>
          </table:table-cell>
          <table:table-cell office:value-type="float" office:value="6962199.972" calcext:value-type="float">
            <text:p>6962199.972</text:p>
          </table:table-cell>
          <table:table-cell office:value-type="float" office:value="6.926" calcext:value-type="float">
            <text:p>6.926</text:p>
          </table:table-cell>
          <table:table-cell/>
          <table:table-cell office:value-type="float" office:value="511096.5966" calcext:value-type="float">
            <text:p>511096.5966</text:p>
          </table:table-cell>
          <table:table-cell office:value-type="float" office:value="6962199.972" calcext:value-type="float">
            <text:p>6962199.972</text:p>
          </table:table-cell>
          <table:table-cell office:value-type="float" office:value="6.926" calcext:value-type="float">
            <text:p>6.926</text:p>
          </table:table-cell>
          <table:table-cell table:number-columns-repeated="7"/>
        </table:table-row>
        <table:table-row table:style-name="ro1">
          <table:table-cell office:value-type="float" office:value="511301.868" calcext:value-type="float">
            <text:p>511301.868</text:p>
          </table:table-cell>
          <table:table-cell office:value-type="float" office:value="6964985.331" calcext:value-type="float">
            <text:p>6964985.331</text:p>
          </table:table-cell>
          <table:table-cell office:value-type="float" office:value="7.806" calcext:value-type="float">
            <text:p>7.806</text:p>
          </table:table-cell>
          <table:table-cell/>
          <table:table-cell office:value-type="float" office:value="511097.347" calcext:value-type="float">
            <text:p>511097.347</text:p>
          </table:table-cell>
          <table:table-cell office:value-type="float" office:value="6962199.337" calcext:value-type="float">
            <text:p>6962199.337</text:p>
          </table:table-cell>
          <table:table-cell office:value-type="float" office:value="7.806" calcext:value-type="float">
            <text:p>7.806</text:p>
          </table:table-cell>
          <table:table-cell/>
          <table:table-cell office:value-type="float" office:value="511097.3473" calcext:value-type="float">
            <text:p>511097.3473</text:p>
          </table:table-cell>
          <table:table-cell office:value-type="float" office:value="6962199.3373" calcext:value-type="float">
            <text:p>6962199.3373</text:p>
          </table:table-cell>
          <table:table-cell office:value-type="float" office:value="7.806" calcext:value-type="float">
            <text:p>7.806</text:p>
          </table:table-cell>
          <table:table-cell table:number-columns-repeated="7"/>
        </table:table-row>
        <table:table-row table:style-name="ro1">
          <table:table-cell office:value-type="float" office:value="511302.404" calcext:value-type="float">
            <text:p>511302.404</text:p>
          </table:table-cell>
          <table:table-cell office:value-type="float" office:value="6964984.707" calcext:value-type="float">
            <text:p>6964984.707</text:p>
          </table:table-cell>
          <table:table-cell office:value-type="float" office:value="6.884" calcext:value-type="float">
            <text:p>6.884</text:p>
          </table:table-cell>
          <table:table-cell/>
          <table:table-cell office:value-type="float" office:value="511097.883" calcext:value-type="float">
            <text:p>511097.883</text:p>
          </table:table-cell>
          <table:table-cell office:value-type="float" office:value="6962198.713" calcext:value-type="float">
            <text:p>6962198.713</text:p>
          </table:table-cell>
          <table:table-cell office:value-type="float" office:value="6.884" calcext:value-type="float">
            <text:p>6.884</text:p>
          </table:table-cell>
          <table:table-cell/>
          <table:table-cell office:value-type="float" office:value="511097.883" calcext:value-type="float">
            <text:p>511097.883</text:p>
          </table:table-cell>
          <table:table-cell office:value-type="float" office:value="6962198.7135" calcext:value-type="float">
            <text:p>6962198.7135</text:p>
          </table:table-cell>
          <table:table-cell office:value-type="float" office:value="6.884" calcext:value-type="float">
            <text:p>6.884</text:p>
          </table:table-cell>
          <table:table-cell table:number-columns-repeated="7"/>
        </table:table-row>
        <table:table-row table:style-name="ro1">
          <table:table-cell office:value-type="float" office:value="511303.007" calcext:value-type="float">
            <text:p>511303.007</text:p>
          </table:table-cell>
          <table:table-cell office:value-type="float" office:value="6964984.554" calcext:value-type="float">
            <text:p>6964984.554</text:p>
          </table:table-cell>
          <table:table-cell office:value-type="float" office:value="6.874" calcext:value-type="float">
            <text:p>6.874</text:p>
          </table:table-cell>
          <table:table-cell/>
          <table:table-cell office:value-type="float" office:value="511098.486" calcext:value-type="float">
            <text:p>511098.486</text:p>
          </table:table-cell>
          <table:table-cell office:value-type="float" office:value="6962198.56" calcext:value-type="float">
            <text:p>6962198.56</text:p>
          </table:table-cell>
          <table:table-cell office:value-type="float" office:value="6.874" calcext:value-type="float">
            <text:p>6.874</text:p>
          </table:table-cell>
          <table:table-cell/>
          <table:table-cell office:value-type="float" office:value="511098.4858" calcext:value-type="float">
            <text:p>511098.4858</text:p>
          </table:table-cell>
          <table:table-cell office:value-type="float" office:value="6962198.5606" calcext:value-type="float">
            <text:p>6962198.5606</text:p>
          </table:table-cell>
          <table:table-cell office:value-type="float" office:value="6.874" calcext:value-type="float">
            <text:p>6.874</text:p>
          </table:table-cell>
          <table:table-cell table:number-columns-repeated="7"/>
        </table:table-row>
        <table:table-row table:style-name="ro1">
          <table:table-cell office:value-type="float" office:value="511302.935" calcext:value-type="float">
            <text:p>511302.935</text:p>
          </table:table-cell>
          <table:table-cell office:value-type="float" office:value="6964984.04" calcext:value-type="float">
            <text:p>6964984.04</text:p>
          </table:table-cell>
          <table:table-cell office:value-type="float" office:value="7.633" calcext:value-type="float">
            <text:p>7.633</text:p>
          </table:table-cell>
          <table:table-cell/>
          <table:table-cell office:value-type="float" office:value="511098.414" calcext:value-type="float">
            <text:p>511098.414</text:p>
          </table:table-cell>
          <table:table-cell office:value-type="float" office:value="6962198.047" calcext:value-type="float">
            <text:p>6962198.047</text:p>
          </table:table-cell>
          <table:table-cell office:value-type="float" office:value="7.633" calcext:value-type="float">
            <text:p>7.633</text:p>
          </table:table-cell>
          <table:table-cell/>
          <table:table-cell office:value-type="float" office:value="511098.4138" calcext:value-type="float">
            <text:p>511098.4138</text:p>
          </table:table-cell>
          <table:table-cell office:value-type="float" office:value="6962198.0468" calcext:value-type="float">
            <text:p>6962198.0468</text:p>
          </table:table-cell>
          <table:table-cell office:value-type="float" office:value="7.633" calcext:value-type="float">
            <text:p>7.633</text:p>
          </table:table-cell>
          <table:table-cell table:number-columns-repeated="7"/>
        </table:table-row>
        <table:table-row table:style-name="ro1">
          <table:table-cell office:value-type="float" office:value="511302.089" calcext:value-type="float">
            <text:p>511302.089</text:p>
          </table:table-cell>
          <table:table-cell office:value-type="float" office:value="6964985.38" calcext:value-type="float">
            <text:p>6964985.38</text:p>
          </table:table-cell>
          <table:table-cell office:value-type="float" office:value="7.471" calcext:value-type="float">
            <text:p>7.471</text:p>
          </table:table-cell>
          <table:table-cell/>
          <table:table-cell office:value-type="float" office:value="511097.568" calcext:value-type="float">
            <text:p>511097.568</text:p>
          </table:table-cell>
          <table:table-cell office:value-type="float" office:value="6962199.386" calcext:value-type="float">
            <text:p>6962199.386</text:p>
          </table:table-cell>
          <table:table-cell office:value-type="float" office:value="7.471" calcext:value-type="float">
            <text:p>7.471</text:p>
          </table:table-cell>
          <table:table-cell/>
          <table:table-cell office:value-type="float" office:value="511097.5682" calcext:value-type="float">
            <text:p>511097.5682</text:p>
          </table:table-cell>
          <table:table-cell office:value-type="float" office:value="6962199.3863" calcext:value-type="float">
            <text:p>6962199.3863</text:p>
          </table:table-cell>
          <table:table-cell office:value-type="float" office:value="7.471" calcext:value-type="float">
            <text:p>7.471</text:p>
          </table:table-cell>
          <table:table-cell table:number-columns-repeated="7"/>
        </table:table-row>
        <table:table-row table:style-name="ro1">
          <table:table-cell office:value-type="float" office:value="511301.54" calcext:value-type="float">
            <text:p>511301.54</text:p>
          </table:table-cell>
          <table:table-cell office:value-type="float" office:value="6964986.003" calcext:value-type="float">
            <text:p>6964986.003</text:p>
          </table:table-cell>
          <table:table-cell office:value-type="float" office:value="6.916" calcext:value-type="float">
            <text:p>6.916</text:p>
          </table:table-cell>
          <table:table-cell/>
          <table:table-cell office:value-type="float" office:value="511097.019" calcext:value-type="float">
            <text:p>511097.019</text:p>
          </table:table-cell>
          <table:table-cell office:value-type="float" office:value="6962200.009" calcext:value-type="float">
            <text:p>6962200.009</text:p>
          </table:table-cell>
          <table:table-cell office:value-type="float" office:value="6.916" calcext:value-type="float">
            <text:p>6.916</text:p>
          </table:table-cell>
          <table:table-cell/>
          <table:table-cell office:value-type="float" office:value="511097.0194" calcext:value-type="float">
            <text:p>511097.0194</text:p>
          </table:table-cell>
          <table:table-cell office:value-type="float" office:value="6962200.009" calcext:value-type="float">
            <text:p>6962200.009</text:p>
          </table:table-cell>
          <table:table-cell office:value-type="float" office:value="6.916" calcext:value-type="float">
            <text:p>6.916</text:p>
          </table:table-cell>
          <table:table-cell table:number-columns-repeated="7"/>
        </table:table-row>
        <table:table-row table:style-name="ro1">
          <table:table-cell office:value-type="float" office:value="511301.194" calcext:value-type="float">
            <text:p>511301.194</text:p>
          </table:table-cell>
          <table:table-cell office:value-type="float" office:value="6964986.147" calcext:value-type="float">
            <text:p>6964986.147</text:p>
          </table:table-cell>
          <table:table-cell office:value-type="float" office:value="7.491" calcext:value-type="float">
            <text:p>7.491</text:p>
          </table:table-cell>
          <table:table-cell/>
          <table:table-cell office:value-type="float" office:value="511096.673" calcext:value-type="float">
            <text:p>511096.673</text:p>
          </table:table-cell>
          <table:table-cell office:value-type="float" office:value="6962200.153" calcext:value-type="float">
            <text:p>6962200.153</text:p>
          </table:table-cell>
          <table:table-cell office:value-type="float" office:value="7.491" calcext:value-type="float">
            <text:p>7.491</text:p>
          </table:table-cell>
          <table:table-cell/>
          <table:table-cell office:value-type="float" office:value="511096.6735" calcext:value-type="float">
            <text:p>511096.6735</text:p>
          </table:table-cell>
          <table:table-cell office:value-type="float" office:value="6962200.1529" calcext:value-type="float">
            <text:p>6962200.1529</text:p>
          </table:table-cell>
          <table:table-cell office:value-type="float" office:value="7.491" calcext:value-type="float">
            <text:p>7.491</text:p>
          </table:table-cell>
          <table:table-cell table:number-columns-repeated="7"/>
        </table:table-row>
        <table:table-row table:style-name="ro1">
          <table:table-cell office:value-type="float" office:value="511303.733" calcext:value-type="float">
            <text:p>511303.733</text:p>
          </table:table-cell>
          <table:table-cell office:value-type="float" office:value="6964986.745" calcext:value-type="float">
            <text:p>6964986.745</text:p>
          </table:table-cell>
          <table:table-cell office:value-type="float" office:value="6.968" calcext:value-type="float">
            <text:p>6.968</text:p>
          </table:table-cell>
          <table:table-cell/>
          <table:table-cell office:value-type="float" office:value="511099.211" calcext:value-type="float">
            <text:p>511099.211</text:p>
          </table:table-cell>
          <table:table-cell office:value-type="float" office:value="6962200.75" calcext:value-type="float">
            <text:p>6962200.75</text:p>
          </table:table-cell>
          <table:table-cell office:value-type="float" office:value="6.968" calcext:value-type="float">
            <text:p>6.968</text:p>
          </table:table-cell>
          <table:table-cell/>
          <table:table-cell office:value-type="float" office:value="511099.2115" calcext:value-type="float">
            <text:p>511099.2115</text:p>
          </table:table-cell>
          <table:table-cell office:value-type="float" office:value="6962200.7507" calcext:value-type="float">
            <text:p>6962200.7507</text:p>
          </table:table-cell>
          <table:table-cell office:value-type="float" office:value="6.968" calcext:value-type="float">
            <text:p>6.968</text:p>
          </table:table-cell>
          <table:table-cell table:number-columns-repeated="7"/>
        </table:table-row>
        <table:table-row table:style-name="ro1">
          <table:table-cell office:value-type="float" office:value="511303.851" calcext:value-type="float">
            <text:p>511303.851</text:p>
          </table:table-cell>
          <table:table-cell office:value-type="float" office:value="6964986.405" calcext:value-type="float">
            <text:p>6964986.405</text:p>
          </table:table-cell>
          <table:table-cell office:value-type="float" office:value="7.091" calcext:value-type="float">
            <text:p>7.091</text:p>
          </table:table-cell>
          <table:table-cell/>
          <table:table-cell office:value-type="float" office:value="511099.329" calcext:value-type="float">
            <text:p>511099.329</text:p>
          </table:table-cell>
          <table:table-cell office:value-type="float" office:value="6962200.411" calcext:value-type="float">
            <text:p>6962200.411</text:p>
          </table:table-cell>
          <table:table-cell office:value-type="float" office:value="7.091" calcext:value-type="float">
            <text:p>7.091</text:p>
          </table:table-cell>
          <table:table-cell/>
          <table:table-cell office:value-type="float" office:value="511099.3295" calcext:value-type="float">
            <text:p>511099.3295</text:p>
          </table:table-cell>
          <table:table-cell office:value-type="float" office:value="6962200.4108" calcext:value-type="float">
            <text:p>6962200.4108</text:p>
          </table:table-cell>
          <table:table-cell office:value-type="float" office:value="7.091" calcext:value-type="float">
            <text:p>7.091</text:p>
          </table:table-cell>
          <table:table-cell table:number-columns-repeated="7"/>
        </table:table-row>
        <table:table-row table:style-name="ro1">
          <table:table-cell office:value-type="float" office:value="511303.597" calcext:value-type="float">
            <text:p>511303.597</text:p>
          </table:table-cell>
          <table:table-cell office:value-type="float" office:value="6964987.663" calcext:value-type="float">
            <text:p>6964987.663</text:p>
          </table:table-cell>
          <table:table-cell office:value-type="float" office:value="7.089" calcext:value-type="float">
            <text:p>7.089</text:p>
          </table:table-cell>
          <table:table-cell/>
          <table:table-cell office:value-type="float" office:value="511099.075" calcext:value-type="float">
            <text:p>511099.075</text:p>
          </table:table-cell>
          <table:table-cell office:value-type="float" office:value="6962201.668" calcext:value-type="float">
            <text:p>6962201.668</text:p>
          </table:table-cell>
          <table:table-cell office:value-type="float" office:value="7.089" calcext:value-type="float">
            <text:p>7.089</text:p>
          </table:table-cell>
          <table:table-cell/>
          <table:table-cell office:value-type="float" office:value="511099.0756" calcext:value-type="float">
            <text:p>511099.0756</text:p>
          </table:table-cell>
          <table:table-cell office:value-type="float" office:value="6962201.6683" calcext:value-type="float">
            <text:p>6962201.6683</text:p>
          </table:table-cell>
          <table:table-cell office:value-type="float" office:value="7.089" calcext:value-type="float">
            <text:p>7.089</text:p>
          </table:table-cell>
          <table:table-cell table:number-columns-repeated="7"/>
        </table:table-row>
        <table:table-row table:style-name="ro1">
          <table:table-cell office:value-type="float" office:value="511296.417" calcext:value-type="float">
            <text:p>511296.417</text:p>
          </table:table-cell>
          <table:table-cell office:value-type="float" office:value="6964988.035" calcext:value-type="float">
            <text:p>6964988.035</text:p>
          </table:table-cell>
          <table:table-cell office:value-type="float" office:value="4.652" calcext:value-type="float">
            <text:p>4.652</text:p>
          </table:table-cell>
          <table:table-cell/>
          <table:table-cell office:value-type="float" office:value="511091.898" calcext:value-type="float">
            <text:p>511091.898</text:p>
          </table:table-cell>
          <table:table-cell office:value-type="float" office:value="6962202.04" calcext:value-type="float">
            <text:p>6962202.04</text:p>
          </table:table-cell>
          <table:table-cell office:value-type="float" office:value="4.652" calcext:value-type="float">
            <text:p>4.652</text:p>
          </table:table-cell>
          <table:table-cell/>
          <table:table-cell office:value-type="float" office:value="511091.8984" calcext:value-type="float">
            <text:p>511091.8984</text:p>
          </table:table-cell>
          <table:table-cell office:value-type="float" office:value="6962202.0402" calcext:value-type="float">
            <text:p>6962202.0402</text:p>
          </table:table-cell>
          <table:table-cell office:value-type="float" office:value="4.652" calcext:value-type="float">
            <text:p>4.652</text:p>
          </table:table-cell>
          <table:table-cell table:number-columns-repeated="7"/>
        </table:table-row>
        <table:table-row table:style-name="ro1">
          <table:table-cell office:value-type="float" office:value="511297.464" calcext:value-type="float">
            <text:p>511297.464</text:p>
          </table:table-cell>
          <table:table-cell office:value-type="float" office:value="6964989.283" calcext:value-type="float">
            <text:p>6964989.283</text:p>
          </table:table-cell>
          <table:table-cell office:value-type="float" office:value="4.044" calcext:value-type="float">
            <text:p>4.044</text:p>
          </table:table-cell>
          <table:table-cell/>
          <table:table-cell office:value-type="float" office:value="511092.945" calcext:value-type="float">
            <text:p>511092.945</text:p>
          </table:table-cell>
          <table:table-cell office:value-type="float" office:value="6962203.287" calcext:value-type="float">
            <text:p>6962203.287</text:p>
          </table:table-cell>
          <table:table-cell office:value-type="float" office:value="4.044" calcext:value-type="float">
            <text:p>4.044</text:p>
          </table:table-cell>
          <table:table-cell/>
          <table:table-cell office:value-type="float" office:value="511092.945" calcext:value-type="float">
            <text:p>511092.945</text:p>
          </table:table-cell>
          <table:table-cell office:value-type="float" office:value="6962203.2877" calcext:value-type="float">
            <text:p>6962203.2877</text:p>
          </table:table-cell>
          <table:table-cell office:value-type="float" office:value="4.044" calcext:value-type="float">
            <text:p>4.044</text:p>
          </table:table-cell>
          <table:table-cell table:number-columns-repeated="7"/>
        </table:table-row>
        <table:table-row table:style-name="ro1">
          <table:table-cell office:value-type="float" office:value="511297.781" calcext:value-type="float">
            <text:p>511297.781</text:p>
          </table:table-cell>
          <table:table-cell office:value-type="float" office:value="6964989.534" calcext:value-type="float">
            <text:p>6964989.534</text:p>
          </table:table-cell>
          <table:table-cell office:value-type="float" office:value="4.725" calcext:value-type="float">
            <text:p>4.725</text:p>
          </table:table-cell>
          <table:table-cell/>
          <table:table-cell office:value-type="float" office:value="511093.262" calcext:value-type="float">
            <text:p>511093.262</text:p>
          </table:table-cell>
          <table:table-cell office:value-type="float" office:value="6962203.538" calcext:value-type="float">
            <text:p>6962203.538</text:p>
          </table:table-cell>
          <table:table-cell office:value-type="float" office:value="4.725" calcext:value-type="float">
            <text:p>4.725</text:p>
          </table:table-cell>
          <table:table-cell/>
          <table:table-cell office:value-type="float" office:value="511093.2619" calcext:value-type="float">
            <text:p>511093.2619</text:p>
          </table:table-cell>
          <table:table-cell office:value-type="float" office:value="6962203.5386" calcext:value-type="float">
            <text:p>6962203.5386</text:p>
          </table:table-cell>
          <table:table-cell office:value-type="float" office:value="4.725" calcext:value-type="float">
            <text:p>4.725</text:p>
          </table:table-cell>
          <table:table-cell table:number-columns-repeated="7"/>
        </table:table-row>
        <table:table-row table:style-name="ro1">
          <table:table-cell office:value-type="float" office:value="511296.287" calcext:value-type="float">
            <text:p>511296.287</text:p>
          </table:table-cell>
          <table:table-cell office:value-type="float" office:value="6964988.462" calcext:value-type="float">
            <text:p>6964988.462</text:p>
          </table:table-cell>
          <table:table-cell office:value-type="float" office:value="5.979" calcext:value-type="float">
            <text:p>5.979</text:p>
          </table:table-cell>
          <table:table-cell/>
          <table:table-cell office:value-type="float" office:value="511091.768" calcext:value-type="float">
            <text:p>511091.768</text:p>
          </table:table-cell>
          <table:table-cell office:value-type="float" office:value="6962202.467" calcext:value-type="float">
            <text:p>6962202.467</text:p>
          </table:table-cell>
          <table:table-cell office:value-type="float" office:value="5.979" calcext:value-type="float">
            <text:p>5.979</text:p>
          </table:table-cell>
          <table:table-cell/>
          <table:table-cell office:value-type="float" office:value="511091.7685" calcext:value-type="float">
            <text:p>511091.7685</text:p>
          </table:table-cell>
          <table:table-cell office:value-type="float" office:value="6962202.467" calcext:value-type="float">
            <text:p>6962202.467</text:p>
          </table:table-cell>
          <table:table-cell office:value-type="float" office:value="5.979" calcext:value-type="float">
            <text:p>5.979</text:p>
          </table:table-cell>
          <table:table-cell table:number-columns-repeated="7"/>
        </table:table-row>
        <table:table-row table:style-name="ro1">
          <table:table-cell office:value-type="float" office:value="511297.584" calcext:value-type="float">
            <text:p>511297.584</text:p>
          </table:table-cell>
          <table:table-cell office:value-type="float" office:value="6964989.376" calcext:value-type="float">
            <text:p>6964989.376</text:p>
          </table:table-cell>
          <table:table-cell office:value-type="float" office:value="5.062" calcext:value-type="float">
            <text:p>5.062</text:p>
          </table:table-cell>
          <table:table-cell/>
          <table:table-cell office:value-type="float" office:value="511093.065" calcext:value-type="float">
            <text:p>511093.065</text:p>
          </table:table-cell>
          <table:table-cell office:value-type="float" office:value="6962203.38" calcext:value-type="float">
            <text:p>6962203.38</text:p>
          </table:table-cell>
          <table:table-cell office:value-type="float" office:value="5.062" calcext:value-type="float">
            <text:p>5.062</text:p>
          </table:table-cell>
          <table:table-cell/>
          <table:table-cell office:value-type="float" office:value="511093.065" calcext:value-type="float">
            <text:p>511093.065</text:p>
          </table:table-cell>
          <table:table-cell office:value-type="float" office:value="6962203.3807" calcext:value-type="float">
            <text:p>6962203.3807</text:p>
          </table:table-cell>
          <table:table-cell office:value-type="float" office:value="5.062" calcext:value-type="float">
            <text:p>5.062</text:p>
          </table:table-cell>
          <table:table-cell table:number-columns-repeated="7"/>
        </table:table-row>
        <table:table-row table:style-name="ro1">
          <table:table-cell office:value-type="float" office:value="511298.033" calcext:value-type="float">
            <text:p>511298.033</text:p>
          </table:table-cell>
          <table:table-cell office:value-type="float" office:value="6964988.22" calcext:value-type="float">
            <text:p>6964988.22</text:p>
          </table:table-cell>
          <table:table-cell office:value-type="float" office:value="4.006" calcext:value-type="float">
            <text:p>4.006</text:p>
          </table:table-cell>
          <table:table-cell/>
          <table:table-cell office:value-type="float" office:value="511093.514" calcext:value-type="float">
            <text:p>511093.514</text:p>
          </table:table-cell>
          <table:table-cell office:value-type="float" office:value="6962202.225" calcext:value-type="float">
            <text:p>6962202.225</text:p>
          </table:table-cell>
          <table:table-cell office:value-type="float" office:value="4.006" calcext:value-type="float">
            <text:p>4.006</text:p>
          </table:table-cell>
          <table:table-cell/>
          <table:table-cell office:value-type="float" office:value="511093.5138" calcext:value-type="float">
            <text:p>511093.5138</text:p>
          </table:table-cell>
          <table:table-cell office:value-type="float" office:value="6962202.2251" calcext:value-type="float">
            <text:p>6962202.2251</text:p>
          </table:table-cell>
          <table:table-cell office:value-type="float" office:value="4.006" calcext:value-type="float">
            <text:p>4.006</text:p>
          </table:table-cell>
          <table:table-cell table:number-columns-repeated="7"/>
        </table:table-row>
        <table:table-row table:style-name="ro1">
          <table:table-cell office:value-type="float" office:value="511298.675" calcext:value-type="float">
            <text:p>511298.675</text:p>
          </table:table-cell>
          <table:table-cell office:value-type="float" office:value="6964988.764" calcext:value-type="float">
            <text:p>6964988.764</text:p>
          </table:table-cell>
          <table:table-cell office:value-type="float" office:value="4.897" calcext:value-type="float">
            <text:p>4.897</text:p>
          </table:table-cell>
          <table:table-cell/>
          <table:table-cell office:value-type="float" office:value="511094.155" calcext:value-type="float">
            <text:p>511094.155</text:p>
          </table:table-cell>
          <table:table-cell office:value-type="float" office:value="6962202.769" calcext:value-type="float">
            <text:p>6962202.769</text:p>
          </table:table-cell>
          <table:table-cell office:value-type="float" office:value="4.897" calcext:value-type="float">
            <text:p>4.897</text:p>
          </table:table-cell>
          <table:table-cell/>
          <table:table-cell office:value-type="float" office:value="511094.1555" calcext:value-type="float">
            <text:p>511094.1555</text:p>
          </table:table-cell>
          <table:table-cell office:value-type="float" office:value="6962202.7689" calcext:value-type="float">
            <text:p>6962202.7689</text:p>
          </table:table-cell>
          <table:table-cell office:value-type="float" office:value="4.897" calcext:value-type="float">
            <text:p>4.897</text:p>
          </table:table-cell>
          <table:table-cell table:number-columns-repeated="7"/>
        </table:table-row>
        <table:table-row table:style-name="ro1">
          <table:table-cell office:value-type="float" office:value="511298.805" calcext:value-type="float">
            <text:p>511298.805</text:p>
          </table:table-cell>
          <table:table-cell office:value-type="float" office:value="6964989.028" calcext:value-type="float">
            <text:p>6964989.028</text:p>
          </table:table-cell>
          <table:table-cell office:value-type="float" office:value="4.967" calcext:value-type="float">
            <text:p>4.967</text:p>
          </table:table-cell>
          <table:table-cell/>
          <table:table-cell office:value-type="float" office:value="511094.285" calcext:value-type="float">
            <text:p>511094.285</text:p>
          </table:table-cell>
          <table:table-cell office:value-type="float" office:value="6962203.033" calcext:value-type="float">
            <text:p>6962203.033</text:p>
          </table:table-cell>
          <table:table-cell office:value-type="float" office:value="4.967" calcext:value-type="float">
            <text:p>4.967</text:p>
          </table:table-cell>
          <table:table-cell/>
          <table:table-cell office:value-type="float" office:value="511094.2855" calcext:value-type="float">
            <text:p>511094.2855</text:p>
          </table:table-cell>
          <table:table-cell office:value-type="float" office:value="6962203.0328" calcext:value-type="float">
            <text:p>6962203.0328</text:p>
          </table:table-cell>
          <table:table-cell office:value-type="float" office:value="4.967" calcext:value-type="float">
            <text:p>4.967</text:p>
          </table:table-cell>
          <table:table-cell table:number-columns-repeated="7"/>
        </table:table-row>
        <table:table-row table:style-name="ro1">
          <table:table-cell office:value-type="float" office:value="511298.639" calcext:value-type="float">
            <text:p>511298.639</text:p>
          </table:table-cell>
          <table:table-cell office:value-type="float" office:value="6964988.692" calcext:value-type="float">
            <text:p>6964988.692</text:p>
          </table:table-cell>
          <table:table-cell office:value-type="float" office:value="5.138" calcext:value-type="float">
            <text:p>5.138</text:p>
          </table:table-cell>
          <table:table-cell/>
          <table:table-cell office:value-type="float" office:value="511094.119" calcext:value-type="float">
            <text:p>511094.119</text:p>
          </table:table-cell>
          <table:table-cell office:value-type="float" office:value="6962202.697" calcext:value-type="float">
            <text:p>6962202.697</text:p>
          </table:table-cell>
          <table:table-cell office:value-type="float" office:value="5.138" calcext:value-type="float">
            <text:p>5.138</text:p>
          </table:table-cell>
          <table:table-cell/>
          <table:table-cell office:value-type="float" office:value="511094.1195" calcext:value-type="float">
            <text:p>511094.1195</text:p>
          </table:table-cell>
          <table:table-cell office:value-type="float" office:value="6962202.6969" calcext:value-type="float">
            <text:p>6962202.6969</text:p>
          </table:table-cell>
          <table:table-cell office:value-type="float" office:value="5.138" calcext:value-type="float">
            <text:p>5.138</text:p>
          </table:table-cell>
          <table:table-cell table:number-columns-repeated="7"/>
        </table:table-row>
        <table:table-row table:style-name="ro1">
          <table:table-cell office:value-type="float" office:value="511298.028" calcext:value-type="float">
            <text:p>511298.028</text:p>
          </table:table-cell>
          <table:table-cell office:value-type="float" office:value="6964989.66" calcext:value-type="float">
            <text:p>6964989.66</text:p>
          </table:table-cell>
          <table:table-cell office:value-type="float" office:value="5.091" calcext:value-type="float">
            <text:p>5.091</text:p>
          </table:table-cell>
          <table:table-cell/>
          <table:table-cell office:value-type="float" office:value="511093.509" calcext:value-type="float">
            <text:p>511093.509</text:p>
          </table:table-cell>
          <table:table-cell office:value-type="float" office:value="6962203.664" calcext:value-type="float">
            <text:p>6962203.664</text:p>
          </table:table-cell>
          <table:table-cell office:value-type="float" office:value="5.091" calcext:value-type="float">
            <text:p>5.091</text:p>
          </table:table-cell>
          <table:table-cell/>
          <table:table-cell office:value-type="float" office:value="511093.5088" calcext:value-type="float">
            <text:p>511093.5088</text:p>
          </table:table-cell>
          <table:table-cell office:value-type="float" office:value="6962203.6646" calcext:value-type="float">
            <text:p>6962203.6646</text:p>
          </table:table-cell>
          <table:table-cell office:value-type="float" office:value="5.091" calcext:value-type="float">
            <text:p>5.091</text:p>
          </table:table-cell>
          <table:table-cell table:number-columns-repeated="7"/>
        </table:table-row>
        <table:table-row table:style-name="ro1">
          <table:table-cell office:value-type="float" office:value="511299.114" calcext:value-type="float">
            <text:p>511299.114</text:p>
          </table:table-cell>
          <table:table-cell office:value-type="float" office:value="6964989.546" calcext:value-type="float">
            <text:p>6964989.546</text:p>
          </table:table-cell>
          <table:table-cell office:value-type="float" office:value="5.135" calcext:value-type="float">
            <text:p>5.135</text:p>
          </table:table-cell>
          <table:table-cell/>
          <table:table-cell office:value-type="float" office:value="511094.594" calcext:value-type="float">
            <text:p>511094.594</text:p>
          </table:table-cell>
          <table:table-cell office:value-type="float" office:value="6962203.55" calcext:value-type="float">
            <text:p>6962203.55</text:p>
          </table:table-cell>
          <table:table-cell office:value-type="float" office:value="5.135" calcext:value-type="float">
            <text:p>5.135</text:p>
          </table:table-cell>
          <table:table-cell/>
          <table:table-cell office:value-type="float" office:value="511094.5944" calcext:value-type="float">
            <text:p>511094.5944</text:p>
          </table:table-cell>
          <table:table-cell office:value-type="float" office:value="6962203.5506" calcext:value-type="float">
            <text:p>6962203.5506</text:p>
          </table:table-cell>
          <table:table-cell office:value-type="float" office:value="5.135" calcext:value-type="float">
            <text:p>5.135</text:p>
          </table:table-cell>
          <table:table-cell table:number-columns-repeated="7"/>
        </table:table-row>
        <table:table-row table:style-name="ro1">
          <table:table-cell office:value-type="float" office:value="511298.747" calcext:value-type="float">
            <text:p>511298.747</text:p>
          </table:table-cell>
          <table:table-cell office:value-type="float" office:value="6964990.148" calcext:value-type="float">
            <text:p>6964990.148</text:p>
          </table:table-cell>
          <table:table-cell office:value-type="float" office:value="5.453" calcext:value-type="float">
            <text:p>5.453</text:p>
          </table:table-cell>
          <table:table-cell/>
          <table:table-cell office:value-type="float" office:value="511094.227" calcext:value-type="float">
            <text:p>511094.227</text:p>
          </table:table-cell>
          <table:table-cell office:value-type="float" office:value="6962204.152" calcext:value-type="float">
            <text:p>6962204.152</text:p>
          </table:table-cell>
          <table:table-cell office:value-type="float" office:value="5.453" calcext:value-type="float">
            <text:p>5.453</text:p>
          </table:table-cell>
          <table:table-cell/>
          <table:table-cell office:value-type="float" office:value="511094.2275" calcext:value-type="float">
            <text:p>511094.2275</text:p>
          </table:table-cell>
          <table:table-cell office:value-type="float" office:value="6962204.1524" calcext:value-type="float">
            <text:p>6962204.1524</text:p>
          </table:table-cell>
          <table:table-cell office:value-type="float" office:value="5.453" calcext:value-type="float">
            <text:p>5.453</text:p>
          </table:table-cell>
          <table:table-cell table:number-columns-repeated="7"/>
        </table:table-row>
        <table:table-row table:style-name="ro1">
          <table:table-cell office:value-type="float" office:value="511299.509" calcext:value-type="float">
            <text:p>511299.509</text:p>
          </table:table-cell>
          <table:table-cell office:value-type="float" office:value="6964990.255" calcext:value-type="float">
            <text:p>6964990.255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511094.989" calcext:value-type="float">
            <text:p>511094.989</text:p>
          </table:table-cell>
          <table:table-cell office:value-type="float" office:value="6962204.259" calcext:value-type="float">
            <text:p>6962204.259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511094.9892" calcext:value-type="float">
            <text:p>511094.9892</text:p>
          </table:table-cell>
          <table:table-cell office:value-type="float" office:value="6962204.2593" calcext:value-type="float">
            <text:p>6962204.2593</text:p>
          </table:table-cell>
          <table:table-cell office:value-type="float" office:value="5.38" calcext:value-type="float">
            <text:p>5.38</text:p>
          </table:table-cell>
          <table:table-cell table:number-columns-repeated="7"/>
        </table:table-row>
        <table:table-row table:style-name="ro1">
          <table:table-cell office:value-type="float" office:value="511299.719" calcext:value-type="float">
            <text:p>511299.719</text:p>
          </table:table-cell>
          <table:table-cell office:value-type="float" office:value="6964991.141" calcext:value-type="float">
            <text:p>6964991.14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11095.199" calcext:value-type="float">
            <text:p>511095.199</text:p>
          </table:table-cell>
          <table:table-cell office:value-type="float" office:value="6962205.145" calcext:value-type="float">
            <text:p>6962205.145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511095.1991" calcext:value-type="float">
            <text:p>511095.1991</text:p>
          </table:table-cell>
          <table:table-cell office:value-type="float" office:value="6962205.145" calcext:value-type="float">
            <text:p>6962205.145</text:p>
          </table:table-cell>
          <table:table-cell office:value-type="float" office:value="5.8" calcext:value-type="float">
            <text:p>5.8</text:p>
          </table:table-cell>
          <table:table-cell table:number-columns-repeated="7"/>
        </table:table-row>
        <table:table-row table:style-name="ro1">
          <table:table-cell office:value-type="float" office:value="511296.133" calcext:value-type="float">
            <text:p>511296.133</text:p>
          </table:table-cell>
          <table:table-cell office:value-type="float" office:value="6964988.542" calcext:value-type="float">
            <text:p>6964988.542</text:p>
          </table:table-cell>
          <table:table-cell office:value-type="float" office:value="6.979" calcext:value-type="float">
            <text:p>6.979</text:p>
          </table:table-cell>
          <table:table-cell/>
          <table:table-cell office:value-type="float" office:value="511091.614" calcext:value-type="float">
            <text:p>511091.614</text:p>
          </table:table-cell>
          <table:table-cell office:value-type="float" office:value="6962202.547" calcext:value-type="float">
            <text:p>6962202.547</text:p>
          </table:table-cell>
          <table:table-cell office:value-type="float" office:value="6.979" calcext:value-type="float">
            <text:p>6.979</text:p>
          </table:table-cell>
          <table:table-cell/>
          <table:table-cell office:value-type="float" office:value="511091.6145" calcext:value-type="float">
            <text:p>511091.6145</text:p>
          </table:table-cell>
          <table:table-cell office:value-type="float" office:value="6962202.547" calcext:value-type="float">
            <text:p>6962202.547</text:p>
          </table:table-cell>
          <table:table-cell office:value-type="float" office:value="6.979" calcext:value-type="float">
            <text:p>6.979</text:p>
          </table:table-cell>
          <table:table-cell table:number-columns-repeated="7"/>
        </table:table-row>
        <table:table-row table:style-name="ro1">
          <table:table-cell office:value-type="float" office:value="511297.58" calcext:value-type="float">
            <text:p>511297.58</text:p>
          </table:table-cell>
          <table:table-cell office:value-type="float" office:value="6964989.504" calcext:value-type="float">
            <text:p>6964989.504</text:p>
          </table:table-cell>
          <table:table-cell office:value-type="float" office:value="6.385" calcext:value-type="float">
            <text:p>6.385</text:p>
          </table:table-cell>
          <table:table-cell/>
          <table:table-cell office:value-type="float" office:value="511093.061" calcext:value-type="float">
            <text:p>511093.061</text:p>
          </table:table-cell>
          <table:table-cell office:value-type="float" office:value="6962203.508" calcext:value-type="float">
            <text:p>6962203.508</text:p>
          </table:table-cell>
          <table:table-cell office:value-type="float" office:value="6.385" calcext:value-type="float">
            <text:p>6.385</text:p>
          </table:table-cell>
          <table:table-cell/>
          <table:table-cell office:value-type="float" office:value="511093.061" calcext:value-type="float">
            <text:p>511093.061</text:p>
          </table:table-cell>
          <table:table-cell office:value-type="float" office:value="6962203.5086" calcext:value-type="float">
            <text:p>6962203.5086</text:p>
          </table:table-cell>
          <table:table-cell office:value-type="float" office:value="6.385" calcext:value-type="float">
            <text:p>6.385</text:p>
          </table:table-cell>
          <table:table-cell table:number-columns-repeated="7"/>
        </table:table-row>
        <table:table-row table:style-name="ro1">
          <table:table-cell office:value-type="float" office:value="511296.857" calcext:value-type="float">
            <text:p>511296.857</text:p>
          </table:table-cell>
          <table:table-cell office:value-type="float" office:value="6964988.039" calcext:value-type="float">
            <text:p>6964988.039</text:p>
          </table:table-cell>
          <table:table-cell office:value-type="float" office:value="7.535" calcext:value-type="float">
            <text:p>7.535</text:p>
          </table:table-cell>
          <table:table-cell/>
          <table:table-cell office:value-type="float" office:value="511092.338" calcext:value-type="float">
            <text:p>511092.338</text:p>
          </table:table-cell>
          <table:table-cell office:value-type="float" office:value="6962202.044" calcext:value-type="float">
            <text:p>6962202.044</text:p>
          </table:table-cell>
          <table:table-cell office:value-type="float" office:value="7.535" calcext:value-type="float">
            <text:p>7.535</text:p>
          </table:table-cell>
          <table:table-cell/>
          <table:table-cell office:value-type="float" office:value="511092.3383" calcext:value-type="float">
            <text:p>511092.3383</text:p>
          </table:table-cell>
          <table:table-cell office:value-type="float" office:value="6962202.0442" calcext:value-type="float">
            <text:p>6962202.0442</text:p>
          </table:table-cell>
          <table:table-cell office:value-type="float" office:value="7.535" calcext:value-type="float">
            <text:p>7.535</text:p>
          </table:table-cell>
          <table:table-cell table:number-columns-repeated="7"/>
        </table:table-row>
        <table:table-row table:style-name="ro1">
          <table:table-cell office:value-type="float" office:value="511297.748" calcext:value-type="float">
            <text:p>511297.748</text:p>
          </table:table-cell>
          <table:table-cell office:value-type="float" office:value="6964989.505" calcext:value-type="float">
            <text:p>6964989.505</text:p>
          </table:table-cell>
          <table:table-cell office:value-type="float" office:value="7.045" calcext:value-type="float">
            <text:p>7.045</text:p>
          </table:table-cell>
          <table:table-cell/>
          <table:table-cell office:value-type="float" office:value="511093.229" calcext:value-type="float">
            <text:p>511093.229</text:p>
          </table:table-cell>
          <table:table-cell office:value-type="float" office:value="6962203.509" calcext:value-type="float">
            <text:p>6962203.509</text:p>
          </table:table-cell>
          <table:table-cell office:value-type="float" office:value="7.045" calcext:value-type="float">
            <text:p>7.045</text:p>
          </table:table-cell>
          <table:table-cell/>
          <table:table-cell office:value-type="float" office:value="511093.2289" calcext:value-type="float">
            <text:p>511093.2289</text:p>
          </table:table-cell>
          <table:table-cell office:value-type="float" office:value="6962203.5096" calcext:value-type="float">
            <text:p>6962203.5096</text:p>
          </table:table-cell>
          <table:table-cell office:value-type="float" office:value="7.045" calcext:value-type="float">
            <text:p>7.045</text:p>
          </table:table-cell>
          <table:table-cell table:number-columns-repeated="7"/>
        </table:table-row>
        <table:table-row table:style-name="ro1">
          <table:table-cell office:value-type="float" office:value="511298.602" calcext:value-type="float">
            <text:p>511298.602</text:p>
          </table:table-cell>
          <table:table-cell office:value-type="float" office:value="6964988.527" calcext:value-type="float">
            <text:p>6964988.527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511094.082" calcext:value-type="float">
            <text:p>511094.082</text:p>
          </table:table-cell>
          <table:table-cell office:value-type="float" office:value="6962202.532" calcext:value-type="float">
            <text:p>6962202.532</text:p>
          </table:table-cell>
          <table:table-cell office:value-type="float" office:value="6.14" calcext:value-type="float">
            <text:p>6.14</text:p>
          </table:table-cell>
          <table:table-cell/>
          <table:table-cell office:value-type="float" office:value="511094.0826" calcext:value-type="float">
            <text:p>511094.0826</text:p>
          </table:table-cell>
          <table:table-cell office:value-type="float" office:value="6962202.532" calcext:value-type="float">
            <text:p>6962202.532</text:p>
          </table:table-cell>
          <table:table-cell office:value-type="float" office:value="6.14" calcext:value-type="float">
            <text:p>6.14</text:p>
          </table:table-cell>
          <table:table-cell table:number-columns-repeated="7"/>
        </table:table-row>
        <table:table-row table:style-name="ro1">
          <table:table-cell office:value-type="float" office:value="511298.026" calcext:value-type="float">
            <text:p>511298.026</text:p>
          </table:table-cell>
          <table:table-cell office:value-type="float" office:value="6964989.875" calcext:value-type="float">
            <text:p>6964989.875</text:p>
          </table:table-cell>
          <table:table-cell office:value-type="float" office:value="6.011" calcext:value-type="float">
            <text:p>6.011</text:p>
          </table:table-cell>
          <table:table-cell/>
          <table:table-cell office:value-type="float" office:value="511093.507" calcext:value-type="float">
            <text:p>511093.507</text:p>
          </table:table-cell>
          <table:table-cell office:value-type="float" office:value="6962203.879" calcext:value-type="float">
            <text:p>6962203.879</text:p>
          </table:table-cell>
          <table:table-cell office:value-type="float" office:value="6.011" calcext:value-type="float">
            <text:p>6.011</text:p>
          </table:table-cell>
          <table:table-cell/>
          <table:table-cell office:value-type="float" office:value="511093.5068" calcext:value-type="float">
            <text:p>511093.5068</text:p>
          </table:table-cell>
          <table:table-cell office:value-type="float" office:value="6962203.8795" calcext:value-type="float">
            <text:p>6962203.8795</text:p>
          </table:table-cell>
          <table:table-cell office:value-type="float" office:value="6.011" calcext:value-type="float">
            <text:p>6.011</text:p>
          </table:table-cell>
          <table:table-cell table:number-columns-repeated="7"/>
        </table:table-row>
        <table:table-row table:style-name="ro1">
          <table:table-cell office:value-type="float" office:value="511299.801" calcext:value-type="float">
            <text:p>511299.801</text:p>
          </table:table-cell>
          <table:table-cell office:value-type="float" office:value="6964989.504" calcext:value-type="float">
            <text:p>6964989.504</text:p>
          </table:table-cell>
          <table:table-cell office:value-type="float" office:value="6.878" calcext:value-type="float">
            <text:p>6.878</text:p>
          </table:table-cell>
          <table:table-cell/>
          <table:table-cell office:value-type="float" office:value="511095.281" calcext:value-type="float">
            <text:p>511095.281</text:p>
          </table:table-cell>
          <table:table-cell office:value-type="float" office:value="6962203.508" calcext:value-type="float">
            <text:p>6962203.508</text:p>
          </table:table-cell>
          <table:table-cell office:value-type="float" office:value="6.878" calcext:value-type="float">
            <text:p>6.878</text:p>
          </table:table-cell>
          <table:table-cell/>
          <table:table-cell office:value-type="float" office:value="511095.2811" calcext:value-type="float">
            <text:p>511095.2811</text:p>
          </table:table-cell>
          <table:table-cell office:value-type="float" office:value="6962203.5086" calcext:value-type="float">
            <text:p>6962203.5086</text:p>
          </table:table-cell>
          <table:table-cell office:value-type="float" office:value="6.878" calcext:value-type="float">
            <text:p>6.878</text:p>
          </table:table-cell>
          <table:table-cell table:number-columns-repeated="7"/>
        </table:table-row>
        <table:table-row table:style-name="ro1">
          <table:table-cell office:value-type="float" office:value="511299.735" calcext:value-type="float">
            <text:p>511299.735</text:p>
          </table:table-cell>
          <table:table-cell office:value-type="float" office:value="6964988.388" calcext:value-type="float">
            <text:p>6964988.388</text:p>
          </table:table-cell>
          <table:table-cell office:value-type="float" office:value="7.979" calcext:value-type="float">
            <text:p>7.979</text:p>
          </table:table-cell>
          <table:table-cell/>
          <table:table-cell office:value-type="float" office:value="511095.215" calcext:value-type="float">
            <text:p>511095.215</text:p>
          </table:table-cell>
          <table:table-cell office:value-type="float" office:value="6962202.393" calcext:value-type="float">
            <text:p>6962202.393</text:p>
          </table:table-cell>
          <table:table-cell office:value-type="float" office:value="7.979" calcext:value-type="float">
            <text:p>7.979</text:p>
          </table:table-cell>
          <table:table-cell/>
          <table:table-cell office:value-type="float" office:value="511095.2151" calcext:value-type="float">
            <text:p>511095.2151</text:p>
          </table:table-cell>
          <table:table-cell office:value-type="float" office:value="6962202.3931" calcext:value-type="float">
            <text:p>6962202.3931</text:p>
          </table:table-cell>
          <table:table-cell office:value-type="float" office:value="7.979" calcext:value-type="float">
            <text:p>7.979</text:p>
          </table:table-cell>
          <table:table-cell table:number-columns-repeated="7"/>
        </table:table-row>
        <table:table-row table:style-name="ro1">
          <table:table-cell office:value-type="float" office:value="511297.759" calcext:value-type="float">
            <text:p>511297.759</text:p>
          </table:table-cell>
          <table:table-cell office:value-type="float" office:value="6964990.017" calcext:value-type="float">
            <text:p>6964990.017</text:p>
          </table:table-cell>
          <table:table-cell office:value-type="float" office:value="7.151" calcext:value-type="float">
            <text:p>7.151</text:p>
          </table:table-cell>
          <table:table-cell/>
          <table:table-cell office:value-type="float" office:value="511093.24" calcext:value-type="float">
            <text:p>511093.24</text:p>
          </table:table-cell>
          <table:table-cell office:value-type="float" office:value="6962204.021" calcext:value-type="float">
            <text:p>6962204.021</text:p>
          </table:table-cell>
          <table:table-cell office:value-type="float" office:value="7.151" calcext:value-type="float">
            <text:p>7.151</text:p>
          </table:table-cell>
          <table:table-cell/>
          <table:table-cell office:value-type="float" office:value="511093.2399" calcext:value-type="float">
            <text:p>511093.2399</text:p>
          </table:table-cell>
          <table:table-cell office:value-type="float" office:value="6962204.0214" calcext:value-type="float">
            <text:p>6962204.0214</text:p>
          </table:table-cell>
          <table:table-cell office:value-type="float" office:value="7.151" calcext:value-type="float">
            <text:p>7.151</text:p>
          </table:table-cell>
          <table:table-cell table:number-columns-repeated="7"/>
        </table:table-row>
        <table:table-row table:style-name="ro1">
          <table:table-cell office:value-type="float" office:value="511296.866" calcext:value-type="float">
            <text:p>511296.866</text:p>
          </table:table-cell>
          <table:table-cell office:value-type="float" office:value="6964991.127" calcext:value-type="float">
            <text:p>6964991.127</text:p>
          </table:table-cell>
          <table:table-cell office:value-type="float" office:value="7.183" calcext:value-type="float">
            <text:p>7.183</text:p>
          </table:table-cell>
          <table:table-cell/>
          <table:table-cell office:value-type="float" office:value="511092.347" calcext:value-type="float">
            <text:p>511092.347</text:p>
          </table:table-cell>
          <table:table-cell office:value-type="float" office:value="6962205.131" calcext:value-type="float">
            <text:p>6962205.131</text:p>
          </table:table-cell>
          <table:table-cell office:value-type="float" office:value="7.183" calcext:value-type="float">
            <text:p>7.183</text:p>
          </table:table-cell>
          <table:table-cell/>
          <table:table-cell office:value-type="float" office:value="511092.3473" calcext:value-type="float">
            <text:p>511092.3473</text:p>
          </table:table-cell>
          <table:table-cell office:value-type="float" office:value="6962205.131" calcext:value-type="float">
            <text:p>6962205.131</text:p>
          </table:table-cell>
          <table:table-cell office:value-type="float" office:value="7.183" calcext:value-type="float">
            <text:p>7.183</text:p>
          </table:table-cell>
          <table:table-cell table:number-columns-repeated="7"/>
        </table:table-row>
        <table:table-row table:style-name="ro1">
          <table:table-cell office:value-type="float" office:value="511297.444" calcext:value-type="float">
            <text:p>511297.444</text:p>
          </table:table-cell>
          <table:table-cell office:value-type="float" office:value="6964991.163" calcext:value-type="float">
            <text:p>6964991.163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511092.925" calcext:value-type="float">
            <text:p>511092.925</text:p>
          </table:table-cell>
          <table:table-cell office:value-type="float" office:value="6962205.167" calcext:value-type="float">
            <text:p>6962205.167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511092.925" calcext:value-type="float">
            <text:p>511092.925</text:p>
          </table:table-cell>
          <table:table-cell office:value-type="float" office:value="6962205.167" calcext:value-type="float">
            <text:p>6962205.167</text:p>
          </table:table-cell>
          <table:table-cell office:value-type="float" office:value="7.095" calcext:value-type="float">
            <text:p>7.095</text:p>
          </table:table-cell>
          <table:table-cell table:number-columns-repeated="7"/>
        </table:table-row>
        <table:table-row table:style-name="ro1">
          <table:table-cell office:value-type="float" office:value="511298.516" calcext:value-type="float">
            <text:p>511298.516</text:p>
          </table:table-cell>
          <table:table-cell office:value-type="float" office:value="6964990.273" calcext:value-type="float">
            <text:p>6964990.273</text:p>
          </table:table-cell>
          <table:table-cell office:value-type="float" office:value="6.154" calcext:value-type="float">
            <text:p>6.154</text:p>
          </table:table-cell>
          <table:table-cell/>
          <table:table-cell office:value-type="float" office:value="511093.997" calcext:value-type="float">
            <text:p>511093.997</text:p>
          </table:table-cell>
          <table:table-cell office:value-type="float" office:value="6962204.277" calcext:value-type="float">
            <text:p>6962204.277</text:p>
          </table:table-cell>
          <table:table-cell office:value-type="float" office:value="6.154" calcext:value-type="float">
            <text:p>6.154</text:p>
          </table:table-cell>
          <table:table-cell/>
          <table:table-cell office:value-type="float" office:value="511093.9966" calcext:value-type="float">
            <text:p>511093.9966</text:p>
          </table:table-cell>
          <table:table-cell office:value-type="float" office:value="6962204.2773" calcext:value-type="float">
            <text:p>6962204.2773</text:p>
          </table:table-cell>
          <table:table-cell office:value-type="float" office:value="6.154" calcext:value-type="float">
            <text:p>6.154</text:p>
          </table:table-cell>
          <table:table-cell table:number-columns-repeated="7"/>
        </table:table-row>
        <table:table-row table:style-name="ro1">
          <table:table-cell office:value-type="float" office:value="511299.077" calcext:value-type="float">
            <text:p>511299.077</text:p>
          </table:table-cell>
          <table:table-cell office:value-type="float" office:value="6964990.718" calcext:value-type="float">
            <text:p>6964990.718</text:p>
          </table:table-cell>
          <table:table-cell office:value-type="float" office:value="6.671" calcext:value-type="float">
            <text:p>6.671</text:p>
          </table:table-cell>
          <table:table-cell/>
          <table:table-cell office:value-type="float" office:value="511094.557" calcext:value-type="float">
            <text:p>511094.557</text:p>
          </table:table-cell>
          <table:table-cell office:value-type="float" office:value="6962204.722" calcext:value-type="float">
            <text:p>6962204.722</text:p>
          </table:table-cell>
          <table:table-cell office:value-type="float" office:value="6.671" calcext:value-type="float">
            <text:p>6.671</text:p>
          </table:table-cell>
          <table:table-cell/>
          <table:table-cell office:value-type="float" office:value="511094.5574" calcext:value-type="float">
            <text:p>511094.5574</text:p>
          </table:table-cell>
          <table:table-cell office:value-type="float" office:value="6962204.7221" calcext:value-type="float">
            <text:p>6962204.7221</text:p>
          </table:table-cell>
          <table:table-cell office:value-type="float" office:value="6.671" calcext:value-type="float">
            <text:p>6.671</text:p>
          </table:table-cell>
          <table:table-cell table:number-columns-repeated="7"/>
        </table:table-row>
        <table:table-row table:style-name="ro1">
          <table:table-cell office:value-type="float" office:value="511298.158" calcext:value-type="float">
            <text:p>511298.158</text:p>
          </table:table-cell>
          <table:table-cell office:value-type="float" office:value="6964990.245" calcext:value-type="float">
            <text:p>6964990.245</text:p>
          </table:table-cell>
          <table:table-cell office:value-type="float" office:value="7.056" calcext:value-type="float">
            <text:p>7.056</text:p>
          </table:table-cell>
          <table:table-cell/>
          <table:table-cell office:value-type="float" office:value="511093.639" calcext:value-type="float">
            <text:p>511093.639</text:p>
          </table:table-cell>
          <table:table-cell office:value-type="float" office:value="6962204.249" calcext:value-type="float">
            <text:p>6962204.249</text:p>
          </table:table-cell>
          <table:table-cell office:value-type="float" office:value="7.056" calcext:value-type="float">
            <text:p>7.056</text:p>
          </table:table-cell>
          <table:table-cell/>
          <table:table-cell office:value-type="float" office:value="511093.6387" calcext:value-type="float">
            <text:p>511093.6387</text:p>
          </table:table-cell>
          <table:table-cell office:value-type="float" office:value="6962204.2493" calcext:value-type="float">
            <text:p>6962204.2493</text:p>
          </table:table-cell>
          <table:table-cell office:value-type="float" office:value="7.056" calcext:value-type="float">
            <text:p>7.056</text:p>
          </table:table-cell>
          <table:table-cell table:number-columns-repeated="7"/>
        </table:table-row>
        <table:table-row table:style-name="ro1">
          <table:table-cell office:value-type="float" office:value="511299.284" calcext:value-type="float">
            <text:p>511299.284</text:p>
          </table:table-cell>
          <table:table-cell office:value-type="float" office:value="6964990.393" calcext:value-type="float">
            <text:p>6964990.393</text:p>
          </table:table-cell>
          <table:table-cell office:value-type="float" office:value="7.682" calcext:value-type="float">
            <text:p>7.682</text:p>
          </table:table-cell>
          <table:table-cell/>
          <table:table-cell office:value-type="float" office:value="511094.764" calcext:value-type="float">
            <text:p>511094.764</text:p>
          </table:table-cell>
          <table:table-cell office:value-type="float" office:value="6962204.397" calcext:value-type="float">
            <text:p>6962204.397</text:p>
          </table:table-cell>
          <table:table-cell office:value-type="float" office:value="7.682" calcext:value-type="float">
            <text:p>7.682</text:p>
          </table:table-cell>
          <table:table-cell/>
          <table:table-cell office:value-type="float" office:value="511094.7643" calcext:value-type="float">
            <text:p>511094.7643</text:p>
          </table:table-cell>
          <table:table-cell office:value-type="float" office:value="6962204.3973" calcext:value-type="float">
            <text:p>6962204.3973</text:p>
          </table:table-cell>
          <table:table-cell office:value-type="float" office:value="7.682" calcext:value-type="float">
            <text:p>7.682</text:p>
          </table:table-cell>
          <table:table-cell table:number-columns-repeated="7"/>
        </table:table-row>
        <table:table-row table:style-name="ro1">
          <table:table-cell office:value-type="float" office:value="511299.423" calcext:value-type="float">
            <text:p>511299.423</text:p>
          </table:table-cell>
          <table:table-cell office:value-type="float" office:value="6964991.012" calcext:value-type="float">
            <text:p>6964991.012</text:p>
          </table:table-cell>
          <table:table-cell office:value-type="float" office:value="7.674" calcext:value-type="float">
            <text:p>7.674</text:p>
          </table:table-cell>
          <table:table-cell/>
          <table:table-cell office:value-type="float" office:value="511094.903" calcext:value-type="float">
            <text:p>511094.903</text:p>
          </table:table-cell>
          <table:table-cell office:value-type="float" office:value="6962205.016" calcext:value-type="float">
            <text:p>6962205.016</text:p>
          </table:table-cell>
          <table:table-cell office:value-type="float" office:value="7.674" calcext:value-type="float">
            <text:p>7.674</text:p>
          </table:table-cell>
          <table:table-cell/>
          <table:table-cell office:value-type="float" office:value="511094.9032" calcext:value-type="float">
            <text:p>511094.9032</text:p>
          </table:table-cell>
          <table:table-cell office:value-type="float" office:value="6962205.016" calcext:value-type="float">
            <text:p>6962205.016</text:p>
          </table:table-cell>
          <table:table-cell office:value-type="float" office:value="7.674" calcext:value-type="float">
            <text:p>7.674</text:p>
          </table:table-cell>
          <table:table-cell table:number-columns-repeated="7"/>
        </table:table-row>
        <table:table-row table:style-name="ro1">
          <table:table-cell office:value-type="float" office:value="511300.33" calcext:value-type="float">
            <text:p>511300.33</text:p>
          </table:table-cell>
          <table:table-cell office:value-type="float" office:value="6964990.7" calcext:value-type="float">
            <text:p>6964990.7</text:p>
          </table:table-cell>
          <table:table-cell office:value-type="float" office:value="5.689" calcext:value-type="float">
            <text:p>5.689</text:p>
          </table:table-cell>
          <table:table-cell/>
          <table:table-cell office:value-type="float" office:value="511095.81" calcext:value-type="float">
            <text:p>511095.81</text:p>
          </table:table-cell>
          <table:table-cell office:value-type="float" office:value="6962204.704" calcext:value-type="float">
            <text:p>6962204.704</text:p>
          </table:table-cell>
          <table:table-cell office:value-type="float" office:value="5.689" calcext:value-type="float">
            <text:p>5.689</text:p>
          </table:table-cell>
          <table:table-cell/>
          <table:table-cell office:value-type="float" office:value="511095.8099" calcext:value-type="float">
            <text:p>511095.8099</text:p>
          </table:table-cell>
          <table:table-cell office:value-type="float" office:value="6962204.7041" calcext:value-type="float">
            <text:p>6962204.7041</text:p>
          </table:table-cell>
          <table:table-cell office:value-type="float" office:value="5.689" calcext:value-type="float">
            <text:p>5.689</text:p>
          </table:table-cell>
          <table:table-cell table:number-columns-repeated="7"/>
        </table:table-row>
        <table:table-row table:style-name="ro1">
          <table:table-cell office:value-type="float" office:value="511300.224" calcext:value-type="float">
            <text:p>511300.224</text:p>
          </table:table-cell>
          <table:table-cell office:value-type="float" office:value="6964991.618" calcext:value-type="float">
            <text:p>6964991.618</text:p>
          </table:table-cell>
          <table:table-cell office:value-type="float" office:value="5.928" calcext:value-type="float">
            <text:p>5.928</text:p>
          </table:table-cell>
          <table:table-cell/>
          <table:table-cell office:value-type="float" office:value="511095.704" calcext:value-type="float">
            <text:p>511095.704</text:p>
          </table:table-cell>
          <table:table-cell office:value-type="float" office:value="6962205.622" calcext:value-type="float">
            <text:p>6962205.622</text:p>
          </table:table-cell>
          <table:table-cell office:value-type="float" office:value="5.928" calcext:value-type="float">
            <text:p>5.928</text:p>
          </table:table-cell>
          <table:table-cell/>
          <table:table-cell office:value-type="float" office:value="511095.7039" calcext:value-type="float">
            <text:p>511095.7039</text:p>
          </table:table-cell>
          <table:table-cell office:value-type="float" office:value="6962205.6218" calcext:value-type="float">
            <text:p>6962205.6218</text:p>
          </table:table-cell>
          <table:table-cell office:value-type="float" office:value="5.928" calcext:value-type="float">
            <text:p>5.928</text:p>
          </table:table-cell>
          <table:table-cell table:number-columns-repeated="7"/>
        </table:table-row>
        <table:table-row table:style-name="ro1">
          <table:table-cell office:value-type="float" office:value="511301.951" calcext:value-type="float">
            <text:p>511301.951</text:p>
          </table:table-cell>
          <table:table-cell office:value-type="float" office:value="6964991.659" calcext:value-type="float">
            <text:p>6964991.659</text:p>
          </table:table-cell>
          <table:table-cell office:value-type="float" office:value="5.883" calcext:value-type="float">
            <text:p>5.883</text:p>
          </table:table-cell>
          <table:table-cell/>
          <table:table-cell office:value-type="float" office:value="511097.43" calcext:value-type="float">
            <text:p>511097.43</text:p>
          </table:table-cell>
          <table:table-cell office:value-type="float" office:value="6962205.663" calcext:value-type="float">
            <text:p>6962205.663</text:p>
          </table:table-cell>
          <table:table-cell office:value-type="float" office:value="5.883" calcext:value-type="float">
            <text:p>5.883</text:p>
          </table:table-cell>
          <table:table-cell/>
          <table:table-cell office:value-type="float" office:value="511097.4302" calcext:value-type="float">
            <text:p>511097.4302</text:p>
          </table:table-cell>
          <table:table-cell office:value-type="float" office:value="6962205.6628" calcext:value-type="float">
            <text:p>6962205.6628</text:p>
          </table:table-cell>
          <table:table-cell office:value-type="float" office:value="5.883" calcext:value-type="float">
            <text:p>5.883</text:p>
          </table:table-cell>
          <table:table-cell table:number-columns-repeated="7"/>
        </table:table-row>
        <table:table-row table:style-name="ro1">
          <table:table-cell office:value-type="float" office:value="511300.205" calcext:value-type="float">
            <text:p>511300.205</text:p>
          </table:table-cell>
          <table:table-cell office:value-type="float" office:value="6964989.927" calcext:value-type="float">
            <text:p>6964989.927</text:p>
          </table:table-cell>
          <table:table-cell office:value-type="float" office:value="7.545" calcext:value-type="float">
            <text:p>7.545</text:p>
          </table:table-cell>
          <table:table-cell/>
          <table:table-cell office:value-type="float" office:value="511095.685" calcext:value-type="float">
            <text:p>511095.685</text:p>
          </table:table-cell>
          <table:table-cell office:value-type="float" office:value="6962203.931" calcext:value-type="float">
            <text:p>6962203.931</text:p>
          </table:table-cell>
          <table:table-cell office:value-type="float" office:value="7.545" calcext:value-type="float">
            <text:p>7.545</text:p>
          </table:table-cell>
          <table:table-cell/>
          <table:table-cell office:value-type="float" office:value="511095.6849" calcext:value-type="float">
            <text:p>511095.6849</text:p>
          </table:table-cell>
          <table:table-cell office:value-type="float" office:value="6962203.9314" calcext:value-type="float">
            <text:p>6962203.9314</text:p>
          </table:table-cell>
          <table:table-cell office:value-type="float" office:value="7.545" calcext:value-type="float">
            <text:p>7.545</text:p>
          </table:table-cell>
          <table:table-cell table:number-columns-repeated="7"/>
        </table:table-row>
        <table:table-row table:style-name="ro1">
          <table:table-cell office:value-type="float" office:value="511302.215" calcext:value-type="float">
            <text:p>511302.215</text:p>
          </table:table-cell>
          <table:table-cell office:value-type="float" office:value="6964988.381" calcext:value-type="float">
            <text:p>6964988.381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511097.694" calcext:value-type="float">
            <text:p>511097.694</text:p>
          </table:table-cell>
          <table:table-cell office:value-type="float" office:value="6962202.386" calcext:value-type="float">
            <text:p>6962202.386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float" office:value="511097.6941" calcext:value-type="float">
            <text:p>511097.6941</text:p>
          </table:table-cell>
          <table:table-cell office:value-type="float" office:value="6962202.3861" calcext:value-type="float">
            <text:p>6962202.3861</text:p>
          </table:table-cell>
          <table:table-cell office:value-type="float" office:value="7.26" calcext:value-type="float">
            <text:p>7.26</text:p>
          </table:table-cell>
          <table:table-cell table:number-columns-repeated="7"/>
        </table:table-row>
        <table:table-row table:style-name="ro1">
          <table:table-cell office:value-type="float" office:value="511303.299" calcext:value-type="float">
            <text:p>511303.299</text:p>
          </table:table-cell>
          <table:table-cell office:value-type="float" office:value="6964988.019" calcext:value-type="float">
            <text:p>6964988.019</text:p>
          </table:table-cell>
          <table:table-cell office:value-type="float" office:value="7.025" calcext:value-type="float">
            <text:p>7.025</text:p>
          </table:table-cell>
          <table:table-cell/>
          <table:table-cell office:value-type="float" office:value="511098.778" calcext:value-type="float">
            <text:p>511098.778</text:p>
          </table:table-cell>
          <table:table-cell office:value-type="float" office:value="6962202.024" calcext:value-type="float">
            <text:p>6962202.024</text:p>
          </table:table-cell>
          <table:table-cell office:value-type="float" office:value="7.025" calcext:value-type="float">
            <text:p>7.025</text:p>
          </table:table-cell>
          <table:table-cell/>
          <table:table-cell office:value-type="float" office:value="511098.7777" calcext:value-type="float">
            <text:p>511098.7777</text:p>
          </table:table-cell>
          <table:table-cell office:value-type="float" office:value="6962202.0242" calcext:value-type="float">
            <text:p>6962202.0242</text:p>
          </table:table-cell>
          <table:table-cell office:value-type="float" office:value="7.025" calcext:value-type="float">
            <text:p>7.025</text:p>
          </table:table-cell>
          <table:table-cell table:number-columns-repeated="7"/>
        </table:table-row>
        <table:table-row table:style-name="ro1">
          <table:table-cell office:value-type="float" office:value="511300.512" calcext:value-type="float">
            <text:p>511300.512</text:p>
          </table:table-cell>
          <table:table-cell office:value-type="float" office:value="6964990.079" calcext:value-type="float">
            <text:p>6964990.079</text:p>
          </table:table-cell>
          <table:table-cell office:value-type="float" office:value="6.549" calcext:value-type="float">
            <text:p>6.549</text:p>
          </table:table-cell>
          <table:table-cell/>
          <table:table-cell office:value-type="float" office:value="511095.992" calcext:value-type="float">
            <text:p>511095.992</text:p>
          </table:table-cell>
          <table:table-cell office:value-type="float" office:value="6962204.083" calcext:value-type="float">
            <text:p>6962204.083</text:p>
          </table:table-cell>
          <table:table-cell office:value-type="float" office:value="6.549" calcext:value-type="float">
            <text:p>6.549</text:p>
          </table:table-cell>
          <table:table-cell/>
          <table:table-cell office:value-type="float" office:value="511095.9918" calcext:value-type="float">
            <text:p>511095.9918</text:p>
          </table:table-cell>
          <table:table-cell office:value-type="float" office:value="6962204.0834" calcext:value-type="float">
            <text:p>6962204.0834</text:p>
          </table:table-cell>
          <table:table-cell office:value-type="float" office:value="6.549" calcext:value-type="float">
            <text:p>6.549</text:p>
          </table:table-cell>
          <table:table-cell table:number-columns-repeated="7"/>
        </table:table-row>
        <table:table-row table:style-name="ro1">
          <table:table-cell office:value-type="float" office:value="511300.261" calcext:value-type="float">
            <text:p>511300.261</text:p>
          </table:table-cell>
          <table:table-cell office:value-type="float" office:value="6964991.687" calcext:value-type="float">
            <text:p>6964991.687</text:p>
          </table:table-cell>
          <table:table-cell office:value-type="float" office:value="6.172" calcext:value-type="float">
            <text:p>6.172</text:p>
          </table:table-cell>
          <table:table-cell/>
          <table:table-cell office:value-type="float" office:value="511095.741" calcext:value-type="float">
            <text:p>511095.741</text:p>
          </table:table-cell>
          <table:table-cell office:value-type="float" office:value="6962205.691" calcext:value-type="float">
            <text:p>6962205.691</text:p>
          </table:table-cell>
          <table:table-cell office:value-type="float" office:value="6.172" calcext:value-type="float">
            <text:p>6.172</text:p>
          </table:table-cell>
          <table:table-cell/>
          <table:table-cell office:value-type="float" office:value="511095.7409" calcext:value-type="float">
            <text:p>511095.7409</text:p>
          </table:table-cell>
          <table:table-cell office:value-type="float" office:value="6962205.6908" calcext:value-type="float">
            <text:p>6962205.6908</text:p>
          </table:table-cell>
          <table:table-cell office:value-type="float" office:value="6.172" calcext:value-type="float">
            <text:p>6.172</text:p>
          </table:table-cell>
          <table:table-cell table:number-columns-repeated="7"/>
        </table:table-row>
        <table:table-row table:style-name="ro1">
          <table:table-cell office:value-type="float" office:value="511301.914" calcext:value-type="float">
            <text:p>511301.914</text:p>
          </table:table-cell>
          <table:table-cell office:value-type="float" office:value="6964991.218" calcext:value-type="float">
            <text:p>6964991.218</text:p>
          </table:table-cell>
          <table:table-cell office:value-type="float" office:value="6.533" calcext:value-type="float">
            <text:p>6.533</text:p>
          </table:table-cell>
          <table:table-cell/>
          <table:table-cell office:value-type="float" office:value="511097.393" calcext:value-type="float">
            <text:p>511097.393</text:p>
          </table:table-cell>
          <table:table-cell office:value-type="float" office:value="6962205.222" calcext:value-type="float">
            <text:p>6962205.222</text:p>
          </table:table-cell>
          <table:table-cell office:value-type="float" office:value="6.533" calcext:value-type="float">
            <text:p>6.533</text:p>
          </table:table-cell>
          <table:table-cell/>
          <table:table-cell office:value-type="float" office:value="511097.3933" calcext:value-type="float">
            <text:p>511097.3933</text:p>
          </table:table-cell>
          <table:table-cell office:value-type="float" office:value="6962205.2219" calcext:value-type="float">
            <text:p>6962205.2219</text:p>
          </table:table-cell>
          <table:table-cell office:value-type="float" office:value="6.533" calcext:value-type="float">
            <text:p>6.533</text:p>
          </table:table-cell>
          <table:table-cell table:number-columns-repeated="7"/>
        </table:table-row>
        <table:table-row table:style-name="ro1">
          <table:table-cell office:value-type="float" office:value="511301.584" calcext:value-type="float">
            <text:p>511301.584</text:p>
          </table:table-cell>
          <table:table-cell office:value-type="float" office:value="6964990.894" calcext:value-type="float">
            <text:p>6964990.894</text:p>
          </table:table-cell>
          <table:table-cell office:value-type="float" office:value="7.949" calcext:value-type="float">
            <text:p>7.949</text:p>
          </table:table-cell>
          <table:table-cell/>
          <table:table-cell office:value-type="float" office:value="511097.063" calcext:value-type="float">
            <text:p>511097.063</text:p>
          </table:table-cell>
          <table:table-cell office:value-type="float" office:value="6962204.898" calcext:value-type="float">
            <text:p>6962204.898</text:p>
          </table:table-cell>
          <table:table-cell office:value-type="float" office:value="7.949" calcext:value-type="float">
            <text:p>7.949</text:p>
          </table:table-cell>
          <table:table-cell/>
          <table:table-cell office:value-type="float" office:value="511097.0634" calcext:value-type="float">
            <text:p>511097.0634</text:p>
          </table:table-cell>
          <table:table-cell office:value-type="float" office:value="6962204.8981" calcext:value-type="float">
            <text:p>6962204.8981</text:p>
          </table:table-cell>
          <table:table-cell office:value-type="float" office:value="7.949" calcext:value-type="float">
            <text:p>7.949</text:p>
          </table:table-cell>
          <table:table-cell table:number-columns-repeated="7"/>
        </table:table-row>
        <table:table-row table:style-name="ro1">
          <table:table-cell office:value-type="float" office:value="511301.953" calcext:value-type="float">
            <text:p>511301.953</text:p>
          </table:table-cell>
          <table:table-cell office:value-type="float" office:value="6964991.196" calcext:value-type="float">
            <text:p>6964991.196</text:p>
          </table:table-cell>
          <table:table-cell office:value-type="float" office:value="7.698" calcext:value-type="float">
            <text:p>7.698</text:p>
          </table:table-cell>
          <table:table-cell/>
          <table:table-cell office:value-type="float" office:value="511097.432" calcext:value-type="float">
            <text:p>511097.432</text:p>
          </table:table-cell>
          <table:table-cell office:value-type="float" office:value="6962205.2" calcext:value-type="float">
            <text:p>6962205.2</text:p>
          </table:table-cell>
          <table:table-cell office:value-type="float" office:value="7.698" calcext:value-type="float">
            <text:p>7.698</text:p>
          </table:table-cell>
          <table:table-cell/>
          <table:table-cell office:value-type="float" office:value="511097.4322" calcext:value-type="float">
            <text:p>511097.4322</text:p>
          </table:table-cell>
          <table:table-cell office:value-type="float" office:value="6962205.1999" calcext:value-type="float">
            <text:p>6962205.1999</text:p>
          </table:table-cell>
          <table:table-cell office:value-type="float" office:value="7.698" calcext:value-type="float">
            <text:p>7.698</text:p>
          </table:table-cell>
          <table:table-cell table:number-columns-repeated="7"/>
        </table:table-row>
        <table:table-row table:style-name="ro1">
          <table:table-cell office:value-type="float" office:value="511302.866" calcext:value-type="float">
            <text:p>511302.866</text:p>
          </table:table-cell>
          <table:table-cell office:value-type="float" office:value="6964991.991" calcext:value-type="float">
            <text:p>6964991.991</text:p>
          </table:table-cell>
          <table:table-cell office:value-type="float" office:value="6.995" calcext:value-type="float">
            <text:p>6.995</text:p>
          </table:table-cell>
          <table:table-cell/>
          <table:table-cell office:value-type="float" office:value="511098.345" calcext:value-type="float">
            <text:p>511098.345</text:p>
          </table:table-cell>
          <table:table-cell office:value-type="float" office:value="6962205.994" calcext:value-type="float">
            <text:p>6962205.994</text:p>
          </table:table-cell>
          <table:table-cell office:value-type="float" office:value="6.995" calcext:value-type="float">
            <text:p>6.995</text:p>
          </table:table-cell>
          <table:table-cell/>
          <table:table-cell office:value-type="float" office:value="511098.3449" calcext:value-type="float">
            <text:p>511098.3449</text:p>
          </table:table-cell>
          <table:table-cell office:value-type="float" office:value="6962205.9946" calcext:value-type="float">
            <text:p>6962205.9946</text:p>
          </table:table-cell>
          <table:table-cell office:value-type="float" office:value="6.995" calcext:value-type="float">
            <text:p>6.995</text:p>
          </table:table-cell>
          <table:table-cell table:number-columns-repeated="7"/>
        </table:table-row>
        <table:table-row table:style-name="ro1">
          <table:table-cell office:value-type="float" office:value="511302.323" calcext:value-type="float">
            <text:p>511302.323</text:p>
          </table:table-cell>
          <table:table-cell office:value-type="float" office:value="6964991.503" calcext:value-type="float">
            <text:p>6964991.503</text:p>
          </table:table-cell>
          <table:table-cell office:value-type="float" office:value="7.155" calcext:value-type="float">
            <text:p>7.155</text:p>
          </table:table-cell>
          <table:table-cell/>
          <table:table-cell office:value-type="float" office:value="511097.802" calcext:value-type="float">
            <text:p>511097.802</text:p>
          </table:table-cell>
          <table:table-cell office:value-type="float" office:value="6962205.507" calcext:value-type="float">
            <text:p>6962205.507</text:p>
          </table:table-cell>
          <table:table-cell office:value-type="float" office:value="7.155" calcext:value-type="float">
            <text:p>7.155</text:p>
          </table:table-cell>
          <table:table-cell/>
          <table:table-cell office:value-type="float" office:value="511097.8021" calcext:value-type="float">
            <text:p>511097.8021</text:p>
          </table:table-cell>
          <table:table-cell office:value-type="float" office:value="6962205.5068" calcext:value-type="float">
            <text:p>6962205.5068</text:p>
          </table:table-cell>
          <table:table-cell office:value-type="float" office:value="7.155" calcext:value-type="float">
            <text:p>7.155</text:p>
          </table:table-cell>
          <table:table-cell table:number-columns-repeated="7"/>
        </table:table-row>
        <table:table-row table:style-name="ro1">
          <table:table-cell office:value-type="float" office:value="511304.822" calcext:value-type="float">
            <text:p>511304.822</text:p>
          </table:table-cell>
          <table:table-cell office:value-type="float" office:value="6964984.213" calcext:value-type="float">
            <text:p>6964984.213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511100.3" calcext:value-type="float">
            <text:p>511100.3</text:p>
          </table:table-cell>
          <table:table-cell office:value-type="float" office:value="6962198.219" calcext:value-type="float">
            <text:p>6962198.219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511100.3001" calcext:value-type="float">
            <text:p>511100.3001</text:p>
          </table:table-cell>
          <table:table-cell office:value-type="float" office:value="6962198.2197" calcext:value-type="float">
            <text:p>6962198.2197</text:p>
          </table:table-cell>
          <table:table-cell office:value-type="float" office:value="1.723" calcext:value-type="float">
            <text:p>1.723</text:p>
          </table:table-cell>
          <table:table-cell table:number-columns-repeated="7"/>
        </table:table-row>
        <table:table-row table:style-name="ro1">
          <table:table-cell office:value-type="float" office:value="511305.1" calcext:value-type="float">
            <text:p>511305.1</text:p>
          </table:table-cell>
          <table:table-cell office:value-type="float" office:value="6964984.209" calcext:value-type="float">
            <text:p>6964984.209</text:p>
          </table:table-cell>
          <table:table-cell office:value-type="float" office:value="1.724" calcext:value-type="float">
            <text:p>1.724</text:p>
          </table:table-cell>
          <table:table-cell/>
          <table:table-cell office:value-type="float" office:value="511100.578" calcext:value-type="float">
            <text:p>511100.578</text:p>
          </table:table-cell>
          <table:table-cell office:value-type="float" office:value="6962198.215" calcext:value-type="float">
            <text:p>6962198.215</text:p>
          </table:table-cell>
          <table:table-cell office:value-type="float" office:value="1.724" calcext:value-type="float">
            <text:p>1.724</text:p>
          </table:table-cell>
          <table:table-cell/>
          <table:table-cell office:value-type="float" office:value="511100.578" calcext:value-type="float">
            <text:p>511100.578</text:p>
          </table:table-cell>
          <table:table-cell office:value-type="float" office:value="6962198.2157" calcext:value-type="float">
            <text:p>6962198.2157</text:p>
          </table:table-cell>
          <table:table-cell office:value-type="float" office:value="1.724" calcext:value-type="float">
            <text:p>1.724</text:p>
          </table:table-cell>
          <table:table-cell table:number-columns-repeated="7"/>
        </table:table-row>
        <table:table-row table:style-name="ro1">
          <table:table-cell office:value-type="float" office:value="511305.129" calcext:value-type="float">
            <text:p>511305.129</text:p>
          </table:table-cell>
          <table:table-cell office:value-type="float" office:value="6964984.699" calcext:value-type="float">
            <text:p>6964984.699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100.607" calcext:value-type="float">
            <text:p>511100.607</text:p>
          </table:table-cell>
          <table:table-cell office:value-type="float" office:value="6962198.705" calcext:value-type="float">
            <text:p>6962198.705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100.607" calcext:value-type="float">
            <text:p>511100.607</text:p>
          </table:table-cell>
          <table:table-cell office:value-type="float" office:value="6962198.7055" calcext:value-type="float">
            <text:p>6962198.7055</text:p>
          </table:table-cell>
          <table:table-cell office:value-type="float" office:value="1.725" calcext:value-type="float">
            <text:p>1.725</text:p>
          </table:table-cell>
          <table:table-cell table:number-columns-repeated="7"/>
        </table:table-row>
        <table:table-row table:style-name="ro1">
          <table:table-cell office:value-type="float" office:value="511304.474" calcext:value-type="float">
            <text:p>511304.474</text:p>
          </table:table-cell>
          <table:table-cell office:value-type="float" office:value="6964985.029" calcext:value-type="float">
            <text:p>6964985.029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9.952" calcext:value-type="float">
            <text:p>511099.952</text:p>
          </table:table-cell>
          <table:table-cell office:value-type="float" office:value="6962199.035" calcext:value-type="float">
            <text:p>6962199.035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9.9522" calcext:value-type="float">
            <text:p>511099.9522</text:p>
          </table:table-cell>
          <table:table-cell office:value-type="float" office:value="6962199.0354" calcext:value-type="float">
            <text:p>6962199.0354</text:p>
          </table:table-cell>
          <table:table-cell office:value-type="float" office:value="1.729" calcext:value-type="float">
            <text:p>1.729</text:p>
          </table:table-cell>
          <table:table-cell table:number-columns-repeated="7"/>
        </table:table-row>
        <table:table-row table:style-name="ro1">
          <table:table-cell office:value-type="float" office:value="511304.11" calcext:value-type="float">
            <text:p>511304.11</text:p>
          </table:table-cell>
          <table:table-cell office:value-type="float" office:value="6964985.55" calcext:value-type="float">
            <text:p>6964985.55</text:p>
          </table:table-cell>
          <table:table-cell office:value-type="float" office:value="1.759" calcext:value-type="float">
            <text:p>1.759</text:p>
          </table:table-cell>
          <table:table-cell/>
          <table:table-cell office:value-type="float" office:value="511099.588" calcext:value-type="float">
            <text:p>511099.588</text:p>
          </table:table-cell>
          <table:table-cell office:value-type="float" office:value="6962199.556" calcext:value-type="float">
            <text:p>6962199.556</text:p>
          </table:table-cell>
          <table:table-cell office:value-type="float" office:value="1.759" calcext:value-type="float">
            <text:p>1.759</text:p>
          </table:table-cell>
          <table:table-cell/>
          <table:table-cell office:value-type="float" office:value="511099.5884" calcext:value-type="float">
            <text:p>511099.5884</text:p>
          </table:table-cell>
          <table:table-cell office:value-type="float" office:value="6962199.5562" calcext:value-type="float">
            <text:p>6962199.5562</text:p>
          </table:table-cell>
          <table:table-cell office:value-type="float" office:value="1.759" calcext:value-type="float">
            <text:p>1.759</text:p>
          </table:table-cell>
          <table:table-cell table:number-columns-repeated="7"/>
        </table:table-row>
        <table:table-row table:style-name="ro1">
          <table:table-cell office:value-type="float" office:value="511305.275" calcext:value-type="float">
            <text:p>511305.275</text:p>
          </table:table-cell>
          <table:table-cell office:value-type="float" office:value="6964985.362" calcext:value-type="float">
            <text:p>6964985.362</text:p>
          </table:table-cell>
          <table:table-cell office:value-type="float" office:value="1.744" calcext:value-type="float">
            <text:p>1.744</text:p>
          </table:table-cell>
          <table:table-cell/>
          <table:table-cell office:value-type="float" office:value="511100.753" calcext:value-type="float">
            <text:p>511100.753</text:p>
          </table:table-cell>
          <table:table-cell office:value-type="float" office:value="6962199.368" calcext:value-type="float">
            <text:p>6962199.368</text:p>
          </table:table-cell>
          <table:table-cell office:value-type="float" office:value="1.744" calcext:value-type="float">
            <text:p>1.744</text:p>
          </table:table-cell>
          <table:table-cell/>
          <table:table-cell office:value-type="float" office:value="511100.7529" calcext:value-type="float">
            <text:p>511100.7529</text:p>
          </table:table-cell>
          <table:table-cell office:value-type="float" office:value="6962199.3682" calcext:value-type="float">
            <text:p>6962199.3682</text:p>
          </table:table-cell>
          <table:table-cell office:value-type="float" office:value="1.744" calcext:value-type="float">
            <text:p>1.744</text:p>
          </table:table-cell>
          <table:table-cell table:number-columns-repeated="7"/>
        </table:table-row>
        <table:table-row table:style-name="ro1">
          <table:table-cell office:value-type="float" office:value="511305.341" calcext:value-type="float">
            <text:p>511305.341</text:p>
          </table:table-cell>
          <table:table-cell office:value-type="float" office:value="6964985.834" calcext:value-type="float">
            <text:p>6964985.834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511100.819" calcext:value-type="float">
            <text:p>511100.819</text:p>
          </table:table-cell>
          <table:table-cell office:value-type="float" office:value="6962199.84" calcext:value-type="float">
            <text:p>6962199.84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511100.8189" calcext:value-type="float">
            <text:p>511100.8189</text:p>
          </table:table-cell>
          <table:table-cell office:value-type="float" office:value="6962199.8401" calcext:value-type="float">
            <text:p>6962199.8401</text:p>
          </table:table-cell>
          <table:table-cell office:value-type="float" office:value="1.738" calcext:value-type="float">
            <text:p>1.738</text:p>
          </table:table-cell>
          <table:table-cell table:number-columns-repeated="7"/>
        </table:table-row>
        <table:table-row table:style-name="ro1">
          <table:table-cell office:value-type="float" office:value="511306.139" calcext:value-type="float">
            <text:p>511306.139</text:p>
          </table:table-cell>
          <table:table-cell office:value-type="float" office:value="6964984.372" calcext:value-type="float">
            <text:p>6964984.372</text:p>
          </table:table-cell>
          <table:table-cell office:value-type="float" office:value="1.784" calcext:value-type="float">
            <text:p>1.784</text:p>
          </table:table-cell>
          <table:table-cell/>
          <table:table-cell office:value-type="float" office:value="511101.616" calcext:value-type="float">
            <text:p>511101.616</text:p>
          </table:table-cell>
          <table:table-cell office:value-type="float" office:value="6962198.378" calcext:value-type="float">
            <text:p>6962198.378</text:p>
          </table:table-cell>
          <table:table-cell office:value-type="float" office:value="1.784" calcext:value-type="float">
            <text:p>1.784</text:p>
          </table:table-cell>
          <table:table-cell/>
          <table:table-cell office:value-type="float" office:value="511101.6166" calcext:value-type="float">
            <text:p>511101.6166</text:p>
          </table:table-cell>
          <table:table-cell office:value-type="float" office:value="6962198.3786" calcext:value-type="float">
            <text:p>6962198.3786</text:p>
          </table:table-cell>
          <table:table-cell office:value-type="float" office:value="1.784" calcext:value-type="float">
            <text:p>1.784</text:p>
          </table:table-cell>
          <table:table-cell table:number-columns-repeated="7"/>
        </table:table-row>
        <table:table-row table:style-name="ro1">
          <table:table-cell office:value-type="float" office:value="511306.061" calcext:value-type="float">
            <text:p>511306.061</text:p>
          </table:table-cell>
          <table:table-cell office:value-type="float" office:value="6964984.792" calcext:value-type="float">
            <text:p>6964984.792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1.539" calcext:value-type="float">
            <text:p>511101.539</text:p>
          </table:table-cell>
          <table:table-cell office:value-type="float" office:value="6962198.798" calcext:value-type="float">
            <text:p>6962198.798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1.5386" calcext:value-type="float">
            <text:p>511101.5386</text:p>
          </table:table-cell>
          <table:table-cell office:value-type="float" office:value="6962198.7985" calcext:value-type="float">
            <text:p>6962198.7985</text:p>
          </table:table-cell>
          <table:table-cell office:value-type="float" office:value="1.74" calcext:value-type="float">
            <text:p>1.74</text:p>
          </table:table-cell>
          <table:table-cell table:number-columns-repeated="7"/>
        </table:table-row>
        <table:table-row table:style-name="ro1">
          <table:table-cell office:value-type="float" office:value="511307.23" calcext:value-type="float">
            <text:p>511307.23</text:p>
          </table:table-cell>
          <table:table-cell office:value-type="float" office:value="6964984.389" calcext:value-type="float">
            <text:p>6964984.389</text:p>
          </table:table-cell>
          <table:table-cell office:value-type="float" office:value="1.775" calcext:value-type="float">
            <text:p>1.775</text:p>
          </table:table-cell>
          <table:table-cell/>
          <table:table-cell office:value-type="float" office:value="511102.707" calcext:value-type="float">
            <text:p>511102.707</text:p>
          </table:table-cell>
          <table:table-cell office:value-type="float" office:value="6962198.395" calcext:value-type="float">
            <text:p>6962198.395</text:p>
          </table:table-cell>
          <table:table-cell office:value-type="float" office:value="1.775" calcext:value-type="float">
            <text:p>1.775</text:p>
          </table:table-cell>
          <table:table-cell/>
          <table:table-cell office:value-type="float" office:value="511102.7071" calcext:value-type="float">
            <text:p>511102.7071</text:p>
          </table:table-cell>
          <table:table-cell office:value-type="float" office:value="6962198.3956" calcext:value-type="float">
            <text:p>6962198.3956</text:p>
          </table:table-cell>
          <table:table-cell office:value-type="float" office:value="1.775" calcext:value-type="float">
            <text:p>1.775</text:p>
          </table:table-cell>
          <table:table-cell table:number-columns-repeated="7"/>
        </table:table-row>
        <table:table-row table:style-name="ro1">
          <table:table-cell office:value-type="float" office:value="511307.046" calcext:value-type="float">
            <text:p>511307.046</text:p>
          </table:table-cell>
          <table:table-cell office:value-type="float" office:value="6964984.633" calcext:value-type="float">
            <text:p>6964984.633</text:p>
          </table:table-cell>
          <table:table-cell office:value-type="float" office:value="1.759" calcext:value-type="float">
            <text:p>1.759</text:p>
          </table:table-cell>
          <table:table-cell/>
          <table:table-cell office:value-type="float" office:value="511102.523" calcext:value-type="float">
            <text:p>511102.523</text:p>
          </table:table-cell>
          <table:table-cell office:value-type="float" office:value="6962198.639" calcext:value-type="float">
            <text:p>6962198.639</text:p>
          </table:table-cell>
          <table:table-cell office:value-type="float" office:value="1.759" calcext:value-type="float">
            <text:p>1.759</text:p>
          </table:table-cell>
          <table:table-cell/>
          <table:table-cell office:value-type="float" office:value="511102.5232" calcext:value-type="float">
            <text:p>511102.5232</text:p>
          </table:table-cell>
          <table:table-cell office:value-type="float" office:value="6962198.6395" calcext:value-type="float">
            <text:p>6962198.6395</text:p>
          </table:table-cell>
          <table:table-cell office:value-type="float" office:value="1.759" calcext:value-type="float">
            <text:p>1.759</text:p>
          </table:table-cell>
          <table:table-cell table:number-columns-repeated="7"/>
        </table:table-row>
        <table:table-row table:style-name="ro1">
          <table:table-cell office:value-type="float" office:value="511306.247" calcext:value-type="float">
            <text:p>511306.247</text:p>
          </table:table-cell>
          <table:table-cell office:value-type="float" office:value="6964985.128" calcext:value-type="float">
            <text:p>6964985.128</text:p>
          </table:table-cell>
          <table:table-cell office:value-type="float" office:value="1.731" calcext:value-type="float">
            <text:p>1.731</text:p>
          </table:table-cell>
          <table:table-cell/>
          <table:table-cell office:value-type="float" office:value="511101.724" calcext:value-type="float">
            <text:p>511101.724</text:p>
          </table:table-cell>
          <table:table-cell office:value-type="float" office:value="6962199.134" calcext:value-type="float">
            <text:p>6962199.134</text:p>
          </table:table-cell>
          <table:table-cell office:value-type="float" office:value="1.731" calcext:value-type="float">
            <text:p>1.731</text:p>
          </table:table-cell>
          <table:table-cell/>
          <table:table-cell office:value-type="float" office:value="511101.7245" calcext:value-type="float">
            <text:p>511101.7245</text:p>
          </table:table-cell>
          <table:table-cell office:value-type="float" office:value="6962199.1343" calcext:value-type="float">
            <text:p>6962199.1343</text:p>
          </table:table-cell>
          <table:table-cell office:value-type="float" office:value="1.731" calcext:value-type="float">
            <text:p>1.731</text:p>
          </table:table-cell>
          <table:table-cell table:number-columns-repeated="7"/>
        </table:table-row>
        <table:table-row table:style-name="ro1">
          <table:table-cell office:value-type="float" office:value="511306.426" calcext:value-type="float">
            <text:p>511306.426</text:p>
          </table:table-cell>
          <table:table-cell office:value-type="float" office:value="6964985.88" calcext:value-type="float">
            <text:p>6964985.88</text:p>
          </table:table-cell>
          <table:table-cell office:value-type="float" office:value="1.734" calcext:value-type="float">
            <text:p>1.734</text:p>
          </table:table-cell>
          <table:table-cell/>
          <table:table-cell office:value-type="float" office:value="511101.903" calcext:value-type="float">
            <text:p>511101.903</text:p>
          </table:table-cell>
          <table:table-cell office:value-type="float" office:value="6962199.886" calcext:value-type="float">
            <text:p>6962199.886</text:p>
          </table:table-cell>
          <table:table-cell office:value-type="float" office:value="1.734" calcext:value-type="float">
            <text:p>1.734</text:p>
          </table:table-cell>
          <table:table-cell/>
          <table:table-cell office:value-type="float" office:value="511101.9034" calcext:value-type="float">
            <text:p>511101.9034</text:p>
          </table:table-cell>
          <table:table-cell office:value-type="float" office:value="6962199.886" calcext:value-type="float">
            <text:p>6962199.886</text:p>
          </table:table-cell>
          <table:table-cell office:value-type="float" office:value="1.734" calcext:value-type="float">
            <text:p>1.734</text:p>
          </table:table-cell>
          <table:table-cell table:number-columns-repeated="7"/>
        </table:table-row>
        <table:table-row table:style-name="ro1">
          <table:table-cell office:value-type="float" office:value="511307.975" calcext:value-type="float">
            <text:p>511307.975</text:p>
          </table:table-cell>
          <table:table-cell office:value-type="float" office:value="6964985.195" calcext:value-type="float">
            <text:p>6964985.195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3.452" calcext:value-type="float">
            <text:p>511103.452</text:p>
          </table:table-cell>
          <table:table-cell office:value-type="float" office:value="6962199.201" calcext:value-type="float">
            <text:p>6962199.201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3.4518" calcext:value-type="float">
            <text:p>511103.4518</text:p>
          </table:table-cell>
          <table:table-cell office:value-type="float" office:value="6962199.2013" calcext:value-type="float">
            <text:p>6962199.2013</text:p>
          </table:table-cell>
          <table:table-cell office:value-type="float" office:value="1.737" calcext:value-type="float">
            <text:p>1.737</text:p>
          </table:table-cell>
          <table:table-cell table:number-columns-repeated="7"/>
        </table:table-row>
        <table:table-row table:style-name="ro1">
          <table:table-cell office:value-type="float" office:value="511307.593" calcext:value-type="float">
            <text:p>511307.593</text:p>
          </table:table-cell>
          <table:table-cell office:value-type="float" office:value="6964985.735" calcext:value-type="float">
            <text:p>6964985.735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03.07" calcext:value-type="float">
            <text:p>511103.07</text:p>
          </table:table-cell>
          <table:table-cell office:value-type="float" office:value="6962199.741" calcext:value-type="float">
            <text:p>6962199.741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03.07" calcext:value-type="float">
            <text:p>511103.07</text:p>
          </table:table-cell>
          <table:table-cell office:value-type="float" office:value="6962199.7411" calcext:value-type="float">
            <text:p>6962199.7411</text:p>
          </table:table-cell>
          <table:table-cell office:value-type="float" office:value="1.751" calcext:value-type="float">
            <text:p>1.751</text:p>
          </table:table-cell>
          <table:table-cell table:number-columns-repeated="7"/>
        </table:table-row>
        <table:table-row table:style-name="ro1">
          <table:table-cell office:value-type="float" office:value="511304.047" calcext:value-type="float">
            <text:p>511304.047</text:p>
          </table:table-cell>
          <table:table-cell office:value-type="float" office:value="6964986.656" calcext:value-type="float">
            <text:p>6964986.656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9.525" calcext:value-type="float">
            <text:p>511099.525</text:p>
          </table:table-cell>
          <table:table-cell office:value-type="float" office:value="6962200.662" calcext:value-type="float">
            <text:p>6962200.662</text:p>
          </table:table-cell>
          <table:table-cell office:value-type="float" office:value="1.729" calcext:value-type="float">
            <text:p>1.729</text:p>
          </table:table-cell>
          <table:table-cell/>
          <table:table-cell office:value-type="float" office:value="511099.5254" calcext:value-type="float">
            <text:p>511099.5254</text:p>
          </table:table-cell>
          <table:table-cell office:value-type="float" office:value="6962200.6617" calcext:value-type="float">
            <text:p>6962200.6617</text:p>
          </table:table-cell>
          <table:table-cell office:value-type="float" office:value="1.729" calcext:value-type="float">
            <text:p>1.729</text:p>
          </table:table-cell>
          <table:table-cell table:number-columns-repeated="7"/>
        </table:table-row>
        <table:table-row table:style-name="ro1">
          <table:table-cell office:value-type="float" office:value="511305.345" calcext:value-type="float">
            <text:p>511305.345</text:p>
          </table:table-cell>
          <table:table-cell office:value-type="float" office:value="6964986.329" calcext:value-type="float">
            <text:p>6964986.329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0.823" calcext:value-type="float">
            <text:p>511100.823</text:p>
          </table:table-cell>
          <table:table-cell office:value-type="float" office:value="6962200.335" calcext:value-type="float">
            <text:p>6962200.335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0.8229" calcext:value-type="float">
            <text:p>511100.8229</text:p>
          </table:table-cell>
          <table:table-cell office:value-type="float" office:value="6962200.3349" calcext:value-type="float">
            <text:p>6962200.3349</text:p>
          </table:table-cell>
          <table:table-cell office:value-type="float" office:value="1.741" calcext:value-type="float">
            <text:p>1.741</text:p>
          </table:table-cell>
          <table:table-cell table:number-columns-repeated="7"/>
        </table:table-row>
        <table:table-row table:style-name="ro1">
          <table:table-cell office:value-type="float" office:value="511305.554" calcext:value-type="float">
            <text:p>511305.554</text:p>
          </table:table-cell>
          <table:table-cell office:value-type="float" office:value="6964986.54" calcext:value-type="float">
            <text:p>6964986.54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1.032" calcext:value-type="float">
            <text:p>511101.032</text:p>
          </table:table-cell>
          <table:table-cell office:value-type="float" office:value="6962200.546" calcext:value-type="float">
            <text:p>6962200.546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1.0318" calcext:value-type="float">
            <text:p>511101.0318</text:p>
          </table:table-cell>
          <table:table-cell office:value-type="float" office:value="6962200.5458" calcext:value-type="float">
            <text:p>6962200.5458</text:p>
          </table:table-cell>
          <table:table-cell office:value-type="float" office:value="1.741" calcext:value-type="float">
            <text:p>1.741</text:p>
          </table:table-cell>
          <table:table-cell table:number-columns-repeated="7"/>
        </table:table-row>
        <table:table-row table:style-name="ro1">
          <table:table-cell office:value-type="float" office:value="511304.995" calcext:value-type="float">
            <text:p>511304.995</text:p>
          </table:table-cell>
          <table:table-cell office:value-type="float" office:value="6964987.32" calcext:value-type="float">
            <text:p>6964987.32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511100.473" calcext:value-type="float">
            <text:p>511100.473</text:p>
          </table:table-cell>
          <table:table-cell office:value-type="float" office:value="6962201.325" calcext:value-type="float">
            <text:p>6962201.325</text:p>
          </table:table-cell>
          <table:table-cell office:value-type="float" office:value="1.73" calcext:value-type="float">
            <text:p>1.73</text:p>
          </table:table-cell>
          <table:table-cell/>
          <table:table-cell office:value-type="float" office:value="511100.473" calcext:value-type="float">
            <text:p>511100.473</text:p>
          </table:table-cell>
          <table:table-cell office:value-type="float" office:value="6962201.3255" calcext:value-type="float">
            <text:p>6962201.3255</text:p>
          </table:table-cell>
          <table:table-cell office:value-type="float" office:value="1.73" calcext:value-type="float">
            <text:p>1.73</text:p>
          </table:table-cell>
          <table:table-cell table:number-columns-repeated="7"/>
        </table:table-row>
        <table:table-row table:style-name="ro1">
          <table:table-cell office:value-type="float" office:value="511305.719" calcext:value-type="float">
            <text:p>511305.719</text:p>
          </table:table-cell>
          <table:table-cell office:value-type="float" office:value="6964987.24" calcext:value-type="float">
            <text:p>6964987.24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101.197" calcext:value-type="float">
            <text:p>511101.197</text:p>
          </table:table-cell>
          <table:table-cell office:value-type="float" office:value="6962201.245" calcext:value-type="float">
            <text:p>6962201.245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511101.1967" calcext:value-type="float">
            <text:p>511101.1967</text:p>
          </table:table-cell>
          <table:table-cell office:value-type="float" office:value="6962201.2455" calcext:value-type="float">
            <text:p>6962201.2455</text:p>
          </table:table-cell>
          <table:table-cell office:value-type="float" office:value="1.742" calcext:value-type="float">
            <text:p>1.742</text:p>
          </table:table-cell>
          <table:table-cell table:number-columns-repeated="7"/>
        </table:table-row>
        <table:table-row table:style-name="ro1">
          <table:table-cell office:value-type="float" office:value="511306.401" calcext:value-type="float">
            <text:p>511306.401</text:p>
          </table:table-cell>
          <table:table-cell office:value-type="float" office:value="6964986.014" calcext:value-type="float">
            <text:p>6964986.014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1.878" calcext:value-type="float">
            <text:p>511101.878</text:p>
          </table:table-cell>
          <table:table-cell office:value-type="float" office:value="6962200.02" calcext:value-type="float">
            <text:p>6962200.02</text:p>
          </table:table-cell>
          <table:table-cell office:value-type="float" office:value="1.741" calcext:value-type="float">
            <text:p>1.741</text:p>
          </table:table-cell>
          <table:table-cell/>
          <table:table-cell office:value-type="float" office:value="511101.8785" calcext:value-type="float">
            <text:p>511101.8785</text:p>
          </table:table-cell>
          <table:table-cell office:value-type="float" office:value="6962200.02" calcext:value-type="float">
            <text:p>6962200.02</text:p>
          </table:table-cell>
          <table:table-cell office:value-type="float" office:value="1.741" calcext:value-type="float">
            <text:p>1.741</text:p>
          </table:table-cell>
          <table:table-cell table:number-columns-repeated="7"/>
        </table:table-row>
        <table:table-row table:style-name="ro1">
          <table:table-cell office:value-type="float" office:value="511306.074" calcext:value-type="float">
            <text:p>511306.074</text:p>
          </table:table-cell>
          <table:table-cell office:value-type="float" office:value="6964986.808" calcext:value-type="float">
            <text:p>6964986.808</text:p>
          </table:table-cell>
          <table:table-cell office:value-type="float" office:value="1.753" calcext:value-type="float">
            <text:p>1.753</text:p>
          </table:table-cell>
          <table:table-cell/>
          <table:table-cell office:value-type="float" office:value="511101.552" calcext:value-type="float">
            <text:p>511101.552</text:p>
          </table:table-cell>
          <table:table-cell office:value-type="float" office:value="6962200.813" calcext:value-type="float">
            <text:p>6962200.813</text:p>
          </table:table-cell>
          <table:table-cell office:value-type="float" office:value="1.753" calcext:value-type="float">
            <text:p>1.753</text:p>
          </table:table-cell>
          <table:table-cell/>
          <table:table-cell office:value-type="float" office:value="511101.5516" calcext:value-type="float">
            <text:p>511101.5516</text:p>
          </table:table-cell>
          <table:table-cell office:value-type="float" office:value="6962200.8137" calcext:value-type="float">
            <text:p>6962200.8137</text:p>
          </table:table-cell>
          <table:table-cell office:value-type="float" office:value="1.753" calcext:value-type="float">
            <text:p>1.753</text:p>
          </table:table-cell>
          <table:table-cell table:number-columns-repeated="7"/>
        </table:table-row>
        <table:table-row table:style-name="ro1">
          <table:table-cell office:value-type="float" office:value="511307.294" calcext:value-type="float">
            <text:p>511307.294</text:p>
          </table:table-cell>
          <table:table-cell office:value-type="float" office:value="6964986.295" calcext:value-type="float">
            <text:p>6964986.295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02.771" calcext:value-type="float">
            <text:p>511102.771</text:p>
          </table:table-cell>
          <table:table-cell office:value-type="float" office:value="6962200.301" calcext:value-type="float">
            <text:p>6962200.301</text:p>
          </table:table-cell>
          <table:table-cell office:value-type="float" office:value="1.751" calcext:value-type="float">
            <text:p>1.751</text:p>
          </table:table-cell>
          <table:table-cell/>
          <table:table-cell office:value-type="float" office:value="511102.7711" calcext:value-type="float">
            <text:p>511102.7711</text:p>
          </table:table-cell>
          <table:table-cell office:value-type="float" office:value="6962200.3009" calcext:value-type="float">
            <text:p>6962200.3009</text:p>
          </table:table-cell>
          <table:table-cell office:value-type="float" office:value="1.751" calcext:value-type="float">
            <text:p>1.751</text:p>
          </table:table-cell>
          <table:table-cell table:number-columns-repeated="7"/>
        </table:table-row>
        <table:table-row table:style-name="ro1">
          <table:table-cell office:value-type="float" office:value="511307.068" calcext:value-type="float">
            <text:p>511307.068</text:p>
          </table:table-cell>
          <table:table-cell office:value-type="float" office:value="6964986.508" calcext:value-type="float">
            <text:p>6964986.508</text:p>
          </table:table-cell>
          <table:table-cell office:value-type="float" office:value="1.754" calcext:value-type="float">
            <text:p>1.754</text:p>
          </table:table-cell>
          <table:table-cell/>
          <table:table-cell office:value-type="float" office:value="511102.545" calcext:value-type="float">
            <text:p>511102.545</text:p>
          </table:table-cell>
          <table:table-cell office:value-type="float" office:value="6962200.514" calcext:value-type="float">
            <text:p>6962200.514</text:p>
          </table:table-cell>
          <table:table-cell office:value-type="float" office:value="1.754" calcext:value-type="float">
            <text:p>1.754</text:p>
          </table:table-cell>
          <table:table-cell/>
          <table:table-cell office:value-type="float" office:value="511102.5452" calcext:value-type="float">
            <text:p>511102.5452</text:p>
          </table:table-cell>
          <table:table-cell office:value-type="float" office:value="6962200.5138" calcext:value-type="float">
            <text:p>6962200.5138</text:p>
          </table:table-cell>
          <table:table-cell office:value-type="float" office:value="1.754" calcext:value-type="float">
            <text:p>1.754</text:p>
          </table:table-cell>
          <table:table-cell table:number-columns-repeated="7"/>
        </table:table-row>
        <table:table-row table:style-name="ro1">
          <table:table-cell office:value-type="float" office:value="511306.284" calcext:value-type="float">
            <text:p>511306.284</text:p>
          </table:table-cell>
          <table:table-cell office:value-type="float" office:value="6964987.044" calcext:value-type="float">
            <text:p>6964987.044</text:p>
          </table:table-cell>
          <table:table-cell office:value-type="float" office:value="1.752" calcext:value-type="float">
            <text:p>1.752</text:p>
          </table:table-cell>
          <table:table-cell/>
          <table:table-cell office:value-type="float" office:value="511101.761" calcext:value-type="float">
            <text:p>511101.761</text:p>
          </table:table-cell>
          <table:table-cell office:value-type="float" office:value="6962201.049" calcext:value-type="float">
            <text:p>6962201.049</text:p>
          </table:table-cell>
          <table:table-cell office:value-type="float" office:value="1.752" calcext:value-type="float">
            <text:p>1.752</text:p>
          </table:table-cell>
          <table:table-cell/>
          <table:table-cell office:value-type="float" office:value="511101.7615" calcext:value-type="float">
            <text:p>511101.7615</text:p>
          </table:table-cell>
          <table:table-cell office:value-type="float" office:value="6962201.0496" calcext:value-type="float">
            <text:p>6962201.0496</text:p>
          </table:table-cell>
          <table:table-cell office:value-type="float" office:value="1.752" calcext:value-type="float">
            <text:p>1.752</text:p>
          </table:table-cell>
          <table:table-cell table:number-columns-repeated="7"/>
        </table:table-row>
        <table:table-row table:style-name="ro1">
          <table:table-cell office:value-type="float" office:value="511306.769" calcext:value-type="float">
            <text:p>511306.769</text:p>
          </table:table-cell>
          <table:table-cell office:value-type="float" office:value="6964987.714" calcext:value-type="float">
            <text:p>6964987.714</text:p>
          </table:table-cell>
          <table:table-cell office:value-type="float" office:value="1.748" calcext:value-type="float">
            <text:p>1.748</text:p>
          </table:table-cell>
          <table:table-cell/>
          <table:table-cell office:value-type="float" office:value="511102.246" calcext:value-type="float">
            <text:p>511102.246</text:p>
          </table:table-cell>
          <table:table-cell office:value-type="float" office:value="6962201.719" calcext:value-type="float">
            <text:p>6962201.719</text:p>
          </table:table-cell>
          <table:table-cell office:value-type="float" office:value="1.748" calcext:value-type="float">
            <text:p>1.748</text:p>
          </table:table-cell>
          <table:table-cell/>
          <table:table-cell office:value-type="float" office:value="511102.2463" calcext:value-type="float">
            <text:p>511102.2463</text:p>
          </table:table-cell>
          <table:table-cell office:value-type="float" office:value="6962201.7193" calcext:value-type="float">
            <text:p>6962201.7193</text:p>
          </table:table-cell>
          <table:table-cell office:value-type="float" office:value="1.748" calcext:value-type="float">
            <text:p>1.748</text:p>
          </table:table-cell>
          <table:table-cell table:number-columns-repeated="7"/>
        </table:table-row>
        <table:table-row table:style-name="ro1">
          <table:table-cell office:value-type="float" office:value="511307.604" calcext:value-type="float">
            <text:p>511307.604</text:p>
          </table:table-cell>
          <table:table-cell office:value-type="float" office:value="6964987.415" calcext:value-type="float">
            <text:p>6964987.415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3.081" calcext:value-type="float">
            <text:p>511103.081</text:p>
          </table:table-cell>
          <table:table-cell office:value-type="float" office:value="6962201.42" calcext:value-type="float">
            <text:p>6962201.42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3.081" calcext:value-type="float">
            <text:p>511103.081</text:p>
          </table:table-cell>
          <table:table-cell office:value-type="float" office:value="6962201.4204" calcext:value-type="float">
            <text:p>6962201.4204</text:p>
          </table:table-cell>
          <table:table-cell office:value-type="float" office:value="1.737" calcext:value-type="float">
            <text:p>1.737</text:p>
          </table:table-cell>
          <table:table-cell table:number-columns-repeated="7"/>
        </table:table-row>
        <table:table-row table:style-name="ro1">
          <table:table-cell office:value-type="float" office:value="511308.081" calcext:value-type="float">
            <text:p>511308.081</text:p>
          </table:table-cell>
          <table:table-cell office:value-type="float" office:value="6964984.071" calcext:value-type="float">
            <text:p>6964984.071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511103.558" calcext:value-type="float">
            <text:p>511103.558</text:p>
          </table:table-cell>
          <table:table-cell office:value-type="float" office:value="6962198.078" calcext:value-type="float">
            <text:p>6962198.078</text:p>
          </table:table-cell>
          <table:table-cell office:value-type="float" office:value="1.881" calcext:value-type="float">
            <text:p>1.881</text:p>
          </table:table-cell>
          <table:table-cell/>
          <table:table-cell office:value-type="float" office:value="511103.5578" calcext:value-type="float">
            <text:p>511103.5578</text:p>
          </table:table-cell>
          <table:table-cell office:value-type="float" office:value="6962198.0778" calcext:value-type="float">
            <text:p>6962198.0778</text:p>
          </table:table-cell>
          <table:table-cell office:value-type="float" office:value="1.881" calcext:value-type="float">
            <text:p>1.881</text:p>
          </table:table-cell>
          <table:table-cell table:number-columns-repeated="7"/>
        </table:table-row>
        <table:table-row table:style-name="ro1">
          <table:table-cell office:value-type="float" office:value="511308.653" calcext:value-type="float">
            <text:p>511308.653</text:p>
          </table:table-cell>
          <table:table-cell office:value-type="float" office:value="6964984.255" calcext:value-type="float">
            <text:p>6964984.255</text:p>
          </table:table-cell>
          <table:table-cell office:value-type="float" office:value="1.878" calcext:value-type="float">
            <text:p>1.878</text:p>
          </table:table-cell>
          <table:table-cell/>
          <table:table-cell office:value-type="float" office:value="511104.129" calcext:value-type="float">
            <text:p>511104.129</text:p>
          </table:table-cell>
          <table:table-cell office:value-type="float" office:value="6962198.261" calcext:value-type="float">
            <text:p>6962198.261</text:p>
          </table:table-cell>
          <table:table-cell office:value-type="float" office:value="1.878" calcext:value-type="float">
            <text:p>1.878</text:p>
          </table:table-cell>
          <table:table-cell/>
          <table:table-cell office:value-type="float" office:value="511104.1296" calcext:value-type="float">
            <text:p>511104.1296</text:p>
          </table:table-cell>
          <table:table-cell office:value-type="float" office:value="6962198.2617" calcext:value-type="float">
            <text:p>6962198.2617</text:p>
          </table:table-cell>
          <table:table-cell office:value-type="float" office:value="1.878" calcext:value-type="float">
            <text:p>1.878</text:p>
          </table:table-cell>
          <table:table-cell table:number-columns-repeated="7"/>
        </table:table-row>
        <table:table-row table:style-name="ro1">
          <table:table-cell office:value-type="float" office:value="511308.68" calcext:value-type="float">
            <text:p>511308.68</text:p>
          </table:table-cell>
          <table:table-cell office:value-type="float" office:value="6964984.789" calcext:value-type="float">
            <text:p>6964984.789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4.156" calcext:value-type="float">
            <text:p>511104.156</text:p>
          </table:table-cell>
          <table:table-cell office:value-type="float" office:value="6962198.795" calcext:value-type="float">
            <text:p>6962198.795</text:p>
          </table:table-cell>
          <table:table-cell office:value-type="float" office:value="1.737" calcext:value-type="float">
            <text:p>1.737</text:p>
          </table:table-cell>
          <table:table-cell/>
          <table:table-cell office:value-type="float" office:value="511104.1565" calcext:value-type="float">
            <text:p>511104.1565</text:p>
          </table:table-cell>
          <table:table-cell office:value-type="float" office:value="6962198.7955" calcext:value-type="float">
            <text:p>6962198.7955</text:p>
          </table:table-cell>
          <table:table-cell office:value-type="float" office:value="1.737" calcext:value-type="float">
            <text:p>1.737</text:p>
          </table:table-cell>
          <table:table-cell table:number-columns-repeated="7"/>
        </table:table-row>
        <table:table-row table:style-name="ro1">
          <table:table-cell office:value-type="float" office:value="511309.561" calcext:value-type="float">
            <text:p>511309.561</text:p>
          </table:table-cell>
          <table:table-cell office:value-type="float" office:value="6964984.083" calcext:value-type="float">
            <text:p>6964984.083</text:p>
          </table:table-cell>
          <table:table-cell office:value-type="float" office:value="1.907" calcext:value-type="float">
            <text:p>1.907</text:p>
          </table:table-cell>
          <table:table-cell/>
          <table:table-cell office:value-type="float" office:value="511105.037" calcext:value-type="float">
            <text:p>511105.037</text:p>
          </table:table-cell>
          <table:table-cell office:value-type="float" office:value="6962198.09" calcext:value-type="float">
            <text:p>6962198.09</text:p>
          </table:table-cell>
          <table:table-cell office:value-type="float" office:value="1.907" calcext:value-type="float">
            <text:p>1.907</text:p>
          </table:table-cell>
          <table:table-cell/>
          <table:table-cell office:value-type="float" office:value="511105.0372" calcext:value-type="float">
            <text:p>511105.0372</text:p>
          </table:table-cell>
          <table:table-cell office:value-type="float" office:value="6962198.0897" calcext:value-type="float">
            <text:p>6962198.0897</text:p>
          </table:table-cell>
          <table:table-cell office:value-type="float" office:value="1.907" calcext:value-type="float">
            <text:p>1.907</text:p>
          </table:table-cell>
          <table:table-cell table:number-columns-repeated="7"/>
        </table:table-row>
        <table:table-row table:style-name="ro1">
          <table:table-cell office:value-type="float" office:value="511309.577" calcext:value-type="float">
            <text:p>511309.577</text:p>
          </table:table-cell>
          <table:table-cell office:value-type="float" office:value="6964984.625" calcext:value-type="float">
            <text:p>6964984.625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5.053" calcext:value-type="float">
            <text:p>511105.053</text:p>
          </table:table-cell>
          <table:table-cell office:value-type="float" office:value="6962198.631" calcext:value-type="float">
            <text:p>6962198.631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5.0532" calcext:value-type="float">
            <text:p>511105.0532</text:p>
          </table:table-cell>
          <table:table-cell office:value-type="float" office:value="6962198.6315" calcext:value-type="float">
            <text:p>6962198.6315</text:p>
          </table:table-cell>
          <table:table-cell office:value-type="float" office:value="1.74" calcext:value-type="float">
            <text:p>1.74</text:p>
          </table:table-cell>
          <table:table-cell table:number-columns-repeated="7"/>
        </table:table-row>
        <table:table-row table:style-name="ro1">
          <table:table-cell office:value-type="float" office:value="511308.257" calcext:value-type="float">
            <text:p>511308.257</text:p>
          </table:table-cell>
          <table:table-cell office:value-type="float" office:value="6964985.428" calcext:value-type="float">
            <text:p>6964985.428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3.734" calcext:value-type="float">
            <text:p>511103.734</text:p>
          </table:table-cell>
          <table:table-cell office:value-type="float" office:value="6962199.434" calcext:value-type="float">
            <text:p>6962199.434</text:p>
          </table:table-cell>
          <table:table-cell office:value-type="float" office:value="1.74" calcext:value-type="float">
            <text:p>1.74</text:p>
          </table:table-cell>
          <table:table-cell/>
          <table:table-cell office:value-type="float" office:value="511103.7337" calcext:value-type="float">
            <text:p>511103.7337</text:p>
          </table:table-cell>
          <table:table-cell office:value-type="float" office:value="6962199.4342" calcext:value-type="float">
            <text:p>6962199.4342</text:p>
          </table:table-cell>
          <table:table-cell office:value-type="float" office:value="1.74" calcext:value-type="float">
            <text:p>1.74</text:p>
          </table:table-cell>
          <table:table-cell table:number-columns-repeated="7"/>
        </table:table-row>
        <table:table-row table:style-name="ro1">
          <table:table-cell office:value-type="float" office:value="511308.97" calcext:value-type="float">
            <text:p>511308.97</text:p>
          </table:table-cell>
          <table:table-cell office:value-type="float" office:value="6964985.705" calcext:value-type="float">
            <text:p>6964985.705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float" office:value="511104.446" calcext:value-type="float">
            <text:p>511104.446</text:p>
          </table:table-cell>
          <table:table-cell office:value-type="float" office:value="6962199.711" calcext:value-type="float">
            <text:p>6962199.711</text:p>
          </table:table-cell>
          <table:table-cell office:value-type="float" office:value="1.735" calcext:value-type="float">
            <text:p>1.735</text:p>
          </table:table-cell>
          <table:table-cell/>
          <table:table-cell office:value-type="float" office:value="511104.4464" calcext:value-type="float">
            <text:p>511104.4464</text:p>
          </table:table-cell>
          <table:table-cell office:value-type="float" office:value="6962199.7111" calcext:value-type="float">
            <text:p>6962199.7111</text:p>
          </table:table-cell>
          <table:table-cell office:value-type="float" office:value="1.735" calcext:value-type="float">
            <text:p>1.735</text:p>
          </table:table-cell>
          <table:table-cell table:number-columns-repeated="7"/>
        </table:table-row>
        <table:table-row table:style-name="ro1">
          <table:table-cell office:value-type="float" office:value="511309.972" calcext:value-type="float">
            <text:p>511309.972</text:p>
          </table:table-cell>
          <table:table-cell office:value-type="float" office:value="6964985.488" calcext:value-type="float">
            <text:p>6964985.488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511105.448" calcext:value-type="float">
            <text:p>511105.448</text:p>
          </table:table-cell>
          <table:table-cell office:value-type="float" office:value="6962199.494" calcext:value-type="float">
            <text:p>6962199.494</text:p>
          </table:table-cell>
          <table:table-cell office:value-type="float" office:value="1.71" calcext:value-type="float">
            <text:p>1.71</text:p>
          </table:table-cell>
          <table:table-cell/>
          <table:table-cell office:value-type="float" office:value="511105.448" calcext:value-type="float">
            <text:p>511105.448</text:p>
          </table:table-cell>
          <table:table-cell office:value-type="float" office:value="6962199.4942" calcext:value-type="float">
            <text:p>6962199.4942</text:p>
          </table:table-cell>
          <table:table-cell office:value-type="float" office:value="1.71" calcext:value-type="float">
            <text:p>1.71</text:p>
          </table:table-cell>
          <table:table-cell table:number-columns-repeated="7"/>
        </table:table-row>
        <table:table-row table:style-name="ro1">
          <table:table-cell office:value-type="float" office:value="511310.24" calcext:value-type="float">
            <text:p>511310.24</text:p>
          </table:table-cell>
          <table:table-cell office:value-type="float" office:value="6964984.255" calcext:value-type="float">
            <text:p>6964984.255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511105.716" calcext:value-type="float">
            <text:p>511105.716</text:p>
          </table:table-cell>
          <table:table-cell office:value-type="float" office:value="6962198.261" calcext:value-type="float">
            <text:p>6962198.261</text:p>
          </table:table-cell>
          <table:table-cell office:value-type="float" office:value="1.843" calcext:value-type="float">
            <text:p>1.843</text:p>
          </table:table-cell>
          <table:table-cell/>
          <table:table-cell office:value-type="float" office:value="511105.7159" calcext:value-type="float">
            <text:p>511105.7159</text:p>
          </table:table-cell>
          <table:table-cell office:value-type="float" office:value="6962198.2617" calcext:value-type="float">
            <text:p>6962198.2617</text:p>
          </table:table-cell>
          <table:table-cell office:value-type="float" office:value="1.843" calcext:value-type="float">
            <text:p>1.843</text:p>
          </table:table-cell>
          <table:table-cell table:number-columns-repeated="7"/>
        </table:table-row>
        <table:table-row table:style-name="ro1">
          <table:table-cell office:value-type="float" office:value="511310.262" calcext:value-type="float">
            <text:p>511310.262</text:p>
          </table:table-cell>
          <table:table-cell office:value-type="float" office:value="6964984.789" calcext:value-type="float">
            <text:p>6964984.789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105.738" calcext:value-type="float">
            <text:p>511105.738</text:p>
          </table:table-cell>
          <table:table-cell office:value-type="float" office:value="6962198.795" calcext:value-type="float">
            <text:p>6962198.795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float" office:value="511105.7379" calcext:value-type="float">
            <text:p>511105.7379</text:p>
          </table:table-cell>
          <table:table-cell office:value-type="float" office:value="6962198.7955" calcext:value-type="float">
            <text:p>6962198.7955</text:p>
          </table:table-cell>
          <table:table-cell office:value-type="float" office:value="1.725" calcext:value-type="float">
            <text:p>1.725</text:p>
          </table:table-cell>
          <table:table-cell table:number-columns-repeated="7"/>
        </table:table-row>
        <table:table-row table:style-name="ro1">
          <table:table-cell office:value-type="float" office:value="511310.542" calcext:value-type="float">
            <text:p>511310.542</text:p>
          </table:table-cell>
          <table:table-cell office:value-type="float" office:value="6964984.748" calcext:value-type="float">
            <text:p>6964984.748</text:p>
          </table:table-cell>
          <table:table-cell office:value-type="float" office:value="1.779" calcext:value-type="float">
            <text:p>1.779</text:p>
          </table:table-cell>
          <table:table-cell/>
          <table:table-cell office:value-type="float" office:value="511106.018" calcext:value-type="float">
            <text:p>511106.018</text:p>
          </table:table-cell>
          <table:table-cell office:value-type="float" office:value="6962198.754" calcext:value-type="float">
            <text:p>6962198.754</text:p>
          </table:table-cell>
          <table:table-cell office:value-type="float" office:value="1.779" calcext:value-type="float">
            <text:p>1.779</text:p>
          </table:table-cell>
          <table:table-cell/>
          <table:table-cell office:value-type="float" office:value="511106.0178" calcext:value-type="float">
            <text:p>511106.0178</text:p>
          </table:table-cell>
          <table:table-cell office:value-type="float" office:value="6962198.7545" calcext:value-type="float">
            <text:p>6962198.7545</text:p>
          </table:table-cell>
          <table:table-cell office:value-type="float" office:value="1.779" calcext:value-type="float">
            <text:p>1.779</text:p>
          </table:table-cell>
          <table:table-cell table:number-columns-repeated="7"/>
        </table:table-row>
        <table:table-row table:style-name="ro1">
          <table:table-cell office:value-type="float" office:value="511311.795" calcext:value-type="float">
            <text:p>511311.795</text:p>
          </table:table-cell>
          <table:table-cell office:value-type="float" office:value="6964984.484" calcext:value-type="float">
            <text:p>6964984.484</text:p>
          </table:table-cell>
          <table:table-cell office:value-type="float" office:value="1.661" calcext:value-type="float">
            <text:p>1.661</text:p>
          </table:table-cell>
          <table:table-cell/>
          <table:table-cell office:value-type="float" office:value="511107.27" calcext:value-type="float">
            <text:p>511107.27</text:p>
          </table:table-cell>
          <table:table-cell office:value-type="float" office:value="6962198.49" calcext:value-type="float">
            <text:p>6962198.49</text:p>
          </table:table-cell>
          <table:table-cell office:value-type="float" office:value="1.661" calcext:value-type="float">
            <text:p>1.661</text:p>
          </table:table-cell>
          <table:table-cell/>
          <table:table-cell office:value-type="float" office:value="511107.2703" calcext:value-type="float">
            <text:p>511107.2703</text:p>
          </table:table-cell>
          <table:table-cell office:value-type="float" office:value="6962198.4906" calcext:value-type="float">
            <text:p>6962198.4906</text:p>
          </table:table-cell>
          <table:table-cell office:value-type="float" office:value="1.661" calcext:value-type="float">
            <text:p>1.661</text:p>
          </table:table-cell>
          <table:table-cell table:number-columns-repeated="7"/>
        </table:table-row>
        <table:table-row table:style-name="ro1">
          <table:table-cell office:value-type="float" office:value="511311.91" calcext:value-type="float">
            <text:p>511311.91</text:p>
          </table:table-cell>
          <table:table-cell office:value-type="float" office:value="6964984.652" calcext:value-type="float">
            <text:p>6964984.652</text:p>
          </table:table-cell>
          <table:table-cell office:value-type="float" office:value="1.636" calcext:value-type="float">
            <text:p>1.636</text:p>
          </table:table-cell>
          <table:table-cell/>
          <table:table-cell office:value-type="float" office:value="511107.385" calcext:value-type="float">
            <text:p>511107.385</text:p>
          </table:table-cell>
          <table:table-cell office:value-type="float" office:value="6962198.658" calcext:value-type="float">
            <text:p>6962198.658</text:p>
          </table:table-cell>
          <table:table-cell office:value-type="float" office:value="1.636" calcext:value-type="float">
            <text:p>1.636</text:p>
          </table:table-cell>
          <table:table-cell/>
          <table:table-cell office:value-type="float" office:value="511107.3853" calcext:value-type="float">
            <text:p>511107.3853</text:p>
          </table:table-cell>
          <table:table-cell office:value-type="float" office:value="6962198.6585" calcext:value-type="float">
            <text:p>6962198.6585</text:p>
          </table:table-cell>
          <table:table-cell office:value-type="float" office:value="1.636" calcext:value-type="float">
            <text:p>1.636</text:p>
          </table:table-cell>
          <table:table-cell table:number-columns-repeated="7"/>
        </table:table-row>
        <table:table-row table:style-name="ro1">
          <table:table-cell office:value-type="float" office:value="511310.903" calcext:value-type="float">
            <text:p>511310.903</text:p>
          </table:table-cell>
          <table:table-cell office:value-type="float" office:value="6964985.044" calcext:value-type="float">
            <text:p>6964985.044</text:p>
          </table:table-cell>
          <table:table-cell office:value-type="float" office:value="1.644" calcext:value-type="float">
            <text:p>1.644</text:p>
          </table:table-cell>
          <table:table-cell/>
          <table:table-cell office:value-type="float" office:value="511106.379" calcext:value-type="float">
            <text:p>511106.379</text:p>
          </table:table-cell>
          <table:table-cell office:value-type="float" office:value="6962199.05" calcext:value-type="float">
            <text:p>6962199.05</text:p>
          </table:table-cell>
          <table:table-cell office:value-type="float" office:value="1.644" calcext:value-type="float">
            <text:p>1.644</text:p>
          </table:table-cell>
          <table:table-cell/>
          <table:table-cell office:value-type="float" office:value="511106.3787" calcext:value-type="float">
            <text:p>511106.3787</text:p>
          </table:table-cell>
          <table:table-cell office:value-type="float" office:value="6962199.0504" calcext:value-type="float">
            <text:p>6962199.0504</text:p>
          </table:table-cell>
          <table:table-cell office:value-type="float" office:value="1.644" calcext:value-type="float">
            <text:p>1.644</text:p>
          </table:table-cell>
          <table:table-cell table:number-columns-repeated="7"/>
        </table:table-row>
        <table:table-row table:style-name="ro1">
          <table:table-cell office:value-type="float" office:value="511310.48" calcext:value-type="float">
            <text:p>511310.48</text:p>
          </table:table-cell>
          <table:table-cell office:value-type="float" office:value="6964985.987" calcext:value-type="float">
            <text:p>6964985.987</text:p>
          </table:table-cell>
          <table:table-cell office:value-type="float" office:value="1.689" calcext:value-type="float">
            <text:p>1.689</text:p>
          </table:table-cell>
          <table:table-cell/>
          <table:table-cell office:value-type="float" office:value="511105.956" calcext:value-type="float">
            <text:p>511105.956</text:p>
          </table:table-cell>
          <table:table-cell office:value-type="float" office:value="6962199.993" calcext:value-type="float">
            <text:p>6962199.993</text:p>
          </table:table-cell>
          <table:table-cell office:value-type="float" office:value="1.689" calcext:value-type="float">
            <text:p>1.689</text:p>
          </table:table-cell>
          <table:table-cell/>
          <table:table-cell office:value-type="float" office:value="511105.9558" calcext:value-type="float">
            <text:p>511105.9558</text:p>
          </table:table-cell>
          <table:table-cell office:value-type="float" office:value="6962199.993" calcext:value-type="float">
            <text:p>6962199.993</text:p>
          </table:table-cell>
          <table:table-cell office:value-type="float" office:value="1.689" calcext:value-type="float">
            <text:p>1.689</text:p>
          </table:table-cell>
          <table:table-cell table:number-columns-repeated="7"/>
        </table:table-row>
        <table:table-row table:style-name="ro1">
          <table:table-cell office:value-type="float" office:value="511311.722" calcext:value-type="float">
            <text:p>511311.722</text:p>
          </table:table-cell>
          <table:table-cell office:value-type="float" office:value="6964985.336" calcext:value-type="float">
            <text:p>6964985.336</text:p>
          </table:table-cell>
          <table:table-cell office:value-type="float" office:value="1.614" calcext:value-type="float">
            <text:p>1.614</text:p>
          </table:table-cell>
          <table:table-cell/>
          <table:table-cell office:value-type="float" office:value="511107.197" calcext:value-type="float">
            <text:p>511107.197</text:p>
          </table:table-cell>
          <table:table-cell office:value-type="float" office:value="6962199.342" calcext:value-type="float">
            <text:p>6962199.342</text:p>
          </table:table-cell>
          <table:table-cell office:value-type="float" office:value="1.614" calcext:value-type="float">
            <text:p>1.614</text:p>
          </table:table-cell>
          <table:table-cell/>
          <table:table-cell office:value-type="float" office:value="511107.1973" calcext:value-type="float">
            <text:p>511107.1973</text:p>
          </table:table-cell>
          <table:table-cell office:value-type="float" office:value="6962199.3422" calcext:value-type="float">
            <text:p>6962199.3422</text:p>
          </table:table-cell>
          <table:table-cell office:value-type="float" office:value="1.614" calcext:value-type="float">
            <text:p>1.614</text:p>
          </table:table-cell>
          <table:table-cell table:number-columns-repeated="7"/>
        </table:table-row>
        <table:table-row table:style-name="ro1">
          <table:table-cell office:value-type="float" office:value="511308.29" calcext:value-type="float">
            <text:p>511308.29</text:p>
          </table:table-cell>
          <table:table-cell office:value-type="float" office:value="6964986.315" calcext:value-type="float">
            <text:p>6964986.315</text:p>
          </table:table-cell>
          <table:table-cell office:value-type="float" office:value="1.739" calcext:value-type="float">
            <text:p>1.739</text:p>
          </table:table-cell>
          <table:table-cell/>
          <table:table-cell office:value-type="float" office:value="511103.767" calcext:value-type="float">
            <text:p>511103.767</text:p>
          </table:table-cell>
          <table:table-cell office:value-type="float" office:value="6962200.321" calcext:value-type="float">
            <text:p>6962200.321</text:p>
          </table:table-cell>
          <table:table-cell office:value-type="float" office:value="1.739" calcext:value-type="float">
            <text:p>1.739</text:p>
          </table:table-cell>
          <table:table-cell/>
          <table:table-cell office:value-type="float" office:value="511103.7667" calcext:value-type="float">
            <text:p>511103.7667</text:p>
          </table:table-cell>
          <table:table-cell office:value-type="float" office:value="6962200.3209" calcext:value-type="float">
            <text:p>6962200.3209</text:p>
          </table:table-cell>
          <table:table-cell office:value-type="float" office:value="1.739" calcext:value-type="float">
            <text:p>1.739</text:p>
          </table:table-cell>
          <table:table-cell table:number-columns-repeated="7"/>
        </table:table-row>
        <table:table-row table:style-name="ro1">
          <table:table-cell office:value-type="float" office:value="511308.603" calcext:value-type="float">
            <text:p>511308.603</text:p>
          </table:table-cell>
          <table:table-cell office:value-type="float" office:value="6964986.616" calcext:value-type="float">
            <text:p>6964986.616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511104.079" calcext:value-type="float">
            <text:p>511104.079</text:p>
          </table:table-cell>
          <table:table-cell office:value-type="float" office:value="6962200.622" calcext:value-type="float">
            <text:p>6962200.622</text:p>
          </table:table-cell>
          <table:table-cell office:value-type="float" office:value="1.738" calcext:value-type="float">
            <text:p>1.738</text:p>
          </table:table-cell>
          <table:table-cell/>
          <table:table-cell office:value-type="float" office:value="511104.0796" calcext:value-type="float">
            <text:p>511104.0796</text:p>
          </table:table-cell>
          <table:table-cell office:value-type="float" office:value="6962200.6217" calcext:value-type="float">
            <text:p>6962200.6217</text:p>
          </table:table-cell>
          <table:table-cell office:value-type="float" office:value="1.738" calcext:value-type="float">
            <text:p>1.738</text:p>
          </table:table-cell>
          <table:table-cell table:number-columns-repeated="7"/>
        </table:table-row>
        <table:table-row table:style-name="ro1">
          <table:table-cell office:value-type="float" office:value="511309.826" calcext:value-type="float">
            <text:p>511309.826</text:p>
          </table:table-cell>
          <table:table-cell office:value-type="float" office:value="6964986.352" calcext:value-type="float">
            <text:p>6964986.352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105.302" calcext:value-type="float">
            <text:p>511105.302</text:p>
          </table:table-cell>
          <table:table-cell office:value-type="float" office:value="6962200.358" calcext:value-type="float">
            <text:p>6962200.358</text:p>
          </table:table-cell>
          <table:table-cell office:value-type="float" office:value="1.719" calcext:value-type="float">
            <text:p>1.719</text:p>
          </table:table-cell>
          <table:table-cell/>
          <table:table-cell office:value-type="float" office:value="511105.3021" calcext:value-type="float">
            <text:p>511105.3021</text:p>
          </table:table-cell>
          <table:table-cell office:value-type="float" office:value="6962200.3578" calcext:value-type="float">
            <text:p>6962200.3578</text:p>
          </table:table-cell>
          <table:table-cell office:value-type="float" office:value="1.719" calcext:value-type="float">
            <text:p>1.719</text:p>
          </table:table-cell>
          <table:table-cell table:number-columns-repeated="7"/>
        </table:table-row>
        <table:table-row table:style-name="ro1">
          <table:table-cell office:value-type="float" office:value="511309.935" calcext:value-type="float">
            <text:p>511309.935</text:p>
          </table:table-cell>
          <table:table-cell office:value-type="float" office:value="6964986.972" calcext:value-type="float">
            <text:p>6964986.972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105.411" calcext:value-type="float">
            <text:p>511105.411</text:p>
          </table:table-cell>
          <table:table-cell office:value-type="float" office:value="6962200.977" calcext:value-type="float">
            <text:p>6962200.977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105.4111" calcext:value-type="float">
            <text:p>511105.4111</text:p>
          </table:table-cell>
          <table:table-cell office:value-type="float" office:value="6962200.9776" calcext:value-type="float">
            <text:p>6962200.9776</text:p>
          </table:table-cell>
          <table:table-cell office:value-type="float" office:value="1.715" calcext:value-type="float">
            <text:p>1.715</text:p>
          </table:table-cell>
          <table:table-cell table:number-columns-repeated="7"/>
        </table:table-row>
        <table:table-row table:style-name="ro1">
          <table:table-cell office:value-type="float" office:value="511308.224" calcext:value-type="float">
            <text:p>511308.224</text:p>
          </table:table-cell>
          <table:table-cell office:value-type="float" office:value="6964987.505" calcext:value-type="float">
            <text:p>6964987.505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511103.701" calcext:value-type="float">
            <text:p>511103.701</text:p>
          </table:table-cell>
          <table:table-cell office:value-type="float" office:value="6962201.51" calcext:value-type="float">
            <text:p>6962201.51</text:p>
          </table:table-cell>
          <table:table-cell office:value-type="float" office:value="1.723" calcext:value-type="float">
            <text:p>1.723</text:p>
          </table:table-cell>
          <table:table-cell/>
          <table:table-cell office:value-type="float" office:value="511103.7007" calcext:value-type="float">
            <text:p>511103.7007</text:p>
          </table:table-cell>
          <table:table-cell office:value-type="float" office:value="6962201.5104" calcext:value-type="float">
            <text:p>6962201.5104</text:p>
          </table:table-cell>
          <table:table-cell office:value-type="float" office:value="1.723" calcext:value-type="float">
            <text:p>1.723</text:p>
          </table:table-cell>
          <table:table-cell table:number-columns-repeated="7"/>
        </table:table-row>
        <table:table-row table:style-name="ro1">
          <table:table-cell office:value-type="float" office:value="511309.407" calcext:value-type="float">
            <text:p>511309.407</text:p>
          </table:table-cell>
          <table:table-cell office:value-type="float" office:value="6964987.189" calcext:value-type="float">
            <text:p>6964987.189</text:p>
          </table:table-cell>
          <table:table-cell office:value-type="float" office:value="1.716" calcext:value-type="float">
            <text:p>1.716</text:p>
          </table:table-cell>
          <table:table-cell/>
          <table:table-cell office:value-type="float" office:value="511104.883" calcext:value-type="float">
            <text:p>511104.883</text:p>
          </table:table-cell>
          <table:table-cell office:value-type="float" office:value="6962201.194" calcext:value-type="float">
            <text:p>6962201.194</text:p>
          </table:table-cell>
          <table:table-cell office:value-type="float" office:value="1.716" calcext:value-type="float">
            <text:p>1.716</text:p>
          </table:table-cell>
          <table:table-cell/>
          <table:table-cell office:value-type="float" office:value="511104.8833" calcext:value-type="float">
            <text:p>511104.8833</text:p>
          </table:table-cell>
          <table:table-cell office:value-type="float" office:value="6962201.1945" calcext:value-type="float">
            <text:p>6962201.1945</text:p>
          </table:table-cell>
          <table:table-cell office:value-type="float" office:value="1.716" calcext:value-type="float">
            <text:p>1.716</text:p>
          </table:table-cell>
          <table:table-cell table:number-columns-repeated="7"/>
        </table:table-row>
        <table:table-row table:style-name="ro1">
          <table:table-cell office:value-type="float" office:value="511309.159" calcext:value-type="float">
            <text:p>511309.159</text:p>
          </table:table-cell>
          <table:table-cell office:value-type="float" office:value="6964987.827" calcext:value-type="float">
            <text:p>6964987.827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104.635" calcext:value-type="float">
            <text:p>511104.635</text:p>
          </table:table-cell>
          <table:table-cell office:value-type="float" office:value="6962201.832" calcext:value-type="float">
            <text:p>6962201.832</text:p>
          </table:table-cell>
          <table:table-cell office:value-type="float" office:value="1.721" calcext:value-type="float">
            <text:p>1.721</text:p>
          </table:table-cell>
          <table:table-cell/>
          <table:table-cell office:value-type="float" office:value="511104.6354" calcext:value-type="float">
            <text:p>511104.6354</text:p>
          </table:table-cell>
          <table:table-cell office:value-type="float" office:value="6962201.8323" calcext:value-type="float">
            <text:p>6962201.8323</text:p>
          </table:table-cell>
          <table:table-cell office:value-type="float" office:value="1.721" calcext:value-type="float">
            <text:p>1.721</text:p>
          </table:table-cell>
          <table:table-cell table:number-columns-repeated="7"/>
        </table:table-row>
        <table:table-row table:style-name="ro1">
          <table:table-cell office:value-type="float" office:value="511310.18" calcext:value-type="float">
            <text:p>511310.18</text:p>
          </table:table-cell>
          <table:table-cell office:value-type="float" office:value="6964986.435" calcext:value-type="float">
            <text:p>6964986.435</text:p>
          </table:table-cell>
          <table:table-cell office:value-type="float" office:value="1.704" calcext:value-type="float">
            <text:p>1.704</text:p>
          </table:table-cell>
          <table:table-cell/>
          <table:table-cell office:value-type="float" office:value="511105.656" calcext:value-type="float">
            <text:p>511105.656</text:p>
          </table:table-cell>
          <table:table-cell office:value-type="float" office:value="6962200.441" calcext:value-type="float">
            <text:p>6962200.441</text:p>
          </table:table-cell>
          <table:table-cell office:value-type="float" office:value="1.704" calcext:value-type="float">
            <text:p>1.704</text:p>
          </table:table-cell>
          <table:table-cell/>
          <table:table-cell office:value-type="float" office:value="511105.656" calcext:value-type="float">
            <text:p>511105.656</text:p>
          </table:table-cell>
          <table:table-cell office:value-type="float" office:value="6962200.4408" calcext:value-type="float">
            <text:p>6962200.4408</text:p>
          </table:table-cell>
          <table:table-cell office:value-type="float" office:value="1.704" calcext:value-type="float">
            <text:p>1.704</text:p>
          </table:table-cell>
          <table:table-cell table:number-columns-repeated="7"/>
        </table:table-row>
        <table:table-row table:style-name="ro1">
          <table:table-cell office:value-type="float" office:value="511310.462" calcext:value-type="float">
            <text:p>511310.462</text:p>
          </table:table-cell>
          <table:table-cell office:value-type="float" office:value="6964986.608" calcext:value-type="float">
            <text:p>6964986.608</text:p>
          </table:table-cell>
          <table:table-cell office:value-type="float" office:value="1.709" calcext:value-type="float">
            <text:p>1.709</text:p>
          </table:table-cell>
          <table:table-cell/>
          <table:table-cell office:value-type="float" office:value="511105.938" calcext:value-type="float">
            <text:p>511105.938</text:p>
          </table:table-cell>
          <table:table-cell office:value-type="float" office:value="6962200.614" calcext:value-type="float">
            <text:p>6962200.614</text:p>
          </table:table-cell>
          <table:table-cell office:value-type="float" office:value="1.709" calcext:value-type="float">
            <text:p>1.709</text:p>
          </table:table-cell>
          <table:table-cell/>
          <table:table-cell office:value-type="float" office:value="511105.9378" calcext:value-type="float">
            <text:p>511105.9378</text:p>
          </table:table-cell>
          <table:table-cell office:value-type="float" office:value="6962200.6137" calcext:value-type="float">
            <text:p>6962200.6137</text:p>
          </table:table-cell>
          <table:table-cell office:value-type="float" office:value="1.709" calcext:value-type="float">
            <text:p>1.709</text:p>
          </table:table-cell>
          <table:table-cell table:number-columns-repeated="7"/>
        </table:table-row>
        <table:table-row table:style-name="ro1">
          <table:table-cell office:value-type="float" office:value="511311.111" calcext:value-type="float">
            <text:p>511311.111</text:p>
          </table:table-cell>
          <table:table-cell office:value-type="float" office:value="6964986.241" calcext:value-type="float">
            <text:p>6964986.241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float" office:value="511106.586" calcext:value-type="float">
            <text:p>511106.586</text:p>
          </table:table-cell>
          <table:table-cell office:value-type="float" office:value="6962200.247" calcext:value-type="float">
            <text:p>6962200.247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float" office:value="511106.5866" calcext:value-type="float">
            <text:p>511106.5866</text:p>
          </table:table-cell>
          <table:table-cell office:value-type="float" office:value="6962200.2469" calcext:value-type="float">
            <text:p>6962200.2469</text:p>
          </table:table-cell>
          <table:table-cell office:value-type="float" office:value="1.647" calcext:value-type="float">
            <text:p>1.647</text:p>
          </table:table-cell>
          <table:table-cell table:number-columns-repeated="7"/>
        </table:table-row>
        <table:table-row table:style-name="ro1">
          <table:table-cell office:value-type="float" office:value="511311.456" calcext:value-type="float">
            <text:p>511311.456</text:p>
          </table:table-cell>
          <table:table-cell office:value-type="float" office:value="6964986.921" calcext:value-type="float">
            <text:p>6964986.921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511106.931" calcext:value-type="float">
            <text:p>511106.931</text:p>
          </table:table-cell>
          <table:table-cell office:value-type="float" office:value="6962200.926" calcext:value-type="float">
            <text:p>6962200.926</text:p>
          </table:table-cell>
          <table:table-cell office:value-type="float" office:value="1.605" calcext:value-type="float">
            <text:p>1.605</text:p>
          </table:table-cell>
          <table:table-cell/>
          <table:table-cell office:value-type="float" office:value="511106.9315" calcext:value-type="float">
            <text:p>511106.9315</text:p>
          </table:table-cell>
          <table:table-cell office:value-type="float" office:value="6962200.9266" calcext:value-type="float">
            <text:p>6962200.9266</text:p>
          </table:table-cell>
          <table:table-cell office:value-type="float" office:value="1.605" calcext:value-type="float">
            <text:p>1.605</text:p>
          </table:table-cell>
          <table:table-cell table:number-columns-repeated="7"/>
        </table:table-row>
        <table:table-row table:style-name="ro1">
          <table:table-cell office:value-type="float" office:value="511310.507" calcext:value-type="float">
            <text:p>511310.507</text:p>
          </table:table-cell>
          <table:table-cell office:value-type="float" office:value="6964987.02" calcext:value-type="float">
            <text:p>6964987.02</text:p>
          </table:table-cell>
          <table:table-cell office:value-type="float" office:value="1.703" calcext:value-type="float">
            <text:p>1.703</text:p>
          </table:table-cell>
          <table:table-cell/>
          <table:table-cell office:value-type="float" office:value="511105.983" calcext:value-type="float">
            <text:p>511105.983</text:p>
          </table:table-cell>
          <table:table-cell office:value-type="float" office:value="6962201.025" calcext:value-type="float">
            <text:p>6962201.025</text:p>
          </table:table-cell>
          <table:table-cell office:value-type="float" office:value="1.703" calcext:value-type="float">
            <text:p>1.703</text:p>
          </table:table-cell>
          <table:table-cell/>
          <table:table-cell office:value-type="float" office:value="511105.9828" calcext:value-type="float">
            <text:p>511105.9828</text:p>
          </table:table-cell>
          <table:table-cell office:value-type="float" office:value="6962201.0256" calcext:value-type="float">
            <text:p>6962201.0256</text:p>
          </table:table-cell>
          <table:table-cell office:value-type="float" office:value="1.703" calcext:value-type="float">
            <text:p>1.703</text:p>
          </table:table-cell>
          <table:table-cell table:number-columns-repeated="7"/>
        </table:table-row>
        <table:table-row table:style-name="ro1">
          <table:table-cell office:value-type="float" office:value="511310.657" calcext:value-type="float">
            <text:p>511310.657</text:p>
          </table:table-cell>
          <table:table-cell office:value-type="float" office:value="6964987.726" calcext:value-type="float">
            <text:p>6964987.726</text:p>
          </table:table-cell>
          <table:table-cell office:value-type="float" office:value="1.678" calcext:value-type="float">
            <text:p>1.678</text:p>
          </table:table-cell>
          <table:table-cell/>
          <table:table-cell office:value-type="float" office:value="511106.133" calcext:value-type="float">
            <text:p>511106.133</text:p>
          </table:table-cell>
          <table:table-cell office:value-type="float" office:value="6962201.731" calcext:value-type="float">
            <text:p>6962201.731</text:p>
          </table:table-cell>
          <table:table-cell office:value-type="float" office:value="1.678" calcext:value-type="float">
            <text:p>1.678</text:p>
          </table:table-cell>
          <table:table-cell/>
          <table:table-cell office:value-type="float" office:value="511106.1328" calcext:value-type="float">
            <text:p>511106.1328</text:p>
          </table:table-cell>
          <table:table-cell office:value-type="float" office:value="6962201.7313" calcext:value-type="float">
            <text:p>6962201.7313</text:p>
          </table:table-cell>
          <table:table-cell office:value-type="float" office:value="1.678" calcext:value-type="float">
            <text:p>1.678</text:p>
          </table:table-cell>
          <table:table-cell table:number-columns-repeated="7"/>
        </table:table-row>
        <table:table-row table:style-name="ro1">
          <table:table-cell office:value-type="float" office:value="511311.975" calcext:value-type="float">
            <text:p>511311.975</text:p>
          </table:table-cell>
          <table:table-cell office:value-type="float" office:value="6964987.059" calcext:value-type="float">
            <text:p>6964987.059</text:p>
          </table:table-cell>
          <table:table-cell office:value-type="float" office:value="1.588" calcext:value-type="float">
            <text:p>1.588</text:p>
          </table:table-cell>
          <table:table-cell/>
          <table:table-cell office:value-type="float" office:value="511107.45" calcext:value-type="float">
            <text:p>511107.45</text:p>
          </table:table-cell>
          <table:table-cell office:value-type="float" office:value="6962201.064" calcext:value-type="float">
            <text:p>6962201.064</text:p>
          </table:table-cell>
          <table:table-cell office:value-type="float" office:value="1.588" calcext:value-type="float">
            <text:p>1.588</text:p>
          </table:table-cell>
          <table:table-cell/>
          <table:table-cell office:value-type="float" office:value="511107.4502" calcext:value-type="float">
            <text:p>511107.4502</text:p>
          </table:table-cell>
          <table:table-cell office:value-type="float" office:value="6962201.0646" calcext:value-type="float">
            <text:p>6962201.0646</text:p>
          </table:table-cell>
          <table:table-cell office:value-type="float" office:value="1.588" calcext:value-type="float">
            <text:p>1.588</text:p>
          </table:table-cell>
          <table:table-cell table:number-columns-repeated="7"/>
        </table:table-row>
        <table:table-row table:style-name="ro1">
          <table:table-cell office:value-type="float" office:value="511311.684" calcext:value-type="float">
            <text:p>511311.684</text:p>
          </table:table-cell>
          <table:table-cell office:value-type="float" office:value="6964987.912" calcext:value-type="float">
            <text:p>6964987.912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float" office:value="511107.159" calcext:value-type="float">
            <text:p>511107.159</text:p>
          </table:table-cell>
          <table:table-cell office:value-type="float" office:value="6962201.917" calcext:value-type="float">
            <text:p>6962201.917</text:p>
          </table:table-cell>
          <table:table-cell office:value-type="float" office:value="1.619" calcext:value-type="float">
            <text:p>1.619</text:p>
          </table:table-cell>
          <table:table-cell/>
          <table:table-cell office:value-type="float" office:value="511107.1594" calcext:value-type="float">
            <text:p>511107.1594</text:p>
          </table:table-cell>
          <table:table-cell office:value-type="float" office:value="6962201.9172" calcext:value-type="float">
            <text:p>6962201.9172</text:p>
          </table:table-cell>
          <table:table-cell office:value-type="float" office:value="1.619" calcext:value-type="float">
            <text:p>1.619</text:p>
          </table:table-cell>
          <table:table-cell table:number-columns-repeated="7"/>
        </table:table-row>
        <table:table-row table:style-name="ro1">
          <table:table-cell office:value-type="float" office:value="511305.345" calcext:value-type="float">
            <text:p>511305.345</text:p>
          </table:table-cell>
          <table:table-cell office:value-type="float" office:value="6964988.07" calcext:value-type="float">
            <text:p>6964988.07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100.823" calcext:value-type="float">
            <text:p>511100.823</text:p>
          </table:table-cell>
          <table:table-cell office:value-type="float" office:value="6962202.075" calcext:value-type="float">
            <text:p>6962202.075</text:p>
          </table:table-cell>
          <table:table-cell office:value-type="float" office:value="1.726" calcext:value-type="float">
            <text:p>1.726</text:p>
          </table:table-cell>
          <table:table-cell/>
          <table:table-cell office:value-type="float" office:value="511100.8229" calcext:value-type="float">
            <text:p>511100.8229</text:p>
          </table:table-cell>
          <table:table-cell office:value-type="float" office:value="6962202.0752" calcext:value-type="float">
            <text:p>6962202.0752</text:p>
          </table:table-cell>
          <table:table-cell office:value-type="float" office:value="1.726" calcext:value-type="float">
            <text:p>1.726</text:p>
          </table:table-cell>
          <table:table-cell table:number-columns-repeated="7"/>
        </table:table-row>
        <table:table-row table:style-name="ro1">
          <table:table-cell office:value-type="float" office:value="511304.597" calcext:value-type="float">
            <text:p>511304.597</text:p>
          </table:table-cell>
          <table:table-cell office:value-type="float" office:value="6964989.291" calcext:value-type="float">
            <text:p>6964989.291</text:p>
          </table:table-cell>
          <table:table-cell office:value-type="float" office:value="1.667" calcext:value-type="float">
            <text:p>1.667</text:p>
          </table:table-cell>
          <table:table-cell/>
          <table:table-cell office:value-type="float" office:value="511100.075" calcext:value-type="float">
            <text:p>511100.075</text:p>
          </table:table-cell>
          <table:table-cell office:value-type="float" office:value="6962203.295" calcext:value-type="float">
            <text:p>6962203.295</text:p>
          </table:table-cell>
          <table:table-cell office:value-type="float" office:value="1.667" calcext:value-type="float">
            <text:p>1.667</text:p>
          </table:table-cell>
          <table:table-cell/>
          <table:table-cell office:value-type="float" office:value="511100.0752" calcext:value-type="float">
            <text:p>511100.0752</text:p>
          </table:table-cell>
          <table:table-cell office:value-type="float" office:value="6962203.2957" calcext:value-type="float">
            <text:p>6962203.2957</text:p>
          </table:table-cell>
          <table:table-cell office:value-type="float" office:value="1.667" calcext:value-type="float">
            <text:p>1.667</text:p>
          </table:table-cell>
          <table:table-cell table:number-columns-repeated="7"/>
        </table:table-row>
        <table:table-row table:style-name="ro1">
          <table:table-cell office:value-type="float" office:value="511306.378" calcext:value-type="float">
            <text:p>511306.378</text:p>
          </table:table-cell>
          <table:table-cell office:value-type="float" office:value="6964988.083" calcext:value-type="float">
            <text:p>6964988.083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float" office:value="511101.855" calcext:value-type="float">
            <text:p>511101.855</text:p>
          </table:table-cell>
          <table:table-cell office:value-type="float" office:value="6962202.088" calcext:value-type="float">
            <text:p>6962202.088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float" office:value="511101.8555" calcext:value-type="float">
            <text:p>511101.8555</text:p>
          </table:table-cell>
          <table:table-cell office:value-type="float" office:value="6962202.0882" calcext:value-type="float">
            <text:p>6962202.0882</text:p>
          </table:table-cell>
          <table:table-cell office:value-type="float" office:value="1.745" calcext:value-type="float">
            <text:p>1.745</text:p>
          </table:table-cell>
          <table:table-cell table:number-columns-repeated="7"/>
        </table:table-row>
        <table:table-row table:style-name="ro1">
          <table:table-cell office:value-type="float" office:value="511307.479" calcext:value-type="float">
            <text:p>511307.479</text:p>
          </table:table-cell>
          <table:table-cell office:value-type="float" office:value="6964988.082" calcext:value-type="float">
            <text:p>6964988.082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102.956" calcext:value-type="float">
            <text:p>511102.956</text:p>
          </table:table-cell>
          <table:table-cell office:value-type="float" office:value="6962202.087" calcext:value-type="float">
            <text:p>6962202.087</text:p>
          </table:table-cell>
          <table:table-cell office:value-type="float" office:value="1.727" calcext:value-type="float">
            <text:p>1.727</text:p>
          </table:table-cell>
          <table:table-cell/>
          <table:table-cell office:value-type="float" office:value="511102.956" calcext:value-type="float">
            <text:p>511102.956</text:p>
          </table:table-cell>
          <table:table-cell office:value-type="float" office:value="6962202.0872" calcext:value-type="float">
            <text:p>6962202.0872</text:p>
          </table:table-cell>
          <table:table-cell office:value-type="float" office:value="1.727" calcext:value-type="float">
            <text:p>1.727</text:p>
          </table:table-cell>
          <table:table-cell table:number-columns-repeated="7"/>
        </table:table-row>
        <table:table-row table:style-name="ro1">
          <table:table-cell office:value-type="float" office:value="511306.357" calcext:value-type="float">
            <text:p>511306.357</text:p>
          </table:table-cell>
          <table:table-cell office:value-type="float" office:value="6964989.026" calcext:value-type="float">
            <text:p>6964989.026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101.834" calcext:value-type="float">
            <text:p>511101.834</text:p>
          </table:table-cell>
          <table:table-cell office:value-type="float" office:value="6962203.031" calcext:value-type="float">
            <text:p>6962203.031</text:p>
          </table:table-cell>
          <table:table-cell office:value-type="float" office:value="1.715" calcext:value-type="float">
            <text:p>1.715</text:p>
          </table:table-cell>
          <table:table-cell/>
          <table:table-cell office:value-type="float" office:value="511101.8345" calcext:value-type="float">
            <text:p>511101.8345</text:p>
          </table:table-cell>
          <table:table-cell office:value-type="float" office:value="6962203.0308" calcext:value-type="float">
            <text:p>6962203.0308</text:p>
          </table:table-cell>
          <table:table-cell office:value-type="float" office:value="1.715" calcext:value-type="float">
            <text:p>1.715</text:p>
          </table:table-cell>
          <table:table-cell table:number-columns-repeated="7"/>
        </table:table-row>
        <table:table-row table:style-name="ro1">
          <table:table-cell office:value-type="float" office:value="511307.25" calcext:value-type="float">
            <text:p>511307.25</text:p>
          </table:table-cell>
          <table:table-cell office:value-type="float" office:value="6964989.647" calcext:value-type="float">
            <text:p>6964989.647</text:p>
          </table:table-cell>
          <table:table-cell office:value-type="float" office:value="1.679" calcext:value-type="float">
            <text:p>1.679</text:p>
          </table:table-cell>
          <table:table-cell/>
          <table:table-cell office:value-type="float" office:value="511102.727" calcext:value-type="float">
            <text:p>511102.727</text:p>
          </table:table-cell>
          <table:table-cell office:value-type="float" office:value="6962203.651" calcext:value-type="float">
            <text:p>6962203.651</text:p>
          </table:table-cell>
          <table:table-cell office:value-type="float" office:value="1.679" calcext:value-type="float">
            <text:p>1.679</text:p>
          </table:table-cell>
          <table:table-cell/>
          <table:table-cell office:value-type="float" office:value="511102.7271" calcext:value-type="float">
            <text:p>511102.7271</text:p>
          </table:table-cell>
          <table:table-cell office:value-type="float" office:value="6962203.6515" calcext:value-type="float">
            <text:p>6962203.6515</text:p>
          </table:table-cell>
          <table:table-cell office:value-type="float" office:value="1.679" calcext:value-type="float">
            <text:p>1.679</text:p>
          </table:table-cell>
          <table:table-cell table:number-columns-repeated="7"/>
        </table:table-row>
        <table:table-row table:style-name="ro1">
          <table:table-cell office:value-type="float" office:value="511305.169" calcext:value-type="float">
            <text:p>511305.169</text:p>
          </table:table-cell>
          <table:table-cell office:value-type="float" office:value="6964990.643" calcext:value-type="float">
            <text:p>6964990.643</text:p>
          </table:table-cell>
          <table:table-cell office:value-type="float" office:value="1.621" calcext:value-type="float">
            <text:p>1.621</text:p>
          </table:table-cell>
          <table:table-cell/>
          <table:table-cell office:value-type="float" office:value="511100.647" calcext:value-type="float">
            <text:p>511100.647</text:p>
          </table:table-cell>
          <table:table-cell office:value-type="float" office:value="6962204.647" calcext:value-type="float">
            <text:p>6962204.647</text:p>
          </table:table-cell>
          <table:table-cell office:value-type="float" office:value="1.621" calcext:value-type="float">
            <text:p>1.621</text:p>
          </table:table-cell>
          <table:table-cell/>
          <table:table-cell office:value-type="float" office:value="511100.647" calcext:value-type="float">
            <text:p>511100.647</text:p>
          </table:table-cell>
          <table:table-cell office:value-type="float" office:value="6962204.6472" calcext:value-type="float">
            <text:p>6962204.6472</text:p>
          </table:table-cell>
          <table:table-cell office:value-type="float" office:value="1.621" calcext:value-type="float">
            <text:p>1.621</text:p>
          </table:table-cell>
          <table:table-cell table:number-columns-repeated="7"/>
        </table:table-row>
        <table:table-row table:style-name="ro1">
          <table:table-cell office:value-type="float" office:value="511306.24" calcext:value-type="float">
            <text:p>511306.24</text:p>
          </table:table-cell>
          <table:table-cell office:value-type="float" office:value="6964990.016" calcext:value-type="float">
            <text:p>6964990.016</text:p>
          </table:table-cell>
          <table:table-cell office:value-type="float" office:value="1.663" calcext:value-type="float">
            <text:p>1.663</text:p>
          </table:table-cell>
          <table:table-cell/>
          <table:table-cell office:value-type="float" office:value="511101.717" calcext:value-type="float">
            <text:p>511101.717</text:p>
          </table:table-cell>
          <table:table-cell office:value-type="float" office:value="6962204.02" calcext:value-type="float">
            <text:p>6962204.02</text:p>
          </table:table-cell>
          <table:table-cell office:value-type="float" office:value="1.663" calcext:value-type="float">
            <text:p>1.663</text:p>
          </table:table-cell>
          <table:table-cell/>
          <table:table-cell office:value-type="float" office:value="511101.7175" calcext:value-type="float">
            <text:p>511101.7175</text:p>
          </table:table-cell>
          <table:table-cell office:value-type="float" office:value="6962204.0204" calcext:value-type="float">
            <text:p>6962204.0204</text:p>
          </table:table-cell>
          <table:table-cell office:value-type="float" office:value="1.663" calcext:value-type="float">
            <text:p>1.663</text:p>
          </table:table-cell>
          <table:table-cell table:number-columns-repeated="7"/>
        </table:table-row>
        <table:table-row table:style-name="ro1">
          <table:table-cell office:value-type="float" office:value="511306.327" calcext:value-type="float">
            <text:p>511306.327</text:p>
          </table:table-cell>
          <table:table-cell office:value-type="float" office:value="6964991.172" calcext:value-type="float">
            <text:p>6964991.172</text:p>
          </table:table-cell>
          <table:table-cell office:value-type="float" office:value="1.634" calcext:value-type="float">
            <text:p>1.634</text:p>
          </table:table-cell>
          <table:table-cell/>
          <table:table-cell office:value-type="float" office:value="511101.804" calcext:value-type="float">
            <text:p>511101.804</text:p>
          </table:table-cell>
          <table:table-cell office:value-type="float" office:value="6962205.176" calcext:value-type="float">
            <text:p>6962205.176</text:p>
          </table:table-cell>
          <table:table-cell office:value-type="float" office:value="1.634" calcext:value-type="float">
            <text:p>1.634</text:p>
          </table:table-cell>
          <table:table-cell/>
          <table:table-cell office:value-type="float" office:value="511101.8045" calcext:value-type="float">
            <text:p>511101.8045</text:p>
          </table:table-cell>
          <table:table-cell office:value-type="float" office:value="6962205.1759" calcext:value-type="float">
            <text:p>6962205.1759</text:p>
          </table:table-cell>
          <table:table-cell office:value-type="float" office:value="1.634" calcext:value-type="float">
            <text:p>1.634</text:p>
          </table:table-cell>
          <table:table-cell table:number-columns-repeated="7"/>
        </table:table-row>
        <table:table-row table:style-name="ro1">
          <table:table-cell office:value-type="float" office:value="511308.373" calcext:value-type="float">
            <text:p>511308.373</text:p>
          </table:table-cell>
          <table:table-cell office:value-type="float" office:value="6964988.457" calcext:value-type="float">
            <text:p>6964988.457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103.85" calcext:value-type="float">
            <text:p>511103.85</text:p>
          </table:table-cell>
          <table:table-cell office:value-type="float" office:value="6962202.462" calcext:value-type="float">
            <text:p>6962202.462</text:p>
          </table:table-cell>
          <table:table-cell office:value-type="float" office:value="1.705" calcext:value-type="float">
            <text:p>1.705</text:p>
          </table:table-cell>
          <table:table-cell/>
          <table:table-cell office:value-type="float" office:value="511103.8497" calcext:value-type="float">
            <text:p>511103.8497</text:p>
          </table:table-cell>
          <table:table-cell office:value-type="float" office:value="6962202.462" calcext:value-type="float">
            <text:p>6962202.462</text:p>
          </table:table-cell>
          <table:table-cell office:value-type="float" office:value="1.705" calcext:value-type="float">
            <text:p>1.705</text:p>
          </table:table-cell>
          <table:table-cell table:number-columns-repeated="7"/>
        </table:table-row>
        <table:table-row table:style-name="ro1">
          <table:table-cell office:value-type="float" office:value="511309.069" calcext:value-type="float">
            <text:p>511309.069</text:p>
          </table:table-cell>
          <table:table-cell office:value-type="float" office:value="6964988.312" calcext:value-type="float">
            <text:p>6964988.312</text:p>
          </table:table-cell>
          <table:table-cell office:value-type="float" office:value="1.706" calcext:value-type="float">
            <text:p>1.706</text:p>
          </table:table-cell>
          <table:table-cell/>
          <table:table-cell office:value-type="float" office:value="511104.545" calcext:value-type="float">
            <text:p>511104.545</text:p>
          </table:table-cell>
          <table:table-cell office:value-type="float" office:value="6962202.317" calcext:value-type="float">
            <text:p>6962202.317</text:p>
          </table:table-cell>
          <table:table-cell office:value-type="float" office:value="1.706" calcext:value-type="float">
            <text:p>1.706</text:p>
          </table:table-cell>
          <table:table-cell/>
          <table:table-cell office:value-type="float" office:value="511104.5454" calcext:value-type="float">
            <text:p>511104.5454</text:p>
          </table:table-cell>
          <table:table-cell office:value-type="float" office:value="6962202.3171" calcext:value-type="float">
            <text:p>6962202.3171</text:p>
          </table:table-cell>
          <table:table-cell office:value-type="float" office:value="1.706" calcext:value-type="float">
            <text:p>1.706</text:p>
          </table:table-cell>
          <table:table-cell table:number-columns-repeated="7"/>
        </table:table-row>
        <table:table-row table:style-name="ro1">
          <table:table-cell office:value-type="float" office:value="511308.187" calcext:value-type="float">
            <text:p>511308.187</text:p>
          </table:table-cell>
          <table:table-cell office:value-type="float" office:value="6964989.221" calcext:value-type="float">
            <text:p>6964989.221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103.664" calcext:value-type="float">
            <text:p>511103.664</text:p>
          </table:table-cell>
          <table:table-cell office:value-type="float" office:value="6962203.225" calcext:value-type="float">
            <text:p>6962203.225</text:p>
          </table:table-cell>
          <table:table-cell office:value-type="float" office:value="1.681" calcext:value-type="float">
            <text:p>1.681</text:p>
          </table:table-cell>
          <table:table-cell/>
          <table:table-cell office:value-type="float" office:value="511103.6638" calcext:value-type="float">
            <text:p>511103.6638</text:p>
          </table:table-cell>
          <table:table-cell office:value-type="float" office:value="6962203.2257" calcext:value-type="float">
            <text:p>6962203.2257</text:p>
          </table:table-cell>
          <table:table-cell office:value-type="float" office:value="1.681" calcext:value-type="float">
            <text:p>1.681</text:p>
          </table:table-cell>
          <table:table-cell table:number-columns-repeated="7"/>
        </table:table-row>
        <table:table-row table:style-name="ro1">
          <table:table-cell office:value-type="float" office:value="511309.531" calcext:value-type="float">
            <text:p>511309.531</text:p>
          </table:table-cell>
          <table:table-cell office:value-type="float" office:value="6964989.326" calcext:value-type="float">
            <text:p>6964989.326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511105.007" calcext:value-type="float">
            <text:p>511105.007</text:p>
          </table:table-cell>
          <table:table-cell office:value-type="float" office:value="6962203.33" calcext:value-type="float">
            <text:p>6962203.33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511105.0072" calcext:value-type="float">
            <text:p>511105.0072</text:p>
          </table:table-cell>
          <table:table-cell office:value-type="float" office:value="6962203.3307" calcext:value-type="float">
            <text:p>6962203.3307</text:p>
          </table:table-cell>
          <table:table-cell office:value-type="float" office:value="1.68" calcext:value-type="float">
            <text:p>1.68</text:p>
          </table:table-cell>
          <table:table-cell table:number-columns-repeated="7"/>
        </table:table-row>
        <table:table-row table:style-name="ro1">
          <table:table-cell office:value-type="float" office:value="511310.892" calcext:value-type="float">
            <text:p>511310.892</text:p>
          </table:table-cell>
          <table:table-cell office:value-type="float" office:value="6964988.274" calcext:value-type="float">
            <text:p>6964988.274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511106.368" calcext:value-type="float">
            <text:p>511106.368</text:p>
          </table:table-cell>
          <table:table-cell office:value-type="float" office:value="6962202.279" calcext:value-type="float">
            <text:p>6962202.279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float" office:value="511106.3677" calcext:value-type="float">
            <text:p>511106.3677</text:p>
          </table:table-cell>
          <table:table-cell office:value-type="float" office:value="6962202.2791" calcext:value-type="float">
            <text:p>6962202.2791</text:p>
          </table:table-cell>
          <table:table-cell office:value-type="float" office:value="1.66" calcext:value-type="float">
            <text:p>1.66</text:p>
          </table:table-cell>
          <table:table-cell table:number-columns-repeated="7"/>
        </table:table-row>
        <table:table-row table:style-name="ro1">
          <table:table-cell office:value-type="float" office:value="511311.971" calcext:value-type="float">
            <text:p>511311.971</text:p>
          </table:table-cell>
          <table:table-cell office:value-type="float" office:value="6964988.068" calcext:value-type="float">
            <text:p>6964988.068</text:p>
          </table:table-cell>
          <table:table-cell office:value-type="float" office:value="1.595" calcext:value-type="float">
            <text:p>1.595</text:p>
          </table:table-cell>
          <table:table-cell/>
          <table:table-cell office:value-type="float" office:value="511107.446" calcext:value-type="float">
            <text:p>511107.446</text:p>
          </table:table-cell>
          <table:table-cell office:value-type="float" office:value="6962202.073" calcext:value-type="float">
            <text:p>6962202.073</text:p>
          </table:table-cell>
          <table:table-cell office:value-type="float" office:value="1.595" calcext:value-type="float">
            <text:p>1.595</text:p>
          </table:table-cell>
          <table:table-cell/>
          <table:table-cell office:value-type="float" office:value="511107.4463" calcext:value-type="float">
            <text:p>511107.4463</text:p>
          </table:table-cell>
          <table:table-cell office:value-type="float" office:value="6962202.0732" calcext:value-type="float">
            <text:p>6962202.0732</text:p>
          </table:table-cell>
          <table:table-cell office:value-type="float" office:value="1.595" calcext:value-type="float">
            <text:p>1.595</text:p>
          </table:table-cell>
          <table:table-cell table:number-columns-repeated="7"/>
        </table:table-row>
        <table:table-row table:style-name="ro1">
          <table:table-cell office:value-type="float" office:value="511310.916" calcext:value-type="float">
            <text:p>511310.916</text:p>
          </table:table-cell>
          <table:table-cell office:value-type="float" office:value="6964989.132" calcext:value-type="float">
            <text:p>6964989.132</text:p>
          </table:table-cell>
          <table:table-cell office:value-type="float" office:value="1.636" calcext:value-type="float">
            <text:p>1.636</text:p>
          </table:table-cell>
          <table:table-cell/>
          <table:table-cell office:value-type="float" office:value="511106.392" calcext:value-type="float">
            <text:p>511106.392</text:p>
          </table:table-cell>
          <table:table-cell office:value-type="float" office:value="6962203.137" calcext:value-type="float">
            <text:p>6962203.137</text:p>
          </table:table-cell>
          <table:table-cell office:value-type="float" office:value="1.636" calcext:value-type="float">
            <text:p>1.636</text:p>
          </table:table-cell>
          <table:table-cell/>
          <table:table-cell office:value-type="float" office:value="511106.3917" calcext:value-type="float">
            <text:p>511106.3917</text:p>
          </table:table-cell>
          <table:table-cell office:value-type="float" office:value="6962203.1367" calcext:value-type="float">
            <text:p>6962203.1367</text:p>
          </table:table-cell>
          <table:table-cell office:value-type="float" office:value="1.636" calcext:value-type="float">
            <text:p>1.636</text:p>
          </table:table-cell>
          <table:table-cell table:number-columns-repeated="7"/>
        </table:table-row>
        <table:table-row table:style-name="ro1">
          <table:table-cell office:value-type="float" office:value="511311.785" calcext:value-type="float">
            <text:p>511311.785</text:p>
          </table:table-cell>
          <table:table-cell office:value-type="float" office:value="6964989.586" calcext:value-type="float">
            <text:p>6964989.586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float" office:value="511107.26" calcext:value-type="float">
            <text:p>511107.26</text:p>
          </table:table-cell>
          <table:table-cell office:value-type="float" office:value="6962203.59" calcext:value-type="float">
            <text:p>6962203.59</text:p>
          </table:table-cell>
          <table:table-cell office:value-type="float" office:value="1.578" calcext:value-type="float">
            <text:p>1.578</text:p>
          </table:table-cell>
          <table:table-cell/>
          <table:table-cell office:value-type="float" office:value="511107.2603" calcext:value-type="float">
            <text:p>511107.2603</text:p>
          </table:table-cell>
          <table:table-cell office:value-type="float" office:value="6962203.5906" calcext:value-type="float">
            <text:p>6962203.5906</text:p>
          </table:table-cell>
          <table:table-cell office:value-type="float" office:value="1.578" calcext:value-type="float">
            <text:p>1.578</text:p>
          </table:table-cell>
          <table:table-cell table:number-columns-repeated="7"/>
        </table:table-row>
        <table:table-row table:style-name="ro1">
          <table:table-cell office:value-type="float" office:value="511309.805" calcext:value-type="float">
            <text:p>511309.805</text:p>
          </table:table-cell>
          <table:table-cell office:value-type="float" office:value="6964990.541" calcext:value-type="float">
            <text:p>6964990.541</text:p>
          </table:table-cell>
          <table:table-cell office:value-type="float" office:value="1.612" calcext:value-type="float">
            <text:p>1.612</text:p>
          </table:table-cell>
          <table:table-cell/>
          <table:table-cell office:value-type="float" office:value="511105.281" calcext:value-type="float">
            <text:p>511105.281</text:p>
          </table:table-cell>
          <table:table-cell office:value-type="float" office:value="6962204.545" calcext:value-type="float">
            <text:p>6962204.545</text:p>
          </table:table-cell>
          <table:table-cell office:value-type="float" office:value="1.612" calcext:value-type="float">
            <text:p>1.612</text:p>
          </table:table-cell>
          <table:table-cell/>
          <table:table-cell office:value-type="float" office:value="511105.2811" calcext:value-type="float">
            <text:p>511105.2811</text:p>
          </table:table-cell>
          <table:table-cell office:value-type="float" office:value="6962204.5452" calcext:value-type="float">
            <text:p>6962204.5452</text:p>
          </table:table-cell>
          <table:table-cell office:value-type="float" office:value="1.612" calcext:value-type="float">
            <text:p>1.612</text:p>
          </table:table-cell>
          <table:table-cell table:number-columns-repeated="7"/>
        </table:table-row>
        <table:table-row table:style-name="ro1">
          <table:table-cell office:value-type="float" office:value="511310.918" calcext:value-type="float">
            <text:p>511310.918</text:p>
          </table:table-cell>
          <table:table-cell office:value-type="float" office:value="6964990.141" calcext:value-type="float">
            <text:p>6964990.141</text:p>
          </table:table-cell>
          <table:table-cell office:value-type="float" office:value="1.608" calcext:value-type="float">
            <text:p>1.608</text:p>
          </table:table-cell>
          <table:table-cell/>
          <table:table-cell office:value-type="float" office:value="511106.394" calcext:value-type="float">
            <text:p>511106.394</text:p>
          </table:table-cell>
          <table:table-cell office:value-type="float" office:value="6962204.145" calcext:value-type="float">
            <text:p>6962204.145</text:p>
          </table:table-cell>
          <table:table-cell office:value-type="float" office:value="1.608" calcext:value-type="float">
            <text:p>1.608</text:p>
          </table:table-cell>
          <table:table-cell/>
          <table:table-cell office:value-type="float" office:value="511106.3937" calcext:value-type="float">
            <text:p>511106.3937</text:p>
          </table:table-cell>
          <table:table-cell office:value-type="float" office:value="6962204.1453" calcext:value-type="float">
            <text:p>6962204.1453</text:p>
          </table:table-cell>
          <table:table-cell office:value-type="float" office:value="1.608" calcext:value-type="float">
            <text:p>1.608</text:p>
          </table:table-cell>
          <table:table-cell table:number-columns-repeated="7"/>
        </table:table-row>
        <table:table-row table:style-name="ro1">
          <table:table-cell office:value-type="float" office:value="511310.518" calcext:value-type="float">
            <text:p>511310.518</text:p>
          </table:table-cell>
          <table:table-cell office:value-type="float" office:value="6964991.746" calcext:value-type="float">
            <text:p>6964991.746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511105.994" calcext:value-type="float">
            <text:p>511105.994</text:p>
          </table:table-cell>
          <table:table-cell office:value-type="float" office:value="6962205.749" calcext:value-type="float">
            <text:p>6962205.749</text:p>
          </table:table-cell>
          <table:table-cell office:value-type="float" office:value="1.531" calcext:value-type="float">
            <text:p>1.531</text:p>
          </table:table-cell>
          <table:table-cell/>
          <table:table-cell office:value-type="float" office:value="511105.9938" calcext:value-type="float">
            <text:p>511105.9938</text:p>
          </table:table-cell>
          <table:table-cell office:value-type="float" office:value="6962205.7497" calcext:value-type="float">
            <text:p>6962205.7497</text:p>
          </table:table-cell>
          <table:table-cell office:value-type="float" office:value="1.531" calcext:value-type="float">
            <text:p>1.531</text:p>
          </table:table-cell>
          <table:table-cell table:number-columns-repeated="7"/>
        </table:table-row>
        <table:table-row table:style-name="ro1">
          <table:table-cell office:value-type="float" office:value="511305.241" calcext:value-type="float">
            <text:p>511305.241</text:p>
          </table:table-cell>
          <table:table-cell office:value-type="float" office:value="6964984.997" calcext:value-type="float">
            <text:p>6964984.997</text:p>
          </table:table-cell>
          <table:table-cell office:value-type="float" office:value="6.913" calcext:value-type="float">
            <text:p>6.913</text:p>
          </table:table-cell>
          <table:table-cell/>
          <table:table-cell office:value-type="float" office:value="511100.719" calcext:value-type="float">
            <text:p>511100.719</text:p>
          </table:table-cell>
          <table:table-cell office:value-type="float" office:value="6962199.003" calcext:value-type="float">
            <text:p>6962199.003</text:p>
          </table:table-cell>
          <table:table-cell office:value-type="float" office:value="6.913" calcext:value-type="float">
            <text:p>6.913</text:p>
          </table:table-cell>
          <table:table-cell/>
          <table:table-cell office:value-type="float" office:value="511100.7189" calcext:value-type="float">
            <text:p>511100.7189</text:p>
          </table:table-cell>
          <table:table-cell office:value-type="float" office:value="6962199.0034" calcext:value-type="float">
            <text:p>6962199.0034</text:p>
          </table:table-cell>
          <table:table-cell office:value-type="float" office:value="6.913" calcext:value-type="float">
            <text:p>6.913</text:p>
          </table:table-cell>
          <table:table-cell table:number-columns-repeated="7"/>
        </table:table-row>
        <table:table-row table:style-name="ro1">
          <table:table-cell office:value-type="float" office:value="511304.834" calcext:value-type="float">
            <text:p>511304.834</text:p>
          </table:table-cell>
          <table:table-cell office:value-type="float" office:value="6964985.508" calcext:value-type="float">
            <text:p>6964985.508</text:p>
          </table:table-cell>
          <table:table-cell office:value-type="float" office:value="6.928" calcext:value-type="float">
            <text:p>6.928</text:p>
          </table:table-cell>
          <table:table-cell/>
          <table:table-cell office:value-type="float" office:value="511100.312" calcext:value-type="float">
            <text:p>511100.312</text:p>
          </table:table-cell>
          <table:table-cell office:value-type="float" office:value="6962199.514" calcext:value-type="float">
            <text:p>6962199.514</text:p>
          </table:table-cell>
          <table:table-cell office:value-type="float" office:value="6.928" calcext:value-type="float">
            <text:p>6.928</text:p>
          </table:table-cell>
          <table:table-cell/>
          <table:table-cell office:value-type="float" office:value="511100.3121" calcext:value-type="float">
            <text:p>511100.3121</text:p>
          </table:table-cell>
          <table:table-cell office:value-type="float" office:value="6962199.5142" calcext:value-type="float">
            <text:p>6962199.5142</text:p>
          </table:table-cell>
          <table:table-cell office:value-type="float" office:value="6.928" calcext:value-type="float">
            <text:p>6.928</text:p>
          </table:table-cell>
          <table:table-cell table:number-columns-repeated="7"/>
        </table:table-row>
        <table:table-row table:style-name="ro1">
          <table:table-cell office:value-type="float" office:value="511305.191" calcext:value-type="float">
            <text:p>511305.191</text:p>
          </table:table-cell>
          <table:table-cell office:value-type="float" office:value="6964985.733" calcext:value-type="float">
            <text:p>6964985.733</text:p>
          </table:table-cell>
          <table:table-cell office:value-type="float" office:value="6.954" calcext:value-type="float">
            <text:p>6.954</text:p>
          </table:table-cell>
          <table:table-cell/>
          <table:table-cell office:value-type="float" office:value="511100.669" calcext:value-type="float">
            <text:p>511100.669</text:p>
          </table:table-cell>
          <table:table-cell office:value-type="float" office:value="6962199.739" calcext:value-type="float">
            <text:p>6962199.739</text:p>
          </table:table-cell>
          <table:table-cell office:value-type="float" office:value="6.954" calcext:value-type="float">
            <text:p>6.954</text:p>
          </table:table-cell>
          <table:table-cell/>
          <table:table-cell office:value-type="float" office:value="511100.6689" calcext:value-type="float">
            <text:p>511100.6689</text:p>
          </table:table-cell>
          <table:table-cell office:value-type="float" office:value="6962199.7391" calcext:value-type="float">
            <text:p>6962199.7391</text:p>
          </table:table-cell>
          <table:table-cell office:value-type="float" office:value="6.954" calcext:value-type="float">
            <text:p>6.954</text:p>
          </table:table-cell>
          <table:table-cell table:number-columns-repeated="7"/>
        </table:table-row>
        <table:table-row table:style-name="ro1">
          <table:table-cell office:value-type="float" office:value="511305.954" calcext:value-type="float">
            <text:p>511305.954</text:p>
          </table:table-cell>
          <table:table-cell office:value-type="float" office:value="6964984.508" calcext:value-type="float">
            <text:p>6964984.508</text:p>
          </table:table-cell>
          <table:table-cell office:value-type="float" office:value="7.863" calcext:value-type="float">
            <text:p>7.863</text:p>
          </table:table-cell>
          <table:table-cell/>
          <table:table-cell office:value-type="float" office:value="511101.432" calcext:value-type="float">
            <text:p>511101.432</text:p>
          </table:table-cell>
          <table:table-cell office:value-type="float" office:value="6962198.514" calcext:value-type="float">
            <text:p>6962198.514</text:p>
          </table:table-cell>
          <table:table-cell office:value-type="float" office:value="7.863" calcext:value-type="float">
            <text:p>7.863</text:p>
          </table:table-cell>
          <table:table-cell/>
          <table:table-cell office:value-type="float" office:value="511101.4316" calcext:value-type="float">
            <text:p>511101.4316</text:p>
          </table:table-cell>
          <table:table-cell office:value-type="float" office:value="6962198.5146" calcext:value-type="float">
            <text:p>6962198.5146</text:p>
          </table:table-cell>
          <table:table-cell office:value-type="float" office:value="7.863" calcext:value-type="float">
            <text:p>7.863</text:p>
          </table:table-cell>
          <table:table-cell table:number-columns-repeated="7"/>
        </table:table-row>
        <table:table-row table:style-name="ro1">
          <table:table-cell office:value-type="float" office:value="511305.773" calcext:value-type="float">
            <text:p>511305.773</text:p>
          </table:table-cell>
          <table:table-cell office:value-type="float" office:value="6964985.032" calcext:value-type="float">
            <text:p>6964985.032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511101.251" calcext:value-type="float">
            <text:p>511101.251</text:p>
          </table:table-cell>
          <table:table-cell office:value-type="float" office:value="6962199.038" calcext:value-type="float">
            <text:p>6962199.038</text:p>
          </table:table-cell>
          <table:table-cell office:value-type="float" office:value="7.03" calcext:value-type="float">
            <text:p>7.03</text:p>
          </table:table-cell>
          <table:table-cell/>
          <table:table-cell office:value-type="float" office:value="511101.2507" calcext:value-type="float">
            <text:p>511101.2507</text:p>
          </table:table-cell>
          <table:table-cell office:value-type="float" office:value="6962199.0384" calcext:value-type="float">
            <text:p>6962199.0384</text:p>
          </table:table-cell>
          <table:table-cell office:value-type="float" office:value="7.03" calcext:value-type="float">
            <text:p>7.03</text:p>
          </table:table-cell>
          <table:table-cell table:number-columns-repeated="7"/>
        </table:table-row>
        <table:table-row table:style-name="ro1">
          <table:table-cell office:value-type="float" office:value="511306.255" calcext:value-type="float">
            <text:p>511306.255</text:p>
          </table:table-cell>
          <table:table-cell office:value-type="float" office:value="6964984.447" calcext:value-type="float">
            <text:p>6964984.447</text:p>
          </table:table-cell>
          <table:table-cell office:value-type="float" office:value="6.991" calcext:value-type="float">
            <text:p>6.991</text:p>
          </table:table-cell>
          <table:table-cell/>
          <table:table-cell office:value-type="float" office:value="511101.732" calcext:value-type="float">
            <text:p>511101.732</text:p>
          </table:table-cell>
          <table:table-cell office:value-type="float" office:value="6962198.453" calcext:value-type="float">
            <text:p>6962198.453</text:p>
          </table:table-cell>
          <table:table-cell office:value-type="float" office:value="6.991" calcext:value-type="float">
            <text:p>6.991</text:p>
          </table:table-cell>
          <table:table-cell/>
          <table:table-cell office:value-type="float" office:value="511101.7325" calcext:value-type="float">
            <text:p>511101.7325</text:p>
          </table:table-cell>
          <table:table-cell office:value-type="float" office:value="6962198.4536" calcext:value-type="float">
            <text:p>6962198.4536</text:p>
          </table:table-cell>
          <table:table-cell office:value-type="float" office:value="6.991" calcext:value-type="float">
            <text:p>6.991</text:p>
          </table:table-cell>
          <table:table-cell table:number-columns-repeated="7"/>
        </table:table-row>
        <table:table-row table:style-name="ro1">
          <table:table-cell office:value-type="float" office:value="511307.134" calcext:value-type="float">
            <text:p>511307.134</text:p>
          </table:table-cell>
          <table:table-cell office:value-type="float" office:value="6964985.693" calcext:value-type="float">
            <text:p>6964985.693</text:p>
          </table:table-cell>
          <table:table-cell office:value-type="float" office:value="6.963" calcext:value-type="float">
            <text:p>6.963</text:p>
          </table:table-cell>
          <table:table-cell/>
          <table:table-cell office:value-type="float" office:value="511102.611" calcext:value-type="float">
            <text:p>511102.611</text:p>
          </table:table-cell>
          <table:table-cell office:value-type="float" office:value="6962199.699" calcext:value-type="float">
            <text:p>6962199.699</text:p>
          </table:table-cell>
          <table:table-cell office:value-type="float" office:value="6.963" calcext:value-type="float">
            <text:p>6.963</text:p>
          </table:table-cell>
          <table:table-cell/>
          <table:table-cell office:value-type="float" office:value="511102.6112" calcext:value-type="float">
            <text:p>511102.6112</text:p>
          </table:table-cell>
          <table:table-cell office:value-type="float" office:value="6962199.6991" calcext:value-type="float">
            <text:p>6962199.6991</text:p>
          </table:table-cell>
          <table:table-cell office:value-type="float" office:value="6.963" calcext:value-type="float">
            <text:p>6.963</text:p>
          </table:table-cell>
          <table:table-cell table:number-columns-repeated="7"/>
        </table:table-row>
        <table:table-row table:style-name="ro1">
          <table:table-cell office:value-type="float" office:value="511306.049" calcext:value-type="float">
            <text:p>511306.049</text:p>
          </table:table-cell>
          <table:table-cell office:value-type="float" office:value="6964984.386" calcext:value-type="float">
            <text:p>6964984.386</text:p>
          </table:table-cell>
          <table:table-cell office:value-type="float" office:value="7.445" calcext:value-type="float">
            <text:p>7.445</text:p>
          </table:table-cell>
          <table:table-cell/>
          <table:table-cell office:value-type="float" office:value="511101.527" calcext:value-type="float">
            <text:p>511101.527</text:p>
          </table:table-cell>
          <table:table-cell office:value-type="float" office:value="6962198.392" calcext:value-type="float">
            <text:p>6962198.392</text:p>
          </table:table-cell>
          <table:table-cell office:value-type="float" office:value="7.445" calcext:value-type="float">
            <text:p>7.445</text:p>
          </table:table-cell>
          <table:table-cell/>
          <table:table-cell office:value-type="float" office:value="511101.5266" calcext:value-type="float">
            <text:p>511101.5266</text:p>
          </table:table-cell>
          <table:table-cell office:value-type="float" office:value="6962198.3926" calcext:value-type="float">
            <text:p>6962198.3926</text:p>
          </table:table-cell>
          <table:table-cell office:value-type="float" office:value="7.445" calcext:value-type="float">
            <text:p>7.445</text:p>
          </table:table-cell>
          <table:table-cell table:number-columns-repeated="7"/>
        </table:table-row>
        <table:table-row table:style-name="ro1">
          <table:table-cell office:value-type="float" office:value="511307.637" calcext:value-type="float">
            <text:p>511307.637</text:p>
          </table:table-cell>
          <table:table-cell office:value-type="float" office:value="6964984.836" calcext:value-type="float">
            <text:p>6964984.836</text:p>
          </table:table-cell>
          <table:table-cell office:value-type="float" office:value="7.955" calcext:value-type="float">
            <text:p>7.955</text:p>
          </table:table-cell>
          <table:table-cell/>
          <table:table-cell office:value-type="float" office:value="511103.114" calcext:value-type="float">
            <text:p>511103.114</text:p>
          </table:table-cell>
          <table:table-cell office:value-type="float" office:value="6962198.842" calcext:value-type="float">
            <text:p>6962198.842</text:p>
          </table:table-cell>
          <table:table-cell office:value-type="float" office:value="7.955" calcext:value-type="float">
            <text:p>7.955</text:p>
          </table:table-cell>
          <table:table-cell/>
          <table:table-cell office:value-type="float" office:value="511103.114" calcext:value-type="float">
            <text:p>511103.114</text:p>
          </table:table-cell>
          <table:table-cell office:value-type="float" office:value="6962198.8425" calcext:value-type="float">
            <text:p>6962198.8425</text:p>
          </table:table-cell>
          <table:table-cell office:value-type="float" office:value="7.955" calcext:value-type="float">
            <text:p>7.955</text:p>
          </table:table-cell>
          <table:table-cell table:number-columns-repeated="7"/>
        </table:table-row>
        <table:table-row table:style-name="ro1">
          <table:table-cell office:value-type="float" office:value="511307.51" calcext:value-type="float">
            <text:p>511307.51</text:p>
          </table:table-cell>
          <table:table-cell office:value-type="float" office:value="6964985.091" calcext:value-type="float">
            <text:p>6964985.091</text:p>
          </table:table-cell>
          <table:table-cell office:value-type="float" office:value="7.445" calcext:value-type="float">
            <text:p>7.445</text:p>
          </table:table-cell>
          <table:table-cell/>
          <table:table-cell office:value-type="float" office:value="511102.987" calcext:value-type="float">
            <text:p>511102.987</text:p>
          </table:table-cell>
          <table:table-cell office:value-type="float" office:value="6962199.097" calcext:value-type="float">
            <text:p>6962199.097</text:p>
          </table:table-cell>
          <table:table-cell office:value-type="float" office:value="7.445" calcext:value-type="float">
            <text:p>7.445</text:p>
          </table:table-cell>
          <table:table-cell/>
          <table:table-cell office:value-type="float" office:value="511102.987" calcext:value-type="float">
            <text:p>511102.987</text:p>
          </table:table-cell>
          <table:table-cell office:value-type="float" office:value="6962199.0974" calcext:value-type="float">
            <text:p>6962199.0974</text:p>
          </table:table-cell>
          <table:table-cell office:value-type="float" office:value="7.445" calcext:value-type="float">
            <text:p>7.445</text:p>
          </table:table-cell>
          <table:table-cell table:number-columns-repeated="7"/>
        </table:table-row>
        <table:table-row table:style-name="ro1">
          <table:table-cell office:value-type="float" office:value="511307.892" calcext:value-type="float">
            <text:p>511307.892</text:p>
          </table:table-cell>
          <table:table-cell office:value-type="float" office:value="6964985.916" calcext:value-type="float">
            <text:p>6964985.916</text:p>
          </table:table-cell>
          <table:table-cell office:value-type="float" office:value="7.819" calcext:value-type="float">
            <text:p>7.819</text:p>
          </table:table-cell>
          <table:table-cell/>
          <table:table-cell office:value-type="float" office:value="511103.369" calcext:value-type="float">
            <text:p>511103.369</text:p>
          </table:table-cell>
          <table:table-cell office:value-type="float" office:value="6962199.922" calcext:value-type="float">
            <text:p>6962199.922</text:p>
          </table:table-cell>
          <table:table-cell office:value-type="float" office:value="7.819" calcext:value-type="float">
            <text:p>7.819</text:p>
          </table:table-cell>
          <table:table-cell/>
          <table:table-cell office:value-type="float" office:value="511103.3689" calcext:value-type="float">
            <text:p>511103.3689</text:p>
          </table:table-cell>
          <table:table-cell office:value-type="float" office:value="6962199.922" calcext:value-type="float">
            <text:p>6962199.922</text:p>
          </table:table-cell>
          <table:table-cell office:value-type="float" office:value="7.819" calcext:value-type="float">
            <text:p>7.819</text:p>
          </table:table-cell>
          <table:table-cell table:number-columns-repeated="7"/>
        </table:table-row>
        <table:table-row table:style-name="ro1">
          <table:table-cell office:value-type="float" office:value="511304.016" calcext:value-type="float">
            <text:p>511304.016</text:p>
          </table:table-cell>
          <table:table-cell office:value-type="float" office:value="6964986.489" calcext:value-type="float">
            <text:p>6964986.489</text:p>
          </table:table-cell>
          <table:table-cell office:value-type="float" office:value="7.473" calcext:value-type="float">
            <text:p>7.473</text:p>
          </table:table-cell>
          <table:table-cell/>
          <table:table-cell office:value-type="float" office:value="511099.494" calcext:value-type="float">
            <text:p>511099.494</text:p>
          </table:table-cell>
          <table:table-cell office:value-type="float" office:value="6962200.495" calcext:value-type="float">
            <text:p>6962200.495</text:p>
          </table:table-cell>
          <table:table-cell office:value-type="float" office:value="7.473" calcext:value-type="float">
            <text:p>7.473</text:p>
          </table:table-cell>
          <table:table-cell/>
          <table:table-cell office:value-type="float" office:value="511099.4944" calcext:value-type="float">
            <text:p>511099.4944</text:p>
          </table:table-cell>
          <table:table-cell office:value-type="float" office:value="6962200.4948" calcext:value-type="float">
            <text:p>6962200.4948</text:p>
          </table:table-cell>
          <table:table-cell office:value-type="float" office:value="7.473" calcext:value-type="float">
            <text:p>7.473</text:p>
          </table:table-cell>
          <table:table-cell table:number-columns-repeated="7"/>
        </table:table-row>
        <table:table-row table:style-name="ro1">
          <table:table-cell office:value-type="float" office:value="511305.712" calcext:value-type="float">
            <text:p>511305.712</text:p>
          </table:table-cell>
          <table:table-cell office:value-type="float" office:value="6964987.35" calcext:value-type="float">
            <text:p>6964987.35</text:p>
          </table:table-cell>
          <table:table-cell office:value-type="float" office:value="7.088" calcext:value-type="float">
            <text:p>7.088</text:p>
          </table:table-cell>
          <table:table-cell/>
          <table:table-cell office:value-type="float" office:value="511101.19" calcext:value-type="float">
            <text:p>511101.19</text:p>
          </table:table-cell>
          <table:table-cell office:value-type="float" office:value="6962201.355" calcext:value-type="float">
            <text:p>6962201.355</text:p>
          </table:table-cell>
          <table:table-cell office:value-type="float" office:value="7.088" calcext:value-type="float">
            <text:p>7.088</text:p>
          </table:table-cell>
          <table:table-cell/>
          <table:table-cell office:value-type="float" office:value="511101.1897" calcext:value-type="float">
            <text:p>511101.1897</text:p>
          </table:table-cell>
          <table:table-cell office:value-type="float" office:value="6962201.3555" calcext:value-type="float">
            <text:p>6962201.3555</text:p>
          </table:table-cell>
          <table:table-cell office:value-type="float" office:value="7.088" calcext:value-type="float">
            <text:p>7.088</text:p>
          </table:table-cell>
          <table:table-cell table:number-columns-repeated="7"/>
        </table:table-row>
        <table:table-row table:style-name="ro1">
          <table:table-cell office:value-type="float" office:value="511305.85" calcext:value-type="float">
            <text:p>511305.85</text:p>
          </table:table-cell>
          <table:table-cell office:value-type="float" office:value="6964987.96" calcext:value-type="float">
            <text:p>6964987.96</text:p>
          </table:table-cell>
          <table:table-cell office:value-type="float" office:value="7.043" calcext:value-type="float">
            <text:p>7.043</text:p>
          </table:table-cell>
          <table:table-cell/>
          <table:table-cell office:value-type="float" office:value="511101.328" calcext:value-type="float">
            <text:p>511101.328</text:p>
          </table:table-cell>
          <table:table-cell office:value-type="float" office:value="6962201.965" calcext:value-type="float">
            <text:p>6962201.965</text:p>
          </table:table-cell>
          <table:table-cell office:value-type="float" office:value="7.043" calcext:value-type="float">
            <text:p>7.043</text:p>
          </table:table-cell>
          <table:table-cell/>
          <table:table-cell office:value-type="float" office:value="511101.3277" calcext:value-type="float">
            <text:p>511101.3277</text:p>
          </table:table-cell>
          <table:table-cell office:value-type="float" office:value="6962201.9652" calcext:value-type="float">
            <text:p>6962201.9652</text:p>
          </table:table-cell>
          <table:table-cell office:value-type="float" office:value="7.043" calcext:value-type="float">
            <text:p>7.043</text:p>
          </table:table-cell>
          <table:table-cell table:number-columns-repeated="7"/>
        </table:table-row>
        <table:table-row table:style-name="ro1">
          <table:table-cell office:value-type="float" office:value="511306.505" calcext:value-type="float">
            <text:p>511306.505</text:p>
          </table:table-cell>
          <table:table-cell office:value-type="float" office:value="6964986.669" calcext:value-type="float">
            <text:p>6964986.66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1101.982" calcext:value-type="float">
            <text:p>511101.982</text:p>
          </table:table-cell>
          <table:table-cell office:value-type="float" office:value="6962200.675" calcext:value-type="float">
            <text:p>6962200.6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1101.9824" calcext:value-type="float">
            <text:p>511101.9824</text:p>
          </table:table-cell>
          <table:table-cell office:value-type="float" office:value="6962200.6747" calcext:value-type="float">
            <text:p>6962200.6747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11306.571" calcext:value-type="float">
            <text:p>511306.571</text:p>
          </table:table-cell>
          <table:table-cell office:value-type="float" office:value="6964986.273" calcext:value-type="float">
            <text:p>6964986.273</text:p>
          </table:table-cell>
          <table:table-cell office:value-type="float" office:value="7.238" calcext:value-type="float">
            <text:p>7.238</text:p>
          </table:table-cell>
          <table:table-cell/>
          <table:table-cell office:value-type="float" office:value="511102.048" calcext:value-type="float">
            <text:p>511102.048</text:p>
          </table:table-cell>
          <table:table-cell office:value-type="float" office:value="6962200.279" calcext:value-type="float">
            <text:p>6962200.279</text:p>
          </table:table-cell>
          <table:table-cell office:value-type="float" office:value="7.238" calcext:value-type="float">
            <text:p>7.238</text:p>
          </table:table-cell>
          <table:table-cell/>
          <table:table-cell office:value-type="float" office:value="511102.0484" calcext:value-type="float">
            <text:p>511102.0484</text:p>
          </table:table-cell>
          <table:table-cell office:value-type="float" office:value="6962200.2789" calcext:value-type="float">
            <text:p>6962200.2789</text:p>
          </table:table-cell>
          <table:table-cell office:value-type="float" office:value="7.238" calcext:value-type="float">
            <text:p>7.238</text:p>
          </table:table-cell>
          <table:table-cell table:number-columns-repeated="7"/>
        </table:table-row>
        <table:table-row table:style-name="ro1">
          <table:table-cell office:value-type="float" office:value="511306.433" calcext:value-type="float">
            <text:p>511306.433</text:p>
          </table:table-cell>
          <table:table-cell office:value-type="float" office:value="6964986.372" calcext:value-type="float">
            <text:p>6964986.372</text:p>
          </table:table-cell>
          <table:table-cell office:value-type="float" office:value="7.592" calcext:value-type="float">
            <text:p>7.592</text:p>
          </table:table-cell>
          <table:table-cell/>
          <table:table-cell office:value-type="float" office:value="511101.91" calcext:value-type="float">
            <text:p>511101.91</text:p>
          </table:table-cell>
          <table:table-cell office:value-type="float" office:value="6962200.378" calcext:value-type="float">
            <text:p>6962200.378</text:p>
          </table:table-cell>
          <table:table-cell office:value-type="float" office:value="7.592" calcext:value-type="float">
            <text:p>7.592</text:p>
          </table:table-cell>
          <table:table-cell/>
          <table:table-cell office:value-type="float" office:value="511101.9104" calcext:value-type="float">
            <text:p>511101.9104</text:p>
          </table:table-cell>
          <table:table-cell office:value-type="float" office:value="6962200.3778" calcext:value-type="float">
            <text:p>6962200.3778</text:p>
          </table:table-cell>
          <table:table-cell office:value-type="float" office:value="7.592" calcext:value-type="float">
            <text:p>7.592</text:p>
          </table:table-cell>
          <table:table-cell table:number-columns-repeated="7"/>
        </table:table-row>
        <table:table-row table:style-name="ro1">
          <table:table-cell office:value-type="float" office:value="511307.022" calcext:value-type="float">
            <text:p>511307.022</text:p>
          </table:table-cell>
          <table:table-cell office:value-type="float" office:value="6964986.789" calcext:value-type="float">
            <text:p>6964986.789</text:p>
          </table:table-cell>
          <table:table-cell office:value-type="float" office:value="7.006" calcext:value-type="float">
            <text:p>7.006</text:p>
          </table:table-cell>
          <table:table-cell/>
          <table:table-cell office:value-type="float" office:value="511102.499" calcext:value-type="float">
            <text:p>511102.499</text:p>
          </table:table-cell>
          <table:table-cell office:value-type="float" office:value="6962200.794" calcext:value-type="float">
            <text:p>6962200.794</text:p>
          </table:table-cell>
          <table:table-cell office:value-type="float" office:value="7.006" calcext:value-type="float">
            <text:p>7.006</text:p>
          </table:table-cell>
          <table:table-cell/>
          <table:table-cell office:value-type="float" office:value="511102.4992" calcext:value-type="float">
            <text:p>511102.4992</text:p>
          </table:table-cell>
          <table:table-cell office:value-type="float" office:value="6962200.7947" calcext:value-type="float">
            <text:p>6962200.7947</text:p>
          </table:table-cell>
          <table:table-cell office:value-type="float" office:value="7.006" calcext:value-type="float">
            <text:p>7.006</text:p>
          </table:table-cell>
          <table:table-cell table:number-columns-repeated="7"/>
        </table:table-row>
        <table:table-row table:style-name="ro1">
          <table:table-cell office:value-type="float" office:value="511306.463" calcext:value-type="float">
            <text:p>511306.463</text:p>
          </table:table-cell>
          <table:table-cell office:value-type="float" office:value="6964987.381" calcext:value-type="float">
            <text:p>6964987.381</text:p>
          </table:table-cell>
          <table:table-cell office:value-type="float" office:value="7.027" calcext:value-type="float">
            <text:p>7.027</text:p>
          </table:table-cell>
          <table:table-cell/>
          <table:table-cell office:value-type="float" office:value="511101.94" calcext:value-type="float">
            <text:p>511101.94</text:p>
          </table:table-cell>
          <table:table-cell office:value-type="float" office:value="6962201.386" calcext:value-type="float">
            <text:p>6962201.386</text:p>
          </table:table-cell>
          <table:table-cell office:value-type="float" office:value="7.027" calcext:value-type="float">
            <text:p>7.027</text:p>
          </table:table-cell>
          <table:table-cell/>
          <table:table-cell office:value-type="float" office:value="511101.9404" calcext:value-type="float">
            <text:p>511101.9404</text:p>
          </table:table-cell>
          <table:table-cell office:value-type="float" office:value="6962201.3864" calcext:value-type="float">
            <text:p>6962201.3864</text:p>
          </table:table-cell>
          <table:table-cell office:value-type="float" office:value="7.027" calcext:value-type="float">
            <text:p>7.027</text:p>
          </table:table-cell>
          <table:table-cell table:number-columns-repeated="7"/>
        </table:table-row>
        <table:table-row table:style-name="ro1">
          <table:table-cell office:value-type="float" office:value="511306.274" calcext:value-type="float">
            <text:p>511306.274</text:p>
          </table:table-cell>
          <table:table-cell office:value-type="float" office:value="6964987.88" calcext:value-type="float">
            <text:p>6964987.88</text:p>
          </table:table-cell>
          <table:table-cell office:value-type="float" office:value="7.933" calcext:value-type="float">
            <text:p>7.933</text:p>
          </table:table-cell>
          <table:table-cell/>
          <table:table-cell office:value-type="float" office:value="511101.751" calcext:value-type="float">
            <text:p>511101.751</text:p>
          </table:table-cell>
          <table:table-cell office:value-type="float" office:value="6962201.885" calcext:value-type="float">
            <text:p>6962201.885</text:p>
          </table:table-cell>
          <table:table-cell office:value-type="float" office:value="7.933" calcext:value-type="float">
            <text:p>7.933</text:p>
          </table:table-cell>
          <table:table-cell/>
          <table:table-cell office:value-type="float" office:value="511101.7515" calcext:value-type="float">
            <text:p>511101.7515</text:p>
          </table:table-cell>
          <table:table-cell office:value-type="float" office:value="6962201.8852" calcext:value-type="float">
            <text:p>6962201.8852</text:p>
          </table:table-cell>
          <table:table-cell office:value-type="float" office:value="7.933" calcext:value-type="float">
            <text:p>7.933</text:p>
          </table:table-cell>
          <table:table-cell table:number-columns-repeated="7"/>
        </table:table-row>
        <table:table-row table:style-name="ro1">
          <table:table-cell office:value-type="float" office:value="511308.257" calcext:value-type="float">
            <text:p>511308.257</text:p>
          </table:table-cell>
          <table:table-cell office:value-type="float" office:value="6964984.526" calcext:value-type="float">
            <text:p>6964984.526</text:p>
          </table:table-cell>
          <table:table-cell office:value-type="float" office:value="6.926" calcext:value-type="float">
            <text:p>6.926</text:p>
          </table:table-cell>
          <table:table-cell/>
          <table:table-cell office:value-type="float" office:value="511103.734" calcext:value-type="float">
            <text:p>511103.734</text:p>
          </table:table-cell>
          <table:table-cell office:value-type="float" office:value="6962198.532" calcext:value-type="float">
            <text:p>6962198.532</text:p>
          </table:table-cell>
          <table:table-cell office:value-type="float" office:value="6.926" calcext:value-type="float">
            <text:p>6.926</text:p>
          </table:table-cell>
          <table:table-cell/>
          <table:table-cell office:value-type="float" office:value="511103.7337" calcext:value-type="float">
            <text:p>511103.7337</text:p>
          </table:table-cell>
          <table:table-cell office:value-type="float" office:value="6962198.5326" calcext:value-type="float">
            <text:p>6962198.5326</text:p>
          </table:table-cell>
          <table:table-cell office:value-type="float" office:value="6.926" calcext:value-type="float">
            <text:p>6.926</text:p>
          </table:table-cell>
          <table:table-cell table:number-columns-repeated="7"/>
        </table:table-row>
        <table:table-row table:style-name="ro1">
          <table:table-cell office:value-type="float" office:value="511308.195" calcext:value-type="float">
            <text:p>511308.195</text:p>
          </table:table-cell>
          <table:table-cell office:value-type="float" office:value="6964985.155" calcext:value-type="float">
            <text:p>6964985.155</text:p>
          </table:table-cell>
          <table:table-cell office:value-type="float" office:value="6.948" calcext:value-type="float">
            <text:p>6.948</text:p>
          </table:table-cell>
          <table:table-cell/>
          <table:table-cell office:value-type="float" office:value="511103.672" calcext:value-type="float">
            <text:p>511103.672</text:p>
          </table:table-cell>
          <table:table-cell office:value-type="float" office:value="6962199.161" calcext:value-type="float">
            <text:p>6962199.161</text:p>
          </table:table-cell>
          <table:table-cell office:value-type="float" office:value="6.948" calcext:value-type="float">
            <text:p>6.948</text:p>
          </table:table-cell>
          <table:table-cell/>
          <table:table-cell office:value-type="float" office:value="511103.6717" calcext:value-type="float">
            <text:p>511103.6717</text:p>
          </table:table-cell>
          <table:table-cell office:value-type="float" office:value="6962199.1613" calcext:value-type="float">
            <text:p>6962199.1613</text:p>
          </table:table-cell>
          <table:table-cell office:value-type="float" office:value="6.948" calcext:value-type="float">
            <text:p>6.948</text:p>
          </table:table-cell>
          <table:table-cell table:number-columns-repeated="7"/>
        </table:table-row>
        <table:table-row table:style-name="ro1">
          <table:table-cell office:value-type="float" office:value="511308.719" calcext:value-type="float">
            <text:p>511308.719</text:p>
          </table:table-cell>
          <table:table-cell office:value-type="float" office:value="6964984.846" calcext:value-type="float">
            <text:p>6964984.846</text:p>
          </table:table-cell>
          <table:table-cell office:value-type="float" office:value="7.169" calcext:value-type="float">
            <text:p>7.169</text:p>
          </table:table-cell>
          <table:table-cell/>
          <table:table-cell office:value-type="float" office:value="511104.195" calcext:value-type="float">
            <text:p>511104.195</text:p>
          </table:table-cell>
          <table:table-cell office:value-type="float" office:value="6962198.852" calcext:value-type="float">
            <text:p>6962198.852</text:p>
          </table:table-cell>
          <table:table-cell office:value-type="float" office:value="7.169" calcext:value-type="float">
            <text:p>7.169</text:p>
          </table:table-cell>
          <table:table-cell/>
          <table:table-cell office:value-type="float" office:value="511104.1955" calcext:value-type="float">
            <text:p>511104.1955</text:p>
          </table:table-cell>
          <table:table-cell office:value-type="float" office:value="6962198.8524" calcext:value-type="float">
            <text:p>6962198.8524</text:p>
          </table:table-cell>
          <table:table-cell office:value-type="float" office:value="7.169" calcext:value-type="float">
            <text:p>7.169</text:p>
          </table:table-cell>
          <table:table-cell table:number-columns-repeated="7"/>
        </table:table-row>
        <table:table-row table:style-name="ro1">
          <table:table-cell office:value-type="float" office:value="511309.147" calcext:value-type="float">
            <text:p>511309.147</text:p>
          </table:table-cell>
          <table:table-cell office:value-type="float" office:value="6964984.359" calcext:value-type="float">
            <text:p>6964984.359</text:p>
          </table:table-cell>
          <table:table-cell office:value-type="float" office:value="7.432" calcext:value-type="float">
            <text:p>7.432</text:p>
          </table:table-cell>
          <table:table-cell/>
          <table:table-cell office:value-type="float" office:value="511104.623" calcext:value-type="float">
            <text:p>511104.623</text:p>
          </table:table-cell>
          <table:table-cell office:value-type="float" office:value="6962198.365" calcext:value-type="float">
            <text:p>6962198.365</text:p>
          </table:table-cell>
          <table:table-cell office:value-type="float" office:value="7.432" calcext:value-type="float">
            <text:p>7.432</text:p>
          </table:table-cell>
          <table:table-cell/>
          <table:table-cell office:value-type="float" office:value="511104.6234" calcext:value-type="float">
            <text:p>511104.6234</text:p>
          </table:table-cell>
          <table:table-cell office:value-type="float" office:value="6962198.3656" calcext:value-type="float">
            <text:p>6962198.3656</text:p>
          </table:table-cell>
          <table:table-cell office:value-type="float" office:value="7.432" calcext:value-type="float">
            <text:p>7.432</text:p>
          </table:table-cell>
          <table:table-cell table:number-columns-repeated="7"/>
        </table:table-row>
        <table:table-row table:style-name="ro1">
          <table:table-cell office:value-type="float" office:value="511308.517" calcext:value-type="float">
            <text:p>511308.517</text:p>
          </table:table-cell>
          <table:table-cell office:value-type="float" office:value="6964985.134" calcext:value-type="float">
            <text:p>6964985.134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03.994" calcext:value-type="float">
            <text:p>511103.994</text:p>
          </table:table-cell>
          <table:table-cell office:value-type="float" office:value="6962199.14" calcext:value-type="float">
            <text:p>6962199.14</text:p>
          </table:table-cell>
          <table:table-cell office:value-type="float" office:value="7.587" calcext:value-type="float">
            <text:p>7.587</text:p>
          </table:table-cell>
          <table:table-cell/>
          <table:table-cell office:value-type="float" office:value="511103.9936" calcext:value-type="float">
            <text:p>511103.9936</text:p>
          </table:table-cell>
          <table:table-cell office:value-type="float" office:value="6962199.1403" calcext:value-type="float">
            <text:p>6962199.1403</text:p>
          </table:table-cell>
          <table:table-cell office:value-type="float" office:value="7.587" calcext:value-type="float">
            <text:p>7.587</text:p>
          </table:table-cell>
          <table:table-cell table:number-columns-repeated="7"/>
        </table:table-row>
        <table:table-row table:style-name="ro1">
          <table:table-cell office:value-type="float" office:value="511309.58" calcext:value-type="float">
            <text:p>511309.58</text:p>
          </table:table-cell>
          <table:table-cell office:value-type="float" office:value="6964985.908" calcext:value-type="float">
            <text:p>6964985.908</text:p>
          </table:table-cell>
          <table:table-cell office:value-type="float" office:value="7.864" calcext:value-type="float">
            <text:p>7.864</text:p>
          </table:table-cell>
          <table:table-cell/>
          <table:table-cell office:value-type="float" office:value="511105.056" calcext:value-type="float">
            <text:p>511105.056</text:p>
          </table:table-cell>
          <table:table-cell office:value-type="float" office:value="6962199.914" calcext:value-type="float">
            <text:p>6962199.914</text:p>
          </table:table-cell>
          <table:table-cell office:value-type="float" office:value="7.864" calcext:value-type="float">
            <text:p>7.864</text:p>
          </table:table-cell>
          <table:table-cell/>
          <table:table-cell office:value-type="float" office:value="511105.0562" calcext:value-type="float">
            <text:p>511105.0562</text:p>
          </table:table-cell>
          <table:table-cell office:value-type="float" office:value="6962199.914" calcext:value-type="float">
            <text:p>6962199.914</text:p>
          </table:table-cell>
          <table:table-cell office:value-type="float" office:value="7.864" calcext:value-type="float">
            <text:p>7.864</text:p>
          </table:table-cell>
          <table:table-cell table:number-columns-repeated="7"/>
        </table:table-row>
        <table:table-row table:style-name="ro1">
          <table:table-cell office:value-type="float" office:value="511311.659" calcext:value-type="float">
            <text:p>511311.659</text:p>
          </table:table-cell>
          <table:table-cell office:value-type="float" office:value="6964984.181" calcext:value-type="float">
            <text:p>6964984.181</text:p>
          </table:table-cell>
          <table:table-cell office:value-type="float" office:value="6.893" calcext:value-type="float">
            <text:p>6.893</text:p>
          </table:table-cell>
          <table:table-cell/>
          <table:table-cell office:value-type="float" office:value="511107.134" calcext:value-type="float">
            <text:p>511107.134</text:p>
          </table:table-cell>
          <table:table-cell office:value-type="float" office:value="6962198.188" calcext:value-type="float">
            <text:p>6962198.188</text:p>
          </table:table-cell>
          <table:table-cell office:value-type="float" office:value="6.893" calcext:value-type="float">
            <text:p>6.893</text:p>
          </table:table-cell>
          <table:table-cell/>
          <table:table-cell office:value-type="float" office:value="511107.1344" calcext:value-type="float">
            <text:p>511107.1344</text:p>
          </table:table-cell>
          <table:table-cell office:value-type="float" office:value="6962198.1877" calcext:value-type="float">
            <text:p>6962198.1877</text:p>
          </table:table-cell>
          <table:table-cell office:value-type="float" office:value="6.893" calcext:value-type="float">
            <text:p>6.893</text:p>
          </table:table-cell>
          <table:table-cell table:number-columns-repeated="7"/>
        </table:table-row>
        <table:table-row table:style-name="ro1">
          <table:table-cell office:value-type="float" office:value="511311.506" calcext:value-type="float">
            <text:p>511311.506</text:p>
          </table:table-cell>
          <table:table-cell office:value-type="float" office:value="6964984.82" calcext:value-type="float">
            <text:p>6964984.82</text:p>
          </table:table-cell>
          <table:table-cell office:value-type="float" office:value="6.948" calcext:value-type="float">
            <text:p>6.948</text:p>
          </table:table-cell>
          <table:table-cell/>
          <table:table-cell office:value-type="float" office:value="511106.981" calcext:value-type="float">
            <text:p>511106.981</text:p>
          </table:table-cell>
          <table:table-cell office:value-type="float" office:value="6962198.826" calcext:value-type="float">
            <text:p>6962198.826</text:p>
          </table:table-cell>
          <table:table-cell office:value-type="float" office:value="6.948" calcext:value-type="float">
            <text:p>6.948</text:p>
          </table:table-cell>
          <table:table-cell/>
          <table:table-cell office:value-type="float" office:value="511106.9814" calcext:value-type="float">
            <text:p>511106.9814</text:p>
          </table:table-cell>
          <table:table-cell office:value-type="float" office:value="6962198.8264" calcext:value-type="float">
            <text:p>6962198.8264</text:p>
          </table:table-cell>
          <table:table-cell office:value-type="float" office:value="6.948" calcext:value-type="float">
            <text:p>6.948</text:p>
          </table:table-cell>
          <table:table-cell table:number-columns-repeated="7"/>
        </table:table-row>
        <table:table-row table:style-name="ro1">
          <table:table-cell office:value-type="float" office:value="511310.49" calcext:value-type="float">
            <text:p>511310.49</text:p>
          </table:table-cell>
          <table:table-cell office:value-type="float" office:value="6964985.549" calcext:value-type="float">
            <text:p>6964985.549</text:p>
          </table:table-cell>
          <table:table-cell office:value-type="float" office:value="6.941" calcext:value-type="float">
            <text:p>6.941</text:p>
          </table:table-cell>
          <table:table-cell/>
          <table:table-cell office:value-type="float" office:value="511105.966" calcext:value-type="float">
            <text:p>511105.966</text:p>
          </table:table-cell>
          <table:table-cell office:value-type="float" office:value="6962199.555" calcext:value-type="float">
            <text:p>6962199.555</text:p>
          </table:table-cell>
          <table:table-cell office:value-type="float" office:value="6.941" calcext:value-type="float">
            <text:p>6.941</text:p>
          </table:table-cell>
          <table:table-cell/>
          <table:table-cell office:value-type="float" office:value="511105.9658" calcext:value-type="float">
            <text:p>511105.9658</text:p>
          </table:table-cell>
          <table:table-cell office:value-type="float" office:value="6962199.5552" calcext:value-type="float">
            <text:p>6962199.5552</text:p>
          </table:table-cell>
          <table:table-cell office:value-type="float" office:value="6.941" calcext:value-type="float">
            <text:p>6.941</text:p>
          </table:table-cell>
          <table:table-cell table:number-columns-repeated="7"/>
        </table:table-row>
        <table:table-row table:style-name="ro1">
          <table:table-cell office:value-type="float" office:value="511310.394" calcext:value-type="float">
            <text:p>511310.394</text:p>
          </table:table-cell>
          <table:table-cell office:value-type="float" office:value="6964984.985" calcext:value-type="float">
            <text:p>6964984.985</text:p>
          </table:table-cell>
          <table:table-cell office:value-type="float" office:value="7.457" calcext:value-type="float">
            <text:p>7.457</text:p>
          </table:table-cell>
          <table:table-cell/>
          <table:table-cell office:value-type="float" office:value="511105.87" calcext:value-type="float">
            <text:p>511105.87</text:p>
          </table:table-cell>
          <table:table-cell office:value-type="float" office:value="6962198.991" calcext:value-type="float">
            <text:p>6962198.991</text:p>
          </table:table-cell>
          <table:table-cell office:value-type="float" office:value="7.457" calcext:value-type="float">
            <text:p>7.457</text:p>
          </table:table-cell>
          <table:table-cell/>
          <table:table-cell office:value-type="float" office:value="511105.8699" calcext:value-type="float">
            <text:p>511105.8699</text:p>
          </table:table-cell>
          <table:table-cell office:value-type="float" office:value="6962198.9914" calcext:value-type="float">
            <text:p>6962198.9914</text:p>
          </table:table-cell>
          <table:table-cell office:value-type="float" office:value="7.457" calcext:value-type="float">
            <text:p>7.457</text:p>
          </table:table-cell>
          <table:table-cell table:number-columns-repeated="7"/>
        </table:table-row>
        <table:table-row table:style-name="ro1">
          <table:table-cell office:value-type="float" office:value="511311.586" calcext:value-type="float">
            <text:p>511311.586</text:p>
          </table:table-cell>
          <table:table-cell office:value-type="float" office:value="6964984.758" calcext:value-type="float">
            <text:p>6964984.758</text:p>
          </table:table-cell>
          <table:table-cell office:value-type="float" office:value="7.161" calcext:value-type="float">
            <text:p>7.161</text:p>
          </table:table-cell>
          <table:table-cell/>
          <table:table-cell office:value-type="float" office:value="511107.061" calcext:value-type="float">
            <text:p>511107.061</text:p>
          </table:table-cell>
          <table:table-cell office:value-type="float" office:value="6962198.764" calcext:value-type="float">
            <text:p>6962198.764</text:p>
          </table:table-cell>
          <table:table-cell office:value-type="float" office:value="7.161" calcext:value-type="float">
            <text:p>7.161</text:p>
          </table:table-cell>
          <table:table-cell/>
          <table:table-cell office:value-type="float" office:value="511107.0614" calcext:value-type="float">
            <text:p>511107.0614</text:p>
          </table:table-cell>
          <table:table-cell office:value-type="float" office:value="6962198.7645" calcext:value-type="float">
            <text:p>6962198.7645</text:p>
          </table:table-cell>
          <table:table-cell office:value-type="float" office:value="7.161" calcext:value-type="float">
            <text:p>7.161</text:p>
          </table:table-cell>
          <table:table-cell table:number-columns-repeated="7"/>
        </table:table-row>
        <table:table-row table:style-name="ro1">
          <table:table-cell office:value-type="float" office:value="511310.919" calcext:value-type="float">
            <text:p>511310.919</text:p>
          </table:table-cell>
          <table:table-cell office:value-type="float" office:value="6964985.55" calcext:value-type="float">
            <text:p>6964985.55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511106.395" calcext:value-type="float">
            <text:p>511106.395</text:p>
          </table:table-cell>
          <table:table-cell office:value-type="float" office:value="6962199.556" calcext:value-type="float">
            <text:p>6962199.556</text:p>
          </table:table-cell>
          <table:table-cell office:value-type="float" office:value="7.095" calcext:value-type="float">
            <text:p>7.095</text:p>
          </table:table-cell>
          <table:table-cell/>
          <table:table-cell office:value-type="float" office:value="511106.3947" calcext:value-type="float">
            <text:p>511106.3947</text:p>
          </table:table-cell>
          <table:table-cell office:value-type="float" office:value="6962199.5562" calcext:value-type="float">
            <text:p>6962199.5562</text:p>
          </table:table-cell>
          <table:table-cell office:value-type="float" office:value="7.095" calcext:value-type="float">
            <text:p>7.095</text:p>
          </table:table-cell>
          <table:table-cell table:number-columns-repeated="7"/>
        </table:table-row>
        <table:table-row table:style-name="ro1">
          <table:table-cell office:value-type="float" office:value="511311.103" calcext:value-type="float">
            <text:p>511311.103</text:p>
          </table:table-cell>
          <table:table-cell office:value-type="float" office:value="6964985.371" calcext:value-type="float">
            <text:p>6964985.371</text:p>
          </table:table-cell>
          <table:table-cell office:value-type="float" office:value="7.368" calcext:value-type="float">
            <text:p>7.368</text:p>
          </table:table-cell>
          <table:table-cell/>
          <table:table-cell office:value-type="float" office:value="511106.578" calcext:value-type="float">
            <text:p>511106.578</text:p>
          </table:table-cell>
          <table:table-cell office:value-type="float" office:value="6962199.377" calcext:value-type="float">
            <text:p>6962199.377</text:p>
          </table:table-cell>
          <table:table-cell office:value-type="float" office:value="7.368" calcext:value-type="float">
            <text:p>7.368</text:p>
          </table:table-cell>
          <table:table-cell/>
          <table:table-cell office:value-type="float" office:value="511106.5786" calcext:value-type="float">
            <text:p>511106.5786</text:p>
          </table:table-cell>
          <table:table-cell office:value-type="float" office:value="6962199.3772" calcext:value-type="float">
            <text:p>6962199.3772</text:p>
          </table:table-cell>
          <table:table-cell office:value-type="float" office:value="7.368" calcext:value-type="float">
            <text:p>7.368</text:p>
          </table:table-cell>
          <table:table-cell table:number-columns-repeated="7"/>
        </table:table-row>
        <table:table-row table:style-name="ro1">
          <table:table-cell office:value-type="float" office:value="511309.843" calcext:value-type="float">
            <text:p>511309.843</text:p>
          </table:table-cell>
          <table:table-cell office:value-type="float" office:value="6964986.398" calcext:value-type="float">
            <text:p>6964986.398</text:p>
          </table:table-cell>
          <table:table-cell office:value-type="float" office:value="6.971" calcext:value-type="float">
            <text:p>6.971</text:p>
          </table:table-cell>
          <table:table-cell/>
          <table:table-cell office:value-type="float" office:value="511105.319" calcext:value-type="float">
            <text:p>511105.319</text:p>
          </table:table-cell>
          <table:table-cell office:value-type="float" office:value="6962200.404" calcext:value-type="float">
            <text:p>6962200.404</text:p>
          </table:table-cell>
          <table:table-cell office:value-type="float" office:value="6.971" calcext:value-type="float">
            <text:p>6.971</text:p>
          </table:table-cell>
          <table:table-cell/>
          <table:table-cell office:value-type="float" office:value="511105.3191" calcext:value-type="float">
            <text:p>511105.3191</text:p>
          </table:table-cell>
          <table:table-cell office:value-type="float" office:value="6962200.4038" calcext:value-type="float">
            <text:p>6962200.4038</text:p>
          </table:table-cell>
          <table:table-cell office:value-type="float" office:value="6.971" calcext:value-type="float">
            <text:p>6.971</text:p>
          </table:table-cell>
          <table:table-cell table:number-columns-repeated="7"/>
        </table:table-row>
        <table:table-row table:style-name="ro1">
          <table:table-cell office:value-type="float" office:value="511309.224" calcext:value-type="float">
            <text:p>511309.224</text:p>
          </table:table-cell>
          <table:table-cell office:value-type="float" office:value="6964987.236" calcext:value-type="float">
            <text:p>6964987.236</text:p>
          </table:table-cell>
          <table:table-cell office:value-type="float" office:value="6.996" calcext:value-type="float">
            <text:p>6.996</text:p>
          </table:table-cell>
          <table:table-cell/>
          <table:table-cell office:value-type="float" office:value="511104.7" calcext:value-type="float">
            <text:p>511104.7</text:p>
          </table:table-cell>
          <table:table-cell office:value-type="float" office:value="6962201.241" calcext:value-type="float">
            <text:p>6962201.241</text:p>
          </table:table-cell>
          <table:table-cell office:value-type="float" office:value="6.996" calcext:value-type="float">
            <text:p>6.996</text:p>
          </table:table-cell>
          <table:table-cell/>
          <table:table-cell office:value-type="float" office:value="511104.7003" calcext:value-type="float">
            <text:p>511104.7003</text:p>
          </table:table-cell>
          <table:table-cell office:value-type="float" office:value="6962201.2415" calcext:value-type="float">
            <text:p>6962201.2415</text:p>
          </table:table-cell>
          <table:table-cell office:value-type="float" office:value="6.996" calcext:value-type="float">
            <text:p>6.996</text:p>
          </table:table-cell>
          <table:table-cell table:number-columns-repeated="7"/>
        </table:table-row>
        <table:table-row table:style-name="ro1">
          <table:table-cell office:value-type="float" office:value="511309.244" calcext:value-type="float">
            <text:p>511309.244</text:p>
          </table:table-cell>
          <table:table-cell office:value-type="float" office:value="6964986.401" calcext:value-type="float">
            <text:p>6964986.401</text:p>
          </table:table-cell>
          <table:table-cell office:value-type="float" office:value="7.338" calcext:value-type="float">
            <text:p>7.338</text:p>
          </table:table-cell>
          <table:table-cell/>
          <table:table-cell office:value-type="float" office:value="511104.72" calcext:value-type="float">
            <text:p>511104.72</text:p>
          </table:table-cell>
          <table:table-cell office:value-type="float" office:value="6962200.407" calcext:value-type="float">
            <text:p>6962200.407</text:p>
          </table:table-cell>
          <table:table-cell office:value-type="float" office:value="7.338" calcext:value-type="float">
            <text:p>7.338</text:p>
          </table:table-cell>
          <table:table-cell/>
          <table:table-cell office:value-type="float" office:value="511104.7203" calcext:value-type="float">
            <text:p>511104.7203</text:p>
          </table:table-cell>
          <table:table-cell office:value-type="float" office:value="6962200.4068" calcext:value-type="float">
            <text:p>6962200.4068</text:p>
          </table:table-cell>
          <table:table-cell office:value-type="float" office:value="7.338" calcext:value-type="float">
            <text:p>7.338</text:p>
          </table:table-cell>
          <table:table-cell table:number-columns-repeated="7"/>
        </table:table-row>
        <table:table-row table:style-name="ro1">
          <table:table-cell office:value-type="float" office:value="511309.896" calcext:value-type="float">
            <text:p>511309.896</text:p>
          </table:table-cell>
          <table:table-cell office:value-type="float" office:value="6964986.883" calcext:value-type="float">
            <text:p>6964986.883</text:p>
          </table:table-cell>
          <table:table-cell office:value-type="float" office:value="7.782" calcext:value-type="float">
            <text:p>7.782</text:p>
          </table:table-cell>
          <table:table-cell/>
          <table:table-cell office:value-type="float" office:value="511105.372" calcext:value-type="float">
            <text:p>511105.372</text:p>
          </table:table-cell>
          <table:table-cell office:value-type="float" office:value="6962200.888" calcext:value-type="float">
            <text:p>6962200.888</text:p>
          </table:table-cell>
          <table:table-cell office:value-type="float" office:value="7.782" calcext:value-type="float">
            <text:p>7.782</text:p>
          </table:table-cell>
          <table:table-cell/>
          <table:table-cell office:value-type="float" office:value="511105.3721" calcext:value-type="float">
            <text:p>511105.3721</text:p>
          </table:table-cell>
          <table:table-cell office:value-type="float" office:value="6962200.8886" calcext:value-type="float">
            <text:p>6962200.8886</text:p>
          </table:table-cell>
          <table:table-cell office:value-type="float" office:value="7.782" calcext:value-type="float">
            <text:p>7.782</text:p>
          </table:table-cell>
          <table:table-cell table:number-columns-repeated="7"/>
        </table:table-row>
        <table:table-row table:style-name="ro1">
          <table:table-cell office:value-type="float" office:value="511308.045" calcext:value-type="float">
            <text:p>511308.045</text:p>
          </table:table-cell>
          <table:table-cell office:value-type="float" office:value="6964987.957" calcext:value-type="float">
            <text:p>6964987.957</text:p>
          </table:table-cell>
          <table:table-cell office:value-type="float" office:value="7.033" calcext:value-type="float">
            <text:p>7.033</text:p>
          </table:table-cell>
          <table:table-cell/>
          <table:table-cell office:value-type="float" office:value="511103.522" calcext:value-type="float">
            <text:p>511103.522</text:p>
          </table:table-cell>
          <table:table-cell office:value-type="float" office:value="6962201.962" calcext:value-type="float">
            <text:p>6962201.962</text:p>
          </table:table-cell>
          <table:table-cell office:value-type="float" office:value="7.033" calcext:value-type="float">
            <text:p>7.033</text:p>
          </table:table-cell>
          <table:table-cell/>
          <table:table-cell office:value-type="float" office:value="511103.5218" calcext:value-type="float">
            <text:p>511103.5218</text:p>
          </table:table-cell>
          <table:table-cell office:value-type="float" office:value="6962201.9622" calcext:value-type="float">
            <text:p>6962201.9622</text:p>
          </table:table-cell>
          <table:table-cell office:value-type="float" office:value="7.033" calcext:value-type="float">
            <text:p>7.033</text:p>
          </table:table-cell>
          <table:table-cell table:number-columns-repeated="7"/>
        </table:table-row>
        <table:table-row table:style-name="ro1">
          <table:table-cell office:value-type="float" office:value="511308.659" calcext:value-type="float">
            <text:p>511308.659</text:p>
          </table:table-cell>
          <table:table-cell office:value-type="float" office:value="6964987.043" calcext:value-type="float">
            <text:p>6964987.043</text:p>
          </table:table-cell>
          <table:table-cell office:value-type="float" office:value="7.755" calcext:value-type="float">
            <text:p>7.755</text:p>
          </table:table-cell>
          <table:table-cell/>
          <table:table-cell office:value-type="float" office:value="511104.135" calcext:value-type="float">
            <text:p>511104.135</text:p>
          </table:table-cell>
          <table:table-cell office:value-type="float" office:value="6962201.048" calcext:value-type="float">
            <text:p>6962201.048</text:p>
          </table:table-cell>
          <table:table-cell office:value-type="float" office:value="7.755" calcext:value-type="float">
            <text:p>7.755</text:p>
          </table:table-cell>
          <table:table-cell/>
          <table:table-cell office:value-type="float" office:value="511104.1356" calcext:value-type="float">
            <text:p>511104.1356</text:p>
          </table:table-cell>
          <table:table-cell office:value-type="float" office:value="6962201.0486" calcext:value-type="float">
            <text:p>6962201.0486</text:p>
          </table:table-cell>
          <table:table-cell office:value-type="float" office:value="7.755" calcext:value-type="float">
            <text:p>7.755</text:p>
          </table:table-cell>
          <table:table-cell table:number-columns-repeated="7"/>
        </table:table-row>
        <table:table-row table:style-name="ro1">
          <table:table-cell office:value-type="float" office:value="511310.075" calcext:value-type="float">
            <text:p>511310.075</text:p>
          </table:table-cell>
          <table:table-cell office:value-type="float" office:value="6964986.011" calcext:value-type="float">
            <text:p>6964986.011</text:p>
          </table:table-cell>
          <table:table-cell office:value-type="float" office:value="6.956" calcext:value-type="float">
            <text:p>6.956</text:p>
          </table:table-cell>
          <table:table-cell/>
          <table:table-cell office:value-type="float" office:value="511105.551" calcext:value-type="float">
            <text:p>511105.551</text:p>
          </table:table-cell>
          <table:table-cell office:value-type="float" office:value="6962200.017" calcext:value-type="float">
            <text:p>6962200.017</text:p>
          </table:table-cell>
          <table:table-cell office:value-type="float" office:value="6.956" calcext:value-type="float">
            <text:p>6.956</text:p>
          </table:table-cell>
          <table:table-cell/>
          <table:table-cell office:value-type="float" office:value="511105.551" calcext:value-type="float">
            <text:p>511105.551</text:p>
          </table:table-cell>
          <table:table-cell office:value-type="float" office:value="6962200.017" calcext:value-type="float">
            <text:p>6962200.017</text:p>
          </table:table-cell>
          <table:table-cell office:value-type="float" office:value="6.956" calcext:value-type="float">
            <text:p>6.956</text:p>
          </table:table-cell>
          <table:table-cell table:number-columns-repeated="7"/>
        </table:table-row>
      </table:table>
      <table:table table:name="Sheet1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9" table:default-cell-style-name="ce3"/>
        <table:table-row table:style-name="ro1">
          <table:table-cell table:style-name="ce2"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16379"/>
        </table:table-row>
        <table:table-row table:style-name="ro1">
          <table:table-cell office:value-type="string" calcext:value-type="string">
            <text:p>1</text:p>
          </table:table-cell>
          <table:table-cell office:value-type="float" office:value="511354.724" calcext:value-type="float">
            <text:p>511,354.724</text:p>
          </table:table-cell>
          <table:table-cell office:value-type="float" office:value="6964890.061" calcext:value-type="float">
            <text:p>6,964,890.061</text:p>
          </table:table-cell>
          <table:table-cell office:value-type="float" office:value="511150.182" calcext:value-type="float">
            <text:p>511,150.182</text:p>
          </table:table-cell>
          <table:table-cell office:value-type="float" office:value="6962104.105" calcext:value-type="float">
            <text:p>6,962,104.10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</text:p>
          </table:table-cell>
          <table:table-cell office:value-type="float" office:value="511310.075" calcext:value-type="float">
            <text:p>511,310.075</text:p>
          </table:table-cell>
          <table:table-cell office:value-type="float" office:value="6964986.011" calcext:value-type="float">
            <text:p>6,964,986.011</text:p>
          </table:table-cell>
          <table:table-cell office:value-type="float" office:value="511105.551" calcext:value-type="float">
            <text:p>511,105.551</text:p>
          </table:table-cell>
          <table:table-cell office:value-type="float" office:value="6962200.017" calcext:value-type="float">
            <text:p>6,962,200.017</text:p>
          </table:table-cell>
          <table:table-cell table:number-columns-repeated="16379"/>
        </table:table-row>
        <table:table-row table:style-name="ro1">
          <table:table-cell/>
          <table:table-cell table:formula="of:=[.B3]-[.B2]" office:value-type="float" office:value="-44.6489999999758" calcext:value-type="float">
            <text:p>-44.649</text:p>
          </table:table-cell>
          <table:table-cell table:formula="of:=[.C3]-[.C2]" office:value-type="float" office:value="95.9500000001863" calcext:value-type="float">
            <text:p>95.950</text:p>
          </table:table-cell>
          <table:table-cell table:formula="of:=[.D3]-[.D2]" office:value-type="float" office:value="-44.6309999999939" calcext:value-type="float">
            <text:p>-44.631</text:p>
          </table:table-cell>
          <table:table-cell table:formula="of:=[.E3]-[.E2]" office:value-type="float" office:value="95.9119999995455" calcext:value-type="float">
            <text:p>95.91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5" table:formula="of:=[.B4]" office:value-type="float" office:value="-44.6489999999758" calcext:value-type="float">
            <text:p>-44.649</text:p>
          </table:table-cell>
          <table:table-cell table:style-name="Default"/>
          <table:table-cell table:style-name="ce2"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table:formula="of:=[.C4]" office:value-type="float" office:value="95.9500000001863" calcext:value-type="float">
            <text:p>95.950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X</text:p>
          </table:table-cell>
          <table:table-cell table:formula="of:=[.D4]" office:value-type="float" office:value="-44.6309999999939" calcext:value-type="float">
            <text:p>-44.631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Y</text:p>
          </table:table-cell>
          <table:table-cell table:formula="of:=[.E4]" office:value-type="float" office:value="95.9119999995455" calcext:value-type="float">
            <text:p>95.912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xx+yy</text:p>
          </table:table-cell>
          <table:table-cell table:formula="of:=[.B6]*[.B6]+[.B7]*[.B7]" office:value-type="float" office:value="11199.9357010336" calcext:value-type="float">
            <text:p>11,199.936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xX+yY</text:p>
          </table:table-cell>
          <table:table-cell table:formula="of:=[.B6]*[.B8]+[.B7]*[.B9]" office:value-type="float" office:value="11195.4859189729" calcext:value-type="float">
            <text:p>11,195.486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xY-yX</text:p>
          </table:table-cell>
          <table:table-cell table:formula="of:=[.B6]*[.B9]-[.B7]*[.B8]" office:value-type="float" office:value="-0.0304379696526667" calcext:value-type="float">
            <text:p>-0.030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a1</text:p>
          </table:table-cell>
          <table:table-cell table:style-name="ce6" table:formula="of:=[.B11]/[.B10]" office:value-type="float" office:value="0.999602695749382" calcext:value-type="float">
            <text:p>0.9996026957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b1</text:p>
          </table:table-cell>
          <table:table-cell table:style-name="ce16" table:formula="of:=[.B12]/[.B10]" office:value-type="float" office:value="-0.00000271769146405525" calcext:value-type="float">
            <text:p>-2.71769146406E-06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a0</text:p>
          </table:table-cell>
          <table:table-cell table:style-name="ce17" table:formula="of:=[.D2]-[.B13]*[.B2]+[.B14]*[.C2]" office:value-type="float" office:value="-20.3070168478425" calcext:value-type="float">
            <text:p>-20.30702</text:p>
          </table:table-cell>
          <table:table-cell table:style-name="Default"/>
          <table:table-cell table:number-columns-repeated="16381"/>
        </table:table-row>
        <table:table-row table:style-name="ro1">
          <table:table-cell office:value-type="string" calcext:value-type="string">
            <text:p>b0</text:p>
          </table:table-cell>
          <table:table-cell table:style-name="ce18" table:formula="of:=[.E2]-[.B14]*[.B2]-[.B13]*[.C2]" office:value-type="float" office:value="-17.3858693055809" calcext:value-type="float">
            <text:p>-17.3859</text:p>
          </table:table-cell>
          <table:table-cell table:style-name="Default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[.B2]" office:value-type="float" office:value="511354.724" calcext:value-type="float">
            <text:p>511,354.724</text:p>
          </table:table-cell>
          <table:table-cell table:formula="of:=[.C2]" office:value-type="float" office:value="6964890.061" calcext:value-type="float">
            <text:p>6,964,890.061</text:p>
          </table:table-cell>
          <table:table-cell table:formula="of:=[.$B$15]+[.$B$13]*[.B18]-[.$B$14]*[.C18]" office:value-type="float" office:value="511150.182" calcext:value-type="float">
            <text:p>511,150.182</text:p>
          </table:table-cell>
          <table:table-cell table:formula="of:=[.$B$16]+[.$B$14]*[.B18]+[.$B$13]*[.C18]" office:value-type="float" office:value="6962104.105" calcext:value-type="float">
            <text:p>6,962,104.105</text:p>
          </table:table-cell>
          <table:table-cell table:number-columns-repeated="16379"/>
        </table:table-row>
        <table:table-row table:style-name="ro1">
          <table:table-cell/>
          <table:table-cell table:formula="of:=[.B3]" office:value-type="float" office:value="511310.075" calcext:value-type="float">
            <text:p>511,310.075</text:p>
          </table:table-cell>
          <table:table-cell table:formula="of:=[.C3]" office:value-type="float" office:value="6964986.011" calcext:value-type="float">
            <text:p>6,964,986.011</text:p>
          </table:table-cell>
          <table:table-cell table:formula="of:=[.$B$15]+[.$B$13]*[.B19]-[.$B$14]*[.C19]" office:value-type="float" office:value="511105.551" calcext:value-type="float">
            <text:p>511,105.551</text:p>
          </table:table-cell>
          <table:table-cell table:formula="of:=[.$B$16]+[.$B$14]*[.B19]+[.$B$13]*[.C19]" office:value-type="float" office:value="6962200.017" calcext:value-type="float">
            <text:p>6,962,200.01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</text:p>
          </table:table-cell>
          <table:table-cell table:style-name="ce7" table:formula="of:=SQRT([.B13]*[.B13]+[.B14]*[.B14])" office:value-type="float" office:value="0.999602695753076" calcext:value-type="float">
            <text:p>0.9996026957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ta rad</text:p>
          </table:table-cell>
          <table:table-cell table:style-name="ce8" table:formula="of:=ATAN2([.B13];[.B14])" office:value-type="float" office:value="-0.00000271877164357901" calcext:value-type="float">
            <text:p>-2.7187716E-0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ta deg</text:p>
          </table:table-cell>
          <table:table-cell table:style-name="ce16" table:formula="of:=DEGREES([.B22])" office:value-type="float" office:value="-0.000155774140636924" calcext:value-type="float">
            <text:p>-1.55774140637E-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ta sec</text:p>
          </table:table-cell>
          <table:table-cell table:style-name="ce8" table:formula="of:=3600*[.B23]" office:value-type="float" office:value="-0.560786906292925" calcext:value-type="float">
            <text:p>-5.6078691E-01</text:p>
          </table:table-cell>
          <table:table-cell table:number-columns-repeated="16382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7" number:min-decimal-places="7" number:min-integer-digits="1" number:grouping="true"/>
    </number:number-style>
    <number:number-style style:name="N122">
      <number:number number:decimal-places="8" number:min-decimal-places="8" number:min-integer-digits="1" number:grouping="true"/>
    </number:number-style>
    <number:number-style style:name="N123">
      <number:number number:decimal-places="9" number:min-decimal-places="9" number:min-integer-digits="1" number:grouping="true"/>
    </number:number-style>
    <number:number-style style:name="N124">
      <number:number number:decimal-places="10" number:min-decimal-places="10" number:min-integer-digits="1" number:grouping="true"/>
    </number:number-style>
    <number:number-style style:name="N125">
      <number:number number:decimal-places="11" number:min-decimal-places="11" number:min-integer-digits="1" number:grouping="true"/>
    </number:number-style>
    <number:number-style style:name="N126">
      <number:number number:decimal-places="12" number:min-decimal-places="12" number:min-integer-digits="1" number:grouping="true"/>
    </number:number-style>
    <number:number-style style:name="N127">
      <number:number number:decimal-places="13" number:min-decimal-places="13" number:min-integer-digits="1" number:grouping="true"/>
    </number:number-style>
    <number:number-style style:name="N128">
      <number:number number:decimal-places="14" number:min-decimal-places="14" number:min-integer-digits="1" number:grouping="true"/>
    </number:number-style>
    <number:number-style style:name="N129">
      <number:number number:decimal-places="15" number:min-decimal-places="15" number:min-integer-digits="1" number:grouping="true"/>
    </number:number-style>
    <number:number-style style:name="N130">
      <number:number number:decimal-places="16" number:min-decimal-places="16" number:min-integer-digits="1" number:grouping="true"/>
    </number:number-style>
    <number:number-style style:name="N13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3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4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4" number:min-decimal-places="14" number:min-integer-digits="1"/>
    </number:number-style>
    <number:number-style style:name="N147">
      <number:number number:decimal-places="13" number:min-decimal-places="13"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0" number:min-decimal-places="10" number:min-integer-digits="1"/>
    </number:number-style>
    <number:number-style style:name="N151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3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09:25:28.587102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28:38.511465557</meta:creation-date>
    <dc:date>2024-03-06T10:28:54.812630142</dc:date>
    <meta:editing-duration>PT1H57M6S</meta:editing-duration>
    <meta:editing-cycles>3</meta:editing-cycles>
    <meta:generator>LibreOffice/7.6.5.2$Linux_X86_64 LibreOffice_project/60$Build-2</meta:generator>
    <meta:document-statistic meta:table-count="3" meta:cell-count="9650" meta:object-count="0"/>
  </office:meta>
</office:document-meta>
</file>